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image/png" manifest:full-path="Pictures/10000000000003550000025B8FCAD0E5.png"/>
  <manifest:file-entry manifest:media-type="image/png" manifest:full-path="Pictures/10000000000001C40000011B1BFF899B.png"/>
  <manifest:file-entry manifest:media-type="image/png" manifest:full-path="Pictures/10000000000002AC000001C286769205.png"/>
  <manifest:file-entry manifest:media-type="" manifest:full-path="Pictures/200000070000265900001478F0733924.svm"/>
  <manifest:file-entry manifest:media-type="image/png" manifest:full-path="Pictures/1000020100000010000000100B292ABC.png"/>
  <manifest:file-entry manifest:media-type="" manifest:full-path="Pictures/2000000700001E04000012EA84DDF6B2.wmf"/>
  <manifest:file-entry manifest:media-type="image/png" manifest:full-path="Pictures/1000000000000208000000F4D232063A.png"/>
  <manifest:file-entry manifest:media-type="image/png" manifest:full-path="Pictures/10000000000001C2000001210CCE7EF9.png"/>
  <manifest:file-entry manifest:media-type="" manifest:full-path="Pictures/2000000700001E8D00000249925BCB26.wmf"/>
  <manifest:file-entry manifest:media-type="image/png" manifest:full-path="Pictures/10000000000002AC000001C2BFBE5AEA.png"/>
  <manifest:file-entry manifest:media-type="image/png" manifest:full-path="Pictures/100000000000029A000000E159E14684.png"/>
  <manifest:file-entry manifest:media-type="" manifest:full-path="Pictures/20000007000003BA0000039F9B0D09E8.svm"/>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4F30000035F19913E5C.png"/>
  <manifest:file-entry manifest:media-type="image/png" manifest:full-path="Pictures/1000000000000178000000ACFDD32193.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image/png" manifest:full-path="Pictures/1000000000000229000001B62E002775.png"/>
  <manifest:file-entry manifest:media-type="" manifest:full-path="Pictures/2000000700001ED20000117067C62864.wmf"/>
  <manifest:file-entry manifest:media-type="image/png" manifest:full-path="Pictures/1000000000000022000000222D04BDCA.png"/>
  <manifest:file-entry manifest:media-type="" manifest:full-path="Pictures/200000070000213D00000896C0D0C896.wmf"/>
  <manifest:file-entry manifest:media-type="" manifest:full-path="Pictures/20000007000003BA00000385015A456A.svm"/>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1B00000008AE78BF4BC.png"/>
  <manifest:file-entry manifest:media-type="image/png" manifest:full-path="Pictures/10000000000002460000025865D8E785.png"/>
  <manifest:file-entry manifest:media-type="image/png" manifest:full-path="Pictures/10000000000002D10000014D1F12C5C4.png"/>
  <manifest:file-entry manifest:media-type="" manifest:full-path="Pictures/20000007000018EA0000076137BB6487.wmf"/>
  <manifest:file-entry manifest:media-type="image/png" manifest:full-path="Pictures/10000000000001C30000009BE2F35242.png"/>
  <manifest:file-entry manifest:media-type="image/png" manifest:full-path="Pictures/1000000000000116000000C6FD18E51F.png"/>
  <manifest:file-entry manifest:media-type="image/png" manifest:full-path="Pictures/10000000000000220000002275E2A618.png"/>
  <manifest:file-entry manifest:media-type="image/png" manifest:full-path="Pictures/100000000000019300000110D089C24D.png"/>
  <manifest:file-entry manifest:media-type="" manifest:full-path="Pictures/20000007000031150000242656EEE2E6.wmf"/>
  <manifest:file-entry manifest:media-type="image/png" manifest:full-path="Pictures/1000020000000010000000104DE0B899.png"/>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image/png" manifest:full-path="Pictures/10000000000002AC000001C2771C9242.png"/>
  <manifest:file-entry manifest:media-type="" manifest:full-path="Pictures/2000000700001A8600001644C26807B0.wmf"/>
  <manifest:file-entry manifest:media-type="image/png" manifest:full-path="Pictures/1000000000000022000000225134DA04.png"/>
  <manifest:file-entry manifest:media-type="image/png" manifest:full-path="Pictures/1000000000000022000000225DD4FE14.png"/>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image/png" manifest:full-path="Pictures/100002000000001000000010E7449731.png"/>
  <manifest:file-entry manifest:media-type="" manifest:full-path="Pictures/2000000700001973000007EB88CC567A.wmf"/>
  <manifest:file-entry manifest:media-type="image/png" manifest:full-path="Pictures/100002000000001000000010287531D9.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184000000154ECE18AA.png"/>
  <manifest:file-entry manifest:media-type="image/png" manifest:full-path="Pictures/1000000000000022000000227FAF719D.png"/>
  <manifest:file-entry manifest:media-type="" manifest:full-path="Pictures/200000070000035000000350BB6D9BA7.svm"/>
  <manifest:file-entry manifest:media-type="image/png" manifest:full-path="Pictures/1000000000000592000001AEA9961EBB.png"/>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 manifest:full-path="Pictures/200000070000035000000350F0BCF826.svm"/>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image/png" manifest:full-path="Pictures/100000000000027F000001F4353EE912.png"/>
  <manifest:file-entry manifest:media-type="image/png" manifest:full-path="Pictures/10000000000000220000002295871EA2.png"/>
  <manifest:file-entry manifest:media-type="" manifest:full-path="Pictures/20000007000003D4000003D43774D5D1.svm"/>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23800000072289955DB.png"/>
  <manifest:file-entry manifest:media-type="image/png" manifest:full-path="Pictures/100000000000034E0000020D7E4AE0CA.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image/png" manifest:full-path="Pictures/10000000000003130000012C29062A89.png"/>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CB0000012CFDA00351.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1AD000000F1C2BD0D43.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25E0000006F82FC4563.png"/>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image/png" manifest:full-path="Pictures/1000000000000285000001F9FF54A1AA.png"/>
  <manifest:file-entry manifest:media-type="image/png" manifest:full-path="Pictures/1000020000000010000000103CF450A9.png"/>
  <manifest:file-entry manifest:media-type="" manifest:full-path="Pictures/20000007000023A8000013FD50AC9B78.wmf"/>
  <manifest:file-entry manifest:media-type="image/png" manifest:full-path="Pictures/10000000000001EA000001401EB4383F.png"/>
  <manifest:file-entry manifest:media-type="image/png" manifest:full-path="Pictures/10000000000001E9000001B2BC35CBF0.png"/>
  <manifest:file-entry manifest:media-type="image/png" manifest:full-path="Pictures/10000000000000220000002240AE5BCD.png"/>
  <manifest:file-entry manifest:media-type="image/png" manifest:full-path="Pictures/10000000000000BA00000093E4855168.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1DD0000006510E99E73.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03D4000003EEE996E1DC.svm"/>
  <manifest:file-entry manifest:media-type="" manifest:full-path="Pictures/20000007000011A9000004C47B5CD782.wmf"/>
  <manifest:file-entry manifest:media-type="image/png" manifest:full-path="Pictures/10000000000003550000025BBA2F8B91.png"/>
  <manifest:file-entry manifest:media-type="" manifest:full-path="Pictures/2000000700002FBD000016DF62D9AF5C.wmf"/>
  <manifest:file-entry manifest:media-type="image/png" manifest:full-path="Pictures/10000000000001F4000001E95D011B27.png"/>
  <manifest:file-entry manifest:media-type="image/png" manifest:full-path="Pictures/1000020100000010000000109632327D.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image/png" manifest:full-path="Pictures/100000000000035900000234B0A30718.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 manifest:full-path="Pictures/20000007000024BB0000070CEA287BD0.wmf"/>
  <manifest:file-entry manifest:media-type="image/png" manifest:full-path="Pictures/100000000000035900000234E551E53C.png"/>
  <manifest:file-entry manifest:media-type="image/png" manifest:full-path="Pictures/1000000000000170000000770C03B9F0.png"/>
  <manifest:file-entry manifest:media-type="" manifest:full-path="Pictures/20000007000023740000159B817D2EC5.svm"/>
  <manifest:file-entry manifest:media-type="image/png" manifest:full-path="Pictures/10000000000002E3000002ACD2140C0E.png"/>
  <manifest:file-entry manifest:media-type="image/png" manifest:full-path="Pictures/1000000000000253000001A05F948A43.png"/>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26D00001DFB106795E4.wmf"/>
  <manifest:file-entry manifest:media-type="" manifest:full-path="Pictures/20000007000018B500000E5F58B97F45.svm"/>
  <manifest:file-entry manifest:media-type="" manifest:full-path="Pictures/20000007000020F800001D4F8506C873.wmf"/>
  <manifest:file-entry manifest:media-type="image/png" manifest:full-path="Pictures/100002000000001000000010B03FB07C.png"/>
  <manifest:file-entry manifest:media-type="" manifest:full-path="Pictures/2000000700001ED2000007EBD5C22725.wmf"/>
  <manifest:file-entry manifest:media-type="" manifest:full-path="Pictures/2000000700001FA000000C02519F43EA.wmf"/>
  <manifest:file-entry manifest:media-type="image/png" manifest:full-path="Pictures/100000000000018E000001BD87F5D9AA.png"/>
  <manifest:file-entry manifest:media-type="" manifest:full-path="Pictures/200000070000138B000010C5B848FB94.wmf"/>
  <manifest:file-entry manifest:media-type="image/png" manifest:full-path="Pictures/10000000000002AC000001C2C44A6869.png"/>
  <manifest:file-entry manifest:media-type="image/png" manifest:full-path="Pictures/10000000000001B9000000EF95048156.png"/>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033500000350D582C3C7.svm"/>
  <manifest:file-entry manifest:media-type="" manifest:full-path="Pictures/20000007000020F800001D4F2F85B372.wmf"/>
  <manifest:file-entry manifest:media-type="image/png" manifest:full-path="Pictures/100002000000001000000010A7EE728B.png"/>
  <manifest:file-entry manifest:media-type="image/png" manifest:full-path="Pictures/10000000000004F30000035FABF66512.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02A00000028E5649CA3.png"/>
  <manifest:file-entry manifest:media-type="image/png" manifest:full-path="Pictures/1000000000000285000001F97DC91E4B.png"/>
  <manifest:file-entry manifest:media-type="image/png" manifest:full-path="Pictures/1000000000000193000000F6F503830C.png"/>
  <manifest:file-entry manifest:media-type="image/png" manifest:full-path="Pictures/10000000000004B5000002F4A6D4853A.png"/>
  <manifest:file-entry manifest:media-type="image/png" manifest:full-path="Pictures/100000000000002200000022C6D9319D.png"/>
  <manifest:file-entry manifest:media-type="image/png" manifest:full-path="Pictures/1000000000000022000000229249ED7D.png"/>
  <manifest:file-entry manifest:media-type="image/png" manifest:full-path="Pictures/1000000000000022000000226EFCB46C.png"/>
  <manifest:file-entry manifest:media-type="image/png" manifest:full-path="Pictures/10000000000002AC000001C2CAE40450.png"/>
  <manifest:file-entry manifest:media-type="image/png" manifest:full-path="Pictures/10000000000003550000025BFCF4B6AD.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3550000025B5D881E25.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5E000000F8924C407F.png"/>
  <manifest:file-entry manifest:media-type="image/png" manifest:full-path="Pictures/10000000000002AC000001C2AD9A0393.png"/>
  <manifest:file-entry manifest:media-type="" manifest:full-path="Pictures/200000070000233F00000F9CAE49E997.svm"/>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19F0000015AA9C8A1E3.png"/>
  <manifest:file-entry manifest:media-type="image/png" manifest:full-path="Pictures/1000000000000022000000220B1FD2F3.png"/>
  <manifest:file-entry manifest:media-type="image/png" manifest:full-path="Pictures/1000020000000010000000106C133D7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28E000001471C57CE3C.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2D7000001A69C400A29.png"/>
  <manifest:file-entry manifest:media-type="image/png" manifest:full-path="Pictures/100002010000001000000010F806E6DD.png"/>
  <manifest:file-entry manifest:media-type="image/png" manifest:full-path="Pictures/1000000000000022000000225534D571.png"/>
  <manifest:file-entry manifest:media-type="" manifest:full-path="Pictures/200000070000265700001AE59C6657B3.wmf"/>
  <manifest:file-entry manifest:media-type="image/png" manifest:full-path="Pictures/10000000000003550000025B5EC0E159.png"/>
  <manifest:file-entry manifest:media-type="" manifest:full-path="Pictures/20000007000017D7000007B7DC3A8A00.wmf"/>
  <manifest:file-entry manifest:media-type="image/png" manifest:full-path="Pictures/10000000000004F3000002F453060A57.png"/>
  <manifest:file-entry manifest:media-type="image/png" manifest:full-path="Pictures/100002010000001000000010C95FA1BD.png"/>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0220000002220271BD5.png"/>
  <manifest:file-entry manifest:media-type="image/png" manifest:full-path="Pictures/100002000000001000000010A4F831F3.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1A2700000F825021844A.svm"/>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022000000229C264104.png"/>
  <manifest:file-entry manifest:media-type="" manifest:full-path="Pictures/2000000700002A1A000024AF75143DCF.wmf"/>
  <manifest:file-entry manifest:media-type="" manifest:full-path="Pictures/200000070000254400000682ED12BFF7.wmf"/>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image/png" manifest:full-path="Pictures/10000000000001F1000000AAD1932735.png"/>
  <manifest:file-entry manifest:media-type="" manifest:full-path="Pictures/200000070000202A0000115F85083EA7.wmf"/>
  <manifest:file-entry manifest:media-type="image/png" manifest:full-path="Pictures/1000000000000022000000222638AC00.png"/>
  <manifest:file-entry manifest:media-type="image/png" manifest:full-path="Pictures/10000000000001C30000012BFC4329A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 manifest:full-path="Pictures/200000070000035000000350C6CA225E.svm"/>
  <manifest:file-entry manifest:media-type="image/png" manifest:full-path="Pictures/100000000000016D00000187C0C86248.png"/>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33400000235022C072C.png"/>
  <manifest:file-entry manifest:media-type="image/png" manifest:full-path="Pictures/1000000000000239000000ECCA940B33.png"/>
  <manifest:file-entry manifest:media-type="" manifest:full-path="Pictures/2000000700000350000003500C114C78.svm"/>
  <manifest:file-entry manifest:media-type="image/png" manifest:full-path="Pictures/100002010000001000000010F43A5C18.png"/>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 manifest:full-path="Pictures/20000007000003EE00000423BFCAA0CC.svm"/>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2010000006FD68B0EC6.png"/>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20B000002D2D5B379E1.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Arial Bold" svg:font-family="'Arial Bold'"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074cm"/>
    </style:style>
    <style:style style:name="Tabel1.B" style:family="table-column">
      <style:table-column-properties style:column-width="14.374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1.3" style:family="table-row">
      <style:table-row-properties style:min-row-height="1.03cm" style:keep-together="true"/>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57" style:family="table">
      <style:table-properties style:width="15.448cm" fo:margin-left="1.069cm" fo:margin-right="-0.007cm" table:align="margins" style:writing-mode="lr-tb"/>
    </style:style>
    <style:style style:name="Tabel57.A" style:family="table-column">
      <style:table-column-properties style:column-width="2.607cm" style:rel-column-width="11060*"/>
    </style:style>
    <style:style style:name="Tabel57.B" style:family="table-column">
      <style:table-column-properties style:column-width="2.198cm" style:rel-column-width="9324*"/>
    </style:style>
    <style:style style:name="Tabel57.C" style:family="table-column">
      <style:table-column-properties style:column-width="2.789cm" style:rel-column-width="11831*"/>
    </style:style>
    <style:style style:name="Tabel57.D" style:family="table-column">
      <style:table-column-properties style:column-width="3.44cm" style:rel-column-width="14593*"/>
    </style:style>
    <style:style style:name="Tabel57.E" style:family="table-column">
      <style:table-column-properties style:column-width="1.924cm" style:rel-column-width="8164*"/>
    </style:style>
    <style:style style:name="Tabel57.F" style:family="table-column">
      <style:table-column-properties style:column-width="2.491cm" style:rel-column-width="10563*"/>
    </style:style>
    <style:style style:name="Tabel57.A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7.F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5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7.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6" style:family="table">
      <style:table-properties style:width="9.857cm" fo:margin-left="1.252cm" fo:margin-right="5.401cm" table:align="margins" style:writing-mode="lr-tb"/>
    </style:style>
    <style:style style:name="Tabel56.A" style:family="table-column">
      <style:table-column-properties style:column-width="2.201cm" style:rel-column-width="14638*"/>
    </style:style>
    <style:style style:name="Tabel56.B" style:family="table-column">
      <style:table-column-properties style:column-width="7.655cm" style:rel-column-width="50897*"/>
    </style:style>
    <style:style style:name="Tabel56.A1" style:family="table-cell">
      <style:table-cell-properties fo:padding="0.097cm" fo:border-left="0.002cm solid #000000" fo:border-right="none" fo:border-top="0.002cm solid #000000" fo:border-bottom="0.002cm solid #000000"/>
    </style:style>
    <style:style style:name="Tabel56.B1" style:family="table-cell">
      <style:table-cell-properties fo:padding="0.097cm" fo:border="0.002cm solid #000000"/>
    </style:style>
    <style:style style:name="Tabel56.A2" style:family="table-cell">
      <style:table-cell-properties fo:padding="0.097cm" fo:border-left="0.002cm solid #000000" fo:border-right="none" fo:border-top="none" fo:border-bottom="0.002cm solid #000000"/>
    </style:style>
    <style:style style:name="Tabel56.B2" style:family="table-cell">
      <style:table-cell-properties fo:padding="0.097cm" fo:border-left="0.002cm solid #000000" fo:border-right="0.002cm solid #000000" fo:border-top="none" fo:border-bottom="0.002cm solid #000000"/>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3" style:family="table">
      <style:table-properties style:width="15.639cm" fo:margin-left="1.071cm" table:align="left" style:writing-mode="lr-tb"/>
    </style:style>
    <style:style style:name="Tabel53.A" style:family="table-column">
      <style:table-column-properties style:column-width="7.811cm"/>
    </style:style>
    <style:style style:name="Tabel53.B" style:family="table-column">
      <style:table-column-properties style:column-width="7.828cm"/>
    </style:style>
    <style:style style:name="Tabel5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39cm" fo:margin-left="1.071cm" table:align="left" style:writing-mode="lr-tb"/>
    </style:style>
    <style:style style:name="Table5.A" style:family="table-column">
      <style:table-column-properties style:column-width="3.683cm"/>
    </style:style>
    <style:style style:name="Table5.B" style:family="table-column">
      <style:table-column-properties style:column-width="11.956cm"/>
    </style:style>
    <style:style style:name="Table5.1" style:family="table-row">
      <style:table-row-properties style:keep-together="true"/>
    </style:style>
    <style:style style:name="Table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4" style:family="table">
      <style:table-properties style:width="15.639cm" fo:margin-left="1.071cm" table:align="left" style:writing-mode="lr-tb"/>
    </style:style>
    <style:style style:name="Tabel54.A" style:family="table-column">
      <style:table-column-properties style:column-width="3.683cm"/>
    </style:style>
    <style:style style:name="Tabel54.B" style:family="table-column">
      <style:table-column-properties style:column-width="11.956cm"/>
    </style:style>
    <style:style style:name="Tabel54.1" style:family="table-row">
      <style:table-row-properties style:keep-together="true"/>
    </style:style>
    <style:style style:name="Tabel5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2" style:family="table">
      <style:table-properties style:width="15.639cm" fo:margin-left="1.071cm" table:align="left" style:writing-mode="lr-tb"/>
    </style:style>
    <style:style style:name="Tableau2.A" style:family="table-column">
      <style:table-column-properties style:column-width="3.683cm"/>
    </style:style>
    <style:style style:name="Tableau2.B" style:family="table-column">
      <style:table-column-properties style:column-width="11.956cm"/>
    </style:style>
    <style:style style:name="Tableau2.1" style:family="table-row">
      <style:table-row-properties style:keep-together="true"/>
    </style:style>
    <style:style style:name="Tableau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3" style:family="table">
      <style:table-properties style:width="15.639cm" fo:margin-left="1.071cm" table:align="left" style:writing-mode="lr-tb"/>
    </style:style>
    <style:style style:name="Tableau3.A" style:family="table-column">
      <style:table-column-properties style:column-width="3.683cm"/>
    </style:style>
    <style:style style:name="Tableau3.B" style:family="table-column">
      <style:table-column-properties style:column-width="11.956cm"/>
    </style:style>
    <style:style style:name="Tableau3.1" style:family="table-row">
      <style:table-row-properties style:keep-together="true"/>
    </style:style>
    <style:style style:name="Tableau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4" style:family="table">
      <style:table-properties style:width="15.639cm" fo:margin-left="1.071cm" table:align="left" style:writing-mode="lr-tb"/>
    </style:style>
    <style:style style:name="Tableau4.A" style:family="table-column">
      <style:table-column-properties style:column-width="3.683cm"/>
    </style:style>
    <style:style style:name="Tableau4.B" style:family="table-column">
      <style:table-column-properties style:column-width="11.956cm"/>
    </style:style>
    <style:style style:name="Tableau4.1" style:family="table-row">
      <style:table-row-properties style:keep-together="true"/>
    </style:style>
    <style:style style:name="Tableau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5" style:family="table">
      <style:table-properties style:width="15.639cm" fo:margin-left="1.071cm" table:align="left" style:writing-mode="lr-tb"/>
    </style:style>
    <style:style style:name="Tableau5.A" style:family="table-column">
      <style:table-column-properties style:column-width="3.683cm"/>
    </style:style>
    <style:style style:name="Tableau5.B" style:family="table-column">
      <style:table-column-properties style:column-width="11.956cm"/>
    </style:style>
    <style:style style:name="Tableau5.1" style:family="table-row">
      <style:table-row-properties style:keep-together="true"/>
    </style:style>
    <style:style style:name="Tableau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5" style:family="table">
      <style:table-properties style:width="15.639cm" fo:margin-left="1.071cm" table:align="left" style:writing-mode="lr-tb"/>
    </style:style>
    <style:style style:name="Tabel55.A" style:family="table-column">
      <style:table-column-properties style:column-width="3.683cm"/>
    </style:style>
    <style:style style:name="Tabel55.B" style:family="table-column">
      <style:table-column-properties style:column-width="11.956cm"/>
    </style:style>
    <style:style style:name="Tabel55.1" style:family="table-row">
      <style:table-row-properties style:keep-together="true"/>
    </style:style>
    <style:style style:name="Tabel5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text-properties style:font-name-complex="Tahoma"/>
    </style:style>
    <style:style style:name="P2" style:family="paragraph" style:parent-style-name="Standard">
      <style:text-properties fo:language="en" fo:country="US" style:language-asian="en" style:country-asian="US" style:font-name-complex="Tahoma"/>
    </style:style>
    <style:style style:name="P3" style:family="paragraph" style:parent-style-name="Standard">
      <style:text-properties style:font-name-complex="Tahoma"/>
    </style:style>
    <style:style style:name="P4" style:family="paragraph" style:parent-style-name="Standard">
      <style:paragraph-properties>
        <style:tab-stops>
          <style:tab-stop style:position="3.36cm"/>
        </style:tab-stops>
      </style:paragraph-properties>
    </style:style>
    <style:style style:name="P5" style:family="paragraph" style:parent-style-name="Standard">
      <style:text-properties fo:language="en" fo:country="US" style:language-asian="en" style:country-asian="US"/>
    </style:style>
    <style:style style:name="P6" style:family="paragraph" style:parent-style-name="Standard" style:master-page-name="">
      <style:paragraph-properties fo:margin-top="0.4cm" fo:margin-bottom="0.4cm" fo:line-height="0.79cm" fo:text-align="end" style:justify-single-word="false"/>
    </style:style>
    <style:style style:name="P7" style:family="paragraph" style:parent-style-name="Standard">
      <style:paragraph-properties fo:margin-top="0.4cm" fo:margin-bottom="0.4cm" fo:line-height="0.79cm" fo:text-align="end" style:justify-single-word="false"/>
      <style:text-properties style:font-name="Arial" fo:font-size="18pt" style:font-size-asian="18pt" style:font-size-complex="18pt"/>
    </style:style>
    <style:style style:name="P8" style:family="paragraph" style:parent-style-name="Standard">
      <style:paragraph-properties fo:margin-left="0cm" fo:margin-right="0cm" fo:text-indent="0cm" style:auto-text-indent="false"/>
      <style:text-properties fo:language="en" fo:country="US" style:language-asian="en" style:country-asian="US"/>
    </style:style>
    <style:style style:name="P9" style:family="paragraph" style:parent-style-name="Standard">
      <style:paragraph-properties fo:margin-left="0cm" fo:margin-right="0cm" fo:text-indent="0cm" style:auto-text-indent="false">
        <style:tab-stops>
          <style:tab-stop style:position="2.604cm"/>
        </style:tab-stops>
      </style:paragraph-properties>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fo:break-before="page"/>
    </style:style>
    <style:style style:name="P12" style:family="paragraph" style:parent-style-name="Heading_20_1" style:list-style-name="Numbering_20_1"/>
    <style:style style:name="P13"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14"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15"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16" style:family="paragraph" style:parent-style-name="Text_20_body" style:list-style-name="Numbering_20_1"/>
    <style:style style:name="P17" style:family="paragraph" style:parent-style-name="Standard">
      <style:paragraph-properties fo:break-before="page"/>
    </style:style>
    <style:style style:name="P18" style:family="paragraph" style:parent-style-name="Heading_20_2" style:list-style-name="Numbering_20_1"/>
    <style:style style:name="P19" style:family="paragraph" style:parent-style-name="Standard">
      <style:paragraph-properties fo:margin-left="1.27cm" fo:margin-right="0cm" fo:text-indent="1.27cm" style:auto-text-indent="false"/>
    </style:style>
    <style:style style:name="P20" style:family="paragraph" style:parent-style-name="Standard">
      <style:paragraph-properties fo:margin-left="2.54cm" fo:margin-right="0cm" fo:text-indent="0cm" style:auto-text-indent="false"/>
    </style:style>
    <style:style style:name="P21" style:family="paragraph" style:parent-style-name="Standard" style:list-style-name="WW8Num31">
      <style:paragraph-properties fo:margin-left="0cm" fo:margin-right="0cm" fo:text-indent="0cm" style:auto-text-indent="false"/>
    </style:style>
    <style:style style:name="P22" style:family="paragraph" style:parent-style-name="Standard">
      <style:text-properties fo:font-weight="bold" style:font-weight-asian="bold"/>
    </style:style>
    <style:style style:name="P23" style:family="paragraph" style:parent-style-name="Heading_20_2" style:list-style-name="Numbering_20_1">
      <style:paragraph-properties fo:break-before="page"/>
    </style:style>
    <style:style style:name="P24" style:family="paragraph" style:parent-style-name="Standard">
      <style:paragraph-properties fo:text-align="center" style:justify-single-word="false"/>
      <style:text-properties fo:font-style="italic" style:font-style-asian="italic"/>
    </style:style>
    <style:style style:name="P25" style:family="paragraph" style:parent-style-name="Illustration">
      <style:text-properties fo:font-style="italic" fo:font-weight="normal" style:font-style-asian="italic" style:font-weight-asian="normal" style:font-style-complex="italic" style:font-weight-complex="normal"/>
    </style:style>
    <style:style style:name="P26" style:family="paragraph" style:parent-style-name="Standard">
      <style:paragraph-properties fo:text-align="center" style:justify-single-word="false"/>
      <style:text-properties fo:color="#ff0000" fo:font-style="italic" style:font-style-asian="italic"/>
    </style:style>
    <style:style style:name="P27" style:family="paragraph" style:parent-style-name="Standard" style:list-style-name="WW8Num15">
      <style:paragraph-properties fo:margin-left="0cm" fo:margin-right="0cm" fo:text-indent="0cm" style:auto-text-indent="false"/>
    </style:style>
    <style:style style:name="P28" style:family="paragraph" style:parent-style-name="Standard" style:list-style-name="WW8Num15">
      <style:paragraph-properties fo:margin-left="0cm" fo:margin-right="0cm" fo:text-indent="0cm" style:auto-text-indent="false"/>
      <style:text-properties fo:font-style="italic" style:font-style-asian="italic"/>
    </style:style>
    <style:style style:name="P29" style:family="paragraph" style:parent-style-name="Standard">
      <style:paragraph-properties fo:margin-left="1.27cm" fo:margin-right="0cm" fo:text-indent="1.27cm" style:auto-text-indent="false"/>
      <style:text-properties style:font-name="Courier New1" fo:font-style="italic" style:font-style-asian="italic" style:font-name-complex="Courier New1"/>
    </style:style>
    <style:style style:name="P30" style:family="paragraph" style:parent-style-name="Standard">
      <style:paragraph-properties fo:margin-left="1.27cm" fo:margin-right="0cm" fo:text-indent="1.27cm" style:auto-text-indent="false"/>
      <style:text-properties style:font-name="Courier New1" style:font-name-complex="Courier New1"/>
    </style:style>
    <style:style style:name="P31" style:family="paragraph" style:parent-style-name="Standard">
      <style:paragraph-properties fo:margin-left="1.27cm" fo:margin-right="0cm" fo:text-indent="1.27cm" style:auto-text-indent="false"/>
      <style:text-properties style:font-name-complex="Tahoma"/>
    </style:style>
    <style:style style:name="P32" style:family="paragraph" style:parent-style-name="Standard">
      <style:text-properties fo:font-style="italic" style:font-style-asian="italic"/>
    </style:style>
    <style:style style:name="P33" style:family="paragraph" style:parent-style-name="Standard">
      <style:text-properties style:font-name="Courier New1" style:font-name-complex="Courier New1"/>
    </style:style>
    <style:style style:name="P34" style:family="paragraph" style:parent-style-name="Standard">
      <style:paragraph-properties fo:margin-left="2.54cm" fo:margin-right="0cm" fo:text-indent="0cm" style:auto-text-indent="false"/>
      <style:text-properties style:font-name="Courier New1" style:font-name-complex="Courier New1"/>
    </style:style>
    <style:style style:name="P35" style:family="paragraph" style:parent-style-name="Heading_20_3" style:list-style-name="Numbering_20_1"/>
    <style:style style:name="P36" style:family="paragraph" style:parent-style-name="Standard">
      <style:paragraph-properties fo:margin-left="3.175cm" fo:margin-right="0cm" fo:text-indent="-0.635cm" style:auto-text-indent="false">
        <style:tab-stops>
          <style:tab-stop style:position="0cm"/>
        </style:tab-stops>
      </style:paragraph-properties>
    </style:style>
    <style:style style:name="P37" style:family="paragraph" style:parent-style-name="Standard">
      <style:paragraph-properties fo:text-align="end" style:justify-single-word="false"/>
      <style:text-properties fo:language="en" fo:country="US" style:language-asian="en" style:country-asian="US"/>
    </style:style>
    <style:style style:name="P38" style:family="paragraph" style:parent-style-name="Standard">
      <style:paragraph-properties fo:text-align="end" style:justify-single-word="false"/>
    </style:style>
    <style:style style:name="P39" style:family="paragraph" style:parent-style-name="Standard">
      <style:paragraph-properties fo:margin-left="1.27cm" fo:margin-right="0.953cm" fo:text-align="end" style:justify-single-word="false" fo:text-indent="0cm" style:auto-text-indent="false"/>
    </style:style>
    <style:style style:name="P40" style:family="paragraph">
      <style:paragraph-properties fo:text-align="center" style:writing-mode="lr-tb"/>
      <style:text-properties fo:font-size="24pt"/>
    </style:style>
    <style:style style:name="P41" style:family="paragraph" style:parent-style-name="Standard">
      <style:paragraph-properties fo:margin-left="0cm" fo:margin-right="0cm" fo:text-align="center" style:justify-single-word="false" fo:text-indent="0cm" style:auto-text-indent="false" style:snap-to-layout-grid="false"/>
    </style:style>
    <style:style style:name="P42"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43" style:family="paragraph" style:parent-style-name="Standard">
      <style:paragraph-properties fo:margin-left="0cm" fo:margin-right="0cm" fo:text-indent="0cm" style:auto-text-indent="false" style:snap-to-layout-grid="false"/>
    </style:style>
    <style:style style:name="P44" style:family="paragraph" style:parent-style-name="Standard">
      <style:paragraph-properties fo:margin-left="5.08cm" fo:margin-right="0cm" fo:text-indent="1.27cm" style:auto-text-indent="false"/>
      <style:text-properties fo:font-style="italic" style:font-style-asian="italic"/>
    </style:style>
    <style:style style:name="P45" style:family="paragraph" style:parent-style-name="Heading_20_4" style:list-style-name="Numbering_20_1"/>
    <style:style style:name="P46" style:family="paragraph" style:parent-style-name="Standard">
      <style:text-properties fo:language="en" fo:country="US" fo:font-style="italic" style:language-asian="en" style:country-asian="US" style:font-style-asian="italic"/>
    </style:style>
    <style:style style:name="P47" style:family="paragraph" style:parent-style-name="Standard">
      <style:paragraph-properties fo:margin-left="0cm" fo:margin-right="0cm" fo:text-indent="0cm" style:auto-text-indent="false"/>
      <style:text-properties fo:font-style="italic" style:font-style-asian="italic"/>
    </style:style>
    <style:style style:name="P48" style:family="paragraph" style:parent-style-name="Heading_20_1" style:list-style-name="Numbering_20_1">
      <style:paragraph-properties fo:break-before="page"/>
    </style:style>
    <style:style style:name="P49" style:family="paragraph" style:parent-style-name="Standard">
      <style:text-properties style:text-underline-style="solid" style:text-underline-width="auto" style:text-underline-color="font-color" fo:font-weight="bold" style:font-weight-asian="bold"/>
    </style:style>
    <style:style style:name="P50" style:family="paragraph" style:parent-style-name="Standard" style:list-style-name="WW8Num98">
      <style:paragraph-properties fo:margin-left="0cm" fo:margin-right="0cm" fo:text-indent="0cm" style:auto-text-indent="false"/>
    </style:style>
    <style:style style:name="P51" style:family="paragraph" style:parent-style-name="Heading_20_2" style:list-style-name="Numbering_20_1">
      <style:paragraph-properties fo:margin-left="0cm" fo:margin-right="0cm" fo:text-indent="0cm" style:auto-text-indent="false"/>
    </style:style>
    <style:style style:name="P52" style:family="paragraph" style:parent-style-name="Standard">
      <style:paragraph-properties fo:margin-left="1.27cm" fo:margin-right="0cm" fo:text-indent="0cm" style:auto-text-indent="false"/>
    </style:style>
    <style:style style:name="P53" style:family="paragraph" style:parent-style-name="Standard">
      <style:paragraph-properties fo:margin-left="0cm" fo:margin-right="0cm" fo:text-align="center" style:justify-single-word="false" fo:text-indent="0cm" style:auto-text-indent="false" style:snap-to-layout-grid="false"/>
      <style:text-properties fo:font-weight="bold" style:font-weight-asian="bold" style:font-name-complex="Tahoma" style:font-size-complex="9pt" style:font-weight-complex="bold"/>
    </style:style>
    <style:style style:name="P54" style:family="paragraph" style:parent-style-name="Standard">
      <style:paragraph-properties fo:margin-left="0cm" fo:margin-right="0cm" fo:text-align="center" style:justify-single-word="false" fo:text-indent="0cm" style:auto-text-indent="false" fo:background-color="transparent" style:snap-to-layout-grid="false">
        <style:background-image/>
      </style:paragraph-properties>
      <style:text-properties fo:font-weight="bold" style:font-weight-asian="bold" style:font-name-complex="Tahoma" style:font-size-complex="9pt" style:font-weight-complex="bold"/>
    </style:style>
    <style:style style:name="P55"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56"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57"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58" style:family="paragraph" style:parent-style-name="Standard">
      <style:paragraph-properties fo:margin-left="1.27cm" fo:margin-right="0cm" fo:text-indent="0cm" style:auto-text-indent="false"/>
      <style:text-properties fo:font-size="11pt" style:font-size-asian="11pt" style:font-name-complex="Tahoma" style:font-size-complex="11pt"/>
    </style:style>
    <style:style style:name="P59" style:family="paragraph" style:parent-style-name="Standard">
      <style:text-properties fo:font-size="11pt" fo:font-style="italic" style:font-size-asian="11pt" style:font-style-asian="italic" style:font-name-complex="Tahoma" style:font-size-complex="11pt" style:font-style-complex="italic"/>
    </style:style>
    <style:style style:name="P60" style:family="paragraph" style:parent-style-name="Standard">
      <style:text-properties fo:font-size="11pt" style:font-size-asian="11pt" style:font-name-complex="Tahoma" style:font-size-complex="11pt"/>
    </style:style>
    <style:style style:name="P61" style:family="paragraph" style:parent-style-name="Standard">
      <style:paragraph-properties fo:break-before="page"/>
      <style:text-properties fo:font-size="11pt" style:font-size-asian="11pt" style:font-name-complex="Tahoma" style:font-size-complex="11pt"/>
    </style:style>
    <style:style style:name="P62" style:family="paragraph" style:parent-style-name="Standard">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3" style:family="paragraph" style:parent-style-name="Standard">
      <style:paragraph-properties fo:margin-left="2.54cm" fo:margin-right="0cm" fo:text-indent="0cm" style:auto-text-indent="fals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4" style:family="paragraph" style:parent-style-name="Standard">
      <style:paragraph-properties fo:margin-left="2.54cm" fo:margin-right="0cm" fo:text-indent="0cm" style:auto-text-indent="fals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5" style:family="paragraph" style:parent-style-name="Standard">
      <style:paragraph-properties fo:margin-left="2.54cm" fo:margin-right="0cm" fo:text-indent="0cm" style:auto-text-indent="false" fo:break-before="pag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6" style:family="paragraph" style:parent-style-name="Standard">
      <style:text-properties fo:font-size="11pt" style:font-size-asian="11pt" style:font-size-complex="11pt"/>
    </style:style>
    <style:style style:name="P67" style:family="paragraph" style:parent-style-name="Standard">
      <style:paragraph-properties fo:break-before="pag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8" style:family="paragraph" style:parent-style-name="Standard">
      <style:paragraph-properties fo:margin-left="0cm" fo:margin-right="0cm" fo:text-indent="0cm" style:auto-text-indent="false"/>
      <style:text-properties fo:font-size="11pt" style:font-size-asian="11pt" style:font-size-complex="11pt"/>
    </style:style>
    <style:style style:name="P69" style:family="paragraph" style:parent-style-name="Standard" style:list-style-name="WW8Num17">
      <style:paragraph-properties fo:margin-left="0cm" fo:margin-right="0cm" fo:text-indent="0cm" style:auto-text-indent="false"/>
      <style:text-properties style:font-name-complex="Tahoma"/>
    </style:style>
    <style:style style:name="P70" style:family="paragraph" style:parent-style-name="Standard" style:list-style-name="WW8Num17">
      <style:paragraph-properties fo:margin-left="0cm" fo:margin-right="0cm" fo:text-indent="0cm" style:auto-text-indent="false"/>
    </style:style>
    <style:style style:name="P71" style:family="paragraph" style:parent-style-name="Standard">
      <style:paragraph-properties fo:margin-left="0cm" fo:margin-right="0cm" fo:text-indent="0cm" style:auto-text-indent="false"/>
      <style:text-properties style:font-name-complex="Tahoma"/>
    </style:style>
    <style:style style:name="P72" style:family="paragraph" style:parent-style-name="Standard" style:list-style-name="WW8Num75">
      <style:paragraph-properties fo:margin-left="0cm" fo:margin-right="0cm" fo:text-indent="0cm" style:auto-text-indent="false"/>
    </style:style>
    <style:style style:name="P73" style:family="paragraph" style:parent-style-name="Standard" style:list-style-name="WW8Num40">
      <style:paragraph-properties fo:margin-left="0cm" fo:margin-right="0cm" fo:text-indent="0cm" style:auto-text-indent="false"/>
    </style:style>
    <style:style style:name="P74" style:family="paragraph" style:parent-style-name="Standard" style:list-style-name="WW8Num40">
      <style:paragraph-properties fo:margin-left="0cm" fo:margin-right="0cm" fo:text-indent="0cm" style:auto-text-indent="false"/>
      <style:text-properties style:font-name-complex="Tahoma"/>
    </style:style>
    <style:style style:name="P75" style:family="paragraph" style:parent-style-name="Text_20_body">
      <style:paragraph-properties fo:margin-left="1.27cm" fo:margin-right="0cm" fo:text-indent="0cm" style:auto-text-indent="false"/>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78"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79" style:family="paragraph" style:parent-style-name="Standard">
      <style:paragraph-properties fo:margin-left="0.432cm" fo:margin-right="-0.009cm" fo:text-indent="0cm" style:auto-text-indent="false"/>
    </style:style>
    <style:style style:name="P80" style:family="paragraph" style:parent-style-name="Standard">
      <style:paragraph-properties fo:margin-left="0.587cm" fo:margin-right="-0.009cm" fo:text-indent="0cm" style:auto-text-indent="false"/>
    </style:style>
    <style:style style:name="P81" style:family="paragraph" style:parent-style-name="Standard">
      <style:paragraph-properties fo:margin-left="0.411cm" fo:margin-right="-0.009cm" fo:text-indent="0cm" style:auto-text-indent="false"/>
    </style:style>
    <style:style style:name="P82" style:family="paragraph" style:parent-style-name="Standard">
      <style:paragraph-properties fo:margin-left="0.564cm" fo:margin-right="-0.009cm" fo:text-indent="0cm" style:auto-text-indent="false"/>
    </style:style>
    <style:style style:name="P83" style:family="paragraph" style:parent-style-name="Standard" style:list-style-name="WW8Num30">
      <style:paragraph-properties fo:margin-left="0cm" fo:margin-right="0cm" fo:text-indent="0cm" style:auto-text-indent="false"/>
    </style:style>
    <style:style style:name="P84" style:family="paragraph" style:parent-style-name="Heading_20_3" style:list-style-name="Numbering_20_1">
      <style:paragraph-properties fo:margin-left="0cm" fo:margin-right="0cm" fo:text-indent="0cm" style:auto-text-indent="false"/>
    </style:style>
    <style:style style:name="P85" style:family="paragraph" style:parent-style-name="Illustration">
      <style:paragraph-properties fo:margin-left="0.549cm" fo:margin-right="0cm" fo:text-indent="0cm" style:auto-text-indent="false"/>
    </style:style>
    <style:style style:name="P86" style:family="paragraph" style:parent-style-name="Illustration">
      <style:paragraph-properties fo:margin-left="1.27cm" fo:margin-right="0cm" fo:text-indent="-0.783cm" style:auto-text-indent="false">
        <style:tab-stops/>
      </style:paragraph-properties>
    </style:style>
    <style:style style:name="P87" style:family="paragraph" style:parent-style-name="Illustration">
      <style:paragraph-properties fo:margin-left="0.543cm" fo:margin-right="0cm" fo:text-indent="0cm" style:auto-text-indent="false"/>
    </style:style>
    <style:style style:name="P88" style:family="paragraph" style:parent-style-name="Illustration">
      <style:paragraph-properties fo:margin-left="1.27cm" fo:margin-right="0cm" fo:text-indent="-0.647cm" style:auto-text-indent="false">
        <style:tab-stops/>
      </style:paragraph-properties>
    </style:style>
    <style:style style:name="P89" style:family="paragraph" style:parent-style-name="Illustration">
      <style:paragraph-properties fo:margin-left="0.49cm" fo:margin-right="0cm" fo:text-indent="0.014cm" style:auto-text-indent="false"/>
    </style:style>
    <style:style style:name="P90" style:family="paragraph" style:parent-style-name="Illustration">
      <style:paragraph-properties fo:margin-left="1.27cm" fo:margin-right="0cm" fo:text-indent="-0.725cm" style:auto-text-indent="false">
        <style:tab-stops/>
      </style:paragraph-properties>
    </style:style>
    <style:style style:name="P91" style:family="paragraph" style:parent-style-name="Standard" style:list-style-name="WW8Num12">
      <style:paragraph-properties fo:margin-left="0cm" fo:margin-right="0cm" fo:text-indent="0cm" style:auto-text-indent="false"/>
      <style:text-properties style:font-name-complex="Tahoma"/>
    </style:style>
    <style:style style:name="P92" style:family="paragraph" style:parent-style-name="Standard" style:list-style-name="WW8Num12">
      <style:paragraph-properties fo:margin-left="0cm" fo:margin-right="0cm" fo:text-indent="0cm" style:auto-text-indent="false"/>
    </style:style>
    <style:style style:name="P93" style:family="paragraph" style:parent-style-name="Text_20_body">
      <style:text-properties fo:background-color="transparent"/>
    </style:style>
    <style:style style:name="P94" style:family="paragraph" style:parent-style-name="Text_20_body">
      <style:paragraph-properties fo:margin-left="1.27cm" fo:margin-right="0cm" fo:text-indent="0cm" style:auto-text-indent="false"/>
      <style:text-properties fo:background-color="transparent"/>
    </style:style>
    <style:style style:name="P95" style:family="paragraph" style:parent-style-name="Text_20_body">
      <style:paragraph-properties fo:break-before="page"/>
      <style:text-properties fo:background-color="transparent"/>
    </style:style>
    <style:style style:name="P96" style:family="paragraph" style:parent-style-name="Text_20_body">
      <style:paragraph-properties fo:break-before="page"/>
    </style:style>
    <style:style style:name="P97" style:family="paragraph" style:parent-style-name="Standard">
      <style:paragraph-properties fo:margin-left="3.81cm" fo:margin-right="0cm" fo:text-indent="0cm" style:auto-text-indent="false"/>
      <style:text-properties fo:font-style="italic" style:font-style-asian="italic"/>
    </style:style>
    <style:style style:name="P98" style:family="paragraph" style:parent-style-name="Illustration">
      <style:paragraph-properties fo:margin-left="0.45cm" fo:margin-right="0cm" fo:text-indent="0cm" style:auto-text-indent="false"/>
    </style:style>
    <style:style style:name="P99" style:family="paragraph" style:parent-style-name="Illustration">
      <style:paragraph-properties fo:margin-left="0.517cm" fo:margin-right="0cm" fo:text-indent="0cm" style:auto-text-indent="false"/>
    </style:style>
    <style:style style:name="P100" style:family="paragraph" style:parent-style-name="Illustration">
      <style:paragraph-properties fo:margin-left="0.49cm" fo:margin-right="0cm" fo:text-indent="0cm" style:auto-text-indent="false"/>
    </style:style>
    <style:style style:name="P101" style:family="paragraph" style:parent-style-name="Illustration">
      <style:paragraph-properties fo:margin-left="0.503cm" fo:margin-right="0cm" fo:text-indent="0cm" style:auto-text-indent="false"/>
    </style:style>
    <style:style style:name="P102" style:family="paragraph" style:parent-style-name="Heading_20_5" style:list-style-name="Numbering_20_1"/>
    <style:style style:name="P103" style:family="paragraph" style:parent-style-name="Heading_20_5" style:list-style-name="Numbering_20_1">
      <style:paragraph-properties fo:break-before="page"/>
    </style:style>
    <style:style style:name="P104"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105" style:family="paragraph" style:parent-style-name="Heading_20_4" style:list-style-name="Numbering_20_1">
      <style:paragraph-properties fo:break-before="page"/>
    </style:style>
    <style:style style:name="P106" style:family="paragraph" style:parent-style-name="Standard" style:list-style-name="WW8Num82">
      <style:paragraph-properties fo:margin-left="0cm" fo:margin-right="0cm" fo:text-indent="0cm" style:auto-text-indent="false"/>
    </style:style>
    <style:style style:name="P107" style:family="paragraph" style:parent-style-name="Standard">
      <style:paragraph-properties fo:margin-left="0cm" fo:margin-right="0cm" fo:text-indent="0cm" style:auto-text-indent="false" fo:break-before="page"/>
      <style:text-properties style:font-name-complex="Tahoma"/>
    </style:style>
    <style:style style:name="P108" style:family="paragraph" style:parent-style-name="Heading_20_3" style:list-style-name="Numbering_20_1">
      <style:paragraph-properties fo:break-before="page"/>
    </style:style>
    <style:style style:name="P109" style:family="paragraph" style:parent-style-name="Standard" style:list-style-name="WW8Num32">
      <style:paragraph-properties fo:margin-left="0cm" fo:margin-right="0cm" fo:text-indent="0cm" style:auto-text-indent="false"/>
    </style:style>
    <style:style style:name="P110" style:family="paragraph" style:parent-style-name="Standard" style:list-style-name="WW8Num21">
      <style:paragraph-properties fo:margin-left="0cm" fo:margin-right="0cm" fo:text-indent="0cm" style:auto-text-indent="false"/>
    </style:style>
    <style:style style:name="P111" style:family="paragraph" style:parent-style-name="Standard">
      <style:paragraph-properties fo:margin-left="3.81cm" fo:margin-right="0cm" fo:text-indent="1.27cm" style:auto-text-indent="false"/>
      <style:text-properties fo:font-style="italic" style:font-style-asian="italic"/>
    </style:style>
    <style:style style:name="P112" style:family="paragraph" style:parent-style-name="Standard">
      <style:paragraph-properties fo:margin-left="3.81cm" fo:margin-right="0cm" fo:text-indent="1.27cm" style:auto-text-indent="false" fo:break-before="page"/>
      <style:text-properties fo:font-style="italic" style:font-style-asian="italic"/>
    </style:style>
    <style:style style:name="P113" style:family="paragraph" style:parent-style-name="Standard">
      <style:paragraph-properties fo:margin-left="2.54cm" fo:margin-right="0cm" fo:text-indent="1.27cm" style:auto-text-indent="false"/>
      <style:text-properties fo:font-style="italic" style:font-style-asian="italic"/>
    </style:style>
    <style:style style:name="P114" style:family="paragraph" style:parent-style-name="Standard" style:list-style-name="WW8Num65">
      <style:paragraph-properties fo:margin-left="0cm" fo:margin-right="0cm" fo:text-indent="0cm" style:auto-text-indent="false"/>
    </style:style>
    <style:style style:name="P115" style:family="paragraph" style:parent-style-name="Standard" style:list-style-name="WW8Num65">
      <style:paragraph-properties fo:margin-left="0cm" fo:margin-right="0cm" fo:text-indent="0cm" style:auto-text-indent="false"/>
      <style:text-properties style:font-name-complex="Tahoma"/>
    </style:style>
    <style:style style:name="P116" style:family="paragraph" style:parent-style-name="Standard" style:list-style-name="WW8Num91">
      <style:paragraph-properties fo:margin-left="0cm" fo:margin-right="0cm" fo:text-indent="0cm" style:auto-text-indent="false"/>
    </style:style>
    <style:style style:name="P117" style:family="paragraph" style:parent-style-name="Standard" style:list-style-name="WW8Num54">
      <style:paragraph-properties fo:margin-left="0cm" fo:margin-right="0cm" fo:text-indent="0cm" style:auto-text-indent="false"/>
    </style:style>
    <style:style style:name="P118" style:family="paragraph" style:parent-style-name="Code_20_Example">
      <style:paragraph-properties fo:margin-left="0.762cm" fo:margin-right="0.318cm" fo:text-indent="0cm" style:auto-text-indent="false"/>
    </style:style>
    <style:style style:name="P119"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120" style:family="paragraph" style:parent-style-name="Standard" style:list-style-name="WW8Num73">
      <style:paragraph-properties fo:margin-left="0cm" fo:margin-right="0cm" fo:text-indent="0cm" style:auto-text-indent="false"/>
      <style:text-properties style:font-name-complex="Tahoma"/>
    </style:style>
    <style:style style:name="P121" style:family="paragraph" style:parent-style-name="Standard">
      <style:paragraph-properties fo:margin-left="0cm" fo:margin-right="0cm" fo:text-indent="0cm" style:auto-text-indent="false"/>
      <style:text-properties style:font-name="Courier New1" style:font-name-complex="Courier New1"/>
    </style:style>
    <style:style style:name="P122" style:family="paragraph" style:parent-style-name="Standard" style:list-style-name="WW8Num57">
      <style:paragraph-properties fo:margin-left="0cm" fo:margin-right="0cm" fo:text-indent="0cm" style:auto-text-indent="false"/>
    </style:style>
    <style:style style:name="P123" style:family="paragraph" style:parent-style-name="Standard">
      <style:paragraph-properties fo:margin-left="5.08cm" fo:margin-right="0cm" fo:text-indent="0cm" style:auto-text-indent="false"/>
      <style:text-properties fo:font-style="italic" style:font-style-asian="italic"/>
    </style:style>
    <style:style style:name="P124" style:family="paragraph" style:parent-style-name="Standard">
      <style:paragraph-properties fo:margin-left="0cm" fo:margin-right="0cm" fo:text-indent="0cm" style:auto-text-indent="false" style:snap-to-layout-grid="false"/>
      <style:text-properties style:font-name-complex="Tahoma"/>
    </style:style>
    <style:style style:name="P125"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126" style:family="paragraph" style:parent-style-name="Standard" style:list-style-name="WW8Num47">
      <style:paragraph-properties fo:margin-left="0cm" fo:margin-right="0cm" fo:text-indent="0cm" style:auto-text-indent="false"/>
      <style:text-properties style:font-name-complex="Tahoma"/>
    </style:style>
    <style:style style:name="P127" style:family="paragraph" style:parent-style-name="Standard" style:list-style-name="WW8Num47">
      <style:paragraph-properties fo:margin-left="0cm" fo:margin-right="0cm" fo:text-indent="0cm" style:auto-text-indent="false"/>
    </style:style>
    <style:style style:name="P128" style:family="paragraph" style:parent-style-name="Code_20_Example">
      <style:paragraph-properties fo:margin-left="0.483cm" fo:margin-right="0.318cm" fo:text-indent="0cm" style:auto-text-indent="false"/>
    </style:style>
    <style:style style:name="P129" style:family="paragraph" style:parent-style-name="Standard" style:list-style-name="WW8Num19">
      <style:paragraph-properties fo:margin-left="0cm" fo:margin-right="0cm" fo:text-indent="0cm" style:auto-text-indent="false"/>
    </style:style>
    <style:style style:name="P130" style:family="paragraph" style:parent-style-name="Standard" style:list-style-name="WW8Num16">
      <style:paragraph-properties fo:margin-left="0cm" fo:margin-right="0cm" fo:text-indent="0cm" style:auto-text-indent="false" style:snap-to-layout-grid="false"/>
    </style:style>
    <style:style style:name="P131" style:family="paragraph" style:parent-style-name="Standard" style:list-style-name="WW8Num16">
      <style:paragraph-properties fo:margin-left="0cm" fo:margin-right="0cm" fo:text-indent="0cm" style:auto-text-indent="false"/>
      <style:text-properties style:font-name-complex="Tahoma"/>
    </style:style>
    <style:style style:name="P132" style:family="paragraph" style:parent-style-name="Standard" style:list-style-name="WW8Num16">
      <style:paragraph-properties fo:margin-left="0cm" fo:margin-right="0cm" fo:text-indent="0cm" style:auto-text-indent="false"/>
    </style:style>
    <style:style style:name="P133"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134" style:family="paragraph" style:parent-style-name="Standard" style:list-style-name="WW8Num95">
      <style:paragraph-properties fo:margin-left="0cm" fo:margin-right="0cm" fo:text-indent="0cm" style:auto-text-indent="false"/>
    </style:style>
    <style:style style:name="P135" style:family="paragraph" style:parent-style-name="Standard" style:list-style-name="WW8Num95">
      <style:paragraph-properties fo:margin-left="0cm" fo:margin-right="0cm" fo:text-indent="0cm" style:auto-text-indent="false"/>
      <style:text-properties style:font-name-complex="Tahoma"/>
    </style:style>
    <style:style style:name="P136" style:family="paragraph" style:parent-style-name="Standard" style:list-style-name="WW8Num51">
      <style:paragraph-properties fo:margin-left="0cm" fo:margin-right="0cm" fo:text-indent="0cm" style:auto-text-indent="false"/>
      <style:text-properties style:font-name-complex="Tahoma"/>
    </style:style>
    <style:style style:name="P137" style:family="paragraph" style:parent-style-name="Standard" style:list-style-name="WW8Num51">
      <style:paragraph-properties fo:margin-left="0cm" fo:margin-right="0cm" fo:text-indent="0cm" style:auto-text-indent="false"/>
    </style:style>
    <style:style style:name="P138" style:family="paragraph" style:parent-style-name="Standard" style:list-style-name="WW8Num84">
      <style:paragraph-properties fo:margin-left="0cm" fo:margin-right="0cm" fo:text-indent="0cm" style:auto-text-indent="false"/>
    </style:style>
    <style:style style:name="P139" style:family="paragraph" style:parent-style-name="Standard" style:list-style-name="WW8Num86">
      <style:paragraph-properties fo:margin-left="0cm" fo:margin-right="0cm" fo:text-indent="0cm" style:auto-text-indent="false"/>
    </style:style>
    <style:style style:name="P140" style:family="paragraph" style:parent-style-name="Standard" style:list-style-name="WW8Num86">
      <style:paragraph-properties fo:margin-left="0cm" fo:margin-right="0cm" fo:text-indent="0cm" style:auto-text-indent="false">
        <style:tab-stops/>
      </style:paragraph-properties>
    </style:style>
    <style:style style:name="P141" style:family="paragraph" style:parent-style-name="Standard" style:list-style-name="WW8Num53">
      <style:paragraph-properties fo:margin-left="0cm" fo:margin-right="0cm" fo:text-indent="0cm" style:auto-text-indent="false"/>
    </style:style>
    <style:style style:name="P142" style:family="paragraph" style:parent-style-name="Standard" style:list-style-name="WW8Num99">
      <style:paragraph-properties fo:margin-left="0cm" fo:margin-right="0cm" fo:text-indent="0cm" style:auto-text-indent="false"/>
    </style:style>
    <style:style style:name="P143" style:family="paragraph" style:parent-style-name="Standard" style:list-style-name="WW8Num26">
      <style:paragraph-properties fo:margin-left="0cm" fo:margin-right="0cm" fo:text-indent="0cm" style:auto-text-indent="false"/>
    </style:style>
    <style:style style:name="P144" style:family="paragraph" style:parent-style-name="Standard" style:list-style-name="WW8Num42">
      <style:paragraph-properties fo:margin-left="0cm" fo:margin-right="0cm" fo:text-indent="0cm" style:auto-text-indent="false"/>
    </style:style>
    <style:style style:name="P145" style:family="paragraph" style:parent-style-name="Standard" style:list-style-name="WW8Num42">
      <style:paragraph-properties fo:margin-left="0cm" fo:margin-right="0cm" fo:text-indent="0cm" style:auto-text-indent="false"/>
      <style:text-properties style:font-name-complex="Tahoma"/>
    </style:style>
    <style:style style:name="P146" style:family="paragraph" style:parent-style-name="Standard" style:list-style-name="WW8Num18">
      <style:paragraph-properties fo:margin-left="0cm" fo:margin-right="0cm" fo:text-indent="0cm" style:auto-text-indent="false"/>
    </style:style>
    <style:style style:name="P147" style:family="paragraph" style:parent-style-name="Standard" style:list-style-name="WW8Num24">
      <style:paragraph-properties fo:margin-left="0cm" fo:margin-right="0cm" fo:text-indent="0cm" style:auto-text-indent="false"/>
      <style:text-properties style:font-name-complex="Tahoma"/>
    </style:style>
    <style:style style:name="P148" style:family="paragraph" style:parent-style-name="Standard" style:list-style-name="WW8Num66">
      <style:paragraph-properties fo:margin-left="0cm" fo:margin-right="0cm" fo:text-indent="0cm" style:auto-text-indent="false"/>
    </style:style>
    <style:style style:name="P149" style:family="paragraph" style:parent-style-name="Standard" style:list-style-name="WW8Num27">
      <style:paragraph-properties fo:margin-left="0cm" fo:margin-right="0cm" fo:text-indent="0cm" style:auto-text-indent="false"/>
    </style:style>
    <style:style style:name="P150" style:family="paragraph" style:parent-style-name="Standard" style:list-style-name="WW8Num29">
      <style:paragraph-properties fo:margin-left="0cm" fo:margin-right="0cm" fo:text-indent="0cm" style:auto-text-indent="false"/>
    </style:style>
    <style:style style:name="P151" style:family="paragraph" style:parent-style-name="Standard" style:list-style-name="WW8Num100">
      <style:paragraph-properties fo:margin-left="0cm" fo:margin-right="0cm" fo:text-indent="0cm" style:auto-text-indent="false"/>
    </style:style>
    <style:style style:name="P152" style:family="paragraph" style:parent-style-name="Standard">
      <style:paragraph-properties fo:margin-left="1.27cm" fo:margin-right="0cm" fo:text-indent="1.27cm" style:auto-text-indent="false"/>
      <style:text-properties fo:font-weight="bold" style:font-weight-asian="bold"/>
    </style:style>
    <style:style style:name="P153" style:family="paragraph" style:parent-style-name="Code_20_Example">
      <style:paragraph-properties fo:margin-left="2.54cm" fo:margin-right="0cm" fo:text-indent="1.27cm" style:auto-text-indent="false"/>
    </style:style>
    <style:style style:name="P154" style:family="paragraph" style:parent-style-name="Standard" style:list-style-name="WW8Num70">
      <style:paragraph-properties fo:margin-left="0cm" fo:margin-right="0cm" fo:text-indent="0cm" style:auto-text-indent="false"/>
    </style:style>
    <style:style style:name="P155" style:family="paragraph" style:parent-style-name="Standard" style:list-style-name="WW8Num62">
      <style:paragraph-properties fo:margin-left="0cm" fo:margin-right="0cm" fo:text-indent="0cm" style:auto-text-indent="false"/>
    </style:style>
    <style:style style:name="P156" style:family="paragraph" style:parent-style-name="Standard" style:list-style-name="WW8Num60">
      <style:paragraph-properties fo:margin-left="0cm" fo:margin-right="0cm" fo:text-indent="0cm" style:auto-text-indent="false"/>
    </style:style>
    <style:style style:name="P157" style:family="paragraph" style:parent-style-name="Standard" style:list-style-name="WW8Num45">
      <style:paragraph-properties fo:margin-left="0cm" fo:margin-right="0cm" fo:text-indent="0cm" style:auto-text-indent="false"/>
    </style:style>
    <style:style style:name="P158" style:family="paragraph" style:parent-style-name="Standard" style:list-style-name="WW8Num33">
      <style:paragraph-properties fo:margin-left="0cm" fo:margin-right="0cm" fo:text-indent="0cm" style:auto-text-indent="false"/>
    </style:style>
    <style:style style:name="P159" style:family="paragraph" style:parent-style-name="Standard" style:list-style-name="WW8Num94">
      <style:paragraph-properties fo:margin-left="0cm" fo:margin-right="0cm" fo:text-indent="0cm" style:auto-text-indent="false"/>
    </style:style>
    <style:style style:name="P160" style:family="paragraph" style:parent-style-name="Standard" style:list-style-name="WW8Num90">
      <style:paragraph-properties fo:margin-left="0cm" fo:margin-right="0cm" fo:text-indent="0cm" style:auto-text-indent="false"/>
    </style:style>
    <style:style style:name="P161" style:family="paragraph" style:parent-style-name="Standard" style:list-style-name="WW8Num63">
      <style:paragraph-properties fo:margin-left="0cm" fo:margin-right="0cm" fo:text-indent="0cm" style:auto-text-indent="false"/>
    </style:style>
    <style:style style:name="P162" style:family="paragraph" style:parent-style-name="Heading_20_3" style:list-style-name="Numbering_20_1">
      <style:paragraph-properties fo:break-before="page">
        <style:tab-stops>
          <style:tab-stop style:position="-0.635cm"/>
        </style:tab-stops>
      </style:paragraph-properties>
    </style:style>
    <style:style style:name="P163" style:family="paragraph" style:parent-style-name="Standard" style:list-style-name="WW8Num50">
      <style:paragraph-properties fo:margin-left="0cm" fo:margin-right="0cm" fo:text-indent="0cm" style:auto-text-indent="false" style:snap-to-layout-grid="false"/>
    </style:style>
    <style:style style:name="P164" style:family="paragraph" style:parent-style-name="Standard" style:list-style-name="WW8Num50">
      <style:paragraph-properties fo:margin-left="0cm" fo:margin-right="0cm" fo:text-indent="0cm" style:auto-text-indent="false"/>
      <style:text-properties style:font-name-complex="Tahoma"/>
    </style:style>
    <style:style style:name="P165" style:family="paragraph" style:parent-style-name="Standard" style:list-style-name="WW8Num50">
      <style:paragraph-properties fo:margin-left="0cm" fo:margin-right="0cm" fo:text-indent="0cm" style:auto-text-indent="false"/>
    </style:style>
    <style:style style:name="P166" style:family="paragraph" style:parent-style-name="Standard" style:list-style-name="WW8Num76">
      <style:paragraph-properties fo:margin-left="0cm" fo:margin-right="0cm" fo:text-indent="0cm" style:auto-text-indent="false"/>
    </style:style>
    <style:style style:name="P167" style:family="paragraph" style:parent-style-name="Standard" style:list-style-name="WW8Num96">
      <style:paragraph-properties fo:margin-left="0cm" fo:margin-right="0cm" fo:text-indent="0cm" style:auto-text-indent="false"/>
    </style:style>
    <style:style style:name="P168" style:family="paragraph" style:parent-style-name="Standard" style:list-style-name="WW8Num96">
      <style:paragraph-properties fo:margin-left="0cm" fo:margin-right="0cm" fo:text-indent="0cm" style:auto-text-indent="false"/>
      <style:text-properties style:font-name-complex="Tahoma"/>
    </style:style>
    <style:style style:name="P169" style:family="paragraph" style:parent-style-name="Standard" style:list-style-name="WW8Num97">
      <style:paragraph-properties fo:margin-left="0cm" fo:margin-right="0cm" fo:text-indent="0cm" style:auto-text-indent="false"/>
    </style:style>
    <style:style style:name="P170" style:family="paragraph" style:parent-style-name="Standard">
      <style:text-properties fo:font-weight="normal" style:font-weight-asian="normal" style:font-weight-complex="normal"/>
    </style:style>
    <style:style style:name="P171" style:family="paragraph" style:parent-style-name="Standard" style:list-style-name="WW8Num35">
      <style:paragraph-properties fo:margin-left="0cm" fo:margin-right="0cm" fo:text-indent="0cm" style:auto-text-indent="false"/>
    </style:style>
    <style:style style:name="P172" style:family="paragraph" style:parent-style-name="Standard" style:list-style-name="WW8Num69">
      <style:paragraph-properties fo:margin-left="0cm" fo:margin-right="0cm" fo:text-indent="0cm" style:auto-text-indent="false"/>
    </style:style>
    <style:style style:name="P173" style:family="paragraph" style:parent-style-name="Standard" style:list-style-name="WW8Num41">
      <style:paragraph-properties fo:margin-left="0cm" fo:margin-right="0cm" fo:text-indent="0cm" style:auto-text-indent="false"/>
    </style:style>
    <style:style style:name="P174" style:family="paragraph" style:parent-style-name="Standard">
      <style:paragraph-properties fo:margin-left="0.762cm" fo:margin-right="0cm" fo:text-indent="0cm" style:auto-text-indent="false"/>
    </style:style>
    <style:style style:name="P175" style:family="paragraph" style:parent-style-name="Code_20_Example">
      <style:paragraph-properties fo:margin-left="0cm" fo:margin-right="0cm" fo:text-indent="0cm" style:auto-text-indent="false"/>
    </style:style>
    <style:style style:name="P176" style:family="paragraph" style:parent-style-name="Header" style:list-style-name="Numbering_20_1"/>
    <style:style style:name="P177" style:family="paragraph" style:parent-style-name="Standard" style:list-style-name="WW8Num49">
      <style:paragraph-properties fo:margin-left="0cm" fo:margin-right="0cm" fo:text-indent="0cm" style:auto-text-indent="false"/>
    </style:style>
    <style:style style:name="P178" style:family="paragraph" style:parent-style-name="Standard" style:list-style-name="WW8Num28">
      <style:paragraph-properties fo:margin-left="0cm" fo:margin-right="0cm" fo:text-indent="0cm" style:auto-text-indent="false"/>
    </style:style>
    <style:style style:name="P179" style:family="paragraph" style:parent-style-name="Standard" style:list-style-name="WW8Num64">
      <style:paragraph-properties fo:margin-left="0cm" fo:margin-right="0cm" fo:text-indent="0cm" style:auto-text-indent="false"/>
    </style:style>
    <style:style style:name="P180" style:family="paragraph" style:parent-style-name="Standard" style:list-style-name="WW8Num52">
      <style:paragraph-properties fo:margin-left="0cm" fo:margin-right="0cm" fo:text-indent="0cm" style:auto-text-indent="false"/>
    </style:style>
    <style:style style:name="P181" style:family="paragraph" style:parent-style-name="Standard" style:list-style-name="WW8Num52">
      <style:paragraph-properties fo:margin-left="0cm" fo:margin-right="0cm" fo:text-indent="0cm" style:auto-text-indent="false"/>
      <style:text-properties style:font-name-complex="Tahoma"/>
    </style:style>
    <style:style style:name="P182" style:family="paragraph" style:parent-style-name="Standard" style:list-style-name="WW8Num52">
      <style:paragraph-properties fo:margin-left="0cm" fo:margin-right="0cm" fo:text-indent="0cm" style:auto-text-indent="false"/>
      <style:text-properties fo:font-weight="normal" style:font-weight-asian="normal" style:font-name-complex="Tahoma" style:font-weight-complex="normal"/>
    </style:style>
    <style:style style:name="P183" style:family="paragraph" style:parent-style-name="Standard" style:list-style-name="WW8Num83">
      <style:paragraph-properties fo:margin-left="0cm" fo:margin-right="0cm" fo:text-indent="0cm" style:auto-text-indent="false"/>
    </style:style>
    <style:style style:name="P184" style:family="paragraph" style:parent-style-name="Standard" style:list-style-name="WW8Num34">
      <style:paragraph-properties fo:margin-left="0cm" fo:margin-right="0cm" fo:text-indent="0cm" style:auto-text-indent="false"/>
    </style:style>
    <style:style style:name="P185" style:family="paragraph" style:parent-style-name="Standard" style:list-style-name="WW8Num13">
      <style:paragraph-properties fo:margin-left="0cm" fo:margin-right="0cm" fo:text-indent="0cm" style:auto-text-indent="false"/>
    </style:style>
    <style:style style:name="P186" style:family="paragraph" style:parent-style-name="Standard" style:list-style-name="WW8Num68">
      <style:paragraph-properties fo:margin-left="0cm" fo:margin-right="0cm" fo:text-indent="0cm" style:auto-text-indent="false"/>
    </style:style>
    <style:style style:name="P187" style:family="paragraph" style:parent-style-name="Standard" style:list-style-name="WW8Num39">
      <style:paragraph-properties fo:margin-left="0cm" fo:margin-right="0cm" fo:text-indent="0cm" style:auto-text-indent="false"/>
    </style:style>
    <style:style style:name="P188" style:family="paragraph" style:parent-style-name="Standard" style:list-style-name="WW8Num39">
      <style:paragraph-properties fo:margin-left="0cm" fo:margin-right="0cm" fo:text-indent="0cm" style:auto-text-indent="false" fo:break-before="page"/>
      <style:text-properties style:font-name-complex="Tahoma"/>
    </style:style>
    <style:style style:name="P189" style:family="paragraph" style:parent-style-name="Standard" style:list-style-name="WW8Num87">
      <style:paragraph-properties fo:margin-left="0cm" fo:margin-right="0cm" fo:text-indent="0cm" style:auto-text-indent="false"/>
    </style:style>
    <style:style style:name="P190" style:family="paragraph" style:parent-style-name="Standard" style:list-style-name="WW8Num87">
      <style:paragraph-properties fo:margin-left="0cm" fo:margin-right="0cm" fo:text-indent="0cm" style:auto-text-indent="false" fo:break-before="page"/>
    </style:style>
    <style:style style:name="P191"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92" style:family="paragraph" style:parent-style-name="Standard" style:list-style-name="WW8Num59">
      <style:paragraph-properties fo:margin-left="0cm" fo:margin-right="0cm" fo:text-indent="0cm" style:auto-text-indent="false"/>
    </style:style>
    <style:style style:name="P193" style:family="paragraph" style:parent-style-name="Standard" style:list-style-name="WW8Num11">
      <style:paragraph-properties fo:margin-left="0cm" fo:margin-right="0cm" fo:text-indent="0cm" style:auto-text-indent="false"/>
    </style:style>
    <style:style style:name="P194" style:family="paragraph" style:parent-style-name="Standard" style:list-style-name="WW8Num11">
      <style:paragraph-properties fo:margin-left="0cm" fo:margin-right="0cm" fo:text-indent="0cm" style:auto-text-indent="false"/>
      <style:text-properties style:font-name-complex="Tahoma"/>
    </style:style>
    <style:style style:name="P195" style:family="paragraph" style:parent-style-name="Standard">
      <style:paragraph-properties fo:margin-left="2.54cm" fo:margin-right="0cm" fo:text-indent="0cm" style:auto-text-indent="false"/>
      <style:text-properties style:font-name-complex="Tahoma"/>
    </style:style>
    <style:style style:name="P196" style:family="paragraph" style:parent-style-name="Standard" style:list-style-name="WW8Num58">
      <style:paragraph-properties fo:margin-left="0cm" fo:margin-right="0cm" fo:text-indent="0cm" style:auto-text-indent="false"/>
    </style:style>
    <style:style style:name="P197" style:family="paragraph" style:parent-style-name="Standard" style:list-style-name="WW8Num67">
      <style:paragraph-properties fo:margin-left="0cm" fo:margin-right="0cm" fo:text-indent="0cm" style:auto-text-indent="false"/>
    </style:style>
    <style:style style:name="P198" style:family="paragraph" style:parent-style-name="Heading_20_4" style:list-style-name="Numbering_20_1">
      <style:text-properties fo:font-size="9pt" fo:font-weight="normal" style:font-size-asian="9pt" style:font-weight-asian="normal" style:font-size-complex="12pt" style:font-weight-complex="normal"/>
    </style:style>
    <style:style style:name="P199" style:family="paragraph" style:parent-style-name="Standard">
      <style:paragraph-properties fo:margin-left="0.445cm" fo:margin-right="0cm" fo:text-indent="0cm" style:auto-text-indent="false"/>
    </style:style>
    <style:style style:name="P200" style:family="paragraph" style:parent-style-name="Standard">
      <style:paragraph-properties fo:margin-left="0cm" fo:margin-right="0cm" fo:text-indent="0cm" style:auto-text-indent="false"/>
      <style:text-properties fo:font-weight="bold" style:font-weight-asian="bold"/>
    </style:style>
    <style:style style:name="P201" style:family="paragraph" style:parent-style-name="Standard">
      <style:paragraph-properties fo:margin-left="4.255cm" fo:margin-right="0cm" fo:text-indent="-3.81cm" style:auto-text-indent="false"/>
    </style:style>
    <style:style style:name="P202" style:family="paragraph" style:parent-style-name="Standard">
      <style:paragraph-properties fo:margin-left="2.54cm" fo:margin-right="0cm" fo:text-indent="0cm" style:auto-text-indent="false"/>
      <style:text-properties fo:font-style="italic" style:font-style-asian="italic"/>
    </style:style>
    <style:style style:name="P203" style:family="paragraph" style:parent-style-name="Standard" style:list-style-name="WW8Num67">
      <style:paragraph-properties fo:margin-left="0cm" fo:margin-right="0cm" fo:text-indent="0cm" style:auto-text-indent="false"/>
      <style:text-properties style:font-name-complex="Tahoma"/>
    </style:style>
    <style:style style:name="P204" style:family="paragraph" style:parent-style-name="Standard" style:list-style-name="WW8Num68">
      <style:paragraph-properties fo:margin-left="0cm" fo:margin-right="0cm" fo:text-indent="0cm" style:auto-text-indent="false"/>
      <style:text-properties style:font-name-complex="Tahoma"/>
    </style:style>
    <style:style style:name="P205"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206" style:family="paragraph" style:parent-style-name="Standard" style:list-style-name="WW8Num80">
      <style:paragraph-properties fo:margin-left="0cm" fo:margin-right="0cm" fo:text-indent="0cm" style:auto-text-indent="false"/>
    </style:style>
    <style:style style:name="P207" style:family="paragraph" style:parent-style-name="Standard" style:list-style-name="WW8Num37">
      <style:paragraph-properties fo:margin-left="0cm" fo:margin-right="0cm" fo:text-indent="0cm" style:auto-text-indent="false"/>
    </style:style>
    <style:style style:name="P208" style:family="paragraph" style:parent-style-name="Code_20_Example">
      <style:paragraph-properties fo:margin-left="0.445cm" fo:margin-right="0.318cm" fo:text-indent="0cm" style:auto-text-indent="false"/>
    </style:style>
    <style:style style:name="P209" style:family="paragraph" style:parent-style-name="Standard">
      <style:text-properties fo:font-weight="bold" style:font-weight-asian="bold" style:font-weight-complex="bold"/>
    </style:style>
    <style:style style:name="P210"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211" style:family="paragraph" style:parent-style-name="Standard">
      <style:paragraph-properties fo:margin-left="0cm" fo:margin-right="0cm" fo:text-indent="0cm" style:auto-text-indent="false"/>
      <style:text-properties fo:font-weight="bold" style:font-weight-asian="bold" style:font-weight-complex="bold"/>
    </style:style>
    <style:style style:name="P212" style:family="paragraph" style:parent-style-name="Text_20_body" style:list-style-name="WW8Num80"/>
    <style:style style:name="P213" style:family="paragraph" style:parent-style-name="Standard" style:list-style-name="L1">
      <style:paragraph-properties fo:margin-left="0cm" fo:margin-right="0cm" fo:text-indent="0cm" style:auto-text-indent="false" style:snap-to-layout-grid="false"/>
    </style:style>
    <style:style style:name="P214" style:family="paragraph" style:parent-style-name="Text_20_body" style:list-style-name="Numbering_20_1">
      <style:paragraph-properties fo:margin-left="0cm" fo:margin-right="0cm" fo:text-indent="0cm" style:auto-text-indent="false"/>
      <style:text-properties fo:font-weight="bold" style:font-weight-asian="bold" style:font-weight-complex="bold"/>
    </style:style>
    <style:style style:name="P215" style:family="paragraph" style:parent-style-name="Standard" style:list-style-name="WW8Num22">
      <style:paragraph-properties fo:margin-left="0cm" fo:margin-right="0cm" fo:text-indent="0cm" style:auto-text-indent="false"/>
    </style:style>
    <style:style style:name="P216" style:family="paragraph" style:parent-style-name="Standard" style:list-style-name="WW8Num92">
      <style:paragraph-properties fo:margin-left="0cm" fo:margin-right="0cm" fo:text-indent="0cm" style:auto-text-indent="false"/>
    </style:style>
    <style:style style:name="P217" style:family="paragraph" style:parent-style-name="Standard" style:list-style-name="WW8Num25">
      <style:paragraph-properties fo:margin-left="0cm" fo:margin-right="0cm" fo:text-indent="0cm" style:auto-text-indent="false"/>
    </style:style>
    <style:style style:name="P218" style:family="paragraph" style:parent-style-name="Standard" style:list-style-name="WW8Num56">
      <style:paragraph-properties fo:margin-left="0cm" fo:margin-right="0cm" fo:text-indent="0cm" style:auto-text-indent="false"/>
    </style:style>
    <style:style style:name="P219" style:family="paragraph" style:parent-style-name="Standard" style:list-style-name="WW8Num38">
      <style:paragraph-properties fo:margin-left="0cm" fo:margin-right="0cm" fo:text-indent="0cm" style:auto-text-indent="false"/>
    </style:style>
    <style:style style:name="P220" style:family="paragraph" style:parent-style-name="Standard">
      <style:paragraph-properties>
        <style:tab-stops>
          <style:tab-stop style:position="9.8cm"/>
        </style:tab-stops>
      </style:paragraph-properties>
    </style:style>
    <style:style style:name="P221" style:family="paragraph" style:parent-style-name="Heading_20_1" style:list-style-name="Numbering_20_1">
      <style:paragraph-properties fo:margin-left="0cm" fo:margin-right="0cm" fo:text-indent="0cm" style:auto-text-indent="false" fo:break-before="page"/>
    </style:style>
    <style:style style:name="P222" style:family="paragraph" style:parent-style-name="Standard" style:list-style-name="WW8Num77">
      <style:paragraph-properties fo:margin-left="0cm" fo:margin-right="0cm" fo:text-indent="0cm" style:auto-text-indent="false"/>
    </style:style>
    <style:style style:name="P223" style:family="paragraph" style:parent-style-name="Standard" style:list-style-name="WW8Num43">
      <style:paragraph-properties fo:margin-left="0cm" fo:margin-right="0cm" fo:text-indent="0cm" style:auto-text-indent="false"/>
    </style:style>
    <style:style style:name="P224" style:family="paragraph" style:parent-style-name="Standard" style:list-style-name="WW8Num72">
      <style:paragraph-properties fo:margin-left="0cm" fo:margin-right="0cm" fo:text-indent="0cm" style:auto-text-indent="false"/>
    </style:style>
    <style:style style:name="P225" style:family="paragraph" style:parent-style-name="Standard" style:list-style-name="WW8Num72">
      <style:paragraph-properties fo:margin-left="0cm" fo:margin-right="0cm" fo:text-indent="0cm" style:auto-text-indent="false"/>
      <style:text-properties style:font-name-complex="Tahoma"/>
    </style:style>
    <style:style style:name="P226" style:family="paragraph" style:parent-style-name="Standard" style:list-style-name="WW8Num71">
      <style:paragraph-properties fo:margin-left="0cm" fo:margin-right="0cm" fo:text-indent="0cm" style:auto-text-indent="false"/>
      <style:text-properties style:font-name-complex="Tahoma"/>
    </style:style>
    <style:style style:name="P227" style:family="paragraph" style:parent-style-name="Standard" style:list-style-name="WW8Num71">
      <style:paragraph-properties fo:margin-left="0cm" fo:margin-right="0cm" fo:text-indent="0cm" style:auto-text-indent="false"/>
    </style:style>
    <style:style style:name="P228" style:family="paragraph" style:parent-style-name="Standard" style:list-style-name="WW8Num55">
      <style:paragraph-properties fo:margin-left="0cm" fo:margin-right="0cm" fo:text-indent="0cm" style:auto-text-indent="false"/>
      <style:text-properties style:font-name-complex="Tahoma"/>
    </style:style>
    <style:style style:name="P229" style:family="paragraph" style:parent-style-name="Standard" style:list-style-name="WW8Num55">
      <style:paragraph-properties fo:margin-left="0cm" fo:margin-right="0cm" fo:text-indent="0cm" style:auto-text-indent="false"/>
    </style:style>
    <style:style style:name="P230" style:family="paragraph" style:parent-style-name="Standard" style:list-style-name="WW8Num46">
      <style:paragraph-properties fo:margin-left="0cm" fo:margin-right="0cm" fo:text-indent="0cm" style:auto-text-indent="false"/>
      <style:text-properties style:font-name-complex="Tahoma"/>
    </style:style>
    <style:style style:name="P231" style:family="paragraph" style:parent-style-name="Standard" style:list-style-name="WW8Num46">
      <style:paragraph-properties fo:margin-left="0cm" fo:margin-right="0cm" fo:text-indent="0cm" style:auto-text-indent="false"/>
    </style:style>
    <style:style style:name="P232" style:family="paragraph" style:parent-style-name="Standard" style:list-style-name="WW8Num93">
      <style:paragraph-properties fo:margin-left="0cm" fo:margin-right="0cm" fo:text-indent="0cm" style:auto-text-indent="false"/>
      <style:text-properties style:font-name-complex="Tahoma"/>
    </style:style>
    <style:style style:name="P233" style:family="paragraph" style:parent-style-name="Standard" style:list-style-name="WW8Num93">
      <style:paragraph-properties fo:margin-left="0cm" fo:margin-right="0cm" fo:text-indent="0cm" style:auto-text-indent="false"/>
    </style:style>
    <style:style style:name="P234" style:family="paragraph" style:parent-style-name="Standard" style:list-style-name="WW8Num79">
      <style:paragraph-properties fo:margin-left="0cm" fo:margin-right="0cm" fo:text-indent="0cm" style:auto-text-indent="false"/>
    </style:style>
    <style:style style:name="P235" style:family="paragraph" style:parent-style-name="Standard" style:list-style-name="WW8Num78">
      <style:paragraph-properties fo:margin-left="0cm" fo:margin-right="0cm" fo:text-indent="0cm" style:auto-text-indent="false"/>
    </style:style>
    <style:style style:name="P236" style:family="paragraph" style:parent-style-name="Standard">
      <style:paragraph-properties fo:text-align="center" style:justify-single-word="false"/>
      <style:text-properties style:font-name="Courier New1" style:font-name-complex="Courier New1" style:font-size-complex="9pt"/>
    </style:style>
    <style:style style:name="P237" style:family="paragraph" style:parent-style-name="Standard">
      <style:text-properties style:font-name="Courier New1" style:font-name-complex="Courier New1" style:font-size-complex="9pt"/>
    </style:style>
    <style:style style:name="P238" style:family="paragraph" style:parent-style-name="Standard">
      <style:paragraph-properties fo:margin-left="2.54cm" fo:margin-right="0cm" fo:text-indent="0cm" style:auto-text-indent="false"/>
      <style:text-properties style:font-name="Courier New1" style:font-name-complex="Courier New1" style:font-size-complex="9pt"/>
    </style:style>
    <style:style style:name="T1" style:family="text" style:parent-style-name="Heading_20_1_20_Char">
      <style:text-properties style:font-name="Arial" fo:font-size="18pt" style:font-size-asian="18pt" style:font-size-complex="18pt"/>
    </style:style>
    <style:style style:name="T2" style:family="text">
      <style:text-properties fo:color="#808080"/>
    </style:style>
    <style:style style:name="T3" style:family="text" style:parent-style-name="Internet_20_link">
      <style:text-properties fo:font-size="9pt" style:font-size-asian="9pt"/>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weight="bold" style:font-weight-asian="bold" style:font-name-complex="Tahoma"/>
    </style:style>
    <style:style style:name="T7" style:family="text">
      <style:text-properties style:font-name-complex="Tahoma"/>
    </style:style>
    <style:style style:name="T8" style:family="text">
      <style:text-properties style:font-name="Courier New1" fo:font-style="italic" style:font-style-asian="italic" style:font-name-complex="Courier New1"/>
    </style:style>
    <style:style style:name="T9" style:family="text">
      <style:text-properties fo:font-style="italic" fo:font-weight="bold" style:font-style-asian="italic" style:font-weight-asian="bold"/>
    </style:style>
    <style:style style:name="T10" style:family="text">
      <style:text-properties fo:font-style="italic" style:font-style-asian="italic" style:font-name-complex="Tahoma"/>
    </style:style>
    <style:style style:name="T11" style:family="text">
      <style:text-properties style:text-position="super 58%" fo:font-style="italic" style:font-style-asian="italic"/>
    </style:style>
    <style:style style:name="T12" style:family="text">
      <style:text-properties fo:color="#ff0000"/>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italic" style:font-style-asian="italic" style:font-style-complex="italic"/>
    </style:style>
    <style:style style:name="T16" style:family="text" style:parent-style-name="Source_20_Text">
      <style:text-properties fo:font-style="italic" style:font-style-asian="italic" style:font-style-complex="italic"/>
    </style:style>
    <style:style style:name="T17" style:family="text">
      <style:text-properties fo:font-style="normal" fo:font-weight="normal" style:font-style-asian="normal" style:font-weight-asian="normal" style:font-name-complex="Tahoma" style:font-style-complex="normal" style:font-weight-complex="normal"/>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style:use-window-font-color="true"/>
    </style:style>
    <style:style style:name="T20" style:family="text">
      <style:text-properties fo:font-style="normal" style:font-style-asian="normal" style:font-style-complex="normal"/>
    </style:style>
    <style:style style:name="T21" style:family="text">
      <style:text-properties style:font-name="Courier New1" style:font-name-complex="Courier New1"/>
    </style:style>
    <style:style style:name="T22" style:family="text">
      <style:text-properties fo:font-style="italic" fo:font-weight="bold" style:font-style-asian="italic" style:font-weight-asian="bold" style:font-weight-complex="bold"/>
    </style:style>
    <style:style style:name="T23" style:family="text">
      <style:text-properties style:text-underline-style="solid" style:text-underline-width="auto" style:text-underline-color="font-color" fo:font-weight="bold" style:font-weight-asian="bold"/>
    </style:style>
    <style:style style:name="T24" style:family="text" style:parent-style-name="Internet_20_link">
      <style:text-properties fo:font-size="9pt" style:font-size-asian="9pt" style:font-name-complex="Tahoma"/>
    </style:style>
    <style:style style:name="T25" style:family="text">
      <style:text-properties style:font-name-complex="Tahoma"/>
    </style:style>
    <style:style style:name="T26" style:family="text">
      <style:text-properties style:text-underline-style="solid" style:text-underline-width="auto" style:text-underline-color="font-color" style:font-name-complex="Tahoma"/>
    </style:style>
    <style:style style:name="T27" style:family="text">
      <style:text-properties fo:color="#ff0000" style:font-name-complex="Tahoma"/>
    </style:style>
    <style:style style:name="T28" style:family="text">
      <style:text-properties style:font-name="Courier New1" fo:font-size="12pt" style:font-size-asian="12pt" style:font-name-complex="Courier New1"/>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parent-style-name="Internet_20_link">
      <style:text-properties fo:font-size="9pt" fo:font-style="italic" style:font-size-asian="9pt" style:font-style-asian="italic"/>
    </style:style>
    <style:style style:name="T33" style:family="text">
      <style:text-properties fo:font-weight="bold" style:font-weight-asian="bold" style:font-style-complex="italic" style:font-weight-complex="bold"/>
    </style:style>
    <style:style style:name="T34" style:family="text">
      <style:text-properties fo:font-weight="normal" style:font-weight-asian="normal" style:font-style-complex="italic" style:font-weight-complex="normal"/>
    </style:style>
    <style:style style:name="T35" style:family="text" style:parent-style-name="Internet_20_link">
      <style:text-properties fo:font-size="9pt" style:font-size-asian="9pt"/>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wrap="none"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5"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16" style:family="graphic" style:parent-style-name="Frame">
      <style:graphic-properties fo:margin-left="0.319cm" fo:margin-right="0.319cm" fo:margin-top="0cm" fo:margin-bottom="0cm" style:run-through="foreground" style:wrap="none" style:vertical-pos="from-top" style:vertical-rel="paragraph" style:horizontal-pos="from-left" style:horizontal-rel="paragraph" fo:padding="0.026cm" fo:border="none" style:shadow="none"/>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164cm 0cm 0.164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164cm)" draw:luminance="0%" draw:contrast="0%" draw:red="0%" draw:green="0%" draw:blue="0%" draw:gamma="100%" draw:color-inversion="false" draw:image-opacity="100%" draw:color-mode="standard"/>
    </style:style>
    <style:style style:name="fr19" style:family="graphic" style:parent-style-name="Frame">
      <style:graphic-properties style:wrap="none" style:vertical-pos="from-top" style:vertical-rel="paragraph" style:horizontal-pos="from-left" style:horizontal-rel="paragraph"/>
    </style:style>
    <style:style style:name="fr2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27" style:family="graphic" style:parent-style-name="Frame">
      <style:graphic-properties style:wrap="none" style:vertical-pos="from-top" style:vertical-rel="paragraph" style:horizontal-pos="from-left" style:horizontal-rel="paragraph" style:shadow="none"/>
    </style:style>
    <style:style style:name="fr2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081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cm 0cm 0cm)" draw:luminance="0%" draw:contrast="0%" draw:red="0%" draw:green="0%" draw:blue="0%" draw:gamma="100%" draw:color-inversion="false" draw:image-opacity="100%" draw:color-mode="standard"/>
    </style:style>
    <style:style style:name="fr3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3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37"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8" style:family="graphic" style:parent-style-name="Graphics">
      <style:graphic-properties fo:margin-left="0.319cm" fo:margin-right="0.319cm" style:run-through="foreground" style:wrap="parallel" style:number-wrapped-paragraphs="no-limit" style:wrap-contour="fals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4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4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4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4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4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4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4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4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Pentaho first page Logo" text:anchor-type="char" svg:x="4.128cm" svg:y="0.252cm" svg:width="13.018cm" svg:height="3.976cm" draw:z-index="1"><draw:image xlink:href="Pictures/1000000000000592000001AEA9961EB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4"><text:tab/></text:p>
      <text:p text:style-name="P5"><draw:frame draw:style-name="fr2" draw:name="Frame1" text:anchor-type="char" svg:x="-0.953cm" svg:y="0.178cm" svg:width="17.912cm" svg:height="6.983cm" draw:z-index="2"><draw:text-box><text:p text:style-name="P6"><text:span text:style-name="T1">Pentaho Data Integration</text:span></text:p><text:p text:style-name="P7">Spoon 2.5.0 User Guid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P9"><text:tab/></text:p>
      <text:p text:style-name="P10"><draw:frame draw:style-name="fr2" draw:name="Frame3" text:anchor-type="char" svg:x="-0.953cm" svg:y="0.847cm" svg:width="16.193cm" svg:height="1.905cm" draw:z-index="3"><draw:text-box><text:p text:style-name="Standard"><text:span text:style-name="T2">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2"> </text:span></text:p></draw:text-box></draw:frame></text:p>
      <text:p text:style-name="P11"/>
      <text:list text:style-name="Numbering_20_1">
        <text:list-item>
          <text:h text:style-name="P12" text:outline-level="1">Contents</text:h>
        </text:list-item>
      </text:list>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3"><text:bookmark-start text:name="_Getting_the_Pentaho_BI Platform"/><text:a xlink:type="simple" xlink:href="#1.Contents|outline">1. Contents<text:tab/>2</text:a></text:p>
          <text:p text:style-name="P13"><text:a xlink:type="simple" xlink:href="#2.About This Document|outline">2. About This Document<text:tab/>8</text:a></text:p>
          <text:p text:style-name="P14"><text:a xlink:type="simple" xlink:href="#2.1.What it is|outline">2.1. What it is<text:tab/>8</text:a></text:p>
          <text:p text:style-name="P14"><text:a xlink:type="simple" xlink:href="#2.2.What it is not|outline">2.2. What it is not<text:tab/>8</text:a></text:p>
          <text:p text:style-name="P14"><text:a xlink:type="simple" xlink:href="#2.3.Other documentation|outline">2.3. Other documentation<text:tab/>8</text:a></text:p>
          <text:p text:style-name="P13"><text:a xlink:type="simple" xlink:href="#3.Introduction to Spoon|outline">3. Introduction to Spoon<text:tab/>9</text:a></text:p>
          <text:p text:style-name="P14"><text:a xlink:type="simple" xlink:href="#3.1.What is spoon?|outline">3.1. What is spoon?<text:tab/>9</text:a></text:p>
          <text:p text:style-name="P14"><text:a xlink:type="simple" xlink:href="#3.2.Installation|outline">3.2. Installation<text:tab/>9</text:a></text:p>
          <text:p text:style-name="P14"><text:a xlink:type="simple" xlink:href="#3.3.Launching spoon|outline">3.3. Launching spoon<text:tab/>10</text:a></text:p>
          <text:p text:style-name="P14"><text:a xlink:type="simple" xlink:href="#3.4.Supported platforms|outline">3.4. Supported platforms<text:tab/>10</text:a></text:p>
          <text:p text:style-name="P14"><text:a xlink:type="simple" xlink:href="#3.5.Known issues|outline">3.5. Known issues<text:tab/>10</text:a></text:p>
          <text:p text:style-name="P14"><text:a xlink:type="simple" xlink:href="#3.6.Screen shots|outline">3.6. Screen shots<text:tab/>11</text:a></text:p>
          <text:p text:style-name="P14"><text:a xlink:type="simple" xlink:href="#3.7.Command line options|outline">3.7. Command line options<text:tab/>12</text:a></text:p>
          <text:p text:style-name="P14"><text:a xlink:type="simple" xlink:href="#3.8.Repository|outline">3.8. Repository<text:tab/>14</text:a></text:p>
          <text:p text:style-name="P14"><text:a xlink:type="simple" xlink:href="#3.9.Repository Auto-Login|outline">3.9. Repository Auto-Login<text:tab/>14</text:a></text:p>
          <text:p text:style-name="P14"><text:a xlink:type="simple" xlink:href="#3.10.License|outline">3.10. License<text:tab/>15</text:a></text:p>
          <text:p text:style-name="P14"><text:a xlink:type="simple" xlink:href="#3.11.Notes|outline">3.11. Notes<text:tab/>15</text:a></text:p>
          <text:p text:style-name="P14"><text:a xlink:type="simple" xlink:href="#3.12.Definitions|outline">3.12. Definitions<text:tab/>16</text:a></text:p>
          <text:p text:style-name="P15"><text:a xlink:type="simple" xlink:href="#3.12.1.Transformation Definitions|outline">3.12.1. Transformation Definitions<text:tab/>16</text:a></text:p>
          <text:p text:style-name="P15"><text:a xlink:type="simple" xlink:href="#3.12.2.Job Definitions|outline">3.12.2. Job Definitions<text:tab/>16</text:a></text:p>
          <text:p text:style-name="P14"><text:a xlink:type="simple" xlink:href="#3.13.Toolbar|outline">3.13. Toolbar<text:tab/>17</text:a></text:p>
          <text:p text:style-name="P14"><text:a xlink:type="simple" xlink:href="#3.14.Options|outline">3.14. Options<text:tab/>18</text:a></text:p>
          <text:p text:style-name="P15"><text:a xlink:type="simple" xlink:href="#3.14.1.General tab|outline">3.14.1. General tab<text:tab/>19</text:a></text:p>
          <text:p text:style-name="P15"><text:a xlink:type="simple" xlink:href="#3.14.2.Look &amp; Feel tab|outline">3.14.2. Look &amp; Feel tab<text:tab/>20</text:a></text:p>
          <text:p text:style-name="P14"><text:a xlink:type="simple" xlink:href="#3.15.Search meta-data|outline">3.15. Search meta-data<text:tab/>23</text:a></text:p>
          <text:p text:style-name="P14"><text:a xlink:type="simple" xlink:href="#3.16.Set environment variable|outline">3.16. Set environment variable<text:tab/>23</text:a></text:p>
          <text:p text:style-name="P14"><text:a xlink:type="simple" xlink:href="#3.17.Execution log history|outline">3.17. Execution log history<text:tab/>24</text:a></text:p>
          <text:p text:style-name="P14"><text:a xlink:type="simple" xlink:href="#3.18.Replay|outline">3.18. Replay<text:tab/>24</text:a></text:p>
          <text:p text:style-name="P14"><text:a xlink:type="simple" xlink:href="#3.19.Generate mapping against target step|outline">3.19. Generate mapping against target step<text:tab/>25</text:a></text:p>
          <text:p text:style-name="P14"><text:a xlink:type="simple" xlink:href="#3.20.Safe mode|outline">3.20. Safe mode<text:tab/>26</text:a></text:p>
          <text:p text:style-name="P14"><text:a xlink:type="simple" xlink:href="#3.21.Welcome Screen|outline">3.21. Welcome Screen<text:tab/>26</text:a></text:p>
          <text:p text:style-name="P13"><text:a xlink:type="simple" xlink:href="#4.Creating a Transformation or Job|outline">4. Creating a Transformation or Job<text:tab/>28</text:a></text:p>
          <text:p text:style-name="P13"><text:a xlink:type="simple" xlink:href="#5.Database Connections|outline">5. Database Connections<text:tab/>29</text:a></text:p>
          <text:p text:style-name="P14"><text:a xlink:type="simple" xlink:href="#5.1.Description|outline">5.1. Description<text:tab/>29</text:a></text:p>
          <text:p text:style-name="P14"><text:a xlink:type="simple" xlink:href="#5.2.Screen shot|outline">5.2. Screen shot<text:tab/>29</text:a></text:p>
          <text:p text:style-name="P14"><text:a xlink:type="simple" xlink:href="#5.3.Options|outline">5.3. Options<text:tab/>29</text:a></text:p>
          <text:p text:style-name="P14"><text:a xlink:type="simple" xlink:href="#5.4.Quoting|outline">5.4. Quoting<text:tab/>30</text:a></text:p>
          <text:p text:style-name="P14"><text:a xlink:type="simple" xlink:href="#5.5.Database Usage Grid|outline">5.5. Database Usage Grid<text:tab/>31</text:a></text:p>
          <text:p text:style-name="P14"><text:a xlink:type="simple" xlink:href="#5.6.MS SQL Server|outline">5.6. MS SQL Server<text:tab/>33</text:a></text:p>
          <text:p text:style-name="P14"><text:a xlink:type="simple" xlink:href="#5.7.Oracle|outline">5.7. Oracle<text:tab/>34</text:a></text:p>
          <text:p text:style-name="P14"><text:a xlink:type="simple" xlink:href="#5.8.MySQL|outline">5.8. MySQL<text:tab/>34</text:a></text:p>
          <text:p text:style-name="P14"><text:a xlink:type="simple" xlink:href="#5.9.JNDI|outline">5.9. JNDI<text:tab/>35</text:a></text:p>
          <text:p text:style-name="P14"><text:a xlink:type="simple" xlink:href="#5.10.Usage|outline">5.10. Usage<text:tab/>36</text:a></text:p>
          <text:p text:style-name="P15"><text:a xlink:type="simple" xlink:href="#5.10.1.Create a new connection|outline">5.10.1. Create a new connection<text:tab/>36</text:a></text:p>
          <text:p text:style-name="P15"><text:a xlink:type="simple" xlink:href="#5.10.2.General Tab|outline">5.10.2. General Tab<text:tab/>37</text:a></text:p>
          <text:p text:style-name="P15"><text:a xlink:type="simple" xlink:href="#5.10.3.Edit a connection|outline">5.10.3. Edit a connection<text:tab/>38</text:a></text:p>
          <text:p text:style-name="P15"><text:a xlink:type="simple" xlink:href="#5.10.4.Duplicate a connection|outline">5.10.4. Duplicate a connection<text:tab/>38</text:a></text:p>
          <text:p text:style-name="P15"><text:a xlink:type="simple" xlink:href="#5.10.5.Copy to clipboard|outline">5.10.5. Copy to clipboard<text:tab/>38</text:a></text:p>
          <text:p text:style-name="P15"><text:a xlink:type="simple" xlink:href="#5.10.6.Delete a connection|outline">5.10.6. Delete a connection<text:tab/>38</text:a></text:p>
          <text:p text:style-name="P15"><text:a xlink:type="simple" xlink:href="#5.10.7.Test a connection|outline">5.10.7. Test a connection<text:tab/>39</text:a></text:p>
          <text:p text:style-name="P15"><text:a xlink:type="simple" xlink:href="#5.10.8.Execute SQL commands on a connection|outline">5.10.8. Execute SQL commands on a connection<text:tab/>39</text:a></text:p>
          <text:p text:style-name="P15"><text:a xlink:type="simple" xlink:href="#5.10.9.Clear DB Cache option|outline">5.10.9. Clear DB Cache option<text:tab/>39</text:a></text:p>
          <text:p text:style-name="P15"><text:a xlink:type="simple" xlink:href="#5.10.10.Explore|outline">5.10.10. Explore<text:tab/>39</text:a></text:p>
          <text:p text:style-name="P14"><text:a xlink:type="simple" xlink:href="#5.11.Unsupported databases|outline">5.11. Unsupported databases<text:tab/>40</text:a></text:p>
          <text:p text:style-name="P13"><text:a xlink:type="simple" xlink:href="#6.SQL Editor|outline">6. SQL Editor<text:tab/>41</text:a></text:p>
          <text:p text:style-name="P14"><text:a xlink:type="simple" xlink:href="#6.1.Description|outline">6.1. Description<text:tab/>41</text:a></text:p>
          <text:p text:style-name="P14"><text:a xlink:type="simple" xlink:href="#6.2.Screen shot|outline">6.2. Screen shot<text:tab/>41</text:a></text:p>
          <text:p text:style-name="P14"><text:a xlink:type="simple" xlink:href="#6.3.Limitations|outline">6.3. Limitations<text:tab/>41</text:a></text:p>
          <text:p text:style-name="P13"><text:a xlink:type="simple" xlink:href="#7.Database Explorer|outline">7. Database Explorer<text:tab/>42</text:a></text:p>
          <text:p text:style-name="P14"><text:a xlink:type="simple" xlink:href="#7.1.Screen shot|outline">7.1. Screen shot<text:tab/>42</text:a></text:p>
          <text:p text:style-name="P14"><text:a xlink:type="simple" xlink:href="#7.2.Description|outline">7.2. Description<text:tab/>42</text:a></text:p>
          <text:p text:style-name="P13"><text:a xlink:type="simple" xlink:href="#8.Hops|outline">8. Hops<text:tab/>43</text:a></text:p>
          <text:p text:style-name="P14"><text:a xlink:type="simple" xlink:href="#8.1.Description|outline">8.1. Description<text:tab/>43</text:a></text:p>
          <text:p text:style-name="P15"><text:a xlink:type="simple" xlink:href="#8.1.1.Transformation Hops|outline">8.1.1. Transformation Hops<text:tab/>43</text:a></text:p>
          <text:p text:style-name="P15"><text:a xlink:type="simple" xlink:href="#8.1.2.Job Hops|outline">8.1.2. Job Hops<text:tab/>43</text:a></text:p>
          <text:p text:style-name="P14"><text:a xlink:type="simple" xlink:href="#8.2.Screen shots|outline">8.2. Screen shots<text:tab/>44</text:a></text:p>
          <text:p text:style-name="P14"><text:a xlink:type="simple" xlink:href="#8.3.Creating A Hop|outline">8.3. Creating A Hop<text:tab/>44</text:a></text:p>
          <text:p text:style-name="P14"><text:a xlink:type="simple" xlink:href="#8.4.Splitting A Hop|outline">8.4. Splitting A Hop<text:tab/>44</text:a></text:p>
          <text:p text:style-name="P14"><text:a xlink:type="simple" xlink:href="#8.5.Loops|outline">8.5. Loops<text:tab/>45</text:a></text:p>
          <text:p text:style-name="P14"><text:a xlink:type="simple" xlink:href="#8.6.Mixing rows: trap detector|outline">8.6. Mixing rows: trap detector<text:tab/>45</text:a></text:p>
          <text:p text:style-name="P14"><text:a xlink:type="simple" xlink:href="#8.7.Transformation hop colors|outline">8.7. Transformation hop colors<text:tab/>45</text:a></text:p>
          <text:p text:style-name="P13"><text:a xlink:type="simple" xlink:href="#9.Variables|outline">9. Variables<text:tab/>47</text:a></text:p>
          <text:p text:style-name="P14"><text:a xlink:type="simple" xlink:href="#9.1.Variable usage|outline">9.1. Variable usage<text:tab/>47</text:a></text:p>
          <text:p text:style-name="P14"><text:a xlink:type="simple" xlink:href="#9.2.Variable scope|outline">9.2. Variable scope<text:tab/>47</text:a></text:p>
          <text:p text:style-name="P15"><text:a xlink:type="simple" xlink:href="#9.2.1.Environment variables|outline">9.2.1. Environment variables<text:tab/>47</text:a></text:p>
          <text:p text:style-name="P15"><text:a xlink:type="simple" xlink:href="#9.2.2.Kettle variables|outline">9.2.2. Kettle variables<text:tab/>47</text:a></text:p>
          <text:p text:style-name="P15"><text:a xlink:type="simple" xlink:href="#9.2.3.Internal variables|outline">9.2.3. Internal variables<text:tab/>48</text:a></text:p>
          <text:p text:style-name="P13"><text:a xlink:type="simple" xlink:href="#10.Transformation Settings|outline">10. Transformation Settings<text:tab/>49</text:a></text:p>
          <text:p text:style-name="P14"><text:a xlink:type="simple" xlink:href="#10.1.Description|outline">10.1. Description<text:tab/>49</text:a></text:p>
          <text:p text:style-name="P14"><text:a xlink:type="simple" xlink:href="#10.2.Screen shots|outline">10.2. Screen shots<text:tab/>49</text:a></text:p>
          <text:p text:style-name="P14"><text:a xlink:type="simple" xlink:href="#10.3.Options|outline">10.3. Options<text:tab/>50</text:a></text:p>
          <text:p text:style-name="P14"><text:a xlink:type="simple" xlink:href="#10.4.Extra|outline">10.4. Extra<text:tab/>51</text:a></text:p>
          <text:p text:style-name="P13"><text:a xlink:type="simple" xlink:href="#11.Transformation Steps|outline">11. Transformation Steps<text:tab/>52</text:a></text:p>
          <text:p text:style-name="P14"><text:a xlink:type="simple" xlink:href="#11.1.Description|outline">11.1. Description<text:tab/>52</text:a></text:p>
          <text:p text:style-name="P14"><text:a xlink:type="simple" xlink:href="#11.2.Launching several copies of a step|outline">11.2. Launching several copies of a step<text:tab/>52</text:a></text:p>
          <text:p text:style-name="P14"><text:a xlink:type="simple" xlink:href="#11.3.Distribute or copy?|outline">11.3. Distribute or copy?<text:tab/>54</text:a></text:p>
          <text:p text:style-name="P14"><text:a xlink:type="simple" xlink:href="#11.4.Generic error handling|outline">11.4. Generic error handling<text:tab/>55</text:a></text:p>
          <text:p text:style-name="P14"><text:a xlink:type="simple" xlink:href="#11.5.Apache Virtual File System (VFS) support |outline">11.5. Apache Virtual File System (VFS) support <text:tab/>58</text:a></text:p>
          <text:p text:style-name="P14"><text:a xlink:type="simple" xlink:href="#11.6.Transformation Step Types|outline">11.6. Transformation Step Types<text:tab/>61</text:a></text:p>
          <text:p text:style-name="P15"><text:a xlink:type="simple" xlink:href="#11.6.1.Text File Input|outline">11.6.1. Text File Input<text:tab/>61</text:a></text:p>
          <text:p text:style-name="P15"><text:a xlink:type="simple" xlink:href="#11.6.2.Table input|outline">11.6.2. Table input<text:tab/>70</text:a></text:p>
          <text:p text:style-name="P15"><text:a xlink:type="simple" xlink:href="#11.6.3.Get System Info|outline">11.6.3. Get System Info<text:tab/>73</text:a></text:p>
          <text:p text:style-name="P15"><text:a xlink:type="simple" xlink:href="#11.6.4.Generate Rows|outline">11.6.4. Generate Rows<text:tab/>76</text:a></text:p>
          <text:p text:style-name="P15"><text:a xlink:type="simple" xlink:href="#11.6.5.De-serialize from file (formerly Cube Input)|outline">11.6.5. De-serialize from file (formerly Cube Input)<text:tab/>77</text:a></text:p>
          <text:p text:style-name="P15"><text:a xlink:type="simple" xlink:href="#11.6.6.XBase input|outline">11.6.6. XBase input<text:tab/>78</text:a></text:p>
          <text:p text:style-name="P15"><text:a xlink:type="simple" xlink:href="#11.6.7.Excel input|outline">11.6.7. Excel input<text:tab/>79</text:a></text:p>
          <text:p text:style-name="P15"><text:a xlink:type="simple" xlink:href="#11.6.8.XML Input|outline">11.6.8. XML Input<text:tab/>83</text:a></text:p>
          <text:p text:style-name="P15"><text:a xlink:type="simple" xlink:href="#11.6.9.Get File Names|outline">11.6.9. Get File Names<text:tab/>86</text:a></text:p>
          <text:p text:style-name="P15"><text:a xlink:type="simple" xlink:href="#11.6.10.Text File Output|outline">11.6.10. Text File Output<text:tab/>87</text:a></text:p>
          <text:p text:style-name="P15"><text:a xlink:type="simple" xlink:href="#11.6.11.Table output|outline">11.6.11. Table output<text:tab/>90</text:a></text:p>
          <text:p text:style-name="P15"><text:a xlink:type="simple" xlink:href="#11.6.12.Insert / Update|outline">11.6.12. Insert / Update<text:tab/>92</text:a></text:p>
          <text:p text:style-name="P15"><text:a xlink:type="simple" xlink:href="#11.6.13.Update|outline">11.6.13. Update<text:tab/>94</text:a></text:p>
          <text:p text:style-name="P15"><text:a xlink:type="simple" xlink:href="#11.6.14.Delete|outline">11.6.14. Delete<text:tab/>95</text:a></text:p>
          <text:p text:style-name="P15"><text:a xlink:type="simple" xlink:href="#11.6.15.Serialize to file (formerly Cube File Output)|outline">11.6.15. Serialize to file (formerly Cube File Output)<text:tab/>96</text:a></text:p>
          <text:p text:style-name="P15"><text:a xlink:type="simple" xlink:href="#11.6.16.XML Output|outline">11.6.16. XML Output<text:tab/>97</text:a></text:p>
          <text:p text:style-name="P15"><text:a xlink:type="simple" xlink:href="#11.6.17.Excel Output|outline">11.6.17. Excel Output<text:tab/>100</text:a></text:p>
          <text:p text:style-name="P15"><text:a xlink:type="simple" xlink:href="#11.6.18.Microsoft Access Output|outline">11.6.18. Microsoft Access Output<text:tab/>102</text:a></text:p>
          <text:p text:style-name="P15"><text:a xlink:type="simple" xlink:href="#11.6.19.Database lookup|outline">11.6.19. Database lookup<text:tab/>103</text:a></text:p>
          <text:p text:style-name="P15"><text:a xlink:type="simple" xlink:href="#11.6.20.Stream lookup|outline">11.6.20. Stream lookup<text:tab/>104</text:a></text:p>
          <text:p text:style-name="P15"><text:a xlink:type="simple" xlink:href="#11.6.21.Call DB Procedure|outline">11.6.21. Call DB Procedure<text:tab/>106</text:a></text:p>
          <text:p text:style-name="P15"><text:a xlink:type="simple" xlink:href="#11.6.22.HTTP Client|outline">11.6.22. HTTP Client<text:tab/>108</text:a></text:p>
          <text:p text:style-name="P15"><text:a xlink:type="simple" xlink:href="#11.6.23.Select values|outline">11.6.23. Select values<text:tab/>109</text:a></text:p>
          <text:p text:style-name="P15"><text:a xlink:type="simple" xlink:href="#11.6.24.Filter rows|outline">11.6.24. Filter rows<text:tab/>111</text:a></text:p>
          <text:p text:style-name="P15"><text:a xlink:type="simple" xlink:href="#11.6.25.Sort rows|outline">11.6.25. Sort rows<text:tab/>113</text:a></text:p>
          <text:p text:style-name="P15"><text:a xlink:type="simple" xlink:href="#11.6.26.Add sequence|outline">11.6.26. Add sequence<text:tab/>114</text:a></text:p>
          <text:p text:style-name="P15"><text:a xlink:type="simple" xlink:href="#11.6.27.Dummy (do nothing)|outline">11.6.27. Dummy (do nothing)<text:tab/>116</text:a></text:p>
          <text:p text:style-name="P15"><text:a xlink:type="simple" xlink:href="#11.6.28.Row Normaliser|outline">11.6.28. Row Normaliser<text:tab/>117</text:a></text:p>
          <text:p text:style-name="P15"><text:a xlink:type="simple" xlink:href="#11.6.29.Split Fields|outline">11.6.29. Split Fields<text:tab/>119</text:a></text:p>
          <text:p text:style-name="P15"><text:a xlink:type="simple" xlink:href="#11.6.30.Unique rows|outline">11.6.30. Unique rows<text:tab/>121</text:a></text:p>
          <text:p text:style-name="P15"><text:a xlink:type="simple" xlink:href="#11.6.31.Group By|outline">11.6.31. Group By<text:tab/>122</text:a></text:p>
          <text:p text:style-name="P15"><text:a xlink:type="simple" xlink:href="#11.6.32.Null If|outline">11.6.32. Null If<text:tab/>123</text:a></text:p>
          <text:p text:style-name="P15"><text:a xlink:type="simple" xlink:href="#11.6.33.Calculator|outline">11.6.33. Calculator<text:tab/>124</text:a></text:p>
          <text:p text:style-name="P15"><text:a xlink:type="simple" xlink:href="#11.6.34.XML Add|outline">11.6.34. XML Add<text:tab/>126</text:a></text:p>
          <text:p text:style-name="P15"><text:a xlink:type="simple" xlink:href="#11.6.35.Add constants|outline">11.6.35. Add constants<text:tab/>129</text:a></text:p>
          <text:p text:style-name="P15"><text:a xlink:type="simple" xlink:href="#11.6.36.Row Denormaliser|outline">11.6.36. Row Denormaliser<text:tab/>130</text:a></text:p>
          <text:p text:style-name="P15"><text:a xlink:type="simple" xlink:href="#11.6.37.Flattener|outline">11.6.37. Flattener<text:tab/>131</text:a></text:p>
          <text:p text:style-name="P15"><text:a xlink:type="simple" xlink:href="#11.6.38.Value Mapper|outline">11.6.38. Value Mapper<text:tab/>133</text:a></text:p>
          <text:p text:style-name="P15"><text:a xlink:type="simple" xlink:href="#11.6.39.Blocking step|outline">11.6.39. Blocking step<text:tab/>134</text:a></text:p>
          <text:p text:style-name="P15"><text:a xlink:type="simple" xlink:href="#11.6.40.Join Rows (Cartesian product)|outline">11.6.40. Join Rows (Cartesian product)<text:tab/>135</text:a></text:p>
          <text:p text:style-name="P15"><text:a xlink:type="simple" xlink:href="#11.6.41.Database Join|outline">11.6.41. Database Join<text:tab/>137</text:a></text:p>
          <text:p text:style-name="P15"><text:a xlink:type="simple" xlink:href="#11.6.42.Merge rows|outline">11.6.42. Merge rows<text:tab/>138</text:a></text:p>
          <text:p text:style-name="P15"><text:a xlink:type="simple" xlink:href="#11.6.43.Sorted Merge|outline">11.6.43. Sorted Merge<text:tab/>139</text:a></text:p>
          <text:p text:style-name="P15"><text:a xlink:type="simple" xlink:href="#11.6.44.Merge Join|outline">11.6.44. Merge Join<text:tab/>140</text:a></text:p>
          <text:p text:style-name="P15"><text:a xlink:type="simple" xlink:href="#11.6.45.Java Script Value|outline">11.6.45. Java Script Value<text:tab/>141</text:a></text:p>
          <text:p text:style-name="P15"><text:a xlink:type="simple" xlink:href="#11.6.46.Modified Java Script Value|outline">11.6.46. Modified Java Script Value<text:tab/>147</text:a></text:p>
          <text:p text:style-name="P15"><text:a xlink:type="simple" xlink:href="#11.6.47.Execute SQL script|outline">11.6.47. Execute SQL script<text:tab/>149</text:a></text:p>
          <text:p text:style-name="P15"><text:a xlink:type="simple" xlink:href="#11.6.48.Dimension lookup/update|outline">11.6.48. Dimension lookup/update<text:tab/>151</text:a></text:p>
          <text:p text:style-name="P15"><text:a xlink:type="simple" xlink:href="#11.6.49.Combination lookup/update|outline">11.6.49. Combination lookup/update<text:tab/>155</text:a></text:p>
          <text:p text:style-name="P15"><text:a xlink:type="simple" xlink:href="#11.6.50.Mapping|outline">11.6.50. Mapping<text:tab/>158</text:a></text:p>
          <text:p text:style-name="P15"><text:a xlink:type="simple" xlink:href="#11.6.51.Get rows from result|outline">11.6.51. Get rows from result<text:tab/>161</text:a></text:p>
          <text:p text:style-name="P15"><text:a xlink:type="simple" xlink:href="#11.6.52.Copy rows to result|outline">11.6.52. Copy rows to result<text:tab/>161</text:a></text:p>
          <text:p text:style-name="P15"><text:a xlink:type="simple" xlink:href="#11.6.53.Set Variable|outline">11.6.53. Set Variable<text:tab/>162</text:a></text:p>
          <text:p text:style-name="P15"><text:a xlink:type="simple" xlink:href="#11.6.54.Get Variable|outline">11.6.54. Get Variable<text:tab/>163</text:a></text:p>
          <text:p text:style-name="P15"><text:a xlink:type="simple" xlink:href="#11.6.55.Get files from result|outline">11.6.55. Get files from result<text:tab/>164</text:a></text:p>
          <text:p text:style-name="P15"><text:a xlink:type="simple" xlink:href="#11.6.56.Set files in result|outline">11.6.56. Set files in result<text:tab/>165</text:a></text:p>
          <text:p text:style-name="P15"><text:a xlink:type="simple" xlink:href="#11.6.57.Injector|outline">11.6.57. Injector<text:tab/>166</text:a></text:p>
          <text:p text:style-name="P15"><text:a xlink:type="simple" xlink:href="#11.6.58.Socket reader|outline">11.6.58. Socket reader<text:tab/>167</text:a></text:p>
          <text:p text:style-name="P15"><text:a xlink:type="simple" xlink:href="#11.6.59.Socket writer|outline">11.6.59. Socket writer<text:tab/>167</text:a></text:p>
          <text:p text:style-name="P15"><text:a xlink:type="simple" xlink:href="#11.6.60.Aggregate Rows|outline">11.6.60. Aggregate Rows<text:tab/>168</text:a></text:p>
          <text:p text:style-name="P15"><text:a xlink:type="simple" xlink:href="#11.6.61.Streaming XML Input|outline">11.6.61. Streaming XML Input<text:tab/>169</text:a></text:p>
          <text:p text:style-name="P15"><text:a xlink:type="simple" xlink:href="#11.6.62.Abort |outline">11.6.62. Abort <text:tab/>174</text:a></text:p>
          <text:p text:style-name="P15"><text:a xlink:type="simple" xlink:href="#11.6.63.Oracle Bulk Loader |outline">11.6.63. Oracle Bulk Loader <text:tab/>175</text:a></text:p>
          <text:p text:style-name="P13"><text:a xlink:type="simple" xlink:href="#12.Job Settings|outline">12. Job Settings<text:tab/>177</text:a></text:p>
          <text:p text:style-name="P14"><text:a xlink:type="simple" xlink:href="#12.1.Description|outline">12.1. Description<text:tab/>177</text:a></text:p>
          <text:p text:style-name="P14"><text:a xlink:type="simple" xlink:href="#12.2.Screenshot|outline">12.2. Screenshot<text:tab/>177</text:a></text:p>
          <text:p text:style-name="P14"><text:a xlink:type="simple" xlink:href="#12.3.Options|outline">12.3. Options<text:tab/>177</text:a></text:p>
          <text:p text:style-name="P14"><text:a xlink:type="simple" xlink:href="#12.4.Extra|outline">12.4. Extra<text:tab/>177</text:a></text:p>
          <text:p text:style-name="P13"><text:a xlink:type="simple" xlink:href="#13.Job Entries|outline">13. Job Entries<text:tab/>178</text:a></text:p>
          <text:p text:style-name="P14"><text:a xlink:type="simple" xlink:href="#13.1.Description|outline">13.1. Description<text:tab/>178</text:a></text:p>
          <text:p text:style-name="P14"><text:a xlink:type="simple" xlink:href="#13.2.Job Entry Types|outline">13.2. Job Entry Types<text:tab/>178</text:a></text:p>
          <text:p text:style-name="P15"><text:a xlink:type="simple" xlink:href="#13.2.1.Special Job Entries|outline">13.2.1. Special Job Entries<text:tab/>178</text:a></text:p>
          <text:p text:style-name="P15"><text:a xlink:type="simple" xlink:href="#13.2.2.Transformation|outline">13.2.2. Transformation<text:tab/>180</text:a></text:p>
          <text:p text:style-name="P15"><text:a xlink:type="simple" xlink:href="#13.2.3.Job|outline">13.2.3. Job<text:tab/>182</text:a></text:p>
          <text:p text:style-name="P15"><text:a xlink:type="simple" xlink:href="#13.2.4.Shell|outline">13.2.4. Shell<text:tab/>184</text:a></text:p>
          <text:p text:style-name="P15"><text:a xlink:type="simple" xlink:href="#13.2.5.Mail|outline">13.2.5. Mail<text:tab/>186</text:a></text:p>
          <text:p text:style-name="P15"><text:a xlink:type="simple" xlink:href="#13.2.6.SQL|outline">13.2.6. SQL<text:tab/>188</text:a></text:p>
          <text:p text:style-name="P15"><text:a xlink:type="simple" xlink:href="#13.2.7.FTP|outline">13.2.7. FTP<text:tab/>189</text:a></text:p>
          <text:p text:style-name="P15"><text:a xlink:type="simple" xlink:href="#13.2.8.Table Exists|outline">13.2.8. Table Exists<text:tab/>190</text:a></text:p>
          <text:p text:style-name="P15"><text:a xlink:type="simple" xlink:href="#13.2.9.File Exists|outline">13.2.9. File Exists<text:tab/>191</text:a></text:p>
          <text:p text:style-name="P15"><text:a xlink:type="simple" xlink:href="#13.2.10.Evaluation|outline">13.2.10. Evaluation<text:tab/>192</text:a></text:p>
          <text:p text:style-name="P15"><text:a xlink:type="simple" xlink:href="#13.2.11.SFTP|outline">13.2.11. SFTP<text:tab/>193</text:a></text:p>
          <text:p text:style-name="P15"><text:a xlink:type="simple" xlink:href="#13.2.12.HTTP|outline">13.2.12. HTTP<text:tab/>194</text:a></text:p>
          <text:p text:style-name="P15"><text:a xlink:type="simple" xlink:href="#13.2.13.Create a file|outline">13.2.13. Create a file<text:tab/>196</text:a></text:p>
          <text:p text:style-name="P15"><text:a xlink:type="simple" xlink:href="#13.2.14.Delete a file|outline">13.2.14. Delete a file<text:tab/>197</text:a></text:p>
          <text:p text:style-name="P15"><text:a xlink:type="simple" xlink:href="#13.2.15.Wait for a file|outline">13.2.15. Wait for a file<text:tab/>198</text:a></text:p>
          <text:p text:style-name="P15"><text:a xlink:type="simple" xlink:href="#13.2.16.File compare|outline">13.2.16. File compare<text:tab/>199</text:a></text:p>
          <text:p text:style-name="P15"><text:a xlink:type="simple" xlink:href="#13.2.17.Put files with SecureFTP|outline">13.2.17. Put files with SecureFTP<text:tab/>200</text:a></text:p>
          <text:p text:style-name="P15"><text:a xlink:type="simple" xlink:href="#13.2.18.Ping a host|outline">13.2.18. Ping a host<text:tab/>201</text:a></text:p>
          <text:p text:style-name="P15"><text:a xlink:type="simple" xlink:href="#13.2.19.Wait for|outline">13.2.19. Wait for<text:tab/>202</text:a></text:p>
          <text:p text:style-name="P15"><text:a xlink:type="simple" xlink:href="#13.2.20.Display Msgbox info|outline">13.2.20. Display Msgbox info<text:tab/>203</text:a></text:p>
          <text:p text:style-name="P15"><text:a xlink:type="simple" xlink:href="#13.2.21.Abort job|outline">13.2.21. Abort job<text:tab/>204</text:a></text:p>
          <text:p text:style-name="P15"><text:a xlink:type="simple" xlink:href="#13.2.22.XSL transformation|outline">13.2.22. XSL transformation<text:tab/>205</text:a></text:p>
          <text:p text:style-name="P15"><text:a xlink:type="simple" xlink:href="#13.2.23.Zip files|outline">13.2.23. Zip files<text:tab/>206</text:a></text:p>
          <text:p text:style-name="P13"><text:a xlink:type="simple" xlink:href="#14.Graphical View|outline">14. Graphical View<text:tab/>207</text:a></text:p>
          <text:p text:style-name="P14"><text:a xlink:type="simple" xlink:href="#14.1.Description|outline">14.1. Description<text:tab/>207</text:a></text:p>
          <text:p text:style-name="P14"><text:a xlink:type="simple" xlink:href="#14.2.Adding steps or job entries|outline">14.2. Adding steps or job entries<text:tab/>207</text:a></text:p>
          <text:p text:style-name="P15"><text:a xlink:type="simple" xlink:href="#14.2.1.Create steps by drag and drop|outline">14.2.1. Create steps by drag and drop<text:tab/>207</text:a></text:p>
          <text:p text:style-name="P15"><text:a xlink:type="simple" xlink:href="#14.2.2.Create steps from the step types tree|outline">14.2.2. Create steps from the step types tree<text:tab/>207</text:a></text:p>
          <text:p text:style-name="P15"><text:a xlink:type="simple" xlink:href="#14.2.3.Create steps on the place where you like them|outline">14.2.3. Create steps on the place where you like them<text:tab/>208</text:a></text:p>
          <text:p text:style-name="P14"><text:a xlink:type="simple" xlink:href="#14.3.Hiding a step|outline">14.3. Hiding a step<text:tab/>208</text:a></text:p>
          <text:p text:style-name="P14"><text:a xlink:type="simple" xlink:href="#14.4.Transformation Step options ( right click popup menu)|outline">14.4. Transformation Step options ( right click popup menu)<text:tab/>208</text:a></text:p>
          <text:p text:style-name="P15"><text:a xlink:type="simple" xlink:href="#14.4.1.Edit step|outline">14.4.1. Edit step<text:tab/>208</text:a></text:p>
          <text:p text:style-name="P15"><text:a xlink:type="simple" xlink:href="#14.4.2.Edit description|outline">14.4.2. Edit description<text:tab/>208</text:a></text:p>
          <text:p text:style-name="P15"><text:a xlink:type="simple" xlink:href="#14.4.3.Copy data / distribute data|outline">14.4.3. Copy data / distribute data<text:tab/>208</text:a></text:p>
          <text:p text:style-name="P15"><text:a xlink:type="simple" xlink:href="#14.4.4.Copies|outline">14.4.4. Copies<text:tab/>208</text:a></text:p>
          <text:p text:style-name="P15"><text:a xlink:type="simple" xlink:href="#14.4.5.Duplicate step|outline">14.4.5. Duplicate step<text:tab/>208</text:a></text:p>
          <text:p text:style-name="P15"><text:a xlink:type="simple" xlink:href="#14.4.6.Delete step|outline">14.4.6. Delete step<text:tab/>208</text:a></text:p>
          <text:p text:style-name="P15"><text:a xlink:type="simple" xlink:href="#14.4.7.Show input fields|outline">14.4.7. Show input fields<text:tab/>208</text:a></text:p>
          <text:p text:style-name="P15"><text:a xlink:type="simple" xlink:href="#14.4.8.Show output fields|outline">14.4.8. Show output fields<text:tab/>208</text:a></text:p>
          <text:p text:style-name="P14"><text:a xlink:type="simple" xlink:href="#14.5.Job entry options (right click popup menu)|outline">14.5. Job entry options (right click popup menu)<text:tab/>208</text:a></text:p>
          <text:p text:style-name="P15"><text:a xlink:type="simple" xlink:href="#14.5.1.Open Transformation/Job|outline">14.5.1. Open Transformation/Job<text:tab/>208</text:a></text:p>
          <text:p text:style-name="P15"><text:a xlink:type="simple" xlink:href="#14.5.2.Edit job entry|outline">14.5.2. Edit job entry<text:tab/>209</text:a></text:p>
          <text:p text:style-name="P15"><text:a xlink:type="simple" xlink:href="#14.5.3.Edit job entry description|outline">14.5.3. Edit job entry description<text:tab/>209</text:a></text:p>
          <text:p text:style-name="P15"><text:a xlink:type="simple" xlink:href="#14.5.4.Create shadow copy of job entry|outline">14.5.4. Create shadow copy of job entry<text:tab/>209</text:a></text:p>
          <text:p text:style-name="P15"><text:a xlink:type="simple" xlink:href="#14.5.5.Copy selected entries to clipboard (CTRL-C)|outline">14.5.5. Copy selected entries to clipboard (CTRL-C)<text:tab/>209</text:a></text:p>
          <text:p text:style-name="P15"><text:a xlink:type="simple" xlink:href="#14.5.6.Align / distribute|outline">14.5.6. Align / distribute<text:tab/>209</text:a></text:p>
          <text:p text:style-name="P15"><text:a xlink:type="simple" xlink:href="#14.5.7.Detach entry|outline">14.5.7. Detach entry<text:tab/>209</text:a></text:p>
          <text:p text:style-name="P15"><text:a xlink:type="simple" xlink:href="#14.5.8.Delete all copies of this entry.|outline">14.5.8. Delete all copies of this entry.<text:tab/>209</text:a></text:p>
          <text:p text:style-name="P14"><text:a xlink:type="simple" xlink:href="#14.6.Adding hops|outline">14.6. Adding hops<text:tab/>210</text:a></text:p>
          <text:p text:style-name="P14"><text:a xlink:type="simple" xlink:href="#14.7.Running a Transformation Overview|outline">14.7. Running a Transformation Overview<text:tab/>210</text:a></text:p>
          <text:p text:style-name="P14"><text:a xlink:type="simple" xlink:href="#14.8.Screenshot|outline">14.8. Screenshot<text:tab/>210</text:a></text:p>
          <text:p text:style-name="P14"><text:a xlink:type="simple" xlink:href="#14.9.Execution Options|outline">14.9. Execution Options<text:tab/>210</text:a></text:p>
          <text:p text:style-name="P15"><text:a xlink:type="simple" xlink:href="#14.9.1.Where to Execute|outline">14.9.1. Where to Execute<text:tab/>210</text:a></text:p>
          <text:p text:style-name="P15"><text:a xlink:type="simple" xlink:href="#14.9.2.Preview|outline">14.9.2. Preview<text:tab/>211</text:a></text:p>
          <text:p text:style-name="P15"><text:a xlink:type="simple" xlink:href="#14.9.3.Enable safe mode|outline">14.9.3. Enable safe mode<text:tab/>211</text:a></text:p>
          <text:p text:style-name="P15"><text:a xlink:type="simple" xlink:href="#14.9.4.Log Level|outline">14.9.4. Log Level<text:tab/>211</text:a></text:p>
          <text:p text:style-name="P15"><text:a xlink:type="simple" xlink:href="#14.9.5.Replay Date|outline">14.9.5. Replay Date<text:tab/>211</text:a></text:p>
          <text:p text:style-name="P15"><text:a xlink:type="simple" xlink:href="#14.9.6.Arguments|outline">14.9.6. Arguments<text:tab/>211</text:a></text:p>
          <text:p text:style-name="P15"><text:a xlink:type="simple" xlink:href="#14.9.7.Variables|outline">14.9.7. Variables<text:tab/>211</text:a></text:p>
          <text:p text:style-name="P14"><text:a xlink:type="simple" xlink:href="#14.10.Setting up Remote and Slave Servers|outline">14.10. Setting up Remote and Slave Servers<text:tab/>211</text:a></text:p>
          <text:p text:style-name="P15"><text:a xlink:type="simple" xlink:href="#14.10.1.Overview|outline">14.10.1. Overview<text:tab/>211</text:a></text:p>
          <text:p text:style-name="P15"><text:a xlink:type="simple" xlink:href="#14.10.2.Screen shot|outline">14.10.2. Screen shot<text:tab/>212</text:a></text:p>
          <text:p text:style-name="P15"><text:a xlink:type="simple" xlink:href="#14.10.3.Configuring a remote or slave server|outline">14.10.3. Configuring a remote or slave server<text:tab/>212</text:a></text:p>
          <text:p text:style-name="P14"><text:a xlink:type="simple" xlink:href="#14.11.Clustering|outline">14.11. Clustering<text:tab/>213</text:a></text:p>
          <text:p text:style-name="P15"><text:a xlink:type="simple" xlink:href="#14.11.1.Overview|outline">14.11.1. Overview<text:tab/>213</text:a></text:p>
          <text:p text:style-name="P15"><text:a xlink:type="simple" xlink:href="#14.11.2.Screen shot|outline">14.11.2. Screen shot<text:tab/>213</text:a></text:p>
          <text:p text:style-name="P15"><text:a xlink:type="simple" xlink:href="#14.11.3.Creating a cluster schema|outline">14.11.3. Creating a cluster schema<text:tab/>213</text:a></text:p>
          <text:p text:style-name="P15"><text:a xlink:type="simple" xlink:href="#14.11.4.Running transformations using a cluster|outline">14.11.4. Running transformations using a cluster<text:tab/>213</text:a></text:p>
          <text:p text:style-name="P15"><text:a xlink:type="simple" xlink:href="#14.11.5.Basic Clustering Example|outline">14.11.5. Basic Clustering Example<text:tab/>214</text:a></text:p>
          <text:p text:style-name="P13"><text:a xlink:type="simple" xlink:href="#15.Logging|outline">15. Logging<text:tab/>217</text:a></text:p>
          <text:p text:style-name="P14"><text:a xlink:type="simple" xlink:href="#15.1.Logging Description|outline">15.1. Logging Description<text:tab/>217</text:a></text:p>
          <text:p text:style-name="P14"><text:a xlink:type="simple" xlink:href="#15.2.Screenshots|outline">15.2. Screenshots<text:tab/>217</text:a></text:p>
          <text:p text:style-name="P14"><text:a xlink:type="simple" xlink:href="#15.3.Log Grid|outline">15.3. Log Grid<text:tab/>217</text:a></text:p>
          <text:p text:style-name="P15"><text:a xlink:type="simple" xlink:href="#15.3.1.Transformation Log Grid|outline">15.3.1. Transformation Log Grid<text:tab/>217</text:a></text:p>
          <text:p text:style-name="P15"><text:a xlink:type="simple" xlink:href="#15.3.2.Job Log Grid|outline">15.3.2. Job Log Grid<text:tab/>218</text:a></text:p>
          <text:p text:style-name="P14"><text:a xlink:type="simple" xlink:href="#15.4.15.4. Buttons|outline">15.4. 15.4. Buttons<text:tab/>218</text:a></text:p>
          <text:p text:style-name="P15"><text:a xlink:type="simple" xlink:href="#15.4.1.15.4.1 Transformation Buttons |outline">15.4.1. 15.4.1 Transformation Buttons <text:tab/>218</text:a></text:p>
          <text:p text:style-name="P15"><text:a xlink:type="simple" xlink:href="#15.4.2.Job Buttons|outline">15.4.2. Job Buttons<text:tab/>220</text:a></text:p>
          <text:p text:style-name="P13"><text:a xlink:type="simple" xlink:href="#16.Grids|outline">16. Grids<text:tab/>221</text:a></text:p>
          <text:p text:style-name="P14"><text:a xlink:type="simple" xlink:href="#16.1.Description|outline">16.1. Description<text:tab/>221</text:a></text:p>
          <text:p text:style-name="P14"><text:a xlink:type="simple" xlink:href="#16.2.Functions|outline">16.2. Functions<text:tab/>221</text:a></text:p>
          <text:p text:style-name="P14"><text:a xlink:type="simple" xlink:href="#16.3.Navigating|outline">16.3. Navigating<text:tab/>221</text:a></text:p>
          <text:p text:style-name="P13"><text:a xlink:type="simple" xlink:href="#17.Repository Explorer|outline">17. Repository Explorer<text:tab/>222</text:a></text:p>
          <text:p text:style-name="P14"><text:a xlink:type="simple" xlink:href="#17.1.Description|outline">17.1. Description<text:tab/>222</text:a></text:p>
          <text:p text:style-name="P14"><text:a xlink:type="simple" xlink:href="#17.2.Screenshot|outline">17.2. Screenshot<text:tab/>222</text:a></text:p>
          <text:p text:style-name="P14"><text:a xlink:type="simple" xlink:href="#17.3.Right click functions|outline">17.3. Right click functions<text:tab/>223</text:a></text:p>
          <text:p text:style-name="P14"><text:a xlink:type="simple" xlink:href="#17.4.Backup / Recovery|outline">17.4. Backup / Recovery<text:tab/>223</text:a></text:p>
          <text:p text:style-name="P13"><text:a xlink:type="simple" xlink:href="#18.Shared objects|outline">18. Shared objects<text:tab/>224</text:a></text:p>
          <text:p text:style-name="P13"><text:a xlink:type="simple" xlink:href="#19.APENDIX A|outline">19. APENDIX A<text:tab/>225</text:a></text:p>
        </text:index-body>
      </text:table-of-content>
      <text:list text:style-name="Numbering_20_1" text:continue-numbering="true">
        <text:list-header>
          <text:p text:style-name="P16"/>
        </text:list-header>
      </text:list>
      <text:p text:style-name="P17"/>
      <text:list text:style-name="Numbering_20_1" text:continue-numbering="true">
        <text:list-item>
          <text:h text:style-name="P12" text:outline-level="1">About This Document</text:h>
          <text:list>
            <text:list-item>
              <text:h text:style-name="P18" text:outline-level="2">What it is</text:h>
            </text:list-item>
          </text:list>
        </text:list-item>
      </text:list>
      <text:p text:style-name="Standard">This document is a technical description of Spoon, the graphical transformation and job designer of the Pentaho Data Integration suite a.k.a. Kettle.</text:p>
      <text:list text:style-name="Numbering_20_1" text:continue-numbering="true">
        <text:list-item>
          <text:list text:continue-numbering="true">
            <text:list-item>
              <text:h text:style-name="P18" text:outline-level="2">What it is not</text:h>
            </text:list-item>
          </text:list>
        </text:list-item>
      </text:list>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list text:style-name="Numbering_20_1" text:continue-numbering="true">
        <text:list-item>
          <text:list text:continue-numbering="true">
            <text:list-item>
              <text:h text:style-name="P18" text:outline-level="2">Other documentation</text:h>
            </text:list-item>
          </text:list>
        </text:list-item>
      </text:list>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19"><text:a xlink:type="simple" xlink:href="http://kettle.pentaho.org/screenshots/"><text:span text:style-name="T3">http://kettle.pentaho.org/screenshots/</text:span></text:a></text:p>
      <text:p text:style-name="P19"/>
      <text:p text:style-name="Standard">Pentaho Data Integration community website – news, case studies, weekly tips and more:</text:p>
      <text:p text:style-name="P19"><text:a xlink:type="simple" xlink:href="http://kettle.pentaho.org/"><text:span text:style-name="T3">http://kettle.pentaho.org</text:span></text:a></text:p>
      <text:p text:style-name="P19"/>
      <text:p text:style-name="Standard">Pentaho Data Integration Forum – discussions on design, features, bugs and enhancements:</text:p>
      <text:p text:style-name="Standard"><text:tab/><text:a xlink:type="simple" xlink:href="http://forums.pentaho.org/forumdisplay.php?f=69"><text:span text:style-name="T3">http://forums.pentaho.org/forumdisplay.php?f=69</text:span></text:a></text:p>
      <text:p text:style-name="Standard"/>
      <text:p text:style-name="Standard">Running transformations in batch using Pan:<text:tab/><text:tab/>Pan-2.5.pdf</text:p>
      <text:p text:style-name="Standard"/>
      <text:p text:style-name="Standard">Running jobs in batch using Kitchen: <text:tab/><text:tab/>Kitchen-2.5.pdf</text:p>
      <text:p text:style-name="Standard"/>
      <text:p text:style-name="Standard">An introduction to Pentaho Data Integration in Roland Bouman's blog:</text:p>
      <text:p text:style-name="P19"><text:a xlink:type="simple" xlink:href="http://rpbouman.blogspot.com/2006/06/pentaho-data-integration-kettle-turns.html"><text:span text:style-name="T3">http://rpbouman.blogspot.com/2006/06/pentaho-data-integration-kettle-turns.html</text:span></text:a></text:p>
      <text:p text:style-name="P19"/>
      <text:p text:style-name="Standard">Nicholas Goodman is also blogging on Kettle and BI: <text:a xlink:type="simple" xlink:href="http://www.nicholasgoodman.com/"><text:span text:style-name="T3">http://www.nicholasgoodman.com</text:span></text:a></text:p>
      <text:p text:style-name="Standard">(Nick is director of Business Intelligence at Pentaho)</text:p>
      <text:p text:style-name="Standard"/>
      <text:p text:style-name="P17"/>
      <text:list text:style-name="Numbering_20_1" text:continue-numbering="true">
        <text:list-item>
          <text:h text:style-name="P12" text:outline-level="1">Introduction to Spoon</text:h>
          <text:list>
            <text:list-item>
              <text:h text:style-name="P18" text:outline-level="2">What is spoon?</text:h>
            </text:list-item>
          </text:list>
        </text:list-item>
      </text:list>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4">NOTE:</text:span> <text:span text:style-name="T5">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4">Pentaho Data Integration makes data warehouses easier to build, update and maintain!</text:span></text:p>
      <text:list text:style-name="Numbering_20_1" text:continue-numbering="true">
        <text:list-item>
          <text:list text:continue-numbering="true">
            <text:list-item>
              <text:h text:style-name="P18" text:outline-level="2"><text:bookmark-start text:name="_2.2._Installation"/>Installation<text:bookmark-end text:name="_2.2._Installation"/></text:h>
            </text:list-item>
          </text:list>
        </text:list-item>
      </text:list>
      <text:p text:style-name="Standard">The first step is the installation of Sun Microsystems Java Runtime Environment version 1.4 or higher. You can download a JRE for free at <text:a xlink:type="simple" xlink:href="http://www.javasoft.com/"><text:span text:style-name="T3">http://www.javasoft.com/</text:span></text:a>.</text:p>
      <text:p text:style-name="Standard"/>
      <text:p text:style-name="Standard">After this, you can simply unzip the zip-file: Kettle-2.5.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p text:style-name="P17"/>
      <text:list text:style-name="Numbering_20_1" text:continue-numbering="true">
        <text:list-item>
          <text:list text:continue-numbering="true">
            <text:list-item>
              <text:h text:style-name="P18" text:outline-level="2">Launching spoon</text:h>
            </text:list-item>
          </text:list>
        </text:list-item>
      </text:list>
      <text:p text:style-name="Standard">To launch Spoon on the different platforms these are the scripts that are provided:</text:p>
      <text:p text:style-name="P3"/>
      <text:p text:style-name="P20"><text:span text:style-name="T6">Spoon.bat</text:span><text:span text:style-name="T7">:<text:tab/>launch Spoon on the Windows platform.</text:span></text:p>
      <text:p text:style-name="P20"><text:span text:style-name="T6">spoon.sh</text:span><text:span text:style-name="T7">: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list text:style-name="Numbering_20_1" text:continue-numbering="true">
        <text:list-item>
          <text:list text:continue-numbering="true">
            <text:list-item>
              <text:h text:style-name="P18" text:outline-level="2">Supported platforms</text:h>
            </text:list-item>
          </text:list>
        </text:list-item>
      </text:list>
      <text:p text:style-name="Standard">The Spoon GUI is supported on the following platforms:</text:p>
      <text:list text:style-name="WW8Num31">
        <text:list-item>
          <text:p text:style-name="P21">Microsoft Windows: all platforms since Windows 95, including Vista</text:p>
        </text:list-item>
        <text:list-item>
          <text:p text:style-name="P21">Linux GTK: on i386 and x86_64 processors, works best on Gnome</text:p>
        </text:list-item>
        <text:list-item>
          <text:p text:style-name="P21">Apple's OSX: works both on PowerPC and Intel machines</text:p>
        </text:list-item>
        <text:list-item>
          <text:p text:style-name="P21">Solaris: using a Motif interface (GTK optional)</text:p>
        </text:list-item>
        <text:list-item>
          <text:p text:style-name="P21">AIX: using a Motif interface</text:p>
        </text:list-item>
        <text:list-item>
          <text:p text:style-name="P21">HP-UX: using a Motif interface (GTK optional)</text:p>
        </text:list-item>
        <text:list-item>
          <text:p text:style-name="P21">FreeBSD: preliminary support on i386, not yet on x86_64</text:p>
        </text:list-item>
      </text:list>
      <text:p text:style-name="Standard"/>
      <text:list text:style-name="Numbering_20_1" text:continue-numbering="true">
        <text:list-item>
          <text:list text:continue-numbering="true">
            <text:list-item>
              <text:h text:style-name="P18" text:outline-level="2">Known issues</text:h>
            </text:list-item>
          </text:list>
        </text:list-item>
      </text:list>
      <text:p text:style-name="P22">Linux</text:p>
      <text:p text:style-name="Standard"><text:span text:style-name="T7">Occasional JVM crashes running SuSE </text:span>Linux and KDE. Running under Gnome has no problems. (detected on SUSE Linux 10.1 but earlier versions suffer the same problem)</text:p>
      <text:p text:style-name="Standard"/>
      <text:p text:style-name="P22">FreeBSD</text:p>
      <text:p text:style-name="Standard"><text:span text:style-name="T7">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T3">http://kettle.javaforge.com</text:span></text:a> for up-to-date information on</text:p>
      <text:p text:style-name="Standard">discovered issues.</text:p>
      <text:p text:style-name="Standard"/>
      <text:list text:style-name="Numbering_20_1" text:continue-numbering="true">
        <text:list-item>
          <text:list text:continue-numbering="true">
            <text:list-item>
              <text:h text:style-name="P23" text:outline-level="2">Screen shots</text:h>
            </text:list-item>
          </text:list>
        </text:list-item>
      </text:list>
      <text:p text:style-name="P24"><draw:frame draw:style-name="fr3" draw:name="Frame4" text:anchor-type="paragraph" svg:x="1.118cm" svg:y="0.108cm" svg:width="13.069cm" draw:z-index="240"><draw:text-box fo:min-height="8.438cm"><text:p text:style-name="P25"><draw:frame draw:style-name="fr4" draw:name="Designing a transformation" text:anchor-type="char" svg:x="0.004cm" svg:y="0.002cm" svg:width="13.069cm" style:rel-width="100%" svg:height="8.438cm" style:rel-height="scale" draw:z-index="242"><draw:image xlink:href="Pictures/10000000000004B5000002F4A6D4853A.png" xlink:type="simple" xlink:show="embed" xlink:actuate="onLoad"/></draw:frame>Designing a Transformation</text:p></draw:text-box></draw:frame></text:p>
      <text:p text:style-name="P26"><draw:frame draw:style-name="fr5" draw:name="Frame5" text:anchor-type="paragraph" svg:width="13.527cm" draw:z-index="241"><draw:text-box fo:min-height="8.072cm"><text:p text:style-name="Illustration"><draw:frame draw:style-name="fr6" draw:name="Designing a job" text:anchor-type="char" svg:x="0.963cm" svg:y="0.002cm" svg:width="13.797cm" style:rel-width="102%" svg:height="8.257cm" style:rel-height="scale" draw:z-index="243"><draw:image xlink:href="Pictures/10000000000004F3000002F453060A57.png" xlink:type="simple" xlink:show="embed" xlink:actuate="onLoad"/></draw:frame>Designing a job</text:p></draw:text-box></draw:frame><text:tab/><text:tab/><text:tab/><text:tab/><text:tab/></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re Objects bar contains core job entry types. <text:s/>These items are described in detail in the chapters below: <text:a xlink:type="simple" xlink:href="#_4._Database_Connections"><text:span text:style-name="T3">4. Database Connections</text:span></text:a>, <text:a xlink:type="simple" xlink:href="#_7._Hops"><text:span text:style-name="T3">7. Hops</text:span></text:a>, <text:a xlink:type="simple" xlink:href="#_10._Transformation_Steps"><text:span text:style-name="T3">10. Transformation Steps</text:span></text:a>, <text:a xlink:type="simple" xlink:href="#_12._Job_Entries"><text:span text:style-name="T3">12. Job Entries</text:span></text:a>, <text:a xlink:type="simple" xlink:href="#_13._Graphical_View"><text:span text:style-name="T3">13. Graphical View</text:span></text:a>. </text:p>
      <text:p text:style-name="Standard"/>
      <text:list text:style-name="Numbering_20_1" text:continue-numbering="true">
        <text:list-item>
          <text:list text:continue-numbering="true">
            <text:list-item>
              <text:h text:style-name="P18" text:outline-level="2">Command line options</text:h>
            </text:list-item>
          </text:list>
        </text:list-item>
      </text:list>
      <text:p text:style-name="Standard">These are the command line options that you can use.</text:p>
      <text:p text:style-name="P22">Important Notes:</text:p>
      <text:list text:style-name="WW8Num15">
        <text:list-item>
          <text:p text:style-name="P27"><text:span text:style-name="T5">On Windows we advice you to use the </text:span><text:span text:style-name="T8">/option:value</text:span><text:span text:style-name="T5"> format to avoid command line parsing problems by the MS-DOS shell.</text:span></text:p>
        </text:list-item>
        <text:list-item>
          <text:p text:style-name="P28">Fields in italic represent the values that the options use.</text:p>
        </text:list-item>
        <text:list-item>
          <text:p text:style-name="P28">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5">filename</text:span></text:p>
      <text:p text:style-name="P29"/>
      <text:p text:style-name="Standard">This option runs the transformation defined in the XML file. (.ktr : Kettle Transformation)</text:p>
      <text:p text:style-name="Standard"/>
      <text:p text:style-name="Code_20_Example">-logfile=<text:span text:style-name="T5">Logging Filename</text:span></text:p>
      <text:p text:style-name="P29"/>
      <text:p text:style-name="Standard">Specifies the log file. The default is the standard output.</text:p>
      <text:p text:style-name="Standard"/>
      <text:p text:style-name="Code_20_Example">-level=<text:span text:style-name="T5">Logging Level</text:span></text:p>
      <text:p text:style-name="P30"/>
      <text:p text:style-name="Standard">The level option sets the log level for the transformation that’s being run.</text:p>
      <text:p text:style-name="Standard">These are the possible values:</text:p>
      <text:p text:style-name="P20"><text:span text:style-name="T6">Nothing:</text:span><text:span text:style-name="T7"> <text:tab/>Don’t show any output</text:span></text:p>
      <text:p text:style-name="P20"><text:span text:style-name="T6">Error:</text:span><text:span text:style-name="T7"> <text:tab/><text:tab/>Only show errors</text:span></text:p>
      <text:p text:style-name="P20"><text:span text:style-name="T6">Minimal:</text:span><text:span text:style-name="T7"> <text:tab/>Only use minimal logging</text:span></text:p>
      <text:p text:style-name="P19"><text:span text:style-name="T6">Basic:</text:span><text:span text:style-name="T7"> <text:tab/><text:tab/>This is the default basic logging level</text:span></text:p>
      <text:p text:style-name="P19"><text:span text:style-name="T6">Detailed:</text:span><text:span text:style-name="T7"> <text:tab/>Give detailed logging output</text:span></text:p>
      <text:p text:style-name="P19"><text:span text:style-name="T6">Debug: <text:tab/></text:span><text:span text:style-name="T7"><text:tab/>For debugging purposes, very detailed output.</text:span></text:p>
      <text:p text:style-name="P19"><text:span text:style-name="T6">Rowlevel: </text:span><text:span text:style-name="T7"><text:tab/>Logging at a row level, this can generate a lot of data.</text:span></text:p>
      <text:p text:style-name="P31"/>
      <text:p text:style-name="Code_20_Example">-rep=<text:span text:style-name="T5">Repository name</text:span></text:p>
      <text:p text:style-name="Standard"/>
      <text:p text:style-name="Standard">Connect to the repository with name <text:span text:style-name="T5">“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5">Username</text:span></text:p>
      <text:p text:style-name="Standard"/>
      <text:p text:style-name="Standard">This is the username with which you want to connect to the repository.</text:p>
      <text:p text:style-name="Standard"/>
      <text:p text:style-name="Code_20_Example">-pass=<text:span text:style-name="T5">Password</text:span></text:p>
      <text:p text:style-name="Standard"/>
      <text:p text:style-name="Standard">The password to use to connect to the repository</text:p>
      <text:p text:style-name="Standard"/>
      <text:p text:style-name="Code_20_Example">-trans=<text:span text:style-name="T5">Transformation Name</text:span></text:p>
      <text:p text:style-name="Standard"/>
      <text:p text:style-name="Standard">Use this option to select the transformation to run from the repository</text:p>
      <text:p text:style-name="Standard"/>
      <text:p text:style-name="Code_20_Example">-job=<text:span text:style-name="T5">Job Name</text:span></text:p>
      <text:p text:style-name="Standard">Use this option to select the job to run from the repository</text:p>
      <text:p text:style-name="Standard"/>
      <text:p text:style-name="Standard"><text:span text:style-name="T4">NOTE:</text:span> <text:span text:style-name="T5">It’s important that if spaces are present in the option values, you use quotes or double quotes to keep them together.</text:span></text:p>
      <text:p text:style-name="Standard"/>
      <text:p text:style-name="P17"/>
      <text:list text:style-name="Numbering_20_1" text:continue-numbering="true">
        <text:list-item>
          <text:list text:continue-numbering="true">
            <text:list-item>
              <text:h text:style-name="P18" text:outline-level="2">Repository</text:h>
            </text:list-item>
          </text:list>
        </text:list-item>
      </text:list>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text:p>
      <text:p text:style-name="Standard"/>
      <text:p text:style-name="Standard"><draw:frame draw:style-name="fr7" draw:name="Frame6" text:anchor-type="char" svg:width="14.196cm" draw:z-index="244"><draw:text-box fo:min-height="9.74cm"><text:p text:style-name="Illustration"><draw:frame draw:style-name="fr8" draw:name="The repository login screen" text:anchor-type="paragraph" svg:x="0.004cm" svg:y="0.002cm" svg:width="14.196cm" style:rel-width="100%" svg:height="9.74cm" style:rel-height="scale" draw:z-index="245"><draw:image xlink:href="Pictures/100000000000033400000235022C072C.png" xlink:type="simple" xlink:show="embed" xlink:actuate="onLoad"/></draw:frame>The Repository login screen</text:p></draw:text-box></draw:frame></text:p>
      <text:p text:style-name="Standard">The information concerning repositories is stored in a file called “repositories.xml”. This file resides in the hidden directory “.kettle” in your default home directory. On windows this is C:\Documents and Settings\&lt;username&gt;\.kettle</text:p>
      <text:p text:style-name="Standard"/>
      <text:p text:style-name="Standard"><text:span text:style-name="T4">HINT:</text:span> <text:span text:style-name="T5">The complete path and filename of this file is displayed on the Spoon console.</text:span></text:p>
      <text:p text:style-name="P32"/>
      <text:p text:style-name="Standard">If you don't want this dialog to be shown each time Spoon starts up, you can disable it using the Options dialog under the Edit / Options menu. See also <text:a xlink:type="simple" xlink:href="#_2.14._Options"><text:span text:style-name="T3">2.14. Options</text:span></text:a>.</text:p>
      <text:p text:style-name="Standard"/>
      <text:p text:style-name="Standard"><text:span text:style-name="T4">IMPORTANT:</text:span> <text:span text:style-name="T5">The default password for the</text:span><text:span text:style-name="T8"> admin</text:span><text:span text:style-name="T5"> user is also </text:span><text:span text:style-name="T8">admin</text:span><text:span text:style-name="T5">. You should change this default password right after the creation using the Repository Explorer or the “Repository/Edit User” menu.</text:span></text:p>
      <text:list text:style-name="Numbering_20_1" text:continue-numbering="true">
        <text:list-item>
          <text:list text:continue-numbering="true">
            <text:list-item>
              <text:h text:style-name="P18" text:outline-level="2">Repository Auto-Login</text:h>
            </text:list-item>
          </text:list>
        </text:list-item>
      </text:list>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9">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8" text:outline-level="2">License</text:h>
            </text:list-item>
          </text:list>
        </text:list-item>
      </text:list>
      <text:p text:style-name="Standard">Starting with version 2.2.0, Kettle was released into the public domain under the LGPL license. Please refer to Appendix A for the full text of this license.</text:p>
      <text:p text:style-name="Standard"><text:span text:style-name="T4">Note:</text:span> <text:span text:style-name="T5">Pentaho Data Integration is referred to as “Kettle” below.</text:span></text:p>
      <text:p text:style-name="Standard"/>
      <text:p text:style-name="P33">Copyright (C) 2006 Pentaho Corporation</text:p>
      <text:p text:style-name="P33"/>
      <text:p text:style-name="P34">Kettle is free software; you can redistribute it and/or modify it under the terms of the GNU Lesser General Public License as published by the Free Software Foundation; either version 2.1 of the License, or (at your option) any later version.</text:p>
      <text:p text:style-name="P34"/>
      <text:p text:style-name="P34">Kettle is distributed in the hope that it will be useful, but WITHOUT ANY WARRANTY; without even the implied warranty of MERCHANTABILITY or FITNESS FOR A PARTICULAR PURPOSE. See the GNU Lesser General Public License for more details.</text:p>
      <text:p text:style-name="P34"/>
      <text:p text:style-name="P34">You should have received a copy of the GNU Lesser General Public License along with the Kettle distribution; if not, write to the Free Software Foundation, Inc., 51 Franklin St, Fifth Floor, Boston, MA 02110-1301 USA</text:p>
      <text:list text:style-name="Numbering_20_1" text:continue-numbering="true">
        <text:list-item>
          <text:list text:continue-numbering="true">
            <text:list-item>
              <text:h text:style-name="P18" text:outline-level="2">Notes</text:h>
            </text:list-item>
          </text:list>
        </text:list-item>
      </text:list>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p text:style-name="Standard"/>
      <text:p text:style-name="P17"/>
      <text:list text:style-name="Numbering_20_1" text:continue-numbering="true">
        <text:list-item>
          <text:list text:continue-numbering="true">
            <text:list-item>
              <text:h text:style-name="P18" text:outline-level="2">Definitions</text:h>
              <text:list>
                <text:list-item>
                  <text:h text:style-name="P35" text:outline-level="3">Transformation Definitions</text:h>
                </text:list-item>
              </text:list>
            </text:list-item>
          </text:list>
        </text:list-item>
      </text:list>
      <text:p text:style-name="P36"><text:span text:style-name="T6">Value:</text:span><text:span text:style-name="T7"> Values are part of a row and can contain any type of data: Strings, floating point </text:span>Numbers, unlimited precision BigNumbers, Integers, Dates or Boolean values.</text:p>
      <text:p text:style-name="P36"><text:span text:style-name="T6">Row: </text:span><text:span text:style-name="T7">a row exists of 0 or more values</text:span></text:p>
      <text:p text:style-name="P36"><text:span text:style-name="T6">Output stream:</text:span><text:span text:style-name="T7"> an output stream is a st</text:span>ack of rows that leaves a step.</text:p>
      <text:p text:style-name="P36"><text:span text:style-name="T6">Input stream:</text:span><text:span text:style-name="T7"> an input stream is a stack of rows that enters a step.</text:span></text:p>
      <text:p text:style-name="P36"><text:span text:style-name="T6">Hop:</text:span><text:span text:style-name="T7">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36"><text:span text:style-name="T6">Note:</text:span><text:span text:style-name="T7"> a note is a piece of information that can be added to</text:span> a transformation</text:p>
      <text:p text:style-name="P37"><draw:frame draw:style-name="fr9" draw:name="Hop / Step / Note" text:anchor-type="char" svg:x="2.768cm" svg:y="0.651cm" svg:width="9.043cm" svg:height="4.466cm" draw:z-index="4"><draw:image xlink:href="Pictures/200000070000181B00000C7A2393C7C2.wmf" xlink:type="simple" xlink:show="embed" xlink:actuate="onLoad"/></draw:frame></text:p>
      <text:p text:style-name="P38"/>
      <text:p text:style-name="P39"><draw:line text:anchor-type="char" draw:z-index="5" draw:style-name="gr1" draw:text-style-name="P40" svg:x1="9.525cm" svg:y1="0.309cm" svg:x2="14.288cm" svg:y2="0.309cm"><text:p/></draw:line> A note</text:p>
      <text:p text:style-name="P39"/>
      <text:p text:style-name="P39"><draw:line text:anchor-type="char" draw:z-index="6" draw:style-name="gr1" draw:text-style-name="P40" svg:x1="6.35cm" svg:y1="1.861cm" svg:x2="14.288cm" svg:y2="0.273cm"><text:p/></draw:line>A hop</text:p>
      <text:p text:style-name="P39"/>
      <text:p text:style-name="P39"/>
      <text:p text:style-name="P39"><draw:line text:anchor-type="char" draw:z-index="7" draw:style-name="gr1" draw:text-style-name="P40" svg:x1="9.208cm" svg:y1="0.326cm" svg:x2="14.288cm" svg:y2="0.326cm"><text:p/></draw:line>A step</text:p>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P35" text:outline-level="3">Job Definitions</text:h>
                </text:list-item>
              </text:list>
            </text:list-item>
          </text:list>
        </text:list-item>
      </text:list>
      <text:p text:style-name="P20"><text:span text:style-name="T4">Job Entry:</text:span> A job entry is one part of a job and performs a certain</text:p>
      <text:p text:style-name="P20"><text:span text:style-name="T6">Hop:</text:span><text:span text:style-name="T7">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20"><text:span text:style-name="T6">Note:</text:span><text:span text:style-name="T7"> </text:span><text:span text:style-name="T10">a note is a piece of information</text:span><text:span text:style-name="T5"> that can be added to a job</text:span></text:p>
      <text:p text:style-name="P5"><draw:line text:anchor-type="char" draw:z-index="11" draw:style-name="gr1" draw:text-style-name="P40" svg:x1="8.255cm" svg:y1="2.346cm" svg:x2="13.653cm" svg:y2="2.346cm"><text:p/></draw:line><draw:line text:anchor-type="char" draw:z-index="10" draw:style-name="gr1" draw:text-style-name="P40" svg:x1="5.715cm" svg:y1="2.373cm" svg:x2="13.653cm" svg:y2="0.785cm"><text:p/></draw:line><draw:frame draw:style-name="fr10" draw:name="Hop / Job entry / Note" text:anchor-type="char" svg:x="2.514cm" svg:y="0.413cm" svg:width="7.858cm" svg:height="3.23cm" draw:z-index="9"><draw:image xlink:href="Pictures/20000007000013CF0000082F88290269.wmf" xlink:type="simple" xlink:show="embed" xlink:actuate="onLoad"/></draw:frame></text:p>
      <text:p text:style-name="P39">A hop</text:p>
      <text:p text:style-name="P39"/>
      <text:p text:style-name="P39"/>
      <text:p text:style-name="P39">A job entry</text:p>
      <text:p text:style-name="Standard"/>
      <text:p text:style-name="Standard"/>
      <text:list text:style-name="Numbering_20_1" text:continue-numbering="true">
        <text:list-item>
          <text:list text:continue-numbering="true">
            <text:list-item>
              <text:h text:style-name="P23" text:outline-level="2"><text:span text:style-name="Heading_20_2_20_Char">Toolbar</text:span></text:h>
            </text:list-item>
          </text:list>
        </text:list-item>
      </text:list>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41"/>
          </table:table-cell>
          <table:table-cell table:style-name="Tabel1.B1" office:value-type="string">
            <text:p text:style-name="P41">Meaning</text:p>
          </table:table-cell>
        </table:table-row>
        <table:table-row table:style-name="Tabel1.2">
          <table:table-cell table:style-name="Tabel1.A2" office:value-type="string">
            <text:p text:style-name="P42"><draw:frame draw:style-name="fr11" draw:name="Icon : new file" text:anchor-type="as-char" svg:y="-0.37cm" svg:width="0.423cm" svg:height="0.423cm" draw:z-index="281"><draw:image xlink:href="Pictures/1000020000000010000000103CF450A9.png" xlink:type="simple" xlink:show="embed" xlink:actuate="onLoad"/></draw:frame></text:p>
          </table:table-cell>
          <table:table-cell table:style-name="Tabel1.B2" office:value-type="string">
            <text:p text:style-name="P43">Create a new transformation or job</text:p>
          </table:table-cell>
        </table:table-row>
        <table:table-row table:style-name="Tabel1.3">
          <table:table-cell table:style-name="Tabel1.A2" office:value-type="string">
            <text:p text:style-name="P42"><draw:frame draw:style-name="fr12" draw:name="Icon : new transformation" text:anchor-type="as-char" svg:width="0.423cm" svg:height="0.423cm" draw:z-index="282"><draw:image xlink:href="Pictures/1000020100000010000000109632327D.png" xlink:type="simple" xlink:show="embed" xlink:actuate="onLoad"/></draw:frame></text:p>
          </table:table-cell>
          <table:table-cell table:style-name="Tabel1.B2" office:value-type="string">
            <text:p text:style-name="P43">Create a new transformation</text:p>
          </table:table-cell>
        </table:table-row>
        <table:table-row table:style-name="Tabel1.2">
          <table:table-cell table:style-name="Tabel1.A2" office:value-type="string">
            <text:p text:style-name="P42"><draw:frame draw:style-name="fr12" draw:name="Icon : new job" text:anchor-type="as-char" svg:width="0.423cm" svg:height="0.423cm" draw:z-index="283"><draw:image xlink:href="Pictures/1000020100000010000000100B292ABC.png" xlink:type="simple" xlink:show="embed" xlink:actuate="onLoad"/></draw:frame></text:p>
          </table:table-cell>
          <table:table-cell table:style-name="Tabel1.B2" office:value-type="string">
            <text:p text:style-name="P43">Create a new job</text:p>
          </table:table-cell>
        </table:table-row>
        <table:table-row table:style-name="Tabel1.2">
          <table:table-cell table:style-name="Tabel1.A2" office:value-type="string">
            <text:p text:style-name="P42"><draw:frame draw:style-name="fr12" draw:name="Icon : open file" text:anchor-type="as-char" svg:width="0.423cm" svg:height="0.423cm" draw:z-index="284"><draw:image xlink:href="Pictures/100002000000001000000010A7EE728B.png" xlink:type="simple" xlink:show="embed" xlink:actuate="onLoad"/></draw:frame></text:p>
          </table:table-cell>
          <table:table-cell table:style-name="Tabel1.B2" office:value-type="string">
            <text:p text:style-name="P43">Open transformation/job from file if you’re not connected to a repository or from the repository if you are connected to one.</text:p>
          </table:table-cell>
        </table:table-row>
        <table:table-row table:style-name="Tabel1.2">
          <table:table-cell table:style-name="Tabel1.A2" office:value-type="string">
            <text:p text:style-name="P42"><draw:frame draw:style-name="fr12" draw:name="Icon : save file" text:anchor-type="as-char" svg:width="0.423cm" svg:height="0.423cm" draw:z-index="285"><draw:image xlink:href="Pictures/1000020000000010000000104DE0B899.png" xlink:type="simple" xlink:show="embed" xlink:actuate="onLoad"/></draw:frame></text:p>
          </table:table-cell>
          <table:table-cell table:style-name="Tabel1.B2" office:value-type="string">
            <text:p text:style-name="P43">Save the transformation/job to a file or to the repository.</text:p>
          </table:table-cell>
        </table:table-row>
        <table:table-row table:style-name="Tabel1.2">
          <table:table-cell table:style-name="Tabel1.A2" office:value-type="string">
            <text:p text:style-name="P42"><draw:frame draw:style-name="fr12" draw:name="Icon : save file as..." text:anchor-type="as-char" svg:width="0.423cm" svg:height="0.423cm" draw:z-index="286"><draw:image xlink:href="Pictures/100002000000001000000010287531D9.png" xlink:type="simple" xlink:show="embed" xlink:actuate="onLoad"/></draw:frame></text:p>
          </table:table-cell>
          <table:table-cell table:style-name="Tabel1.B2" office:value-type="string">
            <text:p text:style-name="P43">Save the transformation/job under a different name or filename.</text:p>
          </table:table-cell>
        </table:table-row>
        <table:table-row table:style-name="Tabel1.2">
          <table:table-cell table:style-name="Tabel1.A2" office:value-type="string">
            <text:p text:style-name="P42"><draw:frame draw:style-name="fr12" draw:name="Icon : print file" text:anchor-type="as-char" svg:width="0.423cm" svg:height="0.423cm" draw:z-index="287"><draw:image xlink:href="Pictures/100002000000001000000010E7449731.png" xlink:type="simple" xlink:show="embed" xlink:actuate="onLoad"/></draw:frame></text:p>
          </table:table-cell>
          <table:table-cell table:style-name="Tabel1.B2" office:value-type="string">
            <text:p text:style-name="P43">Print: you will be presented with a print-dialog asking you to specify the number of pages, margins etc.</text:p>
          </table:table-cell>
        </table:table-row>
        <table:table-row table:style-name="Tabel1.2">
          <table:table-cell table:style-name="Tabel1.A2" office:value-type="string">
            <text:p text:style-name="P42"><draw:frame draw:style-name="fr12" draw:name="Icon : execute transformation" text:anchor-type="as-char" svg:width="0.423cm" svg:height="0.423cm" draw:z-index="288"><draw:image xlink:href="Pictures/100002000000001000000010B03FB07C.png" xlink:type="simple" xlink:show="embed" xlink:actuate="onLoad"/></draw:frame></text:p>
          </table:table-cell>
          <table:table-cell table:style-name="Tabel1.B2" office:value-type="string">
            <text:p text:style-name="P43">Run transformation/job: runs the current transformation from XML file or repository.</text:p>
          </table:table-cell>
        </table:table-row>
        <table:table-row table:style-name="Tabel1.2">
          <table:table-cell table:style-name="Tabel1.A2" office:value-type="string">
            <text:p text:style-name="P42"><draw:frame draw:style-name="fr12" draw:name="Icon : preview transformation" text:anchor-type="as-char" svg:width="0.423cm" svg:height="0.423cm" draw:z-index="289"><draw:image xlink:href="Pictures/1000020000000010000000106C133D73.png" xlink:type="simple" xlink:show="embed" xlink:actuate="onLoad"/></draw:frame></text:p>
          </table:table-cell>
          <table:table-cell table:style-name="Tabel1.B2" office:value-type="string">
            <text:p text:style-name="P43">Preview transformation: runs the current transformation from memory. You can preview the rows that are produced by selected steps.</text:p>
          </table:table-cell>
        </table:table-row>
        <table:table-row table:style-name="Tabel1.2">
          <table:table-cell table:style-name="Tabel1.A2" office:value-type="string">
            <text:p text:style-name="P42"><draw:frame draw:style-name="fr13" draw:name="Icon : replay transformation" text:anchor-type="as-char" svg:y="-0.353cm" svg:width="0.459cm" svg:height="0.564cm" draw:z-index="290"><draw:image xlink:href="Pictures/100002010000001000000010F43A5C18.png" xlink:type="simple" xlink:show="embed" xlink:actuate="onLoad"/></draw:frame></text:p>
            <text:p text:style-name="Standard"/>
          </table:table-cell>
          <table:table-cell table:style-name="Tabel1.B2" office:value-type="string">
            <text:p text:style-name="P43">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42"><draw:frame draw:style-name="fr12" draw:name="Icon : check / verify transformation" text:anchor-type="as-char" svg:width="0.423cm" svg:height="0.423cm" draw:z-index="291"><draw:image xlink:href="Pictures/100002000000001000000010A4F831F3.png" xlink:type="simple" xlink:show="embed" xlink:actuate="onLoad"/></draw:frame></text:p>
          </table:table-cell>
          <table:table-cell table:style-name="Tabel1.B2" office:value-type="string">
            <text:p text:style-name="P43">Verify transformation: Spoon runs a number of checks for every step to see if everything is going to run as it should.</text:p>
          </table:table-cell>
        </table:table-row>
        <table:table-row table:style-name="Tabel1.2">
          <table:table-cell table:style-name="Tabel1.A2" office:value-type="string">
            <text:p text:style-name="P42"><draw:frame draw:style-name="fr12" draw:name="Icon : impact analyses" text:anchor-type="as-char" svg:width="0.423cm" svg:height="0.423cm" draw:z-index="292"><draw:image xlink:href="Pictures/100002010000001000000010F806E6DD.png" xlink:type="simple" xlink:show="embed" xlink:actuate="onLoad"/></draw:frame></text:p>
          </table:table-cell>
          <table:table-cell table:style-name="Tabel1.B2" office:value-type="string">
            <text:p text:style-name="P43">Run an impact analysis: what impact does the transformation have on the used databases.</text:p>
          </table:table-cell>
        </table:table-row>
        <table:table-row table:style-name="Tabel1.2">
          <table:table-cell table:style-name="Tabel1.A2" office:value-type="string">
            <text:p text:style-name="P42"><draw:frame draw:style-name="fr12" draw:name="Icon : generate SQL" text:anchor-type="as-char" svg:width="0.423cm" svg:height="0.423cm" draw:z-index="293"><draw:image xlink:href="Pictures/100002010000001000000010C95FA1BD.png" xlink:type="simple" xlink:show="embed" xlink:actuate="onLoad"/></draw:frame></text:p>
          </table:table-cell>
          <table:table-cell table:style-name="Tabel1.B2" office:value-type="string">
            <text:p text:style-name="P43">Generate the SQL that is needed to run the loaded transformation.</text:p>
          </table:table-cell>
        </table:table-row>
      </table:table>
      <text:p text:style-name="Standard"/>
      <text:list text:style-name="Numbering_20_1" text:continue-numbering="true">
        <text:list-item>
          <text:list text:continue-numbering="true">
            <text:list-item>
              <text:h text:style-name="P23" text:outline-level="2"><text:bookmark-start text:name="_2.14._Options"/>Options<text:bookmark-end text:name="_2.14._Options"/></text:h>
            </text:list-item>
          </text:list>
        </text:list-item>
      </text:list>
      <text:p text:style-name="Standard">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Standard"/>
      <text:p text:style-name="Standard"><draw:frame draw:style-name="fr5" draw:name="Frame7" text:anchor-type="paragraph" svg:width="12.317cm" draw:z-index="246"><draw:text-box fo:min-height="7.997cm"><text:p text:style-name="Illustration"><draw:frame draw:style-name="fr8" draw:name="The “general” options tab" text:anchor-type="paragraph" svg:x="0.004cm" svg:y="0.002cm" svg:width="9.853cm" style:rel-width="80%" svg:height="7.269cm" style:rel-height="scale" draw:z-index="249"><draw:image xlink:href="Pictures/100000000000035900000234B0A30718.png" xlink:type="simple" xlink:show="embed" xlink:actuate="onLoad"/></draw:frame>The “general” options tab</text:p></draw:text-box></draw:frame></text:p>
      <text:p text:style-name="Standard"><draw:frame draw:style-name="fr7" draw:name="Frame8" text:anchor-type="char" svg:width="12.626cm" draw:z-index="247"><draw:text-box fo:min-height="8.31cm"><text:p text:style-name="Illustration"><draw:frame draw:style-name="fr8" draw:name="The “look and feel” options tab" text:anchor-type="paragraph" svg:x="0.004cm" svg:y="0.002cm" svg:width="9.973cm" style:rel-width="79%" svg:height="6.592cm" style:rel-height="scale" draw:z-index="248"><draw:image xlink:href="Pictures/100000000000035900000234E551E53C.png" xlink:type="simple" xlink:show="embed" xlink:actuate="onLoad"/></draw:frame>The “look and feel” options tab</text:p></draw:text-box></draw:frame></text:p>
      <text:p text:style-name="Standard"/>
      <text:p text:style-name="Standard"/>
      <text:p text:style-name="Standard"/>
      <text:p text:style-name="P44"/>
      <text:list text:style-name="Numbering_20_1" text:continue-numbering="true">
        <text:list-item>
          <text:list text:continue-numbering="true">
            <text:list-item>
              <text:list text:continue-numbering="true">
                <text:list-item>
                  <text:h text:style-name="P35" text:outline-level="3">General tab</text:h>
                  <text:list>
                    <text:list-item>
                      <text:h text:style-name="P45"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5" text:outline-level="4"><text:bookmark-start text:name="_2.14.1.2._Default_preview"/>Default preview size<text:bookmark-end text:name="_2.14.1.2._Default_preview"/></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5"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5" text:outline-level="4">Show welcome page at startup?</text:h>
                    </text:list-item>
                  </text:list>
                </text:list-item>
              </text:list>
            </text:list-item>
          </text:list>
        </text:list-item>
      </text:list>
      <text:p text:style-name="Standard">This option will control whether or not to display the welcome page when launching spoon.</text:p>
      <text:list text:style-name="Numbering_20_1" text:continue-numbering="true">
        <text:list-item>
          <text:list text:continue-numbering="true">
            <text:list-item>
              <text:list text:continue-numbering="true">
                <text:list-item>
                  <text:list text:continue-numbering="true">
                    <text:list-item>
                      <text:h text:style-name="P45" text:outline-level="4">Use database cache</text:h>
                    </text:list-item>
                  </text:list>
                </text:list-item>
              </text:list>
            </text:list-item>
          </text:list>
        </text:list-item>
      </text:list>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4">NOTE:</text:span> <text:span text:style-name="T5">Spoon automatically clears the database cache when you launch DDL (Data Definition Language) statements towards a database connection. However, when using 3</text:span><text:span text:style-name="T11">rd</text:span><text:span text:style-name="T5"> party tools, clearing the database cache manually may be necessary.</text:span></text:p>
      <text:list text:style-name="Numbering_20_1" text:continue-numbering="true">
        <text:list-item>
          <text:list text:continue-numbering="true">
            <text:list-item>
              <text:list text:continue-numbering="true">
                <text:list-item>
                  <text:list text:continue-numbering="true">
                    <text:list-item>
                      <text:h text:style-name="P45"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P45"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P45" text:outline-level="4">Only show the active file in the main tree</text:h>
                    </text:list-item>
                  </text:list>
                </text:list-item>
              </text:list>
            </text:list-item>
          </text:list>
        </text:list-item>
      </text:list>
      <text:p text:style-name="Standard">This option reduces the number of transformation and job items in the main tree on the left by only showing the currently active file.</text:p>
      <text:list text:style-name="Numbering_20_1" text:continue-numbering="true">
        <text:list-item>
          <text:list text:continue-numbering="true">
            <text:list-item>
              <text:list text:continue-numbering="true">
                <text:list-item>
                  <text:list text:continue-numbering="true">
                    <text:list-item>
                      <text:h text:style-name="P45" text:outline-level="4">Only save used connection in XML</text:h>
                    </text:list-item>
                  </text:list>
                </text:list-item>
              </text:list>
            </text:list-item>
          </text:list>
        </text:list-item>
      </text:list>
      <text:p text:style-name="Standard">This option limits the XML export of a transformation to the used connections in that transformation. 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45" text:outline-level="4">Ask about replacing existing connections on open/import</text:h>
                    </text:list-item>
                  </text:list>
                </text:list-item>
              </text:list>
            </text:list-item>
          </text:list>
        </text:list-item>
      </text:list>
      <text:p text:style-name="Standard">This option asks before replacing existing database connections during import.</text:p>
      <text:list text:style-name="Numbering_20_1" text:continue-numbering="true">
        <text:list-item>
          <text:list text:continue-numbering="true">
            <text:list-item>
              <text:list text:continue-numbering="true">
                <text:list-item>
                  <text:list text:continue-numbering="true">
                    <text:list-item>
                      <text:h text:style-name="P45" text:outline-level="4">Replace existing connections on open/import</text:h>
                    </text:list-item>
                  </text:list>
                </text:list-item>
              </text:list>
            </text:list-item>
          </text:list>
        </text:list-item>
      </text:list>
      <text:p text:style-name="Standard">This is the action that's being taken when there is no dialog shown. (see previous option)</text:p>
      <text:list text:style-name="Numbering_20_1" text:continue-numbering="true">
        <text:list-item>
          <text:list text:continue-numbering="true">
            <text:list-item>
              <text:list text:continue-numbering="true">
                <text:list-item>
                  <text:list text:continue-numbering="true">
                    <text:list-item>
                      <text:h text:style-name="P45"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P45" text:outline-level="4">Automatically split hops</text:h>
                    </text:list-item>
                  </text:list>
                </text:list-item>
              </text:list>
            </text:list-item>
          </text:list>
        </text:list-item>
      </text:list>
      <text:p text:style-name="Standard">This option turns off the confirmation dialogs you get when you want to split a hop. (see also<text:span text:style-name="T12"> </text:span><text:a xlink:type="simple" xlink:href="#_7.4._Splitting_A"><text:span text:style-name="T3">7.4. Splitting A Hop</text:span></text:a>)</text:p>
      <text:list text:style-name="Numbering_20_1" text:continue-numbering="true">
        <text:list-item>
          <text:list text:continue-numbering="true">
            <text:list-item>
              <text:list text:continue-numbering="true">
                <text:list-item>
                  <text:list text:continue-numbering="true">
                    <text:list-item>
                      <text:h text:style-name="P45" text:outline-level="4">Show copy or distribute rows warning?</text:h>
                    </text:list-item>
                  </text:list>
                </text:list-item>
              </text:list>
            </text:list-item>
          </text:list>
        </text:list-item>
      </text:list>
      <text:p text:style-name="Standard">This option turns off the warning message that appears when you link a step to multiple outputs. <text:s/>For example, if you have a transformation like this:</text:p>
      <text:p text:style-name="Standard"><draw:frame draw:style-name="fr14" draw:name="Distribute or copy example" text:anchor-type="char" svg:x="1.372cm" svg:y="0.418cm" svg:width="6.989cm" svg:height="4.509cm" draw:z-index="73"><draw:image xlink:href="Pictures/200000070000167F00000EF569E3F717.wmf" xlink:type="simple" xlink:show="embed" xlink:actuate="onLoad"/></draw:frame>At the time you link step “Test file input” to “Excel Output”, you will receive the following warning:</text:p>
      <text:p text:style-name="Standard"/>
      <text:p text:style-name="P10"><draw:frame draw:style-name="fr7" draw:name="Frame9" text:anchor-type="char" svg:width="8.952cm" draw:z-index="250"><draw:text-box fo:min-height="4.852cm"><text:p text:style-name="Illustration"><draw:frame draw:style-name="fr8" draw:name="Distribute or copy warning" text:anchor-type="paragraph" svg:x="0.004cm" svg:y="0.002cm" svg:width="8.952cm" style:rel-width="100%" svg:height="4.852cm" style:rel-height="scale" draw:z-index="251"><draw:image xlink:href="Pictures/10000000000001B9000000EF95048156.png" xlink:type="simple" xlink:show="embed" xlink:actuate="onLoad"/></draw:frame>Copy or distribute warning</text:p></draw:text-box></draw:frame></text:p>
      <text:list text:style-name="Numbering_20_1" text:continue-numbering="true">
        <text:list-item>
          <text:list text:continue-numbering="true">
            <text:list-item>
              <text:list text:continue-numbering="true">
                <text:list-item>
                  <text:list text:continue-numbering="true">
                    <text:list-item>
                      <text:h text:style-name="P45"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5"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35" text:outline-level="3">Look &amp; Feel tab</text:h>
                  <text:list>
                    <text:list-item>
                      <text:h text:style-name="P45"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5"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5"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5"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5" text:outline-level="4">Background color</text:h>
                    </text:list-item>
                  </text:list>
                </text:list-item>
              </text:list>
            </text:list-item>
          </text:list>
        </text:list-item>
      </text:list>
      <text:p text:style-name="Standard">Sets the background color in Spoon. It affects all dialogs too.</text:p>
      <text:list text:style-name="Numbering_20_1" text:continue-numbering="true">
        <text:list-item>
          <text:list text:continue-numbering="true">
            <text:list-item>
              <text:list text:continue-numbering="true">
                <text:list-item>
                  <text:list text:continue-numbering="true">
                    <text:list-item>
                      <text:h text:style-name="P45"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5"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5" text:outline-level="4">Icon size</text:h>
                    </text:list-item>
                  </text:list>
                </text:list-item>
              </text:list>
            </text:list-item>
          </text:list>
        </text:list-item>
      </text:list>
      <text:p text:style-name="Standard">This affects the size of the icons in the graph window. The original size of an icon is 32x32 pixels. 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5"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5"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5" text:outline-level="4">Dialog middle percentage</text:h>
                    </text:list-item>
                  </text:list>
                </text:list-item>
              </text:list>
            </text:list-item>
          </text:list>
        </text:list-item>
      </text:list>
      <text:p text:style-name="Standard">By default, a parameter is drawn at 35% of the width of the dialog, counted from the left. You can change this with this parameter. 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5" text:outline-level="4">Canvas anti-aliasing enabled?</text:h>
                    </text:list-item>
                  </text:list>
                </text:list-item>
              </text:list>
            </text:list-item>
          </text:list>
        </text:list-item>
      </text:list>
      <text:p text:style-name="Standard">Some platforms like Windows, OSX and Linux support anti-aliasing through GDI, Carbon or Cairo. Check this to enable smoother lines and icons in your graph view. <text:s/>If you enable this and your environment doesn't work any more afterwards, change the value for option “EnableAntiAliasing” to “N” in file $HOME/.kettle/.spoonrc (C:\Documents and Settings\&lt;user&gt;\.kettle\.spoonrc on Windows)</text:p>
      <text:list text:style-name="Numbering_20_1" text:continue-numbering="true">
        <text:list-item>
          <text:list text:continue-numbering="true">
            <text:list-item>
              <text:list text:continue-numbering="true">
                <text:list-item>
                  <text:list text:continue-numbering="true">
                    <text:list-item>
                      <text:h text:style-name="P45" text:outline-level="4">Take over look from the OS?</text:h>
                    </text:list-item>
                  </text:list>
                </text:list-item>
              </text:list>
            </text:list-item>
          </text:list>
        </text:list-item>
      </text:list>
      <text:p text:style-name="Standard">Checking this on Windows allows you to use the default system settings for fonts and colors in Spoon. 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5" text:outline-level="4">Show branding graphics?</text:h>
                    </text:list-item>
                  </text:list>
                </text:list-item>
              </text:list>
            </text:list-item>
          </text:list>
        </text:list-item>
      </text:list>
      <text:p text:style-name="Standard">Enabling this option will draw Pentaho Data Integration branding graphics on the canvas and in the left hand side “expand bar”.</text:p>
      <text:list text:style-name="Numbering_20_1" text:continue-numbering="true">
        <text:list-item>
          <text:list text:continue-numbering="true">
            <text:list-item>
              <text:list text:continue-numbering="true">
                <text:list-item>
                  <text:list text:continue-numbering="true">
                    <text:list-item>
                      <text:h text:style-name="P45" text:outline-level="4">Default locale to use</text:h>
                    </text:list-item>
                  </text:list>
                </text:list-item>
              </text:list>
            </text:list-item>
          </text:list>
        </text:list-item>
      </text:list>
      <text:p text:style-name="Standard">Here you can specify the default language setting. 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5" text:outline-level="4">Fail over locale to use</text:h>
                    </text:list-item>
                  </text:list>
                </text:list-item>
              </text:list>
            </text:list-item>
          </text:list>
        </text:list-item>
      </text:list>
      <text:p text:style-name="Standard">Because the original language in which Kettle was written is English, it's best to set this locale to English.</text:p>
      <text:list text:style-name="Numbering_20_1" text:continue-numbering="true">
        <text:list-item>
          <text:list text:continue-numbering="true">
            <text:list-item>
              <text:h text:style-name="P23" text:outline-level="2"><draw:frame draw:style-name="fr15" draw:name="Frame31" text:anchor-type="char" svg:x="1.27cm" svg:y="1.817cm" svg:width="8.763cm" draw:z-index="294"><draw:text-box fo:min-height="3.298cm"><text:p text:style-name="Illustration"><draw:frame draw:style-name="fr8" draw:name="Search Meta Data Dialog" text:anchor-type="paragraph" svg:x="0.004cm" svg:y="0.002cm" svg:width="8.763cm" style:rel-width="100%" svg:height="3.298cm" style:rel-height="scale" draw:z-index="295"><draw:image xlink:href="Pictures/10000000000001B9000000A69F0C31CC.png" xlink:type="simple" xlink:show="embed" xlink:actuate="onLoad"/></draw:frame>Search Meta Data Dialog</text:p></draw:text-box></draw:frame>Search meta-data</text:h>
            </text:list-item>
          </text:list>
        </text:list-item>
      </text:list>
      <text:p text:style-name="Standard">This feature is accessible through the Edit menu or through CTRL-F.</text:p>
      <text:p text:style-name="Standard"><text:tab/><text:tab/></text:p>
      <text:p text:style-name="P46"><draw:frame draw:style-name="fr15" draw:name="Frame32" text:anchor-type="char" svg:x="1.27cm" svg:y="4.618cm" svg:width="8.153cm" draw:z-index="296"><draw:text-box fo:min-height="5.059cm"><text:p text:style-name="Illustration"><draw:frame draw:style-name="fr8" draw:name="Set variables dialog" text:anchor-type="paragraph" svg:x="0.004cm" svg:y="0.002cm" svg:width="8.153cm" style:rel-width="100%" svg:height="5.059cm" style:rel-height="scale" draw:z-index="297"><draw:image xlink:href="Pictures/100000000000019B000000FF7F25B2F1.png" xlink:type="simple" xlink:show="embed" xlink:actuate="onLoad"/></draw:frame>Set variables dialog</text:p></draw:text-box></draw:frame></text:p>
      <text:p text:style-name="Standard">This option will search in any available fields, connectors or notes of all loaded jobs and transformations. <text:s text:c="2"/>A detailed result is shown.</text:p>
      <text:list text:style-name="Numbering_20_1" text:continue-numbering="true">
        <text:list-item>
          <text:list text:continue-numbering="true">
            <text:list-item>
              <text:h text:style-name="P18" text:outline-level="2">Set environment variable</text:h>
            </text:list-item>
          </text:list>
        </text:list-item>
      </text:list>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p text:style-name="P17"/>
      <text:list text:style-name="Numbering_20_1" text:continue-numbering="true">
        <text:list-item>
          <text:list text:continue-numbering="true">
            <text:list-item>
              <text:h text:style-name="P18" text:outline-level="2">Execution log history</text:h>
            </text:list-item>
          </text:list>
        </text:list-item>
      </text:list>
      <text:p text:style-name="Standard">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Standard"><draw:frame draw:style-name="fr15" draw:name="Frame10" text:anchor-type="char" svg:x="1.27cm" svg:y="0.453cm" svg:width="15.24cm" draw:z-index="252"><draw:text-box fo:min-height="1.737cm"><text:p text:style-name="Illustration"><draw:frame draw:style-name="fr6" draw:name="Transformation History Tab" text:anchor-type="char" svg:x="-0.321cm" svg:y="0.002cm" svg:width="15.392cm" style:rel-width="101%" svg:height="1.759cm" style:rel-height="scale" draw:z-index="253"><draw:image xlink:href="Pictures/10000000000003B60000006C93A0FF4A.png" xlink:type="simple" xlink:show="embed" xlink:actuate="onLoad"/></draw:frame>Transformation History Tab</text:p></draw:text-box></draw:frame></text:p>
      <text:p text:style-name="P47"/>
      <text:p text:style-name="Standard">NOTE: The log history for a job or transformation will also open by default each next time you open or execute the file.</text:p>
      <text:list text:style-name="Numbering_20_1" text:continue-numbering="true">
        <text:list-item>
          <text:list text:continue-numbering="true">
            <text:list-item>
              <text:h text:style-name="P18" text:outline-level="2">Replay</text:h>
            </text:list-item>
          </text:list>
        </text:list-item>
      </text:list>
      <text:p text:style-name="Standard"><draw:frame draw:style-name="fr15" draw:name="Frame11" text:anchor-type="char" svg:x="1.27cm" svg:y="2.337cm" svg:width="8.758cm" draw:z-index="254"><draw:text-box fo:min-height="2.143cm"><text:p text:style-name="Illustration"><draw:frame draw:style-name="fr8" draw:name="Replay transformation" text:anchor-type="paragraph" svg:x="0.004cm" svg:y="0.002cm" svg:width="8.758cm" style:rel-width="100%" svg:height="2.143cm" style:rel-height="scale" draw:z-index="255"><draw:image xlink:href="Pictures/200000070000163A00000570AAF8BDCF.wmf" xlink:type="simple" xlink:show="embed" xlink:actuate="onLoad"/></draw:frame>Replay transformation</text:p></draw:text-box></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list text:style-name="Numbering_20_1" text:continue-numbering="true">
        <text:list-item>
          <text:list text:continue-numbering="true">
            <text:list-item>
              <text:h text:style-name="P23" text:outline-level="2">Generate mapping against target step</text:h>
            </text:list-item>
          </text:list>
        </text:list-item>
      </text:list>
      <text:p text:style-name="Standard"><draw:frame draw:style-name="fr15" draw:name="Frame12" text:anchor-type="char" svg:x="1.27cm" svg:y="1.221cm" svg:width="10.285cm" draw:z-index="256"><draw:text-box fo:min-height="8.049cm"><text:p text:style-name="Illustration"><draw:frame draw:style-name="fr8" draw:name="Generate Mapping Against Target Step" text:anchor-type="paragraph" svg:x="0.004cm" svg:y="0.002cm" svg:width="7.303cm" style:rel-width="71%" svg:height="7.747cm" style:rel-height="scale" draw:z-index="257"><draw:image xlink:href="Pictures/100000000000015200000166028942C5.png" xlink:type="simple" xlink:show="embed" xlink:actuate="onLoad"/></draw:frame>Generate Mapping Against Target Step</text:p></draw:text-box></draw:frame>In cases where you have a fixed target table, you want to map the fields that go into the</text:p>
      <text:p text:style-name="Standard">table output:</text:p>
      <text:p text:style-name="P32"><text:s text:c="6"/></text:p>
      <text:p text:style-name="P32"/>
      <text:p text:style-name="Standard">A dialog is then shown that helps you to determine which input fields goes to which table field:</text:p>
      <text:p text:style-name="Standard"/>
      <text:p text:style-name="P24"><draw:frame draw:style-name="fr15" draw:name="Frame13" text:anchor-type="char" svg:x="1.27cm" svg:y="0cm" svg:width="15.24cm" draw:z-index="258"><draw:text-box fo:min-height="6.862cm"><text:p text:style-name="Illustration"><draw:frame draw:style-name="fr8" draw:name="Generate Mapping Dialog" text:anchor-type="paragraph" svg:x="0.004cm" svg:y="0.002cm" svg:width="13.716cm" style:rel-width="90%" svg:height="6.186cm" style:rel-height="scale" draw:z-index="259"><draw:image xlink:href="Pictures/2000000700003CE600001B6E6E5C7F10.wmf" xlink:type="simple" xlink:show="embed" xlink:actuate="onLoad"/></draw:frame>Generate Mapping Dialog</text:p></draw:text-box></draw:frame></text:p>
      <text:p text:style-name="Standard"/>
      <text:p text:style-name="P17">The selection of the target fields are done semi-automatic based on (parts of) the field name. <text:s/>As a result of this dialog, a new Select Values step is generated:</text:p>
      <text:p text:style-name="Standard">We can simply place this step between the two and the mapping from input to output is done:<draw:frame draw:style-name="fr16" draw:name="Frame34" text:anchor-type="char" svg:x="2.679cm" svg:y="0.448cm" svg:width="9.626cm" draw:z-index="311"><draw:text-box fo:min-height="4.101cm"><text:p text:style-name="Illustration"><draw:frame draw:style-name="fr17" draw:name="Split hop before" text:anchor-type="paragraph" svg:x="0cm" svg:y="-0.527cm" svg:width="9.626cm" style:rel-width="100%" svg:height="4.101cm" style:rel-height="scale" draw:z-index="312"><draw:image xlink:href="Pictures/20000007000019B800000A660B893B6D.wmf" xlink:type="simple" xlink:show="embed" xlink:actuate="onLoad"/></draw:frame>Split hop before</text:p></draw:text-box></draw:frame></text:p>
      <text:p text:style-name="P10"><draw:frame draw:style-name="fr16" draw:name="Frame35" text:anchor-type="char" svg:x="2.641cm" svg:y="0.272cm" svg:width="9.562cm" draw:z-index="313"><draw:text-box fo:min-height="2.91cm"><text:p text:style-name="Illustration"><draw:frame draw:style-name="fr18" draw:name="Split hop after" text:anchor-type="paragraph" svg:x="0.004cm" svg:y="0.002cm" svg:width="9.562cm" style:rel-width="100%" svg:height="2.91cm" style:rel-height="scale" draw:z-index="314"><draw:image xlink:href="Pictures/20000007000018EA0000076137BB6487.wmf" xlink:type="simple" xlink:show="embed" xlink:actuate="onLoad"/></draw:frame>Split hop after</text:p></draw:text-box></draw:frame></text:p>
      <text:p text:style-name="Standard"/>
      <text:list text:style-name="Numbering_20_1" text:continue-numbering="true">
        <text:list-item>
          <text:list text:continue-numbering="true">
            <text:list-item>
              <text:h text:style-name="P18" text:outline-level="2"><text:bookmark-start text:name="_2.20._Safe_mode"/>Safe mode<text:bookmark-end text:name="_2.20._Safe_mode"/></text:h>
            </text:list-item>
          </text:list>
        </text:list-item>
      </text:list>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4">Note:</text:span> <text:span text:style-name="T5">this option is also available in Pan with the “safe mode” option.</text:span></text:p>
      <text:list text:style-name="Numbering_20_1" text:continue-numbering="true">
        <text:list-item>
          <text:list text:continue-numbering="true">
            <text:list-item>
              <text:h text:style-name="P18" text:outline-level="2">Welcome Screen</text:h>
            </text:list-item>
          </text:list>
        </text:list-item>
      </text:list>
      <text:p text:style-name="Standard">The welcome screen will display the first time you launch Spoon 2.5.0 providing you with links to additional information about Pentaho Data Integration. <text:s/>You can disable the launching of the welcome page in using options (Edit|Options).</text:p>
      <text:p text:style-name="Standard"/>
      <text:p text:style-name="Standard"><draw:frame draw:style-name="fr5" draw:name="Frame14" text:anchor-type="paragraph" svg:width="15.24cm" draw:z-index="260"><draw:text-box fo:min-height="10.38cm"><text:p text:style-name="Illustration"><draw:frame draw:style-name="fr8" draw:name="The welcome screen" text:anchor-type="paragraph" svg:x="0.004cm" svg:y="0.002cm" svg:width="15.24cm" style:rel-width="100%" svg:height="10.38cm" style:rel-height="scale" draw:z-index="261"><draw:image xlink:href="Pictures/10000000000004F30000035F19913E5C.png" xlink:type="simple" xlink:show="embed" xlink:actuate="onLoad"/></draw:frame>The welcome screen</text:p></draw:text-box></draw:frame></text:p>
      <text:p text:style-name="Standard"/>
      <text:p text:style-name="Standard"/>
      <text:list text:style-name="Numbering_20_1" text:continue-numbering="true">
        <text:list-item>
          <text:h text:style-name="P48" text:outline-level="1">Creating a Transformation or Job</text:h>
        </text:list-item>
      </text:list>
      <text:p text:style-name="Standard">To create a new Transformation or Job, either click the New button on the Toolbar, Select “File|New” from the menu:</text:p>
      <text:p text:style-name="P5"><draw:frame draw:style-name="fr19" draw:name="Frame15" text:anchor-type="char" svg:x="1.27cm" svg:y="0.224cm" svg:width="10.448cm" draw:z-index="262"><draw:text-box fo:min-height="5.262cm"><text:p text:style-name="Illustration"><draw:frame draw:style-name="fr8" draw:name="Selecting the type of file to create" text:anchor-type="paragraph" svg:x="0.004cm" svg:y="0.002cm" svg:width="5.223cm" style:rel-width="50%" svg:height="4.187cm" style:rel-height="scale" draw:z-index="263"><draw:image xlink:href="Pictures/10000000000000BA00000093E4855168.png" xlink:type="simple" xlink:show="embed" xlink:actuate="onLoad"/></draw:frame>Selecting the type of file to create</text:p></draw:text-box></draw:frame></text:p>
      <text:p text:style-name="Standard">After selecting the type of file you wish to create, a new tab will open showing the graphical view of your job or transformation (See <text:a xlink:type="simple" xlink:href="#_13._Graphical_View"><text:span text:style-name="T3">13. Graphical View</text:span></text:a> for more details<text:span text:style-name="T12">).</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43">Icon</text:p>
          </table:table-cell>
          <table:table-cell table:style-name="Tabel2.B1" office:value-type="string">
            <text:p text:style-name="P43">Description</text:p>
          </table:table-cell>
        </table:table-row>
        <table:table-row table:style-name="Tabel2.2">
          <table:table-cell table:style-name="Tabel2.A2" office:value-type="string">
            <text:p text:style-name="P42"><draw:frame draw:style-name="fr20" draw:name="Tab Icon: Job" text:anchor-type="char" svg:x="-0.115cm" svg:y="0.093cm" svg:width="0.847cm" svg:height="0.847cm" draw:z-index="69"><draw:image xlink:href="Pictures/10000000000000100000001007241290.png" xlink:type="simple" xlink:show="embed" xlink:actuate="onLoad"/></draw:frame></text:p>
            <text:p text:style-name="P10"/>
          </table:table-cell>
          <table:table-cell table:style-name="Tabel2.B2" office:value-type="string">
            <text:p text:style-name="P43">Graphical View Tab for a Job</text:p>
          </table:table-cell>
        </table:table-row>
        <table:table-row table:style-name="Tabel2.3">
          <table:table-cell table:style-name="Tabel2.A2" office:value-type="string">
            <text:p text:style-name="P42"><draw:frame draw:style-name="fr21" draw:name="Tab Icon: Transformation" text:anchor-type="char" svg:x="-0.111cm" svg:y="0.146cm" svg:width="0.847cm" svg:height="0.794cm" draw:z-index="68"><draw:image xlink:href="Pictures/10000000000000100000000F338AFD55.png" xlink:type="simple" xlink:show="embed" xlink:actuate="onLoad"/></draw:frame></text:p>
            <text:p text:style-name="P10"/>
          </table:table-cell>
          <table:table-cell table:style-name="Tabel2.B2" office:value-type="string">
            <text:p text:style-name="P43">Graphical View Tab for a Transformation</text:p>
          </table:table-cell>
        </table:table-row>
      </table:table>
      <text:p text:style-name="Standard"/>
      <text:p text:style-name="Standard">Shortcuts have been made in the toolbar to create new transformations and jobs easier and faster:</text:p>
      <text:p text:style-name="Standard"/>
      <text:p text:style-name="Standard"><draw:frame draw:style-name="fr7" draw:name="Frame16" text:anchor-type="char" svg:width="11.933cm" draw:z-index="264"><draw:text-box fo:min-height="4.101cm"><text:p text:style-name="Illustration"><draw:frame draw:style-name="fr8" draw:name="Create new files using the toolbar" text:anchor-type="paragraph" svg:x="0.004cm" svg:y="0.002cm" svg:width="11.933cm" style:rel-width="100%" svg:height="4.101cm" style:rel-height="scale" draw:z-index="265"><draw:image xlink:href="Pictures/10000000000001C30000009BE2F35242.png" xlink:type="simple" xlink:show="embed" xlink:actuate="onLoad"/></draw:frame>Create new files using the toolbar</text:p></draw:text-box></draw:frame></text:p>
      <text:list text:style-name="Numbering_20_1" text:continue-numbering="true">
        <text:list-item>
          <text:h text:style-name="P48" text:outline-level="1"><text:bookmark-start text:name="_4._Database_Connections"/>Database Connections<text:bookmark-end text:name="_4._Database_Connections"/></text:h>
          <text:list>
            <text:list-item>
              <text:h text:style-name="P18" text:outline-level="2">Description</text:h>
            </text:list-item>
          </text:list>
        </text:list-item>
      </text:list>
      <text:p text:style-name="Standard">A connection describes the method by which Kettle can connect to a database. The top entries in the tree on the left describe the available connections.</text:p>
      <text:list text:style-name="Numbering_20_1" text:continue-numbering="true">
        <text:list-item>
          <text:list text:continue-numbering="true">
            <text:list-item>
              <text:h text:style-name="P18" text:outline-level="2">Screen shot</text:h>
              <text:p text:style-name="P16"><draw:frame draw:style-name="fr3" draw:name="Frame17" text:anchor-type="paragraph" svg:x="0.492cm" svg:y="0.226cm" svg:width="10.929cm" draw:z-index="266"><draw:text-box fo:min-height="8.551cm"><text:p text:style-name="Illustration"><draw:frame draw:style-name="fr22" draw:name="The database connection dialog" text:anchor-type="paragraph" svg:x="1.312cm" svg:y="0cm" svg:width="9.617cm" style:rel-width="88%" svg:height="7.562cm" style:rel-height="scale" draw:z-index="267"><draw:image xlink:href="Pictures/100000000000027F000001F4353EE912.png" xlink:type="simple" xlink:show="embed" xlink:actuate="onLoad"/></draw:frame>The database connection dialog</text:p></draw:text-box></draw:frame></text:p>
            </text:list-item>
            <text:list-item>
              <text:h text:style-name="P18" text:outline-level="2">Options</text:h>
            </text:list-item>
          </text:list>
        </text:list-item>
      </text:list>
      <text:p text:style-name="P20"><text:span text:style-name="T6">Connection name</text:span><text:span text:style-name="T7">: a connection</text:span> name uniquely name defines a connection across transformations and jobs.</text:p>
      <text:p text:style-name="P20"><text:span text:style-name="T6">Connection type</text:span><text:span text:style-name="T7">: the type of database you’re connecting to.</text:span></text:p>
      <text:p text:style-name="P20"><text:span text:style-name="T6">Method of access</text:span><text:span text:style-name="T7">: This can be either Native (JDBC), ODBC, or OCI.</text:span></text:p>
      <text:p text:style-name="P20"><text:span text:style-name="T6">Server host name</text:span><text:span text:style-name="T7">: specify the host name of the server on wh</text:span>ich the database resides. You can also specify it’s IP-address.</text:p>
      <text:p text:style-name="P20"><text:span text:style-name="T6">Database name</text:span><text:span text:style-name="T7">: identifies the database name you want to connect to. In case of ODBC </text:span>specify the DSN name here (see also 2.4. Database Usage Grid).</text:p>
      <text:p text:style-name="P20"><text:span text:style-name="T6">Port number</text:span><text:span text:style-name="T7">: sets the TCP/IP port number on which the database listens.</text:span></text:p>
      <text:p text:style-name="P20"><text:span text:style-name="T6">User name/password</text:span><text:span text:style-name="T7">: optionally specifies the user name and password to connect to </text:span>the database.</text:p>
      <text:p text:style-name="Standard"/>
      <text:p text:style-name="P17"/>
      <text:p text:style-name="P49">EXTRA:</text:p>
      <text:list text:style-name="WW8Num98">
        <text:list-item>
          <text:p text:style-name="P50">For Oracle you can specify the default tablespaces in which Kettle will places objects generating SQL for tables and indexes.</text:p>
        </text:list-item>
        <text:list-item>
          <text:p text:style-name="P50">For Informix, you need to specify the Informix Server name in the Informix tab in order for a connection to be usable.</text:p>
        </text:list-item>
        <text:list-item>
          <text:p text:style-name="P50">For SAP R/3 connections, extra parameters Language, System Number and SAP Client can be specified in the SAP R/3 tab.</text:p>
        </text:list-item>
        <text:list-item>
          <text:p text:style-name="P50">Feature list: exposes the JDBC URL, class and various database settings for the connection such as the list of reserved words.</text:p>
        </text:list-item>
        <text:list-item>
          <text:p text:style-name="P50">Options: this new tab allows you to set database specific option on the database connections by adding parameters to the generated URL.</text:p>
        </text:list-item>
      </text:list>
      <text:p text:style-name="P10"/>
      <text:list text:style-name="Numbering_20_1" text:continue-numbering="true">
        <text:list-item>
          <text:list text:continue-numbering="true">
            <text:list-item>
              <text:h text:style-name="P51" text:outline-level="2">Quoting</text:h>
            </text:list-item>
          </text:list>
        </text:list-item>
      </text:list>
      <text:p text:style-name="P52">We had more and more people complain about the handling of reserved words, field names with spaces in it, field names with decimals (.) in it, table names with dashes and other special characters in it ... we implemented a database specific quoting system that allows you to pretty much use any name or character that the database is comfortable with.</text:p>
      <text:p text:style-name="P52">Pentaho Data Integration contains a list of reserved words for many (but not all) of the supported databases. <text:s/></text:p>
      <text:p text:style-name="P52">To correctly implement quoting, we had to go for a strict separation between the schema (user/owner) of a table and the tablename itself. <text:s/>Otherwise it would be impossible to properly quote tables or fields with one or more periods in them. <text:s/>Putting dots in table and field names is apparently common practice in certain ERP systems. (for example fields like “V.A.T.”)</text:p>
      <text:p text:style-name="P52"/>
      <text:p text:style-name="P52">Because we too can be wrong when doing the quoting, we have added a new rule in version 2.5.0: when there is a start or end-quote in the tablename or schema, Pentaho Data Integration refrains from doing the quoting. <text:s/>This allows you to specify the quoting mechanism yourself. <text:s/>This leaves you all the freedom you need to get out of any sticky situation that might be left. <text:s/>Nevertheless, feel free to let us know about it so that we can improve our quoting algorithms.</text:p>
      <text:p text:style-name="P52"/>
      <text:list text:style-name="Numbering_20_1" text:continue-numbering="true">
        <text:list-item>
          <text:list text:continue-numbering="true">
            <text:list-item>
              <text:h text:style-name="P23" text:outline-level="2">Database Usage Grid</text:h>
            </text:list-item>
          </text:list>
        </text:list-item>
      </text:list>
      <table:table table:name="Tabel57" table:style-name="Tabel57">
        <table:table-column table:style-name="Tabel57.A"/>
        <table:table-column table:style-name="Tabel57.B"/>
        <table:table-column table:style-name="Tabel57.C"/>
        <table:table-column table:style-name="Tabel57.D"/>
        <table:table-column table:style-name="Tabel57.E"/>
        <table:table-column table:style-name="Tabel57.F"/>
        <table:table-header-rows>
          <table:table-row>
            <table:table-cell table:style-name="Tabel57.A1" office:value-type="string">
              <text:p text:style-name="P53">Database</text:p>
            </table:table-cell>
            <table:table-cell table:style-name="Tabel57.A1" office:value-type="string">
              <text:p text:style-name="P53">Access Method</text:p>
            </table:table-cell>
            <table:table-cell table:style-name="Tabel57.A1" office:value-type="string">
              <text:p text:style-name="P53">Server Name or IP Address</text:p>
            </table:table-cell>
            <table:table-cell table:style-name="Tabel57.A1" office:value-type="string">
              <text:p text:style-name="P53">Database Name</text:p>
            </table:table-cell>
            <table:table-cell table:style-name="Tabel57.A1" office:value-type="string">
              <text:p text:style-name="P53">Port # (default)</text:p>
            </table:table-cell>
            <table:table-cell table:style-name="Tabel57.F1" office:value-type="string">
              <text:p text:style-name="P54">Username &amp; Password</text:p>
            </table:table-cell>
          </table:table-row>
        </table:table-header-rows>
        <table:table-row>
          <table:table-cell table:style-name="Tabel57.A2" office:value-type="string">
            <text:p text:style-name="P55">Oracle</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Oracle database SID</text:p>
          </table:table-cell>
          <table:table-cell table:style-name="Tabel57.A2" office:value-type="string">
            <text:p text:style-name="P55">Required (1521)</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CI</text:p>
          </table:table-cell>
          <table:table-cell table:style-name="Tabel57.A2" office:value-type="string">
            <text:p text:style-name="P55"/>
          </table:table-cell>
          <table:table-cell table:style-name="Tabel57.A2" office:value-type="string">
            <text:p text:style-name="P55">Database TNS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MySQL</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MySQL database name</text:p>
          </table:table-cell>
          <table:table-cell table:style-name="Tabel57.A2" office:value-type="string">
            <text:p text:style-name="P55">Optional (3306)</text:p>
          </table:table-cell>
          <table:table-cell table:style-name="Tabel57.F2" office:value-type="string">
            <text:p text:style-name="P56">Optional</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Optional</text:p>
          </table:table-cell>
        </table:table-row>
        <table:table-row>
          <table:table-cell table:style-name="Tabel57.A2" office:value-type="string">
            <text:p text:style-name="P55">AS/400</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AS/400 Library name</text:p>
          </table:table-cell>
          <table:table-cell table:style-name="Tabel57.A2" office:value-type="string">
            <text:p text:style-name="P55">Optional</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MS Access</text:p>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Optional</text:p>
          </table:table-cell>
        </table:table-row>
        <table:table-row>
          <table:table-cell table:style-name="Tabel57.A2" office:value-type="string">
            <text:p text:style-name="P55">MS SQL Server</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1433)</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IBM DB2</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50000)</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PostgreSQL</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5432)</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Intersystems Caché</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1972)</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Sybase</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5001)</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Gupta SQL Base</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2155)</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Dbase III,IV or 5.0</text:p>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Optional</text:p>
          </table:table-cell>
        </table:table-row>
        <table:table-row>
          <table:table-cell table:style-name="Tabel57.A2" office:value-type="string">
            <text:p text:style-name="P55">Firebird SQL</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3050)</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Hypersonic</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9001)</text:p>
          </table:table-cell>
          <table:table-cell table:style-name="Tabel57.F2" office:value-type="string">
            <text:p text:style-name="P56">Required</text:p>
          </table:table-cell>
        </table:table-row>
        <table:table-row>
          <table:table-cell table:style-name="Tabel57.A2" office:value-type="string">
            <text:p text:style-name="P55">MaxDB (SAP DB)</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Ingres</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Borland Interbase</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3050)</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ExtenDB</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6453)</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Teradata</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Oracle RDB</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H2</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43">Netezza</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5480)</text:p>
          </table:table-cell>
          <table:table-cell table:style-name="Tabel57.F2" office:value-type="string">
            <text:p text:style-name="P56">Required</text:p>
          </table:table-cell>
        </table:table-row>
        <table:table-row>
          <table:table-cell table:style-name="Tabel57.A2" office:value-type="string">
            <text:p text:style-name="P43"/>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43">IBM Universe</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43"/>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43">SQLite</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43"/>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43">Apache Derby</text:p>
          </table:table-cell>
          <table:table-cell table:style-name="Tabel57.A2" office:value-type="string">
            <text:p text:style-name="P55">Native</text:p>
          </table:table-cell>
          <table:table-cell table:style-name="Tabel57.A2" office:value-type="string">
            <text:p text:style-name="P55">optional</text:p>
          </table:table-cell>
          <table:table-cell table:style-name="Tabel57.A2" office:value-type="string">
            <text:p text:style-name="P55">Database name</text:p>
          </table:table-cell>
          <table:table-cell table:style-name="Tabel57.A2" office:value-type="string">
            <text:p text:style-name="P55">Optional (1527)</text:p>
          </table:table-cell>
          <table:table-cell table:style-name="Tabel57.F2" office:value-type="string">
            <text:p text:style-name="P56">Optional</text:p>
          </table:table-cell>
        </table:table-row>
        <table:table-row>
          <table:table-cell table:style-name="Tabel57.A2" office:value-type="string">
            <text:p text:style-name="P43"/>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Optional</text:p>
          </table:table-cell>
        </table:table-row>
        <table:table-row>
          <table:table-cell table:style-name="Tabel57.A2" office:value-type="string">
            <text:p text:style-name="P55">Generic (*)</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Any)</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Optional</text:p>
          </table:table-cell>
        </table:table-row>
      </table:table>
      <text:p text:style-name="P58"/>
      <text:p text:style-name="P59">(*) The generic database connection also needs to specify the URL and Driver class in the Generic tab! <text:s/>We now also allow these fields to be specified using a variable. <text:s/>That way you can access data from multiple database types using the same transformations and jobs. <text:s/>Make sure to use clean ANSI SQL that works on all used database types in that case.</text:p>
      <text:p text:style-name="P60"/>
      <text:p text:style-name="P60"/>
      <text:p text:style-name="P61"/>
      <text:list text:style-name="Numbering_20_1" text:continue-numbering="true">
        <text:list-item>
          <text:list text:continue-numbering="true">
            <text:list-item>
              <text:h text:style-name="P18" text:outline-level="2">MS SQL Server</text:h>
            </text:list-item>
          </text:list>
        </text:list-item>
      </text:list>
      <text:p text:style-name="P60">To specify the SQL Server instance name, go to the Options tab and specify the parameter as shown:</text:p>
      <text:p text:style-name="P60"/>
      <text:p text:style-name="P60"><draw:frame draw:style-name="fr3" draw:name="Frame18" text:anchor-type="paragraph" svg:x="1.416cm" svg:y="0cm" svg:width="12.621cm" draw:z-index="268"><draw:text-box fo:min-height="2.672cm"><text:p text:style-name="Illustration"><draw:frame draw:style-name="fr8" draw:name="The SQL Server &quot;instance&quot; property" text:anchor-type="paragraph" svg:x="0.004cm" svg:y="0.002cm" svg:width="12.621cm" style:rel-width="100%" svg:height="2.672cm" style:rel-height="scale" draw:z-index="269"><draw:image xlink:href="Pictures/10000000000001DD0000006510E99E73.png" xlink:type="simple" xlink:show="embed" xlink:actuate="onLoad"/></draw:frame>The SQL Server "instance" property</text:p></draw:text-box></draw:frame></text:p>
      <text:p text:style-name="P60">To enable single sign-on login you can specify in a similar fashion the <text:span text:style-name="T13">domain</text:span><text:span text:style-name="T14"> option:</text:span></text:p>
      <text:p text:style-name="P62">From the jTDS FAQ on <text:a xlink:type="simple" xlink:href="http://jtds.sourceforge.net/faq.html">http://jtds.sourceforge.net/faq.html</text:a>:</text:p>
      <text:p text:style-name="P62"/>
      <text:p text:style-name="P63">Specifies the Windows domain to authenticate in. If present and the user name and password are provided, jTDS uses Windows (NTLM) authentication instead of the usual SQL Server authentication (i.e. the user and password provided are the domain user and password). This allows non-Windows clients to log in to servers which are only configured to accept Windows authentication.</text:p>
      <text:p text:style-name="P64"><text:span text:style-name="T15"><text:line-break/>If the </text:span><text:span text:style-name="T16">domain</text:span><text:span text:style-name="T15"> parameter is present but no user name and password are provided, jTDS uses its native Single-Sign-On library and logs in with the logged Windows user's credentials (for this to work one would obviously need to be on Windows, logged into a domain, and also have the SSO library installed -- consult README.SSO in the distribution on how to do this). </text:span></text:p>
      <text:p text:style-name="P63"/>
      <text:p text:style-name="P65"/>
      <text:list text:style-name="Numbering_20_1" text:continue-numbering="true">
        <text:list-item>
          <text:list text:continue-numbering="true">
            <text:list-item>
              <text:h text:style-name="P18" text:outline-level="2">Oracle</text:h>
            </text:list-item>
          </text:list>
        </text:list-item>
      </text:list>
      <text:p text:style-name="P62">This version of Pentaho Data Integration ships with the Oracle JDBC driver version 10.2.0. <text:s/>It is in general the most stable and recent driver we could find. <text:s/>However, if you do have issues with Oracle connectivity or other strange problems, you might want to consider replacing the 10.2. JDBC driver to match your database server. <text:s text:c="2"/>Replace files “ojdbc14.jar” and “orai18n.jar” in the directory libext/JDBC of your distribution with the files found in the $ORACLE_HOME/jdbc directory on your server.</text:p>
      <text:p text:style-name="P62"/>
      <text:p text:style-name="P66"><text:span text:style-name="T17">If you want to use OCI and an Oracle Net8 client, please read on. <text:s/>For OCI to work, the JDBC driver version used in Kettle needs to match your Oracle client version. <text:s text:c="2"/></text:span>Oracle 2.5.0 shipped with version 10.1, 2.5.0 ships with version 10.2.</text:p>
      <text:p text:style-name="P66">You can either install that version of the Oracle client or (probably easier) change the JDBC driver in PDI if versions don't match up. (see above)</text:p>
      <text:list text:style-name="Numbering_20_1" text:continue-numbering="true">
        <text:list-item>
          <text:list text:continue-numbering="true">
            <text:list-item>
              <text:h text:style-name="P18" text:outline-level="2">MySQL</text:h>
            </text:list-item>
          </text:list>
        </text:list-item>
      </text:list>
      <text:p text:style-name="P62">Because by default, MySQL gives back complete query results in one block to the client (Kettle in this case) we had to enable “result streaming” by default. <text:s/>The big drawback of this is that it allows only 1 (one) single query to be opened at any given time. <text:s/>If you run into trouble because of that, you can disable this option in the MySQL tab of the database connection dialog.</text:p>
      <text:p text:style-name="P62"/>
      <text:p text:style-name="P62">Another issue you might come across is that the default timeout in the MySQL JDBC driver is set to 0. (no timeout) <text:s/>This leads to a problem in certain situations as it doesn't allow Kettle to detect a server crash or sudden network failure if it happens in the middle of a query or open database connection. <text:s/>This in turn leads to the infinite stalling of a transformation or job. <text:s/>To solve this, set the “connectTimeout” and “socketTimeout” parameters for MySQL in the Options tab. <text:s/>The value to be specified is in milliseconds: for a 2 minute timeout you would specify value 120000 ( 2 x 60 x 1000 ).</text:p>
      <text:p text:style-name="P62"/>
      <text:p text:style-name="P62">Also check out the other options on the linked MySQL help page. <text:s/>You can access this page using the supplied button.</text:p>
      <text:p text:style-name="P62"/>
      <text:p text:style-name="P62"><draw:frame draw:style-name="fr23" draw:name="Afbeeldingen15" text:anchor-type="char" svg:width="12.666cm" svg:height="2.542cm" draw:z-index="382"><draw:image xlink:href="Pictures/100000000000023800000072289955DB.png" xlink:type="simple" xlink:show="embed" xlink:actuate="onLoad"/></draw:frame></text:p>
      <text:p text:style-name="P62"/>
      <text:p text:style-name="P62"/>
      <text:p text:style-name="P67"/>
      <text:list text:style-name="Numbering_20_1" text:continue-numbering="true">
        <text:list-item>
          <text:list text:continue-numbering="true">
            <text:list-item>
              <text:h text:style-name="P18" text:outline-level="2">JNDI</text:h>
            </text:list-item>
          </text:list>
        </text:list-item>
      </text:list>
      <text:p text:style-name="P62">If you are developing transformations and jobs that will be deployed on an application server such as the Pentaho platform running on JBoss, you can configure your database connections using JNDI.</text:p>
      <text:p text:style-name="P62">Because you don't want to have an application server running all the time during development or testing of the transformations, we have supplied a way of configuring a JNDI connection for “local” Kettle use.</text:p>
      <text:p text:style-name="P62">To configure, edit properties file called “simple-jndi/jdbc.properties”</text:p>
      <text:p text:style-name="P62">For example, to connect to the databases used in Pentaho Demo platform download, use this information in the properties file:</text:p>
      <text:p text:style-name="P62"/>
      <text:p text:style-name="Code_20_Example">SampleData/type=javax.sql.DataSource</text:p>
      <text:p text:style-name="Code_20_Example">SampleData/driver=org.hsqldb.jdbcDriver</text:p>
      <text:p text:style-name="Code_20_Example">SampleData/url=jdbc:hsqldb:hsql://localhost/sampledata</text:p>
      <text:p text:style-name="Code_20_Example">SampleData/user=pentaho_user</text:p>
      <text:p text:style-name="Code_20_Example">SampleData/password=password</text:p>
      <text:p text:style-name="Code_20_Example">Quartz/type=javax.sql.DataSource</text:p>
      <text:p text:style-name="Code_20_Example">Quartz/driver=org.hsqldb.jdbcDriver</text:p>
      <text:p text:style-name="Code_20_Example">Quartz/url=jdbc:hsqldb:hsql://localhost/quartz</text:p>
      <text:p text:style-name="Code_20_Example">Quartz/user=pentaho_user</text:p>
      <text:p text:style-name="Code_20_Example">Quartz/password=password</text:p>
      <text:p text:style-name="Code_20_Example">Hibernate/type=javax.sql.DataSource</text:p>
      <text:p text:style-name="Code_20_Example">Hibernate/driver=org.hsqldb.jdbcDriver</text:p>
      <text:p text:style-name="Code_20_Example">Hibernate/url=jdbc:hsqldb:hsql://localhost/hibernate</text:p>
      <text:p text:style-name="Code_20_Example">Hibernate/user=hibuser</text:p>
      <text:p text:style-name="Code_20_Example">Hibernate/password=password</text:p>
      <text:p text:style-name="Code_20_Example">Shark/type=javax.sql.DataSource</text:p>
      <text:p text:style-name="Code_20_Example">Shark/driver=org.hsqldb.jdbcDriver</text:p>
      <text:p text:style-name="Code_20_Example">Shark/url=jdbc:hsqldb:hsql://localhost/shark</text:p>
      <text:p text:style-name="Code_20_Example">Shark/user=sa</text:p>
      <text:p text:style-name="Code_20_Example">Shark/password=</text:p>
      <text:p text:style-name="Standard"/>
      <text:p text:style-name="Text_20_body"/>
      <text:p text:style-name="P66">It<draw:frame draw:style-name="fr24" draw:name="Afbeeldingen8" text:anchor-type="char" svg:x="1.566cm" svg:y="0.288cm" svg:width="12.965cm" svg:height="8.467cm" draw:z-index="381"><draw:image xlink:href="Pictures/10000000000001EA000001401EB4383F.png" xlink:type="simple" xlink:show="embed" xlink:actuate="onLoad"/></draw:frame> is obviously important that the information stored in this file in the simple-jndi directory mirrors the content of your application server data sources.</text:p>
      <text:p text:style-name="P68"/>
      <text:list text:style-name="Numbering_20_1" text:continue-numbering="true">
        <text:list-item>
          <text:list text:continue-numbering="true">
            <text:list-item>
              <text:h text:style-name="P18" text:outline-level="2">Usage</text:h>
              <text:list>
                <text:list-item>
                  <text:h text:style-name="P35" text:outline-level="3">Create a new connection</text:h>
                </text:list-item>
              </text:list>
            </text:list-item>
          </text:list>
        </text:list-item>
      </text:list>
      <text:p text:style-name="Standard">You can create a new connection by right clicking on the "Connections" tree entry and selecting "new".</text:p>
      <text:p text:style-name="Standard"/>
      <text:p text:style-name="P5"><draw:frame draw:style-name="fr19" draw:name="Frame36" text:anchor-type="char" svg:x="1.356cm" svg:y="0cm" svg:width="10.663cm" draw:z-index="315"><draw:text-box fo:min-height="6.509cm"><text:p text:style-name="Illustration"><draw:frame draw:style-name="fr8" draw:name="Create new database connection - popup menu" text:anchor-type="paragraph" svg:x="0.004cm" svg:y="0.002cm" svg:width="10.663cm" style:rel-width="100%" svg:height="6.509cm" style:rel-height="scale" draw:z-index="316"><draw:image xlink:href="Pictures/1000000000000193000000F6F503830C.png" xlink:type="simple" xlink:show="embed" xlink:actuate="onLoad"/></draw:frame>Create new database connection - popup menu</text:p></draw:text-box></draw:frame></text:p>
      <text:p text:style-name="P10"><text:tab/>Or : simply double click on the Connections tree entry.</text:p>
      <text:p text:style-name="Standard">Or : press F3 to start the “new connection” wizard.</text:p>
      <text:p text:style-name="Standard"><draw:frame draw:style-name="fr19" draw:name="Frame37" text:anchor-type="char" svg:x="1.372cm" svg:y="0.199cm" svg:width="9.493cm" draw:z-index="317"><draw:text-box fo:min-height="7.519cm"><text:p text:style-name="Illustration"><draw:frame draw:style-name="fr8" draw:name="Database connection dialog" text:anchor-type="paragraph" svg:x="0.004cm" svg:y="0.002cm" svg:width="9.493cm" style:rel-width="100%" svg:height="7.519cm" style:rel-height="scale" draw:z-index="318"><draw:image xlink:href="Pictures/1000000000000229000001B62E002775.png" xlink:type="simple" xlink:show="embed" xlink:actuate="onLoad"/></draw:frame><text:bookmark-start text:name="DDE_LINK1"/>Database connection dialog<text:bookmark-end text:name="DDE_LINK1"/></text:p></draw:text-box></draw:frame></text:p>
      <text:p text:style-name="P10"/>
      <text:list text:style-name="Numbering_20_1" text:continue-numbering="true">
        <text:list-item>
          <text:list text:continue-numbering="true">
            <text:list-item>
              <text:list text:continue-numbering="true">
                <text:list-item>
                  <text:h text:style-name="P35" text:outline-level="3">General Tab</text:h>
                </text:list-item>
              </text:list>
            </text:list-item>
          </text:list>
        </text:list-item>
      </text:list>
      <text:p text:style-name="Standard">The general tab is where you setup the basic information about your connection like the connection name, type, access method, server name and login credentials.</text:p>
      <text:list text:style-name="Numbering_20_1" text:continue-numbering="true">
        <text:list-item>
          <text:list text:continue-numbering="true">
            <text:list-item>
              <text:list text:continue-numbering="true">
                <text:list-item>
                  <text:list text:continue-numbering="true">
                    <text:list-item>
                      <text:h text:style-name="P45" text:outline-level="4">Pooling Tab</text:h>
                    </text:list-item>
                  </text:list>
                </text:list-item>
              </text:list>
            </text:list-item>
          </text:list>
        </text:list-item>
      </text:list>
      <text:p text:style-name="Standard">The pooling tab allows you to configure your connection to use connection pooling and define options related to connection pooling like the initial pool size, maximum pool size and connection pool parameters.</text:p>
      <text:list text:style-name="Numbering_20_1" text:continue-numbering="true">
        <text:list-item>
          <text:list text:continue-numbering="true">
            <text:list-item>
              <text:list text:continue-numbering="true">
                <text:list-item>
                  <text:list text:continue-numbering="true">
                    <text:list-item>
                      <text:h text:style-name="P45" text:outline-level="4">Options Tab</text:h>
                    </text:list-item>
                  </text:list>
                </text:list-item>
              </text:list>
            </text:list-item>
          </text:list>
        </text:list-item>
      </text:list>
      <text:p text:style-name="Standard">This tab displays a variety of configurable, data source specific options (i.e. defaultFetchSize, useCursorFetch, etc.). <text:s/>Clicking on the ‘Show help text on option usage’ button will launch a browser window inside Spoon:</text:p>
      <text:p text:style-name="Standard"/>
      <text:p text:style-name="Standard"><draw:frame draw:style-name="fr7" draw:name="Frame19" text:anchor-type="char" svg:width="14.014cm" draw:z-index="270"><draw:text-box fo:min-height="10.396cm"><text:p text:style-name="Illustration"><draw:frame draw:style-name="fr8" draw:name="Display options help in a Spoon browser" text:anchor-type="paragraph" svg:x="0.004cm" svg:y="0.002cm" svg:width="15.24cm" style:rel-width="100%" svg:height="10.38cm" style:rel-height="scale" draw:z-index="271"><draw:image xlink:href="Pictures/10000000000004F30000035FABF66512.png" xlink:type="simple" xlink:show="embed" xlink:actuate="onLoad"/></draw:frame>Display options help in a Spoon browser</text:p></draw:text-box></draw:frame></text:p>
      <text:list text:style-name="Numbering_20_1" text:continue-numbering="true">
        <text:list-item>
          <text:list text:continue-numbering="true">
            <text:list-item>
              <text:list text:continue-numbering="true">
                <text:list-item>
                  <text:list text:continue-numbering="true">
                    <text:list-item>
                      <text:h text:style-name="P45" text:outline-level="4">SQL Tab</text:h>
                    </text:list-item>
                  </text:list>
                </text:list-item>
              </text:list>
            </text:list-item>
          </text:list>
        </text:list-item>
      </text:list>
      <text:p text:style-name="Standard">This tab allows you to enter a number of SQL commands immediately after connecting to the database. <text:s/>This is sometimes needed for various reasons like licensing, configuration, logging, tracing, etc.</text:p>
      <text:list text:style-name="Numbering_20_1" text:continue-numbering="true">
        <text:list-item>
          <text:list text:continue-numbering="true">
            <text:list-item>
              <text:list text:continue-numbering="true">
                <text:list-item>
                  <text:list text:continue-numbering="true">
                    <text:list-item>
                      <text:h text:style-name="P45" text:outline-level="4">Cluster Tab</text:h>
                    </text:list-item>
                  </text:list>
                </text:list-item>
              </text:list>
            </text:list-item>
          </text:list>
        </text:list-item>
      </text:list>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list text:style-name="Numbering_20_1" text:continue-numbering="true">
        <text:list-item>
          <text:list text:continue-numbering="true">
            <text:list-item>
              <text:list text:continue-numbering="true">
                <text:list-item>
                  <text:h text:style-name="P35" text:outline-level="3">Edit a connection</text:h>
                </text:list-item>
              </text:list>
            </text:list-item>
          </text:list>
        </text:list-item>
      </text:list>
      <text:p text:style-name="Standard">Double click on the connection name in the left tree. Or right click on the name and select "Edit connection".</text:p>
      <text:list text:style-name="Numbering_20_1" text:continue-numbering="true">
        <text:list-item>
          <text:list text:continue-numbering="true">
            <text:list-item>
              <text:list text:continue-numbering="true">
                <text:list-item>
                  <text:h text:style-name="P35" text:outline-level="3">Duplicate a connection</text:h>
                </text:list-item>
              </text:list>
            </text:list-item>
          </text:list>
        </text:list-item>
      </text:list>
      <text:p text:style-name="Standard">Right click on the connection name and select "Duplicate".</text:p>
      <text:list text:style-name="Numbering_20_1" text:continue-numbering="true">
        <text:list-item>
          <text:list text:continue-numbering="true">
            <text:list-item>
              <text:list text:continue-numbering="true">
                <text:list-item>
                  <text:h text:style-name="P35" text:outline-level="3">Copy to clipboard</text:h>
                </text:list-item>
              </text:list>
            </text:list-item>
          </text:list>
        </text:list-item>
      </text:list>
      <text:p text:style-name="Standard">Copies the XML describing the connection to the clipboard.</text:p>
      <text:list text:style-name="Numbering_20_1" text:continue-numbering="true">
        <text:list-item>
          <text:list text:continue-numbering="true">
            <text:list-item>
              <text:list text:continue-numbering="true">
                <text:list-item>
                  <text:h text:style-name="P35" text:outline-level="3">Delete a connection</text:h>
                </text:list-item>
              </text:list>
            </text:list-item>
          </text:list>
        </text:list-item>
      </text:list>
      <text:p text:style-name="Standard">Right click on the connection name and select "Delete".</text:p>
      <text:list text:style-name="Numbering_20_1" text:continue-numbering="true">
        <text:list-item>
          <text:list text:continue-numbering="true">
            <text:list-item>
              <text:list text:continue-numbering="true">
                <text:list-item>
                  <text:h text:style-name="P35" text:outline-level="3">Test a connection</text:h>
                </text:list-item>
              </text:list>
            </text:list-item>
          </text:list>
        </text:list-item>
      </text:list>
      <text:p text:style-name="Standard">In the edit window (see above), select the "Test" button. If Spoon can connect, an OK message is displayed after a short delay.</text:p>
      <text:list text:style-name="Numbering_20_1" text:continue-numbering="true">
        <text:list-item>
          <text:list text:continue-numbering="true">
            <text:list-item>
              <text:list text:continue-numbering="true">
                <text:list-item>
                  <text:h text:style-name="P35" text:outline-level="3">Execute SQL commands on a connection</text:h>
                </text:list-item>
              </text:list>
            </text:list-item>
          </text:list>
        </text:list-item>
      </text:list>
      <text:p text:style-name="Standard">Right click on the connection name and select "SQL Editor". See also<text:span text:style-name="T12"> </text:span><text:a xlink:type="simple" xlink:href="#_5._SQL_Editor"><text:span text:style-name="T3">5. SQL editor</text:span></text:a><text:span text:style-name="T12"> </text:span>for more information.</text:p>
      <text:list text:style-name="Numbering_20_1" text:continue-numbering="true">
        <text:list-item>
          <text:list text:continue-numbering="true">
            <text:list-item>
              <text:list text:continue-numbering="true">
                <text:list-item>
                  <text:h text:style-name="P35" text:outline-level="3">Clear DB Cache option</text:h>
                </text:list-item>
              </text:list>
            </text:list-item>
          </text:list>
        </text:list-item>
      </text:list>
      <text:p text:style-name="Standard">To speed up connections Spoon uses a database cache. Use this option when the information in the cache no longer represents the layout of the database. This is the case when databases tables have been changed, created or deleted.</text:p>
      <text:list text:style-name="Numbering_20_1" text:continue-numbering="true">
        <text:list-item>
          <text:list text:continue-numbering="true">
            <text:list-item>
              <text:list text:continue-numbering="true">
                <text:list-item>
                  <text:h text:style-name="P35" text:outline-level="3"><text:bookmark-start text:name="_4.5.9._Explore"/>Explore<text:bookmark-end text:name="_4.5.9._Explore"/></text:h>
                </text:list-item>
              </text:list>
            </text:list-item>
          </text:list>
        </text:list-item>
      </text:list>
      <text:p text:style-name="Standard">This option will start the database explorer for the selected database connection. Please see <text:a xlink:type="simple" xlink:href="#_4.5.9._Explore"><text:span text:style-name="T3">4.5.9. Database Explorer</text:span></text:a> for more information.</text:p>
      <text:list text:style-name="Numbering_20_1" text:continue-numbering="true">
        <text:list-item>
          <text:list text:continue-numbering="true">
            <text:list-item>
              <text:h text:style-name="P23" text:outline-level="2">Unsupported databases</text:h>
            </text:list-item>
          </text:list>
        </text:list-item>
      </text:list>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or JDBC connection.</text:p>
      <text:list text:style-name="Numbering_20_1" text:continue-numbering="true">
        <text:list-item>
          <text:h text:style-name="P48" text:outline-level="1"><text:bookmark-start text:name="_5._SQL_Editor"/>SQL Editor<text:bookmark-end text:name="_5._SQL_Editor"/></text:h>
          <text:list>
            <text:list-item>
              <text:h text:style-name="P18" text:outline-level="2">Description</text:h>
            </text:list-item>
          </text:list>
        </text:list-item>
      </text:list>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4">NOTE:</text:span> <text:span text:style-name="T5">Multiple SQL Statements have to be separated by semi-colons (;).</text:span></text:p>
      <text:p text:style-name="Standard"><text:span text:style-name="T4">NOTE:</text:span><text:span text:style-name="T5"> Before these SQL Statements are sent to the database to be executed, Spoon removes returns, line-feeds and the separating semi-colons.</text:span></text:p>
      <text:p text:style-name="Standard"><text:span text:style-name="T4">NOTE:</text:span><text:span text:style-name="T5"> Kettle clears the database cache for the database connection on which you launch DDL statements.</text:span></text:p>
      <text:list text:style-name="Numbering_20_1" text:continue-numbering="true">
        <text:list-item>
          <text:list text:continue-numbering="true">
            <text:list-item>
              <text:h text:style-name="P18" text:outline-level="2">Screen shot</text:h>
            </text:list-item>
          </text:list>
        </text:list-item>
      </text:list>
      <text:p text:style-name="Standard"><draw:frame draw:style-name="fr19" draw:name="Frame33" text:anchor-type="char" svg:x="1.064cm" svg:y="0.395cm" svg:width="11.351cm" draw:z-index="298"><draw:text-box fo:min-height="6.376cm"><text:p text:style-name="Illustration"><draw:frame draw:style-name="fr8" draw:name="The Simple SQL Editor dialog" text:anchor-type="paragraph" svg:x="0.004cm" svg:y="0.002cm" svg:width="11.351cm" style:rel-width="100%" svg:height="6.376cm" style:rel-height="scale" draw:z-index="299"><draw:image xlink:href="Pictures/10000000000001AD000000F1C2BD0D43.png" xlink:type="simple" xlink:show="embed" xlink:actuate="onLoad"/></draw:frame>The Simple SQL Editor dialog</text:p></draw:text-box></draw:frame></text:p>
      <text:list text:style-name="Numbering_20_1" text:continue-numbering="true">
        <text:list-item>
          <text:list text:continue-numbering="true">
            <text:list-item>
              <text:h text:style-name="P18" text:outline-level="2">Limitations</text:h>
            </text:list-item>
          </text:list>
        </text:list-item>
      </text:list>
      <text:p text:style-name="Standard">This is a simple SQL editor. <text:s/>It doesn't know all the dialects of all the more than 20 supported databases. <text:s/>That means that creating stored procedures, triggers and other database specific objects might pose problems. <text:s/>Please consider using the tools that came with the database in that case.</text:p>
      <text:list text:style-name="Numbering_20_1" text:continue-numbering="true">
        <text:list-item>
          <text:h text:style-name="P48" text:outline-level="1">Database Explorer</text:h>
          <text:list>
            <text:list-item>
              <text:h text:style-name="P18" text:outline-level="2">Screen shot</text:h>
            </text:list-item>
          </text:list>
        </text:list-item>
      </text:list>
      <text:p text:style-name="Standard"><draw:frame draw:style-name="fr15" draw:name="Frame20" text:anchor-type="char" svg:x="0.573cm" svg:y="0.39cm" svg:width="11.273cm" draw:z-index="272"><draw:text-box fo:min-height="8.026cm"><text:p text:style-name="Illustration"><draw:frame draw:style-name="fr25" draw:name="The database explorer dialog" text:anchor-type="paragraph" svg:x="1.494cm" svg:y="0cm" svg:width="9.779cm" svg:height="6.837cm" draw:z-index="300"><draw:image xlink:href="Pictures/1000000000000253000001A05F948A43.png" xlink:type="simple" xlink:show="embed" xlink:actuate="onLoad"/></draw:frame>The database explorer dialog</text:p></draw:text-box></draw:frame></text:p>
      <text:list text:style-name="Numbering_20_1" text:continue-numbering="true">
        <text:list-item>
          <text:list text:continue-numbering="true">
            <text:list-item>
              <text:h text:style-name="P18" text:outline-level="2">Description</text:h>
            </text:list-item>
          </text:list>
        </text:list-item>
      </text:list>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use the buttons on the right or to right click on a shown table or view at the lowest level in the tree. <text:s/>You can then select one of the following options:</text:p>
      <text:list text:style-name="WW8Num17">
        <text:list-item>
          <text:p text:style-name="P69">Display the first 100 rows of the table (also available through double-click on table name)</text:p>
        </text:list-item>
        <text:list-item>
          <text:p text:style-name="P70">Display the first … lines of the table</text:p>
        </text:list-item>
        <text:list-item>
          <text:p text:style-name="P69">Show the size (in rows) of the table</text:p>
        </text:list-item>
        <text:list-item>
          <text:p text:style-name="P69">Show layout of the table</text:p>
        </text:list-item>
        <text:list-item>
          <text:p text:style-name="P69">Generate the DDL statement (create table ...) for this table</text:p>
        </text:list-item>
        <text:list-item>
          <text:p text:style-name="P69">Generate the DDL statement (create table ...) for this table on another database connection</text:p>
        </text:list-item>
        <text:list-item>
          <text:p text:style-name="P69">Show the SQL statement to read from this table (in SQL Editor)</text:p>
        </text:list-item>
        <text:list-item>
          <text:p text:style-name="P69">Truncate table ... : generates a <text:span text:style-name="T18">commented out</text:span> “Truncate table” statement.</text:p>
        </text:list-item>
      </text:list>
      <text:p text:style-name="P71"/>
      <text:p text:style-name="P71"/>
      <text:list text:style-name="Numbering_20_1" text:continue-numbering="true">
        <text:list-item>
          <text:h text:style-name="P48" text:outline-level="1"><text:bookmark-start text:name="_7._Hops"/>Hops<text:bookmark-end text:name="_7._Hops"/></text:h>
          <text:list>
            <text:list-item>
              <text:h text:style-name="P18" text:outline-level="2">Description</text:h>
            </text:list-item>
          </text:list>
        </text:list-item>
      </text:list>
      <text:p text:style-name="Standard">A hop connects one step with another. The direction of the data flow is indicated with an arrow on the graphical view pane. A hop can be enabled or disabled (for testing purposes for example).</text:p>
      <text:list text:style-name="Numbering_20_1" text:continue-numbering="true">
        <text:list-item>
          <text:list text:continue-numbering="true">
            <text:list-item>
              <text:list text:continue-numbering="true">
                <text:list-item>
                  <text:h text:style-name="P35" text:outline-level="3">Transformation Hops</text:h>
                </text:list-item>
              </text:list>
            </text:list-item>
          </text:list>
        </text:list-item>
      </text:list>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list text:style-name="Numbering_20_1" text:continue-numbering="true">
        <text:list-item>
          <text:list text:continue-numbering="true">
            <text:list-item>
              <text:list text:continue-numbering="true">
                <text:list-item>
                  <text:h text:style-name="P35" text:outline-level="3">Job Hops</text:h>
                </text:list-item>
              </text:list>
            </text:list-item>
          </text:list>
        </text:list-item>
      </text:list>
      <text:p text:style-name="Standard">Besides the execution order, it also specifies the condition on which the next job entry will be executed. You can specify the evaluation mode by right clicking on the job hop:</text:p>
      <text:list text:style-name="WW8Num75">
        <text:list-item>
          <text:p text:style-name="P72">“Unconditional” specifies that the next job entry will be executed regardless of the result of the originating job entry.</text:p>
        </text:list-item>
        <text:list-item>
          <text:p text:style-name="P72">“Follow when result is true” specifies that the next job entry will only be executed when the result of the originating job entry was true, meaning successful execution, file found, table found, without error, evaluation was false, ...</text:p>
        </text:list-item>
        <text:list-item>
          <text:p text:style-name="P72">“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p text:style-name="P17"/>
      <text:list text:style-name="Numbering_20_1" text:continue-numbering="true">
        <text:list-item>
          <text:list text:continue-numbering="true">
            <text:list-item>
              <text:h text:style-name="P18" text:outline-level="2">Screen shots</text:h>
            </text:list-item>
          </text:list>
        </text:list-item>
      </text:list>
      <text:p text:style-name="Standard"><draw:frame draw:style-name="fr19" draw:name="Frame21" text:anchor-type="char" svg:x="0.882cm" svg:y="0.499cm" svg:width="9.948cm" draw:z-index="273"><draw:text-box fo:min-height="4.551cm"><text:p text:style-name="Illustration"><draw:frame draw:style-name="fr4" draw:name="Editing a Transformation Hop" text:anchor-type="char" svg:x="0.004cm" svg:y="0.002cm" svg:width="9.948cm" style:rel-width="100%" svg:height="4.551cm" style:rel-height="scale" draw:z-index="276"><draw:image xlink:href="Pictures/1000000000000178000000ACFDD32193.png" xlink:type="simple" xlink:show="embed" xlink:actuate="onLoad"/></draw:frame>Editing a Transformation Hop</text:p></draw:text-box></draw:frame></text:p>
      <text:p text:style-name="P32"><draw:frame draw:style-name="fr15" draw:name="Frame22" text:anchor-type="char" svg:x="0.843cm" svg:y="5.906cm" svg:width="7.751cm" draw:z-index="274"><draw:text-box fo:min-height="5.463cm"><text:p text:style-name="Illustration"><draw:frame draw:style-name="fr26" draw:name="Editing a Job Hop" text:anchor-type="char" svg:x="0.004cm" svg:y="0.002cm" svg:width="7.751cm" style:rel-width="100%" svg:height="5.463cm" style:rel-height="scale" draw:z-index="275"><draw:image xlink:href="Pictures/2000000700001B540000131EFABEE24C.wmf" xlink:type="simple" xlink:show="embed" xlink:actuate="onLoad"/></draw:frame>Editing a Job Hop</text:p></draw:text-box></draw:frame><text:tab/> <text:s text:c="5"/></text:p>
      <text:p text:style-name="P8"/>
      <text:list text:style-name="Numbering_20_1" text:continue-numbering="true">
        <text:list-item>
          <text:list text:continue-numbering="true">
            <text:list-item>
              <text:h text:style-name="P18" text:outline-level="2">Creating A Hop</text:h>
            </text:list-item>
          </text:list>
        </text:list-item>
      </text:list>
      <text:p text:style-name="Standard">You can easily create a new hop between 2 steps by one of the following options:</text:p>
      <text:list text:style-name="WW8Num40">
        <text:list-item>
          <text:p text:style-name="P73"><text:span text:style-name="T7">Dragging on the Graphical View between 2 steps while using the middle mou</text:span>se button.</text:p>
        </text:list-item>
        <text:list-item>
          <text:p text:style-name="P73"><text:span text:style-name="T7">Dragging on the Graphical View between 2 steps while pressing the SHIFT key and using the </text:span>left mouse button.</text:p>
        </text:list-item>
        <text:list-item>
          <text:p text:style-name="P74">Selecting 2 steps in the tree, clicking right and selecting "new hop"</text:p>
        </text:list-item>
        <text:list-item>
          <text:p text:style-name="P73"><text:span text:style-name="T7">Selecting 2 steps in the graphical view (CTRL + left mouse c</text:span>lick), right clicking on a step and selecting "new hop"</text:p>
        </text:list-item>
      </text:list>
      <text:list text:style-name="Numbering_20_1" text:continue-numbering="true">
        <text:list-item>
          <text:list text:continue-numbering="true">
            <text:list-item>
              <text:h text:style-name="P18" text:outline-level="2"><text:bookmark-start text:name="_7.4._Splitting_A"/>Splitting A Hop<text:bookmark-end text:name="_7.4._Splitting_A"/></text:h>
            </text:list-item>
          </text:list>
        </text:list-item>
      </text:list>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list text:style-name="Numbering_20_1" text:continue-numbering="true">
        <text:list-item>
          <text:list text:continue-numbering="true">
            <text:list-item>
              <text:h text:style-name="P18" text:outline-level="2">Loops</text:h>
            </text:list-item>
          </text:list>
        </text:list-item>
      </text:list>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4">are</text:span> allowed in jobs because Chef executes job entries sequentially. Just make sure</text:p>
      <text:p text:style-name="Standard">you don't build endless loops. Please check out Evaluation job entry <text:span text:style-name="T19">(</text:span><text:a xlink:type="simple" xlink:href="#_12.2.10._Evaluation"><text:span text:style-name="T3">12.2.10. Evaluation</text:span></text:a>).</text:p>
      <text:p text:style-name="Standard">This job entry can help you exit closed loops based on the number of times a job entry was executed.</text:p>
      <text:p text:style-name="Standard"/>
      <text:list text:style-name="Numbering_20_1" text:continue-numbering="true">
        <text:list-item>
          <text:list text:continue-numbering="true">
            <text:list-item>
              <text:h text:style-name="P18" text:outline-level="2">Mixing rows: trap detector</text:h>
            </text:list-item>
          </text:list>
        </text:list-item>
      </text:list>
      <text:p text:style-name="P75">Mixing rows with different layout is not allowed in a transformation. <text:s/>However, the developers still receive many bug reports when in fact people are mixing rows of data. <text:s/>This is causing steps to fail because fields can't be found where expected or the data type changes unexpectedly.</text:p>
      <text:p text:style-name="P75">For that reason we added a “trap detector” when you by accident mix rows:</text:p>
      <text:p text:style-name="P76"><text:tab/><draw:frame draw:style-name="fr24" draw:name="Afbeeldingen12" text:anchor-type="char" svg:x="3.485cm" svg:y="0.208cm" svg:width="10.439cm" svg:height="5.219cm" draw:z-index="368"><draw:image xlink:href="Pictures/100000000000028E000001471C57CE3C.png" xlink:type="simple" xlink:show="embed" xlink:actuate="onLoad"/></draw:frame></text:p>
      <text:p text:style-name="P77"><text:span text:style-name="T20">In this case the full eror report reads</text:span>: We detected rows with varying number of fields, this is not allowed in a transformation. <text:s/>The first row contained 13 fields, another one contained 16 : [customer_tk=0, version=0, date_from=, date_to=, CUSTOMERNR=0, NAME=, FIRSTNAME=, LANGUAGE=, GENDER=, STREET=, HOUSNR=, BUSNR=, ZIPCODE=, LOCATION=, COUNTRY=, DATE_OF_BIRTH=]</text:p>
      <text:p text:style-name="P78">Please note that this is a warning and will not prevent you from performing the task you want to do.</text:p>
      <text:p text:style-name="P78"/>
      <text:list text:style-name="Numbering_20_1" text:continue-numbering="true">
        <text:list-item>
          <text:list text:continue-numbering="true">
            <text:list-item>
              <text:h text:style-name="P18" text:outline-level="2">Transformation hop colors</text:h>
            </text:list-item>
          </text:list>
        </text:list-item>
      </text:list>
      <text:p text:style-name="Standard"><text:line-break/>Where the color coding of the job hops are fairly simple, transformation hops can have all kinds of appearances.</text:p>
      <text:p text:style-name="Standard">Here is an overview:</text:p>
      <text:p text:style-name="Standard"/>
      <table:table table:name="Tabel56" table:style-name="Tabel56">
        <table:table-column table:style-name="Tabel56.A"/>
        <table:table-column table:style-name="Tabel56.B"/>
        <table:table-header-rows>
          <table:table-row>
            <table:table-cell table:style-name="Tabel56.A1" office:value-type="string">
              <text:p text:style-name="P79">Appearance</text:p>
            </table:table-cell>
            <table:table-cell table:style-name="Tabel56.B1" office:value-type="string">
              <text:p text:style-name="P80">Meaning</text:p>
            </table:table-cell>
          </table:table-row>
        </table:table-header-rows>
        <table:table-row>
          <table:table-cell table:style-name="Tabel56.A2" office:value-type="string">
            <text:p text:style-name="P79">Green </text:p>
          </table:table-cell>
          <table:table-cell table:style-name="Tabel56.B2" office:value-type="string">
            <text:p text:style-name="P80">Distributes rows</text:p>
          </table:table-cell>
        </table:table-row>
        <table:table-row>
          <table:table-cell table:style-name="Tabel56.A2" office:value-type="string">
            <text:p text:style-name="P81">Red</text:p>
          </table:table-cell>
          <table:table-cell table:style-name="Tabel56.B2" office:value-type="string">
            <text:p text:style-name="P80">Copies rows</text:p>
          </table:table-cell>
        </table:table-row>
        <table:table-row>
          <table:table-cell table:style-name="Tabel56.A2" office:value-type="string">
            <text:p text:style-name="P81">Yellow</text:p>
          </table:table-cell>
          <table:table-cell table:style-name="Tabel56.B2" office:value-type="string">
            <text:p text:style-name="P80">Provides info for step, distributes rows</text:p>
          </table:table-cell>
        </table:table-row>
        <table:table-row>
          <table:table-cell table:style-name="Tabel56.A2" office:value-type="string">
            <text:p text:style-name="P81">Magenta</text:p>
          </table:table-cell>
          <table:table-cell table:style-name="Tabel56.B2" office:value-type="string">
            <text:p text:style-name="P80">Provides info for step, copies rows</text:p>
          </table:table-cell>
        </table:table-row>
        <table:table-row>
          <table:table-cell table:style-name="Tabel56.A2" office:value-type="string">
            <text:p text:style-name="P81">Gray</text:p>
          </table:table-cell>
          <table:table-cell table:style-name="Tabel56.B2" office:value-type="string">
            <text:p text:style-name="P80">Disabled</text:p>
          </table:table-cell>
        </table:table-row>
        <table:table-row>
          <table:table-cell table:style-name="Tabel56.A2" office:value-type="string">
            <text:p text:style-name="P81">Black</text:p>
          </table:table-cell>
          <table:table-cell table:style-name="Tabel56.B2" office:value-type="string">
            <text:p text:style-name="P80">Named target step</text:p>
          </table:table-cell>
        </table:table-row>
        <table:table-row>
          <table:table-cell table:style-name="Tabel56.A2" office:value-type="string">
            <text:p text:style-name="P81">Blue</text:p>
          </table:table-cell>
          <table:table-cell table:style-name="Tabel56.B2" office:value-type="string">
            <text:p text:style-name="P80">Candidate hop using middle button + drag</text:p>
          </table:table-cell>
        </table:table-row>
        <table:table-row>
          <table:table-cell table:style-name="Tabel56.A2" office:value-type="string">
            <text:p text:style-name="P81">Orange (Dot line)</text:p>
          </table:table-cell>
          <table:table-cell table:style-name="Tabel56.B2" office:value-type="string">
            <text:p text:style-name="P80">Always unused because no data is ever going to go there</text:p>
          </table:table-cell>
        </table:table-row>
        <table:table-row>
          <table:table-cell table:style-name="Tabel56.A2" office:value-type="string">
            <text:p text:style-name="P81">Red (Bold Dot line)</text:p>
          </table:table-cell>
          <table:table-cell table:style-name="Tabel56.B2" office:value-type="string">
            <text:p text:style-name="P82">Carrying rows that caused errors in source steps</text:p>
          </table:table-cell>
        </table:table-row>
      </table:table>
      <text:p text:style-name="Standard"/>
      <text:p text:style-name="P78"/>
      <text:list text:style-name="Numbering_20_1" text:continue-numbering="true">
        <text:list-item>
          <text:h text:style-name="P48" text:outline-level="1"><text:bookmark-start text:name="_8._Variables"/>Variables<text:bookmark-end text:name="_8._Variables"/></text:h>
          <text:list>
            <text:list-item>
              <text:h text:style-name="P18" text:outline-level="2">Variable usage</text:h>
            </text:list-item>
          </text:list>
        </text:list-item>
      </text:list>
      <text:p text:style-name="Standard">Variables can be used throughout Pentaho Data Integration, including transformation steps and job entries. <text:s/>Variables can be defined by setting them with the “Set Variable” step in a transformation or by setting them in the <text:span text:style-name="T21">kettle.properties</text:span> file in the directory:</text:p>
      <text:p text:style-name="Standard"/>
      <text:p text:style-name="P20">$HOME/.kettle (Unix/Linux/OSX)</text:p>
      <text:p text:style-name="P20">C:\Documents and Settings\&lt;username&gt;\.kettle\ (Windows)</text:p>
      <text:p text:style-name="P20"/>
      <text:p text:style-name="Standard">The way to use them is either by grabbing them using step <text:a xlink:type="simple" xlink:href="#_10.4.55._Get_Variable"><text:span text:style-name="T3">11.4.45. Get Variable</text:span></text:a> or by specifying meta-data strings like:</text:p>
      <text:list text:style-name="WW8Num30">
        <text:list-item>
          <text:p text:style-name="P83">${VARIABLE} or</text:p>
        </text:list-item>
        <text:list-item>
          <text:p text:style-name="P83">%%VARIABLE%%</text:p>
        </text:list-item>
      </text:list>
      <text:p text:style-name="Standard">Both formats can be used and even mixed, the first is a UNIX derivative, the second is derived from Microsoft Windows. <text:s/>Dialogs that support variable usage throughout Pentaho Data Integration are visually indicated using a red dollar sign like this:</text:p>
      <text:p text:style-name="Standard"><draw:frame draw:style-name="fr19" draw:name="Frame38" text:anchor-type="char" svg:x="1.293cm" svg:y="0.478cm" svg:width="11.409cm" draw:z-index="325"><draw:text-box fo:min-height="0.938cm"><text:p text:style-name="Illustration"><draw:frame draw:style-name="fr25" draw:name="Property allowing variable usage" text:anchor-type="paragraph" svg:x="1.323cm" svg:y="0cm" svg:width="10.266cm" svg:height="0.556cm" draw:z-index="326"><draw:image xlink:href="Pictures/1000000000000184000000154ECE18AA.png" xlink:type="simple" xlink:show="embed" xlink:actuate="onLoad"/></draw:frame>Property allowing variable usage</text:p></draw:text-box></draw:frame>You can use the CTRL-SPACE keyboard to select a variable to be inserted into the property value. Mouse over the $ sign to see a shortcut help text displayed.</text:p>
      <text:p text:style-name="Standard"/>
      <text:list text:style-name="Numbering_20_1" text:continue-numbering="true">
        <text:list-item>
          <text:list text:continue-numbering="true">
            <text:list-item>
              <text:h text:style-name="P18" text:outline-level="2">Variable scope</text:h>
            </text:list-item>
          </text:list>
        </text:list-item>
      </text:list>
      <text:p text:style-name="Standard">The scope of a variable is defined by the place in which it is defined.</text:p>
      <text:list text:style-name="Numbering_20_1" text:continue-numbering="true">
        <text:list-item>
          <text:list text:continue-numbering="true">
            <text:list-item>
              <text:list text:continue-numbering="true">
                <text:list-item>
                  <text:h text:style-name="P35" text:outline-level="3"><text:bookmark-start text:name="_8.2.1._Environment_variables"/>Environment variables<text:bookmark-end text:name="_8.2.1._Environment_variables"/></text:h>
                </text:list-item>
              </text:list>
            </text:list-item>
          </text:list>
        </text:list-item>
      </text:list>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p text:style-name="Standard"/>
      <text:list text:style-name="Numbering_20_1" text:continue-numbering="true">
        <text:list-item>
          <text:list text:continue-numbering="true">
            <text:list-item>
              <text:list text:continue-numbering="true">
                <text:list-item>
                  <text:h text:style-name="P35" text:outline-level="3">Kettle variables</text:h>
                </text:list-item>
              </text:list>
            </text:list-item>
          </text:list>
        </text:list-item>
      </text:list>
      <text:p text:style-name="Standard">Because the scope of an environment variable (<text:a xlink:type="simple" xlink:href="#9.2.1.Environment variables|outline"><text:span text:style-name="T3">9.2.1.Environment variables</text:span></text:a>) is too broad, we introduced Kettle variables that are local to the job in which the variable is set.</text:p>
      <text:p text:style-name="Standard">The “Set Variable” step in a transformation allows you to specify in which job you want to set the variable. (parent job, grand-parent job or the root job)</text:p>
      <text:list text:style-name="Numbering_20_1" text:continue-numbering="true">
        <text:list-item>
          <text:list text:continue-numbering="true">
            <text:list-item>
              <text:list text:continue-numbering="true">
                <text:list-item>
                  <text:h text:style-name="P84" text:outline-level="3">Internal variables</text:h>
                </text:list-item>
              </text:list>
            </text:list-item>
          </text:list>
        </text:list-item>
      </text:list>
      <text:p text:style-name="Standard">These variables are always defined:</text:p>
      <table:table table:name="Tabel4" table:style-name="Tabel4">
        <table:table-column table:style-name="Tabel4.A"/>
        <table:table-column table:style-name="Tabel4.B"/>
        <table:table-row>
          <table:table-cell table:style-name="Tabel4.A1" office:value-type="string">
            <text:p text:style-name="P43">Variable Name </text:p>
          </table:table-cell>
          <table:table-cell table:style-name="Tabel4.B1" office:value-type="string">
            <text:p text:style-name="P43">Sample value</text:p>
          </table:table-cell>
        </table:table-row>
        <table:table-row>
          <table:table-cell table:style-name="Tabel4.A2" office:value-type="string">
            <text:p text:style-name="P43">Internal.Kettle.Build.Date </text:p>
          </table:table-cell>
          <table:table-cell table:style-name="Tabel4.B2" office:value-type="string">
            <text:p text:style-name="P43">2007/05/22 18:01:39</text:p>
          </table:table-cell>
        </table:table-row>
        <table:table-row>
          <table:table-cell table:style-name="Tabel4.A2" office:value-type="string">
            <text:p text:style-name="P43">Internal.Kettle.Build.Version </text:p>
          </table:table-cell>
          <table:table-cell table:style-name="Tabel4.B2" office:value-type="string">
            <text:p text:style-name="P43">2045</text:p>
          </table:table-cell>
        </table:table-row>
        <table:table-row>
          <table:table-cell table:style-name="Tabel4.A2" office:value-type="string">
            <text:p text:style-name="P43">Internal.Kettle.Version </text:p>
          </table:table-cell>
          <table:table-cell table:style-name="Tabel4.B2" office:value-type="string">
            <text:p text:style-name="P43">2.5.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table-cell table:style-name="Tabel5.A1" office:value-type="string">
            <text:p text:style-name="P43">Variable Name </text:p>
          </table:table-cell>
          <table:table-cell table:style-name="Tabel5.B1" office:value-type="string">
            <text:p text:style-name="P43">Sample value</text:p>
          </table:table-cell>
        </table:table-row>
        <table:table-row>
          <table:table-cell table:style-name="Tabel5.A2" office:value-type="string">
            <text:p text:style-name="P43">Internal.Transformation.Filename.Directory </text:p>
          </table:table-cell>
          <table:table-cell table:style-name="Tabel5.B2" office:value-type="string">
            <text:p text:style-name="P43">D:\Kettle\samples</text:p>
          </table:table-cell>
        </table:table-row>
        <table:table-row>
          <table:table-cell table:style-name="Tabel5.A2" office:value-type="string">
            <text:p text:style-name="P43">Internal.Transformation.Filename.Name </text:p>
          </table:table-cell>
          <table:table-cell table:style-name="Tabel5.B2" office:value-type="string">
            <text:p text:style-name="P43">Denormaliser - 2 series of key-value pairs.ktr</text:p>
          </table:table-cell>
        </table:table-row>
        <table:table-row>
          <table:table-cell table:style-name="Tabel5.A2" office:value-type="string">
            <text:p text:style-name="P43">Internal.Transformation.Name </text:p>
          </table:table-cell>
          <table:table-cell table:style-name="Tabel5.B2" office:value-type="string">
            <text:p text:style-name="P43">Denormaliser - 2 series of key-value pairs sample</text:p>
          </table:table-cell>
        </table:table-row>
        <table:table-row>
          <table:table-cell table:style-name="Tabel5.A2" office:value-type="string">
            <text:p text:style-name="P43">Internal.Transformation.Repository.Directory </text:p>
          </table:table-cell>
          <table:table-cell table:style-name="Tabel5.B2" office:value-type="string">
            <text:p text:style-name="P43">/</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table-cell table:style-name="Tabel6.A1" office:value-type="string">
            <text:p text:style-name="P43">Variable Name </text:p>
          </table:table-cell>
          <table:table-cell table:style-name="Tabel6.B1" office:value-type="string">
            <text:p text:style-name="P43">Sample value</text:p>
          </table:table-cell>
        </table:table-row>
        <table:table-row>
          <table:table-cell table:style-name="Tabel6.A2" office:value-type="string">
            <text:p text:style-name="P43">Internal.Job.Filename.Directory </text:p>
          </table:table-cell>
          <table:table-cell table:style-name="Tabel6.B2" office:value-type="string">
            <text:p text:style-name="P43">/home/matt/jobs</text:p>
          </table:table-cell>
        </table:table-row>
        <table:table-row>
          <table:table-cell table:style-name="Tabel6.A2" office:value-type="string">
            <text:p text:style-name="P43">Internal.Job.Filename.Name </text:p>
          </table:table-cell>
          <table:table-cell table:style-name="Tabel6.B2" office:value-type="string">
            <text:p text:style-name="P43">Nested jobs.kjb</text:p>
          </table:table-cell>
        </table:table-row>
        <table:table-row>
          <table:table-cell table:style-name="Tabel6.A2" office:value-type="string">
            <text:p text:style-name="P43">Internal.Job.Name </text:p>
          </table:table-cell>
          <table:table-cell table:style-name="Tabel6.B2" office:value-type="string">
            <text:p text:style-name="P43">Nested job test case</text:p>
          </table:table-cell>
        </table:table-row>
        <table:table-row>
          <table:table-cell table:style-name="Tabel6.A2" office:value-type="string">
            <text:p text:style-name="P43">Internal.Job.Repository.Directory </text:p>
          </table:table-cell>
          <table:table-cell table:style-name="Tabel6.B2" office:value-type="string">
            <text:p text:style-name="P43">/</text:p>
          </table:table-cell>
        </table:table-row>
      </table:table>
      <text:p text:style-name="Standard"/>
      <text:p text:style-name="Standard">These variables are defined in a transformation running on a slave server, executed in clustered mode:</text:p>
      <table:table table:name="Tabel53" table:style-name="Tabel53">
        <table:table-column table:style-name="Tabel53.A"/>
        <table:table-column table:style-name="Tabel53.B"/>
        <table:table-row>
          <table:table-cell table:style-name="Tabel53.A1" office:value-type="string">
            <text:p text:style-name="P43">Variable Name </text:p>
          </table:table-cell>
          <table:table-cell table:style-name="Tabel53.B1" office:value-type="string">
            <text:p text:style-name="P43">Sample value</text:p>
          </table:table-cell>
        </table:table-row>
        <table:table-row>
          <table:table-cell table:style-name="Tabel53.A2" office:value-type="string">
            <text:p text:style-name="P43">Internal.Slave.Transformation.Number</text:p>
          </table:table-cell>
          <table:table-cell table:style-name="Tabel53.B2" office:value-type="string">
            <text:p text:style-name="P43">0..&lt;cluster size-1&gt; (0,1,2,3 or 4)</text:p>
          </table:table-cell>
        </table:table-row>
        <table:table-row>
          <table:table-cell table:style-name="Tabel53.A2" office:value-type="string">
            <text:p text:style-name="P43">Internal.Cluster.Size</text:p>
          </table:table-cell>
          <table:table-cell table:style-name="Tabel53.B2" office:value-type="string">
            <text:p text:style-name="P43">&lt;cluster size&gt; (5)</text:p>
          </table:table-cell>
        </table:table-row>
      </table:table>
      <text:p text:style-name="Standard"/>
      <text:list text:style-name="Numbering_20_1" text:continue-numbering="true">
        <text:list-item>
          <text:h text:style-name="P48" text:outline-level="1"><text:bookmark-start text:name="_9._Transformation_Settings"/>Transformation Settings<text:bookmark-end text:name="_9._Transformation_Settings"/></text:h>
          <text:list>
            <text:list-item>
              <text:h text:style-name="P18" text:outline-level="2">Description</text:h>
            </text:list-item>
          </text:list>
        </text:list-item>
      </text:list>
      <text:p text:style-name="Standard"><text:s/>There are a few options that control how a transformation is behaving and how it is logging what it is doing. Open the Transformation Settings from the main menu under Transformation|Settings</text:p>
      <text:list text:style-name="Numbering_20_1" text:continue-numbering="true">
        <text:list-item>
          <text:list text:continue-numbering="true">
            <text:list-item>
              <text:h text:style-name="P18" text:outline-level="2">Screen shots</text:h>
            </text:list-item>
          </text:list>
        </text:list-item>
      </text:list>
      <text:p text:style-name="P47"><draw:frame draw:style-name="fr27" draw:name="Frame23" text:anchor-type="char" svg:x="0.42cm" svg:y="0.25cm" svg:width="7.5cm" draw:z-index="327"><draw:text-box fo:min-height="5.5cm"><text:p text:style-name="P85"><draw:frame draw:style-name="fr6" draw:name="The &quot;Transformation&quot; tab" text:anchor-type="char" svg:x="0.603cm" svg:y="0cm" svg:width="6.899cm" style:rel-width="92%" svg:height="5.062cm" style:rel-height="scale" draw:z-index="328"><draw:image xlink:href="Pictures/10000000000002AC000001C286769205.png" xlink:type="simple" xlink:show="embed" xlink:actuate="onLoad"/></draw:frame><text:bookmark-start text:name="DDE_LINK3"/>The "Transformation" tab<text:bookmark-end text:name="DDE_LINK3"/></text:p></draw:text-box></draw:frame><draw:frame draw:style-name="fr19" draw:name="Frame24" text:anchor-type="char" svg:x="8.14cm" svg:y="0.25cm" svg:width="7.5cm" draw:z-index="329"><draw:text-box fo:min-height="5.5cm"><text:p text:style-name="P86"><draw:frame draw:style-name="fr6" draw:name="The “Logging” tab" text:anchor-type="char" svg:x="0.489cm" svg:y="0cm" svg:width="7.059cm" style:rel-width="94%" svg:height="5.043cm" style:rel-height="scale" draw:z-index="330"><draw:image xlink:href="Pictures/10000000000002AC000001C2BFBE5AEA.png" xlink:type="simple" xlink:show="embed" xlink:actuate="onLoad"/></draw:frame>The “Logging” tab</text:p></draw:text-box></draw:frame><draw:frame draw:style-name="fr19" draw:name="Frame27" text:anchor-type="char" svg:x="8.149cm" svg:y="11.85cm" svg:width="7.56cm" draw:z-index="331"><draw:text-box fo:min-height="5.442cm"><text:p text:style-name="P87"><draw:frame draw:style-name="fr22" draw:name="The &quot;Miscellaneous&quot; tab" text:anchor-type="paragraph" svg:x="0.533cm" svg:y="0cm" svg:width="7.027cm" style:rel-width="92%" svg:height="4.556cm" style:rel-height="scale" draw:z-index="332"><draw:image xlink:href="Pictures/10000000000002AC000001C2771C9242.png" xlink:type="simple" xlink:show="embed" xlink:actuate="onLoad"/></draw:frame>The "Miscellaneous" tab</text:p></draw:text-box></draw:frame><draw:frame draw:style-name="fr19" draw:name="Frame25" text:anchor-type="char" svg:x="0.42cm" svg:y="6.001cm" svg:width="7.5cm" draw:z-index="333"><draw:text-box fo:min-height="5.5cm"><text:p text:style-name="P88"><draw:frame draw:style-name="fr6" draw:name="The “Dates” tab" text:anchor-type="char" svg:x="0.616cm" svg:y="0cm" svg:width="6.884cm" style:rel-width="91%" svg:height="4.703cm" style:rel-height="scale" draw:z-index="334"><draw:image xlink:href="Pictures/10000000000002AC000001C2CAE40450.png" xlink:type="simple" xlink:show="embed" xlink:actuate="onLoad"/></draw:frame>The “Dates” tab</text:p></draw:text-box></draw:frame><draw:frame draw:style-name="fr19" draw:name="Frame26" text:anchor-type="char" svg:x="8.16cm" svg:y="5.995cm" svg:width="7.5cm" draw:z-index="335"><draw:text-box fo:min-height="5.5cm"><text:p text:style-name="P89"><draw:frame draw:style-name="fr22" draw:name="The “Dependencies” tab" text:anchor-type="paragraph" svg:x="0.51cm" svg:y="0.002cm" svg:width="7.013cm" style:rel-width="93%" svg:height="4.733cm" style:rel-height="scale" draw:z-index="336"><draw:image xlink:href="Pictures/10000000000002AC000001C2AD9A0393.png" xlink:type="simple" xlink:show="embed" xlink:actuate="onLoad"/></draw:frame>The “Dependencies” tab</text:p></draw:text-box></draw:frame><draw:frame draw:style-name="fr19" draw:name="Frame28" text:anchor-type="char" svg:x="0.436cm" svg:y="11.809cm" svg:width="7.5cm" draw:z-index="337"><draw:text-box fo:min-height="5.5cm"><text:p text:style-name="P90"><draw:frame draw:style-name="fr6" draw:name="The “Partitioning” Tab" text:anchor-type="char" svg:x="0.601cm" svg:y="0.002cm" svg:width="6.967cm" style:rel-width="92%" svg:height="4.628cm" style:rel-height="scale" draw:z-index="338"><draw:image xlink:href="Pictures/10000000000002AC000001C2C44A6869.png" xlink:type="simple" xlink:show="embed" xlink:actuate="onLoad"/></draw:frame>The “Partitioning” Tab</text:p></draw:text-box></draw:frame></text:p>
      <text:p text:style-name="P47"><text:tab/></text:p>
      <text:list text:style-name="Numbering_20_1" text:continue-numbering="true">
        <text:list-item>
          <text:list text:continue-numbering="true">
            <text:list-item>
              <text:h text:style-name="P18" text:outline-level="2">Options</text:h>
            </text:list-item>
          </text:list>
        </text:list-item>
      </text:list>
      <table:table table:name="Tabel7" table:style-name="Tabel7">
        <table:table-column table:style-name="Tabel7.A"/>
        <table:table-column table:style-name="Tabel7.B"/>
        <table:table-header-rows>
          <table:table-row table:style-name="Tabel7.1">
            <table:table-cell table:style-name="Tabel7.A1" office:value-type="string">
              <text:p text:style-name="P43">Option</text:p>
            </table:table-cell>
            <table:table-cell table:style-name="Tabel7.B1" office:value-type="string">
              <text:p text:style-name="P43">Description</text:p>
            </table:table-cell>
          </table:table-row>
        </table:table-header-rows>
        <table:table-row table:style-name="Tabel7.1">
          <table:table-cell table:style-name="Tabel7.A2" office:value-type="string">
            <text:p text:style-name="P43">Transformation name</text:p>
          </table:table-cell>
          <table:table-cell table:style-name="Tabel7.B2" office:value-type="string">
            <text:p text:style-name="P43">the name of the transformation. Required information if you want to save to a repository.</text:p>
          </table:table-cell>
        </table:table-row>
        <table:table-row table:style-name="Tabel7.1">
          <table:table-cell table:style-name="Tabel7.A2" office:value-type="string">
            <text:p text:style-name="P43">Description</text:p>
          </table:table-cell>
          <table:table-cell table:style-name="Tabel7.B2" office:value-type="string">
            <text:p text:style-name="P43">Short description of the transformation, shown in the repository explorer</text:p>
          </table:table-cell>
        </table:table-row>
        <table:table-row table:style-name="Tabel7.1">
          <table:table-cell table:style-name="Tabel7.A2" office:value-type="string">
            <text:p text:style-name="P43">Extended description</text:p>
          </table:table-cell>
          <table:table-cell table:style-name="Tabel7.B2" office:value-type="string">
            <text:p text:style-name="P43">Long extended description of the transformation</text:p>
          </table:table-cell>
        </table:table-row>
        <table:table-row table:style-name="Tabel7.1">
          <table:table-cell table:style-name="Tabel7.A2" office:value-type="string">
            <text:p text:style-name="P43">Status</text:p>
          </table:table-cell>
          <table:table-cell table:style-name="Tabel7.B2" office:value-type="string">
            <text:p text:style-name="P43">Draft or production status</text:p>
          </table:table-cell>
        </table:table-row>
        <table:table-row table:style-name="Tabel7.1">
          <table:table-cell table:style-name="Tabel7.A2" office:value-type="string">
            <text:p text:style-name="P43">Version</text:p>
          </table:table-cell>
          <table:table-cell table:style-name="Tabel7.B2" office:value-type="string">
            <text:p text:style-name="P43">Version description</text:p>
          </table:table-cell>
        </table:table-row>
        <table:table-row table:style-name="Tabel7.1">
          <table:table-cell table:style-name="Tabel7.A2" office:value-type="string">
            <text:p text:style-name="P43">Directory<text:tab/></text:p>
          </table:table-cell>
          <table:table-cell table:style-name="Tabel7.B2" office:value-type="string">
            <text:p text:style-name="P43">the directory in the repository in which you want to save the transformation.</text:p>
          </table:table-cell>
        </table:table-row>
        <table:table-row table:style-name="Tabel7.1">
          <table:table-cell table:style-name="Tabel7.A2" office:value-type="string">
            <text:p text:style-name="P43">Created by</text:p>
          </table:table-cell>
          <table:table-cell table:style-name="Tabel7.B2" office:value-type="string">
            <text:p text:style-name="P43">Displays the repository user name of the user that created the transformation.</text:p>
          </table:table-cell>
        </table:table-row>
        <table:table-row table:style-name="Tabel7.1">
          <table:table-cell table:style-name="Tabel7.A2" office:value-type="string">
            <text:p text:style-name="P43">Last modified at</text:p>
          </table:table-cell>
          <table:table-cell table:style-name="Tabel7.B2" office:value-type="string">
            <text:p text:style-name="P43">Displays the date and time when the transformation was created.</text:p>
          </table:table-cell>
        </table:table-row>
        <table:table-row table:style-name="Tabel7.1">
          <table:table-cell table:style-name="Tabel7.A2" office:value-type="string">
            <text:p text:style-name="P43">Last modified by</text:p>
          </table:table-cell>
          <table:table-cell table:style-name="Tabel7.B2" office:value-type="string">
            <text:p text:style-name="P43">Displays the user name of the last user that modified the transformation.</text:p>
          </table:table-cell>
        </table:table-row>
        <table:table-row table:style-name="Tabel7.1">
          <table:table-cell table:style-name="Tabel7.A2" office:value-type="string">
            <text:p text:style-name="P43">Last modified at</text:p>
          </table:table-cell>
          <table:table-cell table:style-name="Tabel7.B2" office:value-type="string">
            <text:p text:style-name="P43">Displays the date and time when the transformation was last modified.</text:p>
          </table:table-cell>
        </table:table-row>
        <table:table-row table:style-name="Tabel7.1">
          <table:table-cell table:style-name="Tabel7.A2" office:value-type="string">
            <text:p text:style-name="P43">READ log step</text:p>
          </table:table-cell>
          <table:table-cell table:style-name="Tabel7.B2" office:value-type="string">
            <text:p text:style-name="P43">use the number of read lines from this step to write to the log table. Read means: read from source steps.</text:p>
          </table:table-cell>
        </table:table-row>
        <table:table-row table:style-name="Tabel7.1">
          <table:table-cell table:style-name="Tabel7.A2" office:value-type="string">
            <text:p text:style-name="P43">INPUT log step</text:p>
          </table:table-cell>
          <table:table-cell table:style-name="Tabel7.B2" office:value-type="string">
            <text:p text:style-name="P43">use the number of input lines from this step to write to the log table. Input means: input from file or database.</text:p>
          </table:table-cell>
        </table:table-row>
        <table:table-row table:style-name="Tabel7.1">
          <table:table-cell table:style-name="Tabel7.A2" office:value-type="string">
            <text:p text:style-name="P43">WRITE log step</text:p>
          </table:table-cell>
          <table:table-cell table:style-name="Tabel7.B2" office:value-type="string">
            <text:p text:style-name="P43">use the number of written lines from this step to write to the log table. <text:s/>Written means: written to target steps.</text:p>
          </table:table-cell>
        </table:table-row>
        <table:table-row table:style-name="Tabel7.1">
          <table:table-cell table:style-name="Tabel7.A2" office:value-type="string">
            <text:p text:style-name="P43">OUTPUT log step</text:p>
          </table:table-cell>
          <table:table-cell table:style-name="Tabel7.B2" office:value-type="string">
            <text:p text:style-name="P43">use the number of output lines from this step to write to the log table. Output means: output to file or database.</text:p>
          </table:table-cell>
        </table:table-row>
        <table:table-row table:style-name="Tabel7.1">
          <table:table-cell table:style-name="Tabel7.A2" office:value-type="string">
            <text:p text:style-name="P43">UPDATE log step</text:p>
          </table:table-cell>
          <table:table-cell table:style-name="Tabel7.B2" office:value-type="string">
            <text:p text:style-name="P43">use the number of updated lines from this step to write to the log table. Update means: updated in a database.</text:p>
          </table:table-cell>
        </table:table-row>
        <table:table-row table:style-name="Tabel7.1">
          <table:table-cell table:style-name="Tabel7.A2" office:value-type="string">
            <text:p text:style-name="P43">Log connection</text:p>
          </table:table-cell>
          <table:table-cell table:style-name="Tabel7.B2" office:value-type="string">
            <text:p text:style-name="P43">use this connection to write to a log table.</text:p>
          </table:table-cell>
        </table:table-row>
        <table:table-row table:style-name="Tabel7.1">
          <table:table-cell table:style-name="Tabel7.A2" office:value-type="string">
            <text:p text:style-name="P43">Log table</text:p>
          </table:table-cell>
          <table:table-cell table:style-name="Tabel7.B2" office:value-type="string">
            <text:p text:style-name="P43">specifies the name of the log table (for example L_ETL)</text:p>
          </table:table-cell>
        </table:table-row>
        <table:table-row table:style-name="Tabel7.1">
          <table:table-cell table:style-name="Tabel7.A2" office:value-type="string">
            <text:p text:style-name="P43">Use Batch-ID?</text:p>
          </table:table-cell>
          <table:table-cell table:style-name="Tabel7.B2" office:value-type="string">
            <text:p text:style-name="P43">enable this if you want to have a batch ID in the L_ETL file. Disable for backward compatibility with Spoon/Pan version &lt; 2.0.</text:p>
          </table:table-cell>
        </table:table-row>
        <table:table-row table:style-name="Tabel7.1">
          <table:table-cell table:style-name="Tabel7.A2" office:value-type="string">
            <text:p text:style-name="P43">Use logfield to store logging in</text:p>
          </table:table-cell>
          <table:table-cell table:style-name="Tabel7.B2" office:value-type="string">
            <text:p text:style-name="P43">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43">Maxdate connection</text:p>
          </table:table-cell>
          <table:table-cell table:style-name="Tabel7.B2" office:value-type="string">
            <text:p text:style-name="P43">get the upper limit for a date range on this connection.</text:p>
          </table:table-cell>
        </table:table-row>
        <table:table-row table:style-name="Tabel7.1">
          <table:table-cell table:style-name="Tabel7.A2" office:value-type="string">
            <text:p text:style-name="P43">Maxdate table</text:p>
          </table:table-cell>
          <table:table-cell table:style-name="Tabel7.B2" office:value-type="string">
            <text:p text:style-name="P43">get the upper limit for a date range in this table.</text:p>
          </table:table-cell>
        </table:table-row>
        <table:table-row table:style-name="Tabel7.1">
          <table:table-cell table:style-name="Tabel7.A2" office:value-type="string">
            <text:p text:style-name="P43">Maxdate field</text:p>
          </table:table-cell>
          <table:table-cell table:style-name="Tabel7.B2" office:value-type="string">
            <text:p text:style-name="P43">get the upper limit for a date range in this field.</text:p>
          </table:table-cell>
        </table:table-row>
        <table:table-row table:style-name="Tabel7.1">
          <table:table-cell table:style-name="Tabel7.A2" office:value-type="string">
            <text:p text:style-name="P43">Maxdate offset</text:p>
          </table:table-cell>
          <table:table-cell table:style-name="Tabel7.B2" office:value-type="string">
            <text:p text:style-name="P43">increases the upper date limit with this amount. Use this for example, If you find that the field DATE_LAST_UPD has a maximum value of 2004-05-29</text:p>
            <text:p text:style-name="P10">23:00:00, but you know that the values for the last minute are not complete.</text:p>
            <text:p text:style-name="P10">In this case, simply set the offset to -60.</text:p>
          </table:table-cell>
        </table:table-row>
        <table:table-row table:style-name="Tabel7.1">
          <table:table-cell table:style-name="Tabel7.A2" office:value-type="string">
            <text:p text:style-name="P43">Maximum date difference</text:p>
          </table:table-cell>
          <table:table-cell table:style-name="Tabel7.B2" office:value-type="string">
            <text:p text:style-name="P43">sets the maximum date difference in the obtained date range. This will allow you to limit job sizes.</text:p>
          </table:table-cell>
        </table:table-row>
        <table:table-row table:style-name="Tabel7.1">
          <table:table-cell table:style-name="Tabel7.A2" office:value-type="string">
            <text:p text:style-name="P43">Dependencies</text:p>
          </table:table-cell>
          <table:table-cell table:style-name="Tabel7.B2" office:value-type="string">
            <text:p text:style-name="P43">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43">Number of rows in rowsets<text:tab/></text:p>
          </table:table-cell>
          <table:table-cell table:style-name="Tabel7.B2" office:value-type="string">
            <text:p text:style-name="P43">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43">Show a feedback row in transformation steps?</text:p>
          </table:table-cell>
          <table:table-cell table:style-name="Tabel7.B2" office:value-type="string">
            <text:p text:style-name="P43">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43">The feedback size</text:p>
          </table:table-cell>
          <table:table-cell table:style-name="Tabel7.B2" office:value-type="string">
            <text:p text:style-name="P43">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43">Use unique connections</text:p>
          </table:table-cell>
          <table:table-cell table:style-name="Tabel7.B2" office:value-type="string">
            <text:p text:style-name="P43">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43">Shared objects file</text:p>
          </table:table-cell>
          <table:table-cell table:style-name="Tabel7.B2" office:value-type="string">
            <text:p text:style-name="P43">Specifies the location of the XML file used to stored shared objects like database connections, clustering schemas and more.</text:p>
          </table:table-cell>
        </table:table-row>
        <table:table-row table:style-name="Tabel7.1">
          <table:table-cell table:style-name="Tabel7.A2" office:value-type="string">
            <text:p text:style-name="P43">Manage thread priorities?</text:p>
          </table:table-cell>
          <table:table-cell table:style-name="Tabel7.B2" office:value-type="string">
            <text:p text:style-name="P43">Allows you to enable or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43">Schemas</text:p>
          </table:table-cell>
          <table:table-cell table:style-name="Tabel7.B2" office:value-type="string">
            <text:p text:style-name="P43">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2"> </text:span><text:a xlink:type="simple" xlink:href="#_4._Database_Connections"><text:span text:style-name="T3">4. Database Connections</text:span></text:a><text:span text:style-name="T12">.</text:span></text:p>
          </table:table-cell>
        </table:table-row>
      </table:table>
      <text:list text:style-name="Numbering_20_1" text:continue-numbering="true">
        <text:list-item>
          <text:list text:continue-numbering="true">
            <text:list-item>
              <text:h text:style-name="P18" text:outline-level="2">Extra</text:h>
            </text:list-item>
          </text:list>
        </text:list-item>
      </text:list>
      <text:list text:style-name="WW8Num12">
        <text:list-item>
          <text:p text:style-name="P91">Get dependencies button: Tries to automatically detect dependencies.</text:p>
        </text:list-item>
        <text:list-item>
          <text:p text:style-name="P92"><text:span text:style-name="T7">SQL button: generates the SQL needed to create the logging table and allows you to execute </text:span>this SQL statement.</text:p>
        </text:list-item>
      </text:list>
      <text:list text:style-name="Numbering_20_1" text:continue-numbering="true">
        <text:list-item>
          <text:h text:style-name="P48" text:outline-level="1"><text:bookmark-start text:name="_10._Transformation_Steps"/>Transformation Steps<text:bookmark-end text:name="_10._Transformation_Steps"/></text:h>
          <text:list>
            <text:list-item>
              <text:h text:style-name="P18" text:outline-level="2">Description</text:h>
            </text:list-item>
          </text:list>
        </text:list-item>
      </text:list>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T3">10.4. Step Types</text:span></text:a>) for a complete list of all available step-types.</text:p>
      <text:list text:style-name="Numbering_20_1" text:continue-numbering="true">
        <text:list-item>
          <text:list text:continue-numbering="true">
            <text:list-item>
              <text:h text:style-name="P18" text:outline-level="2"><text:bookmark-start text:name="_10.2._Launching_several"/>Launching several copies of a step<text:bookmark-end text:name="_10.2._Launching_several"/></text:h>
            </text:list-item>
          </text:list>
        </text:list-item>
      </text:list>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5"><draw:frame draw:style-name="fr15" draw:name="Frame29" text:anchor-type="char" svg:x="1.27cm" svg:y="0.503cm" svg:width="10.16cm" draw:z-index="277"><draw:text-box fo:min-height="7.232cm"><text:p text:style-name="Illustration"><draw:frame draw:style-name="fr4" draw:name="The &quot;Step copies&quot; popup menu" text:anchor-type="char" svg:x="0cm" svg:y="0cm" svg:width="10.16cm" style:rel-width="100%" svg:height="7.23cm" style:rel-height="scale" draw:z-index="280"><draw:image xlink:href="Pictures/10000000000001E70000015BFC90DD1F.png" xlink:type="simple" xlink:show="embed" xlink:actuate="onLoad"/></draw:frame>The "Step copies" popup menu</text:p></draw:text-box></draw:frame></text:p>
      <text:p text:style-name="Standard"/>
      <text:p text:style-name="P17"/>
      <text:p text:style-name="Standard"><draw:frame draw:style-name="fr15" draw:name="Frame30" text:anchor-type="char" svg:x="1.27cm" svg:y="0.617cm" svg:width="8.89cm" draw:z-index="278"><draw:text-box fo:min-height="3.085cm"><text:p text:style-name="Illustration"><draw:frame draw:style-name="fr23" draw:name="The step copies dialog" text:anchor-type="char" svg:width="8.313cm" svg:height="2.686cm" draw:z-index="279"><draw:image xlink:href="Pictures/1000000000000170000000770C03B9F0.png" xlink:type="simple" xlink:show="embed" xlink:actuate="onLoad"/></draw:frame>The step copies dialog</text:p></draw:text-box></draw:frame>You will get this dialog:</text:p>
      <text:p text:style-name="Standard">If you enter 3 this will be shown:</text:p>
      <text:p text:style-name="Standard"><draw:frame draw:style-name="fr7" draw:name="Frame39" text:anchor-type="char" svg:width="13.573cm" draw:z-index="319"><draw:text-box fo:min-height="2.937cm"><text:p text:style-name="Illustration"><draw:frame draw:style-name="fr22" draw:name="Multiple step copies example" text:anchor-type="paragraph" svg:x="-3.233cm" svg:y="0.231cm" svg:width="13.573cm" style:rel-width="100%" svg:height="2.937cm" style:rel-height="scale" draw:z-index="320"><draw:image xlink:href="Pictures/10000000000002010000006FD68B0EC6.png" xlink:type="simple" xlink:show="embed" xlink:actuate="onLoad"/></draw:frame>Multiple step copies example</text:p></draw:text-box></draw:frame>It is technically the equivalent of this:</text:p>
      <text:p text:style-name="Standard"/>
      <text:p text:style-name="P5"><draw:frame draw:style-name="fr7" draw:name="Frame40" text:anchor-type="char" svg:width="15.055cm" draw:z-index="321"><draw:text-box fo:min-height="6.244cm"><text:p text:style-name="Illustration"><draw:frame draw:style-name="fr22" draw:name="Multiple step copies equivalent" text:anchor-type="paragraph" svg:x="-2.459cm" svg:y="0cm" svg:width="15.055cm" style:rel-width="100%" svg:height="6.244cm" style:rel-height="scale" draw:z-index="322"><draw:image xlink:href="Pictures/1000000000000239000000ECCA940B33.png" xlink:type="simple" xlink:show="embed" xlink:actuate="onLoad"/></draw:frame>Multiple step copies equivalent</text:p></draw:text-box></draw:frame></text:p>
      <text:p text:style-name="Standard"/>
      <text:list text:style-name="Numbering_20_1" text:continue-numbering="true">
        <text:list-item>
          <text:list text:continue-numbering="true">
            <text:list-item>
              <text:h text:style-name="P23" text:outline-level="2">Distribute or copy?</text:h>
            </text:list-item>
          </text:list>
        </text:list-item>
      </text:list>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5"/>
      <text:p text:style-name="P5"><draw:frame draw:style-name="fr7" draw:name="Frame41" text:anchor-type="char" svg:width="13.758cm" draw:z-index="323"><draw:text-box fo:min-height="6.456cm"><text:p text:style-name="Illustration"><draw:frame draw:style-name="fr8" draw:name="Copy rows transformation sample" text:anchor-type="paragraph" svg:x="0.004cm" svg:y="0.002cm" svg:width="13.758cm" style:rel-width="100%" svg:height="6.456cm" style:rel-height="scale" draw:z-index="324"><draw:image xlink:href="Pictures/1000000000000208000000F4D232063A.png" xlink:type="simple" xlink:show="embed" xlink:actuate="onLoad"/></draw:frame>Copy rows transformation sample</text:p></draw:text-box></draw:frame></text:p>
      <text:p text:style-name="Standard"/>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4">NOTE:</text:span> <text:span text:style-name="T5">Because of the fact that all these steps are run as different threads, the order in which the</text:span></text:p>
      <text:p text:style-name="P32">single rows arrive at step “B” is probably not going to be the same as they left step “A”.</text:p>
      <text:p text:style-name="Standard"/>
      <text:list text:style-name="Numbering_20_1" text:continue-numbering="true">
        <text:list-item>
          <text:list text:continue-numbering="true">
            <text:list-item>
              <text:h text:style-name="P23" text:outline-level="2">Generic error handling</text:h>
            </text:list-item>
          </text:list>
        </text:list-item>
      </text:list>
      <text:p text:style-name="P93">This feature originated as a great idea from Sven Boden, one of the core developers of Pentaho Data Integration. <text:s/>The idea was simple: in stead of halting a transformation when an error occurs in a step, you should be able to pass those rows that cause an error to a different step.</text:p>
      <text:p text:style-name="P93">In the example below we artificially generate an error in the Script Values step when an ID is higher than 5.</text:p>
      <text:p text:style-name="P93"><draw:frame draw:style-name="fr28" draw:name="Afbeeldingen3" text:anchor-type="paragraph" svg:width="8.747cm" svg:height="9.017cm" draw:z-index="360"><draw:image xlink:href="Pictures/10000000000002460000025865D8E785.png" xlink:type="simple" xlink:show="embed" xlink:actuate="onLoad"/></draw:frame></text:p>
      <text:p text:style-name="P94">To configure the error handling, you can right click on the step involved and select the “Error handing...” menu item:</text:p>
      <text:p text:style-name="P93"><draw:frame draw:style-name="fr24" draw:name="Afbeeldingen2" text:anchor-type="char" svg:x="3.826cm" svg:y="0.18cm" svg:width="5.242cm" svg:height="5.616cm" draw:z-index="359"><draw:image xlink:href="Pictures/100000000000016D00000187C0C86248.png" xlink:type="simple" xlink:show="embed" xlink:actuate="onLoad"/></draw:frame></text:p>
      <text:p text:style-name="P93">NOTE: this menu item only appears when clicking on steps that support the new error handling code.</text:p>
      <text:p text:style-name="P93">The error handling dialog looks like this:</text:p>
      <text:p text:style-name="P93"><draw:frame draw:style-name="fr24" draw:name="Afbeeldingen4" text:anchor-type="char" svg:x="1.307cm" svg:y="0.346cm" svg:width="11.624cm" svg:height="4.877cm" draw:z-index="361"><draw:image xlink:href="Pictures/10000000000002CB0000012CFDA00351.png" xlink:type="simple" xlink:show="embed" xlink:actuate="onLoad"/></draw:frame></text:p>
      <text:p text:style-name="P95"/>
      <text:p text:style-name="P93">As you can see, you can add extra fields being to the “error rows”:</text:p>
      <text:p text:style-name="P93"><draw:frame draw:style-name="fr25" draw:name="Afbeeldingen5" text:anchor-type="paragraph" svg:x="2.358cm" svg:y="0.212cm" svg:width="12.696cm" svg:height="4.288cm" draw:z-index="362"><draw:image xlink:href="Pictures/100000000000029A000000E159E14684.png" xlink:type="simple" xlink:show="embed" xlink:actuate="onLoad"/></draw:frame></text:p>
      <text:p text:style-name="P93">This way, we can easily define new data flows in our transformations. <text:s/>The typical use-case for this is an alternative way of doing an Upsert (Insert/Update):</text:p>
      <text:p text:style-name="P93"><draw:frame draw:style-name="fr23" draw:name="Afbeeldingen6" text:anchor-type="paragraph" svg:width="11.058cm" svg:height="3.533cm" draw:z-index="363"><draw:image xlink:href="Pictures/10000000000001B00000008AE78BF4BC.png" xlink:type="simple" xlink:show="embed" xlink:actuate="onLoad"/></draw:frame>This transformation performs an insert regardless of the content of the table. <text:s/>If you put a primary key on the ID (in this case the customer ID) the insert into the table cause an error. <text:s/>Because of the error handling we can pass the rows in error to the update step. <text:s/>Preliminary tests have shown this strategy of doing upserts to be 3 times faster in certain situations. (with a low updates to inserts ratio)</text:p>
      <text:p text:style-name="P93"/>
      <text:list text:style-name="Numbering_20_1" text:continue-numbering="true">
        <text:list-item>
          <text:list text:continue-numbering="true">
            <text:list-item>
              <text:h text:style-name="P23" text:outline-level="2">Apache Virtual File System (VFS) support </text:h>
            </text:list-item>
          </text:list>
        </text:list-item>
      </text:list>
      <text:p text:style-name="P93">One of the new things that we implemented in version 2.5.0 is the ability to reference source files, transformations and jobs from any location you like.</text:p>
      <text:p text:style-name="Text_20_body">The underlying libraries we use to do that is the <text:a xlink:type="simple" xlink:href="http://jakarta.apache.org/commons/vfs/">Apache Commons Virtual File System</text:a>.</text:p>
      <text:p text:style-name="Text_20_body">Here is a simple example that you can try out yourself:</text:p>
      <text:p text:style-name="Text_20_body"/>
      <text:p text:style-name="Code_20_Example"><text:span text:style-name="Strong_20_Emphasis">sh kitchen.sh -file:http://www.kettle.be/GenerateRows.kjb</text:span></text:p>
      <text:p text:style-name="Text_20_body"/>
      <text:p text:style-name="Text_20_body">Let’s have a look at this job in Spoon. <text:s/>To open it directly from the URL above follow this procedure:</text:p>
      <text:p text:style-name="Text_20_body"><draw:frame draw:style-name="fr24" draw:name="Afbeeldingen7" text:anchor-type="char" svg:x="2.436cm" svg:y="0.455cm" svg:width="12.843cm" svg:height="5.255cm" draw:z-index="364"><draw:image xlink:href="Pictures/100000000000025E000000F8924C407F.png" xlink:type="simple" xlink:show="embed" xlink:actuate="onLoad"/></draw:frame></text:p>
      <text:p text:style-name="Text_20_body">Type in the URL:</text:p>
      <text:p text:style-name="Text_20_body">Selecting OK will then load the job in Spoon:</text:p>
      <text:p text:style-name="Text_20_body"><draw:frame draw:style-name="fr25" draw:name="Afbeeldingen9" text:anchor-type="paragraph" svg:x="3.3cm" svg:y="0.296cm" svg:width="10.112cm" svg:height="3.459cm" draw:z-index="365"><draw:image xlink:href="Pictures/10000000000001F1000000AAD1932735.png" xlink:type="simple" xlink:show="embed" xlink:actuate="onLoad"/></draw:frame></text:p>
      <text:p text:style-name="Text_20_body"/>
      <text:p text:style-name="Text_20_body">The transformation we are about to launch is also located on the webserver. <text:s/>The internal variable for the job name directory is:</text:p>
      <text:p text:style-name="Quotations"><text:span text:style-name="Strong_20_Emphasis">Internal.Job.Filename.Directory <text:s text:c="2"/>http://www.kettle.be/</text:span></text:p>
      <text:p text:style-name="Text_20_body">This allows us to reference the transformation as follows:</text:p>
      <text:p text:style-name="Text_20_body"><draw:frame draw:style-name="fr24" draw:name="Afbeeldingen10" text:anchor-type="char" svg:x="0.635cm" svg:y="0.416cm" svg:width="15.24cm" svg:height="2.79cm" draw:z-index="366"><draw:image xlink:href="Pictures/100000000000025E0000006F82FC4563.png" xlink:type="simple" xlink:show="embed" xlink:actuate="onLoad"/></draw:frame></text:p>
      <text:p text:style-name="Text_20_body">Please note that if you try this yourself you’ll note that you can’t save the job back to the webserver. <text:s/>That is not because we don’t support that, but because you don’t have the permission to do so.</text:p>
      <text:p text:style-name="Text_20_body">Please have a quick look at the almost endless list of possibilities <text:a xlink:type="simple" xlink:href="http://jakarta.apache.org/commons/vfs/filesystems.html">over here</text:a>. These include direct loading from zip-files, gz-files, jar-files, ram drives, SMB, (s)ftp, (s)http, etc.</text:p>
      <text:p text:style-name="Text_20_body">We will extend this list even further in the near future with our own drivers for the Pentaho solutions repository and later on for the Kettle repository (something like: psr:// and pdi:// URIs)</text:p>
      <text:p text:style-name="Text_20_body"/>
      <text:p text:style-name="P96"/>
      <text:p text:style-name="Text_20_body">Below is another nice VFS example:</text:p>
      <text:p text:style-name="P93"><draw:frame draw:style-name="fr25" draw:name="Afbeeldingen11" text:anchor-type="paragraph" svg:x="1.27cm" svg:y="0.109cm" svg:width="13.564cm" svg:height="5.17cm" draw:z-index="367"><draw:image xlink:href="Pictures/10000000000003130000012C29062A89.png" xlink:type="simple" xlink:show="embed" xlink:actuate="onLoad"/></draw:frame>As you can see, you can use a wild-card to directly select files inside of a zip file.</text:p>
      <text:p text:style-name="P93">Apache VFS support was implemented in all steps and job entries that are part of the Pentaho Data Integration suite as well as in the recent Pentaho platform code and in Pentaho Analyses (Mondrian).</text:p>
      <text:p text:style-name="P93"/>
      <text:list text:style-name="Numbering_20_1" text:continue-numbering="true">
        <text:list-item>
          <text:list text:continue-numbering="true">
            <text:list-item>
              <text:h text:style-name="P23" text:outline-level="2"><text:bookmark-start text:name="_10.4._Transformation_Step"/>Transformation Step Types<text:bookmark-end text:name="_10.4._Transformation_Step"/></text:h>
              <text:list>
                <text:list-item>
                  <text:h text:style-name="P35" text:outline-level="3">Text File Input</text:h>
                  <text:list>
                    <text:list-item>
                      <text:h text:style-name="P45" text:outline-level="4">Screen shots</text:h>
                    </text:list-item>
                  </text:list>
                </text:list-item>
              </text:list>
            </text:list-item>
          </text:list>
        </text:list-item>
      </text:list>
      <text:p text:style-name="P97"><draw:frame draw:style-name="fr19" draw:name="Frame42" text:anchor-type="char" svg:x="1.81cm" svg:y="0.25cm" svg:width="6.001cm" draw:z-index="339"><draw:text-box fo:min-height="4.24cm"><text:p text:style-name="P98"><draw:frame draw:style-name="fr22" draw:name="Text File Input &quot;File&quot; tab" text:anchor-type="paragraph" svg:x="0.46cm" svg:y="0.002cm" svg:width="6.001cm" style:rel-width="100%" svg:height="4.24cm" style:rel-height="scale" draw:z-index="340"><draw:image xlink:href="Pictures/10000000000003550000025B5D881E25.png" xlink:type="simple" xlink:show="embed" xlink:actuate="onLoad"/></draw:frame><text:bookmark-start text:name="DDE_LINK2"/>Text File Input "File" tab<text:bookmark-end text:name="DDE_LINK2"/></text:p></draw:text-box></draw:frame><draw:frame draw:style-name="fr19" draw:name="Frame43" text:anchor-type="char" svg:x="8.594cm" svg:y="0.295cm" svg:width="6.001cm" draw:z-index="341"><draw:text-box fo:min-height="4.24cm"><text:p text:style-name="P99"><draw:frame draw:style-name="fr22" draw:name="Text File Input &quot;Content&quot; tab" text:anchor-type="paragraph" svg:x="0.527cm" svg:y="0.002cm" svg:width="6.001cm" style:rel-width="100%" svg:height="4.24cm" style:rel-height="scale" draw:z-index="342"><draw:image xlink:href="Pictures/10000000000003550000025B8FCAD0E5.png" xlink:type="simple" xlink:show="embed" xlink:actuate="onLoad"/></draw:frame>Text File Input "Content" tab</text:p></draw:text-box></draw:frame><draw:frame draw:style-name="fr19" draw:name="Frame44" text:anchor-type="char" svg:x="1.771cm" svg:y="5.062cm" svg:width="6.001cm" draw:z-index="343"><draw:text-box fo:min-height="4.24cm"><text:p text:style-name="P100"><draw:frame draw:style-name="fr22" draw:name="Text File Input &quot;Error handling&quot; tab" text:anchor-type="paragraph" svg:x="0.489cm" svg:y="0.002cm" svg:width="6.001cm" style:rel-width="100%" svg:height="4.24cm" style:rel-height="scale" draw:z-index="344"><draw:image xlink:href="Pictures/10000000000003550000025BBA2F8B91.png" xlink:type="simple" xlink:show="embed" xlink:actuate="onLoad"/></draw:frame>Text File Input "Error handling" tab</text:p></draw:text-box></draw:frame><draw:frame draw:style-name="fr19" draw:name="Frame45" text:anchor-type="char" svg:x="8.571cm" svg:y="5.066cm" svg:width="6.001cm" draw:z-index="345"><draw:text-box fo:min-height="4.24cm"><text:p text:style-name="P87"><draw:frame draw:style-name="fr22" draw:name="Text File Input &quot;Filter&quot; tab" text:anchor-type="paragraph" svg:x="0.593cm" svg:y="0.002cm" svg:width="6.001cm" style:rel-width="100%" svg:height="4.24cm" style:rel-height="scale" draw:z-index="346"><draw:image xlink:href="Pictures/10000000000003550000025B5EC0E159.png" xlink:type="simple" xlink:show="embed" xlink:actuate="onLoad"/></draw:frame>Text File Input "Filter" tab</text:p></draw:text-box></draw:frame><draw:frame draw:style-name="fr19" draw:name="Frame46" text:anchor-type="char" svg:x="1.799cm" svg:y="9.94cm" svg:width="6.001cm" draw:z-index="347"><draw:text-box fo:min-height="4.24cm"><text:p text:style-name="P101"><draw:frame draw:style-name="fr22" draw:name="Text File Input &quot;Fields&quot; tab" text:anchor-type="paragraph" svg:x="0.499cm" svg:y="0cm" svg:width="6.001cm" style:rel-width="100%" svg:height="4.24cm" style:rel-height="scale" draw:z-index="348"><draw:image xlink:href="Pictures/10000000000003550000025BFCF4B6AD.png" xlink:type="simple" xlink:show="embed" xlink:actuate="onLoad"/></draw:frame>Text File Input "Fields" tab</text:p></draw:text-box></draw:frame></text:p>
      <text:p text:style-name="P47"/>
      <text:list text:style-name="Numbering_20_1" text:continue-numbering="true">
        <text:list-item>
          <text:list text:continue-numbering="true">
            <text:list-item>
              <text:list text:continue-numbering="true">
                <text:list-item>
                  <text:list text:continue-numbering="true">
                    <text:list-item>
                      <text:h text:style-name="P45" text:outline-level="4"><draw:frame draw:style-name="fr29" draw:name="Afbeeldingen58" text:anchor-type="char" svg:x="1.27cm" svg:y="1.058cm" svg:width="0.9cm" svg:height="0.9cm" draw:z-index="14"><draw:image xlink:href="Pictures/100000000000002200000022D1621929.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 cards in the form of regular expressions.</text:p>
      <text:p text:style-name="Standard">Version 2.3. added the ability to accept filenames from a previous step making filename handling more even more generic.</text:p>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
                        <text:list-item>
                          <text:h text:style-name="P102" text:outline-level="5"><text:bookmark-start text:name="_10.4.1.4.1._Filename_specification"/>Filename specification options<text:bookmark-end text:name="_10.4.1.4.1._Filename_specification"/></text:h>
                        </text:list-item>
                      </text:list>
                    </text:list-item>
                  </text:list>
                </text:list-item>
              </text:list>
            </text:list-item>
          </text:list>
        </text:list-item>
      </text:list>
      <text:p text:style-name="Standard"><draw:frame draw:style-name="fr15" draw:name="Frame47" text:anchor-type="char" svg:x="1.27cm" svg:y="1.279cm" svg:width="9.208cm" draw:z-index="349"><draw:text-box fo:min-height="4.471cm"><text:p text:style-name="Illustration"><draw:frame draw:style-name="fr22" draw:name="Adding entries to the list of files" text:anchor-type="paragraph" svg:x="1.355cm" svg:y="0cm" svg:width="9.208cm" style:rel-width="100%" svg:height="4.471cm" style:rel-height="scale" draw:z-index="350"><draw:image xlink:href="Pictures/2000000700002CC9000015BB1E57ECDB.wmf" xlink:type="simple" xlink:show="embed" xlink:actuate="onLoad"/></draw:frame>Adding entries to the list of files</text:p></draw:text-box></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17">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43">Filename </text:p>
          </table:table-cell>
          <table:table-cell table:style-name="Tabel8.A1" office:value-type="string">
            <text:p text:style-name="P43">Regular </text:p>
          </table:table-cell>
          <table:table-cell table:style-name="Tabel8.C1" office:value-type="string">
            <text:p text:style-name="P43">Expression Files selected</text:p>
          </table:table-cell>
        </table:table-row>
        <table:table-row table:style-name="Tabel8.1">
          <table:table-cell table:style-name="Tabel8.A2" office:value-type="string">
            <text:p text:style-name="P43">/dirA/ </text:p>
          </table:table-cell>
          <table:table-cell table:style-name="Tabel8.A2" office:value-type="string">
            <text:p text:style-name="P43">.*userdata.*\.txt </text:p>
          </table:table-cell>
          <table:table-cell table:style-name="Tabel8.C2" office:value-type="string">
            <text:p text:style-name="P43">All files in /dirA/ with names containing userdata and ending on .txt</text:p>
          </table:table-cell>
        </table:table-row>
        <table:table-row table:style-name="Tabel8.1">
          <table:table-cell table:style-name="Tabel8.A2" office:value-type="string">
            <text:p text:style-name="P43">/dirB/ </text:p>
          </table:table-cell>
          <table:table-cell table:style-name="Tabel8.A2" office:value-type="string">
            <text:p text:style-name="P43">AAA.* </text:p>
          </table:table-cell>
          <table:table-cell table:style-name="Tabel8.C2" office:value-type="string">
            <text:p text:style-name="P43">All files in /dirB/ with names starting out with AAA</text:p>
          </table:table-cell>
        </table:table-row>
        <table:table-row table:style-name="Tabel8.1">
          <table:table-cell table:style-name="Tabel8.A2" office:value-type="string">
            <text:p text:style-name="P43">/dirC/ </text:p>
          </table:table-cell>
          <table:table-cell table:style-name="Tabel8.A2" office:value-type="string">
            <text:p text:style-name="P43">[A-Z][0-9].* </text:p>
          </table:table-cell>
          <table:table-cell table:style-name="Tabel8.C2" office:value-type="string">
            <text:p text:style-name="P43">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43">Option </text:p>
          </table:table-cell>
          <table:table-cell table:style-name="Tabel9.B1" office:value-type="string">
            <text:p text:style-name="P43">Description</text:p>
          </table:table-cell>
        </table:table-row>
        <table:table-row table:style-name="Tabel9.1">
          <table:table-cell table:style-name="Tabel9.A2" office:value-type="string">
            <text:p text:style-name="P43">File or directory </text:p>
          </table:table-cell>
          <table:table-cell table:style-name="Tabel9.B2" office:value-type="string">
            <text:p text:style-name="P43">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43">Regular expression </text:p>
          </table:table-cell>
          <table:table-cell table:style-name="Tabel9.B2" office:value-type="string">
            <text:p text:style-name="P43">Specify the regular expression you want to use to select the files in the directory specified in the previous option.</text:p>
          </table:table-cell>
        </table:table-row>
        <table:table-row table:style-name="Tabel9.1">
          <table:table-cell table:style-name="Tabel9.A2" office:value-type="string">
            <text:p text:style-name="P43">File type </text:p>
          </table:table-cell>
          <table:table-cell table:style-name="Tabel9.B2" office:value-type="string">
            <text:p text:style-name="P43">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43">Required </text:p>
          </table:table-cell>
          <table:table-cell table:style-name="Tabel9.B2" office:value-type="string">
            <text:p text:style-name="P43">If a file is required and it isn't found, an error is generated. Otherwise, the filename is simply skipp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text:bookmark-start text:name="_10.4.1.4.2._Accept_filenames"/>Accept filenames from previous step<text:bookmark-end text:name="_10.4.1.4.2._Accept_filenames"/></text:h>
                        </text:list-item>
                      </text:list>
                    </text:list-item>
                  </text:list>
                </text:list-item>
              </text:list>
            </text:list-item>
          </text:list>
        </text:list-item>
      </text:list>
      <text:p text:style-name="P46"><draw:frame draw:style-name="fr15" draw:name="Frame48" text:anchor-type="char" svg:x="1.27cm" svg:y="0.229cm" svg:width="12.065cm" draw:z-index="351"><draw:text-box fo:min-height="2.004cm"><text:p text:style-name="Illustration"><draw:frame draw:style-name="fr30" draw:name="Accepting filenames from previous steps" text:anchor-type="paragraph" svg:x="0.004cm" svg:y="0.002cm" svg:width="12.065cm" style:rel-width="100%" svg:height="2.004cm" style:rel-height="scale" draw:z-index="352"><draw:image xlink:href="Pictures/200000070000254400000682ED12BFF7.wmf" xlink:type="simple" xlink:show="embed" xlink:actuate="onLoad"/></draw:frame>Accepting filenames from previous steps</text:p></draw:text-box></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43">Option </text:p>
          </table:table-cell>
          <table:table-cell table:style-name="Tabel10.B1" office:value-type="string">
            <text:p text:style-name="P43">Description</text:p>
          </table:table-cell>
        </table:table-row>
        <table:table-row table:style-name="Tabel10.1">
          <table:table-cell table:style-name="Tabel10.A2" office:value-type="string">
            <text:p text:style-name="P43">Accept filenames from previous steps </text:p>
          </table:table-cell>
          <table:table-cell table:style-name="Tabel10.B2" office:value-type="string">
            <text:p text:style-name="P43">This enables the option to get filenames from previous steps.</text:p>
          </table:table-cell>
        </table:table-row>
        <table:table-row table:style-name="Tabel10.1">
          <table:table-cell table:style-name="Tabel10.A2" office:value-type="string">
            <text:p text:style-name="P43">Step to read filenames from </text:p>
          </table:table-cell>
          <table:table-cell table:style-name="Tabel10.B2" office:value-type="string">
            <text:p text:style-name="P43">The step to read the filenames from</text:p>
          </table:table-cell>
        </table:table-row>
        <table:table-row table:style-name="Tabel10.1">
          <table:table-cell table:style-name="Tabel10.A2" office:value-type="string">
            <text:p text:style-name="P43">Field in the input to use as filename </text:p>
          </table:table-cell>
          <table:table-cell table:style-name="Tabel10.B2" office:value-type="string">
            <text:p text:style-name="P43">Text File Input will look in this step to determine the filenames to use.</text:p>
          </table:table-cell>
        </table:table-row>
      </table:table>
      <text:p text:style-name="P32"/>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draw:frame draw:style-name="fr29" draw:name="Afbeeldingen61" text:anchor-type="char" svg:x="1.27cm" svg:y="0.635cm" svg:width="13.018cm" svg:height="9.305cm" draw:z-index="8"><draw:image xlink:href="Pictures/100000000000035200000260A882BE00.png" xlink:type="simple" xlink:show="embed" xlink:actuate="onLoad"/></draw:frame>Content specification</text:h>
                        </text:list-item>
                      </text:list>
                    </text:list-item>
                  </text:list>
                </text:list-item>
              </text:list>
            </text:list-item>
          </text:list>
        </text:list-item>
      </text:list>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43">Option </text:p>
            </table:table-cell>
            <table:table-cell table:style-name="Tabel11.B1" office:value-type="string">
              <text:p text:style-name="P43">Description</text:p>
            </table:table-cell>
          </table:table-row>
        </table:table-header-rows>
        <table:table-row table:style-name="Tabel11.1">
          <table:table-cell table:style-name="Tabel11.A2" office:value-type="string">
            <text:p text:style-name="P104">File type </text:p>
          </table:table-cell>
          <table:table-cell table:style-name="Tabel11.B2" office:value-type="string">
            <text:p text:style-name="P104">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43">Separator </text:p>
          </table:table-cell>
          <table:table-cell table:style-name="Tabel11.B2" office:value-type="string">
            <text:p text:style-name="P43">One or more characters that separate the fields in a single line of text. Typically this is ; or a tab.</text:p>
          </table:table-cell>
        </table:table-row>
        <table:table-row table:style-name="Tabel11.1">
          <table:table-cell table:style-name="Tabel11.A2" office:value-type="string">
            <text:p text:style-name="P43">Enclosure </text:p>
          </table:table-cell>
          <table:table-cell table:style-name="Tabel11.B2" office:value-type="string">
            <text:p text:style-name="P43">Some fields can be enclosed by a pair of strings to allow separator characters in fields. The enclosure string is optional. If you use repeat an enclosures allow text line <text:span text:style-name="T21">'Not the nine o''clock news.'</text:span>. With ' the enclosure string, this gets parsed as <text:span text:style-name="T21">Not the nine o'clock news</text:span>.</text:p>
          </table:table-cell>
        </table:table-row>
        <table:table-row table:style-name="Tabel11.1">
          <table:table-cell table:style-name="Tabel11.A2" office:value-type="string">
            <text:p text:style-name="P43">Escape </text:p>
          </table:table-cell>
          <table:table-cell table:style-name="Tabel11.B2" office:value-type="string">
            <text:p text:style-name="P43">Specify an escape character (or characters) if you have escaped characters in your data. If you have \ as an escape character, the text <text:span text:style-name="T21">'Not the nine o\'clock news.</text:span>' (with ' the enclosure) will get parsed as <text:span text:style-name="T21">Not the nine o'clock news</text:span>.</text:p>
          </table:table-cell>
        </table:table-row>
        <table:table-row table:style-name="Tabel11.1">
          <table:table-cell table:style-name="Tabel11.A2" office:value-type="string">
            <text:p text:style-name="P43">Header &amp; number of header lines </text:p>
          </table:table-cell>
          <table:table-cell table:style-name="Tabel11.B2" office:value-type="string">
            <text:p text:style-name="P43">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43">Footer &amp; number of footer lines </text:p>
          </table:table-cell>
          <table:table-cell table:style-name="Tabel11.B2" office:value-type="string">
            <text:p text:style-name="P43">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43">Wrapped lines &amp; number of wraps </text:p>
          </table:table-cell>
          <table:table-cell table:style-name="Tabel11.B2" office:value-type="string">
            <text:p text:style-name="P43">Use this if you deal with <text:span text:style-name="T9">data</text:span> lines that have wrapped beyond a certain page limit. Note that headers &amp; footers are never considered wrapped.</text:p>
          </table:table-cell>
        </table:table-row>
        <table:table-row table:style-name="Tabel11.1">
          <table:table-cell table:style-name="Tabel11.A2" office:value-type="string">
            <text:p text:style-name="P43">Paged layout &amp; page size &amp; doc header </text:p>
          </table:table-cell>
          <table:table-cell table:style-name="Tabel11.B2" office:value-type="string">
            <text:p text:style-name="P43">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43">Compression</text:p>
          </table:table-cell>
          <table:table-cell table:style-name="Tabel11.B2" office:value-type="string">
            <text:p text:style-name="P43">Enable this option if your text file is placed in a Zip or GZip archive. <text:span text:style-name="T4">NOTE</text:span>: <text:span text:style-name="T5">At the moment, only the first file in the archive is read.</text:span></text:p>
          </table:table-cell>
        </table:table-row>
        <table:table-row table:style-name="Tabel11.1">
          <table:table-cell table:style-name="Tabel11.A2" office:value-type="string">
            <text:p text:style-name="P43">No empty rows </text:p>
          </table:table-cell>
          <table:table-cell table:style-name="Tabel11.B2" office:value-type="string">
            <text:p text:style-name="P43">Don't send empty rows to the next steps.</text:p>
          </table:table-cell>
        </table:table-row>
        <table:table-row table:style-name="Tabel11.1">
          <table:table-cell table:style-name="Tabel11.A2" office:value-type="string">
            <text:p text:style-name="P43">Include filename in output </text:p>
          </table:table-cell>
          <table:table-cell table:style-name="Tabel11.B2" office:value-type="string">
            <text:p text:style-name="P43">Enable this if you want the filename to be part of the output.</text:p>
          </table:table-cell>
        </table:table-row>
        <table:table-row table:style-name="Tabel11.1">
          <table:table-cell table:style-name="Tabel11.A2" office:value-type="string">
            <text:p text:style-name="P43">Filename field name </text:p>
          </table:table-cell>
          <table:table-cell table:style-name="Tabel11.B2" office:value-type="string">
            <text:p text:style-name="P43">The name of the field that contains the filename.</text:p>
          </table:table-cell>
        </table:table-row>
        <table:table-row table:style-name="Tabel11.1">
          <table:table-cell table:style-name="Tabel11.A2" office:value-type="string">
            <text:p text:style-name="P43">Rownum in output? </text:p>
          </table:table-cell>
          <table:table-cell table:style-name="Tabel11.B2" office:value-type="string">
            <text:p text:style-name="P43">Enable this if you want the row number to be part of the output.</text:p>
          </table:table-cell>
        </table:table-row>
        <table:table-row table:style-name="Tabel11.1">
          <table:table-cell table:style-name="Tabel11.A2" office:value-type="string">
            <text:p text:style-name="P43">Row number field name </text:p>
          </table:table-cell>
          <table:table-cell table:style-name="Tabel11.B2" office:value-type="string">
            <text:p text:style-name="P43">The name of the field that contains the row number.</text:p>
          </table:table-cell>
        </table:table-row>
        <table:table-row table:style-name="Tabel11.1">
          <table:table-cell table:style-name="Tabel11.A2" office:value-type="string">
            <text:p text:style-name="P43">Rownum by file?</text:p>
          </table:table-cell>
          <table:table-cell table:style-name="Tabel11.B2" office:value-type="string">
            <text:p text:style-name="P43">Allows the row number to be reset per file.</text:p>
          </table:table-cell>
        </table:table-row>
        <table:table-row table:style-name="Tabel11.1">
          <table:table-cell table:style-name="Tabel11.A2" office:value-type="string">
            <text:p text:style-name="P43">Format </text:p>
          </table:table-cell>
          <table:table-cell table:style-name="Tabel11.B2" office:value-type="string">
            <text:p text:style-name="P43">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43">Encoding </text:p>
          </table:table-cell>
          <table:table-cell table:style-name="Tabel11.B2" office:value-type="string">
            <text:p text:style-name="P43">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43">Limit </text:p>
          </table:table-cell>
          <table:table-cell table:style-name="Tabel11.B2" office:value-type="string">
            <text:p text:style-name="P43">Sets the number of lines that is read from the file. 0 means: read all lines.</text:p>
          </table:table-cell>
        </table:table-row>
        <table:table-row table:style-name="Tabel11.1">
          <table:table-cell table:style-name="Tabel11.A2" office:value-type="string">
            <text:p text:style-name="P43">Be lenient when parsing dates? </text:p>
          </table:table-cell>
          <table:table-cell table:style-name="Tabel11.B2" office:value-type="string">
            <text:p text:style-name="P43">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43">The date format Locale </text:p>
          </table:table-cell>
          <table:table-cell table:style-name="Tabel11.B2" office:value-type="string">
            <text:p text:style-name="P43">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32"/>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text:bookmark-start text:name="_10.4.1.4.4._Error_handling"/>Error handling<text:bookmark-end text:name="_10.4.1.4.4._Error_handling"/></text:h>
                        </text:list-item>
                      </text:list>
                    </text:list-item>
                  </text:list>
                </text:list-item>
              </text:list>
            </text:list-item>
          </text:list>
        </text:list-item>
      </text:list>
      <text:p text:style-name="Standard"><draw:frame draw:style-name="fr15" draw:name="Frame49" text:anchor-type="char" svg:x="1.27cm" svg:y="0.672cm" svg:width="11.113cm" draw:z-index="353"><draw:text-box fo:min-height="3.076cm"><text:p text:style-name="Illustration"><draw:frame draw:style-name="fr31" draw:name="Specifiying the error handling" text:anchor-type="paragraph" svg:x="0.004cm" svg:y="0.002cm" svg:width="11.113cm" style:rel-width="100%" svg:height="3.076cm" style:rel-height="scale" draw:z-index="354"><draw:image xlink:href="Pictures/200000070000319F00000E16A2E7F609.wmf" xlink:type="simple" xlink:show="embed" xlink:actuate="onLoad"/></draw:frame>Specifiying the error handling</text:p></draw:text-box></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43">Option </text:p>
            </table:table-cell>
            <table:table-cell table:style-name="Tabel12.B1" office:value-type="string">
              <text:p text:style-name="P43">Description</text:p>
            </table:table-cell>
          </table:table-row>
        </table:table-header-rows>
        <table:table-row table:style-name="Tabel12.1">
          <table:table-cell table:style-name="Tabel12.A2" office:value-type="string">
            <text:p text:style-name="P43">Ignore errors? </text:p>
          </table:table-cell>
          <table:table-cell table:style-name="Tabel12.B2" office:value-type="string">
            <text:p text:style-name="P43">Check this option if you want to ignore errors during parsing</text:p>
          </table:table-cell>
        </table:table-row>
        <table:table-row table:style-name="Tabel12.1">
          <table:table-cell table:style-name="Tabel12.A2" office:value-type="string">
            <text:p text:style-name="P43">Skip error lines </text:p>
          </table:table-cell>
          <table:table-cell table:style-name="Tabel12.B2" office:value-type="string">
            <text:p text:style-name="P43">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43">Error count field name </text:p>
          </table:table-cell>
          <table:table-cell table:style-name="Tabel12.B2" office:value-type="string">
            <text:p text:style-name="P43">Add a field to the output stream rows. This field will contain the number of errors on the line.</text:p>
          </table:table-cell>
        </table:table-row>
        <table:table-row table:style-name="Tabel12.1">
          <table:table-cell table:style-name="Tabel12.A2" office:value-type="string">
            <text:p text:style-name="P43">Error fields field name </text:p>
          </table:table-cell>
          <table:table-cell table:style-name="Tabel12.B2" office:value-type="string">
            <text:p text:style-name="P43">Add a field to the output stream rows. This field will contain the field names on which an error occurred.</text:p>
          </table:table-cell>
        </table:table-row>
        <table:table-row table:style-name="Tabel12.1">
          <table:table-cell table:style-name="Tabel12.A2" office:value-type="string">
            <text:p text:style-name="P43">Error text field name </text:p>
          </table:table-cell>
          <table:table-cell table:style-name="Tabel12.B2" office:value-type="string">
            <text:p text:style-name="P43">Add a field to the output stream rows. This field will contain the descriptions of the parsing errors that have occurred.</text:p>
          </table:table-cell>
        </table:table-row>
        <table:table-row table:style-name="Tabel12.1">
          <table:table-cell table:style-name="Tabel12.A2" office:value-type="string">
            <text:p text:style-name="P43">Warnings file directory </text:p>
          </table:table-cell>
          <table:table-cell table:style-name="Tabel12.B2" office:value-type="string">
            <text:p text:style-name="P43">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43">Error files directory </text:p>
          </table:table-cell>
          <table:table-cell table:style-name="Tabel12.B2" office:value-type="string">
            <text:p text:style-name="P43">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43">Failing line numbers files directory </text:p>
          </table:table-cell>
          <table:table-cell table:style-name="Tabel12.B2" office:value-type="string">
            <text:p text:style-name="P43">When a parsing error occur on a line, the line number will be put in this directory. The name of that file will be &lt;errorline dir&gt;/filename.&lt;date_time&gt;.&lt;errorline extension&gt;</text:p>
          </table:table-cell>
        </table:table-row>
      </table:table>
      <text:h text:style-name="Heading_20_5" text:outline-level="5" text:is-list-header="tru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Filters</text:h>
                        </text:list-item>
                      </text:list>
                    </text:list-item>
                  </text:list>
                </text:list-item>
              </text:list>
            </text:list-item>
          </text:list>
        </text:list-item>
      </text:list>
      <text:p text:style-name="Standard"><draw:frame draw:style-name="fr15" draw:name="Frame50" text:anchor-type="char" svg:x="1.27cm" svg:y="0.589cm" svg:width="7.805cm" draw:z-index="373"><draw:text-box fo:min-height="2.778cm"><text:p text:style-name="Illustration"><draw:frame draw:style-name="fr4" draw:name="Specifying text file filters" text:anchor-type="char" svg:x="0.004cm" svg:y="0.002cm" svg:width="7.805cm" style:rel-width="100%" svg:height="2.778cm" style:rel-height="scale" draw:z-index="374"><draw:image xlink:href="Pictures/20000007000013CF0000070C7035BC24.wmf" xlink:type="simple" xlink:show="embed" xlink:actuate="onLoad"/></draw:frame>Specifying text file filters</text:p></draw:text-box></draw:frame>On the “Filters” tab you can specify the lines you want to skip in the text file.</text:p>
      <text:p text:style-name="Standard"/>
      <table:table table:name="Tabel13" table:style-name="Tabel13">
        <table:table-column table:style-name="Tabel13.A"/>
        <table:table-column table:style-name="Tabel13.B"/>
        <table:table-row table:style-name="Tabel13.1">
          <table:table-cell table:style-name="Tabel13.A1" office:value-type="string">
            <text:p text:style-name="P43">Option </text:p>
          </table:table-cell>
          <table:table-cell table:style-name="Tabel13.B1" office:value-type="string">
            <text:p text:style-name="P43">Description</text:p>
          </table:table-cell>
        </table:table-row>
        <table:table-row table:style-name="Tabel13.1">
          <table:table-cell table:style-name="Tabel13.A2" office:value-type="string">
            <text:p text:style-name="P43">Filter string </text:p>
          </table:table-cell>
          <table:table-cell table:style-name="Tabel13.B2" office:value-type="string">
            <text:p text:style-name="P43">The string to look for.</text:p>
          </table:table-cell>
        </table:table-row>
        <table:table-row table:style-name="Tabel13.1">
          <table:table-cell table:style-name="Tabel13.A2" office:value-type="string">
            <text:p text:style-name="P43">Filter position </text:p>
          </table:table-cell>
          <table:table-cell table:style-name="Tabel13.B2" office:value-type="string">
            <text:p text:style-name="P43">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43">Stop on filter </text:p>
          </table:table-cell>
          <table:table-cell table:style-name="Tabel13.B2" office:value-type="string">
            <text:p text:style-name="P43">Specify Y here if you want to stop processing the current text file when the filter string is encounter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row table:style-name="Tabel14.1">
          <table:table-cell table:style-name="Tabel14.A1" office:value-type="string">
            <text:p text:style-name="P43">Option </text:p>
          </table:table-cell>
          <table:table-cell table:style-name="Tabel14.B1" office:value-type="string">
            <text:p text:style-name="P43">Description</text:p>
          </table:table-cell>
        </table:table-row>
        <table:table-row table:style-name="Tabel14.1">
          <table:table-cell table:style-name="Tabel14.A2" office:value-type="string">
            <text:p text:style-name="P43">Name </text:p>
          </table:table-cell>
          <table:table-cell table:style-name="Tabel14.B2" office:value-type="string">
            <text:p text:style-name="P43">name of the field</text:p>
          </table:table-cell>
        </table:table-row>
        <table:table-row table:style-name="Tabel14.1">
          <table:table-cell table:style-name="Tabel14.A2" office:value-type="string">
            <text:p text:style-name="P43">Type </text:p>
          </table:table-cell>
          <table:table-cell table:style-name="Tabel14.B2" office:value-type="string">
            <text:p text:style-name="P43">Type of the field can be either String, Date or Number</text:p>
          </table:table-cell>
        </table:table-row>
        <table:table-row table:style-name="Tabel14.1">
          <table:table-cell table:style-name="Tabel14.A2" office:value-type="string">
            <text:p text:style-name="P43">Format </text:p>
          </table:table-cell>
          <table:table-cell table:style-name="Tabel14.B2" office:value-type="string">
            <text:p text:style-name="P43">See <text:a xlink:type="simple" xlink:href="#_10.4.1.5._Formats"><text:span text:style-name="T3">10.5.1.5. Formats</text:span></text:a> for a complete description of format symbols.</text:p>
          </table:table-cell>
        </table:table-row>
        <table:table-row table:style-name="Tabel14.1">
          <table:table-cell table:style-name="Tabel14.A2" office:value-type="string">
            <text:p text:style-name="P43">Length </text:p>
          </table:table-cell>
          <table:table-cell table:style-name="Tabel14.B2" office:value-type="string">
            <text:p text:style-name="P43">For <text:span text:style-name="T5">Number</text:span>: Total number of significant figures in a number;</text:p>
            <text:p text:style-name="P10">For <text:span text:style-name="T5">String:</text:span> total length of string;</text:p>
            <text:p text:style-name="P10">For <text:span text:style-name="T5">Date:</text:span> length of printed output of the string (e.g. 4 only gives back the year).</text:p>
          </table:table-cell>
        </table:table-row>
        <table:table-row table:style-name="Tabel14.1">
          <table:table-cell table:style-name="Tabel14.A2" office:value-type="string">
            <text:p text:style-name="P43">Precision </text:p>
          </table:table-cell>
          <table:table-cell table:style-name="Tabel14.B2" office:value-type="string">
            <text:p text:style-name="P43">For <text:span text:style-name="T5">Number:</text:span> Number of floating point digits;</text:p>
            <text:p text:style-name="P10">For <text:span text:style-name="T5">String, Date, Boolean:</text:span> unused;</text:p>
          </table:table-cell>
        </table:table-row>
        <table:table-row table:style-name="Tabel14.1">
          <table:table-cell table:style-name="Tabel14.A2" office:value-type="string">
            <text:p text:style-name="P43">Currency </text:p>
          </table:table-cell>
          <table:table-cell table:style-name="Tabel14.B2" office:value-type="string">
            <text:p text:style-name="P43">used to interpret numbers like $10,000.00 or €5.000,00</text:p>
          </table:table-cell>
        </table:table-row>
        <table:table-row table:style-name="Tabel14.1">
          <table:table-cell table:style-name="Tabel14.A2" office:value-type="string">
            <text:p text:style-name="P43">Decimal </text:p>
          </table:table-cell>
          <table:table-cell table:style-name="Tabel14.B2" office:value-type="string">
            <text:p text:style-name="P43">A decimal point can be a "." (10;000.00) or "," (5.000,00)</text:p>
          </table:table-cell>
        </table:table-row>
        <table:table-row table:style-name="Tabel14.1">
          <table:table-cell table:style-name="Tabel14.A2" office:value-type="string">
            <text:p text:style-name="P43">Grouping </text:p>
          </table:table-cell>
          <table:table-cell table:style-name="Tabel14.B2" office:value-type="string">
            <text:p text:style-name="P43">A grouping can be a dot "," (10;000.00) or "." (5.000,00)</text:p>
          </table:table-cell>
        </table:table-row>
        <table:table-row table:style-name="Tabel14.1">
          <table:table-cell table:style-name="Tabel14.A2" office:value-type="string">
            <text:p text:style-name="P43">Null if </text:p>
          </table:table-cell>
          <table:table-cell table:style-name="Tabel14.B2" office:value-type="string">
            <text:p text:style-name="P43">treat this value as NULL</text:p>
          </table:table-cell>
        </table:table-row>
        <table:table-row table:style-name="Tabel14.1">
          <table:table-cell table:style-name="Tabel14.A2" office:value-type="string">
            <text:p text:style-name="P43">Default </text:p>
          </table:table-cell>
          <table:table-cell table:style-name="Tabel14.B2" office:value-type="string">
            <text:p text:style-name="P43">The default value in case the field in the text file was not specified. (empty)</text:p>
          </table:table-cell>
        </table:table-row>
        <table:table-row table:style-name="Tabel14.1">
          <table:table-cell table:style-name="Tabel14.A2" office:value-type="string">
            <text:p text:style-name="P43">Trim </text:p>
          </table:table-cell>
          <table:table-cell table:style-name="Tabel14.B2" office:value-type="string">
            <text:p text:style-name="P43">type trim this field (left, right, both) before processing</text:p>
          </table:table-cell>
        </table:table-row>
        <table:table-row table:style-name="Tabel14.1">
          <table:table-cell table:style-name="Tabel14.A2" office:value-type="string">
            <text:p text:style-name="P43">Repeat </text:p>
          </table:table-cell>
          <table:table-cell table:style-name="Tabel14.B2" office:value-type="string">
            <text:p text:style-name="P43">Y/N: If the corresponding value in this row is empty: repeat the one from the last time it was not empt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text:bookmark-start text:name="_10.4.1.5._Formats"/>Formats<text:bookmark-end text:name="_10.4.1.5._Formats"/></text:h>
                      <text:list>
                        <text:list-item>
                          <text:h text:style-name="P102" text:outline-level="5"><text:bookmark-start text:name="_10.4.1.5.1._Number_formats"/>Number formats<text:bookmark-end text:name="_10.4.1.5.1._Number_formats"/></text:h>
                        </text:list-item>
                      </text:list>
                    </text:list-item>
                  </text:list>
                </text:list-item>
              </text:list>
            </text:list-item>
          </text:list>
        </text:list-item>
      </text:list>
      <text:p text:style-name="Standard">The information on Number formats was taken from the Sun Java API documentation, to be found here: <text:a xlink:type="simple" xlink:href="http://java.sun.com/j2se/1.4.2/docs/api/java/text/DecimalFormat.html"><text:span text:style-name="T3">http://java.sun.com/j2se/1.4.2/docs/api/java/text/DecimalFormat.html</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43">Symbol </text:p>
          </table:table-cell>
          <table:table-cell table:style-name="Tabel15.A1" office:value-type="string">
            <text:p text:style-name="P43">Location </text:p>
          </table:table-cell>
          <table:table-cell table:style-name="Tabel15.A1" office:value-type="string">
            <text:p text:style-name="P43">Localized </text:p>
          </table:table-cell>
          <table:table-cell table:style-name="Tabel15.D1" office:value-type="string">
            <text:p text:style-name="P43">Meaning</text:p>
          </table:table-cell>
        </table:table-row>
        <table:table-row table:style-name="Tabel15.1">
          <table:table-cell table:style-name="Tabel15.A2" office:value-type="string">
            <text:p text:style-name="P43">0 </text:p>
          </table:table-cell>
          <table:table-cell table:style-name="Tabel15.A2" office:value-type="string">
            <text:p text:style-name="P43">Number </text:p>
          </table:table-cell>
          <table:table-cell table:style-name="Tabel15.A2" office:value-type="string">
            <text:p text:style-name="P43">Yes </text:p>
          </table:table-cell>
          <table:table-cell table:style-name="Tabel15.D2" office:value-type="string">
            <text:p text:style-name="P43">Digit</text:p>
          </table:table-cell>
        </table:table-row>
        <table:table-row table:style-name="Tabel15.1">
          <table:table-cell table:style-name="Tabel15.A2" office:value-type="string">
            <text:p text:style-name="P43"># </text:p>
          </table:table-cell>
          <table:table-cell table:style-name="Tabel15.A2" office:value-type="string">
            <text:p text:style-name="P43">Number </text:p>
          </table:table-cell>
          <table:table-cell table:style-name="Tabel15.A2" office:value-type="string">
            <text:p text:style-name="P43">Yes </text:p>
          </table:table-cell>
          <table:table-cell table:style-name="Tabel15.D2" office:value-type="string">
            <text:p text:style-name="P43">Digit, zero shows as absent</text:p>
          </table:table-cell>
        </table:table-row>
        <table:table-row table:style-name="Tabel15.1">
          <table:table-cell table:style-name="Tabel15.A2" office:value-type="string">
            <text:p text:style-name="P43">. </text:p>
          </table:table-cell>
          <table:table-cell table:style-name="Tabel15.A2" office:value-type="string">
            <text:p text:style-name="P43">Number </text:p>
          </table:table-cell>
          <table:table-cell table:style-name="Tabel15.A2" office:value-type="string">
            <text:p text:style-name="P43">Yes </text:p>
          </table:table-cell>
          <table:table-cell table:style-name="Tabel15.D2" office:value-type="string">
            <text:p text:style-name="P43">Decimal separator or monetary decimal separator</text:p>
          </table:table-cell>
        </table:table-row>
        <table:table-row table:style-name="Tabel15.1">
          <table:table-cell table:style-name="Tabel15.A2" office:value-type="string">
            <text:p text:style-name="P43">- </text:p>
          </table:table-cell>
          <table:table-cell table:style-name="Tabel15.A2" office:value-type="string">
            <text:p text:style-name="P43">Number </text:p>
          </table:table-cell>
          <table:table-cell table:style-name="Tabel15.A2" office:value-type="string">
            <text:p text:style-name="P43">Yes </text:p>
          </table:table-cell>
          <table:table-cell table:style-name="Tabel15.D2" office:value-type="string">
            <text:p text:style-name="P43">Minus sign</text:p>
          </table:table-cell>
        </table:table-row>
        <table:table-row table:style-name="Tabel15.1">
          <table:table-cell table:style-name="Tabel15.A2" office:value-type="string">
            <text:p text:style-name="P43">, </text:p>
          </table:table-cell>
          <table:table-cell table:style-name="Tabel15.A2" office:value-type="string">
            <text:p text:style-name="P43">Number </text:p>
          </table:table-cell>
          <table:table-cell table:style-name="Tabel15.A2" office:value-type="string">
            <text:p text:style-name="P43">Yes </text:p>
          </table:table-cell>
          <table:table-cell table:style-name="Tabel15.D2" office:value-type="string">
            <text:p text:style-name="P43">Grouping separator</text:p>
          </table:table-cell>
        </table:table-row>
        <table:table-row table:style-name="Tabel15.1">
          <table:table-cell table:style-name="Tabel15.A2" office:value-type="string">
            <text:p text:style-name="P43">E </text:p>
          </table:table-cell>
          <table:table-cell table:style-name="Tabel15.A2" office:value-type="string">
            <text:p text:style-name="P43">Number </text:p>
          </table:table-cell>
          <table:table-cell table:style-name="Tabel15.A2" office:value-type="string">
            <text:p text:style-name="P43">Yes </text:p>
          </table:table-cell>
          <table:table-cell table:style-name="Tabel15.D2" office:value-type="string">
            <text:p text:style-name="P43">Separates mantissa and exponent in scientific notation. Need not be quoted in prefix or suffix.</text:p>
          </table:table-cell>
        </table:table-row>
        <table:table-row table:style-name="Tabel15.1">
          <table:table-cell table:style-name="Tabel15.A2" office:value-type="string">
            <text:p text:style-name="P43">; </text:p>
          </table:table-cell>
          <table:table-cell table:style-name="Tabel15.A2" office:value-type="string">
            <text:p text:style-name="P43">Sub pattern boundary</text:p>
          </table:table-cell>
          <table:table-cell table:style-name="Tabel15.A2" office:value-type="string">
            <text:p text:style-name="P43">Yes </text:p>
          </table:table-cell>
          <table:table-cell table:style-name="Tabel15.D2" office:value-type="string">
            <text:p text:style-name="P43">Separates positive and negative sub patterns</text:p>
          </table:table-cell>
        </table:table-row>
        <table:table-row table:style-name="Tabel15.1">
          <table:table-cell table:style-name="Tabel15.A2" office:value-type="string">
            <text:p text:style-name="P43">% </text:p>
          </table:table-cell>
          <table:table-cell table:style-name="Tabel15.A2" office:value-type="string">
            <text:p text:style-name="P43">Prefix or suffix </text:p>
          </table:table-cell>
          <table:table-cell table:style-name="Tabel15.A2" office:value-type="string">
            <text:p text:style-name="P43">Yes </text:p>
          </table:table-cell>
          <table:table-cell table:style-name="Tabel15.D2" office:value-type="string">
            <text:p text:style-name="P43">Multiply by 100 and show as percentage</text:p>
          </table:table-cell>
        </table:table-row>
        <table:table-row table:style-name="Tabel15.1">
          <table:table-cell table:style-name="Tabel15.A2" office:value-type="string">
            <text:p text:style-name="P43">\u2030 </text:p>
          </table:table-cell>
          <table:table-cell table:style-name="Tabel15.A2" office:value-type="string">
            <text:p text:style-name="P43">Prefix or suffix </text:p>
          </table:table-cell>
          <table:table-cell table:style-name="Tabel15.A2" office:value-type="string">
            <text:p text:style-name="P43">Yes </text:p>
          </table:table-cell>
          <table:table-cell table:style-name="Tabel15.D2" office:value-type="string">
            <text:p text:style-name="P43">Multiply by 1000 and show as per mille</text:p>
          </table:table-cell>
        </table:table-row>
        <table:table-row table:style-name="Tabel15.1">
          <table:table-cell table:style-name="Tabel15.A2" office:value-type="string">
            <text:p text:style-name="P43">¤ (\u00A4) </text:p>
          </table:table-cell>
          <table:table-cell table:style-name="Tabel15.A2" office:value-type="string">
            <text:p text:style-name="P43">Prefix or suffix </text:p>
          </table:table-cell>
          <table:table-cell table:style-name="Tabel15.A2" office:value-type="string">
            <text:p text:style-name="P43">No </text:p>
          </table:table-cell>
          <table:table-cell table:style-name="Tabel15.D2" office:value-type="string">
            <text:p text:style-name="P43">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43">' </text:p>
          </table:table-cell>
          <table:table-cell table:style-name="Tabel15.A2" office:value-type="string">
            <text:p text:style-name="P43">Prefix or suffix </text:p>
          </table:table-cell>
          <table:table-cell table:style-name="Tabel15.A2" office:value-type="string">
            <text:p text:style-name="P43">No </text:p>
          </table:table-cell>
          <table:table-cell table:style-name="Tabel15.D2" office:value-type="string">
            <text:p text:style-name="P43">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Date formats</text:h>
                        </text:list-item>
                      </text:list>
                    </text:list-item>
                  </text:list>
                </text:list-item>
              </text:list>
            </text:list-item>
          </text:list>
        </text:list-item>
      </text:list>
      <text:p text:style-name="Standard">The information on Date formats was taken from the Sun Java API documentation, to be found here: <text:a xlink:type="simple" xlink:href="http://java.sun.com/j2se/1.4.2/docs/api/java/text/SimpleDateFormat.html"><text:span text:style-name="T3">http://java.sun.com/j2se/1.4.2/docs/api/java/text/SimpleDateFormat.html</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43">Letter </text:p>
          </table:table-cell>
          <table:table-cell table:style-name="Tabel16.A1" office:value-type="string">
            <text:p text:style-name="P43">Date or Time Component </text:p>
          </table:table-cell>
          <table:table-cell table:style-name="Tabel16.A1" office:value-type="string">
            <text:p text:style-name="P43">Presentation </text:p>
          </table:table-cell>
          <table:table-cell table:style-name="Tabel16.D1" office:value-type="string">
            <text:p text:style-name="P43">Examples</text:p>
          </table:table-cell>
        </table:table-row>
        <table:table-row table:style-name="Tabel16.1">
          <table:table-cell table:style-name="Tabel16.A2" office:value-type="string">
            <text:p text:style-name="P43">G </text:p>
          </table:table-cell>
          <table:table-cell table:style-name="Tabel16.A2" office:value-type="string">
            <text:p text:style-name="P43">Era designator </text:p>
          </table:table-cell>
          <table:table-cell table:style-name="Tabel16.A2" office:value-type="string">
            <text:p text:style-name="P43">Text </text:p>
          </table:table-cell>
          <table:table-cell table:style-name="Tabel16.D2" office:value-type="string">
            <text:p text:style-name="P43">AD</text:p>
          </table:table-cell>
        </table:table-row>
        <table:table-row table:style-name="Tabel16.1">
          <table:table-cell table:style-name="Tabel16.A2" office:value-type="string">
            <text:p text:style-name="P43">y </text:p>
          </table:table-cell>
          <table:table-cell table:style-name="Tabel16.A2" office:value-type="string">
            <text:p text:style-name="P43">Year </text:p>
          </table:table-cell>
          <table:table-cell table:style-name="Tabel16.A2" office:value-type="string">
            <text:p text:style-name="P43">Year </text:p>
          </table:table-cell>
          <table:table-cell table:style-name="Tabel16.D2" office:value-type="string">
            <text:p text:style-name="P43">1996; 96</text:p>
          </table:table-cell>
        </table:table-row>
        <table:table-row table:style-name="Tabel16.1">
          <table:table-cell table:style-name="Tabel16.A2" office:value-type="string">
            <text:p text:style-name="P43">M </text:p>
          </table:table-cell>
          <table:table-cell table:style-name="Tabel16.A2" office:value-type="string">
            <text:p text:style-name="P43">Month in year </text:p>
          </table:table-cell>
          <table:table-cell table:style-name="Tabel16.A2" office:value-type="string">
            <text:p text:style-name="P43">Month </text:p>
          </table:table-cell>
          <table:table-cell table:style-name="Tabel16.D2" office:value-type="string">
            <text:p text:style-name="P43">July; Jul; 07</text:p>
          </table:table-cell>
        </table:table-row>
        <table:table-row table:style-name="Tabel16.1">
          <table:table-cell table:style-name="Tabel16.A2" office:value-type="string">
            <text:p text:style-name="P43">w </text:p>
          </table:table-cell>
          <table:table-cell table:style-name="Tabel16.A2" office:value-type="string">
            <text:p text:style-name="P43">Week in year </text:p>
          </table:table-cell>
          <table:table-cell table:style-name="Tabel16.A2" office:value-type="string">
            <text:p text:style-name="P43">Number</text:p>
          </table:table-cell>
          <table:table-cell table:style-name="Tabel16.D2" office:value-type="string">
            <text:p text:style-name="P43">27</text:p>
          </table:table-cell>
        </table:table-row>
        <table:table-row table:style-name="Tabel16.1">
          <table:table-cell table:style-name="Tabel16.A2" office:value-type="string">
            <text:p text:style-name="P43">W </text:p>
          </table:table-cell>
          <table:table-cell table:style-name="Tabel16.A2" office:value-type="string">
            <text:p text:style-name="P43">Week in month </text:p>
          </table:table-cell>
          <table:table-cell table:style-name="Tabel16.A2" office:value-type="string">
            <text:p text:style-name="P43">Number </text:p>
          </table:table-cell>
          <table:table-cell table:style-name="Tabel16.D2" office:value-type="string">
            <text:p text:style-name="P43">2</text:p>
          </table:table-cell>
        </table:table-row>
        <table:table-row table:style-name="Tabel16.1">
          <table:table-cell table:style-name="Tabel16.A2" office:value-type="string">
            <text:p text:style-name="P43">D </text:p>
          </table:table-cell>
          <table:table-cell table:style-name="Tabel16.A2" office:value-type="string">
            <text:p text:style-name="P43">Day in year </text:p>
          </table:table-cell>
          <table:table-cell table:style-name="Tabel16.A2" office:value-type="string">
            <text:p text:style-name="P43">Number </text:p>
          </table:table-cell>
          <table:table-cell table:style-name="Tabel16.D2" office:value-type="string">
            <text:p text:style-name="P43">189</text:p>
          </table:table-cell>
        </table:table-row>
        <table:table-row table:style-name="Tabel16.1">
          <table:table-cell table:style-name="Tabel16.A2" office:value-type="string">
            <text:p text:style-name="P43">d </text:p>
          </table:table-cell>
          <table:table-cell table:style-name="Tabel16.A2" office:value-type="string">
            <text:p text:style-name="P43">Day in month </text:p>
          </table:table-cell>
          <table:table-cell table:style-name="Tabel16.A2" office:value-type="string">
            <text:p text:style-name="P43">Number </text:p>
          </table:table-cell>
          <table:table-cell table:style-name="Tabel16.D2" office:value-type="string">
            <text:p text:style-name="P43">10</text:p>
          </table:table-cell>
        </table:table-row>
        <table:table-row table:style-name="Tabel16.1">
          <table:table-cell table:style-name="Tabel16.A2" office:value-type="string">
            <text:p text:style-name="P43">F </text:p>
          </table:table-cell>
          <table:table-cell table:style-name="Tabel16.A2" office:value-type="string">
            <text:p text:style-name="P43">Day of week in month </text:p>
          </table:table-cell>
          <table:table-cell table:style-name="Tabel16.A2" office:value-type="string">
            <text:p text:style-name="P43">Number </text:p>
          </table:table-cell>
          <table:table-cell table:style-name="Tabel16.D2" office:value-type="string">
            <text:p text:style-name="P43">2</text:p>
          </table:table-cell>
        </table:table-row>
        <table:table-row table:style-name="Tabel16.1">
          <table:table-cell table:style-name="Tabel16.A2" office:value-type="string">
            <text:p text:style-name="P43">E </text:p>
          </table:table-cell>
          <table:table-cell table:style-name="Tabel16.A2" office:value-type="string">
            <text:p text:style-name="P43">Day in week </text:p>
          </table:table-cell>
          <table:table-cell table:style-name="Tabel16.A2" office:value-type="string">
            <text:p text:style-name="P43">Text </text:p>
          </table:table-cell>
          <table:table-cell table:style-name="Tabel16.D2" office:value-type="string">
            <text:p text:style-name="P43">Tuesday; Tue</text:p>
          </table:table-cell>
        </table:table-row>
        <table:table-row table:style-name="Tabel16.1">
          <table:table-cell table:style-name="Tabel16.A2" office:value-type="string">
            <text:p text:style-name="P43">a </text:p>
          </table:table-cell>
          <table:table-cell table:style-name="Tabel16.A2" office:value-type="string">
            <text:p text:style-name="P43">Am/pm marker </text:p>
          </table:table-cell>
          <table:table-cell table:style-name="Tabel16.A2" office:value-type="string">
            <text:p text:style-name="P43">Text </text:p>
          </table:table-cell>
          <table:table-cell table:style-name="Tabel16.D2" office:value-type="string">
            <text:p text:style-name="P43">PM</text:p>
          </table:table-cell>
        </table:table-row>
        <table:table-row table:style-name="Tabel16.1">
          <table:table-cell table:style-name="Tabel16.A2" office:value-type="string">
            <text:p text:style-name="P43">H </text:p>
          </table:table-cell>
          <table:table-cell table:style-name="Tabel16.A2" office:value-type="string">
            <text:p text:style-name="P43">Hour in day (0-23) </text:p>
          </table:table-cell>
          <table:table-cell table:style-name="Tabel16.A2" office:value-type="string">
            <text:p text:style-name="P43">Number 0</text:p>
          </table:table-cell>
          <table:table-cell table:style-name="Tabel16.D2" office:value-type="string">
            <text:p text:style-name="P43"/>
          </table:table-cell>
        </table:table-row>
        <table:table-row table:style-name="Tabel16.1">
          <table:table-cell table:style-name="Tabel16.A2" office:value-type="string">
            <text:p text:style-name="P43">k </text:p>
          </table:table-cell>
          <table:table-cell table:style-name="Tabel16.A2" office:value-type="string">
            <text:p text:style-name="P43">Hour in day (1-24) </text:p>
          </table:table-cell>
          <table:table-cell table:style-name="Tabel16.A2" office:value-type="string">
            <text:p text:style-name="P43">Number 24</text:p>
          </table:table-cell>
          <table:table-cell table:style-name="Tabel16.D2" office:value-type="string">
            <text:p text:style-name="P43"/>
          </table:table-cell>
        </table:table-row>
        <table:table-row table:style-name="Tabel16.1">
          <table:table-cell table:style-name="Tabel16.A2" office:value-type="string">
            <text:p text:style-name="P43">K </text:p>
          </table:table-cell>
          <table:table-cell table:style-name="Tabel16.A2" office:value-type="string">
            <text:p text:style-name="P43">Hour in am/pm (0-11) </text:p>
          </table:table-cell>
          <table:table-cell table:style-name="Tabel16.A2" office:value-type="string">
            <text:p text:style-name="P43">Number 0</text:p>
          </table:table-cell>
          <table:table-cell table:style-name="Tabel16.D2" office:value-type="string">
            <text:p text:style-name="P43"/>
          </table:table-cell>
        </table:table-row>
        <table:table-row table:style-name="Tabel16.1">
          <table:table-cell table:style-name="Tabel16.A2" office:value-type="string">
            <text:p text:style-name="P43">h </text:p>
          </table:table-cell>
          <table:table-cell table:style-name="Tabel16.A2" office:value-type="string">
            <text:p text:style-name="P43">Hour in am/pm (1-12) </text:p>
          </table:table-cell>
          <table:table-cell table:style-name="Tabel16.A2" office:value-type="string">
            <text:p text:style-name="P43">Number 12</text:p>
          </table:table-cell>
          <table:table-cell table:style-name="Tabel16.D2" office:value-type="string">
            <text:p text:style-name="P43"/>
          </table:table-cell>
        </table:table-row>
        <table:table-row table:style-name="Tabel16.1">
          <table:table-cell table:style-name="Tabel16.A2" office:value-type="string">
            <text:p text:style-name="P43">m </text:p>
          </table:table-cell>
          <table:table-cell table:style-name="Tabel16.A2" office:value-type="string">
            <text:p text:style-name="P43">Minute in hour </text:p>
          </table:table-cell>
          <table:table-cell table:style-name="Tabel16.A2" office:value-type="string">
            <text:p text:style-name="P43">Number 30</text:p>
          </table:table-cell>
          <table:table-cell table:style-name="Tabel16.D2" office:value-type="string">
            <text:p text:style-name="P43"/>
          </table:table-cell>
        </table:table-row>
        <table:table-row table:style-name="Tabel16.1">
          <table:table-cell table:style-name="Tabel16.A2" office:value-type="string">
            <text:p text:style-name="P43">s </text:p>
          </table:table-cell>
          <table:table-cell table:style-name="Tabel16.A2" office:value-type="string">
            <text:p text:style-name="P43">Second in minute </text:p>
          </table:table-cell>
          <table:table-cell table:style-name="Tabel16.A2" office:value-type="string">
            <text:p text:style-name="P43">Number 55</text:p>
          </table:table-cell>
          <table:table-cell table:style-name="Tabel16.D2" office:value-type="string">
            <text:p text:style-name="P43"/>
          </table:table-cell>
        </table:table-row>
        <table:table-row table:style-name="Tabel16.1">
          <table:table-cell table:style-name="Tabel16.A2" office:value-type="string">
            <text:p text:style-name="P43">S </text:p>
          </table:table-cell>
          <table:table-cell table:style-name="Tabel16.A2" office:value-type="string">
            <text:p text:style-name="P43">Millisecond </text:p>
          </table:table-cell>
          <table:table-cell table:style-name="Tabel16.A2" office:value-type="string">
            <text:p text:style-name="P43">Number 978</text:p>
          </table:table-cell>
          <table:table-cell table:style-name="Tabel16.D2" office:value-type="string">
            <text:p text:style-name="P43"/>
          </table:table-cell>
        </table:table-row>
        <table:table-row table:style-name="Tabel16.1">
          <table:table-cell table:style-name="Tabel16.A2" office:value-type="string">
            <text:p text:style-name="P43">z </text:p>
          </table:table-cell>
          <table:table-cell table:style-name="Tabel16.A2" office:value-type="string">
            <text:p text:style-name="P43">Time zone </text:p>
          </table:table-cell>
          <table:table-cell table:style-name="Tabel16.A2" office:value-type="string">
            <text:p text:style-name="P43">General time zone </text:p>
          </table:table-cell>
          <table:table-cell table:style-name="Tabel16.D2" office:value-type="string">
            <text:p text:style-name="P43">Pacific Standard Time; PST; GMT-08:00</text:p>
          </table:table-cell>
        </table:table-row>
        <table:table-row table:style-name="Tabel16.1">
          <table:table-cell table:style-name="Tabel16.A2" office:value-type="string">
            <text:p text:style-name="P43">Z </text:p>
          </table:table-cell>
          <table:table-cell table:style-name="Tabel16.A2" office:value-type="string">
            <text:p text:style-name="P43">Time zone </text:p>
          </table:table-cell>
          <table:table-cell table:style-name="Tabel16.A2" office:value-type="string">
            <text:p text:style-name="P43">RFC 822 time zone </text:p>
          </table:table-cell>
          <table:table-cell table:style-name="Tabel16.D2" office:value-type="string">
            <text:p text:style-name="P43">-0800</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tras</text:h>
                    </text:list-item>
                  </text:list>
                </text:list-item>
              </text:list>
            </text:list-item>
          </text:list>
        </text:list-item>
      </text:list>
      <table:table table:name="Tabel17" table:style-name="Tabel17">
        <table:table-column table:style-name="Tabel17.A"/>
        <table:table-column table:style-name="Tabel17.B"/>
        <table:table-row table:style-name="Tabel17.1">
          <table:table-cell table:style-name="Tabel17.A1" office:value-type="string">
            <text:p text:style-name="P43">Function/Button </text:p>
          </table:table-cell>
          <table:table-cell table:style-name="Tabel17.B1" office:value-type="string">
            <text:p text:style-name="P43">Description</text:p>
          </table:table-cell>
        </table:table-row>
        <table:table-row table:style-name="Tabel17.1">
          <table:table-cell table:style-name="Tabel17.A2" office:value-type="string">
            <text:p text:style-name="P43">Show filenames </text:p>
          </table:table-cell>
          <table:table-cell table:style-name="Tabel17.B2" office:value-type="string">
            <text:p text:style-name="P43">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43">Show file content </text:p>
          </table:table-cell>
          <table:table-cell table:style-name="Tabel17.B2" office:value-type="string">
            <text:p text:style-name="P43">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43">Show content from first data line </text:p>
          </table:table-cell>
          <table:table-cell table:style-name="Tabel17.B2" office:value-type="string">
            <text:p text:style-name="P43">This button helps you in positioning the data lines in complex text files with multiple header lines, etc.</text:p>
          </table:table-cell>
        </table:table-row>
        <table:table-row table:style-name="Tabel17.1">
          <table:table-cell table:style-name="Tabel17.A2" office:value-type="string">
            <text:p text:style-name="P43">Get fields </text:p>
          </table:table-cell>
          <table:table-cell table:style-name="Tabel17.B2" office:value-type="string">
            <text:p text:style-name="P43">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43">Preview rows </text:p>
          </table:table-cell>
          <table:table-cell table:style-name="Tabel17.B2" office:value-type="string">
            <text:p text:style-name="P43">Press this button to preview the rows generated by this step.</text:p>
          </table:table-cell>
        </table:table-row>
      </table:table>
      <text:list text:style-name="Numbering_20_1" text:continue-numbering="true">
        <text:list-item>
          <text:list text:continue-numbering="true">
            <text:list-item>
              <text:list text:continue-numbering="true">
                <text:list-item>
                  <text:h text:style-name="P35" text:outline-level="3">Table input</text:h>
                  <text:list>
                    <text:list-item>
                      <text:h text:style-name="P45" text:outline-level="4">Screenshot</text:h>
                    </text:list-item>
                  </text:list>
                </text:list-item>
              </text:list>
            </text:list-item>
          </text:list>
        </text:list-item>
      </text:list>
      <text:p text:style-name="Standard"><draw:frame draw:style-name="fr29" draw:name="Afbeeldingen64" text:anchor-type="char" svg:x="1.612cm" svg:y="0.332cm" svg:width="11.43cm" svg:height="7.364cm" draw:z-index="12"><draw:image xlink:href="Pictures/10000000000002B3000001BDF658D8BB.png" xlink:type="simple" xlink:show="embed" xlink:actuate="onLoad"/></draw:frame></text:p>
      <text:p text:style-name="P17"/>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item>
                      <text:h text:style-name="P45" text:outline-level="4"><draw:frame draw:style-name="fr29" draw:name="Afbeeldingen65" text:anchor-type="char" svg:x="1.496cm" svg:y="0.314cm" svg:width="0.9cm" svg:height="0.9cm" draw:z-index="13"><draw:image xlink:href="Pictures/10000000000000220000002228C4CD74.png" xlink:type="simple" xlink:show="embed" xlink:actuate="onLoad"/></draw:frame>General description</text:h>
                    </text:list-item>
                  </text:list>
                </text:list-item>
              </text:list>
            </text:list-item>
          </text:list>
        </text:list-item>
      </text:list>
      <text:p text:style-name="Standard">This step is used to read information from a database, using a connection and SQL. Basic SQL statements are generated automatically.</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18" table:style-name="Tabel18">
        <table:table-column table:style-name="Tabel18.A"/>
        <table:table-column table:style-name="Tabel18.B"/>
        <table:table-row table:style-name="Tabel18.1">
          <table:table-cell table:style-name="Tabel18.A1" office:value-type="string">
            <text:p text:style-name="P43">Option </text:p>
          </table:table-cell>
          <table:table-cell table:style-name="Tabel18.B1" office:value-type="string">
            <text:p text:style-name="P43">Description</text:p>
          </table:table-cell>
        </table:table-row>
        <table:table-row table:style-name="Tabel18.1">
          <table:table-cell table:style-name="Tabel18.A2" office:value-type="string">
            <text:p text:style-name="P43">Step name </text:p>
          </table:table-cell>
          <table:table-cell table:style-name="Tabel18.B2" office:value-type="string">
            <text:p text:style-name="P43">Name of the step. This name has to be unique in a single transformation.</text:p>
          </table:table-cell>
        </table:table-row>
        <table:table-row table:style-name="Tabel18.1">
          <table:table-cell table:style-name="Tabel18.A2" office:value-type="string">
            <text:p text:style-name="P43">Connection </text:p>
          </table:table-cell>
          <table:table-cell table:style-name="Tabel18.B2" office:value-type="string">
            <text:p text:style-name="P43">The database connection used to read data from.</text:p>
          </table:table-cell>
        </table:table-row>
        <table:table-row table:style-name="Tabel18.1">
          <table:table-cell table:style-name="Tabel18.A2" office:value-type="string">
            <text:p text:style-name="P43">SQL </text:p>
          </table:table-cell>
          <table:table-cell table:style-name="Tabel18.B2" office:value-type="string">
            <text:p text:style-name="P43">The SQL statement used to read information from the database connection.</text:p>
          </table:table-cell>
        </table:table-row>
        <table:table-row table:style-name="Tabel18.1">
          <table:table-cell table:style-name="Tabel18.A2" office:value-type="string">
            <text:p text:style-name="P43">Insert data from step </text:p>
          </table:table-cell>
          <table:table-cell table:style-name="Tabel18.B2" office:value-type="string">
            <text:p text:style-name="P43">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43">Limit </text:p>
          </table:table-cell>
          <table:table-cell table:style-name="Tabel18.B2" office:value-type="string">
            <text:p text:style-name="P43">Sets the number of lines that is read from the database. 0 means: read all lines.</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ample</text:h>
                    </text:list-item>
                  </text:list>
                </text:list-item>
              </text:list>
            </text:list-item>
          </text:list>
        </text:list-item>
      </text:list>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4">NOTE:</text:span> <text:span text:style-name="T5">The dates can be provided using the "Get System Info" step type. For example if you want to read all customers that have had their data changed yesterday, you might do it like this:</text:span></text:p>
      <text:p text:style-name="P5"><draw:frame draw:style-name="fr32" draw:name="Afbeeldingen66" text:anchor-type="char" svg:x="1.27cm" svg:y="0.6cm" svg:width="6.555cm" svg:height="4.782cm" draw:z-index="15"><draw:image xlink:href="Pictures/200000070000130100000D9E783A314A.wmf" xlink:type="simple" xlink:show="embed" xlink:actuate="onLoad"/></draw:frame></text:p>
      <text:p text:style-name="P32"><draw:frame draw:style-name="fr29" draw:name="Afbeeldingen67" text:anchor-type="char" svg:x="1.27cm" svg:y="5.644cm" svg:width="13.056cm" svg:height="7.026cm" draw:z-index="16"><draw:image xlink:href="Pictures/2000000700002BFB000017AD5F5BCD2C.wmf" xlink:type="simple" xlink:show="embed" xlink:actuate="onLoad"/></draw:frame>The “read customer data” step looks like this:</text:p>
      <text:p text:style-name="Standard"/>
      <text:p text:style-name="P32"><draw:frame draw:style-name="fr29" draw:name="Afbeeldingen68" text:anchor-type="char" svg:x="1.27cm" svg:y="0.787cm" svg:width="6.668cm" svg:height="4.524cm" draw:z-index="17"><draw:image xlink:href="Pictures/200000070000167F00000F4BE6170939.wmf" xlink:type="simple" xlink:show="embed" xlink:actuate="onLoad"/></draw:frame>And the “get date range for yesterday” looks like this:</text:p>
      <text:p text:style-name="P32"/>
      <text:p text:style-name="P32">See also: Get System Data step 7.4.16. Get System Info.</text:p>
      <text:list text:style-name="Numbering_20_1" text:continue-numbering="true">
        <text:list-item>
          <text:list text:continue-numbering="true">
            <text:list-item>
              <text:list text:continue-numbering="true">
                <text:list-item>
                  <text:list text:continue-numbering="true">
                    <text:list-item>
                      <text:h text:style-name="P105" text:outline-level="4">Extras</text:h>
                    </text:list-item>
                  </text:list>
                </text:list-item>
              </text:list>
            </text:list-item>
          </text:list>
        </text:list-item>
      </text:list>
      <table:table table:name="Tabel19" table:style-name="Tabel19">
        <table:table-column table:style-name="Tabel19.A"/>
        <table:table-column table:style-name="Tabel19.B"/>
        <table:table-row table:style-name="Tabel19.1">
          <table:table-cell table:style-name="Tabel19.A1" office:value-type="string">
            <text:p text:style-name="P43">Function/Button</text:p>
          </table:table-cell>
          <table:table-cell table:style-name="Tabel19.B1" office:value-type="string">
            <text:p text:style-name="P43">Description</text:p>
          </table:table-cell>
        </table:table-row>
        <table:table-row table:style-name="Tabel19.1">
          <table:table-cell table:style-name="Tabel19.A2" office:value-type="string">
            <text:p text:style-name="P43">Preview </text:p>
          </table:table-cell>
          <table:table-cell table:style-name="Tabel19.B2" office:value-type="string">
            <text:p text:style-name="P43">This option previews this step. It is done by preview of a new transformation with 2 steps: this one and a Dummy step. You can see the detailed logging of that execution by clicking on the logs button in the the preview window.</text:p>
          </table:table-cell>
        </table:table-row>
      </table:table>
      <text:list text:style-name="Numbering_20_1" text:continue-numbering="true">
        <text:list-item>
          <text:list text:continue-numbering="true">
            <text:list-item>
              <text:list text:continue-numbering="true">
                <text:list-item>
                  <text:h text:style-name="P35" text:outline-level="3">Get System Info</text:h>
                  <text:list>
                    <text:list-item>
                      <text:h text:style-name="P45" text:outline-level="4">Screenshot</text:h>
                    </text:list-item>
                  </text:list>
                </text:list-item>
              </text:list>
            </text:list-item>
          </text:list>
        </text:list-item>
      </text:list>
      <text:p text:style-name="P10"><draw:frame draw:style-name="fr33" draw:name="Afbeeldingen280" text:anchor-type="char" svg:width="13.411cm" svg:height="7.784cm" draw:z-index="236"><draw:image xlink:href="Pictures/10000000000002D7000001A69C400A2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item>
                      <text:h text:style-name="P45" text:outline-level="4"><draw:frame draw:style-name="fr29" draw:name="Afbeeldingen69" text:anchor-type="char" svg:x="1.605cm" svg:y="0.337cm" svg:width="0.9cm" svg:height="0.9cm" draw:z-index="92"><draw:image xlink:href="Pictures/1000000000000022000000225D111AFA.png" xlink:type="simple" xlink:show="embed" xlink:actuate="onLoad"/></draw:frame>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43">Option </text:p>
            </table:table-cell>
            <table:table-cell table:style-name="Tabel20.B1" office:value-type="string">
              <text:p text:style-name="P43">Description</text:p>
            </table:table-cell>
          </table:table-row>
        </table:table-header-rows>
        <table:table-row table:style-name="Tabel20.1">
          <table:table-cell table:style-name="Tabel20.A2" office:value-type="string">
            <text:p text:style-name="P43">system date (variable) </text:p>
          </table:table-cell>
          <table:table-cell table:style-name="Tabel20.B2" office:value-type="string">
            <text:p text:style-name="P43">System time, changes every time you ask a date.</text:p>
          </table:table-cell>
        </table:table-row>
        <table:table-row table:style-name="Tabel20.1">
          <table:table-cell table:style-name="Tabel20.A2" office:value-type="string">
            <text:p text:style-name="P43">system date (fixed) </text:p>
          </table:table-cell>
          <table:table-cell table:style-name="Tabel20.B2" office:value-type="string">
            <text:p text:style-name="P43">System time, determined at the start of the transformation.</text:p>
          </table:table-cell>
        </table:table-row>
        <table:table-row table:style-name="Tabel20.1">
          <table:table-cell table:style-name="Tabel20.A2" office:value-type="string">
            <text:p text:style-name="P43">start date range (Transformation)</text:p>
          </table:table-cell>
          <table:table-cell table:style-name="Tabel20.B2" office:value-type="string">
            <text:p text:style-name="P43">Start of date range, based upon information in ETL log table. See, also<text:span text:style-name="T12"> </text:span><text:a xlink:type="simple" xlink:href="#_9._Transformation_Settings"><text:span text:style-name="T3">9. Transformation settings</text:span></text:a></text:p>
          </table:table-cell>
        </table:table-row>
        <table:table-row table:style-name="Tabel20.1">
          <table:table-cell table:style-name="Tabel20.A2" office:value-type="string">
            <text:p text:style-name="P43">end date range (Transformation)</text:p>
          </table:table-cell>
          <table:table-cell table:style-name="Tabel20.B2" office:value-type="string">
            <text:p text:style-name="P43">End of date range, based upon information in ETL log table. See, also <text:a xlink:type="simple" xlink:href="#_9._Transformation_Settings"><text:span text:style-name="T3">9. Transformation settings</text:span></text:a></text:p>
          </table:table-cell>
        </table:table-row>
        <table:table-row table:style-name="Tabel20.1">
          <table:table-cell table:style-name="Tabel20.A2" office:value-type="string">
            <text:p text:style-name="P43">start data range (Job)</text:p>
          </table:table-cell>
          <table:table-cell table:style-name="Tabel20.B2" office:value-type="string">
            <text:p text:style-name="P43">Start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43">End date range (Job)</text:p>
          </table:table-cell>
          <table:table-cell table:style-name="Tabel20.B2" office:value-type="string">
            <text:p text:style-name="P43">End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43">Yesterday 00:00:00 </text:p>
          </table:table-cell>
          <table:table-cell table:style-name="Tabel20.B2" office:value-type="string">
            <text:p text:style-name="P43">Start of yesterday.</text:p>
          </table:table-cell>
        </table:table-row>
        <table:table-row table:style-name="Tabel20.1">
          <table:table-cell table:style-name="Tabel20.A2" office:value-type="string">
            <text:p text:style-name="P43">Yesterday 23:59:59 </text:p>
          </table:table-cell>
          <table:table-cell table:style-name="Tabel20.B2" office:value-type="string">
            <text:p text:style-name="P43">End of yesterday.</text:p>
          </table:table-cell>
        </table:table-row>
        <table:table-row table:style-name="Tabel20.1">
          <table:table-cell table:style-name="Tabel20.A2" office:value-type="string">
            <text:p text:style-name="P43">Today 00:00:00 </text:p>
          </table:table-cell>
          <table:table-cell table:style-name="Tabel20.B2" office:value-type="string">
            <text:p text:style-name="P43">Start of today.</text:p>
          </table:table-cell>
        </table:table-row>
        <table:table-row table:style-name="Tabel20.1">
          <table:table-cell table:style-name="Tabel20.A2" office:value-type="string">
            <text:p text:style-name="P43">Today 23:59:59 </text:p>
          </table:table-cell>
          <table:table-cell table:style-name="Tabel20.B2" office:value-type="string">
            <text:p text:style-name="P43">End of today.</text:p>
          </table:table-cell>
        </table:table-row>
        <table:table-row table:style-name="Tabel20.1">
          <table:table-cell table:style-name="Tabel20.A2" office:value-type="string">
            <text:p text:style-name="P43">Tomorrow 00:00:00 </text:p>
          </table:table-cell>
          <table:table-cell table:style-name="Tabel20.B2" office:value-type="string">
            <text:p text:style-name="P43">Start of tomorrow.</text:p>
          </table:table-cell>
        </table:table-row>
        <table:table-row table:style-name="Tabel20.1">
          <table:table-cell table:style-name="Tabel20.A2" office:value-type="string">
            <text:p text:style-name="P43">Tomorrow 23:59:59 </text:p>
          </table:table-cell>
          <table:table-cell table:style-name="Tabel20.B2" office:value-type="string">
            <text:p text:style-name="P43">End of tomorrow</text:p>
          </table:table-cell>
        </table:table-row>
        <table:table-row table:style-name="Tabel20.1">
          <table:table-cell table:style-name="Tabel20.A2" office:value-type="string">
            <text:p text:style-name="P43">First day of last month 00:00:00</text:p>
          </table:table-cell>
          <table:table-cell table:style-name="Tabel20.B2" office:value-type="string">
            <text:p text:style-name="P43">Start of last month.</text:p>
          </table:table-cell>
        </table:table-row>
        <table:table-row table:style-name="Tabel20.1">
          <table:table-cell table:style-name="Tabel20.A2" office:value-type="string">
            <text:p text:style-name="P43">Last day of last month 23:59:59 </text:p>
          </table:table-cell>
          <table:table-cell table:style-name="Tabel20.B2" office:value-type="string">
            <text:p text:style-name="P43">End of last month.</text:p>
          </table:table-cell>
        </table:table-row>
        <table:table-row table:style-name="Tabel20.1">
          <table:table-cell table:style-name="Tabel20.A2" office:value-type="string">
            <text:p text:style-name="P43">First day of this month 00:00:00 </text:p>
          </table:table-cell>
          <table:table-cell table:style-name="Tabel20.B2" office:value-type="string">
            <text:p text:style-name="P43">Start of this month.</text:p>
          </table:table-cell>
        </table:table-row>
        <table:table-row table:style-name="Tabel20.1">
          <table:table-cell table:style-name="Tabel20.A2" office:value-type="string">
            <text:p text:style-name="P43">Last day of this month 23:59:59 </text:p>
          </table:table-cell>
          <table:table-cell table:style-name="Tabel20.B2" office:value-type="string">
            <text:p text:style-name="P43">End of this month.</text:p>
          </table:table-cell>
        </table:table-row>
        <table:table-row table:style-name="Tabel20.1">
          <table:table-cell table:style-name="Tabel20.A2" office:value-type="string">
            <text:p text:style-name="P43">First day of next month 00:00:00 </text:p>
          </table:table-cell>
          <table:table-cell table:style-name="Tabel20.B2" office:value-type="string">
            <text:p text:style-name="P43">Start of next month.</text:p>
          </table:table-cell>
        </table:table-row>
        <table:table-row table:style-name="Tabel20.1">
          <table:table-cell table:style-name="Tabel20.A2" office:value-type="string">
            <text:p text:style-name="P43">Last day of next month 23:59:59 </text:p>
          </table:table-cell>
          <table:table-cell table:style-name="Tabel20.B2" office:value-type="string">
            <text:p text:style-name="P43">End of next month.</text:p>
          </table:table-cell>
        </table:table-row>
        <table:table-row table:style-name="Tabel20.1">
          <table:table-cell table:style-name="Tabel20.A2" office:value-type="string">
            <text:p text:style-name="P43">copy of step </text:p>
          </table:table-cell>
          <table:table-cell table:style-name="Tabel20.B2" office:value-type="string">
            <text:p text:style-name="P43">Copy nr of the step (see also: 7.2. Launching several copies of a step).</text:p>
          </table:table-cell>
        </table:table-row>
        <table:table-row table:style-name="Tabel20.1">
          <table:table-cell table:style-name="Tabel20.A2" office:value-type="string">
            <text:p text:style-name="P43">transformation name </text:p>
          </table:table-cell>
          <table:table-cell table:style-name="Tabel20.B2" office:value-type="string">
            <text:p text:style-name="P43">Name of the transformation.</text:p>
          </table:table-cell>
        </table:table-row>
        <table:table-row table:style-name="Tabel20.1">
          <table:table-cell table:style-name="Tabel20.A2" office:value-type="string">
            <text:p text:style-name="P43">transformation file name </text:p>
          </table:table-cell>
          <table:table-cell table:style-name="Tabel20.B2" office:value-type="string">
            <text:p text:style-name="P43">File name of the transformation (XML only).</text:p>
          </table:table-cell>
        </table:table-row>
        <table:table-row table:style-name="Tabel20.1">
          <table:table-cell table:style-name="Tabel20.A2" office:value-type="string">
            <text:p text:style-name="P43">User that modified the transformation last</text:p>
          </table:table-cell>
          <table:table-cell table:style-name="Tabel20.B2" office:value-type="string">
            <text:p text:style-name="P43"/>
          </table:table-cell>
        </table:table-row>
        <table:table-row table:style-name="Tabel20.1">
          <table:table-cell table:style-name="Tabel20.A2" office:value-type="string">
            <text:p text:style-name="P43">Date when the transformation was modified last</text:p>
          </table:table-cell>
          <table:table-cell table:style-name="Tabel20.B2" office:value-type="string">
            <text:p text:style-name="P43"/>
          </table:table-cell>
        </table:table-row>
        <table:table-row table:style-name="Tabel20.1">
          <table:table-cell table:style-name="Tabel20.A2" office:value-type="string">
            <text:p text:style-name="P43">transformation batch ID </text:p>
          </table:table-cell>
          <table:table-cell table:style-name="Tabel20.B2" office:value-type="string">
            <text:p text:style-name="P43">ID_BATCH value in the logging table, see 6. Transformation settings.</text:p>
          </table:table-cell>
        </table:table-row>
        <table:table-row table:style-name="Tabel20.1">
          <table:table-cell table:style-name="Tabel20.A2" office:value-type="string">
            <text:p text:style-name="P43">Hostname </text:p>
          </table:table-cell>
          <table:table-cell table:style-name="Tabel20.B2" office:value-type="string">
            <text:p text:style-name="P43">Returns the hostname of the server.</text:p>
          </table:table-cell>
        </table:table-row>
        <table:table-row table:style-name="Tabel20.1">
          <table:table-cell table:style-name="Tabel20.A2" office:value-type="string">
            <text:p text:style-name="P43">IP address Returns the IP address of the server.</text:p>
          </table:table-cell>
          <table:table-cell table:style-name="Tabel20.B2" office:value-type="string">
            <text:p text:style-name="P43"/>
          </table:table-cell>
        </table:table-row>
        <table:table-row table:style-name="Tabel20.1">
          <table:table-cell table:style-name="Tabel20.A2" office:value-type="string">
            <text:p text:style-name="P43">command line argument 1 </text:p>
          </table:table-cell>
          <table:table-cell table:style-name="Tabel20.B2" office:value-type="string">
            <text:p text:style-name="P43">Argument 1 on the command line.</text:p>
          </table:table-cell>
        </table:table-row>
        <table:table-row table:style-name="Tabel20.1">
          <table:table-cell table:style-name="Tabel20.A2" office:value-type="string">
            <text:p text:style-name="P43">command line argument 2 </text:p>
          </table:table-cell>
          <table:table-cell table:style-name="Tabel20.B2" office:value-type="string">
            <text:p text:style-name="P43">Argument 2 on the command line.</text:p>
          </table:table-cell>
        </table:table-row>
        <table:table-row table:style-name="Tabel20.1">
          <table:table-cell table:style-name="Tabel20.A2" office:value-type="string">
            <text:p text:style-name="P43">command line argument 3 </text:p>
          </table:table-cell>
          <table:table-cell table:style-name="Tabel20.B2" office:value-type="string">
            <text:p text:style-name="P43">Argument 3 on the command line.</text:p>
          </table:table-cell>
        </table:table-row>
        <table:table-row table:style-name="Tabel20.1">
          <table:table-cell table:style-name="Tabel20.A2" office:value-type="string">
            <text:p text:style-name="P43">command line argument 4 </text:p>
          </table:table-cell>
          <table:table-cell table:style-name="Tabel20.B2" office:value-type="string">
            <text:p text:style-name="P43">Argument 4 on the command line.</text:p>
          </table:table-cell>
        </table:table-row>
        <table:table-row table:style-name="Tabel20.1">
          <table:table-cell table:style-name="Tabel20.A2" office:value-type="string">
            <text:p text:style-name="P43">command line argument 5 </text:p>
          </table:table-cell>
          <table:table-cell table:style-name="Tabel20.B2" office:value-type="string">
            <text:p text:style-name="P43">Argument 5 on the command line.</text:p>
          </table:table-cell>
        </table:table-row>
        <table:table-row table:style-name="Tabel20.1">
          <table:table-cell table:style-name="Tabel20.A2" office:value-type="string">
            <text:p text:style-name="P43">command line argument 6 </text:p>
          </table:table-cell>
          <table:table-cell table:style-name="Tabel20.B2" office:value-type="string">
            <text:p text:style-name="P43">Argument 6 on the command line.</text:p>
          </table:table-cell>
        </table:table-row>
        <table:table-row table:style-name="Tabel20.1">
          <table:table-cell table:style-name="Tabel20.A2" office:value-type="string">
            <text:p text:style-name="P43">command line argument 7 </text:p>
          </table:table-cell>
          <table:table-cell table:style-name="Tabel20.B2" office:value-type="string">
            <text:p text:style-name="P43">Argument 7 on the command line.</text:p>
          </table:table-cell>
        </table:table-row>
        <table:table-row table:style-name="Tabel20.1">
          <table:table-cell table:style-name="Tabel20.A2" office:value-type="string">
            <text:p text:style-name="P43">command line argument 8 </text:p>
          </table:table-cell>
          <table:table-cell table:style-name="Tabel20.B2" office:value-type="string">
            <text:p text:style-name="P43">Argument 8 on the command line.</text:p>
          </table:table-cell>
        </table:table-row>
        <table:table-row table:style-name="Tabel20.1">
          <table:table-cell table:style-name="Tabel20.A2" office:value-type="string">
            <text:p text:style-name="P43">command line argument 9</text:p>
          </table:table-cell>
          <table:table-cell table:style-name="Tabel20.B2" office:value-type="string">
            <text:p text:style-name="P43">Argument 9 on the command line.</text:p>
          </table:table-cell>
        </table:table-row>
        <table:table-row table:style-name="Tabel20.1">
          <table:table-cell table:style-name="Tabel20.A2" office:value-type="string">
            <text:p text:style-name="P43">command line argument 10 </text:p>
          </table:table-cell>
          <table:table-cell table:style-name="Tabel20.B2" office:value-type="string">
            <text:p text:style-name="P43">Argument 10 on the command line.</text:p>
          </table:table-cell>
        </table:table-row>
        <table:table-row table:style-name="Tabel20.1">
          <table:table-cell table:style-name="Tabel20.A2" office:value-type="string">
            <text:p text:style-name="P43">Kettle version </text:p>
          </table:table-cell>
          <table:table-cell table:style-name="Tabel20.B2" office:value-type="string">
            <text:p text:style-name="P43">Returns the Kettle version (e.g. 2.5.0)</text:p>
          </table:table-cell>
        </table:table-row>
        <table:table-row table:style-name="Tabel20.1">
          <table:table-cell table:style-name="Tabel20.A2" office:value-type="string">
            <text:p text:style-name="P43">Kettle Build Version </text:p>
          </table:table-cell>
          <table:table-cell table:style-name="Tabel20.B2" office:value-type="string">
            <text:p text:style-name="P43">Returns the build version of the core Kettle library (e.g. 13)</text:p>
          </table:table-cell>
        </table:table-row>
        <table:table-row table:style-name="Tabel20.1">
          <table:table-cell table:style-name="Tabel20.A2" office:value-type="string">
            <text:p text:style-name="P43">Kettle Build Date </text:p>
          </table:table-cell>
          <table:table-cell table:style-name="Tabel20.B2" office:value-type="string">
            <text:p text:style-name="P43">Returns the build date of the core Kettle librar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82">
        <text:list-item>
          <text:p text:style-name="P106"><text:span text:style-name="T6">Step name</text:span><text:span text:style-name="T7">: Name of the step. </text:span>This name has to be unique in a single transformation.</text:p>
        </text:list-item>
        <text:list-item>
          <text:p text:style-name="P106"><text:span text:style-name="T6">Fields</text:span><text:span text:style-name="T7">: The fields to output.</text:span></text:p>
        </text:list-item>
      </text:list>
      <text:p text:style-name="P71"/>
      <text:p text:style-name="P107"/>
      <text:list text:style-name="Numbering_20_1" text:continue-numbering="true">
        <text:list-item>
          <text:list text:continue-numbering="true">
            <text:list-item>
              <text:list text:continue-numbering="true">
                <text:list-item>
                  <text:list text:continue-numbering="true">
                    <text:list-item>
                      <text:h text:style-name="P45" text:outline-level="4">Usage</text:h>
                    </text:list-item>
                  </text:list>
                </text:list-item>
              </text:list>
            </text:list-item>
          </text:list>
        </text:list-item>
      </text:list>
      <text:p text:style-name="Standard">The first type of usage is to simple get information from the system:</text:p>
      <text:p text:style-name="P5"><draw:frame draw:style-name="fr34" draw:name="Afbeeldingen70" text:anchor-type="char" svg:x="1.27cm" svg:y="0.723cm" svg:width="7.303cm" svg:height="1.669cm" draw:z-index="93"><draw:image xlink:href="Pictures/20000007000014E2000007EB62148265.wmf" xlink:type="simple" xlink:show="embed" xlink:actuate="onLoad"/></draw:frame></text:p>
      <text:p text:style-name="Standard"><draw:frame draw:style-name="fr35" draw:name="Afbeeldingen71" text:anchor-type="char" svg:x="1.27cm" svg:y="3.302cm" svg:width="11.113cm" svg:height="1.812cm" draw:z-index="94"><draw:image xlink:href="Pictures/2000000700001ED2000007EBD5C22725.wmf" xlink:type="simple" xlink:show="embed" xlink:actuate="onLoad"/></draw:frame>From version 2.3.0 on, this step also accepts input rows. The selected values will be added to the rows found in the input stream(s):</text:p>
      <text:list text:style-name="Numbering_20_1" text:continue-numbering="true">
        <text:list-item>
          <text:list text:continue-numbering="true">
            <text:list-item>
              <text:list text:continue-numbering="true">
                <text:list-item>
                  <text:h text:style-name="P108" text:outline-level="3">Generate Rows</text:h>
                  <text:list>
                    <text:list-item>
                      <text:h text:style-name="P45" text:outline-level="4">Screenshot</text:h>
                    </text:list-item>
                    <text:list-item>
                      <text:h text:style-name="P45" text:outline-level="4"><draw:frame draw:style-name="fr29" draw:name="Afbeeldingen72" text:anchor-type="char" svg:x="1.27cm" svg:y="0.229cm" svg:width="10.795cm" svg:height="5.768cm" draw:z-index="96"><draw:image xlink:href="Pictures/200000070000225000001250037C031F.wmf" xlink:type="simple" xlink:show="embed" xlink:actuate="onLoad"/></draw:frame>Icon</text:h>
                    </text:list-item>
                    <text:list-item>
                      <text:h text:style-name="P45" text:outline-level="4"><draw:frame draw:style-name="fr29" draw:name="Afbeeldingen73" text:anchor-type="char" svg:x="1.27cm" svg:y="0cm" svg:width="0.9cm" svg:height="0.9cm" draw:z-index="95"><draw:image xlink:href="Pictures/1000000000000022000000222638AC00.png" xlink:type="simple" xlink:show="embed" xlink:actuate="onLoad"/></draw:frame>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32">
        <text:list-item>
          <text:p text:style-name="P109"><text:span text:style-name="T6">Step name</text:span><text:span text:style-name="T7">: Name of the step. This name has to be unique in a single transformation.</text:span></text:p>
        </text:list-item>
        <text:list-item>
          <text:p text:style-name="P109"><text:span text:style-name="T4">Limit</text:span>: Sets the maximum number of rows you want to generate.</text:p>
        </text:list-item>
        <text:list-item>
          <text:p text:style-name="P109"><text:span text:style-name="T4">Fields</text:span>: Static fields you might want to include in the output row.</text:p>
        </text:list-item>
      </text:list>
      <text:p text:style-name="Standard"/>
      <text:list text:style-name="Numbering_20_1" text:continue-numbering="true">
        <text:list-item>
          <text:list text:continue-numbering="true">
            <text:list-item>
              <text:list text:continue-numbering="true">
                <text:list-item>
                  <text:h text:style-name="P108" text:outline-level="3"><draw:frame draw:style-name="fr29" draw:name="Afbeeldingen74" text:anchor-type="char" svg:x="1.27cm" svg:y="2.064cm" svg:width="6.059cm" svg:height="3.545cm" draw:z-index="97"><draw:image xlink:href="Pictures/100000000000011E000000A871375768.png" xlink:type="simple" xlink:show="embed" xlink:actuate="onLoad"/></draw:frame>De-serialize from file (formerly Cube Input)</text:h>
                  <text:list>
                    <text:list-item>
                      <text:h text:style-name="P45" text:outline-level="4">Screenshot</text:h>
                    </text:list-item>
                    <text:list-item>
                      <text:h text:style-name="P45" text:outline-level="4">Icon</text:h>
                    </text:list-item>
                    <text:list-item>
                      <text:h text:style-name="P45" text:outline-level="4"><draw:frame draw:style-name="fr29" draw:name="Afbeeldingen75" text:anchor-type="char" svg:x="1.561cm" svg:y="0.064cm" svg:width="0.9cm" svg:height="0.9cm" draw:z-index="98"><draw:image xlink:href="Pictures/100000000000002200000022BDE51510.png" xlink:type="simple" xlink:show="embed" xlink:actuate="onLoad"/></draw:frame>General description</text:h>
                    </text:list-item>
                  </text:list>
                </text:list-item>
              </text:list>
            </text:list-item>
          </text:list>
        </text:list-item>
      </text:list>
      <text:p text:style-name="Standard">Read rows of data from a binary Kettle cube file. (see also “Serialize to file”)</text:p>
      <text:p text:style-name="Standard"/>
      <text:p text:style-name="Standard"><text:span text:style-name="T4">NOTE</text:span>: <text:span text:style-name="T22">This step should only be used to store short lived data. <text:s/>It is not guaranteed that the file format stays the same between versions of Pentaho Data Integration.</text:span></text:p>
      <text:list text:style-name="Numbering_20_1" text:continue-numbering="true">
        <text:list-item>
          <text:list text:continue-numbering="true">
            <text:list-item>
              <text:list text:continue-numbering="true">
                <text:list-item>
                  <text:h text:style-name="P108" text:outline-level="3">XBase input</text:h>
                  <text:list>
                    <text:list-item>
                      <text:h text:style-name="P45" text:outline-level="4">Screenshot</text:h>
                    </text:list-item>
                    <text:list-item>
                      <text:h text:style-name="P45" text:outline-level="4"><draw:frame draw:style-name="fr29" draw:name="Afbeeldingen76" text:anchor-type="char" svg:x="1.27cm" svg:y="6.156cm" svg:width="0.9cm" svg:height="0.9cm" draw:z-index="100"><draw:image xlink:href="Pictures/100000000000002200000022C1662DCB.png" xlink:type="simple" xlink:show="embed" xlink:actuate="onLoad"/></draw:frame><draw:frame draw:style-name="fr29" draw:name="Afbeeldingen77" text:anchor-type="char" svg:x="1.27cm" svg:y="0.071cm" svg:width="12.7cm" svg:height="4.868cm" draw:z-index="99"><draw:image xlink:href="Pictures/100000000000032500000136894F467A.png" xlink:type="simple" xlink:show="embed" xlink:actuate="onLoad"/></draw:frame>Icon</text:h>
                    </text:list-item>
                    <text:list-item>
                      <text:h text:style-name="P45"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21">
        <text:list-item>
          <text:p text:style-name="P110"><text:span text:style-name="T6">Step name</text:span><text:span text:style-name="T7">: Name of the step. This name has to be unique in a sin</text:span>gle transformation.</text:p>
        </text:list-item>
        <text:list-item>
          <text:p text:style-name="P110"><text:span text:style-name="T6">The filename</text:span><text:span text:style-name="T7">: with variable support.</text:span></text:p>
        </text:list-item>
        <text:list-item>
          <text:p text:style-name="P110"><text:span text:style-name="T6">Limit size</text:span><text:span text:style-name="T7">: Only read this number of rows, 0 means: unlimited.</text:span></text:p>
        </text:list-item>
        <text:list-item>
          <text:p text:style-name="P110"><text:span text:style-name="T6">Add rownr?</text:span><text:span text:style-name="T7">: This option adds a field to the output with the specified name that contains the </text:span>row number.</text:p>
        </text:list-item>
      </text:list>
      <text:list text:style-name="Numbering_20_1" text:continue-numbering="true">
        <text:list-item>
          <text:list text:continue-numbering="true">
            <text:list-item>
              <text:list text:continue-numbering="true">
                <text:list-item>
                  <text:h text:style-name="P108" text:outline-level="3">Excel input</text:h>
                  <text:list>
                    <text:list-item>
                      <text:h text:style-name="P45" text:outline-level="4">Screenshots</text:h>
                    </text:list-item>
                  </text:list>
                </text:list-item>
              </text:list>
            </text:list-item>
          </text:list>
        </text:list-item>
      </text:list>
      <text:p text:style-name="P111"><draw:frame draw:style-name="fr29" draw:name="Afbeeldingen78" text:anchor-type="char" svg:x="1.27cm" svg:y="0.229cm" svg:width="10.213cm" svg:height="7.99cm" draw:z-index="106"><draw:image xlink:href="Pictures/1000000000000285000001F97DC91E4B.png" xlink:type="simple" xlink:show="embed" xlink:actuate="onLoad"/></draw:frame> <text:s/>The “Files” tab</text:p>
      <text:p text:style-name="P32"/>
      <text:p text:style-name="P111"><draw:frame draw:style-name="fr29" draw:name="Afbeeldingen79" text:anchor-type="char" svg:x="1.27cm" svg:y="0.141cm" svg:width="10.213cm" svg:height="7.99cm" draw:z-index="101"><draw:image xlink:href="Pictures/1000000000000285000001F9226E4F3A.png" xlink:type="simple" xlink:show="embed" xlink:actuate="onLoad"/></draw:frame>The “Sheets” tab</text:p>
      <text:p text:style-name="P112">The “Content” tab</text:p>
      <text:p text:style-name="P113"><draw:frame draw:style-name="fr29" draw:name="Afbeeldingen80" text:anchor-type="char" svg:x="1.27cm" svg:y="8.714cm" svg:width="10.213cm" svg:height="7.99cm" draw:z-index="103"><draw:image xlink:href="Pictures/1000000000000285000001F9FF54A1AA.png" xlink:type="simple" xlink:show="embed" xlink:actuate="onLoad"/></draw:frame><draw:frame draw:style-name="fr29" draw:name="Afbeeldingen81" text:anchor-type="char" svg:x="1.27cm" svg:y="-0.229cm" svg:width="10.213cm" svg:height="7.99cm" draw:z-index="102"><draw:image xlink:href="Pictures/1000000000000285000001F9F2871388.png" xlink:type="simple" xlink:show="embed" xlink:actuate="onLoad"/></draw:frame> <text:s text:c="6"/>The “Error Handling” tab</text:p>
      <text:p text:style-name="P112"><draw:frame draw:style-name="fr29" draw:name="Afbeeldingen82" text:anchor-type="char" svg:x="1.27cm" svg:y="0.318cm" svg:width="10.213cm" svg:height="7.99cm" draw:z-index="104"><draw:image xlink:href="Pictures/1000000000000285000001F98C12C18A.png" xlink:type="simple" xlink:show="embed" xlink:actuate="onLoad"/></draw:frame>The “Fields” tab</text:p>
      <text:list text:style-name="Numbering_20_1" text:continue-numbering="true">
        <text:list-item>
          <text:list text:continue-numbering="true">
            <text:list-item>
              <text:list text:continue-numbering="true">
                <text:list-item>
                  <text:list text:continue-numbering="true">
                    <text:list-item>
                      <text:h text:style-name="P45" text:outline-level="4"><draw:frame draw:style-name="fr29" draw:name="Afbeeldingen83" text:anchor-type="char" svg:x="1.27cm" svg:y="1.094cm" svg:width="0.9cm" svg:height="0.9cm" draw:z-index="105"><draw:image xlink:href="Pictures/10000000000000220000002216AD6E57.png" xlink:type="simple" xlink:show="embed" xlink:actuate="onLoad"/></draw:frame>Icon</text:h>
                    </text:list-item>
                    <text:list-item>
                      <text:h text:style-name="P45"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65">
        <text:list-item>
          <text:p text:style-name="P114"><text:span text:style-name="T6">Step name</text:span><text:span text:style-name="T7">: Name of the step. This name has to be unique in a single transforma</text:span>tion.</text:p>
        </text:list-item>
      </text:list>
      <text:p text:style-name="Standard"/>
      <text:p text:style-name="Standard"><text:span text:style-name="T23">File tab</text:span>:</text:p>
      <text:list text:style-name="WW8Num65">
        <text:list-item text:start-value="1">
          <text:p text:style-name="P115">The filenames, with variable support.</text:p>
        </text:list-item>
        <text:list-item>
          <text:p text:style-name="P114"><text:span text:style-name="T7">Please also see: </text:span><text:a xlink:type="simple" xlink:href="#11.4.1.4.1.Filename specification options|outline"><text:span text:style-name="T24">11.4.1.4.1.Filename specification options</text:span></text:a></text:p>
        </text:list-item>
        <text:list-item>
          <text:p text:style-name="P114"><text:span text:style-name="T7">Please also see: </text:span><text:a xlink:type="simple" xlink:href="#11.4.1.4.2.Accept filenames from previous step|outline"><text:span text:style-name="T24">11.4.1.4.2.Accept filenames from previous step</text:span></text:a></text:p>
        </text:list-item>
      </text:list>
      <text:p text:style-name="Standard"/>
      <text:p text:style-name="Standard"><text:span text:style-name="T23">Sheets tab</text:span>:</text:p>
      <text:list text:style-name="WW8Num91">
        <text:list-item>
          <text:p text:style-name="P116"><text:span text:style-name="T7">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49">Content tab:</text:p>
      <text:list text:style-name="WW8Num91">
        <text:list-item text:start-value="1">
          <text:p text:style-name="P116"><text:span text:style-name="T6">Header</text:span><text:span text:style-name="T7">: Check if the sheets specified have a header row that we need to skip.</text:span></text:p>
        </text:list-item>
        <text:list-item>
          <text:p text:style-name="P116"><text:span text:style-name="T6">No empty rows</text:span><text:span text:style-name="T7">: Check this if you don't want empty rows in the output of this step.</text:span></text:p>
        </text:list-item>
        <text:list-item>
          <text:p text:style-name="P116"><text:span text:style-name="T6">Stop on empty rows</text:span><text:span text:style-name="T7">: This will make the step stop reading the current sheet of a file when a </text:span>empty line is encountered.</text:p>
        </text:list-item>
        <text:list-item>
          <text:p text:style-name="P116"><text:span text:style-name="T6">Filename field</text:span><text:span text:style-name="T7">: Specify a field name to include </text:span>the filename in the output of this step.</text:p>
        </text:list-item>
        <text:list-item>
          <text:p text:style-name="P116"><text:span text:style-name="T6">Sheetname field</text:span><text:span text:style-name="T7">: Specify a field name to include the sheetname in the output of this step.</text:span></text:p>
        </text:list-item>
        <text:list-item>
          <text:p text:style-name="P116"><text:span text:style-name="T6">Sheet row nr field</text:span><text:span text:style-name="T7">: Specify a field name to include the sheet row number in the output of </text:span>the step. The sheet row number is the actual row number in the Excel sheet.</text:p>
        </text:list-item>
        <text:list-item>
          <text:p text:style-name="P116"><text:span text:style-name="T6">Row nr written field</text:span><text:span text:style-name="T7">: Specify a field name to include the row number in the output of the </text:span>step. “Row number written” is the number of rows processed, starting at 1 and counting up regardless of sheets and files.</text:p>
        </text:list-item>
        <text:list-item>
          <text:p text:style-name="P116"><text:span text:style-name="T6">Limit</text:span><text:span text:style-name="T7">: limit the number of rows to this number, 0 means: all rows.</text:span></text:p>
        </text:list-item>
      </text:list>
      <text:p text:style-name="Standard"/>
      <text:p text:style-name="P49">Error handling tab:</text:p>
      <text:list text:style-name="WW8Num54">
        <text:list-item text:start-value="1">
          <text:p text:style-name="P117"><text:span text:style-name="T7">Please see </text:span><text:a xlink:type="simple" xlink:href="#11.4.1.4.4.Error handling|outline"><text:span text:style-name="T25">11.4.1.4.4.Error handling</text:span></text:a><text:span text:style-name="T7"> for a detailed description on error handling.</text:span></text:p>
        </text:list-item>
      </text:list>
      <text:p text:style-name="Standard"/>
      <text:p text:style-name="P49">Fields tab:</text:p>
      <text:list text:style-name="WW8Num54">
        <text:list-item text:start-value="1">
          <text:p text:style-name="P117"><text:span text:style-name="T7">Here you can specify the fields that need to be read from the Ex</text:span>cel files. A button “Get fields from header row” is provided to automatically fill in the available fields if the sheets have a header row.</text:p>
        </text:list-item>
        <text:list-item>
          <text:p text:style-name="P117"><text:span text:style-name="T7">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list text:style-name="Numbering_20_1" text:continue-numbering="true">
        <text:list-item>
          <text:list text:continue-numbering="true">
            <text:list-item>
              <text:list text:continue-numbering="true">
                <text:list-item>
                  <text:h text:style-name="P108" text:outline-level="3">XML Input</text:h>
                  <text:list>
                    <text:list-item>
                      <text:h text:style-name="P45" text:outline-level="4">Screenshot</text:h>
                    </text:list-item>
                  </text:list>
                </text:list-item>
              </text:list>
            </text:list-item>
          </text:list>
        </text:list-item>
      </text:list>
      <text:p text:style-name="P111"><draw:frame draw:style-name="fr29" draw:name="Afbeeldingen84" text:anchor-type="char" svg:x="1.27cm" svg:y="6.78cm" svg:width="10.439cm" svg:height="5.567cm" draw:z-index="108"><draw:image xlink:href="Pictures/20000007000030020000198E640A5DD0.wmf" xlink:type="simple" xlink:show="embed" xlink:actuate="onLoad"/></draw:frame><draw:frame draw:style-name="fr29" draw:name="Afbeeldingen85" text:anchor-type="char" svg:x="1.27cm" svg:y="0.31cm" svg:width="10.439cm" svg:height="5.567cm" draw:z-index="107"><draw:image xlink:href="Pictures/20000007000030020000198E356FD901.wmf" xlink:type="simple" xlink:show="embed" xlink:actuate="onLoad"/></draw:frame> <text:s text:c="3"/>The “files” tab</text:p>
      <text:p text:style-name="P111">The “Content” tab</text:p>
      <text:p text:style-name="P32"><draw:frame draw:style-name="fr29" draw:name="Afbeeldingen86" text:anchor-type="char" svg:x="1.27cm" svg:y="0.459cm" svg:width="10.439cm" svg:height="5.567cm" draw:z-index="109"><draw:image xlink:href="Pictures/20000007000030020000198E28647DDF.wmf" xlink:type="simple" xlink:show="embed" xlink:actuate="onLoad"/></draw:frame> <text:s/><text:tab/><text:tab/><text:tab/> <text:s/>The “Fields” tab</text:p>
      <text:list text:style-name="Numbering_20_1" text:continue-numbering="true">
        <text:list-item>
          <text:list text:continue-numbering="true">
            <text:list-item>
              <text:list text:continue-numbering="true">
                <text:list-item>
                  <text:list text:continue-numbering="true">
                    <text:list-item>
                      <text:h text:style-name="P105" text:outline-level="4">Icon</text:h>
                    </text:list-item>
                    <text:list-item>
                      <text:h text:style-name="P45" text:outline-level="4"><draw:frame draw:style-name="fr29" draw:name="Afbeeldingen87" text:anchor-type="char" svg:x="1.27cm" svg:y="0.3cm" svg:width="0.9cm" svg:height="0.9cm" draw:z-index="110"><draw:image xlink:href="Pictures/1000000000000022000000221819563C.png" xlink:type="simple" xlink:show="embed" xlink:actuate="onLoad"/></draw:frame>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21" table:style-name="Tabel21">
        <table:table-column table:style-name="Tabel21.A"/>
        <table:table-column table:style-name="Tabel21.B"/>
        <table:table-header-rows>
          <table:table-row table:style-name="Tabel21.1">
            <table:table-cell table:style-name="Tabel21.A1" office:value-type="string">
              <text:p text:style-name="P43">Option</text:p>
            </table:table-cell>
            <table:table-cell table:style-name="Tabel21.B1" office:value-type="string">
              <text:p text:style-name="P43">Description</text:p>
            </table:table-cell>
          </table:table-row>
        </table:table-header-rows>
        <table:table-row table:style-name="Tabel21.1">
          <table:table-cell table:style-name="Tabel21.A2" office:value-type="string">
            <text:p text:style-name="P43">Step name </text:p>
          </table:table-cell>
          <table:table-cell table:style-name="Tabel21.B2" office:value-type="string">
            <text:p text:style-name="P43">Name of the step. <text:s/>This name has to be unique in a single transformation.</text:p>
          </table:table-cell>
        </table:table-row>
        <table:table-row table:style-name="Tabel21.1">
          <table:table-cell table:style-name="Tabel21.A2" office:value-type="string">
            <text:p text:style-name="P43">File or directory </text:p>
          </table:table-cell>
          <table:table-cell table:style-name="Tabel21.B2" office:value-type="string">
            <text:p text:style-name="P43">This field specifies the location and/or name of the input text file.</text:p>
            <text:p text:style-name="P10"><text:span text:style-name="T4">NOTE</text:span>: <text:span text:style-name="T5">press the “add” button to add the file/directory/wildcard combination to the list of selected files (grid) below.</text:span></text:p>
          </table:table-cell>
        </table:table-row>
        <table:table-row table:style-name="Tabel21.1">
          <table:table-cell table:style-name="Tabel21.A2" office:value-type="string">
            <text:p text:style-name="P43">Regular expression </text:p>
          </table:table-cell>
          <table:table-cell table:style-name="Tabel21.B2" office:value-type="string">
            <text:p text:style-name="P43">Specify the regular expression you want to use to select the files in the directory specified in the previous option.</text:p>
          </table:table-cell>
        </table:table-row>
        <table:table-row table:style-name="Tabel21.1">
          <table:table-cell table:style-name="Tabel21.A2" office:value-type="string">
            <text:p text:style-name="P43">Include filename in output &amp; fieldname <text:s text:c="3"/></text:p>
          </table:table-cell>
          <table:table-cell table:style-name="Tabel21.B2" office:value-type="string">
            <text:p text:style-name="P43">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43">Rownum in output &amp; fieldname <text:s text:c="3"/></text:p>
          </table:table-cell>
          <table:table-cell table:style-name="Tabel21.B2" office:value-type="string">
            <text:p text:style-name="P43">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43">Include time in filename </text:p>
          </table:table-cell>
          <table:table-cell table:style-name="Tabel21.B2" office:value-type="string">
            <text:p text:style-name="P43">Includes the system date in the filename (_235959).</text:p>
          </table:table-cell>
        </table:table-row>
        <table:table-row table:style-name="Tabel21.1">
          <table:table-cell table:style-name="Tabel21.A2" office:value-type="string">
            <text:p text:style-name="P43">Limit </text:p>
          </table:table-cell>
          <table:table-cell table:style-name="Tabel21.B2" office:value-type="string">
            <text:p text:style-name="P43">You can specify the maximum number of rows to read here.</text:p>
          </table:table-cell>
        </table:table-row>
        <table:table-row table:style-name="Tabel21.1">
          <table:table-cell table:style-name="Tabel21.A2" office:value-type="string">
            <text:p text:style-name="P43">Nr of header rows to skip <text:s text:c="3"/></text:p>
          </table:table-cell>
          <table:table-cell table:style-name="Tabel21.B2" office:value-type="string">
            <text:p text:style-name="P43">Specify the number of rows to skip, from the start of an XML document, before starting to process.</text:p>
          </table:table-cell>
        </table:table-row>
        <table:table-row table:style-name="Tabel21.1">
          <table:table-cell table:style-name="Tabel21.A2" office:value-type="string">
            <text:p text:style-name="P43">Location </text:p>
          </table:table-cell>
          <table:table-cell table:style-name="Tabel21.B2" office:value-type="string">
            <text:p text:style-name="P43">Specify the path by way of elements to the repeating part of the XML file.</text:p>
            <text:p text:style-name="P10">For example if you are reading rows from this XML file:</text:p>
            <text:p text:style-name="P118">&lt;Rows&gt;</text:p>
            <text:p text:style-name="P118"><text:s text:c="2"/>&lt;Row&gt;</text:p>
            <text:p text:style-name="P118"><text:s text:c="4"/>&lt;Field1&gt;...&lt;/Field1&gt; ...</text:p>
            <text:p text:style-name="P118"><text:s text:c="2"/>&lt;/Row&gt;</text:p>
            <text:p text:style-name="P118"><text:s text:c="2"/>...</text:p>
            <text:p text:style-name="P118">&lt;/Rows&gt;</text:p>
            <text:p text:style-name="P10">Then you set the location to Rows, Row</text:p>
            <text:p text:style-name="P10"><text:span text:style-name="T4">Note:</text:span> <text:span text:style-name="T5">you can also set the root (Rows) as a repeating element location.</text:span></text:p>
            <text:p text:style-name="P47">The output will then contain 1 (one) row.</text:p>
          </table:table-cell>
        </table:table-row>
        <table:table-row table:style-name="Tabel21.1">
          <table:table-cell table:style-name="Tabel21.A2" office:value-type="string">
            <text:p text:style-name="P43">Fields</text:p>
          </table:table-cell>
          <table:table-cell table:style-name="Tabel21.B2" office:value-type="string">
            <text:list text:style-name="WW8Num73">
              <text:list-item>
                <text:p text:style-name="P119">Name: Name of the field.</text:p>
              </text:list-item>
              <text:list-item>
                <text:p text:style-name="P120">Type: Type of the field can be either String, Date or Number.</text:p>
              </text:list-item>
              <text:list-item>
                <text:p text:style-name="P120">Format mask to convert with: See 8.5.1.5 for a complete description of format specifiers.</text:p>
              </text:list-item>
              <text:list-item>
                <text:p text:style-name="P120">Length:</text:p>
                <text:list>
                  <text:list-item>
                    <text:p text:style-name="P120">Number: Total number of significant figures in a number;</text:p>
                  </text:list-item>
                  <text:list-item>
                    <text:p text:style-name="P120">String: total length of string;</text:p>
                  </text:list-item>
                  <text:list-item>
                    <text:p text:style-name="P120">Date: length of printed output of the string (e.g. 4 only gives back the year).</text:p>
                  </text:list-item>
                </text:list>
              </text:list-item>
              <text:list-item>
                <text:p text:style-name="P120">Precision:</text:p>
                <text:list>
                  <text:list-item>
                    <text:p text:style-name="P120">Number: Number of floating point digits;</text:p>
                  </text:list-item>
                  <text:list-item>
                    <text:p text:style-name="P120">String: unused;</text:p>
                  </text:list-item>
                  <text:list-item>
                    <text:p text:style-name="P120">Date: unused.</text:p>
                  </text:list-item>
                </text:list>
              </text:list-item>
              <text:list-item>
                <text:p text:style-name="P120">Currency: Symbol used to represent currencies like $10,000.00 or €5.000,00</text:p>
              </text:list-item>
              <text:list-item>
                <text:p text:style-name="P120">Decimal: A decimal point can be a "." (10,000.00) or "," (5.000,00)</text:p>
              </text:list-item>
              <text:list-item>
                <text:p text:style-name="P120">Grouping: A grouping can be a "," (10,000.00) or "." (5.000,00)</text:p>
              </text:list-item>
              <text:list-item>
                <text:p text:style-name="P120">Trim type: The trimming method to apply on the string found in the XML.</text:p>
              </text:list-item>
              <text:list-item>
                <text:p text:style-name="P120">Repeat: Check this if you want to repeat empty values with the corresponding value from the previous row.</text:p>
              </text:list-item>
              <text:list-item>
                <text:p text:style-name="P120">Position: The position of the XML element or attribute. You use the following syntax to specify the position of an element:</text:p>
              </text:list-item>
            </text:list>
            <text:p text:style-name="P10"><text:span text:style-name="T26">The first element called “element”</text:span><text:span text:style-name="T7">: </text:span><text:span text:style-name="T21">E=element/1</text:span></text:p>
            <text:p text:style-name="P10"><text:span text:style-name="T26">The first attribute called “attribute”</text:span><text:span text:style-name="T7">: </text:span><text:span text:style-name="T21">A=attribute/1</text:span></text:p>
            <text:p text:style-name="P10"><text:span text:style-name="T26">The first attribute called “attribute” in the second “element” tag</text:span><text:span text:style-name="T7">:</text:span></text:p>
            <text:p text:style-name="P121">E=element/2, A=attribute/1</text:p>
            <text:p text:style-name="P10"><text:span text:style-name="T6">NOTE</text:span><text:span text:style-name="T7">: </text:span><text:span text:style-name="T10">You can auto-generate all the possible positions in the XML file supplied by using the “Get Fields” button.</text:span></text:p>
            <text:p text:style-name="P10"><text:span text:style-name="T6">NOTE</text:span><text:span text:style-name="T7">: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list text:style-name="Numbering_20_1" text:continue-numbering="true">
        <text:list-item>
          <text:list text:continue-numbering="true">
            <text:list-item>
              <text:list text:continue-numbering="true">
                <text:list-header>
                  <text:p text:style-name="P16"/>
                </text:list-header>
                <text:list-item>
                  <text:h text:style-name="P108" text:outline-level="3">Get File Names</text:h>
                  <text:list>
                    <text:list-item>
                      <text:h text:style-name="P45" text:outline-level="4">Screenshot</text:h>
                    </text:list-item>
                    <text:list-item>
                      <text:h text:style-name="P45" text:outline-level="4"><draw:frame draw:style-name="fr29" draw:name="Afbeeldingen88" text:anchor-type="char" svg:x="1.27cm" svg:y="9.437cm" svg:width="0.9cm" svg:height="0.9cm" draw:z-index="111"><draw:image xlink:href="Pictures/1000000000000022000000228B675B39.png" xlink:type="simple" xlink:show="embed" xlink:actuate="onLoad"/></draw:frame><draw:frame draw:style-name="fr29" draw:name="Afbeeldingen89" text:anchor-type="char" svg:x="1.27cm" svg:y="0.256cm" svg:width="9.604cm" svg:height="8.176cm" draw:z-index="112"><draw:image xlink:href="Pictures/10000000000001E30000019CB7026614.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allows you to get information regarding filenames on the file system on your system.</text:p>
      <text:p text:style-name="Standard">Please also see <text:a xlink:type="simple" xlink:href="#11.4.1.4.1.Filename specification options|outline">11.4.1.4.1.Filename specification options</text:a> for a detailed description on how to use</text:p>
      <text:p text:style-name="Standard">the specify filenames.</text:p>
      <text:p text:style-name="Standard">The output fields for this step are:</text:p>
      <text:list text:style-name="WW8Num57">
        <text:list-item>
          <text:p text:style-name="P122">filename: the complete filename, including the path (/tmp/kettle/somefile.txt)</text:p>
        </text:list-item>
        <text:list-item>
          <text:p text:style-name="P122">short_filename: only the filename, without the path (somefile.txt)</text:p>
        </text:list-item>
        <text:list-item>
          <text:p text:style-name="P122">path: only the path (/tmp/kettle/)</text:p>
        </text:list-item>
      </text:list>
      <text:list text:style-name="Numbering_20_1" text:continue-numbering="true">
        <text:list-item>
          <text:list text:continue-numbering="true">
            <text:list-item>
              <text:list text:continue-numbering="true">
                <text:list-item>
                  <text:h text:style-name="P108" text:outline-level="3">Text File Output</text:h>
                  <text:list>
                    <text:list-item>
                      <text:h text:style-name="P45" text:outline-level="4">Screenshots</text:h>
                    </text:list-item>
                  </text:list>
                </text:list-item>
              </text:list>
            </text:list-item>
          </text:list>
        </text:list-item>
      </text:list>
      <text:p text:style-name="P44">The “File” tab:</text:p>
      <text:p text:style-name="P123"><draw:frame draw:style-name="fr29" draw:name="Afbeeldingen90" text:anchor-type="char" svg:x="1.372cm" svg:y="0.111cm" svg:width="12.488cm" svg:height="5.821cm" draw:z-index="114"><draw:image xlink:href="Pictures/1000000000000314000001709CF44E75.png" xlink:type="simple" xlink:show="embed" xlink:actuate="onLoad"/></draw:frame> <text:s text:c="9"/>The “Content” tab:</text:p>
      <text:p text:style-name="P44"><draw:frame draw:style-name="fr29" draw:name="Afbeeldingen92" text:anchor-type="char" svg:x="1.168cm" svg:y="0.048cm" svg:width="12.488cm" svg:height="5.821cm" draw:z-index="115"><draw:image xlink:href="Pictures/100000000000031400000170E195C4FE.png" xlink:type="simple" xlink:show="embed" xlink:actuate="onLoad"/></draw:frame>The “Fields” tab:</text:p>
      <text:p text:style-name="Text_20_body"><draw:frame draw:style-name="fr29" draw:name="Afbeeldingen91" text:anchor-type="char" svg:x="0.744cm" svg:y="0.095cm" svg:width="12.488cm" svg:height="5.821cm" draw:z-index="116"><draw:image xlink:href="Pictures/100000000000031400000170B6E467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05" text:outline-level="4">Icon</text:h>
                    </text:list-item>
                    <text:list-item>
                      <text:h text:style-name="P45" text:outline-level="4"><draw:frame draw:style-name="fr29" draw:name="Afbeeldingen93" text:anchor-type="char" svg:x="1.27cm" svg:y="0.3cm" svg:width="0.9cm" svg:height="0.9cm" draw:z-index="113"><draw:image xlink:href="Pictures/1000000000000022000000229249ED7D.png" xlink:type="simple" xlink:show="embed" xlink:actuate="onLoad"/></draw:frame>General Description</text:h>
                    </text:list-item>
                  </text:list>
                </text:list-item>
              </text:list>
            </text:list-item>
          </text:list>
        </text:list-item>
      </text:list>
      <text:p text:style-name="Standard">You can use the <text:span text:style-name="T5">Text File Output</text:span> step to export data to text file format. 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22" table:style-name="Tabel22">
        <table:table-column table:style-name="Tabel22.A"/>
        <table:table-column table:style-name="Tabel22.B"/>
        <table:table-header-rows>
          <table:table-row table:style-name="Tabel22.1">
            <table:table-cell table:style-name="Tabel22.A1" office:value-type="string">
              <text:p text:style-name="P43">Option </text:p>
            </table:table-cell>
            <table:table-cell table:style-name="Tabel22.B1" office:value-type="string">
              <text:p text:style-name="P43">Description</text:p>
            </table:table-cell>
          </table:table-row>
        </table:table-header-rows>
        <table:table-row table:style-name="Tabel22.1">
          <table:table-cell table:style-name="Tabel22.A2" office:value-type="string">
            <text:p text:style-name="P43">Step name </text:p>
          </table:table-cell>
          <table:table-cell table:style-name="Tabel22.B2" office:value-type="string">
            <text:p text:style-name="P43">Name of the step. This name has to be unique in a single transformation.</text:p>
          </table:table-cell>
        </table:table-row>
        <table:table-row table:style-name="Tabel22.1">
          <table:table-cell table:style-name="Tabel22.A2" office:value-type="string">
            <text:p text:style-name="P43">Filename </text:p>
          </table:table-cell>
          <table:table-cell table:style-name="Tabel22.B2" office:value-type="string">
            <text:p text:style-name="P43">This field specifies the filename and location of the output text file.</text:p>
          </table:table-cell>
        </table:table-row>
        <table:table-row table:style-name="Tabel22.1">
          <table:table-cell table:style-name="Tabel22.A2" office:value-type="string">
            <text:p text:style-name="P43">Run this as a command instead?</text:p>
          </table:table-cell>
          <table:table-cell table:style-name="Tabel22.B2" office:value-type="string">
            <text:p text:style-name="P43">Check this to “pipe” the results into the command or script you specify.</text:p>
          </table:table-cell>
        </table:table-row>
        <table:table-row table:style-name="Tabel22.1">
          <table:table-cell table:style-name="Tabel22.A2" office:value-type="string">
            <text:p text:style-name="P43">Extension </text:p>
          </table:table-cell>
          <table:table-cell table:style-name="Tabel22.B2" office:value-type="string">
            <text:p text:style-name="P43">Adds a point and the extension to the end of the filename. (.txt)</text:p>
          </table:table-cell>
        </table:table-row>
        <table:table-row table:style-name="Tabel22.1">
          <table:table-cell table:style-name="Tabel22.A2" office:value-type="string">
            <text:p text:style-name="P43">Include stepnr in filename </text:p>
          </table:table-cell>
          <table:table-cell table:style-name="Tabel22.B2" office:value-type="string">
            <text:p text:style-name="P43">If you run the step in multiple copies (see <text:a xlink:type="simple" xlink:href="#_10.2._Launching_several"><text:span text:style-name="T3">10.2. Launching several copies of a step</text:span></text:a>), the copy number is included in the filename, before the extension. (_0).</text:p>
          </table:table-cell>
        </table:table-row>
        <table:table-row table:style-name="Tabel22.1">
          <table:table-cell table:style-name="Tabel22.A2" office:value-type="string">
            <text:p text:style-name="P43">Include partition nr in filename?</text:p>
          </table:table-cell>
          <table:table-cell table:style-name="Tabel22.B2" office:value-type="string">
            <text:p text:style-name="P43">Includes the data partition number in the filename.</text:p>
          </table:table-cell>
        </table:table-row>
        <table:table-row table:style-name="Tabel22.1">
          <table:table-cell table:style-name="Tabel22.A2" office:value-type="string">
            <text:p text:style-name="P43">Include date in filename </text:p>
          </table:table-cell>
          <table:table-cell table:style-name="Tabel22.B2" office:value-type="string">
            <text:p text:style-name="P43">Includes the system date in the filename. (_20041231).</text:p>
          </table:table-cell>
        </table:table-row>
        <table:table-row table:style-name="Tabel22.1">
          <table:table-cell table:style-name="Tabel22.A2" office:value-type="string">
            <text:p text:style-name="P43">Include time in filename </text:p>
          </table:table-cell>
          <table:table-cell table:style-name="Tabel22.B2" office:value-type="string">
            <text:p text:style-name="P43">Includes the system date in the filename. (_235959).</text:p>
          </table:table-cell>
        </table:table-row>
        <table:table-row table:style-name="Tabel22.1">
          <table:table-cell table:style-name="Tabel22.A2" office:value-type="string">
            <text:p text:style-name="P43">Append </text:p>
          </table:table-cell>
          <table:table-cell table:style-name="Tabel22.B2" office:value-type="string">
            <text:p text:style-name="P43">Check this if you want to append lines to the end of the specified file.</text:p>
          </table:table-cell>
        </table:table-row>
        <table:table-row table:style-name="Tabel22.1">
          <table:table-cell table:style-name="Tabel22.A2" office:value-type="string">
            <text:p text:style-name="P43">Separator </text:p>
          </table:table-cell>
          <table:table-cell table:style-name="Tabel22.B2" office:value-type="string">
            <text:p text:style-name="P43">Here you can specify the character that separates the fields in a single line of text. Typically this is ; or a tab.</text:p>
          </table:table-cell>
        </table:table-row>
        <table:table-row table:style-name="Tabel22.1">
          <table:table-cell table:style-name="Tabel22.A2" office:value-type="string">
            <text:p text:style-name="P43">Enclosure </text:p>
          </table:table-cell>
          <table:table-cell table:style-name="Tabel22.B2" office:value-type="string">
            <text:p text:style-name="P43">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43">Force the enclosure around fields?</text:p>
          </table:table-cell>
          <table:table-cell table:style-name="Tabel22.B2" office:value-type="string">
            <text:p text:style-name="P43">This option forces all field names to be enclosed with the character specified in the Enclosure property above.</text:p>
          </table:table-cell>
        </table:table-row>
        <table:table-row table:style-name="Tabel22.1">
          <table:table-cell table:style-name="Tabel22.A2" office:value-type="string">
            <text:p text:style-name="P43">Header</text:p>
          </table:table-cell>
          <table:table-cell table:style-name="Tabel22.B2" office:value-type="string">
            <text:p text:style-name="P43">Enable this option if you want the text file to have a header row. (First line in the file). </text:p>
          </table:table-cell>
        </table:table-row>
        <table:table-row table:style-name="Tabel22.1">
          <table:table-cell table:style-name="Tabel22.A2" office:value-type="string">
            <text:p text:style-name="P43">Footer </text:p>
          </table:table-cell>
          <table:table-cell table:style-name="Tabel22.B2" office:value-type="string">
            <text:p text:style-name="P43">Enable this option if you want the text file to have a footer row. (Last line in the file).</text:p>
          </table:table-cell>
        </table:table-row>
        <table:table-row table:style-name="Tabel22.1">
          <table:table-cell table:style-name="Tabel22.A2" office:value-type="string">
            <text:p text:style-name="P43">Format </text:p>
          </table:table-cell>
          <table:table-cell table:style-name="Tabel22.B2" office:value-type="string">
            <text:p text:style-name="P43">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43">Encoding </text:p>
          </table:table-cell>
          <table:table-cell table:style-name="Tabel22.B2" office:value-type="string">
            <text:p text:style-name="P43">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43">Compression</text:p>
          </table:table-cell>
          <table:table-cell table:style-name="Tabel22.B2" office:value-type="string">
            <text:p text:style-name="P43">Allows you to specify the type of compression, .zip or .gzip to use when compressing the output. </text:p>
            <text:p text:style-name="P10"><text:span text:style-name="T4">NOTE</text:span>: <text:span text:style-name="T5">At the moment, only one file is placed in a single archive.</text:span></text:p>
          </table:table-cell>
        </table:table-row>
        <table:table-row table:style-name="Tabel22.1">
          <table:table-cell table:style-name="Tabel22.A2" office:value-type="string">
            <text:p text:style-name="P43">Right pad fields </text:p>
          </table:table-cell>
          <table:table-cell table:style-name="Tabel22.B2" office:value-type="string">
            <text:p text:style-name="P43">Add spaces to the end of the fields (or remove characters at the end) until they have the specified length.</text:p>
          </table:table-cell>
        </table:table-row>
        <table:table-row table:style-name="Tabel22.1">
          <table:table-cell table:style-name="Tabel22.A2" office:value-type="string">
            <text:p text:style-name="P43">Fast data dump (no formatting)</text:p>
          </table:table-cell>
          <table:table-cell table:style-name="Tabel22.B2" office:value-type="string">
            <text:p text:style-name="P43">Improves the performance when dumping large amounts of data to a text file by not including any formatting information.</text:p>
          </table:table-cell>
        </table:table-row>
        <table:table-row table:style-name="Tabel22.1">
          <table:table-cell table:style-name="Tabel22.A2" office:value-type="string">
            <text:p text:style-name="P43">Split every … rows </text:p>
          </table:table-cell>
          <table:table-cell table:style-name="Tabel22.B2" office:value-type="string">
            <text:p text:style-name="P43">If this number N is larger than zero, split the resulting text-file into multiple parts of N rows.</text:p>
          </table:table-cell>
        </table:table-row>
        <table:table-row table:style-name="Tabel22.1">
          <table:table-cell table:style-name="Tabel22.A2" office:value-type="string">
            <text:p text:style-name="P43">Add Ending line of file</text:p>
          </table:table-cell>
          <table:table-cell table:style-name="Tabel22.B2" office:value-type="string">
            <text:p text:style-name="P124">Allows you to specify an alternate ending row to the output file.</text:p>
          </table:table-cell>
        </table:table-row>
        <table:table-row table:style-name="Tabel22.1">
          <table:table-cell table:style-name="Tabel22.A2" office:value-type="string">
            <text:p text:style-name="P43">Fields</text:p>
          </table:table-cell>
          <table:table-cell table:style-name="Tabel22.B2" office:value-type="string">
            <text:list text:style-name="WW8Num47">
              <text:list-item>
                <text:p text:style-name="P125">Name: name of the field</text:p>
              </text:list-item>
              <text:list-item>
                <text:p text:style-name="P126">Type: Type of the field can be either String, Date or Number</text:p>
              </text:list-item>
              <text:list-item>
                <text:p text:style-name="P127"><text:span text:style-name="T7">Format: See</text:span><text:span text:style-name="T27"> </text:span><text:a xlink:type="simple" xlink:href="#_10.4.1.5._Formats"><text:span text:style-name="T24">10.4.1.5. Formats</text:span></text:a><text:span text:style-name="T27"> </text:span><text:span text:style-name="T7">for a complete description of format </text:span>specifiers</text:p>
              </text:list-item>
              <text:list-item>
                <text:p text:style-name="P126">Length:</text:p>
                <text:list>
                  <text:list-item>
                    <text:p text:style-name="P127">Number: Total number of significant figures in a number</text:p>
                  </text:list-item>
                  <text:list-item>
                    <text:p text:style-name="P127">String: total length of string;</text:p>
                  </text:list-item>
                  <text:list-item>
                    <text:p text:style-name="P127">Date: length of printed output of the string (e.g. 4 only gives back the year).</text:p>
                  </text:list-item>
                </text:list>
              </text:list-item>
              <text:list-item>
                <text:p text:style-name="P126">Precision:</text:p>
                <text:list>
                  <text:list-item>
                    <text:p text:style-name="P127">Number: Number of floating point digits;</text:p>
                  </text:list-item>
                  <text:list-item>
                    <text:p text:style-name="P127">String: unused;</text:p>
                  </text:list-item>
                  <text:list-item>
                    <text:p text:style-name="P127">Date: unused.</text:p>
                  </text:list-item>
                </text:list>
              </text:list-item>
              <text:list-item>
                <text:p text:style-name="P127"><text:span text:style-name="T7">Currency: Symbol used to represent currencies like $10,000.00 or </text:span>€5.000,00</text:p>
              </text:list-item>
              <text:list-item>
                <text:p text:style-name="P126">Decimal: A decimal point can be a "." (10,000.00) or "," (5.000,00)</text:p>
              </text:list-item>
              <text:list-item>
                <text:p text:style-name="P126">Grouping: A grouping can be a "," (10,000.00) or "." (5.000,00)</text:p>
              </text:list-item>
              <text:list-item>
                <text:p text:style-name="P127"><text:span text:style-name="T7">Null: If the value of the field is null, </text:span>insert this string into the textfile</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tras</text:h>
                    </text:list-item>
                  </text:list>
                </text:list-item>
              </text:list>
            </text:list-item>
          </text:list>
        </text:list-item>
      </text:list>
      <table:table table:name="Tabel23" table:style-name="Tabel23">
        <table:table-column table:style-name="Tabel23.A"/>
        <table:table-column table:style-name="Tabel23.B"/>
        <table:table-row table:style-name="Tabel23.1">
          <table:table-cell table:style-name="Tabel23.A1" office:value-type="string">
            <text:p text:style-name="P43">Function/Button </text:p>
          </table:table-cell>
          <table:table-cell table:style-name="Tabel23.B1" office:value-type="string">
            <text:p text:style-name="P43">Description</text:p>
          </table:table-cell>
        </table:table-row>
        <table:table-row table:style-name="Tabel23.1">
          <table:table-cell table:style-name="Tabel23.A2" office:value-type="string">
            <text:p text:style-name="P43">Show filenames </text:p>
          </table:table-cell>
          <table:table-cell table:style-name="Tabel23.B2" office:value-type="string">
            <text:p text:style-name="P43">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43">Minimal width </text:p>
          </table:table-cell>
          <table:table-cell table:style-name="Tabel23.B2" office:value-type="string">
            <text:p text:style-name="P43">Alter the options in the fields tab in such a way that the resulting width of lines in the text file is minimal. So instead of save 0000001, we write 1, etc. String fields will no longer be padded to their specified length.</text:p>
          </table:table-cell>
        </table:table-row>
      </table:table>
      <text:p text:style-name="Text_20_body"/>
      <text:list text:style-name="Numbering_20_1" text:continue-numbering="true">
        <text:list-item>
          <text:list text:continue-numbering="true">
            <text:list-item>
              <text:list text:continue-numbering="true">
                <text:list-item>
                  <text:h text:style-name="P108" text:outline-level="3">Table output</text:h>
                  <text:list>
                    <text:list-item>
                      <text:h text:style-name="P45" text:outline-level="4"><draw:frame draw:style-name="fr29" draw:name="Afbeeldingen94" text:anchor-type="char" svg:x="1.27cm" svg:y="0.9cm" svg:width="12.647cm" svg:height="10.134cm" draw:z-index="18"><draw:image xlink:href="Pictures/100000000000027E000001FFE0511A1D.png" xlink:type="simple" xlink:show="embed" xlink:actuate="onLoad"/></draw:frame>Screen dump</text:h>
                    </text:list-item>
                    <text:list-item>
                      <text:h text:style-name="P45" text:outline-level="4"><draw:frame draw:style-name="fr29" draw:name="Afbeeldingen95" text:anchor-type="char" svg:x="1.27cm" svg:y="11.201cm" svg:width="0.873cm" svg:height="0.9cm" draw:z-index="19"><draw:image xlink:href="Pictures/100000000000002100000022B2927D73.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type allows you to store information in a database table.</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24" table:style-name="Tabel24">
        <table:table-column table:style-name="Tabel24.A"/>
        <table:table-column table:style-name="Tabel24.B"/>
        <table:table-header-rows>
          <table:table-row table:style-name="Tabel24.1">
            <table:table-cell table:style-name="Tabel24.A1" office:value-type="string">
              <text:p text:style-name="P43">Option </text:p>
            </table:table-cell>
            <table:table-cell table:style-name="Tabel24.B1" office:value-type="string">
              <text:p text:style-name="P43">Description</text:p>
            </table:table-cell>
          </table:table-row>
        </table:table-header-rows>
        <table:table-row table:style-name="Tabel24.1">
          <table:table-cell table:style-name="Tabel24.A2" office:value-type="string">
            <text:p text:style-name="P43">Step name </text:p>
          </table:table-cell>
          <table:table-cell table:style-name="Tabel24.B2" office:value-type="string">
            <text:p text:style-name="P43">Name of the step. This name has to be unique in a single transformation.</text:p>
          </table:table-cell>
        </table:table-row>
        <table:table-row table:style-name="Tabel24.1">
          <table:table-cell table:style-name="Tabel24.A2" office:value-type="string">
            <text:p text:style-name="P43">Connection </text:p>
          </table:table-cell>
          <table:table-cell table:style-name="Tabel24.B2" office:value-type="string">
            <text:p text:style-name="P43">The database connection used to write data to.</text:p>
          </table:table-cell>
        </table:table-row>
        <table:table-row table:style-name="Tabel24.1">
          <table:table-cell table:style-name="Tabel24.A2" office:value-type="string">
            <text:p text:style-name="P43">Target Schema</text:p>
          </table:table-cell>
          <table:table-cell table:style-name="Tabel24.B2" office:value-type="string">
            <text:p text:style-name="P43">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43">Target table </text:p>
          </table:table-cell>
          <table:table-cell table:style-name="Tabel24.B2" office:value-type="string">
            <text:p text:style-name="P43">The name of the table to write data to.</text:p>
          </table:table-cell>
        </table:table-row>
        <table:table-row table:style-name="Tabel24.1">
          <table:table-cell table:style-name="Tabel24.A2" office:value-type="string">
            <text:p text:style-name="P43">Commit size </text:p>
          </table:table-cell>
          <table:table-cell table:style-name="Tabel24.B2" office:value-type="string">
            <text:p text:style-name="P43">Use transactions to insert rows in the database table. Commit the connection every N rows if N is larger than 0. Otherwise, don't use transactions. (Slower)</text:p>
            <text:p text:style-name="P10"><text:span text:style-name="T4">NOTE:</text:span> <text:span text:style-name="T5">Transactions are not supported on all database platforms.</text:span></text:p>
          </table:table-cell>
        </table:table-row>
        <table:table-row table:style-name="Tabel24.1">
          <table:table-cell table:style-name="Tabel24.A2" office:value-type="string">
            <text:p text:style-name="P43">Truncate table </text:p>
          </table:table-cell>
          <table:table-cell table:style-name="Tabel24.B2" office:value-type="string">
            <text:p text:style-name="P43">Select this if you want the table to be truncated before the first row is inserted into the table.</text:p>
          </table:table-cell>
        </table:table-row>
        <table:table-row table:style-name="Tabel24.1">
          <table:table-cell table:style-name="Tabel24.A2" office:value-type="string">
            <text:p text:style-name="P43">Ignore insert errors </text:p>
          </table:table-cell>
          <table:table-cell table:style-name="Tabel24.B2" office:value-type="string">
            <text:p text:style-name="P43">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43">Use batch update for inserts </text:p>
          </table:table-cell>
          <table:table-cell table:style-name="Tabel24.B2" office:value-type="string">
            <text:p text:style-name="P43">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43">Partition data over tables </text:p>
          </table:table-cell>
          <table:table-cell table:style-name="Tabel24.B2" office:value-type="string">
            <text:p text:style-name="P43">Use this options to split the data over multiple tables. For example instead of inserting all data into table SALES, put the data into tables SALES_200510, SALES_200511, SALES_200512, ...</text:p>
            <text:p text:style-name="P10">Use this on systems that don't have partitioned tables and/or don't allow inserts into UNION ALL views or <text:s/>the master of inherited tables.</text:p>
            <text:p text:style-name="P10">The view SALES allows you to report on the complete sales:</text:p>
            <text:p text:style-name="P128">CREATE OR REPLACE VIEW SALES AS</text:p>
            <text:p text:style-name="P128">SELECT * FROM SALES_200501</text:p>
            <text:p text:style-name="P128">UNION ALL</text:p>
            <text:p text:style-name="P128">SELECT * FROM SALES_200502</text:p>
            <text:p text:style-name="P128">UNION ALL</text:p>
            <text:p text:style-name="P128">SELECT * FROM SALES_200503</text:p>
            <text:p text:style-name="P128">UNION ALL</text:p>
            <text:p text:style-name="P128">SELECT * FROM SALES_200504</text:p>
            <text:p text:style-name="P128">…</text:p>
          </table:table-cell>
        </table:table-row>
        <table:table-row table:style-name="Tabel24.1">
          <table:table-cell table:style-name="Tabel24.A2" office:value-type="string">
            <text:p text:style-name="P43">Is the name of the table defined in a field. </text:p>
          </table:table-cell>
          <table:table-cell table:style-name="Tabel24.B2" office:value-type="string">
            <text:p text:style-name="P43">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43">Return auto-generated key </text:p>
          </table:table-cell>
          <table:table-cell table:style-name="Tabel24.B2" office:value-type="string">
            <text:p text:style-name="P43">Check this if you want to get back the key that was generated by inserting a row into the table.</text:p>
          </table:table-cell>
        </table:table-row>
        <table:table-row table:style-name="Tabel24.1">
          <table:table-cell table:style-name="Tabel24.A2" office:value-type="string">
            <text:p text:style-name="P43">Name of auto-generated key field </text:p>
          </table:table-cell>
          <table:table-cell table:style-name="Tabel24.B2" office:value-type="string">
            <text:p text:style-name="P43">Specify the name of the new field in the output rows that will contain the auto-generated key.</text:p>
          </table:table-cell>
        </table:table-row>
      </table:table>
      <text:h text:style-name="Heading_20_4" text:outline-level="4"/>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Extras</text:h>
                    </text:list-item>
                  </text:list>
                </text:list-item>
              </text:list>
            </text:list-item>
          </text:list>
        </text:list-item>
      </text:list>
      <text:p text:style-name="Standard"/>
      <table:table table:name="Tabel25" table:style-name="Tabel25">
        <table:table-column table:style-name="Tabel25.A"/>
        <table:table-column table:style-name="Tabel25.B"/>
        <table:table-row table:style-name="Tabel25.1">
          <table:table-cell table:style-name="Tabel25.A1" office:value-type="string">
            <text:p text:style-name="P43">Function/Button </text:p>
          </table:table-cell>
          <table:table-cell table:style-name="Tabel25.B1" office:value-type="string">
            <text:p text:style-name="P43">Description</text:p>
          </table:table-cell>
        </table:table-row>
        <table:table-row table:style-name="Tabel25.1">
          <table:table-cell table:style-name="Tabel25.A2" office:value-type="string">
            <text:p text:style-name="P43">SQL </text:p>
          </table:table-cell>
          <table:table-cell table:style-name="Tabel25.B2" office:value-type="string">
            <text:p text:style-name="P43">Generate the SQL to create the output table automatically.</text:p>
          </table:table-cell>
        </table:table-row>
        <table:table-row table:style-name="Tabel25.1">
          <table:table-cell table:style-name="Tabel25.A2" office:value-type="string">
            <text:p text:style-name="P43">Check </text:p>
          </table:table-cell>
          <table:table-cell table:style-name="Tabel25.B2" office:value-type="string">
            <text:p text:style-name="P43">Verifies that all fields are available in the target table and vice-versa.</text:p>
          </table:table-cell>
        </table:table-row>
      </table:table>
      <text:p text:style-name="Text_20_body"/>
      <text:list text:style-name="Numbering_20_1" text:continue-numbering="true">
        <text:list-item>
          <text:list text:continue-numbering="true">
            <text:list-item>
              <text:list text:continue-numbering="true">
                <text:list-item>
                  <text:h text:style-name="P108" text:outline-level="3"><text:bookmark-start text:name="_10.4.12._Insert_/"/>Insert / Update<text:bookmark-end text:name="_10.4.12._Insert_/"/></text:h>
                  <text:list>
                    <text:list-item>
                      <text:h text:style-name="P45" text:outline-level="4">Screenshot</text:h>
                    </text:list-item>
                    <text:list-item>
                      <text:h text:style-name="P45" text:outline-level="4"><draw:frame draw:style-name="fr29" draw:name="Afbeeldingen96" text:anchor-type="char" svg:x="1.27cm" svg:y="0.071cm" svg:width="11.113cm" svg:height="8.625cm" draw:z-index="118"><draw:image xlink:href="Pictures/10000000000002B90000021CDAB22A80.png" xlink:type="simple" xlink:show="embed" xlink:actuate="onLoad"/></draw:frame>Icon</text:h>
                    </text:list-item>
                    <text:list-item>
                      <text:h text:style-name="P45" text:outline-level="4"><draw:frame draw:style-name="fr29" draw:name="Afbeeldingen97" text:anchor-type="char" svg:x="1.27cm" svg:y="0.194cm" svg:width="0.9cm" svg:height="0.9cm" draw:z-index="117"><draw:image xlink:href="Pictures/100000000000002200000022C9212CF8.png" xlink:type="simple" xlink:show="embed" xlink:actuate="onLoad"/></draw:frame>General description</text:h>
                    </text:list-item>
                  </text:list>
                </text:list-item>
              </text:list>
            </text:list-item>
          </text:list>
        </text:list-item>
      </text:list>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p text:style-name="Standard"/>
      <text:p text:style-name="P17"/>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19">
        <text:list-item>
          <text:p text:style-name="P129"><text:span text:style-name="T6">Step name</text:span><text:span text:style-name="T7">: Name of the step. This name has to be unique in a single transformation.</text:span></text:p>
        </text:list-item>
        <text:list-item>
          <text:p text:style-name="P129"><text:span text:style-name="T6">Connection</text:span><text:span text:style-name="T7">: Name of the database connection on which th</text:span>e target table resides.</text:p>
        </text:list-item>
        <text:list-item>
          <text:p text:style-name="P129"><text:span text:style-name="T6">Target schema</text:span><text:span text:style-name="T7">: </text:span>The name of the Schema for the table to write data to. <text:s/>This is important for data sources that allow for table names with dots ‘.’ In it.</text:p>
        </text:list-item>
        <text:list-item>
          <text:p text:style-name="P129"><text:span text:style-name="T6">Target table</text:span><text:span text:style-name="T7">: Name of the table in which you want to do the insert or update.</text:span></text:p>
        </text:list-item>
        <text:list-item>
          <text:p text:style-name="P129"><text:span text:style-name="T6">Commit size</text:span><text:span text:style-name="T7">: The number of rows to change (insert / update) before running a commit.</text:span></text:p>
        </text:list-item>
        <text:list-item>
          <text:p text:style-name="P129"><text:span text:style-name="T6">Don't perform any updates</text:span><text:span text:style-name="T7">: If this option is checked, the value</text:span>s in the database are never updated. Only inserts are done.</text:p>
        </text:list-item>
        <text:list-item>
          <text:p text:style-name="P129"><text:span text:style-name="T6">Keys</text:span><text:span text:style-name="T7">: here you can specify a list of field values and comparators.</text:span></text:p>
        </text:list-item>
      </text:list>
      <text:p text:style-name="P20">You can use the following comparators: =, &lt;&gt;, &lt;, &lt;=, &gt;, &gt;=, LIKE, BETWEEN, IS NULL, IS NOT NULL</text:p>
      <text:list text:style-name="WW8Num19">
        <text:list-item text:start-value="1">
          <text:p text:style-name="P129"><text:span text:style-name="T6">Update fields</text:span><text:span text:style-name="T7">: Specify all fields in the table you want to insert/update including the keys.</text:span></text:p>
        </text:list-item>
      </text:list>
      <text:p text:style-name="P20">Please note that you can avoid updates on certain fields by specifying N in the update column.</text:p>
      <text:p text:style-name="P20"/>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19">
        <text:list-item text:start-value="1">
          <text:p text:style-name="P129"><text:span text:style-name="T6">“Get fields” button</text:span><text:span text:style-name="T7">: get the fields from the input stream(s) and fills them in into the keys grid.</text:span></text:p>
        </text:list-item>
        <text:list-item>
          <text:p text:style-name="P129"><text:span text:style-name="T6">“Get update fields” button</text:span><text:span text:style-name="T7">: gets the update fields from the input streams and fills them in into </text:span>the update grid.</text:p>
        </text:list-item>
        <text:list-item>
          <text:p text:style-name="P129"><text:span text:style-name="T4">“Check” button</text:span>: checks whether or not all fields are available in the target table.</text:p>
        </text:list-item>
        <text:list-item>
          <text:p text:style-name="P129"><text:span text:style-name="T4">“SQL” button</text:span>: generates the SQL to create the table and indexes for correct operation.</text:p>
        </text:list-item>
      </text:list>
      <text:list text:style-name="Numbering_20_1" text:continue-numbering="true">
        <text:list-item>
          <text:list text:continue-numbering="true">
            <text:list-item>
              <text:list text:continue-numbering="true">
                <text:list-item>
                  <text:h text:style-name="P108" text:outline-level="3"><text:bookmark-start text:name="_10.4.13._Update"/>Update<text:bookmark-end text:name="_10.4.13._Update"/></text:h>
                  <text:list>
                    <text:list-item>
                      <text:h text:style-name="P45" text:outline-level="4"><draw:frame draw:style-name="fr29" draw:name="Afbeeldingen98" text:anchor-type="char" svg:x="1.27cm" svg:y="0.882cm" svg:width="7.938cm" svg:height="7.779cm" draw:z-index="119"><draw:image xlink:href="Pictures/10000000000001F4000001E95D011B27.png" xlink:type="simple" xlink:show="embed" xlink:actuate="onLoad"/></draw:frame>Screenshot</text:h>
                    </text:list-item>
                    <text:list-item>
                      <text:h text:style-name="P45" text:outline-level="4">Icon</text:h>
                    </text:list-item>
                    <text:list-item>
                      <text:h text:style-name="P45" text:outline-level="4"><draw:frame draw:style-name="fr29" draw:name="Afbeeldingen99" text:anchor-type="char" svg:x="1.27cm" svg:y="0.194cm" svg:width="0.9cm" svg:height="0.9cm" draw:z-index="120"><draw:image xlink:href="Pictures/1000000000000022000000222D85F71A.png" xlink:type="simple" xlink:show="embed" xlink:actuate="onLoad"/></draw:frame>General description</text:h>
                    </text:list-item>
                  </text:list>
                </text:list-item>
              </text:list>
            </text:list-item>
          </text:list>
        </text:list-item>
      </text:list>
      <text:p text:style-name="Standard">This step is the same as the <text:a xlink:type="simple" xlink:href="#11.4.13.Insert / Update|outline"><text:span text:style-name="T3">11.4.13.Insert / Update step</text:span></text:a>, except that no insert is ever done in the database table. ONLY updates are performed.</text:p>
      <text:list text:style-name="Numbering_20_1" text:continue-numbering="true">
        <text:list-item>
          <text:list text:continue-numbering="true">
            <text:list-item>
              <text:list text:continue-numbering="true">
                <text:list-item>
                  <text:h text:style-name="P108" text:outline-level="3">Delete</text:h>
                  <text:list>
                    <text:list-item>
                      <text:h text:style-name="P45" text:outline-level="4"><draw:frame draw:style-name="fr29" draw:name="Afbeeldingen100" text:anchor-type="char" svg:x="1.27cm" svg:y="0.882cm" svg:width="9.423cm" svg:height="6.426cm" draw:z-index="122"><draw:image xlink:href="Pictures/10000000000001FD0000015BF4A62727.png" xlink:type="simple" xlink:show="embed" xlink:actuate="onLoad"/></draw:frame>Screenshot</text:h>
                    </text:list-item>
                    <text:list-item>
                      <text:h text:style-name="P45" text:outline-level="4">Icon</text:h>
                    </text:list-item>
                    <text:list-item>
                      <text:h text:style-name="P45" text:outline-level="4"><draw:frame draw:style-name="fr29" draw:name="Afbeeldingen101" text:anchor-type="char" svg:x="1.27cm" svg:y="0.064cm" svg:width="0.9cm" svg:height="0.9cm" draw:z-index="121"><draw:image xlink:href="Pictures/100000000000002200000022160B238B.png" xlink:type="simple" xlink:show="embed" xlink:actuate="onLoad"/></draw:frame>General description</text:h>
                    </text:list-item>
                  </text:list>
                </text:list-item>
              </text:list>
            </text:list-item>
          </text:list>
        </text:list-item>
      </text:list>
      <text:p text:style-name="Standard">This step is the same as the <text:a xlink:type="simple" xlink:href="#11.4.15.Delete|outline"><text:span text:style-name="T3">11.4.15.Delete</text:span></text:a>, except that instead of updating, rows are deleted.</text:p>
      <text:list text:style-name="Numbering_20_1" text:continue-numbering="true">
        <text:list-item>
          <text:list text:continue-numbering="true">
            <text:list-item>
              <text:list text:continue-numbering="true">
                <text:list-item>
                  <text:h text:style-name="P108" text:outline-level="3">Serialize to file (formerly Cube File Output)</text:h>
                  <text:list>
                    <text:list-item>
                      <text:h text:style-name="P45" text:outline-level="4">Screenshot</text:h>
                    </text:list-item>
                    <text:list-item>
                      <text:h text:style-name="P45" text:outline-level="4"><draw:frame draw:style-name="fr29" draw:name="Afbeeldingen102" text:anchor-type="char" svg:x="1.27cm" svg:y="0.071cm" svg:width="4.868cm" svg:height="2.752cm" draw:z-index="124"><draw:image xlink:href="Pictures/10000000000000E7000000827FD7E14A.png" xlink:type="simple" xlink:show="embed" xlink:actuate="onLoad"/></draw:frame>Icon</text:h>
                    </text:list-item>
                    <text:list-item>
                      <text:h text:style-name="P45" text:outline-level="4"><draw:frame draw:style-name="fr29" draw:name="Afbeeldingen103" text:anchor-type="char" svg:x="1.529cm" svg:y="0.115cm" svg:width="0.9cm" svg:height="0.9cm" draw:z-index="123"><draw:image xlink:href="Pictures/1000000000000022000000229E42CD6D.png" xlink:type="simple" xlink:show="embed" xlink:actuate="onLoad"/></draw:frame>General description</text:h>
                    </text:list-item>
                  </text:list>
                </text:list-item>
              </text:list>
            </text:list-item>
          </text:list>
        </text:list-item>
      </text:list>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4">NOTE</text:span>: <text:span text:style-name="T5">This step should probably not be used as the tool that could use these Cube files was never created, the cube files are not using any “standard” format.</text:span></text:p>
      <text:list text:style-name="Numbering_20_1" text:continue-numbering="true">
        <text:list-item>
          <text:list text:continue-numbering="true">
            <text:list-item>
              <text:list text:continue-numbering="true">
                <text:list-item>
                  <text:h text:style-name="P108" text:outline-level="3">XML Output</text:h>
                  <text:list>
                    <text:list-item>
                      <text:h text:style-name="P45" text:outline-level="4">Screenshots</text:h>
                    </text:list-item>
                  </text:list>
                </text:list-item>
              </text:list>
            </text:list-item>
          </text:list>
        </text:list-item>
      </text:list>
      <text:p text:style-name="P113"><draw:frame draw:style-name="fr29" draw:name="Afbeeldingen104" text:anchor-type="char" svg:x="1.27cm" svg:y="0.282cm" svg:width="10.516cm" svg:height="4.851cm" draw:z-index="126"><draw:image xlink:href="Pictures/10000000000002D10000014D1F12C5C4.png" xlink:type="simple" xlink:show="embed" xlink:actuate="onLoad"/></draw:frame> <text:s text:c="14"/>The “files” tab</text:p>
      <text:p text:style-name="P111"><draw:frame draw:style-name="fr29" draw:name="Afbeeldingen105" text:anchor-type="char" svg:x="1.27cm" svg:y="0.37cm" svg:width="10.516cm" svg:height="4.851cm" draw:z-index="127"><draw:image xlink:href="Pictures/10000000000002D10000014D75F20AA0.png" xlink:type="simple" xlink:show="embed" xlink:actuate="onLoad"/></draw:frame>The “Content” tab</text:p>
      <text:p text:style-name="P111"><draw:frame draw:style-name="fr29" draw:name="Afbeeldingen106" text:anchor-type="char" svg:x="1.27cm" svg:y="0.37cm" svg:width="10.516cm" svg:height="4.851cm" draw:z-index="128"><draw:image xlink:href="Pictures/10000000000002D10000014D0406AFCD.png" xlink:type="simple" xlink:show="embed" xlink:actuate="onLoad"/></draw:frame> <text:s text:c="2"/>The “Fields” tab</text:p>
      <text:list text:style-name="Numbering_20_1" text:continue-numbering="true">
        <text:list-item>
          <text:list text:continue-numbering="true">
            <text:list-item>
              <text:list text:continue-numbering="true">
                <text:list-item>
                  <text:list text:continue-numbering="true">
                    <text:list-item>
                      <text:h text:style-name="P45" text:outline-level="4"><draw:frame draw:style-name="fr29" draw:name="Afbeeldingen107" text:anchor-type="char" svg:x="1.27cm" svg:y="1.076cm" svg:width="0.9cm" svg:height="0.9cm" draw:z-index="125"><draw:image xlink:href="Pictures/10000000000000220000002252ED7CE1.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This step allows you to write rows from any source to one or more XML files.</text:p>
      <text:p text:style-name="Standard"/>
      <text:p text:style-name="P17"/>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26" table:style-name="Tabel26">
        <table:table-column table:style-name="Tabel26.A"/>
        <table:table-column table:style-name="Tabel26.B"/>
        <table:table-row table:style-name="Tabel26.1">
          <table:table-cell table:style-name="Tabel26.A1" office:value-type="string">
            <text:p text:style-name="P43">Option </text:p>
          </table:table-cell>
          <table:table-cell table:style-name="Tabel26.B1" office:value-type="string">
            <text:p text:style-name="P43">Description</text:p>
          </table:table-cell>
        </table:table-row>
        <table:table-row table:style-name="Tabel26.1">
          <table:table-cell table:style-name="Tabel26.A2" office:value-type="string">
            <text:p text:style-name="P43">Step name </text:p>
          </table:table-cell>
          <table:table-cell table:style-name="Tabel26.B2" office:value-type="string">
            <text:p text:style-name="P43">Name of the step. This name has to be unique in a single transformation.</text:p>
          </table:table-cell>
        </table:table-row>
        <table:table-row table:style-name="Tabel26.1">
          <table:table-cell table:style-name="Tabel26.A2" office:value-type="string">
            <text:p text:style-name="P43">Filename </text:p>
          </table:table-cell>
          <table:table-cell table:style-name="Tabel26.B2" office:value-type="string">
            <text:p text:style-name="P43">This field specifies the filename and location of the output text file.</text:p>
          </table:table-cell>
        </table:table-row>
        <table:table-row table:style-name="Tabel26.1">
          <table:table-cell table:style-name="Tabel26.A2" office:value-type="string">
            <text:p text:style-name="P43">Extension </text:p>
          </table:table-cell>
          <table:table-cell table:style-name="Tabel26.B2" office:value-type="string">
            <text:p text:style-name="P43">Adds a point and the extension to the end of the filename (.xml).</text:p>
          </table:table-cell>
        </table:table-row>
        <table:table-row table:style-name="Tabel26.1">
          <table:table-cell table:style-name="Tabel26.A2" office:value-type="string">
            <text:p text:style-name="P43">Include stepnr in filename <text:s text:c="3"/></text:p>
          </table:table-cell>
          <table:table-cell table:style-name="Tabel26.B2" office:value-type="string">
            <text:p text:style-name="P43">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26.1">
          <table:table-cell table:style-name="Tabel26.A2" office:value-type="string">
            <text:p text:style-name="P43">Include date in filename </text:p>
          </table:table-cell>
          <table:table-cell table:style-name="Tabel26.B2" office:value-type="string">
            <text:p text:style-name="P43">Includes the system date in the filename (_20041231).</text:p>
          </table:table-cell>
        </table:table-row>
        <table:table-row table:style-name="Tabel26.1">
          <table:table-cell table:style-name="Tabel26.A2" office:value-type="string">
            <text:p text:style-name="P43">Include time in filename </text:p>
          </table:table-cell>
          <table:table-cell table:style-name="Tabel26.B2" office:value-type="string">
            <text:p text:style-name="P43">Includes the system date in the filename (_235959).</text:p>
          </table:table-cell>
        </table:table-row>
        <table:table-row table:style-name="Tabel26.1">
          <table:table-cell table:style-name="Tabel26.A2" office:value-type="string">
            <text:p text:style-name="P43">Split every ... rows.</text:p>
          </table:table-cell>
          <table:table-cell table:style-name="Tabel26.B2" office:value-type="string">
            <text:p text:style-name="P43">The maximum number of rows of data to put in a single XML file before another is created</text:p>
          </table:table-cell>
        </table:table-row>
        <table:table-row table:style-name="Tabel26.1">
          <table:table-cell table:style-name="Tabel26.A2" office:value-type="string">
            <text:p text:style-name="P43">Zipped </text:p>
          </table:table-cell>
          <table:table-cell table:style-name="Tabel26.B2" office:value-type="string">
            <text:p text:style-name="P43">Check this if you want the XML file to be stored in a ZIP archive.</text:p>
          </table:table-cell>
        </table:table-row>
        <table:table-row table:style-name="Tabel26.1">
          <table:table-cell table:style-name="Tabel26.A2" office:value-type="string">
            <text:p text:style-name="P43">Encoding </text:p>
          </table:table-cell>
          <table:table-cell table:style-name="Tabel26.B2" office:value-type="string">
            <text:p text:style-name="P43">The encoding to use. <text:s/>This encoding is specified in the header of the XML file.</text:p>
          </table:table-cell>
        </table:table-row>
        <table:table-row table:style-name="Tabel26.1">
          <table:table-cell table:style-name="Tabel26.A2" office:value-type="string">
            <text:p text:style-name="P43">Parent XML element </text:p>
          </table:table-cell>
          <table:table-cell table:style-name="Tabel26.B2" office:value-type="string">
            <text:p text:style-name="P43">The name of the root element in the XML document.</text:p>
          </table:table-cell>
        </table:table-row>
        <table:table-row table:style-name="Tabel26.1">
          <table:table-cell table:style-name="Tabel26.A2" office:value-type="string">
            <text:p text:style-name="P43">Row XML element </text:p>
          </table:table-cell>
          <table:table-cell table:style-name="Tabel26.B2" office:value-type="string">
            <text:p text:style-name="P43">The name of the row element to use in the XML document.</text:p>
          </table:table-cell>
        </table:table-row>
        <table:table-row table:style-name="Tabel26.1">
          <table:table-cell table:style-name="Tabel26.A2" office:value-type="string">
            <text:p text:style-name="P43">Fields</text:p>
          </table:table-cell>
          <table:table-cell table:style-name="Tabel26.B2" office:value-type="string">
            <text:list text:style-name="WW8Num16">
              <text:list-item>
                <text:p text:style-name="P130"><text:span text:style-name="T7">Fieldname: Name of the fiel</text:span>d.</text:p>
              </text:list-item>
              <text:list-item>
                <text:p text:style-name="P131">Elementname: the name of the element in the XML file to use.</text:p>
              </text:list-item>
              <text:list-item>
                <text:p text:style-name="P131">Type: Type of the field can be either String, Date, or Number.</text:p>
              </text:list-item>
              <text:list-item>
                <text:p text:style-name="P132"><text:span text:style-name="T7">Format mask to convert with: see 8.5.1.5.1. Number </text:span>formats for a complete description of format specifiers.</text:p>
              </text:list-item>
              <text:list-item>
                <text:p text:style-name="P131">Length: Output string is padded to this length if it is specified.</text:p>
              </text:list-item>
              <text:list-item>
                <text:p text:style-name="P131">Precision: The precision to use.</text:p>
              </text:list-item>
              <text:list-item>
                <text:p text:style-name="P132"><text:span text:style-name="T7">Currency: Symbol used to represent currencies like $10,000.00 or </text:span>€5.000,00</text:p>
              </text:list-item>
              <text:list-item>
                <text:p text:style-name="P131">Decimal: A decimal point can be a "." (10,000.00) or "," (5.000,00)</text:p>
              </text:list-item>
              <text:list-item>
                <text:p text:style-name="P131">Grouping: A grouping can be a "," (10,000.00) or "." (5.000,00)</text:p>
              </text:list-item>
              <text:list-item>
                <text:p text:style-name="P132"><text:span text:style-name="T7">Null: the string to use in case the field value is null</text:span>.</text:p>
              </text:list-item>
            </text:list>
          </table:table-cell>
        </table:table-row>
      </table:table>
      <text:p text:style-name="Standard"/>
      <text:list text:style-name="Numbering_20_1" text:continue-numbering="true">
        <text:list-item>
          <text:list text:continue-numbering="true">
            <text:list-item>
              <text:list text:continue-numbering="true">
                <text:list-item>
                  <text:h text:style-name="P108" text:outline-level="3">Excel Output</text:h>
                  <text:list>
                    <text:list-item>
                      <text:h text:style-name="P45" text:outline-level="4">Screenshots</text:h>
                    </text:list-item>
                  </text:list>
                </text:list-item>
              </text:list>
            </text:list-item>
          </text:list>
        </text:list-item>
      </text:list>
      <text:p text:style-name="P113"><draw:frame draw:style-name="fr15" draw:name="Frame51" text:anchor-type="char" svg:x="1.27cm" svg:y="0.282cm" svg:width="8.193cm" draw:z-index="375"><draw:text-box fo:min-height="5.484cm"><text:p text:style-name="Illustration"><draw:frame draw:style-name="fr8" draw:name="Afbeeldingen108" text:anchor-type="paragraph" svg:x="0.004cm" svg:y="0.002cm" svg:width="9.287cm" style:rel-width="100%" svg:height="5.874cm" style:rel-height="scale" draw:z-index="376"><draw:image xlink:href="Pictures/10000000000001D40000012811E33776.png" xlink:type="simple" xlink:show="embed" xlink:actuate="onLoad"/></draw:frame>The "File" tab</text:p></draw:text-box></draw:frame><draw:frame draw:style-name="fr15" draw:name="Frame52" text:anchor-type="char" svg:x="11.125cm" svg:y="0.291cm" svg:width="8.333cm" draw:z-index="377"><draw:text-box fo:min-height="5.577cm"><text:p text:style-name="Illustration"><draw:frame draw:style-name="fr8" draw:name="Afbeeldingen109" text:anchor-type="paragraph" svg:x="0.004cm" svg:y="0.002cm" svg:width="9.287cm" style:rel-width="100%" svg:height="5.874cm" style:rel-height="scale" draw:z-index="378"><draw:image xlink:href="Pictures/10000000000001D4000001282AD47404.png" xlink:type="simple" xlink:show="embed" xlink:actuate="onLoad"/></draw:frame>The "Content" tab</text:p></draw:text-box></draw:frame><draw:frame draw:style-name="fr15" draw:name="Frame53" text:anchor-type="char" svg:x="1.314cm" svg:y="6.239cm" svg:width="8.192cm" draw:z-index="379"><draw:text-box fo:min-height="5.482cm"><text:p text:style-name="Illustration"><draw:frame draw:style-name="fr8" draw:name="Afbeeldingen110" text:anchor-type="paragraph" svg:x="0.004cm" svg:y="0.002cm" svg:width="9.287cm" style:rel-width="100%" svg:height="5.874cm" style:rel-height="scale" draw:z-index="380"><draw:image xlink:href="Pictures/10000000000001D400000128280DAF5E.png" xlink:type="simple" xlink:show="embed" xlink:actuate="onLoad"/></draw:frame>The "Fields" tab</text:p></draw:text-box></draw:frame></text:p>
      <text:p text:style-name="P133"/>
      <text:p text:style-name="P113"/>
      <text:p text:style-name="P113"><text:s text:c="7"/></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item>
                      <text:h text:style-name="P45" text:outline-level="4"><draw:frame draw:style-name="fr29" draw:name="Afbeeldingen111" text:anchor-type="char" svg:x="1.586cm" svg:y="0.312cm" svg:width="0.9cm" svg:height="0.9cm" draw:z-index="129"><draw:image xlink:href="Pictures/10000000000000220000002214A5645B.png" xlink:type="simple" xlink:show="embed" xlink:actuate="onLoad"/></draw:frame>General description</text:h>
                    </text:list-item>
                  </text:list>
                </text:list-item>
              </text:list>
            </text:list-item>
          </text:list>
        </text:list-item>
      </text:list>
      <text:p text:style-name="Standard">With this step you can write data to one or more Excel files. It works on any system on which Kettle is <text:s text:c="2"/>supported.</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95">
        <text:list-item>
          <text:p text:style-name="P134"><text:span text:style-name="T6">Step name</text:span><text:span text:style-name="T7">: Name of the step. This name has to be unique in a single transformation.</text:span></text:p>
        </text:list-item>
      </text:list>
      <text:p text:style-name="P49">File tab:</text:p>
      <text:list text:style-name="WW8Num95">
        <text:list-item text:start-value="1">
          <text:p text:style-name="P135">The filename and extension, with variable support</text:p>
        </text:list-item>
        <text:list-item>
          <text:p text:style-name="P135">The extension to use on the output file</text:p>
        </text:list-item>
        <text:list-item>
          <text:p text:style-name="P134"><text:span text:style-name="T7">An option to include the stepnr in the filename (allowing par</text:span>allel file creation)</text:p>
        </text:list-item>
        <text:list-item>
          <text:p text:style-name="P135">An option to include the date and/or the time in the filename</text:p>
        </text:list-item>
        <text:list-item>
          <text:p text:style-name="P135">A button to show what the filenames would look like after running. </text:p>
        </text:list-item>
      </text:list>
      <text:p text:style-name="P49">Content tab:</text:p>
      <text:list text:style-name="WW8Num51">
        <text:list-item>
          <text:p text:style-name="P136">Header: Check if the spreadsheet needs a header above the exported rows of data.</text:p>
        </text:list-item>
        <text:list-item>
          <text:p text:style-name="P137"><text:span text:style-name="T7">Footer: Check if the spreads</text:span>heet needs a footer below the exported rows of data.</text:p>
        </text:list-item>
        <text:list-item>
          <text:p text:style-name="P137"><text:span text:style-name="T7">Encoding: Specify the encoding of the spreadsheet, leave empty to keep the default for the </text:span>platform.</text:p>
        </text:list-item>
        <text:list-item>
          <text:p text:style-name="P136">Split ever ... rows: splits the data over several output files. (each in it's own spreadsheet) </text:p>
        </text:list-item>
        <text:list-item>
          <text:p text:style-name="P136">Use Template: this is an experimental feature that requires testing. <text:s/>Check this to use a template when outputting data to Excel.</text:p>
        </text:list-item>
        <text:list-item>
          <text:p text:style-name="P136">Excel template: the name of the template used to format the Excel output file</text:p>
        </text:list-item>
        <text:list-item>
          <text:p text:style-name="P136">Append to Excel template: Check this option to have the output appended to the Excel template specified</text:p>
        </text:list-item>
      </text:list>
      <text:p text:style-name="P49">Fields tab:</text:p>
      <text:list text:style-name="WW8Num84">
        <text:list-item>
          <text:p text:style-name="P138"><text:span text:style-name="T7">Here you can specify the fields that need to be exported to the Excel file(s). A button “Get </text:span>fields is provided to automatically fill in the available fields if the sheets have a header row.</text:p>
        </text:list-item>
        <text:list-item>
          <text:p text:style-name="P138"><text:span text:style-name="T7">You can specify the format as used in Excel (NOT </text:span>Kettle)</text:p>
        </text:list-item>
      </text:list>
      <text:list text:style-name="Numbering_20_1" text:continue-numbering="true">
        <text:list-item>
          <text:list text:continue-numbering="true">
            <text:list-item>
              <text:list text:continue-numbering="true">
                <text:list-item>
                  <text:h text:style-name="P108" text:outline-level="3">Microsoft Access Output</text:h>
                  <text:list>
                    <text:list-item>
                      <text:h text:style-name="P45" text:outline-level="4">Screenshot</text:h>
                    </text:list-item>
                    <text:list-item>
                      <text:h text:style-name="P45" text:outline-level="4"><draw:frame draw:style-name="fr29" draw:name="Afbeeldingen112" text:anchor-type="char" svg:x="1.27cm" svg:y="0.282cm" svg:width="6.562cm" svg:height="4.128cm" draw:z-index="131"><draw:image xlink:href="Pictures/1000000000000149000000CF36EC40C3.png" xlink:type="simple" xlink:show="embed" xlink:actuate="onLoad"/></draw:frame><draw:frame draw:style-name="fr29" draw:name="Afbeeldingen113" text:anchor-type="char" svg:x="1.27cm" svg:y="5.415cm" svg:width="0.9cm" svg:height="0.9cm" draw:z-index="130"><draw:image xlink:href="Pictures/100000000000002200000022CF1D7DA0.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allows you to create a new Access database file as an output in a transformatio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86">
        <text:list-item>
          <text:p text:style-name="P139"><text:span text:style-name="T4">Step name</text:span>: <text:span text:style-name="T7">Name of the step. This name has to be unique in a single transformation.</text:span></text:p>
        </text:list-item>
        <text:list-item>
          <text:p text:style-name="P139"><text:span text:style-name="T4">The database filename</text:span>: The filename of the database file you are connecting to.</text:p>
        </text:list-item>
        <text:list-item>
          <text:p text:style-name="P139"><text:span text:style-name="T4">Create database</text:span>: Check this to generate a new Access database file.</text:p>
        </text:list-item>
        <text:list-item>
          <text:p text:style-name="P139"><text:span text:style-name="T4">Target table</text:span>: Specify the table you want to output data to.</text:p>
        </text:list-item>
        <text:list-item>
          <text:p text:style-name="P140"><text:span text:style-name="T4">Create table</text:span>: Check this to create a new table in the Access database.</text:p>
        </text:list-item>
        <text:list-item>
          <text:p text:style-name="P140"><text:span text:style-name="T4">Commit size</text:span>: Defines the commit size when outputting data.</text:p>
        </text:list-item>
      </text:list>
      <text:list text:style-name="Numbering_20_1" text:continue-numbering="true">
        <text:list-item>
          <text:list text:continue-numbering="true">
            <text:list-item>
              <text:list text:continue-numbering="true">
                <text:list-item>
                  <text:h text:style-name="P108" text:outline-level="3"><draw:frame draw:style-name="fr29" draw:name="Afbeeldingen114" text:anchor-type="char" svg:x="1.27cm" svg:y="2.152cm" svg:width="11.113cm" svg:height="9.596cm" draw:z-index="133"><draw:image xlink:href="Pictures/1000000000000312000002A723D8C887.png" xlink:type="simple" xlink:show="embed" xlink:actuate="onLoad"/></draw:frame>Database lookup</text:h>
                  <text:list>
                    <text:list-item>
                      <text:h text:style-name="P45" text:outline-level="4">Screen dump</text:h>
                    </text:list-item>
                    <text:list-item>
                      <text:h text:style-name="P45" text:outline-level="4"><draw:frame draw:style-name="fr29" draw:name="Afbeeldingen115" text:anchor-type="char" svg:x="1.27cm" svg:y="10.76cm" svg:width="0.9cm" svg:height="0.9cm" draw:z-index="132"><draw:image xlink:href="Pictures/1000000000000022000000226EFCB46C.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53">
        <text:list-item>
          <text:p text:style-name="P141"><text:span text:style-name="T6">Step name</text:span><text:span text:style-name="T7">: Name of the step. This name has to be unique in a single transformation.</text:span></text:p>
        </text:list-item>
        <text:list-item>
          <text:p text:style-name="P141"><text:span text:style-name="T6">Connection</text:span><text:span text:style-name="T7">: The database connection used to write data to.</text:span></text:p>
        </text:list-item>
        <text:list-item>
          <text:p text:style-name="P141"><text:span text:style-name="T6">Lookup table</text:span><text:span text:style-name="T7">: The name of the table where we do the lookup.</text:span></text:p>
        </text:list-item>
        <text:list-item>
          <text:p text:style-name="P141"><text:span text:style-name="T6">Enable cache</text:span><text:span text:style-name="T7">: This option caches database lookups. This means that we expect the </text:span>database to return the same value all the time for a certain lookup value.</text:p>
        </text:list-item>
      </text:list>
      <text:p text:style-name="P3"/>
      <text:p text:style-name="Standard"><text:span text:style-name="T4">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11.2.Launching several copies of a step|outline"><text:span text:style-name="T3">11.2.Launching several copies of a step</text:span></text:a></text:p>
      <text:list text:style-name="Numbering_20_1" text:continue-numbering="true">
        <text:list-item>
          <text:list text:continue-numbering="true">
            <text:list-item>
              <text:list text:continue-numbering="true">
                <text:list-item>
                  <text:h text:style-name="P108" text:outline-level="3">Stream lookup</text:h>
                  <text:list>
                    <text:list-item>
                      <text:h text:style-name="P45" text:outline-level="4"><draw:frame draw:style-name="fr29" draw:name="Afbeeldingen116" text:anchor-type="char" svg:x="1.27cm" svg:y="1.046cm" svg:width="13.437cm" svg:height="10.525cm" draw:z-index="137"><draw:image xlink:href="Pictures/10000000000002D500000238491FB1E6.png" xlink:type="simple" xlink:show="embed" xlink:actuate="onLoad"/></draw:frame>Screenshot</text:h>
                    </text:list-item>
                    <text:list-item>
                      <text:h text:style-name="P45" text:outline-level="4"><draw:frame draw:style-name="fr29" draw:name="Afbeeldingen117" text:anchor-type="char" svg:x="1.27cm" svg:y="11.712cm" svg:width="0.9cm" svg:height="0.9cm" draw:z-index="134"><draw:image xlink:href="Pictures/100000000000002200000022ADAD42A6.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17"><draw:frame draw:style-name="fr36" draw:name="Afbeeldingen118" text:anchor-type="char" svg:x="1.27cm" svg:y="1.296cm" svg:width="8.334cm" svg:height="4.419cm" draw:z-index="135"><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32" draw:name="Afbeeldingen119" text:anchor-type="char" svg:x="1.27cm" svg:y="1.094cm" svg:width="11.912cm" svg:height="0.9cm" draw:z-index="136"><draw:image xlink:href="Pictures/2000000700001E8D00000249925BCB26.wmf" xlink:type="simple" xlink:show="embed" xlink:actuate="onLoad"/></draw:frame>The fact that we use information from B to do the lookups is indicated by the option: “Source step” (see below):</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99">
        <text:list-item>
          <text:p text:style-name="P142"><text:span text:style-name="T6">Step name</text:span><text:span text:style-name="T7">: Name of the step. This name has to be unique in a single transformation.</text:span></text:p>
        </text:list-item>
        <text:list-item>
          <text:p text:style-name="P142"><text:span text:style-name="T6">Source step</text:span><text:span text:style-name="T7">: This is the step name where the lookup data is coming from</text:span></text:p>
        </text:list-item>
        <text:list-item>
          <text:p text:style-name="P142"><text:span text:style-name="T6">The key(s) to lookup value(s)</text:span><text:span text:style-name="T7">: Allows you to specify the names of the fields that are used to </text:span>lookup values. Values are always searched using the “equal” comparison.</text:p>
        </text:list-item>
        <text:list-item>
          <text:p text:style-name="P142"><text:span text:style-name="T6">Fields to retrieve</text:span><text:span text:style-name="T7">: You can specify the names of the fields to retrieve here, as well </text:span>as the default value in case the value was not found or a new fieldname in case you didn’t like the old one.</text:p>
        </text:list-item>
        <text:list-item>
          <text:p text:style-name="P142"><text:span text:style-name="T6">Preserve Memory</text:span><text:span text:style-name="T7">: This will encode rows of data to preserve memory while sorting.</text:span></text:p>
        </text:list-item>
        <text:list-item>
          <text:p text:style-name="P142"><text:span text:style-name="T4">Key and value are exactly one integer field</text:span>: This will also preserve memory while executing a sort.</text:p>
        </text:list-item>
        <text:list-item>
          <text:p text:style-name="P142"><text:span text:style-name="T4">Use sorted list</text:span>: Check this to store values using a sorted list. <text:s/>This provides better memory usage when working with data sets containing wide rows.</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26">
        <text:list-item>
          <text:p text:style-name="P143"><text:span text:style-name="T6">“Get Fields”</text:span><text:span text:style-name="T7">: This will automatically fill in the names of all the available fields on the source side </text:span>(A). You can then delete all the fields you don’t want to use for lookup.</text:p>
        </text:list-item>
        <text:list-item>
          <text:p text:style-name="P143"><text:span text:style-name="T6">“Get lookup fields”</text:span><text:span text:style-name="T7">: This will automatically insert the names of all the available fields on the </text:span>lookup side (B). You can then delete the fields you don’t want to retrieve.</text:p>
        </text:list-item>
      </text:list>
      <text:list text:style-name="Numbering_20_1" text:continue-numbering="true">
        <text:list-item>
          <text:list text:continue-numbering="true">
            <text:list-item>
              <text:list text:continue-numbering="true">
                <text:list-item>
                  <text:h text:style-name="P108" text:outline-level="3">Call DB Procedure</text:h>
                  <text:list>
                    <text:list-item>
                      <text:h text:style-name="P45" text:outline-level="4"><draw:frame draw:style-name="fr29" draw:name="Afbeeldingen120" text:anchor-type="char" svg:x="1.27cm" svg:y="0.87cm" svg:width="6.668cm" svg:height="5.883cm" draw:z-index="138"><draw:image xlink:href="Pictures/200000070000236300001F30B189BA98.wmf" xlink:type="simple" xlink:show="embed" xlink:actuate="onLoad"/></draw:frame>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
                </text:list-item>
              </text:list>
            </text:list-item>
          </text:list>
        </text:list-item>
      </text:list>
      <text:p text:style-name="Standard"><draw:frame draw:style-name="fr29" draw:name="Afbeeldingen121" text:anchor-type="char" svg:x="1.427cm" svg:y="0.205cm" svg:width="0.9cm" svg:height="0.9cm" draw:z-index="139"><draw:image xlink:href="Pictures/1000000000000022000000222E75DB0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42">
        <text:list-item>
          <text:p text:style-name="P144"><text:span text:style-name="T6">Step name</text:span><text:span text:style-name="T7">: Name of the step. This name has to be unique in a single transformation.</text:span></text:p>
        </text:list-item>
        <text:list-item>
          <text:p text:style-name="P144"><text:span text:style-name="T6">Connection</text:span><text:span text:style-name="T7">: Name of the database connection on which the procedure reside</text:span>s.</text:p>
        </text:list-item>
        <text:list-item>
          <text:p text:style-name="P144"><text:span text:style-name="T6">Proc-name</text:span><text:span text:style-name="T7">: Name of the procedure or function to call.</text:span></text:p>
        </text:list-item>
        <text:list-item>
          <text:p text:style-name="P144"><text:span text:style-name="T6">Enable auto-commit</text:span><text:span text:style-name="T7">: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44"><text:span text:style-name="T6">Result name</text:span><text:span text:style-name="T7">: Name of the result of the function call, leave this empty in case of procedure.</text:span></text:p>
        </text:list-item>
        <text:list-item>
          <text:p text:style-name="P144"><text:span text:style-name="T6">Result type</text:span><text:span text:style-name="T7">: Type of the result of the functio</text:span>n call. Not used in case of a procedure.</text:p>
        </text:list-item>
        <text:list-item>
          <text:p text:style-name="P144"><text:span text:style-name="T6">Parameters</text:span><text:span text:style-name="T7">: List of parameters that the procedure or function needs</text:span></text:p>
          <text:list>
            <text:list-item>
              <text:p text:style-name="P144">Field name: Name of the field.</text:p>
            </text:list-item>
            <text:list-item>
              <text:p text:style-name="P144">Direction: Can be either IN (input only), OUT (output only), INOUT (value is changed on the database).</text:p>
            </text:list-item>
            <text:list-item>
              <text:p text:style-name="P144">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42">
        <text:list-item text:start-value="1">
          <text:p text:style-name="P145">“Find it...” button: searches on the specified database connection for available procedures and functions (at the moment only on Oracle and SQLServer).</text:p>
        </text:list-item>
        <text:list-item>
          <text:p text:style-name="P145">“Get fields” button: this function fills in all the fields in the input streams to make your life easier. Simply delete the lines you don’t need and re-order the ones you do need</text:p>
        </text:list-item>
      </text:list>
      <text:list text:style-name="Numbering_20_1" text:continue-numbering="true">
        <text:list-item>
          <text:list text:continue-numbering="true">
            <text:list-item>
              <text:list text:continue-numbering="true">
                <text:list-item>
                  <text:h text:style-name="P108" text:outline-level="3">HTTP Client</text:h>
                  <text:list>
                    <text:list-item>
                      <text:h text:style-name="P45" text:outline-level="4"><draw:frame draw:style-name="fr29" draw:name="Afbeeldingen122" text:anchor-type="char" svg:x="1.27cm" svg:y="1.058cm" svg:width="8.229cm" svg:height="6.853cm" draw:z-index="140"><draw:image xlink:href="Pictures/100000000000019F0000015AA9C8A1E3.png" xlink:type="simple" xlink:show="embed" xlink:actuate="onLoad"/></draw:frame>Screen shot</text:h>
                    </text:list-item>
                    <text:list-item>
                      <text:h text:style-name="P45" text:outline-level="4">Icon</text:h>
                    </text:list-item>
                    <text:list-item>
                      <text:h text:style-name="P45" text:outline-level="4"><draw:frame draw:style-name="fr29" draw:name="Afbeeldingen123" text:anchor-type="char" svg:x="1.489cm" svg:y="0.249cm" svg:width="0.9cm" svg:height="0.9cm" draw:z-index="141"><draw:image xlink:href="Pictures/10000000000000220000002235773F56.png" xlink:type="simple" xlink:show="embed" xlink:actuate="onLoad"/></draw:frame>General Description</text:h>
                    </text:list-item>
                  </text:list>
                </text:list-item>
              </text:list>
            </text:list-item>
          </text:list>
        </text:list-item>
      </text:list>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18">
        <text:list-item>
          <text:p text:style-name="P146"><text:span text:style-name="T4">Step name</text:span>: <text:span text:style-name="T7">Name of the step. This name has to be unique in a single transformation.</text:span></text:p>
        </text:list-item>
        <text:list-item>
          <text:p text:style-name="P146"><text:span text:style-name="T4">URL</text:span>: the base URL string</text:p>
        </text:list-item>
        <text:list-item>
          <text:p text:style-name="P146"><text:span text:style-name="T4">Result fieldname</text:span>: the name of the field to store results</text:p>
        </text:list-item>
        <text:list-item>
          <text:p text:style-name="P146"><text:span text:style-name="T4">Parameters</text:span>: this section is where you define the parameter name-value pairs to pass on the URL</text:p>
        </text:list-item>
      </text:list>
      <text:list text:style-name="Numbering_20_1" text:continue-numbering="true">
        <text:list-item>
          <text:list text:continue-numbering="true">
            <text:list-item>
              <text:list text:continue-numbering="true">
                <text:list-item>
                  <text:h text:style-name="P108" text:outline-level="3"><text:span text:style-name="Heading_20_3_20_Char">Select values</text:span></text:h>
                  <text:list>
                    <text:list-item>
                      <text:h text:style-name="P45" text:outline-level="4">Screen dump</text:h>
                    </text:list-item>
                  </text:list>
                </text:list-item>
              </text:list>
            </text:list-item>
          </text:list>
        </text:list-item>
      </text:list>
      <text:p text:style-name="P44">The “Select &amp; Alter” tab:</text:p>
      <text:p text:style-name="P44"><draw:frame draw:style-name="fr37" draw:name="Afbeeldingen125" text:anchor-type="char" svg:x="1.494cm" svg:y="0.028cm" svg:width="13.104cm" svg:height="6.304cm" draw:z-index="20"><draw:image xlink:href="Pictures/2000000700002FBD000016DF0F62876F.wmf" xlink:type="simple" xlink:show="embed" xlink:actuate="onLoad"/></draw:frame> <text:s/>The “Remove” tab:</text:p>
      <text:p text:style-name="P44"><draw:frame draw:style-name="fr38" draw:name="Afbeeldingen124" text:anchor-type="char" svg:x="1.471cm" svg:y="0.095cm" svg:width="13.104cm" svg:height="6.304cm" draw:z-index="237"><draw:image xlink:href="Pictures/2000000700002FBD000016DF783DC02C.wmf" xlink:type="simple" xlink:show="embed" xlink:actuate="onLoad"/></draw:frame>The “Meta-data” tab:</text:p>
      <text:p text:style-name="Standard"><draw:frame draw:style-name="fr39" draw:name="Afbeeldingen126" text:anchor-type="char" svg:x="1.498cm" svg:y="0.03cm" svg:width="13.104cm" svg:height="6.304cm" draw:z-index="21"><draw:image xlink:href="Pictures/2000000700002FBD000016DF62D9AF5C.wmf"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item>
                      <text:h text:style-name="P45" text:outline-level="4"><draw:frame draw:style-name="fr29" draw:name="Afbeeldingen127" text:anchor-type="char" svg:x="1.556cm" svg:y="0.236cm" svg:width="0.9cm" svg:height="0.9cm" draw:z-index="22"><draw:image xlink:href="Pictures/100000000000002200000022F4B80B37.png" xlink:type="simple" xlink:show="embed" xlink:actuate="onLoad"/></draw:frame>General description</text:h>
                    </text:list-item>
                  </text:list>
                </text:list-item>
              </text:list>
            </text:list-item>
          </text:list>
        </text:list-item>
      </text:list>
      <text:p text:style-name="Standard">This step type is useful to</text:p>
      <text:list text:style-name="WW8Num24">
        <text:list-item>
          <text:p text:style-name="P147">Select fields</text:p>
        </text:list-item>
        <text:list-item>
          <text:p text:style-name="P147">Rename fields</text:p>
        </text:list-item>
        <text:list-item>
          <text:p text:style-name="P147">Specify the length and/or precision of the fields</text:p>
        </text:list-item>
      </text:list>
      <text:p text:style-name="Standard"/>
      <text:p text:style-name="Standard">These are the functions of the 3 different tabs:</text:p>
      <text:list text:style-name="WW8Num66">
        <text:list-item>
          <text:p text:style-name="P148">Select &amp; Alter: Specify the exact order and name in which the fields have to be placed in the output rows.</text:p>
        </text:list-item>
        <text:list-item>
          <text:p text:style-name="P148">Remove: Specify the fields that have to be removed from the output rows.</text:p>
        </text:list-item>
        <text:list-item>
          <text:p text:style-name="P148">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27">
        <text:list-item>
          <text:p text:style-name="P149"><text:span text:style-name="T6">Step name</text:span><text:span text:style-name="T7">: Name of the step. This name has to be unique in a single transformation.</text:span></text:p>
        </text:list-item>
        <text:list-item>
          <text:p text:style-name="P149"><text:span text:style-name="T6">Fields of the table</text:span><text:span text:style-name="T7">:</text:span></text:p>
          <text:list>
            <text:list-item>
              <text:p text:style-name="P149">Fieldname: The fieldname to select or change</text:p>
            </text:list-item>
            <text:list-item>
              <text:p text:style-name="P149">Rename to: leave blank if you don't want to rename</text:p>
            </text:list-item>
            <text:list-item>
              <text:p text:style-name="P149">Length: enter number to specify the length. (-1: no length specified)</text:p>
            </text:list-item>
            <text:list-item>
              <text:p text:style-name="P149">Precision: enter number to specify the precision. (-1: no precision specified)</text:p>
            </text:list-item>
          </text:list>
        </text:list-item>
      </text:list>
      <text:list text:style-name="Numbering_20_1" text:continue-numbering="true">
        <text:list-item>
          <text:list text:continue-numbering="true">
            <text:list-item>
              <text:list text:continue-numbering="true">
                <text:list-item>
                  <text:h text:style-name="P108" text:outline-level="3">Filter rows</text:h>
                  <text:list>
                    <text:list-item>
                      <text:h text:style-name="P45" text:outline-level="4"><draw:frame draw:style-name="fr29" draw:name="Afbeeldingen128" text:anchor-type="char" svg:x="1.27cm" svg:y="1.094cm" svg:width="10.795cm" svg:height="9.827cm" draw:z-index="23"><draw:image xlink:href="Pictures/20000007000023EC000020A9F2FCC05D.wmf" xlink:type="simple" xlink:show="embed" xlink:actuate="onLoad"/></draw:frame>Screenshot</text:h>
                    </text:list-item>
                    <text:list-item>
                      <text:h text:style-name="P45" text:outline-level="4"><draw:frame draw:style-name="fr29" draw:name="Afbeeldingen129" text:anchor-type="char" svg:x="1.323cm" svg:y="11.077cm" svg:width="0.9cm" svg:height="0.9cm" draw:z-index="24"><draw:image xlink:href="Pictures/100000000000002200000022A0C8408E.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5"><draw:frame draw:style-name="fr29" draw:name="Afbeeldingen130" text:anchor-type="char" svg:x="1.27cm" svg:y="0.335cm" svg:width="0.767cm" svg:height="0.794cm" draw:z-index="25"><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17"><draw:frame draw:style-name="fr29" draw:name="Afbeeldingen131" text:anchor-type="char" svg:x="1.27cm" svg:y="0.635cm" svg:width="8.573cm" svg:height="5.807cm" draw:z-index="26"><draw:image xlink:href="Pictures/2000000700003047000020A90836B192.wmf" xlink:type="simple" xlink:show="embed" xlink:actuate="onLoad"/></draw:frame>For example, this is a more complex example:</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29">
        <text:list-item>
          <text:p text:style-name="P150"><text:span text:style-name="T6">Step name</text:span><text:span text:style-name="T7">: Name of the step. This name has to be unique in a single transformation.</text:span></text:p>
        </text:list-item>
        <text:list-item>
          <text:p text:style-name="P150"><text:span text:style-name="T6">Send “true” data to step</text:span><text:span text:style-name="T7">: The rows for which the condition specified evaluates to</text:span> true are send to this step.</text:p>
        </text:list-item>
        <text:list-item>
          <text:p text:style-name="P150"><text:span text:style-name="T6">Send “false” data to step</text:span><text:span text:style-name="T7">: The rows for which the condition specified evaluates to false are </text:span>send to this step.</text:p>
        </text:list-item>
      </text:list>
      <text:list text:style-name="Numbering_20_1" text:continue-numbering="true">
        <text:list-item>
          <text:list text:continue-numbering="true">
            <text:list-item>
              <text:list text:continue-numbering="true">
                <text:list-item>
                  <text:h text:style-name="P108" text:outline-level="3"><draw:frame draw:style-name="fr29" draw:name="Afbeeldingen132" text:anchor-type="char" svg:x="1.27cm" svg:y="1.561cm" svg:width="11.906cm" svg:height="7.646cm" draw:z-index="27"><draw:image xlink:href="Pictures/10000000000001C2000001210CCE7EF9.png" xlink:type="simple" xlink:show="embed" xlink:actuate="onLoad"/></draw:frame>Sort rows</text:h>
                  <text:list>
                    <text:list-item>
                      <text:h text:style-name="P45" text:outline-level="4">Screenshot</text:h>
                    </text:list-item>
                    <text:list-item>
                      <text:h text:style-name="P45" text:outline-level="4">Icon</text:h>
                    </text:list-item>
                    <text:list-item>
                      <text:h text:style-name="P45" text:outline-level="4"><draw:frame draw:style-name="fr29" draw:name="Afbeeldingen133" text:anchor-type="char" svg:x="1.27cm" svg:y="0.176cm" svg:width="0.9cm" svg:height="0.9cm" draw:z-index="28"><draw:image xlink:href="Pictures/100000000000002200000022E6840E24.png" xlink:type="simple" xlink:show="embed" xlink:actuate="onLoad"/></draw:frame>General description</text:h>
                    </text:list-item>
                  </text:list>
                </text:list-item>
              </text:list>
            </text:list-item>
          </text:list>
        </text:list-item>
      </text:list>
      <text:p text:style-name="Standard">This step type sorts rows based upon the fields you specify and whether or not they should be sorted ascending or descending.</text:p>
      <text:p text:style-name="Standard"><text:span text:style-name="T4">NOTE:</text:span> <text:span text:style-name="T5">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p text:style-name="Standard"><text:span text:style-name="T6">Step name</text:span><text:span text:style-name="T7">: Name of the step. This name has to be unique in a single transformation.</text:span></text:p>
      <text:p text:style-name="Standard"><text:span text:style-name="T6">Sort director</text:span><text:span text:style-name="T4">y</text:span>: This is the directory in which the temporary files are stored in case it is needed. The default is the standard temporary directory for the system.</text:p>
      <text:p text:style-name="Standard"><text:span text:style-name="T6">Sort size</text:span><text:span text:style-name="T7">: The more rows you can store in memory, the faster the sort gets. This is because </text:span>less temporary files need to be used and less I/O is generated.</text:p>
      <text:p text:style-name="Standard"><text:span text:style-name="T6">The TMP-file prefix</text:span><text:span text:style-name="T7">: Choose a recognizable prefix in order to recognize the files when they </text:span>show up in the temp directory.</text:p>
      <text:p text:style-name="Standard"><text:span text:style-name="T6">Compress TMP Files?</text:span><text:span text:style-name="T7">: This option compresses temporary files when they are needed to complete the sort.</text:span></text:p>
      <text:p text:style-name="P3">A list of fields and whether they should be sorted ascending or not.</text:p>
      <text:list text:style-name="Numbering_20_1" text:continue-numbering="true">
        <text:list-item>
          <text:list text:continue-numbering="true">
            <text:list-item>
              <text:list text:continue-numbering="true">
                <text:list-item>
                  <text:list text:continue-numbering="true">
                    <text:list-item>
                      <text:h text:style-name="P45" text:outline-level="4">Extras</text:h>
                    </text:list-item>
                  </text:list>
                </text:list-item>
              </text:list>
            </text:list-item>
          </text:list>
        </text:list-item>
      </text:list>
      <text:p text:style-name="Standard"><text:span text:style-name="T7">The “Get fields” button inserts the fields into the “Fields” grid if the step is connected to the</text:span>previous ones.</text:p>
      <text:list text:style-name="Numbering_20_1" text:continue-numbering="true">
        <text:list-item>
          <text:list text:continue-numbering="true">
            <text:list-item>
              <text:list text:continue-numbering="true">
                <text:list-item>
                  <text:h text:style-name="P108" text:outline-level="3">Add sequence</text:h>
                  <text:list>
                    <text:list-item>
                      <text:h text:style-name="P45" text:outline-level="4">Screen dump</text:h>
                    </text:list-item>
                    <text:list-item>
                      <text:h text:style-name="P45" text:outline-level="4"><draw:frame draw:style-name="fr29" draw:name="Afbeeldingen134" text:anchor-type="char" svg:x="1.27cm" svg:y="8.908cm" svg:width="0.9cm" svg:height="0.9cm" draw:z-index="30"><draw:image xlink:href="Pictures/1000000000000022000000229C264104.png" xlink:type="simple" xlink:show="embed" xlink:actuate="onLoad"/></draw:frame><draw:frame draw:style-name="fr29" draw:name="Afbeeldingen135" text:anchor-type="char" svg:x="1.27cm" svg:y="0.282cm" svg:width="9.843cm" svg:height="7.553cm" draw:z-index="29"><draw:image xlink:href="Pictures/10000000000002040000018CF17BCABF.png" xlink:type="simple" xlink:show="embed" xlink:actuate="onLoad"/></draw:frame>Icon</text:h>
                    </text:list-item>
                    <text:list-item>
                      <text:h text:style-name="P45" text:outline-level="4">General description</text:h>
                    </text:list-item>
                  </text:list>
                </text:list-item>
              </text:list>
            </text:list-item>
          </text:list>
        </text:list-item>
      </text:list>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4">NOTE</text:span><text:span text:style-name="T5">: Kettle sequences are only unique when used in the same transformation. Also, they are not stored, so the values start back at the same value every time the transformation is launched.</text:span></text:p>
      <text:p text:style-name="P32"/>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100">
        <text:list-item>
          <text:p text:style-name="P151"><text:span text:style-name="T6">Step name</text:span><text:span text:style-name="T7">: Name of the step. This name has to be unique in a single transformation.</text:span></text:p>
        </text:list-item>
        <text:list-item>
          <text:p text:style-name="P151"><text:span text:style-name="T6">Name of value</text:span><text:span text:style-name="T7">: Name of the new sequence value that is added to the stre</text:span>am.</text:p>
        </text:list-item>
        <text:list-item>
          <text:p text:style-name="P151"><text:span text:style-name="T6">Use DB to get sequence</text:span><text:span text:style-name="T7">: Enable this option if you want the sequence to be driven by a </text:span>database sequence.</text:p>
          <text:list>
            <text:list-item>
              <text:p text:style-name="P151"><text:span text:style-name="T4">Connection name</text:span>: choose the name of the connection on which the database sequence resides.</text:p>
            </text:list-item>
            <text:list-item>
              <text:p text:style-name="P151"><text:span text:style-name="T4">Sequence name</text:span>: allows you to enter the name of the database sequence.</text:p>
            </text:list-item>
          </text:list>
        </text:list-item>
        <text:list-item>
          <text:p text:style-name="P151"><text:span text:style-name="T6">Use counter to calculate sequence</text:span><text:span text:style-name="T7">: Enable this option if you want the sequence to be </text:span>generated by Kettle.</text:p>
        </text:list-item>
        <text:list-item>
          <text:p text:style-name="P151"><text:span text:style-name="T6">Counter name (optional)</text:span><text:span text:style-name="T7">: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51"><text:span text:style-name="T4">Start at</text:span>: give the start value of the sequence.</text:p>
            </text:list-item>
            <text:list-item>
              <text:p text:style-name="P151"><text:span text:style-name="T4">Increment by</text:span>: give the increment of the sequence.</text:p>
            </text:list-item>
            <text:list-item>
              <text:p text:style-name="P151"><text:span text:style-name="T4">Maximum value</text:span>: this is the maximum value after which the sequence will start back at the start value (Start At).</text:p>
            </text:list-item>
          </text:list>
        </text:list-item>
      </text:list>
      <text:p text:style-name="Standard"/>
      <text:p text:style-name="P152">Examples:</text:p>
      <text:p text:style-name="Code_20_Example">Start at = 1, increment by = 1, maximum value = 3</text:p>
      <text:p text:style-name="P153">→ <text:span text:style-name="T7">This will produce: 1, 2, 3, 1, 2, 3, 1, 2, 3, …</text:span></text:p>
      <text:p text:style-name="Code_20_Example">Start at = 0, increment by = -1, maximum value = -5</text:p>
      <text:p text:style-name="P153">→ <text:span text:style-name="T7">This will produce: 0, -1, -2, -3, -4, -5, 0, -1, -2, …</text:span></text:p>
      <text:list text:style-name="Numbering_20_1" text:continue-numbering="true">
        <text:list-item>
          <text:list text:continue-numbering="true">
            <text:list-item>
              <text:list text:continue-numbering="true">
                <text:list-item>
                  <text:h text:style-name="P108" text:outline-level="3">Dummy (do nothing)</text:h>
                  <text:list>
                    <text:list-item>
                      <text:h text:style-name="P45" text:outline-level="4"><draw:frame draw:style-name="fr29" draw:name="Afbeeldingen136" text:anchor-type="char" svg:x="1.27cm" svg:y="1.014cm" svg:width="7.938cm" svg:height="2.572cm" draw:z-index="142"><draw:image xlink:href="Pictures/20000007000017D7000007B7DC3A8A00.wmf" xlink:type="simple" xlink:show="embed" xlink:actuate="onLoad"/></draw:frame>Screenshot</text:h>
                    </text:list-item>
                    <text:list-item>
                      <text:h text:style-name="P45" text:outline-level="4"><draw:frame draw:style-name="fr29" draw:name="Afbeeldingen137" text:anchor-type="char" svg:x="1.27cm" svg:y="3.881cm" svg:width="0.9cm" svg:height="0.9cm" draw:z-index="143"><draw:image xlink:href="Pictures/10000000000000220000002285A3B3C9.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29" draw:name="Afbeeldingen138" text:anchor-type="char" svg:x="1.27cm" svg:y="0.335cm" svg:width="6.35cm" svg:height="3.632cm" draw:z-index="144"><draw:image xlink:href="Pictures/200000070000141400000B795B5D27E0.wmf" xlink:type="simple" xlink:show="embed" xlink:actuate="onLoad"/></draw:frame>Unfortunately, the “Stream Lookup” step can only read lookup information from one stream, so we need to redo the transformation like this:</text:p>
      <text:list text:style-name="Numbering_20_1" text:continue-numbering="true">
        <text:list-item>
          <text:list text:continue-numbering="true">
            <text:list-item>
              <text:list text:continue-numbering="true">
                <text:list-item>
                  <text:list text:continue-numbering="true">
                    <text:list-item>
                      <text:h text:style-name="P45" text:outline-level="4"><draw:frame draw:style-name="fr29" draw:name="Afbeeldingen139" text:anchor-type="char" svg:x="1.27cm" svg:y="0.238cm" svg:width="6.172cm" svg:height="5.278cm" draw:z-index="145"><draw:image xlink:href="Pictures/200000070000138B000010C5B848FB94.wmf" xlink:type="simple" xlink:show="embed" xlink:actuate="onLoad"/></draw:frame>Options</text:h>
                    </text:list-item>
                  </text:list>
                </text:list-item>
              </text:list>
            </text:list-item>
          </text:list>
        </text:list-item>
      </text:list>
      <text:list text:style-name="WW8Num70">
        <text:list-item>
          <text:p text:style-name="P154"><text:span text:style-name="T6">Step name</text:span><text:span text:style-name="T7">: Name of the step. This name has to be unique in a single transformation.</text:span></text:p>
        </text:list-item>
      </text:list>
      <text:list text:style-name="Numbering_20_1" text:continue-numbering="true">
        <text:list-item>
          <text:list text:continue-numbering="true">
            <text:list-item>
              <text:list text:continue-numbering="true">
                <text:list-item>
                  <text:h text:style-name="P108" text:outline-level="3">Row Normaliser</text:h>
                  <text:list>
                    <text:list-item>
                      <text:h text:style-name="P45" text:outline-level="4"><draw:frame draw:style-name="fr29" draw:name="Afbeeldingen140" text:anchor-type="char" svg:x="1.27cm" svg:y="0.961cm" svg:width="13.229cm" svg:height="6.165cm" draw:z-index="148"><draw:image xlink:href="Pictures/2000000700003787000019E317B8953C.wmf" xlink:type="simple" xlink:show="embed" xlink:actuate="onLoad"/></draw:frame>Screenshot</text:h>
                    </text:list-item>
                    <text:list-item>
                      <text:h text:style-name="P45" text:outline-level="4"><draw:frame draw:style-name="fr29" draw:name="Afbeeldingen141" text:anchor-type="char" svg:x="1.27cm" svg:y="7.32cm" svg:width="0.9cm" svg:height="0.9cm" draw:z-index="146"><draw:image xlink:href="Pictures/10000000000000220000002220271BD5.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43">Month </text:p>
          </table:table-cell>
          <table:table-cell table:style-name="Tabel27.A1" office:value-type="string">
            <text:p text:style-name="P43">Product A </text:p>
          </table:table-cell>
          <table:table-cell table:style-name="Tabel27.A1" office:value-type="string">
            <text:p text:style-name="P43">Product B </text:p>
          </table:table-cell>
          <table:table-cell table:style-name="Tabel27.D1" office:value-type="string">
            <text:p text:style-name="P43">Product C</text:p>
          </table:table-cell>
        </table:table-row>
        <table:table-row table:style-name="Tabel27.1">
          <table:table-cell table:style-name="Tabel27.A2" office:value-type="string">
            <text:p text:style-name="P43">2003/01 </text:p>
          </table:table-cell>
          <table:table-cell table:style-name="Tabel27.A2" office:value-type="string">
            <text:p text:style-name="P43">10 </text:p>
          </table:table-cell>
          <table:table-cell table:style-name="Tabel27.A2" office:value-type="string">
            <text:p text:style-name="P43">5 </text:p>
          </table:table-cell>
          <table:table-cell table:style-name="Tabel27.D2" office:value-type="string">
            <text:p text:style-name="P43">17</text:p>
          </table:table-cell>
        </table:table-row>
        <table:table-row table:style-name="Tabel27.1">
          <table:table-cell table:style-name="Tabel27.A2" office:value-type="string">
            <text:p text:style-name="P43">2003/02 </text:p>
          </table:table-cell>
          <table:table-cell table:style-name="Tabel27.A2" office:value-type="string">
            <text:p text:style-name="P43">12 </text:p>
          </table:table-cell>
          <table:table-cell table:style-name="Tabel27.A2" office:value-type="string">
            <text:p text:style-name="P43">7 </text:p>
          </table:table-cell>
          <table:table-cell table:style-name="Tabel27.D2" office:value-type="string">
            <text:p text:style-name="P43">19</text:p>
          </table:table-cell>
        </table:table-row>
        <table:table-row table:style-name="Tabel27.1">
          <table:table-cell table:style-name="Tabel27.A2" office:value-type="string">
            <text:p text:style-name="P43">… </text:p>
          </table:table-cell>
          <table:table-cell table:style-name="Tabel27.A2" office:value-type="string">
            <text:p text:style-name="P43">… </text:p>
          </table:table-cell>
          <table:table-cell table:style-name="Tabel27.A2" office:value-type="string">
            <text:p text:style-name="P43">… </text:p>
          </table:table-cell>
          <table:table-cell table:style-name="Tabel27.D2" office:value-type="string">
            <text:p text:style-name="P43">…</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43">Month </text:p>
          </table:table-cell>
          <table:table-cell table:style-name="Tabel28.A1" office:value-type="string">
            <text:p text:style-name="P43">Product </text:p>
          </table:table-cell>
          <table:table-cell table:style-name="Tabel28.C1" office:value-type="string">
            <text:p text:style-name="P43">sales</text:p>
          </table:table-cell>
        </table:table-row>
        <table:table-row table:style-name="Tabel28.1">
          <table:table-cell table:style-name="Tabel28.A2" office:value-type="string">
            <text:p text:style-name="P43">2003/01 </text:p>
          </table:table-cell>
          <table:table-cell table:style-name="Tabel28.A2" office:value-type="string">
            <text:p text:style-name="P43">A </text:p>
          </table:table-cell>
          <table:table-cell table:style-name="Tabel28.C2" office:value-type="string">
            <text:p text:style-name="P43">10</text:p>
          </table:table-cell>
        </table:table-row>
        <table:table-row table:style-name="Tabel28.1">
          <table:table-cell table:style-name="Tabel28.A2" office:value-type="string">
            <text:p text:style-name="P43">2003/01 </text:p>
          </table:table-cell>
          <table:table-cell table:style-name="Tabel28.A2" office:value-type="string">
            <text:p text:style-name="P43">B </text:p>
          </table:table-cell>
          <table:table-cell table:style-name="Tabel28.C2" office:value-type="string">
            <text:p text:style-name="P43">5</text:p>
          </table:table-cell>
        </table:table-row>
        <table:table-row table:style-name="Tabel28.1">
          <table:table-cell table:style-name="Tabel28.A2" office:value-type="string">
            <text:p text:style-name="P43">2003/01 </text:p>
          </table:table-cell>
          <table:table-cell table:style-name="Tabel28.A2" office:value-type="string">
            <text:p text:style-name="P43">C </text:p>
          </table:table-cell>
          <table:table-cell table:style-name="Tabel28.C2" office:value-type="string">
            <text:p text:style-name="P43">17</text:p>
          </table:table-cell>
        </table:table-row>
        <table:table-row table:style-name="Tabel28.1">
          <table:table-cell table:style-name="Tabel28.A2" office:value-type="string">
            <text:p text:style-name="P43">2003/02 </text:p>
          </table:table-cell>
          <table:table-cell table:style-name="Tabel28.A2" office:value-type="string">
            <text:p text:style-name="P43">A </text:p>
          </table:table-cell>
          <table:table-cell table:style-name="Tabel28.C2" office:value-type="string">
            <text:p text:style-name="P43">12</text:p>
          </table:table-cell>
        </table:table-row>
        <table:table-row table:style-name="Tabel28.1">
          <table:table-cell table:style-name="Tabel28.A2" office:value-type="string">
            <text:p text:style-name="P43">2003/02 </text:p>
          </table:table-cell>
          <table:table-cell table:style-name="Tabel28.A2" office:value-type="string">
            <text:p text:style-name="P43">B </text:p>
          </table:table-cell>
          <table:table-cell table:style-name="Tabel28.C2" office:value-type="string">
            <text:p text:style-name="P43">7</text:p>
          </table:table-cell>
        </table:table-row>
        <table:table-row table:style-name="Tabel28.1">
          <table:table-cell table:style-name="Tabel28.A2" office:value-type="string">
            <text:p text:style-name="P43">2003/02 </text:p>
          </table:table-cell>
          <table:table-cell table:style-name="Tabel28.A2" office:value-type="string">
            <text:p text:style-name="P43">C </text:p>
          </table:table-cell>
          <table:table-cell table:style-name="Tabel28.C2" office:value-type="string">
            <text:p text:style-name="P43">19</text:p>
          </table:table-cell>
        </table:table-row>
        <table:table-row table:style-name="Tabel28.1">
          <table:table-cell table:style-name="Tabel28.A2" office:value-type="string">
            <text:p text:style-name="P43">… </text:p>
          </table:table-cell>
          <table:table-cell table:style-name="Tabel28.A2" office:value-type="string">
            <text:p text:style-name="P43">… </text:p>
          </table:table-cell>
          <table:table-cell table:style-name="Tabel28.C2" office:value-type="string">
            <text:p text:style-name="P43">…</text:p>
          </table:table-cell>
        </table:table-row>
      </table:table>
      <text:p text:style-name="Standard">For example if you want to update a fact table, this form of data is a lot easier to handle.</text:p>
      <text:p text:style-name="Standard">Well, that’s what this step type does.</text:p>
      <text:list text:style-name="Numbering_20_1" text:continue-numbering="true">
        <text:list-item>
          <text:list text:continue-numbering="true">
            <text:list-item>
              <text:list text:continue-numbering="true">
                <text:list-item>
                  <text:list text:continue-numbering="true">
                    <text:list-item>
                      <text:h text:style-name="P105" text:outline-level="4">Options</text:h>
                    </text:list-item>
                  </text:list>
                </text:list-item>
              </text:list>
            </text:list-item>
          </text:list>
        </text:list-item>
      </text:list>
      <text:list text:style-name="WW8Num62">
        <text:list-item>
          <text:p text:style-name="P155"><text:span text:style-name="T6">Step name</text:span><text:span text:style-name="T7">: Name of the step. This name has to be unique in a single transformation.</text:span></text:p>
        </text:list-item>
        <text:list-item>
          <text:p text:style-name="P155"><text:span text:style-name="T6">Type field</text:span><text:span text:style-name="T7">: The name of the type field. (Product in our example</text:span>)</text:p>
        </text:list-item>
        <text:list-item>
          <text:p text:style-name="P155"><text:span text:style-name="T6">Fields</text:span><text:span text:style-name="T7">: A list of fields to normalize:</text:span></text:p>
          <text:list>
            <text:list-item>
              <text:p text:style-name="P155"><text:span text:style-name="T4">Fieldname</text:span>: Name of the fields to normalize (Product A <text:span text:style-name="T7"> C in our example).</text:span></text:p>
            </text:list-item>
            <text:list-item>
              <text:p text:style-name="P155"><text:span text:style-name="T4">Type</text:span>: Give a string to classify the field (A, B or C in our example).</text:p>
            </text:list-item>
            <text:list-item>
              <text:p text:style-name="P155"><text:span text:style-name="T4">New field</text:span>: You can give one or more fields where the new value should transferred to (sales in our example).</text:p>
            </text:list-item>
          </text:list>
        </text:list-item>
      </text:list>
      <text:p text:style-name="Standard"/>
      <text:p text:style-name="Standard"><text:span text:style-name="T4">NOTE</text:span>: <text:span text:style-name="T5">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43">DATE </text:p>
          </table:table-cell>
          <table:table-cell table:style-name="Tabel29.A1" office:value-type="string">
            <text:p text:style-name="P43">PR1_NR </text:p>
          </table:table-cell>
          <table:table-cell table:style-name="Tabel29.A1" office:value-type="string">
            <text:p text:style-name="P43">PR1_SL </text:p>
          </table:table-cell>
          <table:table-cell table:style-name="Tabel29.A1" office:value-type="string">
            <text:p text:style-name="P43">PR2_NR </text:p>
          </table:table-cell>
          <table:table-cell table:style-name="Tabel29.A1" office:value-type="string">
            <text:p text:style-name="P43">PR2_SL </text:p>
          </table:table-cell>
          <table:table-cell table:style-name="Tabel29.A1" office:value-type="string">
            <text:p text:style-name="P43">PR3_NR </text:p>
          </table:table-cell>
          <table:table-cell table:style-name="Tabel29.G1" office:value-type="string">
            <text:p text:style-name="P43">PR3_SL</text:p>
          </table:table-cell>
        </table:table-row>
        <table:table-row table:style-name="Tabel29.1">
          <table:table-cell table:style-name="Tabel29.A2" office:value-type="string">
            <text:p text:style-name="P43">20030101 </text:p>
          </table:table-cell>
          <table:table-cell table:style-name="Tabel29.A2" office:value-type="string">
            <text:p text:style-name="P43">5 </text:p>
          </table:table-cell>
          <table:table-cell table:style-name="Tabel29.A2" office:value-type="string">
            <text:p text:style-name="P43">100 </text:p>
          </table:table-cell>
          <table:table-cell table:style-name="Tabel29.A2" office:value-type="string">
            <text:p text:style-name="P43">10 </text:p>
          </table:table-cell>
          <table:table-cell table:style-name="Tabel29.A2" office:value-type="string">
            <text:p text:style-name="P43">250 </text:p>
          </table:table-cell>
          <table:table-cell table:style-name="Tabel29.A2" office:value-type="string">
            <text:p text:style-name="P43">4 </text:p>
          </table:table-cell>
          <table:table-cell table:style-name="Tabel29.G2" office:value-type="string">
            <text:p text:style-name="P43">150</text:p>
          </table:table-cell>
        </table:table-row>
        <table:table-row table:style-name="Tabel29.1">
          <table:table-cell table:style-name="Tabel29.A2" office:value-type="string">
            <text:p text:style-name="P43">…</text:p>
          </table:table-cell>
          <table:table-cell table:style-name="Tabel29.A2" office:value-type="string">
            <text:p text:style-name="P43">…</text:p>
          </table:table-cell>
          <table:table-cell table:style-name="Tabel29.A2" office:value-type="string">
            <text:p text:style-name="P43">…</text:p>
          </table:table-cell>
          <table:table-cell table:style-name="Tabel29.A2" office:value-type="string">
            <text:p text:style-name="P43">…</text:p>
          </table:table-cell>
          <table:table-cell table:style-name="Tabel29.A2" office:value-type="string">
            <text:p text:style-name="P43">…</text:p>
          </table:table-cell>
          <table:table-cell table:style-name="Tabel29.A2" office:value-type="string">
            <text:p text:style-name="P43">…</text:p>
          </table:table-cell>
          <table:table-cell table:style-name="Tabel29.G2" office:value-type="string">
            <text:p text:style-name="P43">…</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43">DATE Type </text:p>
          </table:table-cell>
          <table:table-cell table:style-name="Tabel30.A1" office:value-type="string">
            <text:p text:style-name="P43">Product </text:p>
          </table:table-cell>
          <table:table-cell table:style-name="Tabel30.A1" office:value-type="string">
            <text:p text:style-name="P43">Sales </text:p>
          </table:table-cell>
          <table:table-cell table:style-name="Tabel30.D1" office:value-type="string">
            <text:p text:style-name="P43">Product Number</text:p>
          </table:table-cell>
        </table:table-row>
        <table:table-row table:style-name="Tabel30.1">
          <table:table-cell table:style-name="Tabel30.A2" office:value-type="string">
            <text:p text:style-name="P43">20030101 </text:p>
          </table:table-cell>
          <table:table-cell table:style-name="Tabel30.A2" office:value-type="string">
            <text:p text:style-name="P43">Product1 </text:p>
          </table:table-cell>
          <table:table-cell table:style-name="Tabel30.A2" office:value-type="string">
            <text:p text:style-name="P43">100 </text:p>
          </table:table-cell>
          <table:table-cell table:style-name="Tabel30.D2" office:value-type="string">
            <text:p text:style-name="P43">5</text:p>
          </table:table-cell>
        </table:table-row>
        <table:table-row table:style-name="Tabel30.1">
          <table:table-cell table:style-name="Tabel30.A2" office:value-type="string">
            <text:p text:style-name="P43">20030101 </text:p>
          </table:table-cell>
          <table:table-cell table:style-name="Tabel30.A2" office:value-type="string">
            <text:p text:style-name="P43">Product2 </text:p>
          </table:table-cell>
          <table:table-cell table:style-name="Tabel30.A2" office:value-type="string">
            <text:p text:style-name="P43">250 </text:p>
          </table:table-cell>
          <table:table-cell table:style-name="Tabel30.D2" office:value-type="string">
            <text:p text:style-name="P43">10</text:p>
          </table:table-cell>
        </table:table-row>
        <table:table-row table:style-name="Tabel30.1">
          <table:table-cell table:style-name="Tabel30.A2" office:value-type="string">
            <text:p text:style-name="P43">20030101 </text:p>
          </table:table-cell>
          <table:table-cell table:style-name="Tabel30.A2" office:value-type="string">
            <text:p text:style-name="P43">Product3 </text:p>
          </table:table-cell>
          <table:table-cell table:style-name="Tabel30.A2" office:value-type="string">
            <text:p text:style-name="P43">150 </text:p>
          </table:table-cell>
          <table:table-cell table:style-name="Tabel30.D2" office:value-type="string">
            <text:p text:style-name="P43">4</text:p>
          </table:table-cell>
        </table:table-row>
        <table:table-row table:style-name="Tabel30.1">
          <table:table-cell table:style-name="Tabel30.A2" office:value-type="string">
            <text:p text:style-name="P43">… </text:p>
          </table:table-cell>
          <table:table-cell table:style-name="Tabel30.A2" office:value-type="string">
            <text:p text:style-name="P43">… </text:p>
          </table:table-cell>
          <table:table-cell table:style-name="Tabel30.A2" office:value-type="string">
            <text:p text:style-name="P43">… </text:p>
          </table:table-cell>
          <table:table-cell table:style-name="Tabel30.D2" office:value-type="string">
            <text:p text:style-name="P43">…</text:p>
          </table:table-cell>
        </table:table-row>
      </table:table>
      <text:p text:style-name="Standard"/>
      <text:p text:style-name="Standard">This would be the setup to do it with:</text:p>
      <text:list text:style-name="Numbering_20_1" text:continue-numbering="true">
        <text:list-item>
          <text:list text:continue-numbering="true">
            <text:list-item>
              <text:list text:continue-numbering="true">
                <text:list-item>
                  <text:list text:continue-numbering="true">
                    <text:list-item>
                      <text:h text:style-name="P45" text:outline-level="4"><draw:frame draw:style-name="fr29" draw:name="Afbeeldingen142" text:anchor-type="char" svg:x="1.27cm" svg:y="0.459cm" svg:width="7.112cm" svg:height="6.56cm" draw:z-index="147"><draw:image xlink:href="Pictures/200000070000167F000014BABDA410A2.wmf" xlink:type="simple" xlink:show="embed" xlink:actuate="onLoad"/></draw:frame>Extra</text:h>
                    </text:list-item>
                  </text:list>
                </text:list-item>
              </text:list>
            </text:list-item>
          </text:list>
        </text:list-item>
      </text:list>
      <text:list text:style-name="WW8Num60">
        <text:list-item>
          <text:p text:style-name="P156"><text:span text:style-name="T4">“Get fields” button</text:span>: this fills in all fields that are available on the input stream(s).</text:p>
        </text:list-item>
      </text:list>
      <text:list text:style-name="Numbering_20_1" text:continue-numbering="true">
        <text:list-item>
          <text:list text:continue-numbering="true">
            <text:list-item>
              <text:list text:continue-numbering="true">
                <text:list-item>
                  <text:h text:style-name="P108" text:outline-level="3">Split Fields</text:h>
                  <text:list>
                    <text:list-item>
                      <text:h text:style-name="P45" text:outline-level="4"><draw:frame draw:style-name="fr29" draw:name="Afbeeldingen143" text:anchor-type="char" svg:x="1.27cm" svg:y="1.067cm" svg:width="12.303cm" svg:height="6.059cm" draw:z-index="150"><draw:image xlink:href="Pictures/2000000700002990000014648BBEC408.wmf" xlink:type="simple" xlink:show="embed" xlink:actuate="onLoad"/></draw:frame>Screenshot</text:h>
                    </text:list-item>
                    <text:list-item>
                      <text:h text:style-name="P45" text:outline-level="4">Icon</text:h>
                    </text:list-item>
                    <text:list-item>
                      <text:h text:style-name="P45" text:outline-level="4"><draw:frame draw:style-name="fr29" draw:name="Afbeeldingen144" text:anchor-type="char" svg:x="1.27cm" svg:y="0.353cm" svg:width="0.9cm" svg:height="0.9cm" draw:z-index="149"><draw:image xlink:href="Pictures/100000000000002200000022044EF020.png" xlink:type="simple" xlink:show="embed" xlink:actuate="onLoad"/></draw:frame>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45">
        <text:list-item>
          <text:p text:style-name="P157"><text:span text:style-name="T6">Step name</text:span><text:span text:style-name="T7">: Name of the step. This name has to be unique in a single transformation.</text:span></text:p>
        </text:list-item>
        <text:list-item>
          <text:p text:style-name="P157"><text:span text:style-name="T6">Field to split</text:span><text:span text:style-name="T7">: The name of the field you want to split.</text:span></text:p>
        </text:list-item>
        <text:list-item>
          <text:p text:style-name="P157"><text:span text:style-name="T6">Delimiter</text:span><text:span text:style-name="T7">: Delimiter that determines the end of a field.</text:span></text:p>
        </text:list-item>
        <text:list-item>
          <text:p text:style-name="P157"><text:span text:style-name="T6">Fields</text:span><text:span text:style-name="T7">: List of fields to split into.</text:span></text:p>
        </text:list-item>
      </text:list>
      <text:p text:style-name="Standard"/>
      <text:p text:style-name="P17"><text:span text:style-name="T4">Example</text:span>: SALES_VALUES field containing: “500,300,200,100”</text:p>
      <text:p text:style-name="Standard"/>
      <text:p text:style-name="Standard">Use these settings to split the field into 4 new fields:</text:p>
      <text:list text:style-name="WW8Num33">
        <text:list-item>
          <text:p text:style-name="P158">Delimiter: ,</text:p>
        </text:list-item>
        <text:list-item>
          <text:p text:style-name="P158">Field: SALES1, SALES2, SALES3, SALES4</text:p>
        </text:list-item>
        <text:list-item>
          <text:p text:style-name="P158">Id:</text:p>
        </text:list-item>
        <text:list-item>
          <text:p text:style-name="P158">remove ID no, no, no, no</text:p>
        </text:list-item>
        <text:list-item>
          <text:p text:style-name="P158">type: Number, Number, Number, Number</text:p>
        </text:list-item>
        <text:list-item>
          <text:p text:style-name="P158">format: ###.##, ###.##, ###.##, ###.##</text:p>
        </text:list-item>
        <text:list-item>
          <text:p text:style-name="P158">group:</text:p>
        </text:list-item>
        <text:list-item>
          <text:p text:style-name="P158">decimal: .</text:p>
        </text:list-item>
        <text:list-item>
          <text:p text:style-name="P158">currency:</text:p>
        </text:list-item>
        <text:list-item>
          <text:p text:style-name="P158">length: 3, 3, 3, 3</text:p>
        </text:list-item>
        <text:list-item>
          <text:p text:style-name="P158">precision: 0, 0, 0, 0</text:p>
        </text:list-item>
      </text:list>
      <text:p text:style-name="Standard"/>
      <text:p text:style-name="Standard"><text:span text:style-name="T4">Example</text:span>: SALES_VALUES field containing “Sales2=310.50, Sales4=150.23”</text:p>
      <text:p text:style-name="Standard"/>
      <text:p text:style-name="Standard">Use these settings to split the field into 4 new fields:</text:p>
      <text:list text:style-name="WW8Num94">
        <text:list-item>
          <text:p text:style-name="P159">Delimiter: ,</text:p>
        </text:list-item>
        <text:list-item>
          <text:p text:style-name="P159">Field: SALES1, SALES2, SALES3, SALES4</text:p>
        </text:list-item>
        <text:list-item>
          <text:p text:style-name="P159">Id: Sales1=, Sales2=, Sales3=, Sales4=</text:p>
        </text:list-item>
        <text:list-item>
          <text:p text:style-name="P159">remove ID yes, yes, yes, yes</text:p>
        </text:list-item>
        <text:list-item>
          <text:p text:style-name="P159">type: Number, Number, Number, Number</text:p>
        </text:list-item>
        <text:list-item>
          <text:p text:style-name="P159">format: ###.##, ###.##, ###.##, ###.##</text:p>
        </text:list-item>
        <text:list-item>
          <text:p text:style-name="P159">group:</text:p>
        </text:list-item>
        <text:list-item>
          <text:p text:style-name="P159">decimal: .</text:p>
        </text:list-item>
        <text:list-item>
          <text:p text:style-name="P159">currency:</text:p>
        </text:list-item>
        <text:list-item>
          <text:p text:style-name="P159">length: 7, 7, 7, 7</text:p>
        </text:list-item>
        <text:list-item>
          <text:p text:style-name="P159">precision: 2, 2, 2, 2</text:p>
        </text:list-item>
      </text:list>
      <text:p text:style-name="Standard"/>
      <text:list text:style-name="Numbering_20_1" text:continue-numbering="true">
        <text:list-item>
          <text:list text:continue-numbering="true">
            <text:list-item>
              <text:list text:continue-numbering="true">
                <text:list-item>
                  <text:h text:style-name="P108" text:outline-level="3">Unique rows</text:h>
                  <text:list>
                    <text:list-item>
                      <text:h text:style-name="P45" text:outline-level="4"><draw:frame draw:style-name="fr29" draw:name="Afbeeldingen145" text:anchor-type="char" svg:x="1.27cm" svg:y="0.829cm" svg:width="9.472cm" svg:height="5.98cm" draw:z-index="152"><draw:image xlink:href="Pictures/2000000700001E04000012EA84DDF6B2.wmf" xlink:type="simple" xlink:show="embed" xlink:actuate="onLoad"/></draw:frame>Screenshot</text:h>
                    </text:list-item>
                    <text:list-item>
                      <text:h text:style-name="P45" text:outline-level="4"><draw:frame draw:style-name="fr29" draw:name="Afbeeldingen146" text:anchor-type="char" svg:x="1.27cm" svg:y="6.95cm" svg:width="0.9cm" svg:height="0.9cm" draw:z-index="151"><draw:image xlink:href="Pictures/1000000000000022000000220B1FD2F3.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removes double rows from the input stream(s).</text:p>
      <text:p text:style-name="Standard"><text:span text:style-name="T4">IMPORTANT</text:span>: Make sure that the input stream is sorted! 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90">
        <text:list-item>
          <text:p text:style-name="P160"><text:span text:style-name="T6">Step name</text:span><text:span text:style-name="T7">: Name of the step. This name has to be unique in a single transformation.</text:span></text:p>
        </text:list-item>
        <text:list-item>
          <text:p text:style-name="P160"><text:span text:style-name="T6">Add counter to output?</text:span><text:span text:style-name="T7">: Enable this if you want to know how many rows were doubles for </text:span>each row in the output.</text:p>
        </text:list-item>
        <text:list-item>
          <text:p text:style-name="P160"><text:span text:style-name="T6">Counter fields</text:span><text:span text:style-name="T7">: Name of the numeric field containing the number of rows</text:span></text:p>
        </text:list-item>
        <text:list-item>
          <text:p text:style-name="P160"><text:span text:style-name="T6">Fieldnames</text:span><text:span text:style-name="T7">: a list of field names on which the uniqueness is compar</text:span>ed. Data in the other fields of the row is ignored.</text:p>
        </text:list-item>
        <text:list-item>
          <text:p text:style-name="P160"><text:span text:style-name="T7">A flag “Ignore case” allowing you to indicate whether or not the uniqueness has to be verified </text:span>by comparing (in the case of String fields) case sensitive or not.</text:p>
        </text:list-item>
      </text:list>
      <text:p text:style-name="P20">For example: Kettle, KETTLE, kettle all will be the same in case the compare is done case insensitive. In this case, the first occurrence (Kettle) will be passed to the next step(s).</text:p>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p text:style-name="Standard">“Get” button to automatically fill in the fields that are available to the step.</text:p>
      <text:list text:style-name="Numbering_20_1" text:continue-numbering="true">
        <text:list-item>
          <text:list text:continue-numbering="true">
            <text:list-item>
              <text:list text:continue-numbering="true">
                <text:list-item>
                  <text:h text:style-name="P108" text:outline-level="3"><draw:frame draw:style-name="fr29" draw:name="Afbeeldingen147" text:anchor-type="char" svg:x="1.27cm" svg:y="2.037cm" svg:width="12.674cm" svg:height="6.853cm" draw:z-index="31"><draw:image xlink:href="Pictures/200000070000202A0000115F85083EA7.wmf" xlink:type="simple" xlink:show="embed" xlink:actuate="onLoad"/></draw:frame><draw:frame draw:style-name="fr29" draw:name="Afbeeldingen148" text:anchor-type="char" svg:x="1.27cm" svg:y="2.064cm" svg:width="9.657cm" svg:height="7.461cm" draw:z-index="75"><draw:image xlink:href="Pictures/1000000000000261000001D73816B770.png" xlink:type="simple" xlink:show="embed" xlink:actuate="onLoad"/></draw:frame><text:bookmark-start text:name="_10.4.32._Group_By"/>Group By<text:bookmark-end text:name="_10.4.32._Group_By"/></text:h>
                  <text:list>
                    <text:list-item>
                      <text:h text:style-name="P45" text:outline-level="4">Screenshot</text:h>
                    </text:list-item>
                    <text:list-item>
                      <text:h text:style-name="P45" text:outline-level="4"><draw:frame draw:style-name="fr29" draw:name="Afbeeldingen149" text:anchor-type="char" svg:x="1.27cm" svg:y="8.537cm" svg:width="0.9cm" svg:height="0.9cm" draw:z-index="74"><draw:image xlink:href="Pictures/100000000000002200000022F436318D.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63">
        <text:list-item>
          <text:p text:style-name="P161"><text:span text:style-name="T6">Step name</text:span><text:span text:style-name="T7">: Name of the step. This name has to be unique in a single transformation.</text:span></text:p>
        </text:list-item>
        <text:list-item>
          <text:p text:style-name="P161"><text:span text:style-name="T6">Group fields</text:span><text:span text:style-name="T7">: Specify the fields o</text:span>ver which you want to group.</text:p>
        </text:list-item>
        <text:list-item>
          <text:p text:style-name="P161"><text:span text:style-name="T6">Aggregates</text:span><text:span text:style-name="T7">: Specify the fields that need to be aggregated, the method and the name of the </text:span>resulting new field.</text:p>
        </text:list-item>
        <text:list-item>
          <text:p text:style-name="P161"><text:span text:style-name="T6">Include all rows</text:span><text:span text:style-name="T7">: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61"><text:span text:style-name="T6">Temporary files directory</text:span><text:span text:style-name="T7">: </text:span>This is the directory in which the temporary files are stored in case it is needed. The default is the standard temporary directory for the system.</text:p>
        </text:list-item>
        <text:list-item>
          <text:p text:style-name="P161"><text:span text:style-name="T6">TMP-file prefix</text:span><text:span text:style-name="T7">: Specify the file prefix used when naming temporary files.</text:span></text:p>
        </text:list-item>
        <text:list-item>
          <text:p text:style-name="P161"><text:span text:style-name="T4">Add line number, restart in each group</text:span>: check this if you want to add a line number that restarts at 1 in each group.</text:p>
        </text:list-item>
        <text:list-item>
          <text:p text:style-name="P161"><text:span text:style-name="T4">Line number field name</text:span>: Specify the name of the field in which the line numbers will be inserted.</text:p>
        </text:list-item>
      </text:list>
      <text:list text:style-name="Numbering_20_1" text:continue-numbering="true">
        <text:list-item>
          <text:list text:continue-numbering="true">
            <text:list-item>
              <text:list text:continue-numbering="true">
                <text:list-item>
                  <text:h text:style-name="P108" text:outline-level="3">Null If</text:h>
                  <text:list>
                    <text:list-item>
                      <text:h text:style-name="P45" text:outline-level="4"><draw:frame draw:style-name="fr29" draw:name="Afbeeldingen150" text:anchor-type="char" svg:x="1.27cm" svg:y="0.953cm" svg:width="9.737cm" svg:height="5.503cm" draw:z-index="154"><draw:image xlink:href="Pictures/2000000700001ED20000117067C62864.wmf" xlink:type="simple" xlink:show="embed" xlink:actuate="onLoad"/></draw:frame>Screenshot</text:h>
                    </text:list-item>
                    <text:list-item>
                      <text:h text:style-name="P45" text:outline-level="4">Icon</text:h>
                    </text:list-item>
                    <text:list-item>
                      <text:h text:style-name="P45" text:outline-level="4"><draw:frame draw:style-name="fr29" draw:name="Afbeeldingen151" text:anchor-type="char" svg:x="1.27cm" svg:y="0.035cm" svg:width="0.9cm" svg:height="0.9cm" draw:z-index="153"><draw:image xlink:href="Pictures/1000000000000022000000224C2E92A7.png" xlink:type="simple" xlink:show="embed" xlink:actuate="onLoad"/></draw:frame>General description</text:h>
                    </text:list-item>
                  </text:list>
                </text:list-item>
              </text:list>
            </text:list-item>
          </text:list>
        </text:list-item>
      </text:list>
      <text:p text:style-name="Standard">If the string representation of a certain field is equal to the specified value, then the value is set the null (empty).</text:p>
      <text:list text:style-name="Numbering_20_1" text:continue-numbering="true">
        <text:list-item>
          <text:list text:continue-numbering="true">
            <text:list-item>
              <text:list text:continue-numbering="true">
                <text:list-item>
                  <text:h text:style-name="P162" text:outline-level="3">Calculator</text:h>
                  <text:list>
                    <text:list-item>
                      <text:h text:style-name="P45" text:outline-level="4"><draw:frame draw:style-name="fr29" draw:name="Afbeeldingen152" text:anchor-type="char" svg:x="1.27cm" svg:y="1.014cm" svg:width="13.758cm" svg:height="10.874cm" draw:z-index="156"><draw:image xlink:href="Pictures/10000000000002B200000221D7E1A230.png" xlink:type="simple" xlink:show="embed" xlink:actuate="onLoad"/></draw:frame>Screenshot</text:h>
                    </text:list-item>
                    <text:list-item>
                      <text:h text:style-name="P45" text:outline-level="4">Icon</text:h>
                    </text:list-item>
                    <text:list-item>
                      <text:h text:style-name="P45" text:outline-level="4"><draw:frame draw:style-name="fr29" draw:name="Afbeeldingen153" text:anchor-type="char" svg:x="1.27cm" svg:y="0.176cm" svg:width="0.9cm" svg:height="0.9cm" draw:z-index="155"><draw:image xlink:href="Pictures/100000000000002200000022648259C2.png" xlink:type="simple" xlink:show="embed" xlink:actuate="onLoad"/></draw:frame>General description</text:h>
                    </text:list-item>
                  </text:list>
                </text:list-item>
              </text:list>
            </text:list-item>
          </text:list>
        </text:list-item>
      </text:list>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3">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10.4.34.4 Function List</text:h>
                    </text:list-item>
                  </text:list>
                </text:list-item>
              </text:list>
            </text:list-item>
          </text:list>
        </text:list-item>
      </text:list>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43">Function </text:p>
            </table:table-cell>
            <table:table-cell table:style-name="Tabel31.A1" office:value-type="string">
              <text:p text:style-name="P43">Description </text:p>
            </table:table-cell>
            <table:table-cell table:style-name="Tabel31.C1" office:value-type="string">
              <text:p text:style-name="P43">Required fields</text:p>
            </table:table-cell>
          </table:table-row>
        </table:table-header-rows>
        <table:table-row table:style-name="Tabel31.1">
          <table:table-cell table:style-name="Tabel31.A2" office:value-type="string">
            <text:p text:style-name="P43">Set field to constant A </text:p>
          </table:table-cell>
          <table:table-cell table:style-name="Tabel31.A2" office:value-type="string">
            <text:p text:style-name="P43">Create a field with a constant value</text:p>
          </table:table-cell>
          <table:table-cell table:style-name="Tabel31.C2" office:value-type="string">
            <text:p text:style-name="P43">A</text:p>
          </table:table-cell>
        </table:table-row>
        <table:table-row table:style-name="Tabel31.1">
          <table:table-cell table:style-name="Tabel31.A2" office:value-type="string">
            <text:p text:style-name="P43">A + B </text:p>
          </table:table-cell>
          <table:table-cell table:style-name="Tabel31.A2" office:value-type="string">
            <text:p text:style-name="P43">A plus B </text:p>
          </table:table-cell>
          <table:table-cell table:style-name="Tabel31.C2" office:value-type="string">
            <text:p text:style-name="P43">A and B</text:p>
          </table:table-cell>
        </table:table-row>
        <table:table-row table:style-name="Tabel31.1">
          <table:table-cell table:style-name="Tabel31.A2" office:value-type="string">
            <text:p text:style-name="P43">A - B </text:p>
          </table:table-cell>
          <table:table-cell table:style-name="Tabel31.A2" office:value-type="string">
            <text:p text:style-name="P43">A minus B </text:p>
          </table:table-cell>
          <table:table-cell table:style-name="Tabel31.C2" office:value-type="string">
            <text:p text:style-name="P43">A and B</text:p>
          </table:table-cell>
        </table:table-row>
        <table:table-row table:style-name="Tabel31.1">
          <table:table-cell table:style-name="Tabel31.A2" office:value-type="string">
            <text:p text:style-name="P43">A * B </text:p>
          </table:table-cell>
          <table:table-cell table:style-name="Tabel31.A2" office:value-type="string">
            <text:p text:style-name="P43">A multiplied by B </text:p>
          </table:table-cell>
          <table:table-cell table:style-name="Tabel31.C2" office:value-type="string">
            <text:p text:style-name="P43">A and B</text:p>
          </table:table-cell>
        </table:table-row>
        <table:table-row table:style-name="Tabel31.1">
          <table:table-cell table:style-name="Tabel31.A2" office:value-type="string">
            <text:p text:style-name="P43">A / B </text:p>
          </table:table-cell>
          <table:table-cell table:style-name="Tabel31.A2" office:value-type="string">
            <text:p text:style-name="P43">A divided by B </text:p>
          </table:table-cell>
          <table:table-cell table:style-name="Tabel31.C2" office:value-type="string">
            <text:p text:style-name="P43">A and B</text:p>
          </table:table-cell>
        </table:table-row>
        <table:table-row table:style-name="Tabel31.1">
          <table:table-cell table:style-name="Tabel31.A2" office:value-type="string">
            <text:p text:style-name="P43">A * A </text:p>
          </table:table-cell>
          <table:table-cell table:style-name="Tabel31.A2" office:value-type="string">
            <text:p text:style-name="P43">The square of A </text:p>
          </table:table-cell>
          <table:table-cell table:style-name="Tabel31.C2" office:value-type="string">
            <text:p text:style-name="P43">A</text:p>
          </table:table-cell>
        </table:table-row>
        <table:table-row table:style-name="Tabel31.1">
          <table:table-cell table:style-name="Tabel31.A2" office:value-type="string">
            <text:p text:style-name="P43">SQRT( A ) </text:p>
          </table:table-cell>
          <table:table-cell table:style-name="Tabel31.A2" office:value-type="string">
            <text:p text:style-name="P43">The square root of A</text:p>
          </table:table-cell>
          <table:table-cell table:style-name="Tabel31.C2" office:value-type="string">
            <text:p text:style-name="P43">A</text:p>
          </table:table-cell>
        </table:table-row>
        <table:table-row table:style-name="Tabel31.1">
          <table:table-cell table:style-name="Tabel31.A2" office:value-type="string">
            <text:p text:style-name="P43">100 * A / B </text:p>
          </table:table-cell>
          <table:table-cell table:style-name="Tabel31.A2" office:value-type="string">
            <text:p text:style-name="P43">Percentage of A in B </text:p>
          </table:table-cell>
          <table:table-cell table:style-name="Tabel31.C2" office:value-type="string">
            <text:p text:style-name="P43">A and B</text:p>
          </table:table-cell>
        </table:table-row>
        <table:table-row table:style-name="Tabel31.1">
          <table:table-cell table:style-name="Tabel31.A2" office:value-type="string">
            <text:p text:style-name="P43">A - ( A * B / 100 ) </text:p>
          </table:table-cell>
          <table:table-cell table:style-name="Tabel31.A2" office:value-type="string">
            <text:p text:style-name="P43">Subtract B% of A</text:p>
          </table:table-cell>
          <table:table-cell table:style-name="Tabel31.C2" office:value-type="string">
            <text:p text:style-name="P43">A and B</text:p>
          </table:table-cell>
        </table:table-row>
        <table:table-row table:style-name="Tabel31.1">
          <table:table-cell table:style-name="Tabel31.A2" office:value-type="string">
            <text:p text:style-name="P43">A + ( A * B / 100 ) </text:p>
          </table:table-cell>
          <table:table-cell table:style-name="Tabel31.A2" office:value-type="string">
            <text:p text:style-name="P43">Add B% to A </text:p>
          </table:table-cell>
          <table:table-cell table:style-name="Tabel31.C2" office:value-type="string">
            <text:p text:style-name="P43">A and B</text:p>
          </table:table-cell>
        </table:table-row>
        <table:table-row table:style-name="Tabel31.1">
          <table:table-cell table:style-name="Tabel31.A2" office:value-type="string">
            <text:p text:style-name="P43">A + B *C </text:p>
          </table:table-cell>
          <table:table-cell table:style-name="Tabel31.A2" office:value-type="string">
            <text:p text:style-name="P43">Add A and B times C </text:p>
          </table:table-cell>
          <table:table-cell table:style-name="Tabel31.C2" office:value-type="string">
            <text:p text:style-name="P43">A, B and C</text:p>
          </table:table-cell>
        </table:table-row>
        <table:table-row table:style-name="Tabel31.1">
          <table:table-cell table:style-name="Tabel31.A2" office:value-type="string">
            <text:p text:style-name="P43">SQRT( A*A + B*B ) </text:p>
          </table:table-cell>
          <table:table-cell table:style-name="Tabel31.A2" office:value-type="string">
            <text:p text:style-name="P43">Calculate √(A2+B2) </text:p>
          </table:table-cell>
          <table:table-cell table:style-name="Tabel31.C2" office:value-type="string">
            <text:p text:style-name="P43">A and B</text:p>
          </table:table-cell>
        </table:table-row>
        <table:table-row table:style-name="Tabel31.1">
          <table:table-cell table:style-name="Tabel31.A2" office:value-type="string">
            <text:p text:style-name="P43">ROUND( A ) </text:p>
          </table:table-cell>
          <table:table-cell table:style-name="Tabel31.A2" office:value-type="string">
            <text:p text:style-name="P43">Round A to the nearest integer </text:p>
          </table:table-cell>
          <table:table-cell table:style-name="Tabel31.C2" office:value-type="string">
            <text:p text:style-name="P43">A</text:p>
          </table:table-cell>
        </table:table-row>
        <table:table-row table:style-name="Tabel31.1">
          <table:table-cell table:style-name="Tabel31.A2" office:value-type="string">
            <text:p text:style-name="P43">ROUND( A, B ) </text:p>
          </table:table-cell>
          <table:table-cell table:style-name="Tabel31.A2" office:value-type="string">
            <text:p text:style-name="P43">Round A to B decimal positions </text:p>
          </table:table-cell>
          <table:table-cell table:style-name="Tabel31.C2" office:value-type="string">
            <text:p text:style-name="P43">A and B</text:p>
          </table:table-cell>
        </table:table-row>
        <table:table-row table:style-name="Tabel31.1">
          <table:table-cell table:style-name="Tabel31.A2" office:value-type="string">
            <text:p text:style-name="P43">Set field to constant A </text:p>
          </table:table-cell>
          <table:table-cell table:style-name="Tabel31.A2" office:value-type="string">
            <text:p text:style-name="P43">Create a field with a constant value </text:p>
          </table:table-cell>
          <table:table-cell table:style-name="Tabel31.C2" office:value-type="string">
            <text:p text:style-name="P43">A</text:p>
          </table:table-cell>
        </table:table-row>
        <table:table-row table:style-name="Tabel31.1">
          <table:table-cell table:style-name="Tabel31.A2" office:value-type="string">
            <text:p text:style-name="P43">Date A + B days </text:p>
          </table:table-cell>
          <table:table-cell table:style-name="Tabel31.A2" office:value-type="string">
            <text:p text:style-name="P43">Add B days to Date field A </text:p>
          </table:table-cell>
          <table:table-cell table:style-name="Tabel31.C2" office:value-type="string">
            <text:p text:style-name="P43">A and B</text:p>
          </table:table-cell>
        </table:table-row>
        <table:table-row table:style-name="Tabel31.1">
          <table:table-cell table:style-name="Tabel31.A2" office:value-type="string">
            <text:p text:style-name="P43">Year of date A </text:p>
          </table:table-cell>
          <table:table-cell table:style-name="Tabel31.A2" office:value-type="string">
            <text:p text:style-name="P43">Calculate the year of date A </text:p>
          </table:table-cell>
          <table:table-cell table:style-name="Tabel31.C2" office:value-type="string">
            <text:p text:style-name="P43">A</text:p>
          </table:table-cell>
        </table:table-row>
        <table:table-row table:style-name="Tabel31.1">
          <table:table-cell table:style-name="Tabel31.A2" office:value-type="string">
            <text:p text:style-name="P43">Month of date A </text:p>
          </table:table-cell>
          <table:table-cell table:style-name="Tabel31.A2" office:value-type="string">
            <text:p text:style-name="P43">Calculate number the month of date A </text:p>
          </table:table-cell>
          <table:table-cell table:style-name="Tabel31.C2" office:value-type="string">
            <text:p text:style-name="P43">A</text:p>
          </table:table-cell>
        </table:table-row>
        <table:table-row table:style-name="Tabel31.1">
          <table:table-cell table:style-name="Tabel31.A2" office:value-type="string">
            <text:p text:style-name="P43">Day of year of date </text:p>
          </table:table-cell>
          <table:table-cell table:style-name="Tabel31.A2" office:value-type="string">
            <text:p text:style-name="P43">A Calculate the day of year (1-365) </text:p>
          </table:table-cell>
          <table:table-cell table:style-name="Tabel31.C2" office:value-type="string">
            <text:p text:style-name="P43">A</text:p>
          </table:table-cell>
        </table:table-row>
        <table:table-row table:style-name="Tabel31.1">
          <table:table-cell table:style-name="Tabel31.A2" office:value-type="string">
            <text:p text:style-name="P43">Day of month of date A </text:p>
          </table:table-cell>
          <table:table-cell table:style-name="Tabel31.A2" office:value-type="string">
            <text:p text:style-name="P43">Calculate the day of month (1-31) </text:p>
          </table:table-cell>
          <table:table-cell table:style-name="Tabel31.C2" office:value-type="string">
            <text:p text:style-name="P43">A</text:p>
          </table:table-cell>
        </table:table-row>
        <table:table-row table:style-name="Tabel31.1">
          <table:table-cell table:style-name="Tabel31.A2" office:value-type="string">
            <text:p text:style-name="P43">Day of week of date A </text:p>
          </table:table-cell>
          <table:table-cell table:style-name="Tabel31.A2" office:value-type="string">
            <text:p text:style-name="P43">Calculate the day of week (1-7)</text:p>
          </table:table-cell>
          <table:table-cell table:style-name="Tabel31.C2" office:value-type="string">
            <text:p text:style-name="P43">A</text:p>
          </table:table-cell>
        </table:table-row>
        <table:table-row table:style-name="Tabel31.1">
          <table:table-cell table:style-name="Tabel31.A2" office:value-type="string">
            <text:p text:style-name="P43">Week of year of date A </text:p>
          </table:table-cell>
          <table:table-cell table:style-name="Tabel31.A2" office:value-type="string">
            <text:p text:style-name="P43">Calculate the week of year (1-54) </text:p>
          </table:table-cell>
          <table:table-cell table:style-name="Tabel31.C2" office:value-type="string">
            <text:p text:style-name="P43">A</text:p>
          </table:table-cell>
        </table:table-row>
        <table:table-row table:style-name="Tabel31.1">
          <table:table-cell table:style-name="Tabel31.A2" office:value-type="string">
            <text:p text:style-name="P43">ISO8601 Week of year of date A </text:p>
          </table:table-cell>
          <table:table-cell table:style-name="Tabel31.A2" office:value-type="string">
            <text:p text:style-name="P43">Calculate the week of the year ISO8601 style (1-53) </text:p>
          </table:table-cell>
          <table:table-cell table:style-name="Tabel31.C2" office:value-type="string">
            <text:p text:style-name="P43">A</text:p>
          </table:table-cell>
        </table:table-row>
        <table:table-row table:style-name="Tabel31.1">
          <table:table-cell table:style-name="Tabel31.A2" office:value-type="string">
            <text:p text:style-name="P43">ISO8601 Year of date A </text:p>
          </table:table-cell>
          <table:table-cell table:style-name="Tabel31.A2" office:value-type="string">
            <text:p text:style-name="P43">Calculate the year ISO8601 style </text:p>
          </table:table-cell>
          <table:table-cell table:style-name="Tabel31.C2" office:value-type="string">
            <text:p text:style-name="P43">A</text:p>
          </table:table-cell>
        </table:table-row>
        <table:table-row table:style-name="Tabel31.1">
          <table:table-cell table:style-name="Tabel31.A2" office:value-type="string">
            <text:p text:style-name="P43">Byte to hex encode of string A</text:p>
          </table:table-cell>
          <table:table-cell table:style-name="Tabel31.A2" office:value-type="string">
            <text:p text:style-name="P43">Encode bytes in a string to a hexadecimal representation</text:p>
          </table:table-cell>
          <table:table-cell table:style-name="Tabel31.C2" office:value-type="string">
            <text:p text:style-name="P43">A</text:p>
          </table:table-cell>
        </table:table-row>
        <table:table-row table:style-name="Tabel31.1">
          <table:table-cell table:style-name="Tabel31.A2" office:value-type="string">
            <text:p text:style-name="P43">Hex encode of string A </text:p>
          </table:table-cell>
          <table:table-cell table:style-name="Tabel31.A2" office:value-type="string">
            <text:p text:style-name="P43">Encode a string in its own hexadecimal representation </text:p>
          </table:table-cell>
          <table:table-cell table:style-name="Tabel31.C2" office:value-type="string">
            <text:p text:style-name="P43">A</text:p>
          </table:table-cell>
        </table:table-row>
        <table:table-row table:style-name="Tabel31.1">
          <table:table-cell table:style-name="Tabel31.A2" office:value-type="string">
            <text:p text:style-name="P43">Char to hex encode of string A</text:p>
          </table:table-cell>
          <table:table-cell table:style-name="Tabel31.A2" office:value-type="string">
            <text:p text:style-name="P43">Encode characters in a string to a hexadecimal representation</text:p>
          </table:table-cell>
          <table:table-cell table:style-name="Tabel31.C2" office:value-type="string">
            <text:p text:style-name="P43">A</text:p>
          </table:table-cell>
        </table:table-row>
        <table:table-row table:style-name="Tabel31.1">
          <table:table-cell table:style-name="Tabel31.A2" office:value-type="string">
            <text:p text:style-name="P43">Hex decode of string A </text:p>
          </table:table-cell>
          <table:table-cell table:style-name="Tabel31.A2" office:value-type="string">
            <text:p text:style-name="P43">Decode a string from its hexadecimal representation (add a leading 0 when A is of odd length) </text:p>
          </table:table-cell>
          <table:table-cell table:style-name="Tabel31.C2" office:value-type="string">
            <text:p text:style-name="P43">A</text:p>
          </table:table-cell>
        </table:table-row>
      </table:table>
      <text:p text:style-name="Standard"/>
      <text:list text:style-name="Numbering_20_1" text:continue-numbering="true">
        <text:list-item>
          <text:list text:continue-numbering="true">
            <text:list-item>
              <text:list text:continue-numbering="true">
                <text:list-item>
                  <text:h text:style-name="P108" text:outline-level="3">XML Add</text:h>
                  <text:list>
                    <text:list-item>
                      <text:h text:style-name="P45" text:outline-level="4"><draw:frame draw:style-name="fr29" draw:name="Afbeeldingen154" text:anchor-type="char" svg:x="1.27cm" svg:y="0.829cm" svg:width="13.284cm" svg:height="4.586cm" draw:z-index="159"><draw:image xlink:href="Pictures/2000000700004A98000019D2F5CA5E2F.wmf" xlink:type="simple" xlink:show="embed" xlink:actuate="onLoad"/></draw:frame>Screenshots</text:h>
                    </text:list-item>
                  </text:list>
                </text:list-item>
              </text:list>
            </text:list-item>
          </text:list>
        </text:list-item>
      </text:list>
      <text:p text:style-name="P44">The “Content” tab</text:p>
      <text:p text:style-name="P44"><draw:frame draw:style-name="fr29" draw:name="Afbeeldingen155" text:anchor-type="char" svg:x="1.323cm" svg:y="0.459cm" svg:width="13.282cm" svg:height="4.63cm" draw:z-index="157"><draw:image xlink:href="Pictures/2000000700004A98000019E3312CE2E2.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P45" text:outline-level="4"><draw:frame draw:style-name="fr29" draw:name="Afbeeldingen156" text:anchor-type="char" svg:x="1.27cm" svg:y="1.032cm" svg:width="0.9cm" svg:height="0.9cm" draw:z-index="158"><draw:image xlink:href="Pictures/1000000000000022000000223950DAB2.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allows you to encode the content of a number of fields in a row in XML. This XML is added to the row in the form of a String field.</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32" table:style-name="Tabel32">
        <table:table-column table:style-name="Tabel32.A"/>
        <table:table-column table:style-name="Tabel32.B"/>
        <table:table-header-rows>
          <table:table-row table:style-name="Tabel32.1">
            <table:table-cell table:style-name="Tabel32.A1" office:value-type="string">
              <text:p text:style-name="P43">Option </text:p>
            </table:table-cell>
            <table:table-cell table:style-name="Tabel32.B1" office:value-type="string">
              <text:p text:style-name="P43">Description</text:p>
            </table:table-cell>
          </table:table-row>
        </table:table-header-rows>
        <table:table-row table:style-name="Tabel32.1">
          <table:table-cell table:style-name="Tabel32.A2" office:value-type="string">
            <text:p text:style-name="P43">Step name </text:p>
          </table:table-cell>
          <table:table-cell table:style-name="Tabel32.B2" office:value-type="string">
            <text:p text:style-name="P43">Name of the step. This name has to be unique in a single transformation.</text:p>
          </table:table-cell>
        </table:table-row>
        <table:table-row table:style-name="Tabel32.1">
          <table:table-cell table:style-name="Tabel32.A2" office:value-type="string">
            <text:p text:style-name="P43">Filename </text:p>
          </table:table-cell>
          <table:table-cell table:style-name="Tabel32.B2" office:value-type="string">
            <text:p text:style-name="P43">This field specifies the filename and location of the output text file.</text:p>
          </table:table-cell>
        </table:table-row>
        <table:table-row table:style-name="Tabel32.1">
          <table:table-cell table:style-name="Tabel32.A2" office:value-type="string">
            <text:p text:style-name="P43">Extension </text:p>
          </table:table-cell>
          <table:table-cell table:style-name="Tabel32.B2" office:value-type="string">
            <text:p text:style-name="P43">Adds a point and the extension to the end of the filename (.xml).</text:p>
          </table:table-cell>
        </table:table-row>
        <table:table-row table:style-name="Tabel32.1">
          <table:table-cell table:style-name="Tabel32.A2" office:value-type="string">
            <text:p text:style-name="P43">Include stepnr in filename </text:p>
          </table:table-cell>
          <table:table-cell table:style-name="Tabel32.B2" office:value-type="string">
            <text:p text:style-name="P43">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32.1">
          <table:table-cell table:style-name="Tabel32.A2" office:value-type="string">
            <text:p text:style-name="P43">Include date in filename </text:p>
          </table:table-cell>
          <table:table-cell table:style-name="Tabel32.B2" office:value-type="string">
            <text:p text:style-name="P43">Includes the system date in the filename (_20041231).</text:p>
          </table:table-cell>
        </table:table-row>
        <table:table-row table:style-name="Tabel32.1">
          <table:table-cell table:style-name="Tabel32.A2" office:value-type="string">
            <text:p text:style-name="P43">Include time in filename </text:p>
          </table:table-cell>
          <table:table-cell table:style-name="Tabel32.B2" office:value-type="string">
            <text:p text:style-name="P43">Includes the system date in the filename (_235959).</text:p>
          </table:table-cell>
        </table:table-row>
        <table:table-row table:style-name="Tabel32.1">
          <table:table-cell table:style-name="Tabel32.A2" office:value-type="string">
            <text:p text:style-name="P43">Split every ... rows </text:p>
          </table:table-cell>
          <table:table-cell table:style-name="Tabel32.B2" office:value-type="string">
            <text:p text:style-name="P43">The maximum number of rows of data to put in a single XML file before another is created.</text:p>
          </table:table-cell>
        </table:table-row>
        <table:table-row table:style-name="Tabel32.1">
          <table:table-cell table:style-name="Tabel32.A2" office:value-type="string">
            <text:p text:style-name="P43">Encoding </text:p>
          </table:table-cell>
          <table:table-cell table:style-name="Tabel32.B2" office:value-type="string">
            <text:p text:style-name="P43">The encoding to use. This encoding is specified in the header of the XML file.</text:p>
          </table:table-cell>
        </table:table-row>
        <table:table-row table:style-name="Tabel32.1">
          <table:table-cell table:style-name="Tabel32.A2" office:value-type="string">
            <text:p text:style-name="P43">Output Value </text:p>
          </table:table-cell>
          <table:table-cell table:style-name="Tabel32.B2" office:value-type="string">
            <text:p text:style-name="P43">The name of the new field that will contain the XML</text:p>
          </table:table-cell>
        </table:table-row>
        <table:table-row table:style-name="Tabel32.1">
          <table:table-cell table:style-name="Tabel32.A2" office:value-type="string">
            <text:p text:style-name="P43">Root XML element </text:p>
          </table:table-cell>
          <table:table-cell table:style-name="Tabel32.B2" office:value-type="string">
            <text:p text:style-name="P43">The name of the root element in the generated XML.</text:p>
          </table:table-cell>
        </table:table-row>
        <table:table-row table:style-name="Tabel32.1">
          <table:table-cell table:style-name="Tabel32.A2" office:value-type="string">
            <text:p text:style-name="P43">Fields</text:p>
          </table:table-cell>
          <table:table-cell table:style-name="Tabel32.B2" office:value-type="string">
            <text:list text:style-name="WW8Num50">
              <text:list-item>
                <text:p text:style-name="P163"><text:span text:style-name="T7">Fieldn</text:span>ame: Name of the field.</text:p>
              </text:list-item>
              <text:list-item>
                <text:p text:style-name="P164">Element name: the name of the element in the XML file to use.</text:p>
              </text:list-item>
              <text:list-item>
                <text:p text:style-name="P164">Type: Type of the field can be either String, Date, or Number.</text:p>
              </text:list-item>
              <text:list-item>
                <text:p text:style-name="P165"><text:span text:style-name="T7">Format mask to convert with: see</text:span><text:span text:style-name="T27"> </text:span><text:a xlink:type="simple" xlink:href="#_10.4.1.5.1._Number_formats"><text:span text:style-name="T24">10.4.1.5.1. Number formats</text:span></text:a><text:span text:style-name="T27"> </text:span><text:span text:style-name="T7">for a </text:span>complete description of format specifiers.</text:p>
              </text:list-item>
              <text:list-item>
                <text:p text:style-name="P164">Length: Output string is padded to this length if it is specified.</text:p>
              </text:list-item>
              <text:list-item>
                <text:p text:style-name="P164">Precision: The precision to use.</text:p>
              </text:list-item>
              <text:list-item>
                <text:p text:style-name="P165"><text:span text:style-name="T7">Currency: Symbol used to represent currencies like $10,000.00 or </text:span>€5.000,00</text:p>
              </text:list-item>
              <text:list-item>
                <text:p text:style-name="P165"><text:span text:style-name="T7">Decimal: A decimal point can be a "." (10,000.00) or "," (5.000,00</text:span>)</text:p>
              </text:list-item>
              <text:list-item>
                <text:p text:style-name="P164">Grouping: A grouping can be a "," (10,000.00) or "." (5.000,00)</text:p>
              </text:list-item>
              <text:list-item>
                <text:p text:style-name="P164">Null: the string to use in case the field value is null.</text:p>
              </text:list-item>
              <text:list-item>
                <text:p text:style-name="P164">Attribute: make this an attribute (N means : element)</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ample</text:h>
                      <text:list>
                        <text:list-item>
                          <text:h text:style-name="P102" text:outline-level="5">Motivation</text:h>
                        </text:list-item>
                      </text:list>
                    </text:list-item>
                  </text:list>
                </text:list-item>
              </text:list>
            </text:list-item>
          </text:list>
        </text:list-item>
      </text:list>
      <text:p text:style-name="Standard">I have data that comes in a variety of classes and I would like to store it as XML in my database i.e.</text:p>
      <text:p text:style-name="Standard">I want to turn the raw data into the database layout bel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Raw data</text:h>
                        </text:list-item>
                      </text:list>
                    </text:list-item>
                  </text:list>
                </text:list-item>
              </text:list>
            </text:list-item>
          </text:list>
        </text:list-item>
      </text:list>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Output sample</text:h>
                        </text:list-item>
                      </text:list>
                    </text:list-item>
                  </text:list>
                </text:list-item>
              </text:list>
            </text:list-item>
          </text:list>
        </text:list-item>
      </text:list>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43">ID </text:p>
          </table:table-cell>
          <table:table-cell table:style-name="Tabel33.A1" office:value-type="string">
            <text:p text:style-name="P43">X </text:p>
          </table:table-cell>
          <table:table-cell table:style-name="Tabel33.A1" office:value-type="string">
            <text:p text:style-name="P43">Y </text:p>
          </table:table-cell>
          <table:table-cell table:style-name="Tabel33.D1" office:value-type="string">
            <text:p text:style-name="P43">CLASS_DATA</text:p>
          </table:table-cell>
        </table:table-row>
        <table:table-row table:style-name="Tabel33.1">
          <table:table-cell table:style-name="Tabel33.A2" office:value-type="string">
            <text:p text:style-name="P43">3 </text:p>
          </table:table-cell>
          <table:table-cell table:style-name="Tabel33.A2" office:value-type="string">
            <text:p text:style-name="P43">4</text:p>
          </table:table-cell>
          <table:table-cell table:style-name="Tabel33.A2" office:value-type="string">
            <text:p text:style-name="P43">7</text:p>
          </table:table-cell>
          <table:table-cell table:style-name="Tabel33.D2" office:value-type="string">
            <text:p text:style-name="P43">&lt;SHAPE type="circle"&gt;&lt;COLOUR&gt;blue&lt;/COLOUR&gt;&lt;RADIUS&gt; 5&lt;/RADIUS&gt;&lt;/SHAPE&gt;</text:p>
          </table:table-cell>
        </table:table-row>
        <table:table-row table:style-name="Tabel33.1">
          <table:table-cell table:style-name="Tabel33.A2" office:value-type="string">
            <text:p text:style-name="P43">1</text:p>
          </table:table-cell>
          <table:table-cell table:style-name="Tabel33.A2" office:value-type="string">
            <text:p text:style-name="P43">6</text:p>
          </table:table-cell>
          <table:table-cell table:style-name="Tabel33.A2" office:value-type="string">
            <text:p text:style-name="P43">3</text:p>
          </table:table-cell>
          <table:table-cell table:style-name="Tabel33.D2" office:value-type="string">
            <text:p text:style-name="P43">&lt;SHAPE type="rectangle"&gt;&lt;COLOUR&gt;blue&lt;/COLOUR&gt;&lt;WIDTH&gt; 4&lt;/WIDTH&gt;&lt;LENGTH&gt; 6&lt;/LENGTH&gt;&lt;/SHAPE&gt;</text:p>
          </table:table-cell>
        </table:table-row>
        <table:table-row table:style-name="Tabel33.1">
          <table:table-cell table:style-name="Tabel33.A2" office:value-type="string">
            <text:p text:style-name="P43">2</text:p>
          </table:table-cell>
          <table:table-cell table:style-name="Tabel33.A2" office:value-type="string">
            <text:p text:style-name="P43">8</text:p>
          </table:table-cell>
          <table:table-cell table:style-name="Tabel33.A2" office:value-type="string">
            <text:p text:style-name="P43">8</text:p>
          </table:table-cell>
          <table:table-cell table:style-name="Tabel33.D2" office:value-type="string">
            <text:p text:style-name="P43">&lt;SHAPE type="rectangle"&gt;&lt;COLOUR&gt;blue&lt;/COLOUR&gt;&lt;WIDTH&gt; 4&lt;/WIDTH&gt;&lt;LENGTH&gt;6&lt;/LENGTH&gt;&lt;/SHAPE&gt;</text:p>
          </table:table-cell>
        </table:table-row>
        <table:table-row table:style-name="Tabel33.1">
          <table:table-cell table:style-name="Tabel33.A2" office:value-type="string">
            <text:p text:style-name="P43">5</text:p>
          </table:table-cell>
          <table:table-cell table:style-name="Tabel33.A2" office:value-type="string">
            <text:p text:style-name="P43">5</text:p>
          </table:table-cell>
          <table:table-cell table:style-name="Tabel33.A2" office:value-type="string">
            <text:p text:style-name="P43">2</text:p>
          </table:table-cell>
          <table:table-cell table:style-name="Tabel33.D2" office:value-type="string">
            <text:p text:style-name="P43">&lt;SHAPE type="circle"&gt;&lt;COLOUR&gt;blue&lt;/COLOUR&gt;&lt;RADIUS&gt; 5&lt;/RADIUS&gt;&lt;/SHAPE&gt;</text:p>
          </table:table-cell>
        </table:table-row>
      </table:table>
      <text:list text:style-name="Numbering_20_1" text:continue-numbering="true">
        <text:list-item>
          <text:list text:continue-numbering="true">
            <text:list-item>
              <text:list text:continue-numbering="true">
                <text:list-header>
                  <text:p text:style-name="P16"/>
                </text:list-header>
                <text:list-item>
                  <text:h text:style-name="P108" text:outline-level="3">Add constants</text:h>
                  <text:list>
                    <text:list-item>
                      <text:h text:style-name="P45" text:outline-level="4"><draw:frame draw:style-name="fr29" draw:name="Afbeeldingen157" text:anchor-type="char" svg:x="1.27cm" svg:y="0.926cm" svg:width="11.642cm" svg:height="4.895cm" draw:z-index="161"><draw:image xlink:href="Pictures/2000000700002A5E000011C6C7B9C8E9.wmf" xlink:type="simple" xlink:show="embed" xlink:actuate="onLoad"/></draw:frame>Screenshot</text:h>
                    </text:list-item>
                    <text:list-item>
                      <text:h text:style-name="P45" text:outline-level="4"><draw:frame draw:style-name="fr29" draw:name="Afbeeldingen158" text:anchor-type="char" svg:x="1.27cm" svg:y="6.05cm" svg:width="0.9cm" svg:height="0.9cm" draw:z-index="160"><draw:image xlink:href="Pictures/100000000000002200000022272063FC.png" xlink:type="simple" xlink:show="embed" xlink:actuate="onLoad"/></draw:frame>Icon</text:h>
                    </text:list-item>
                    <text:list-item>
                      <text:h text:style-name="P45" text:outline-level="4">General description and usage</text:h>
                    </text:list-item>
                  </text:list>
                </text:list-item>
              </text:list>
            </text:list-item>
          </text:list>
        </text:list-item>
      </text:list>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list text:style-name="Numbering_20_1" text:continue-numbering="true">
        <text:list-item>
          <text:list text:continue-numbering="true">
            <text:list-item>
              <text:list text:continue-numbering="true">
                <text:list-item>
                  <text:h text:style-name="P108" text:outline-level="3">Row Denormaliser</text:h>
                  <text:list>
                    <text:list-item>
                      <text:h text:style-name="P45" text:outline-level="4"><draw:frame draw:style-name="fr29" draw:name="Afbeeldingen159" text:anchor-type="char" svg:x="1.27cm" svg:y="0.882cm" svg:width="12.091cm" svg:height="5.292cm" draw:z-index="166"><draw:image xlink:href="Pictures/2000000700003D7000001AD4A0353C61.wmf" xlink:type="simple" xlink:show="embed" xlink:actuate="onLoad"/></draw:frame>Screenshot</text:h>
                    </text:list-item>
                    <text:list-item>
                      <text:h text:style-name="P45" text:outline-level="4"><draw:frame draw:style-name="fr29" draw:name="Afbeeldingen160" text:anchor-type="char" svg:x="1.27cm" svg:y="6.368cm" svg:width="0.9cm" svg:height="0.9cm" draw:z-index="162"><draw:image xlink:href="Pictures/1000000000000022000000220FB2C03C.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34" table:style-name="Tabel34">
        <table:table-column table:style-name="Tabel34.A"/>
        <table:table-column table:style-name="Tabel34.B"/>
        <table:table-row table:style-name="Tabel34.1">
          <table:table-cell table:style-name="Tabel34.A1" office:value-type="string">
            <text:p text:style-name="P43">Option </text:p>
          </table:table-cell>
          <table:table-cell table:style-name="Tabel34.B1" office:value-type="string">
            <text:p text:style-name="P43">Description</text:p>
          </table:table-cell>
        </table:table-row>
        <table:table-row table:style-name="Tabel34.1">
          <table:table-cell table:style-name="Tabel34.A2" office:value-type="string">
            <text:p text:style-name="P43">Step name </text:p>
          </table:table-cell>
          <table:table-cell table:style-name="Tabel34.B2" office:value-type="string">
            <text:p text:style-name="P43">Name of the step. This name has to be unique in a single transformation.</text:p>
          </table:table-cell>
        </table:table-row>
        <table:table-row table:style-name="Tabel34.1">
          <table:table-cell table:style-name="Tabel34.A2" office:value-type="string">
            <text:p text:style-name="P43">Key field </text:p>
          </table:table-cell>
          <table:table-cell table:style-name="Tabel34.B2" office:value-type="string">
            <text:p text:style-name="P43">The field that defined the key.</text:p>
          </table:table-cell>
        </table:table-row>
        <table:table-row table:style-name="Tabel34.1">
          <table:table-cell table:style-name="Tabel34.A2" office:value-type="string">
            <text:p text:style-name="P43">Group fields </text:p>
          </table:table-cell>
          <table:table-cell table:style-name="Tabel34.B2" office:value-type="string">
            <text:p text:style-name="P43">Specify the fields that make up the grouping here.</text:p>
          </table:table-cell>
        </table:table-row>
        <table:table-row table:style-name="Tabel34.1">
          <table:table-cell table:style-name="Tabel34.A2" office:value-type="string">
            <text:p text:style-name="P43">Target fields </text:p>
          </table:table-cell>
          <table:table-cell table:style-name="Tabel34.B2" office:value-type="string">
            <text:p text:style-name="P43">Specify the fields to de-normalise. You do it by specifying the String value for the key field (see above).</text:p>
            <text:p text:style-name="P10">Options are provided to convert data types. Mostly people use Strings as key-value pairs so you often need to convert to Integer, Number or Date.</text:p>
            <text:p text:style-name="P10">In case you get key-value pair collisions (key is not unique for the group specified) you can specify the aggregation method to use.</text:p>
          </table:table-cell>
        </table:table-row>
      </table:table>
      <text:list text:style-name="Numbering_20_1" text:continue-numbering="true">
        <text:list-item>
          <text:list text:continue-numbering="true">
            <text:list-item>
              <text:list text:continue-numbering="true">
                <text:list-header>
                  <text:p text:style-name="P16"/>
                </text:list-header>
                <text:list-item>
                  <text:h text:style-name="P108" text:outline-level="3"><draw:frame draw:style-name="fr29" draw:name="Afbeeldingen161" text:anchor-type="char" svg:x="1.27cm" svg:y="1.852cm" svg:width="7.011cm" svg:height="5.133cm" draw:z-index="163"><draw:image xlink:href="Pictures/200000070000163A0000103B0E6D224F.wmf" xlink:type="simple" xlink:show="embed" xlink:actuate="onLoad"/></draw:frame>Flattener</text:h>
                  <text:list>
                    <text:list-item>
                      <text:h text:style-name="P45" text:outline-level="4">Screenshot</text:h>
                    </text:list-item>
                    <text:list-item>
                      <text:h text:style-name="P45" text:outline-level="4"><draw:frame draw:style-name="fr29" draw:name="Afbeeldingen162" text:anchor-type="char" svg:x="1.27cm" svg:y="6.209cm" svg:width="0.9cm" svg:height="0.9cm" draw:z-index="164"><draw:image xlink:href="Pictures/10000000000000220000002241E741B4.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allows you flatten sequentially provided data.</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35" table:style-name="Tabel35">
        <table:table-column table:style-name="Tabel35.A"/>
        <table:table-column table:style-name="Tabel35.B"/>
        <table:table-row table:style-name="Tabel35.1">
          <table:table-cell table:style-name="Tabel35.A1" office:value-type="string">
            <text:p text:style-name="P43">Option </text:p>
          </table:table-cell>
          <table:table-cell table:style-name="Tabel35.B1" office:value-type="string">
            <text:p text:style-name="P43">Description</text:p>
          </table:table-cell>
        </table:table-row>
        <table:table-row table:style-name="Tabel35.1">
          <table:table-cell table:style-name="Tabel35.A2" office:value-type="string">
            <text:p text:style-name="P43">Step name </text:p>
          </table:table-cell>
          <table:table-cell table:style-name="Tabel35.B2" office:value-type="string">
            <text:p text:style-name="P43">Name of the step. This name has to be unique in a single transformation.</text:p>
          </table:table-cell>
        </table:table-row>
        <table:table-row table:style-name="Tabel35.1">
          <table:table-cell table:style-name="Tabel35.A2" office:value-type="string">
            <text:p text:style-name="P43">The field to flatten </text:p>
          </table:table-cell>
          <table:table-cell table:style-name="Tabel35.B2" office:value-type="string">
            <text:p text:style-name="P43">The field that needs to be flattened into different target fields.</text:p>
          </table:table-cell>
        </table:table-row>
        <table:table-row table:style-name="Tabel35.1">
          <table:table-cell table:style-name="Tabel35.A2" office:value-type="string">
            <text:p text:style-name="P43">Target fields </text:p>
          </table:table-cell>
          <table:table-cell table:style-name="Tabel35.B2" office:value-type="string">
            <text:p text:style-name="P43">The name of the target field to flatten to.</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ample</text:h>
                    </text:list-item>
                  </text:list>
                </text:list-item>
              </text:list>
            </text:list-item>
          </text:list>
        </text:list-item>
      </text:list>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43">Field1 </text:p>
          </table:table-cell>
          <table:table-cell table:style-name="Tabel36.A1" office:value-type="string">
            <text:p text:style-name="P43">Field2 </text:p>
          </table:table-cell>
          <table:table-cell table:style-name="Tabel36.A1" office:value-type="string">
            <text:p text:style-name="P43">Field3</text:p>
          </table:table-cell>
          <table:table-cell table:style-name="Tabel36.D1" office:value-type="string">
            <text:p text:style-name="P43">Flatten</text:p>
          </table:table-cell>
        </table:table-row>
        <table:table-row table:style-name="Tabel36.1">
          <table:table-cell table:style-name="Tabel36.A2" office:value-type="string">
            <text:p text:style-name="P43">A </text:p>
          </table:table-cell>
          <table:table-cell table:style-name="Tabel36.A2" office:value-type="string">
            <text:p text:style-name="P43">B </text:p>
          </table:table-cell>
          <table:table-cell table:style-name="Tabel36.A2" office:value-type="string">
            <text:p text:style-name="P43">C </text:p>
          </table:table-cell>
          <table:table-cell table:style-name="Tabel36.D2" office:value-type="string">
            <text:p text:style-name="P43">One</text:p>
          </table:table-cell>
        </table:table-row>
        <table:table-row table:style-name="Tabel36.1">
          <table:table-cell table:style-name="Tabel36.A2" office:value-type="string">
            <text:p text:style-name="P43">A </text:p>
          </table:table-cell>
          <table:table-cell table:style-name="Tabel36.A2" office:value-type="string">
            <text:p text:style-name="P43">B </text:p>
          </table:table-cell>
          <table:table-cell table:style-name="Tabel36.A2" office:value-type="string">
            <text:p text:style-name="P43">C </text:p>
          </table:table-cell>
          <table:table-cell table:style-name="Tabel36.D2" office:value-type="string">
            <text:p text:style-name="P43">Two</text:p>
          </table:table-cell>
        </table:table-row>
        <table:table-row table:style-name="Tabel36.1">
          <table:table-cell table:style-name="Tabel36.A2" office:value-type="string">
            <text:p text:style-name="P43">D </text:p>
          </table:table-cell>
          <table:table-cell table:style-name="Tabel36.A2" office:value-type="string">
            <text:p text:style-name="P43">E</text:p>
          </table:table-cell>
          <table:table-cell table:style-name="Tabel36.A2" office:value-type="string">
            <text:p text:style-name="P43">F </text:p>
          </table:table-cell>
          <table:table-cell table:style-name="Tabel36.D2" office:value-type="string">
            <text:p text:style-name="P43">Three</text:p>
          </table:table-cell>
        </table:table-row>
        <table:table-row table:style-name="Tabel36.1">
          <table:table-cell table:style-name="Tabel36.A2" office:value-type="string">
            <text:p text:style-name="P43">D </text:p>
          </table:table-cell>
          <table:table-cell table:style-name="Tabel36.A2" office:value-type="string">
            <text:p text:style-name="P43">E </text:p>
          </table:table-cell>
          <table:table-cell table:style-name="Tabel36.A2" office:value-type="string">
            <text:p text:style-name="P43">F </text:p>
          </table:table-cell>
          <table:table-cell table:style-name="Tabel36.D2" office:value-type="string">
            <text:p text:style-name="P43">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43">Field1 </text:p>
          </table:table-cell>
          <table:table-cell table:style-name="Tabel37.A1" office:value-type="string">
            <text:p text:style-name="P43">Field2 </text:p>
          </table:table-cell>
          <table:table-cell table:style-name="Tabel37.A1" office:value-type="string">
            <text:p text:style-name="P43">Field3 </text:p>
          </table:table-cell>
          <table:table-cell table:style-name="Tabel37.A1" office:value-type="string">
            <text:p text:style-name="P43">Target1 </text:p>
          </table:table-cell>
          <table:table-cell table:style-name="Tabel37.E1" office:value-type="string">
            <text:p text:style-name="P43">Target2</text:p>
          </table:table-cell>
        </table:table-row>
        <table:table-row table:style-name="Tabel37.1">
          <table:table-cell table:style-name="Tabel37.A2" office:value-type="string">
            <text:p text:style-name="P43">A </text:p>
          </table:table-cell>
          <table:table-cell table:style-name="Tabel37.A2" office:value-type="string">
            <text:p text:style-name="P43">B </text:p>
          </table:table-cell>
          <table:table-cell table:style-name="Tabel37.A2" office:value-type="string">
            <text:p text:style-name="P43">C </text:p>
          </table:table-cell>
          <table:table-cell table:style-name="Tabel37.A2" office:value-type="string">
            <text:p text:style-name="P43">One </text:p>
          </table:table-cell>
          <table:table-cell table:style-name="Tabel37.E2" office:value-type="string">
            <text:p text:style-name="P43">Two</text:p>
          </table:table-cell>
        </table:table-row>
        <table:table-row table:style-name="Tabel37.1">
          <table:table-cell table:style-name="Tabel37.A2" office:value-type="string">
            <text:p text:style-name="P43">D </text:p>
          </table:table-cell>
          <table:table-cell table:style-name="Tabel37.A2" office:value-type="string">
            <text:p text:style-name="P43">E </text:p>
          </table:table-cell>
          <table:table-cell table:style-name="Tabel37.A2" office:value-type="string">
            <text:p text:style-name="P43">F </text:p>
          </table:table-cell>
          <table:table-cell table:style-name="Tabel37.A2" office:value-type="string">
            <text:p text:style-name="P43">Three </text:p>
          </table:table-cell>
          <table:table-cell table:style-name="Tabel37.E2" office:value-type="string">
            <text:p text:style-name="P43">Four</text:p>
          </table:table-cell>
        </table:table-row>
      </table:table>
      <text:p text:style-name="Standard"/>
      <text:p text:style-name="P17"><draw:frame draw:style-name="fr29" draw:name="Afbeeldingen163" text:anchor-type="char" svg:x="1.27cm" svg:y="0.635cm" svg:width="7.011cm" svg:height="5.133cm" draw:z-index="165"><draw:image xlink:href="Pictures/200000070000163A0000103BAE68A4D9.wmf" xlink:type="simple" xlink:show="embed" xlink:actuate="onLoad"/></draw:frame>In the example above, this is what the dialog looks like:</text:p>
      <text:p text:style-name="Standard"/>
      <text:list text:style-name="Numbering_20_1" text:continue-numbering="true">
        <text:list-item>
          <text:list text:continue-numbering="true">
            <text:list-item>
              <text:list text:continue-numbering="true">
                <text:list-item>
                  <text:h text:style-name="P108" text:outline-level="3">Value Mapper</text:h>
                  <text:list>
                    <text:list-item>
                      <text:h text:style-name="P45" text:outline-level="4"><draw:frame draw:style-name="fr29" draw:name="Afbeeldingen164" text:anchor-type="char" svg:x="1.27cm" svg:y="1.041cm" svg:width="8.784cm" svg:height="6.085cm" draw:z-index="168"><draw:image xlink:href="Pictures/100000000000022A000001807E5D4774.png" xlink:type="simple" xlink:show="embed" xlink:actuate="onLoad"/></draw:frame>Screenshot</text:h>
                    </text:list-item>
                    <text:list-item>
                      <text:h text:style-name="P45" text:outline-level="4"><draw:frame draw:style-name="fr29" draw:name="Afbeeldingen165" text:anchor-type="char" svg:x="1.27cm" svg:y="7.32cm" svg:width="0.9cm" svg:height="0.9cm" draw:z-index="167"><draw:image xlink:href="Pictures/1000000000000022000000222D04BDCA.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20">Fieldname to use: LanguageCode</text:p>
      <text:p text:style-name="P20">Target fieldname: LanguageDesc</text:p>
      <text:p text:style-name="Standard">Source/Target: EN/English, FR/French, NL/Dutch, ES/Spanish, DE/German, ...</text:p>
      <text:p text:style-name="Standard"/>
      <text:p text:style-name="Standard">NOTE: It is also possible to convert a null field or empty String value to a non-empty value. <text:s/>Leave the “Source value” field empty for this. <text:s/>It is obviously only possible to specify one of these empty source field values.</text:p>
      <text:list text:style-name="Numbering_20_1" text:continue-numbering="true">
        <text:list-item>
          <text:list text:continue-numbering="true">
            <text:list-item>
              <text:list text:continue-numbering="true">
                <text:list-item>
                  <text:h text:style-name="P108" text:outline-level="3">Blocking step</text:h>
                  <text:list>
                    <text:list-item>
                      <text:h text:style-name="P45" text:outline-level="4"><draw:frame draw:style-name="fr29" draw:name="Afbeeldingen166" text:anchor-type="char" svg:x="1.27cm" svg:y="0.961cm" svg:width="7.805cm" svg:height="2.672cm" draw:z-index="170"><draw:image xlink:href="Pictures/20000007000013CF000006C71F2926CB.wmf" xlink:type="simple" xlink:show="embed" xlink:actuate="onLoad"/></draw:frame>Screenshot</text:h>
                    </text:list-item>
                    <text:list-item>
                      <text:h text:style-name="P45" text:outline-level="4">Icon</text:h>
                    </text:list-item>
                    <text:list-item>
                      <text:h text:style-name="P45" text:outline-level="4"><draw:frame draw:style-name="fr29" draw:name="Afbeeldingen167" text:anchor-type="char" svg:x="1.27cm" svg:y="0.353cm" svg:width="0.9cm" svg:height="0.9cm" draw:z-index="169"><draw:image xlink:href="Pictures/10000000000000220000002285A3B3C9.png" xlink:type="simple" xlink:show="embed" xlink:actuate="onLoad"/></draw:frame>General description</text:h>
                    </text:list-item>
                  </text:list>
                </text:list-item>
              </text:list>
            </text:list-item>
          </text:list>
        </text:list-item>
      </text:list>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list text:style-name="Numbering_20_1" text:continue-numbering="true">
        <text:list-item>
          <text:list text:continue-numbering="true">
            <text:list-item>
              <text:list text:continue-numbering="true">
                <text:list-item>
                  <text:h text:style-name="P108" text:outline-level="3">Join Rows (Cartesian product)</text:h>
                  <text:list>
                    <text:list-item>
                      <text:h text:style-name="P45" text:outline-level="4"><draw:frame draw:style-name="fr29" draw:name="Afbeeldingen168" text:anchor-type="char" svg:x="1.27cm" svg:y="0.882cm" svg:width="9.627cm" svg:height="6.558cm" draw:z-index="171"><draw:image xlink:href="Pictures/10000000000001C7000001365CBAE0EE.png" xlink:type="simple" xlink:show="embed" xlink:actuate="onLoad"/></draw:frame>Screenshot</text:h>
                    </text:list-item>
                    <text:list-item>
                      <text:h text:style-name="P45" text:outline-level="4">Icon</text:h>
                    </text:list-item>
                    <text:list-item>
                      <text:h text:style-name="P45" text:outline-level="4"><draw:frame draw:style-name="fr29" draw:name="Afbeeldingen169" text:anchor-type="char" svg:x="1.27cm" svg:y="0.145cm" svg:width="0.9cm" svg:height="0.9cm" draw:z-index="172"><draw:image xlink:href="Pictures/1000000000000022000000225534D571.png" xlink:type="simple" xlink:show="embed" xlink:actuate="onLoad"/></draw:frame>General description</text:h>
                    </text:list-item>
                  </text:list>
                </text:list-item>
              </text:list>
            </text:list-item>
          </text:list>
        </text:list-item>
      </text:list>
      <text:p text:style-name="Standard">This step allows you to produce combinations (Cartesian product) of all rows on the input streams.</text:p>
      <text:p text:style-name="Standard"><draw:frame draw:style-name="fr29" draw:name="Afbeeldingen170" text:anchor-type="char" svg:x="1.27cm" svg:y="0.547cm" svg:width="12.25cm" svg:height="4.604cm" draw:z-index="173"><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28">→</text:span></text:p>
      <text:p text:style-name="Standard">2100, 12, 31) and can be used to create a date dimension.</text:p>
      <text:list text:style-name="Numbering_20_1" text:continue-numbering="true">
        <text:list-item>
          <text:list text:continue-numbering="true">
            <text:list-item>
              <text:list text:continue-numbering="true">
                <text:list-item>
                  <text:list text:continue-numbering="true">
                    <text:list-item>
                      <text:h text:style-name="P105" text:outline-level="4">Options</text:h>
                    </text:list-item>
                  </text:list>
                </text:list-item>
              </text:list>
            </text:list-item>
          </text:list>
        </text:list-item>
      </text:list>
      <text:list text:style-name="WW8Num70">
        <text:list-item text:start-value="1">
          <text:p text:style-name="P154"><text:span text:style-name="T6">Step name</text:span><text:span text:style-name="T7">: Name of the step. This name has to be unique in a single transformation.</text:span></text:p>
        </text:list-item>
        <text:list-item>
          <text:p text:style-name="P154"><text:span text:style-name="T6">Temp directory</text:span><text:span text:style-name="T7">: Specify the name of the directory where the system stores temporary files in </text:span>case you want to combine more then the cached number of rows.</text:p>
        </text:list-item>
        <text:list-item>
          <text:p text:style-name="P154"><text:span text:style-name="T6">Temporary file prefix</text:span><text:span text:style-name="T7">: This is the prefix of the temporary files that will be generated.</text:span></text:p>
        </text:list-item>
        <text:list-item>
          <text:p text:style-name="P154"><text:span text:style-name="T6">Max. cache size</text:span><text:span text:style-name="T7">: The number of rows to cache before the systems reads data from temporary </text:span>files. This is needed in case you want to combine large row sets that don’t fit into memory.</text:p>
        </text:list-item>
        <text:list-item>
          <text:p text:style-name="P154"><text:span text:style-name="T6">Main step to read from</text:span><text:span text:style-name="T7">: Specifies the step to read the most data from. This step is not cached </text:span>or spooled to disk, the others are.</text:p>
        </text:list-item>
        <text:list-item>
          <text:p text:style-name="P154"><text:span text:style-name="T6">The condition</text:span><text:span text:style-name="T7">: You can enter a complex </text:span>condition to limit the number of output rows.</text:p>
        </text:list-item>
      </text:list>
      <text:list text:style-name="Numbering_20_1" text:continue-numbering="true">
        <text:list-item>
          <text:list text:continue-numbering="true">
            <text:list-item>
              <text:list text:continue-numbering="true">
                <text:list-item>
                  <text:h text:style-name="P108" text:outline-level="3"><text:span text:style-name="Heading_20_3_20_Char">Database Join</text:span></text:h>
                  <text:list>
                    <text:list-item>
                      <text:h text:style-name="P45" text:outline-level="4"><draw:frame draw:style-name="fr29" draw:name="Afbeeldingen171" text:anchor-type="char" svg:x="1.27cm" svg:y="1.094cm" svg:width="9.525cm" svg:height="6.128cm" draw:z-index="174"><draw:image xlink:href="Pictures/2000000700002D9700001D4F58BA8D00.wmf" xlink:type="simple" xlink:show="embed" xlink:actuate="onLoad"/></draw:frame>Screenshot</text:h>
                    </text:list-item>
                    <text:list-item>
                      <text:h text:style-name="P45" text:outline-level="4"><draw:frame draw:style-name="fr29" draw:name="Afbeeldingen172" text:anchor-type="char" svg:x="1.27cm" svg:y="7.267cm" svg:width="0.9cm" svg:height="0.9cm" draw:z-index="175"><draw:image xlink:href="Pictures/1000000000000022000000228A28411D.png" xlink:type="simple" xlink:show="embed" xlink:actuate="onLoad"/></draw:frame>Icon</text:h>
                    </text:list-item>
                    <text:list-item>
                      <text:h text:style-name="P45"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WW8Num76">
        <text:list-item>
          <text:p text:style-name="P166">as question marks (?) in the SQL query.</text:p>
        </text:list-item>
        <text:list-item>
          <text:p text:style-name="P166">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customernr</text:p>
      <text:p text:style-name="Code_20_Example">FROM <text:tab/><text:tab/>product_orders, customer</text:p>
      <text:p text:style-name="Code_20_Example">WHERE <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96">
        <text:list-item>
          <text:p text:style-name="P167"><text:span text:style-name="T6">Step name</text:span><text:span text:style-name="T7">: Name of the step. This name has to be unique in a single transformation.</text:span></text:p>
        </text:list-item>
        <text:list-item>
          <text:p text:style-name="P168">The database connection to use.</text:p>
        </text:list-item>
        <text:list-item>
          <text:p text:style-name="P167"><text:span text:style-name="T6">SQL</text:span><text:span text:style-name="T7">: SQL query to launch towards the database, use question marks as parameter </text:span>placeholders.</text:p>
        </text:list-item>
        <text:list-item>
          <text:p text:style-name="P167"><text:span text:style-name="T6">Number of rows to return</text:span><text:span text:style-name="T7">: 0 means all, any other number limits the number of rows.</text:span></text:p>
        </text:list-item>
        <text:list-item>
          <text:p text:style-name="P167"><text:span text:style-name="T6">Outer join?</text:span><text:span text:style-name="T7">: Check this to always return a result, even if the qu</text:span>ery didn't return a result.</text:p>
        </text:list-item>
        <text:list-item>
          <text:p text:style-name="P168">The parameters to use in the query.</text:p>
        </text:list-item>
      </text:list>
      <text:list text:style-name="Numbering_20_1" text:continue-numbering="true">
        <text:list-item>
          <text:list text:continue-numbering="true">
            <text:list-item>
              <text:list text:continue-numbering="true">
                <text:list-item>
                  <text:h text:style-name="P108" text:outline-level="3">Merge rows</text:h>
                  <text:list>
                    <text:list-item>
                      <text:h text:style-name="P45" text:outline-level="4"><draw:frame draw:style-name="fr29" draw:name="Afbeeldingen173" text:anchor-type="char" svg:x="1.358cm" svg:y="1.085cm" svg:width="11.659cm" svg:height="8.581cm" draw:z-index="179"><draw:image xlink:href="Pictures/20000007000031150000242656EEE2E6.wmf" xlink:type="simple" xlink:show="embed" xlink:actuate="onLoad"/></draw:frame>Screenshot</text:h>
                    </text:list-item>
                    <text:list-item>
                      <text:h text:style-name="P45" text:outline-level="4"><draw:frame draw:style-name="fr29" draw:name="Afbeeldingen174" text:anchor-type="char" svg:x="1.372cm" svg:y="10.072cm" svg:width="0.9cm" svg:height="0.9cm" draw:z-index="176"><draw:image xlink:href="Pictures/100000000000002200000022449B0E48.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simply allows you to compare 2 streams of rows. This is useful if you want compare data from 2 different times. It is often used in situations where the source system of a data warehouse doesn't contain a date of last update.</text:p>
      <text:p text:style-name="Standard">The 2 streams of rows, a reference stream (the old data) and a compare stream (the new data), are merged. Each time only the last version of a row is passed onto the next steps. The row is marked as follows:</text:p>
      <text:p text:style-name="Standard"/>
      <text:list text:style-name="WW8Num97">
        <text:list-item>
          <text:p text:style-name="P169">“identical” : The key was found in both streams and the values to compare were identical;</text:p>
        </text:list-item>
        <text:list-item>
          <text:p text:style-name="P169">“changed” : The key was found in both streams but one or more values is different;</text:p>
        </text:list-item>
        <text:list-item>
          <text:p text:style-name="P169">“new” : The key was not found in the reference stream;</text:p>
        </text:list-item>
        <text:list-item>
          <text:p text:style-name="P169">“deleted” : The key was not found in the compare stream.</text:p>
        </text:list-item>
      </text:list>
      <text:p text:style-name="P170"/>
      <text:p text:style-name="P170">The row coming from the compare stream is passed on to the next steps, except for the “deleted” case. </text:p>
      <text:p text:style-name="P22"/>
      <text:p text:style-name="Standard"><text:span text:style-name="T4">IMPORTANT</text:span>: <text:span text:style-name="T5">both streams need to be sorted on the specified key(s).</text:span></text:p>
      <text:list text:style-name="Numbering_20_1" text:continue-numbering="true">
        <text:list-item>
          <text:list text:continue-numbering="true">
            <text:list-item>
              <text:list text:continue-numbering="true">
                <text:list-item>
                  <text:h text:style-name="P108" text:outline-level="3"><draw:frame draw:style-name="fr29" draw:name="Afbeeldingen175" text:anchor-type="char" svg:x="1.27cm" svg:y="1.958cm" svg:width="9.049cm" svg:height="5.662cm" draw:z-index="177"><draw:image xlink:href="Pictures/10000000000001AA0000010B33584EE4.png" xlink:type="simple" xlink:show="embed" xlink:actuate="onLoad"/></draw:frame>Sorted Merge</text:h>
                  <text:list>
                    <text:list-item>
                      <text:h text:style-name="P45" text:outline-level="4">Screenshot</text:h>
                    </text:list-item>
                    <text:list-item>
                      <text:h text:style-name="P45" text:outline-level="4"><draw:frame draw:style-name="fr29" draw:name="Afbeeldingen176" text:anchor-type="char" svg:x="1.27cm" svg:y="6.685cm" svg:width="0.9cm" svg:height="0.9cm" draw:z-index="178"><draw:image xlink:href="Pictures/1000000000000022000000227FAF719D.png" xlink:type="simple" xlink:show="embed" xlink:actuate="onLoad"/></draw:frame>Icon</text:h>
                    </text:list-item>
                    <text:list-item>
                      <text:h text:style-name="P45" text:outline-level="4">General description and usage</text:h>
                    </text:list-item>
                  </text:list>
                </text:list-item>
              </text:list>
            </text:list-item>
          </text:list>
        </text:list-item>
      </text:list>
      <text:p text:style-name="Standard">The Sorted Merge step merges rows coming from multiple input steps providing these rows are sorted themselves on the given key fields. <text:s/>Options include:</text:p>
      <text:list text:style-name="WW8Num35">
        <text:list-item>
          <text:p text:style-name="P171"><text:span text:style-name="T4">Step name</text:span>: Name of the step. <text:s/>This name has to be unique in a single transformation.</text:p>
        </text:list-item>
        <text:list-item>
          <text:p text:style-name="P171"><text:span text:style-name="T4">Fields</text:span>: Specify fields on which the incoming data is sorted and the sort order</text:p>
        </text:list-item>
      </text:list>
      <text:list text:style-name="Numbering_20_1" text:continue-numbering="true">
        <text:list-item>
          <text:list text:continue-numbering="true">
            <text:list-item>
              <text:list text:continue-numbering="true">
                <text:list-item>
                  <text:h text:style-name="P108" text:outline-level="3">Merge Join</text:h>
                  <text:list>
                    <text:list-item>
                      <text:h text:style-name="P45" text:outline-level="4"><draw:frame draw:style-name="fr29" draw:name="Afbeeldingen177" text:anchor-type="char" svg:x="1.27cm" svg:y="1.094cm" svg:width="11.853cm" svg:height="8.837cm" draw:z-index="180"><draw:image xlink:href="Pictures/200000070000258900001BF897AFF70E.wmf" xlink:type="simple" xlink:show="embed" xlink:actuate="onLoad"/></draw:frame>Screenshot</text:h>
                    </text:list-item>
                    <text:list-item>
                      <text:h text:style-name="P45" text:outline-level="4"><draw:frame draw:style-name="fr29" draw:name="Afbeeldingen178" text:anchor-type="char" svg:x="1.27cm" svg:y="10.178cm" svg:width="0.9cm" svg:height="0.9cm" draw:z-index="181"><draw:image xlink:href="Pictures/100000000000002200000022449B0E48.png" xlink:type="simple" xlink:show="embed" xlink:actuate="onLoad"/></draw:frame>Icon</text:h>
                    </text:list-item>
                    <text:list-item>
                      <text:h text:style-name="P45" text:outline-level="4">General description and usage</text:h>
                    </text:list-item>
                  </text:list>
                </text:list-item>
              </text:list>
            </text:list-item>
          </text:list>
        </text:list-item>
      </text:list>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4">NOTE</text:span>:<text:span text:style-name="T5"> This step expects the rows coming in to be sorted on the specified key fields</text:span></text:p>
      <text:p text:style-name="P32"/>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35">
        <text:list-item text:start-value="1">
          <text:p text:style-name="P171"><text:span text:style-name="T4">Step name</text:span>: Name of the step. <text:s/>This name has to be unique in a single transformation.</text:p>
        </text:list-item>
        <text:list-item>
          <text:p text:style-name="P171"><text:span text:style-name="T4">First Step</text:span>: Specify the first input step to the merge join</text:p>
        </text:list-item>
        <text:list-item>
          <text:p text:style-name="P171"><text:span text:style-name="T4">Second Step</text:span>: Specify the second input step to the merge join</text:p>
        </text:list-item>
        <text:list-item>
          <text:p text:style-name="P171"><text:span text:style-name="T4">Join Type</text:span>: Select from the available types of joins</text:p>
        </text:list-item>
        <text:list-item>
          <text:p text:style-name="P171"><text:span text:style-name="T4">Key fields</text:span>: Specify the key fields on which the incoming data is sorted </text:p>
        </text:list-item>
        <text:list-item>
          <text:p text:style-name="P171"><text:span text:style-name="T4">Get key fields</text:span> buttons: Retrieves a list of fields from the specified first and second steps</text:p>
        </text:list-item>
      </text:list>
      <text:list text:style-name="Numbering_20_1" text:continue-numbering="true">
        <text:list-item>
          <text:list text:continue-numbering="true">
            <text:list-item>
              <text:list text:continue-numbering="true">
                <text:list-item>
                  <text:h text:style-name="P108" text:outline-level="3">Java Script Value</text:h>
                  <text:list>
                    <text:list-item>
                      <text:h text:style-name="P45" text:outline-level="4">Screenshot</text:h>
                    </text:list-item>
                    <text:list-item>
                      <text:h text:style-name="P45" text:outline-level="4"><draw:frame draw:style-name="fr29" draw:name="Afbeeldingen179" text:anchor-type="char" svg:x="1.27cm" svg:y="9.172cm" svg:width="0.9cm" svg:height="0.9cm" draw:z-index="182"><draw:image xlink:href="Pictures/100000000000002200000022D911A4F5.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type allows you to do complex calculations using the JavaScript language. The JavaScript engine used is Rhino 1.5R5.</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69">
        <text:list-item>
          <text:p text:style-name="P172"><text:span text:style-name="T6">Step name</text:span><text:span text:style-name="T7">: Name of the step. This name has to be unique in a single transformation.</text:span></text:p>
        </text:list-item>
        <text:list-item>
          <text:p text:style-name="P172"><text:span text:style-name="T6">Java Script</text:span><text:span text:style-name="T7">: The script in question.</text:span></text:p>
        </text:list-item>
        <text:list-item>
          <text:p text:style-name="P172"><text:span text:style-name="T6">Fields</text:span><text:span text:style-name="T7">: These are the fields that we want to add to the output stream.</text:span></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41">
        <text:list-item>
          <text:p text:style-name="P173"><text:span text:style-name="T6">Insert fields</text:span><text:span text:style-name="T7">: Inserts the </text:span>fields and the standard method to grab the value of the field.</text:p>
        </text:list-item>
        <text:list-item>
          <text:p text:style-name="P173"><text:span text:style-name="T6">Test script</text:span><text:span text:style-name="T7">: Tests whether or not the script compiles.</text:span></text:p>
        </text:list-item>
        <text:list-item>
          <text:p text:style-name="P173"><text:span text:style-name="T6">Get variables</text:span><text:span text:style-name="T7">: Gets the newly created variables and inserts them into the “Fields” grid.</text:span></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Value functions</text:h>
                    </text:list-item>
                  </text:list>
                </text:list-item>
              </text:list>
            </text:list-item>
          </text:list>
        </text:list-item>
      </text:list>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124">Function<text:tab/></text:p>
            </table:table-cell>
            <table:table-cell table:style-name="Tabel38.B1" office:value-type="string">
              <text:p text:style-name="P124">Description</text:p>
            </table:table-cell>
          </table:table-row>
        </table:table-header-rows>
        <table:table-row table:style-name="Tabel38.1">
          <table:table-cell table:style-name="Tabel38.A2" office:value-type="string">
            <text:p text:style-name="P124">Value Clone()<text:tab/></text:p>
          </table:table-cell>
          <table:table-cell table:style-name="Tabel38.B2" office:value-type="string">
            <text:p text:style-name="P43">Builds a copy of a value and returns a Value.</text:p>
          </table:table-cell>
        </table:table-row>
        <table:table-row table:style-name="Tabel38.1">
          <table:table-cell table:style-name="Tabel38.A2" office:value-type="string">
            <text:p text:style-name="P124">void setName(String name)<text:tab/></text:p>
          </table:table-cell>
          <table:table-cell table:style-name="Tabel38.B2" office:value-type="string">
            <text:p text:style-name="P43">Sets the name of a value.</text:p>
          </table:table-cell>
        </table:table-row>
        <table:table-row table:style-name="Tabel38.1">
          <table:table-cell table:style-name="Tabel38.A2" office:value-type="string">
            <text:p text:style-name="P43"><text:span text:style-name="T7">String getName()<text:tab/></text:span>.</text:p>
          </table:table-cell>
          <table:table-cell table:style-name="Tabel38.B2" office:value-type="string">
            <text:p text:style-name="P43">Get the name of a value</text:p>
          </table:table-cell>
        </table:table-row>
        <table:table-row table:style-name="Tabel38.1">
          <table:table-cell table:style-name="Tabel38.A2" office:value-type="string">
            <text:p text:style-name="P124">void setValue(double num)<text:tab/></text:p>
          </table:table-cell>
          <table:table-cell table:style-name="Tabel38.B2" office:value-type="string">
            <text:p text:style-name="P43">Set the value to a floating point value.</text:p>
          </table:table-cell>
        </table:table-row>
        <table:table-row table:style-name="Tabel38.1">
          <table:table-cell table:style-name="Tabel38.A2" office:value-type="string">
            <text:p text:style-name="P124">void setValue(String str)<text:tab/></text:p>
          </table:table-cell>
          <table:table-cell table:style-name="Tabel38.B2" office:value-type="string">
            <text:p text:style-name="P43">Set the value to a string value.</text:p>
          </table:table-cell>
        </table:table-row>
        <table:table-row table:style-name="Tabel38.1">
          <table:table-cell table:style-name="Tabel38.A2" office:value-type="string">
            <text:p text:style-name="P124">void setValue(Date dat)<text:tab/></text:p>
          </table:table-cell>
          <table:table-cell table:style-name="Tabel38.B2" office:value-type="string">
            <text:p text:style-name="P43">Set the value to a Date value.</text:p>
          </table:table-cell>
        </table:table-row>
        <table:table-row table:style-name="Tabel38.1">
          <table:table-cell table:style-name="Tabel38.A2" office:value-type="string">
            <text:p text:style-name="P43"><text:span text:style-name="T7">vo</text:span>id setValue(boolean bool)<text:tab/></text:p>
          </table:table-cell>
          <table:table-cell table:style-name="Tabel38.B2" office:value-type="string">
            <text:p text:style-name="P43">Set the value to a Boolean value.</text:p>
          </table:table-cell>
        </table:table-row>
        <table:table-row table:style-name="Tabel38.1">
          <table:table-cell table:style-name="Tabel38.A2" office:value-type="string">
            <text:p text:style-name="P124">void setValue(long l)<text:tab/></text:p>
          </table:table-cell>
          <table:table-cell table:style-name="Tabel38.B2" office:value-type="string">
            <text:p text:style-name="P43">Set the value to an integer value.</text:p>
          </table:table-cell>
        </table:table-row>
        <table:table-row table:style-name="Tabel38.1">
          <table:table-cell table:style-name="Tabel38.A2" office:value-type="string">
            <text:p text:style-name="P124">void setValue(Value v)<text:tab/></text:p>
          </table:table-cell>
          <table:table-cell table:style-name="Tabel38.B2" office:value-type="string">
            <text:p text:style-name="P43">Set the value to the value contained in another field.</text:p>
          </table:table-cell>
        </table:table-row>
        <table:table-row table:style-name="Tabel38.1">
          <table:table-cell table:style-name="Tabel38.A2" office:value-type="string">
            <text:p text:style-name="P124">double getNumber()<text:tab/></text:p>
          </table:table-cell>
          <table:table-cell table:style-name="Tabel38.B2" office:value-type="string">
            <text:p text:style-name="P43">Gets the value of a field as a floating point value.</text:p>
          </table:table-cell>
        </table:table-row>
        <table:table-row table:style-name="Tabel38.1">
          <table:table-cell table:style-name="Tabel38.A2" office:value-type="string">
            <text:p text:style-name="P124">String getString()<text:tab/></text:p>
          </table:table-cell>
          <table:table-cell table:style-name="Tabel38.B2" office:value-type="string">
            <text:p text:style-name="P43">Gets the value of a field as a textual string representation.</text:p>
          </table:table-cell>
        </table:table-row>
        <table:table-row table:style-name="Tabel38.1">
          <table:table-cell table:style-name="Tabel38.A2" office:value-type="string">
            <text:p text:style-name="P124">int getStringLength()<text:tab/></text:p>
          </table:table-cell>
          <table:table-cell table:style-name="Tabel38.B2" office:value-type="string">
            <text:p text:style-name="P43">Gets the length of the string representation.</text:p>
          </table:table-cell>
        </table:table-row>
        <table:table-row table:style-name="Tabel38.1">
          <table:table-cell table:style-name="Tabel38.A2" office:value-type="string">
            <text:p text:style-name="P124">Date getDate()<text:tab/></text:p>
          </table:table-cell>
          <table:table-cell table:style-name="Tabel38.B2" office:value-type="string">
            <text:p text:style-name="P43">Gets the value of the field as a date value.</text:p>
          </table:table-cell>
        </table:table-row>
        <table:table-row table:style-name="Tabel38.1">
          <table:table-cell table:style-name="Tabel38.A2" office:value-type="string">
            <text:p text:style-name="P124">boolean getBoolean()<text:tab/></text:p>
          </table:table-cell>
          <table:table-cell table:style-name="Tabel38.B2" office:value-type="string">
            <text:p text:style-name="P43">Gets the value of a field as a Boolean.</text:p>
            <text:p text:style-name="P10"><text:span text:style-name="T4">NOTE:</text:span> <text:span text:style-name="T5">String “Y” or “true” is converted to true.</text:span></text:p>
            <text:p text:style-name="P10"><text:span text:style-name="T4">NOTE:</text:span> <text:span text:style-name="T5">Numeric value 0 is converted to false, everything else is true.</text:span></text:p>
          </table:table-cell>
        </table:table-row>
        <table:table-row table:style-name="Tabel38.1">
          <table:table-cell table:style-name="Tabel38.A2" office:value-type="string">
            <text:p text:style-name="P124">long getInteger()<text:tab/></text:p>
          </table:table-cell>
          <table:table-cell table:style-name="Tabel38.B2" office:value-type="string">
            <text:p text:style-name="P43">Gets the value of a field as an integer.</text:p>
            <text:p text:style-name="P10"><text:span text:style-name="T4">NOTE:</text:span> <text:span text:style-name="T5">Date fields are converted to the number of milliseconds since January 1st 1970 00:00:00 GMT.</text:span></text:p>
          </table:table-cell>
        </table:table-row>
        <table:table-row table:style-name="Tabel38.1">
          <table:table-cell table:style-name="Tabel38.A2" office:value-type="string">
            <text:p text:style-name="P124">boolean isEmpty()<text:tab/></text:p>
          </table:table-cell>
          <table:table-cell table:style-name="Tabel38.B2" office:value-type="string">
            <text:p text:style-name="P43">If the value has no type, this function returns true.</text:p>
          </table:table-cell>
        </table:table-row>
        <table:table-row table:style-name="Tabel38.1">
          <table:table-cell table:style-name="Tabel38.A2" office:value-type="string">
            <text:p text:style-name="P124">boolean isString()</text:p>
          </table:table-cell>
          <table:table-cell table:style-name="Tabel38.B2" office:value-type="string">
            <text:p text:style-name="P43">If the value is of type String, this function returns true.</text:p>
          </table:table-cell>
        </table:table-row>
        <table:table-row table:style-name="Tabel38.1">
          <table:table-cell table:style-name="Tabel38.A2" office:value-type="string">
            <text:p text:style-name="P43">boolean isDate()<text:tab/></text:p>
          </table:table-cell>
          <table:table-cell table:style-name="Tabel38.B2" office:value-type="string">
            <text:p text:style-name="P43">If the value is of type String, this function returns true.</text:p>
          </table:table-cell>
        </table:table-row>
        <table:table-row table:style-name="Tabel38.1">
          <table:table-cell table:style-name="Tabel38.A2" office:value-type="string">
            <text:p text:style-name="P124">boolean isNumber()<text:tab/></text:p>
          </table:table-cell>
          <table:table-cell table:style-name="Tabel38.B2" office:value-type="string">
            <text:p text:style-name="P43">If the value is of type Number, this function returns true.</text:p>
          </table:table-cell>
        </table:table-row>
        <table:table-row table:style-name="Tabel38.1">
          <table:table-cell table:style-name="Tabel38.A2" office:value-type="string">
            <text:p text:style-name="P124">boolean isBoolean()<text:tab/></text:p>
          </table:table-cell>
          <table:table-cell table:style-name="Tabel38.B2" office:value-type="string">
            <text:p text:style-name="P43">If the value is of type Boolean, this function returns true.</text:p>
          </table:table-cell>
        </table:table-row>
        <table:table-row table:style-name="Tabel38.1">
          <table:table-cell table:style-name="Tabel38.A2" office:value-type="string">
            <text:p text:style-name="P124">boolean isInteger()<text:tab/></text:p>
          </table:table-cell>
          <table:table-cell table:style-name="Tabel38.B2" office:value-type="string">
            <text:p text:style-name="P43">If the value is of type Integer, this function returns true.</text:p>
          </table:table-cell>
        </table:table-row>
        <table:table-row table:style-name="Tabel38.1">
          <table:table-cell table:style-name="Tabel38.A2" office:value-type="string">
            <text:p text:style-name="P124">boolean isNumeric()<text:tab/></text:p>
          </table:table-cell>
          <table:table-cell table:style-name="Tabel38.B2" office:value-type="string">
            <text:p text:style-name="P43">If the value is of type Number or Integer, this function returns true.</text:p>
          </table:table-cell>
        </table:table-row>
        <table:table-row table:style-name="Tabel38.1">
          <table:table-cell table:style-name="Tabel38.A2" office:value-type="string">
            <text:p text:style-name="P43"><text:span text:style-name="T7">String t</text:span>oString()<text:tab/></text:p>
          </table:table-cell>
          <table:table-cell table:style-name="Tabel38.B2" office:value-type="string">
            <text:p text:style-name="P43">Returns the textual representation of the value.</text:p>
          </table:table-cell>
        </table:table-row>
        <table:table-row table:style-name="Tabel38.1">
          <table:table-cell table:style-name="Tabel38.A2" office:value-type="string">
            <text:p text:style-name="P124">String toString(boolean pad)<text:tab/></text:p>
          </table:table-cell>
          <table:table-cell table:style-name="Tabel38.B2" office:value-type="string">
            <text:p text:style-name="P43">Returns the textual representation of the value, padded to the length of the string if pad = true.</text:p>
          </table:table-cell>
        </table:table-row>
        <table:table-row table:style-name="Tabel38.1">
          <table:table-cell table:style-name="Tabel38.A2" office:value-type="string">
            <text:p text:style-name="P124">String toStringMeta()<text:tab/></text:p>
          </table:table-cell>
          <table:table-cell table:style-name="Tabel38.B2" office:value-type="string">
            <text:p text:style-name="P43">Returns the meta-data information of the value as a string.</text:p>
          </table:table-cell>
        </table:table-row>
        <table:table-row table:style-name="Tabel38.1">
          <table:table-cell table:style-name="Tabel38.A2" office:value-type="string">
            <text:p text:style-name="P124">void setLength(int l)<text:tab/></text:p>
          </table:table-cell>
          <table:table-cell table:style-name="Tabel38.B2" office:value-type="string">
            <text:p text:style-name="P43">Sets the length of the value.</text:p>
          </table:table-cell>
        </table:table-row>
        <table:table-row table:style-name="Tabel38.1">
          <table:table-cell table:style-name="Tabel38.A2" office:value-type="string">
            <text:p text:style-name="P124">void setLength(int l, int p)<text:tab/></text:p>
          </table:table-cell>
          <table:table-cell table:style-name="Tabel38.B2" office:value-type="string">
            <text:p text:style-name="P43">Sets the length and precision of the value.</text:p>
          </table:table-cell>
        </table:table-row>
        <table:table-row table:style-name="Tabel38.1">
          <table:table-cell table:style-name="Tabel38.A2" office:value-type="string">
            <text:p text:style-name="P124">int getLength()<text:tab/></text:p>
          </table:table-cell>
          <table:table-cell table:style-name="Tabel38.B2" office:value-type="string">
            <text:p text:style-name="P43">Returns the length of the value.</text:p>
          </table:table-cell>
        </table:table-row>
        <table:table-row table:style-name="Tabel38.1">
          <table:table-cell table:style-name="Tabel38.A2" office:value-type="string">
            <text:p text:style-name="P43"><text:span text:style-name="T7">int getPrecisi</text:span>on()<text:tab/></text:p>
          </table:table-cell>
          <table:table-cell table:style-name="Tabel38.B2" office:value-type="string">
            <text:p text:style-name="P43">Returns the precision of the value.</text:p>
          </table:table-cell>
        </table:table-row>
        <table:table-row table:style-name="Tabel38.1">
          <table:table-cell table:style-name="Tabel38.A2" office:value-type="string">
            <text:p text:style-name="P124">void setPrecision(int p)<text:tab/></text:p>
          </table:table-cell>
          <table:table-cell table:style-name="Tabel38.B2" office:value-type="string">
            <text:p text:style-name="P43">Sets the precision of a value.</text:p>
          </table:table-cell>
        </table:table-row>
        <table:table-row table:style-name="Tabel38.1">
          <table:table-cell table:style-name="Tabel38.A2" office:value-type="string">
            <text:p text:style-name="P124">String getTypeDesc()<text:tab/></text:p>
          </table:table-cell>
          <table:table-cell table:style-name="Tabel38.B2" office:value-type="string">
            <text:p text:style-name="P43">Returns the description of a value as a string. (e.g. “String”, “Number”, “Date”, “Integer”, “Boolean”).</text:p>
          </table:table-cell>
        </table:table-row>
        <table:table-row table:style-name="Tabel38.1">
          <table:table-cell table:style-name="Tabel38.A2" office:value-type="string">
            <text:p text:style-name="P124">void setNull()<text:tab/></text:p>
          </table:table-cell>
          <table:table-cell table:style-name="Tabel38.B2" office:value-type="string">
            <text:p text:style-name="P43">Sets the value to Null.</text:p>
          </table:table-cell>
        </table:table-row>
        <table:table-row table:style-name="Tabel38.1">
          <table:table-cell table:style-name="Tabel38.A2" office:value-type="string">
            <text:p text:style-name="P124">void clearNull()<text:tab/></text:p>
          </table:table-cell>
          <table:table-cell table:style-name="Tabel38.B2" office:value-type="string">
            <text:p text:style-name="P43">Removes the null setting.</text:p>
          </table:table-cell>
        </table:table-row>
        <table:table-row table:style-name="Tabel38.1">
          <table:table-cell table:style-name="Tabel38.A2" office:value-type="string">
            <text:p text:style-name="P124">void setNull(boolean n)<text:tab/></text:p>
          </table:table-cell>
          <table:table-cell table:style-name="Tabel38.B2" office:value-type="string">
            <text:p text:style-name="P124"/>
          </table:table-cell>
        </table:table-row>
        <table:table-row table:style-name="Tabel38.1">
          <table:table-cell table:style-name="Tabel38.A2" office:value-type="string">
            <text:p text:style-name="P124">boolean isNull()<text:tab/></text:p>
          </table:table-cell>
          <table:table-cell table:style-name="Tabel38.B2" office:value-type="string">
            <text:p text:style-name="P43">Returns true if the value is null.</text:p>
          </table:table-cell>
        </table:table-row>
        <table:table-row table:style-name="Tabel38.1">
          <table:table-cell table:style-name="Tabel38.A2" office:value-type="string">
            <text:p text:style-name="P124">int compare(Value v)<text:tab/></text:p>
          </table:table-cell>
          <table:table-cell table:style-name="Tabel38.B2" office:value-type="string">
            <text:p text:style-name="P43">Compares two values and returns 1 if the first value is larger than the second, -1 if it is smaller and 0 if they are equal.</text:p>
          </table:table-cell>
        </table:table-row>
        <table:table-row table:style-name="Tabel38.1">
          <table:table-cell table:style-name="Tabel38.A2" office:value-type="string">
            <text:p text:style-name="P124">boolean equals(Object v)<text:tab/></text:p>
          </table:table-cell>
          <table:table-cell table:style-name="Tabel38.B2" office:value-type="string">
            <text:p text:style-name="P43">Compares two values and returns true if the two values have the same value.</text:p>
          </table:table-cell>
        </table:table-row>
        <table:table-row table:style-name="Tabel38.1">
          <table:table-cell table:style-name="Tabel38.A2" office:value-type="string">
            <text:p text:style-name="P124">int hashCode()<text:tab/></text:p>
          </table:table-cell>
          <table:table-cell table:style-name="Tabel38.B2" office:value-type="string">
            <text:p text:style-name="P43">Returns a signed 64 values representing the value in the form of a hash code.</text:p>
          </table:table-cell>
        </table:table-row>
        <table:table-row table:style-name="Tabel38.1">
          <table:table-cell table:style-name="Tabel38.A2" office:value-type="string">
            <text:p text:style-name="P124">Value negate()<text:tab/></text:p>
          </table:table-cell>
          <table:table-cell table:style-name="Tabel38.B2" office:value-type="string">
            <text:p text:style-name="P43">If the value is numeric, multiplies the value by -1, in all other cases it doesn’t do anything.</text:p>
          </table:table-cell>
        </table:table-row>
        <table:table-row table:style-name="Tabel38.1">
          <table:table-cell table:style-name="Tabel38.A2" office:value-type="string">
            <text:p text:style-name="P124">Value and(Value v)<text:tab/></text:p>
          </table:table-cell>
          <table:table-cell table:style-name="Tabel38.B2" office:value-type="string">
            <text:p text:style-name="P43">Calculates the bitwise AND of two integer values.</text:p>
          </table:table-cell>
        </table:table-row>
        <table:table-row table:style-name="Tabel38.1">
          <table:table-cell table:style-name="Tabel38.A2" office:value-type="string">
            <text:p text:style-name="P124">Value xor(Value v)<text:tab/></text:p>
          </table:table-cell>
          <table:table-cell table:style-name="Tabel38.B2" office:value-type="string">
            <text:p text:style-name="P43">Calculates the bitwise XOR of two integer values.</text:p>
          </table:table-cell>
        </table:table-row>
        <table:table-row table:style-name="Tabel38.1">
          <table:table-cell table:style-name="Tabel38.A2" office:value-type="string">
            <text:p text:style-name="P124">Value or(Value v)</text:p>
          </table:table-cell>
          <table:table-cell table:style-name="Tabel38.B2" office:value-type="string">
            <text:p text:style-name="P43">Calculates the bitwise OR of two integer values.</text:p>
          </table:table-cell>
        </table:table-row>
        <table:table-row table:style-name="Tabel38.1">
          <table:table-cell table:style-name="Tabel38.A2" office:value-type="string">
            <text:p text:style-name="P124">Value bool_and(Value v)<text:tab/></text:p>
          </table:table-cell>
          <table:table-cell table:style-name="Tabel38.B2" office:value-type="string">
            <text:p text:style-name="P43">Calculates the boolean AND of two boolean values.</text:p>
          </table:table-cell>
        </table:table-row>
        <table:table-row table:style-name="Tabel38.1">
          <table:table-cell table:style-name="Tabel38.A2" office:value-type="string">
            <text:p text:style-name="P124">Value bool_or(Value v)<text:tab/></text:p>
          </table:table-cell>
          <table:table-cell table:style-name="Tabel38.B2" office:value-type="string">
            <text:p text:style-name="P43">Calculates the boolean OR of two boolean values.</text:p>
          </table:table-cell>
        </table:table-row>
        <table:table-row table:style-name="Tabel38.1">
          <table:table-cell table:style-name="Tabel38.A2" office:value-type="string">
            <text:p text:style-name="P124">Value bool_xor(Value v)<text:tab/></text:p>
          </table:table-cell>
          <table:table-cell table:style-name="Tabel38.B2" office:value-type="string">
            <text:p text:style-name="P43">Calculates the boolean XOR of two boolean values.</text:p>
          </table:table-cell>
        </table:table-row>
        <table:table-row table:style-name="Tabel38.1">
          <table:table-cell table:style-name="Tabel38.A2" office:value-type="string">
            <text:p text:style-name="P124">Value bool_not()<text:tab/></text:p>
          </table:table-cell>
          <table:table-cell table:style-name="Tabel38.B2" office:value-type="string">
            <text:p text:style-name="P43">Calculates the boolean NOT of a boolean value.</text:p>
          </table:table-cell>
        </table:table-row>
        <table:table-row table:style-name="Tabel38.1">
          <table:table-cell table:style-name="Tabel38.A2" office:value-type="string">
            <text:p text:style-name="P124">Value greater_equal(Value v)<text:tab/></text:p>
          </table:table-cell>
          <table:table-cell table:style-name="Tabel38.B2" office:value-type="string">
            <text:p text:style-name="P43">Compares two values and sets the first to true if the second is greater or equal to the first.</text:p>
          </table:table-cell>
        </table:table-row>
        <table:table-row table:style-name="Tabel38.1">
          <table:table-cell table:style-name="Tabel38.A2" office:value-type="string">
            <text:p text:style-name="P124">Value smaller_equal(Value v)<text:tab/></text:p>
          </table:table-cell>
          <table:table-cell table:style-name="Tabel38.B2" office:value-type="string">
            <text:p text:style-name="P43">Compares two values and sets the first to true if the second is smaller or equal to the first.</text:p>
          </table:table-cell>
        </table:table-row>
        <table:table-row table:style-name="Tabel38.1">
          <table:table-cell table:style-name="Tabel38.A2" office:value-type="string">
            <text:p text:style-name="P124">Value different(Value v)<text:tab/></text:p>
          </table:table-cell>
          <table:table-cell table:style-name="Tabel38.B2" office:value-type="string">
            <text:p text:style-name="P43">Compares two values and sets the first to true if the second is different from the first.</text:p>
          </table:table-cell>
        </table:table-row>
        <table:table-row table:style-name="Tabel38.1">
          <table:table-cell table:style-name="Tabel38.A2" office:value-type="string">
            <text:p text:style-name="P124">Value equal(Value v)<text:tab/></text:p>
          </table:table-cell>
          <table:table-cell table:style-name="Tabel38.B2" office:value-type="string">
            <text:p text:style-name="P43">Compares two values and sets the first to true if the second is equal to the first.</text:p>
          </table:table-cell>
        </table:table-row>
        <table:table-row table:style-name="Tabel38.1">
          <table:table-cell table:style-name="Tabel38.A2" office:value-type="string">
            <text:p text:style-name="P124">Value like(Value v)<text:tab/></text:p>
          </table:table-cell>
          <table:table-cell table:style-name="Tabel38.B2" office:value-type="string">
            <text:p text:style-name="P43">Sets the first value to true if the second string is part of the first.</text:p>
          </table:table-cell>
        </table:table-row>
        <table:table-row table:style-name="Tabel38.1">
          <table:table-cell table:style-name="Tabel38.A2" office:value-type="string">
            <text:p text:style-name="P124">Value greater(Value v)<text:tab/></text:p>
          </table:table-cell>
          <table:table-cell table:style-name="Tabel38.B2" office:value-type="string">
            <text:p text:style-name="P43">Compares two values and sets the first to true if the second is greater than the first.</text:p>
          </table:table-cell>
        </table:table-row>
        <table:table-row table:style-name="Tabel38.1">
          <table:table-cell table:style-name="Tabel38.A2" office:value-type="string">
            <text:p text:style-name="P124">Value smaller(Value v)<text:tab/></text:p>
          </table:table-cell>
          <table:table-cell table:style-name="Tabel38.B2" office:value-type="string">
            <text:p text:style-name="P43">Compares two values and sets the first to true if the second is smaller than the first.</text:p>
          </table:table-cell>
        </table:table-row>
        <table:table-row table:style-name="Tabel38.1">
          <table:table-cell table:style-name="Tabel38.A2" office:value-type="string">
            <text:p text:style-name="P124">Value minus(double v)<text:tab/></text:p>
            <text:p text:style-name="P71">Value minus(long v)</text:p>
            <text:p text:style-name="P71">Value minus(int v)</text:p>
            <text:p text:style-name="P71">Value minus(byte v)</text:p>
            <text:p text:style-name="P71">Value minus(Value v)</text:p>
          </table:table-cell>
          <table:table-cell table:style-name="Tabel38.B2" office:value-type="string">
            <text:p text:style-name="P43">Subtracts v from the field value.</text:p>
          </table:table-cell>
        </table:table-row>
        <table:table-row table:style-name="Tabel38.1">
          <table:table-cell table:style-name="Tabel38.A2" office:value-type="string">
            <text:p text:style-name="P124">Value plus(double v)</text:p>
            <text:p text:style-name="P71">Value plus(long v)</text:p>
            <text:p text:style-name="P10"><text:span text:style-name="T7">Value plu</text:span>s(int v)</text:p>
            <text:p text:style-name="P71">Value plus(byte v)</text:p>
            <text:p text:style-name="P71">Value plus(Value v)</text:p>
          </table:table-cell>
          <table:table-cell table:style-name="Tabel38.B2" office:value-type="string">
            <text:p text:style-name="P43">Adds v to the field value.</text:p>
          </table:table-cell>
        </table:table-row>
        <table:table-row table:style-name="Tabel38.1">
          <table:table-cell table:style-name="Tabel38.A2" office:value-type="string">
            <text:p text:style-name="P124">Value divide(double v)</text:p>
            <text:p text:style-name="P71">Value divide(long v)</text:p>
            <text:p text:style-name="P71">Value divide(int v)</text:p>
            <text:p text:style-name="P71">Value divide(byte v)</text:p>
            <text:p text:style-name="P71">Value divide(Value v)</text:p>
          </table:table-cell>
          <table:table-cell table:style-name="Tabel38.B2" office:value-type="string">
            <text:p text:style-name="P43">Divides the field value by v.</text:p>
          </table:table-cell>
        </table:table-row>
        <table:table-row table:style-name="Tabel38.1">
          <table:table-cell table:style-name="Tabel38.A2" office:value-type="string">
            <text:p text:style-name="P124">Value multiply(double v)</text:p>
            <text:p text:style-name="P71">Value multiply(long v)</text:p>
            <text:p text:style-name="P71">Value multiply(int v)</text:p>
            <text:p text:style-name="P71">Value multiply(byte v)</text:p>
            <text:p text:style-name="P71">Value multiply(Value v)</text:p>
            <text:p text:style-name="P71"/>
          </table:table-cell>
          <table:table-cell table:style-name="Tabel38.B2" office:value-type="string">
            <text:p text:style-name="P43">Multiplies the field value by v.</text:p>
            <text:p text:style-name="P10"><text:span text:style-name="T4">NOTE:</text:span> <text:span text:style-name="T5">Strings can be multiplied as well: the result is v times the string concatenated.</text:span></text:p>
          </table:table-cell>
        </table:table-row>
        <table:table-row table:style-name="Tabel38.1">
          <table:table-cell table:style-name="Tabel38.A2" office:value-type="string">
            <text:p text:style-name="P124">Value abs()<text:tab/></text:p>
          </table:table-cell>
          <table:table-cell table:style-name="Tabel38.B2" office:value-type="string">
            <text:p text:style-name="P43">Sets the field value to the –field value if the value was negative.</text:p>
          </table:table-cell>
        </table:table-row>
        <table:table-row table:style-name="Tabel38.1">
          <table:table-cell table:style-name="Tabel38.A2" office:value-type="string">
            <text:p text:style-name="P124">Value acos()<text:tab/></text:p>
          </table:table-cell>
          <table:table-cell table:style-name="Tabel38.B2" office:value-type="string">
            <text:p text:style-name="P43">Sets the field value to the cosine of the number value.</text:p>
          </table:table-cell>
        </table:table-row>
        <table:table-row table:style-name="Tabel38.1">
          <table:table-cell table:style-name="Tabel38.A2" office:value-type="string">
            <text:p text:style-name="P124">Value asin()<text:tab/></text:p>
          </table:table-cell>
          <table:table-cell table:style-name="Tabel38.B2" office:value-type="string">
            <text:p text:style-name="P43">Sets the field value to the arc sine of the number value.</text:p>
          </table:table-cell>
        </table:table-row>
        <table:table-row table:style-name="Tabel38.1">
          <table:table-cell table:style-name="Tabel38.A2" office:value-type="string">
            <text:p text:style-name="P124">Value atan()<text:tab/></text:p>
          </table:table-cell>
          <table:table-cell table:style-name="Tabel38.B2" office:value-type="string">
            <text:p text:style-name="P43">Sets the field value to the arc tangents of the number value.</text:p>
          </table:table-cell>
        </table:table-row>
        <table:table-row table:style-name="Tabel38.1">
          <table:table-cell table:style-name="Tabel38.A2" office:value-type="string">
            <text:p text:style-name="P124">Value atan2(Value arg0)</text:p>
            <text:p text:style-name="P71">Value atan2(double arg0)<text:tab/></text:p>
          </table:table-cell>
          <table:table-cell table:style-name="Tabel38.B2" office:value-type="string">
            <text:p text:style-name="P43">Sets the field value to the second arc tangents of the number value.</text:p>
          </table:table-cell>
        </table:table-row>
        <table:table-row table:style-name="Tabel38.1">
          <table:table-cell table:style-name="Tabel38.A2" office:value-type="string">
            <text:p text:style-name="P124">Value ceil()<text:tab/></text:p>
          </table:table-cell>
          <table:table-cell table:style-name="Tabel38.B2" office:value-type="string">
            <text:p text:style-name="P43">Sets the field value to the ceiling of a number value.</text:p>
          </table:table-cell>
        </table:table-row>
        <table:table-row table:style-name="Tabel38.1">
          <table:table-cell table:style-name="Tabel38.A2" office:value-type="string">
            <text:p text:style-name="P124">Value cos()<text:tab/></text:p>
          </table:table-cell>
          <table:table-cell table:style-name="Tabel38.B2" office:value-type="string">
            <text:p text:style-name="P43">Sets the field value to the cosine of a number value.</text:p>
          </table:table-cell>
        </table:table-row>
        <table:table-row table:style-name="Tabel38.1">
          <table:table-cell table:style-name="Tabel38.A2" office:value-type="string">
            <text:p text:style-name="P124">Value cosh()<text:tab/></text:p>
          </table:table-cell>
          <table:table-cell table:style-name="Tabel38.B2" office:value-type="string">
            <text:p text:style-name="P43">Sets the field value to the hyperbolic cosine of a number value.</text:p>
          </table:table-cell>
        </table:table-row>
        <table:table-row table:style-name="Tabel38.1">
          <table:table-cell table:style-name="Tabel38.A2" office:value-type="string">
            <text:p text:style-name="P124">Value exp()<text:tab/></text:p>
          </table:table-cell>
          <table:table-cell table:style-name="Tabel38.B2" office:value-type="string">
            <text:p text:style-name="P43">Sets the field value to the exp of a number value.</text:p>
          </table:table-cell>
        </table:table-row>
        <table:table-row table:style-name="Tabel38.1">
          <table:table-cell table:style-name="Tabel38.A2" office:value-type="string">
            <text:p text:style-name="P124">Value floor()<text:tab/></text:p>
          </table:table-cell>
          <table:table-cell table:style-name="Tabel38.B2" office:value-type="string">
            <text:p text:style-name="P43">Sets the field value to the floor of a number value.</text:p>
          </table:table-cell>
        </table:table-row>
        <table:table-row table:style-name="Tabel38.1">
          <table:table-cell table:style-name="Tabel38.A2" office:value-type="string">
            <text:p text:style-name="P124">Value initcap()<text:tab/></text:p>
          </table:table-cell>
          <table:table-cell table:style-name="Tabel38.B2" office:value-type="string">
            <text:p text:style-name="P43">Sets the all first characters of words in a string to uppercase. “matt casters” <text:span text:style-name="T7">-&gt; “Matt Casters”</text:span></text:p>
          </table:table-cell>
        </table:table-row>
        <table:table-row table:style-name="Tabel38.1">
          <table:table-cell table:style-name="Tabel38.A2" office:value-type="string">
            <text:p text:style-name="P124">Value length()<text:tab/></text:p>
          </table:table-cell>
          <table:table-cell table:style-name="Tabel38.B2" office:value-type="string">
            <text:p text:style-name="P43">Sets the value of the field to the length of the String value.</text:p>
          </table:table-cell>
        </table:table-row>
        <table:table-row table:style-name="Tabel38.1">
          <table:table-cell table:style-name="Tabel38.A2" office:value-type="string">
            <text:p text:style-name="P124">Value log()<text:tab/></text:p>
          </table:table-cell>
          <table:table-cell table:style-name="Tabel38.B2" office:value-type="string">
            <text:p text:style-name="P43">Sets the field value to the log of a number value.</text:p>
          </table:table-cell>
        </table:table-row>
        <table:table-row table:style-name="Tabel38.1">
          <table:table-cell table:style-name="Tabel38.A2" office:value-type="string">
            <text:p text:style-name="P124">Value lower()<text:tab/></text:p>
          </table:table-cell>
          <table:table-cell table:style-name="Tabel38.B2" office:value-type="string">
            <text:p text:style-name="P43">Sets the field value to the string value in lowercase.</text:p>
          </table:table-cell>
        </table:table-row>
        <table:table-row table:style-name="Tabel38.1">
          <table:table-cell table:style-name="Tabel38.A2" office:value-type="string">
            <text:p text:style-name="P124">Value lpad(Value len)</text:p>
            <text:p text:style-name="P71">Value lpad(Value len, Value padstr)</text:p>
            <text:p text:style-name="P71">Value lpad(int len)</text:p>
            <text:p text:style-name="P10"><text:span text:style-name="T7">Value lpad(int len, String</text:span> padstr)<text:tab/></text:p>
          </table:table-cell>
          <table:table-cell table:style-name="Tabel38.B2" office:value-type="string">
            <text:p text:style-name="P43">Sets the field value to the string value, left padded to a certain length.</text:p>
            <text:p text:style-name="P10">Default the padding string is a single space. <text:s/>Optionally, you can specify your own padding string.</text:p>
          </table:table-cell>
        </table:table-row>
        <table:table-row table:style-name="Tabel38.1">
          <table:table-cell table:style-name="Tabel38.A2" office:value-type="string">
            <text:p text:style-name="P124">Value ltrim()<text:tab/></text:p>
          </table:table-cell>
          <table:table-cell table:style-name="Tabel38.B2" office:value-type="string">
            <text:p text:style-name="P43">Sets the field value to the string, without spaces to the left of the string.</text:p>
          </table:table-cell>
        </table:table-row>
        <table:table-row table:style-name="Tabel38.1">
          <table:table-cell table:style-name="Tabel38.A2" office:value-type="string">
            <text:p text:style-name="P124">Value mod(Value arg)</text:p>
            <text:p text:style-name="P71">Value mod(double arg0)</text:p>
          </table:table-cell>
          <table:table-cell table:style-name="Tabel38.B2" office:value-type="string">
            <text:p text:style-name="P43">Sets the value to the modulus of the first and the second number.</text:p>
          </table:table-cell>
        </table:table-row>
        <table:table-row table:style-name="Tabel38.1">
          <table:table-cell table:style-name="Tabel38.A2" office:value-type="string">
            <text:p text:style-name="P124">Value nvl(Value alt)<text:tab/></text:p>
          </table:table-cell>
          <table:table-cell table:style-name="Tabel38.B2" office:value-type="string">
            <text:p text:style-name="P43">If the field value is Null, set the value to alt.</text:p>
          </table:table-cell>
        </table:table-row>
        <table:table-row table:style-name="Tabel38.1">
          <table:table-cell table:style-name="Tabel38.A2" office:value-type="string">
            <text:p text:style-name="P124">Value power(Value arg)</text:p>
          </table:table-cell>
          <table:table-cell table:style-name="Tabel38.B2" office:value-type="string">
            <text:p text:style-name="P124"/>
          </table:table-cell>
        </table:table-row>
        <table:table-row table:style-name="Tabel38.1">
          <table:table-cell table:style-name="Tabel38.A2" office:value-type="string">
            <text:p text:style-name="P124">Value power(double arg0)<text:tab/></text:p>
          </table:table-cell>
          <table:table-cell table:style-name="Tabel38.B2" office:value-type="string">
            <text:p text:style-name="P43">Raises the field value to the power arg.</text:p>
          </table:table-cell>
        </table:table-row>
        <table:table-row table:style-name="Tabel38.1">
          <table:table-cell table:style-name="Tabel38.A2" office:value-type="string">
            <text:p text:style-name="P124">Value replace(Value repl, Value with)</text:p>
            <text:p text:style-name="P71">Value replace(String repl, String with)<text:tab/></text:p>
          </table:table-cell>
          <table:table-cell table:style-name="Tabel38.B2" office:value-type="string">
            <text:p text:style-name="P43">Replaces a string in the field value with another.</text:p>
          </table:table-cell>
        </table:table-row>
        <table:table-row table:style-name="Tabel38.1">
          <table:table-cell table:style-name="Tabel38.A2" office:value-type="string">
            <text:p text:style-name="P124">Value round()<text:tab/></text:p>
          </table:table-cell>
          <table:table-cell table:style-name="Tabel38.B2" office:value-type="string">
            <text:p text:style-name="P43">Rounds the field value to the nearest integer.</text:p>
          </table:table-cell>
        </table:table-row>
        <table:table-row table:style-name="Tabel38.1">
          <table:table-cell table:style-name="Tabel38.A2" office:value-type="string">
            <text:p text:style-name="P124">Value rpad(Value len)</text:p>
            <text:p text:style-name="P71">Value rpad(Value len, Value padstr)</text:p>
            <text:p text:style-name="P71">Value rpad(int len)</text:p>
            <text:p text:style-name="P71">Value rpad(int len, String padstr)<text:tab/></text:p>
          </table:table-cell>
          <table:table-cell table:style-name="Tabel38.B2" office:value-type="string">
            <text:p text:style-name="P43">Sets the field value to the string value, right padded to a certain length.</text:p>
            <text:p text:style-name="P10">Default the padding string is a single space. <text:s/>Optionally, you can specify your own padding string.</text:p>
          </table:table-cell>
        </table:table-row>
        <table:table-row table:style-name="Tabel38.1">
          <table:table-cell table:style-name="Tabel38.A2" office:value-type="string">
            <text:p text:style-name="P124">Value rtrim()<text:tab/></text:p>
          </table:table-cell>
          <table:table-cell table:style-name="Tabel38.B2" office:value-type="string">
            <text:p text:style-name="P43">Remove the spaces to the right of the field value.</text:p>
          </table:table-cell>
        </table:table-row>
        <table:table-row table:style-name="Tabel38.1">
          <table:table-cell table:style-name="Tabel38.A2" office:value-type="string">
            <text:p text:style-name="P124">Value sign()<text:tab/></text:p>
          </table:table-cell>
          <table:table-cell table:style-name="Tabel38.B2" office:value-type="string">
            <text:p text:style-name="P43">Sets the value of the string to -1, 0 or 1 in case the field value is negative, zero or positive.</text:p>
          </table:table-cell>
        </table:table-row>
        <table:table-row table:style-name="Tabel38.1">
          <table:table-cell table:style-name="Tabel38.A2" office:value-type="string">
            <text:p text:style-name="P124">Value sin()<text:tab/></text:p>
          </table:table-cell>
          <table:table-cell table:style-name="Tabel38.B2" office:value-type="string">
            <text:p text:style-name="P43">Sets the value of the field to the sine of the number value.</text:p>
          </table:table-cell>
        </table:table-row>
        <table:table-row table:style-name="Tabel38.1">
          <table:table-cell table:style-name="Tabel38.A2" office:value-type="string">
            <text:p text:style-name="P124">Value sqrt()<text:tab/></text:p>
          </table:table-cell>
          <table:table-cell table:style-name="Tabel38.B2" office:value-type="string">
            <text:p text:style-name="P43">Sets the value of the field to the square root of the number value.</text:p>
          </table:table-cell>
        </table:table-row>
        <table:table-row table:style-name="Tabel38.1">
          <table:table-cell table:style-name="Tabel38.A2" office:value-type="string">
            <text:p text:style-name="P124">Value substr(Value from, Value to)</text:p>
            <text:p text:style-name="P10"><text:span text:style-name="T7">Va</text:span>lue substr(Value from)</text:p>
            <text:p text:style-name="P71">Value substr(int from)</text:p>
            <text:p text:style-name="P71">Value substr(int from, int to)</text:p>
          </table:table-cell>
          <table:table-cell table:style-name="Tabel38.B2" office:value-type="string">
            <text:p text:style-name="P43">Sets the value of the field to the substring of the string value.</text:p>
          </table:table-cell>
        </table:table-row>
        <table:table-row table:style-name="Tabel38.1">
          <table:table-cell table:style-name="Tabel38.A2" office:value-type="string">
            <text:p text:style-name="P43"><text:span text:style-name="T7">Value sysdate()<text:tab/></text:span>.</text:p>
          </table:table-cell>
          <table:table-cell table:style-name="Tabel38.B2" office:value-type="string">
            <text:p text:style-name="P43">Sets the field value to the system date</text:p>
          </table:table-cell>
        </table:table-row>
        <table:table-row table:style-name="Tabel38.1">
          <table:table-cell table:style-name="Tabel38.A2" office:value-type="string">
            <text:p text:style-name="P124">Value tan(Value args[])<text:tab/></text:p>
          </table:table-cell>
          <table:table-cell table:style-name="Tabel38.B2" office:value-type="string">
            <text:p text:style-name="P43">Sets the field value to the tangents of the number value.</text:p>
          </table:table-cell>
        </table:table-row>
        <table:table-row table:style-name="Tabel38.1">
          <table:table-cell table:style-name="Tabel38.A2" office:value-type="string">
            <text:p text:style-name="P124">Value num2str()</text:p>
            <text:p text:style-name="P71">Value num2str(String arg0)</text:p>
            <text:p text:style-name="P71">Value num2str(String arg0, String arg1)</text:p>
            <text:p text:style-name="P10"><text:span text:style-name="T7">Value num2str(String a</text:span>rg0, String arg1, String arg2)</text:p>
            <text:p text:style-name="P71">Value num2str(String arg0, String arg1, String arg2, String arg3)</text:p>
          </table:table-cell>
          <table:table-cell table:style-name="Tabel38.B2" office:value-type="string">
            <text:p text:style-name="P43">Converts a number to a string.</text:p>
            <text:p text:style-name="P174">Arg0: format pattern, see also <text:a xlink:type="simple" xlink:href="#_10.4.1.5.1._Number_formats"><text:span text:style-name="T3">10.4.1.5.1. Number formats</text:span></text:a></text:p>
            <text:p text:style-name="P174">Arg1: Decimal separator (either . or ,)</text:p>
            <text:p text:style-name="P174">Arg2: Grouping separator (either . or ,)</text:p>
            <text:p text:style-name="P174">Arg3: Currency symbol</text:p>
            <text:p text:style-name="P10">For example converting value:</text:p>
            <text:p text:style-name="P175">1234.56 using num2str(“###,##0.00”, “,”, “.”) gives 1.234,56</text:p>
            <text:p text:style-name="P175">.23 using num2str(“###,##0.00”, “,”, “.”) gives 0,23</text:p>
            <text:p text:style-name="P175">1234.56 using num2str(“000,000.00”, “,”, “.”) gives 001.234,56</text:p>
          </table:table-cell>
        </table:table-row>
        <table:table-row table:style-name="Tabel38.1">
          <table:table-cell table:style-name="Tabel38.A2" office:value-type="string">
            <text:p text:style-name="P43"><text:span text:style-name="T7">Value dat2str</text:span>()</text:p>
            <text:p text:style-name="P71">Value dat2str(String arg0)</text:p>
            <text:p text:style-name="P71">Value dat2str(String arg0, String arg1)</text:p>
          </table:table-cell>
          <table:table-cell table:style-name="Tabel38.B2" office:value-type="string">
            <text:p text:style-name="P43">Converts a date into a string.</text:p>
            <text:p text:style-name="P174">Arg0: format pattern, see also <text:a xlink:type="simple" xlink:href="#_10.4.1.5.1._Number_formats"><text:span text:style-name="T3">10.4.1.5.1. Number formats</text:span></text:a></text:p>
            <text:p text:style-name="P174">Arg1: localized date-time pattern characters (u, t)</text:p>
          </table:table-cell>
        </table:table-row>
        <table:table-row table:style-name="Tabel38.1">
          <table:table-cell table:style-name="Tabel38.A2" office:value-type="string">
            <text:p text:style-name="P124">Value num2dat()<text:tab/></text:p>
          </table:table-cell>
          <table:table-cell table:style-name="Tabel38.B2" office:value-type="string">
            <text:p text:style-name="P43">Converts a number to a date based upon the number of milliseconds since January 1st, 1970 00:00:00 GMT.</text:p>
          </table:table-cell>
        </table:table-row>
        <table:table-row table:style-name="Tabel38.1">
          <table:table-cell table:style-name="Tabel38.A2" office:value-type="string">
            <text:p text:style-name="P124">Value str2dat(String arg0)</text:p>
            <text:p text:style-name="P71">Value str2dat(String arg0, String arg1)</text:p>
          </table:table-cell>
          <table:table-cell table:style-name="Tabel38.B2" office:value-type="string">
            <text:p text:style-name="P43">Converts a string to a date.</text:p>
            <text:p text:style-name="P174">Arg0: format pattern, see also <text:a xlink:type="simple" xlink:href="#_10.4.1.5.1._Number_formats"><text:span text:style-name="T3">10.4.1.5.1. Number formats</text:span></text:a></text:p>
            <text:p text:style-name="P174">Arg1: localized date-time pattern characters (u, t)</text:p>
          </table:table-cell>
        </table:table-row>
        <table:table-row table:style-name="Tabel38.1">
          <table:table-cell table:style-name="Tabel38.A2" office:value-type="string">
            <text:p text:style-name="P124">Value str2num()</text:p>
            <text:p text:style-name="P71">Value str2num(String arg0)</text:p>
            <text:p text:style-name="P71">Value str2num(String arg0, String arg1)</text:p>
            <text:p text:style-name="P71">Value str2num(String arg0, String arg1, String arg2)</text:p>
            <text:p text:style-name="P10"><text:span text:style-name="T7">Value str2num(String arg0, String arg1, String arg2, </text:span>String arg3)</text:p>
          </table:table-cell>
          <table:table-cell table:style-name="Tabel38.B2" office:value-type="string">
            <text:p text:style-name="P43">Converts a string into a number.</text:p>
            <text:p text:style-name="P174">Arg0: format pattern, see also <text:a xlink:type="simple" xlink:href="#_10.4.1.5.1._Number_formats"><text:span text:style-name="T3">10.4.1.5.1. Number formats</text:span></text:a></text:p>
            <text:p text:style-name="P174">Arg1: Decimal separator (either . or ,)</text:p>
            <text:p text:style-name="P174">Arg2: Grouping separator (either . or ,)</text:p>
            <text:p text:style-name="P174">Arg3: Currency symbol</text:p>
          </table:table-cell>
        </table:table-row>
        <table:table-row table:style-name="Tabel38.1">
          <table:table-cell table:style-name="Tabel38.A2" office:value-type="string">
            <text:p text:style-name="P124">Value dat2num()<text:tab/></text:p>
          </table:table-cell>
          <table:table-cell table:style-name="Tabel38.B2" office:value-type="string">
            <text:p text:style-name="P43">Converts a date into a number being the number of milliseconds since January 1st, 1970 00:00:00 GMT.</text:p>
          </table:table-cell>
        </table:table-row>
        <table:table-row table:style-name="Tabel38.1">
          <table:table-cell table:style-name="Tabel38.A2" office:value-type="string">
            <text:p text:style-name="P124">Value trim()<text:tab/></text:p>
          </table:table-cell>
          <table:table-cell table:style-name="Tabel38.B2" office:value-type="string">
            <text:p text:style-name="P43">Remove spaces left and right of the string value.</text:p>
          </table:table-cell>
        </table:table-row>
        <table:table-row table:style-name="Tabel38.1">
          <table:table-cell table:style-name="Tabel38.A2" office:value-type="string">
            <text:p text:style-name="P124">Value upper()<text:tab/></text:p>
          </table:table-cell>
          <table:table-cell table:style-name="Tabel38.B2" office:value-type="string">
            <text:p text:style-name="P43">Sets the field value to the uppercase string value.</text:p>
          </table:table-cell>
        </table:table-row>
        <table:table-row table:style-name="Tabel38.1">
          <table:table-cell table:style-name="Tabel38.A2" office:value-type="string">
            <text:p text:style-name="P124">Value e()<text:tab/></text:p>
          </table:table-cell>
          <table:table-cell table:style-name="Tabel38.B2" office:value-type="string">
            <text:p text:style-name="P43">Sets the value to e</text:p>
          </table:table-cell>
        </table:table-row>
        <table:table-row table:style-name="Tabel38.1">
          <table:table-cell table:style-name="Tabel38.A2" office:value-type="string">
            <text:p text:style-name="P124">Value pi()<text:tab/></text:p>
          </table:table-cell>
          <table:table-cell table:style-name="Tabel38.B2" office:value-type="string">
            <text:p text:style-name="P43">Sets the value to p</text:p>
          </table:table-cell>
        </table:table-row>
        <table:table-row table:style-name="Tabel38.1">
          <table:table-cell table:style-name="Tabel38.A2" office:value-type="string">
            <text:p text:style-name="P124">Value add_months(int months)<text:tab/></text:p>
          </table:table-cell>
          <table:table-cell table:style-name="Tabel38.B2" office:value-type="string">
            <text:p text:style-name="P43">Adds a number of months to the date value.</text:p>
          </table:table-cell>
        </table:table-row>
        <table:table-row table:style-name="Tabel38.1">
          <table:table-cell table:style-name="Tabel38.A2" office:value-type="string">
            <text:p text:style-name="P124">Value last_day()<text:tab/></text:p>
          </table:table-cell>
          <table:table-cell table:style-name="Tabel38.B2" office:value-type="string">
            <text:p text:style-name="P43">Sets the field value to the last day of the month of the date value.</text:p>
          </table:table-cell>
        </table:table-row>
        <table:table-row table:style-name="Tabel38.1">
          <table:table-cell table:style-name="Tabel38.A2" office:value-type="string">
            <text:p text:style-name="P124">Value first_day()<text:tab/></text:p>
          </table:table-cell>
          <table:table-cell table:style-name="Tabel38.B2" office:value-type="string">
            <text:p text:style-name="P43">Sets the field value to the first day of the month of the date value.</text:p>
          </table:table-cell>
        </table:table-row>
        <table:table-row table:style-name="Tabel38.1">
          <table:table-cell table:style-name="Tabel38.A2" office:value-type="string">
            <text:p text:style-name="P124">Value trunc()</text:p>
            <text:p text:style-name="P71">Value trunc(double level)</text:p>
            <text:p text:style-name="P71">Value trunc(int level)</text:p>
          </table:table-cell>
          <table:table-cell table:style-name="Tabel38.B2" office:value-type="string">
            <text:p text:style-name="P43">Set the field value to the truncated number or date value.</text:p>
            <text:p text:style-name="P10">Level means the number of positions behind the comma or in the case of a date, 5=months, 4=days, 3=hours, 2=minutes, 1=seconds, 0=miliseconds</text:p>
            <text:p text:style-name="P71"/>
          </table:table-cell>
        </table:table-row>
        <table:table-row table:style-name="Tabel38.1">
          <table:table-cell table:style-name="Tabel38.A2" office:value-type="string">
            <text:p text:style-name="P124">Value hexEncode()<text:tab/></text:p>
          </table:table-cell>
          <table:table-cell table:style-name="Tabel38.B2" office:value-type="string">
            <text:p text:style-name="P43">Encode a String value in its hexadecimal representation. E.g. If value is a string “a”, the result would be “61”.</text:p>
          </table:table-cell>
        </table:table-row>
        <table:table-row table:style-name="Tabel38.1">
          <table:table-cell table:style-name="Tabel38.A2" office:value-type="string">
            <text:p text:style-name="P124">Value hexDecode()<text:tab/></text:p>
          </table:table-cell>
          <table:table-cell table:style-name="Tabel38.B2" office:value-type="string">
            <text:p text:style-name="P43">Decode a String value from its hexadecimal representation. E.g. If value is a string “61”, the result would be “a”. If the input string value is odd a leading 0 will be silently added.</text:p>
          </table:table-cell>
        </table:table-row>
      </table:table>
      <text:list text:style-name="Numbering_20_1" text:continue-numbering="true">
        <text:list-item>
          <text:list text:continue-numbering="true">
            <text:list-item>
              <text:list text:continue-numbering="true">
                <text:list-item>
                  <text:list text:continue-numbering="true">
                    <text:list-header>
                      <text:p text:style-name="P176"/>
                    </text:list-header>
                    <text:list-item>
                      <text:h text:style-name="P105" text:outline-level="4">JavaScript Examples</text:h>
                      <text:list>
                        <text:list-item>
                          <text:h text:style-name="P102" text:outline-level="5">Remember the previous row:</text:h>
                        </text:list-item>
                      </text:list>
                    </text:list-item>
                  </text:list>
                </text:list-item>
              </text:list>
            </text:list-item>
          </text:list>
        </text:list-item>
      </text:list>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Sets the location name of an address to uppercase</text:h>
                        </text:list-item>
                      </text:list>
                    </text:list-item>
                  </text:list>
                </text:list-item>
              </text:list>
            </text:list-item>
          </text:list>
        </text:list-item>
      </text:list>
      <text:p text:style-name="Code_20_Example">location.upper();</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Extract information from a date field</text:h>
                        </text:list-item>
                      </text:list>
                    </text:list-item>
                  </text:list>
                </text:list-item>
              </text:list>
            </text:list-item>
          </text:list>
        </text:list-item>
      </text:list>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3">10.4.1.5.1. Number formats</text:span></text:a></text:p>
      <text:p text:style-name="Standard"/>
      <text:p text:style-name="Standard"><text:span text:style-name="T4">NOTE</text:span><text:span text:style-name="T9">:</text:span><text:span text:style-name="T5"> If you don’t use Clone(), the original value will be overwritten by the methods that work on</text:span></text:p>
      <text:p text:style-name="P32">the Kettle Values.</text:p>
      <text:list text:style-name="Numbering_20_1" text:continue-numbering="true">
        <text:list-item>
          <text:list text:continue-numbering="true">
            <text:list-item>
              <text:list text:continue-numbering="true">
                <text:list-item>
                  <text:h text:style-name="P108" text:outline-level="3"><draw:frame draw:style-name="fr29" draw:name="Afbeeldingen180" text:anchor-type="char" svg:x="1.27cm" svg:y="1.958cm" svg:width="12.832cm" svg:height="7.885cm" draw:z-index="183"><draw:image xlink:href="Pictures/10000000000002B9000001AD1E468532.png" xlink:type="simple" xlink:show="embed" xlink:actuate="onLoad"/></draw:frame>Modified Java Script Value</text:h>
                  <text:list>
                    <text:list-item>
                      <text:h text:style-name="P45" text:outline-level="4">Screenshot</text:h>
                    </text:list-item>
                    <text:list-item>
                      <text:h text:style-name="P45" text:outline-level="4"><draw:frame draw:style-name="fr29" draw:name="Afbeeldingen181" text:anchor-type="char" svg:x="1.27cm" svg:y="8.908cm" svg:width="0.9cm" svg:height="0.9cm" draw:z-index="184"><draw:image xlink:href="Pictures/10000000000000220000002275E2A618.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list text:style-name="Numbering_20_1" text:continue-numbering="true">
        <text:list-item>
          <text:list text:continue-numbering="true">
            <text:list-item>
              <text:list text:continue-numbering="true">
                <text:list-item>
                  <text:list text:continue-numbering="true">
                    <text:list-item>
                      <text:h text:style-name="P45" text:outline-level="4">Java script functions</text:h>
                    </text:list-item>
                  </text:list>
                </text:list-item>
              </text:list>
            </text:list-item>
          </text:list>
        </text:list-item>
      </text:list>
      <text:p text:style-name="Standard">This section provides a tree view of your available scripts, functions, input fields and output fields. <text:s/></text:p>
      <text:list text:style-name="WW8Num49">
        <text:list-item>
          <text:p text:style-name="P177"><text:span text:style-name="T4">Transformation Scripts</text:span>: displays a list of scripts you have created in this step</text:p>
        </text:list-item>
        <text:list-item>
          <text:p text:style-name="P177"><text:span text:style-name="T4">Transformation Constants</text:span>: a list of pre-defined, static constants including SKIP_TRANSFORMATION, ERROR_TRANSFORMATION, and CONTINUE_TRANSFORMATION</text:p>
        </text:list-item>
        <text:list-item>
          <text:p text:style-name="P177"><text:span text:style-name="T4">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77"><text:span text:style-name="T4">Input Fields</text:span>: a list of inputs coming into the step. <text:s/>Double-click or use drag and drop to insert the field into your script.</text:p>
        </text:list-item>
        <text:list-item>
          <text:p text:style-name="P177"><text:span text:style-name="T4">Output Fields</text:span>: a list of outputs for the step.</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Java Script</text:h>
                    </text:list-item>
                  </text:list>
                </text:list-item>
              </text:list>
            </text:list-item>
          </text:list>
        </text:list-item>
      </text:list>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list text:style-name="Numbering_20_1" text:continue-numbering="true">
        <text:list-item>
          <text:list text:continue-numbering="true">
            <text:list-item>
              <text:list text:continue-numbering="true">
                <text:list-item>
                  <text:list text:continue-numbering="true">
                    <text:list-item>
                      <text:h text:style-name="P45" text:outline-level="4">Fields</text:h>
                    </text:list-item>
                  </text:list>
                </text:list-item>
              </text:list>
            </text:list-item>
          </text:list>
        </text:list-item>
      </text:list>
      <text:p text:style-name="Standard">The Fields table contains a list of variables from your script including the ability to add metadata like a descriptive name.</text:p>
      <text:list text:style-name="Numbering_20_1" text:continue-numbering="true">
        <text:list-item>
          <text:list text:continue-numbering="true">
            <text:list-item>
              <text:list text:continue-numbering="true">
                <text:list-item>
                  <text:list text:continue-numbering="true">
                    <text:list-item>
                      <text:h text:style-name="P45" text:outline-level="4">Extras</text:h>
                    </text:list-item>
                  </text:list>
                </text:list-item>
              </text:list>
            </text:list-item>
          </text:list>
        </text:list-item>
      </text:list>
      <text:list text:style-name="WW8Num28">
        <text:list-item>
          <text:p text:style-name="P178"><text:span text:style-name="T4">Get Variables</text:span>: Retrieves a list of variables from your script.</text:p>
        </text:list-item>
        <text:list-item>
          <text:p text:style-name="P178"><text:span text:style-name="T4">Test script</text:span>: Use this button to test the syntax of your script.</text:p>
        </text:list-item>
      </text:list>
      <text:list text:style-name="Numbering_20_1" text:continue-numbering="true">
        <text:list-item>
          <text:list text:continue-numbering="true">
            <text:list-item>
              <text:list text:continue-numbering="true">
                <text:list-item>
                  <text:h text:style-name="P108" text:outline-level="3">Execute SQL script</text:h>
                  <text:list>
                    <text:list-item>
                      <text:h text:style-name="P45" text:outline-level="4"><draw:frame draw:style-name="fr29" draw:name="Afbeeldingen182" text:anchor-type="char" svg:x="1.27cm" svg:y="1.12cm" svg:width="11.615cm" svg:height="10.134cm" draw:z-index="187"><draw:image xlink:href="Pictures/2000000700002A1A000024AF75143DCF.wmf" xlink:type="simple" xlink:show="embed" xlink:actuate="onLoad"/></draw:frame>Screenshot</text:h>
                    </text:list-item>
                    <text:list-item>
                      <text:h text:style-name="P45" text:outline-level="4"><draw:frame draw:style-name="fr29" draw:name="Afbeeldingen183" text:anchor-type="char" svg:x="1.27cm" svg:y="11.395cm" svg:width="0.9cm" svg:height="0.9cm" draw:z-index="185"><draw:image xlink:href="Pictures/1000000000000022000000225DD4FE14.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29" draw:name="Afbeeldingen184" text:anchor-type="char" svg:x="1.27cm" svg:y="1.147cm" svg:width="13.081cm" svg:height="3.376cm" draw:z-index="186"><draw:image xlink:href="Pictures/200000070000213D00000896C0D0C896.wmf" xlink:type="simple" xlink:show="embed" xlink:actuate="onLoad"/></draw:frame>For example if you want to create 5 tables (tab1, tab2, tab3, tab4 and tab5) you could make such a transformation:</text:p>
      <text:p text:style-name="P17">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4">NOTE</text:span>: <text:span text:style-name="T5">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list text:style-name="Numbering_20_1" text:continue-numbering="true">
        <text:list-item>
          <text:list text:continue-numbering="true">
            <text:list-item>
              <text:list text:continue-numbering="true">
                <text:list-item>
                  <text:h text:style-name="P108" text:outline-level="3">Dimension lookup/update</text:h>
                  <text:list>
                    <text:list-item>
                      <text:h text:style-name="P45" text:outline-level="4">Screen shot</text:h>
                    </text:list-item>
                  </text:list>
                </text:list-item>
              </text:list>
            </text:list-item>
          </text:list>
        </text:list-item>
      </text:list>
      <text:p text:style-name="P10"><draw:frame draw:style-name="fr25" draw:name="Afbeeldingen1" text:anchor-type="paragraph" svg:x="1.582cm" svg:y="0.409cm" svg:width="11.222cm" svg:height="10.386cm" draw:z-index="355"><draw:image xlink:href="Pictures/10000000000002E3000002ACD2140C0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
                </text:list-item>
              </text:list>
            </text:list-item>
          </text:list>
        </text:list-item>
      </text:list>
      <text:p text:style-name="Standard"><draw:frame draw:style-name="fr29" draw:name="Afbeeldingen186" text:anchor-type="char" svg:x="1.542cm" svg:y="0.249cm" svg:width="0.9cm" svg:height="0.9cm" draw:z-index="356"><draw:image xlink:href="Pictures/1000000000000022000000227E4A36BA.png" xlink:type="simple" xlink:show="embed" xlink:actuate="onLoad"/></draw:frame></text:p>
      <text:p text:style-name="Standard"/>
      <text:p text:style-name="P17"/>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79"><text:span text:style-name="T4">Technical key</text:span>: This is the primary key of the dimension.</text:p>
        </text:list-item>
        <text:list-item>
          <text:p text:style-name="P179"><text:span text:style-name="T4">Version field</text:span>: Shows the version of the dimension entry (a revision number).</text:p>
        </text:list-item>
        <text:list-item>
          <text:p text:style-name="P179"><text:span text:style-name="T4">Start of date range</text:span>: This is the fieldname containing the validity starting date.</text:p>
        </text:list-item>
        <text:list-item>
          <text:p text:style-name="P179"><text:span text:style-name="T4">End of date range</text:span>: this is the fieldname containing the validity ending date.</text:p>
        </text:list-item>
        <text:list-item>
          <text:p text:style-name="P179"><text:span text:style-name="T4">Keys</text:span>: These are the keys used in your source systems. For example: customer numbers, product id, etc.</text:p>
        </text:list-item>
        <text:list-item>
          <text:p text:style-name="P179"><text:span text:style-name="T4">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4">NOTE</text:span>: <text:span text:style-name="T5">This dimension entry is added automatically to the dimension table when the update is first</text:span></text:p>
      <text:p text:style-name="P32">ru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52">
        <text:list-item>
          <text:p text:style-name="P180"><text:span text:style-name="T6">Step name</text:span><text:span text:style-name="T7">: Name of the step. This name has to be unique in </text:span>a single transformation.</text:p>
        </text:list-item>
        <text:list-item>
          <text:p text:style-name="P180"><text:span text:style-name="T6">Connection</text:span><text:span text:style-name="T7">: Name of the database connection on which the dimension table resides.</text:span></text:p>
        </text:list-item>
        <text:list-item>
          <text:p text:style-name="P180"><text:span text:style-name="T6">Target table</text:span><text:span text:style-name="T7">: Name of the dimension table.</text:span></text:p>
        </text:list-item>
        <text:list-item>
          <text:p text:style-name="P180"><text:span text:style-name="T6">Target Schema</text:span><text:span text:style-name="T7">: This allows you to specify a schema name to improve precision in the quoting and allow for table-names with dots ‘.’ in it.</text:span></text:p>
        </text:list-item>
        <text:list-item>
          <text:p text:style-name="P180"><text:span text:style-name="T6">Commit size</text:span><text:span text:style-name="T7">: Setting this to 10 will generate a commit every 10 inserts or updates.</text:span></text:p>
        </text:list-item>
        <text:list-item>
          <text:p text:style-name="P181"><text:span text:style-name="T29">Cache size:</text:span> <text:span text:style-name="T30">this is the cache size in number of rows that will be held in memory to speed up lookups by reducing the number of round trips to the database. <text:s/>Please note that only the last version of a dimension entry is kept in memory. <text:s/>If there are more entries passing than what can be kept in memory, the technical keys with the highest values are kept in memory in the hope that these are the most relevant. </text:span></text:p>
          <text:p text:style-name="P182">A cache size of 0 caches as many rows as possible and until your JVM runs out of memory. Use this option wisely with dimensions that can't grown too large.</text:p>
          <text:p text:style-name="P182">A cache size of -1 means that caching is disabled.</text:p>
        </text:list-item>
        <text:list-item>
          <text:p text:style-name="P180"><text:span text:style-name="T6">Update dimensi</text:span><text:span text:style-name="T4">on</text:span>: Check this option if you want to update the dimension based on the information in the input stream. If this option is not enabled, the dimension only does lookups and only adds the technical key field to the streams.</text:p>
        </text:list-item>
        <text:list-item>
          <text:p text:style-name="P180"><text:span text:style-name="T6">Technical Key field</text:span><text:span text:style-name="T7">: This indicates the primary key of the dimension. It is also referred to </text:span>as Surrogate Key.</text:p>
        </text:list-item>
        <text:list-item>
          <text:p text:style-name="P180"><text:span text:style-name="T6">Technical key, new name</text:span><text:span text:style-name="T7">: Rename the technical key after a lookup, for example, if you </text:span>need to lookup different types of products like ORIGINAL_PRODUCT_TK, REPLACEMENT_PRODUCT_TK, ...</text:p>
        </text:list-item>
      </text:list>
      <text:p text:style-name="P10"/>
      <text:p text:style-name="P11"/>
      <text:list text:style-name="WW8Num52">
        <text:list-item text:start-value="1">
          <text:p text:style-name="P180"><text:span text:style-name="T6">Creation of technical key</text:span><text:span text:style-name="T7">: How is the technical key generated, options which are not </text:span>available for your connection will be grayed out:</text:p>
          <text:list>
            <text:list-item>
              <text:p text:style-name="P180"><text:span text:style-name="T7">Use table maximum + 1: A new technical key will be created from the maximum</text:span> key in the table. Note that the new maximum is always cached, so that the maximum does not need to be calculated for each new row.</text:p>
            </text:list-item>
            <text:list-item>
              <text:p text:style-name="P180"><text:span text:style-name="T7">Use sequence: Specify the sequence name if you want to use a database sequence </text:span>on the table connection to generate the technical key (typical for Oracle e.g.).</text:p>
            </text:list-item>
            <text:list-item>
              <text:p text:style-name="P180"><text:span text:style-name="T7">Use auto increment field: Use an auto increment field in the database table to </text:span>generate the technical key (typical for DB2 e.g.).</text:p>
            </text:list-item>
          </text:list>
        </text:list-item>
        <text:list-item>
          <text:p text:style-name="P180"><text:span text:style-name="T6">Version field</text:span><text:span text:style-name="T7">: specifies the name of the field to store the version (revision number</text:span>) in.</text:p>
        </text:list-item>
        <text:list-item>
          <text:p text:style-name="P180"><text:span text:style-name="T6">Stream date field</text:span><text:span text:style-name="T7">: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80"><text:span text:style-name="T6">Date range start and end fields</text:span><text:span text:style-name="T7">: Specify the names of the dimension entries validity range.</text:span></text:p>
        </text:list-item>
        <text:list-item>
          <text:p text:style-name="P180"><text:span text:style-name="T6">Keys</text:span><text:span text:style-name="T7">: Specify the names of the keys in the stream and in the dimension table. This will </text:span>enable the step to do the lookup.</text:p>
        </text:list-item>
        <text:list-item>
          <text:p text:style-name="P180"><text:span text:style-name="T4">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list text:style-name="Numbering_20_1" text:continue-numbering="true">
        <text:list-item>
          <text:list text:continue-numbering="true">
            <text:list-item>
              <text:list text:continue-numbering="true">
                <text:list-item>
                  <text:list text:continue-numbering="true">
                    <text:list-item>
                      <text:h text:style-name="P105" text:outline-level="4">Extra</text:h>
                    </text:list-item>
                  </text:list>
                </text:list-item>
              </text:list>
            </text:list-item>
          </text:list>
        </text:list-item>
      </text:list>
      <text:list text:style-name="WW8Num83">
        <text:list-item>
          <text:p text:style-name="P183"><draw:frame draw:style-name="fr29" draw:name="Afbeeldingen187" text:anchor-type="char" svg:x="1.27cm" svg:y="1.247cm" svg:width="13.653cm" svg:height="5.032cm" draw:z-index="188"><draw:image xlink:href="Pictures/2000000700002BB6000010196D44D66E.wmf" xlink:type="simple" xlink:show="embed" xlink:actuate="onLoad"/></draw:frame><text:span text:style-name="T6">Get fields</text:span><text:span text:style-name="T7">: fills in all the available fields on the input stream, except for the keys you specified.</text:span></text:p>
        </text:list-item>
        <text:list-item>
          <text:p text:style-name="P183"><text:span text:style-name="T6">SQL</text:span><text:span text:style-name="T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Remarks</text:h>
                    </text:list-item>
                  </text:list>
                </text:list-item>
              </text:list>
            </text:list-item>
          </text:list>
        </text:list-item>
      </text:list>
      <text:list text:style-name="WW8Num34">
        <text:list-item>
          <text:p text:style-name="P184"><text:span text:style-name="T6">For the Stream date field</text:span><text:span text:style-name="T7">: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p text:style-name="P184"><text:span text:style-name="T31">IMPORTANT</text:span>: this needs to be a Date field. <text:s/>We isolate functionality and as such require you to do date type conversions in advance.</text:p>
        </text:list-item>
        <text:list-item>
          <text:p text:style-name="P184"><text:span text:style-name="T6">For the “Date range start and end fields”</text:span><text:span text:style-name="T7">: You can only enter a year in these field</text:span>s, not a timestamp. If you enter a year YYYY (e.g. 2100), it will be used as timestamp “YYYY-01-01 00:00:00.00” in the dimension table.</text:p>
        </text:list-item>
      </text:list>
      <text:list text:style-name="Numbering_20_1" text:continue-numbering="true">
        <text:list-item>
          <text:list text:continue-numbering="true">
            <text:list-item>
              <text:list text:continue-numbering="true">
                <text:list-item>
                  <text:h text:style-name="P108" text:outline-level="3"><draw:frame draw:style-name="fr29" draw:name="Afbeeldingen188" text:anchor-type="char" svg:x="1.27cm" svg:y="2.223cm" svg:width="7.382cm" svg:height="8.255cm" draw:z-index="357"><draw:image xlink:href="Pictures/100000000000018E000001BD87F5D9AA.png" xlink:type="simple" xlink:show="embed" xlink:actuate="onLoad"/></draw:frame>Combination lookup/update</text:h>
                  <text:list>
                    <text:list-item>
                      <text:h text:style-name="P45" text:outline-level="4">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
                </text:list-item>
              </text:list>
            </text:list-item>
          </text:list>
        </text:list-item>
      </text:list>
      <text:p text:style-name="Standard"><draw:frame draw:style-name="fr29" draw:name="Afbeeldingen189" text:anchor-type="char" svg:x="1.625cm" svg:y="0.399cm" svg:width="0.9cm" svg:height="0.9cm" draw:z-index="189"><draw:image xlink:href="Pictures/1000000000000022000000225134DA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85">Lookup combination of business key field1... fieldn from the input stream in a dimension table;</text:p>
        </text:list-item>
        <text:list-item>
          <text:p text:style-name="P185">If this combination of business key fields exists, return its technical key (surrogate id);</text:p>
        </text:list-item>
        <text:list-item>
          <text:p text:style-name="P185">If this combination of business key doesn't exist yet, insert a row with the new key fields and return its (new) technical key;</text:p>
        </text:list-item>
        <text:list-item>
          <text:p text:style-name="P185">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68">
        <text:list-item>
          <text:p text:style-name="P186"><text:span text:style-name="T6">Step name</text:span><text:span text:style-name="T7">: Name of the step. This name has to be unique in a</text:span> single transformation.</text:p>
        </text:list-item>
        <text:list-item>
          <text:p text:style-name="P186"><text:span text:style-name="T6">Connection</text:span><text:span text:style-name="T7">: Name of the database connection on which the dimension table resides.</text:span></text:p>
        </text:list-item>
        <text:list-item>
          <text:p text:style-name="P186"><text:span text:style-name="T6">Target schema</text:span><text:span text:style-name="T7">: </text:span>The name of the Schema for the table to write data to. <text:s/>This is important for data sources that allow for table names with dots ‘.’ In it.</text:p>
        </text:list-item>
        <text:list-item>
          <text:p text:style-name="P186"><text:span text:style-name="T6">Target table</text:span><text:span text:style-name="T7">: Name of the dimension table.</text:span></text:p>
        </text:list-item>
        <text:list-item>
          <text:p text:style-name="P186"><text:span text:style-name="T6">Commit size</text:span><text:span text:style-name="T7">: Setting this to 10 will generate a commit every 10 inserts or updates.</text:span></text:p>
        </text:list-item>
        <text:list-item>
          <text:p text:style-name="P186"><text:span text:style-name="T6">Cache size</text:span><text:span text:style-name="T7">: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86"><text:span text:style-name="T6">Key fields</text:span><text:span text:style-name="T7">: Sp</text:span>ecify all the fields you want to store in the dimension.</text:p>
        </text:list-item>
        <text:list-item>
          <text:p text:style-name="P186"><text:span text:style-name="T6">Technical Key field</text:span><text:span text:style-name="T7">: This indicates the primary key of the dimension. It is also referred to </text:span>as Surrogate Key.</text:p>
        </text:list-item>
        <text:list-item>
          <text:p text:style-name="P186"><text:span text:style-name="T6">Creation of technical key</text:span><text:span text:style-name="T7">: How is the technical key generated, options which are not </text:span>available for your connection will be grayed out:</text:p>
          <text:list>
            <text:list-item>
              <text:p text:style-name="P186"><text:span text:style-name="T7">Use table maximum + 1: A new technical key will be created from the maximum key </text:span>in the table. Note that the new maximum is always cached, so that the maximum does not need to be calculated for each new row.</text:p>
            </text:list-item>
            <text:list-item>
              <text:p text:style-name="P186"><text:span text:style-name="T7">Use sequence: Specify the sequence name if you want to use a database sequence </text:span>on the table connection to generate the technical key (typical for Oracle e.g.).</text:p>
            </text:list-item>
            <text:list-item>
              <text:p text:style-name="P186"><text:span text:style-name="T7">Use auto increment field: Use an auto increment field in the database table to </text:span>generate the technical key (typical for DB2 e.g.).</text:p>
            </text:list-item>
          </text:list>
        </text:list-item>
        <text:list-item>
          <text:p text:style-name="P186"><text:span text:style-name="T4">Remove lookup fields</text:span><text:span text:style-name="T7">: Enable this option if you want to remove all the lookup fields from </text:span>the input stream in the output. The only extra field added is then the technical key.</text:p>
        </text:list-item>
        <text:list-item>
          <text:p text:style-name="P186"><text:span text:style-name="T6">Use hash code</text:span><text:span text:style-name="T7">: This option allows you to generate a hash code, representing all values in </text:span>the key fields in a numerical form (a signed 64 bit integer). This hash code has to be stored in the table.</text:p>
          <text:p text:style-name="P186">IMPORTANT: This hash code is NOT unique. <text:s/>As such it makes no sense to place a unique index on it.</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39">
        <text:list-item>
          <text:p text:style-name="P187"><text:span text:style-name="T6">Get fields</text:span><text:span text:style-name="T7">: Fills in all the available</text:span> fields on the input stream, except for the keys you specified.</text:p>
        </text:list-item>
        <text:list-item>
          <text:p text:style-name="P187"><text:span text:style-name="T6">SQL</text:span><text:span text:style-name="T7">: Generates the SQL to build the dimension and allows you to execute this SQL.</text:span></text:p>
          <text:p text:style-name="P188"/>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Remarks</text:h>
                    </text:list-item>
                  </text:list>
                </text:list-item>
              </text:list>
            </text:list-item>
          </text:list>
        </text:list-item>
      </text:list>
      <text:list text:style-name="WW8Num87">
        <text:list-item>
          <text:p text:style-name="P189"><text:span text:style-name="T7">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89"><text:span text:style-name="T7">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p text:style-name="P189"/>
          <text:p text:style-name="P190"/>
        </text:list-item>
      </text:list>
      <text:list text:style-name="Numbering_20_1" text:continue-numbering="true">
        <text:list-item>
          <text:list text:continue-numbering="true">
            <text:list-item>
              <text:list text:continue-numbering="true">
                <text:list-item>
                  <text:h text:style-name="P35" text:outline-level="3">Mapping</text:h>
                  <text:list>
                    <text:list-item>
                      <text:h text:style-name="P45" text:outline-level="4"><draw:frame draw:style-name="fr29" draw:name="Afbeeldingen190" text:anchor-type="char" svg:x="1.27cm" svg:y="1.305cm" svg:width="8.837cm" svg:height="7.197cm" draw:z-index="196"><draw:image xlink:href="Pictures/100000000000022D000001C66704B3A4.png" xlink:type="simple" xlink:show="embed" xlink:actuate="onLoad"/></draw:frame>Screenshot</text:h>
                    </text:list-item>
                    <text:list-item>
                      <text:h text:style-name="P45" text:outline-level="4">Icon</text:h>
                    </text:list-item>
                    <text:list-item>
                      <text:h text:style-name="P45" text:outline-level="4"><draw:frame draw:style-name="fr40" draw:name="Afbeeldingen191" text:anchor-type="paragraph" svg:x="1.685cm" svg:y="0.069cm" svg:width="0.9cm" svg:height="0.9cm" draw:z-index="358"><draw:image xlink:href="Pictures/100000000000002200000022C6D9319D.png" xlink:type="simple" xlink:show="embed" xlink:actuate="onLoad"/></draw:frame>General description &amp; use</text:h>
                    </text:list-item>
                  </text:list>
                </text:list-item>
              </text:list>
            </text:list-item>
          </text:list>
        </text:list-item>
      </text:list>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91">Example:</text:p>
      <text:p text:style-name="Standard"><draw:frame draw:style-name="fr29" draw:name="Afbeeldingen192" text:anchor-type="char" svg:x="1.27cm" svg:y="2.205cm" svg:width="6.299cm" svg:height="4.041cm" draw:z-index="190"><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29" draw:name="Afbeeldingen193" text:anchor-type="char" svg:x="7.938cm" svg:y="1.337cm" svg:width="6.502cm" svg:height="5.773cm" draw:z-index="191"><draw:image xlink:href="Pictures/20000007000020F800001D4F2F85B372.wmf" xlink:type="simple" xlink:show="embed" xlink:actuate="onLoad"/></draw:frame>After this we can perform any calculation in our reusable transformation (Mapping), in our case we do a lookup in the dimension:</text:p>
      <text:p text:style-name="P5"><draw:frame draw:style-name="fr29" draw:name="Afbeeldingen194" text:anchor-type="char" svg:x="1.27cm" svg:y="0.349cm" svg:width="6.502cm" svg:height="5.773cm" draw:z-index="192"><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29" draw:name="Afbeeldingen195" text:anchor-type="char" svg:x="1.27cm" svg:y="0.594cm" svg:width="5.239cm" svg:height="4.392cm" draw:z-index="193"><draw:image xlink:href="Pictures/2000000700001A8600001644C26807B0.wmf" xlink:type="simple" xlink:show="embed" xlink:actuate="onLoad"/></draw:frame>We can specify the fields that were in the Mapping Output step:</text:p>
      <text:p text:style-name="Standard"/>
      <text:p text:style-name="P17">The complete mapping looks like this:</text:p>
      <text:p text:style-name="P5"><draw:frame draw:style-name="fr41" draw:name="Afbeeldingen196" text:anchor-type="char" svg:x="1.27cm" svg:y="0.549cm" svg:width="12.762cm" svg:height="2.642cm" draw:z-index="194"><draw:image xlink:href="Pictures/2000000700002E6600000A32799B8806.wmf" xlink:type="simple" xlink:show="embed" xlink:actuate="onLoad"/></draw:frame></text:p>
      <text:p text:style-name="Standard">When we want to re-use this mapping, this is how we can do it:</text:p>
      <text:p text:style-name="P5"><draw:frame draw:style-name="fr29" draw:name="Afbeeldingen197" text:anchor-type="char" svg:x="1.27cm" svg:y="0.265cm" svg:width="13.891cm" svg:height="8.281cm" draw:z-index="195"><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list text:style-name="Numbering_20_1" text:continue-numbering="true">
        <text:list-item>
          <text:list text:continue-numbering="true">
            <text:list-item>
              <text:list text:continue-numbering="true">
                <text:list-item>
                  <text:h text:style-name="P108" text:outline-level="3"><draw:frame draw:style-name="fr29" draw:name="Afbeeldingen198" text:anchor-type="char" svg:x="1.27cm" svg:y="2.143cm" svg:width="9.017cm" svg:height="7.447cm" draw:z-index="197"><draw:image xlink:href="Pictures/200000070000261200001F63C82AB67D.wmf" xlink:type="simple" xlink:show="embed" xlink:actuate="onLoad"/></draw:frame>Get rows from result</text:h>
                  <text:list>
                    <text:list-item>
                      <text:h text:style-name="P45" text:outline-level="4">Screenshot</text:h>
                    </text:list-item>
                    <text:list-item>
                      <text:h text:style-name="P45" text:outline-level="4">Icon</text:h>
                    </text:list-item>
                    <text:list-item>
                      <text:h text:style-name="P45" text:outline-level="4"><draw:frame draw:style-name="fr29" draw:name="Afbeeldingen199" text:anchor-type="char" svg:x="1.27cm" svg:y="0.145cm" svg:width="0.9cm" svg:height="0.9cm" draw:z-index="198"><draw:image xlink:href="Pictures/10000000000000220000002265F2E969.png" xlink:type="simple" xlink:show="embed" xlink:actuate="onLoad"/></draw:frame>General description</text:h>
                    </text:list-item>
                  </text:list>
                </text:list-item>
              </text:list>
            </text:list-item>
          </text:list>
        </text:list-item>
      </text:list>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p text:style-name="Standard">IMPORTANT: no validation of the supplied metadata is done at this time to allow for greater flexibility. <text:s/>It is just an aid at design time.</text:p>
      <text:p text:style-name="Standard"/>
      <text:list text:style-name="Numbering_20_1" text:continue-numbering="true">
        <text:list-item>
          <text:list text:continue-numbering="true">
            <text:list-item>
              <text:list text:continue-numbering="true">
                <text:list-item>
                  <text:h text:style-name="P35" text:outline-level="3">Copy rows to result</text:h>
                  <text:list>
                    <text:list-item>
                      <text:h text:style-name="P45" text:outline-level="4"><draw:frame draw:style-name="fr29" draw:name="Afbeeldingen200" text:anchor-type="char" svg:x="1.27cm" svg:y="0.882cm" svg:width="7.514cm" svg:height="2.328cm" draw:z-index="90"><draw:image xlink:href="Pictures/2000000700001973000007EB88CC567A.wmf" xlink:type="simple" xlink:show="embed" xlink:actuate="onLoad"/></draw:frame>Screenshot</text:h>
                    </text:list-item>
                    <text:list-item>
                      <text:h text:style-name="P45" text:outline-level="4">Icon</text:h>
                    </text:list-item>
                    <text:list-item>
                      <text:h text:style-name="P45" text:outline-level="4"><draw:frame draw:style-name="fr29" draw:name="Afbeeldingen201" text:anchor-type="char" svg:x="1.506cm" svg:y="0.268cm" svg:width="0.9cm" svg:height="0.9cm" draw:z-index="91"><draw:image xlink:href="Pictures/1000000000000022000000223FF5555C.png" xlink:type="simple" xlink:show="embed" xlink:actuate="onLoad"/></draw:frame>General description</text:h>
                    </text:list-item>
                  </text:list>
                </text:list-item>
              </text:list>
            </text:list-item>
          </text:list>
        </text:list-item>
      </text:list>
      <text:p text:style-name="Standard">This step allows you to transfer rows of data (in memory) to the next transformation (job entry) in a job.</text:p>
      <text:list text:style-name="Numbering_20_1" text:continue-numbering="true">
        <text:list-item>
          <text:list text:continue-numbering="true">
            <text:list-item>
              <text:list text:continue-numbering="true">
                <text:list-item>
                  <text:h text:style-name="P108" text:outline-level="3"><draw:frame draw:style-name="fr29" draw:name="Afbeeldingen202" text:anchor-type="char" svg:x="1.27cm" svg:y="1.984cm" svg:width="13.309cm" svg:height="7.858cm" draw:z-index="76"><draw:image xlink:href="Pictures/2000000700002CC900001A6D853851EA.wmf" xlink:type="simple" xlink:show="embed" xlink:actuate="onLoad"/></draw:frame>Set Variable</text:h>
                  <text:list>
                    <text:list-item>
                      <text:h text:style-name="P45" text:outline-level="4">Screenshot</text:h>
                    </text:list-item>
                    <text:list-item>
                      <text:h text:style-name="P45" text:outline-level="4"><draw:frame draw:style-name="fr29" draw:name="Afbeeldingen203" text:anchor-type="char" svg:x="1.27cm" svg:y="8.855cm" svg:width="0.9cm" svg:height="0.9cm" draw:z-index="77"><draw:image xlink:href="Pictures/1000000000000022000000229E058C61.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92"><text:span text:style-name="T4">Valid in the virtual machine</text:span>: the complete virtual machine will know about this variable.</text:p>
        </text:list-item>
      </text:list>
      <text:p text:style-name="P20"><text:span text:style-name="T4">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92"><text:span text:style-name="T4">Valid in the parent job</text:span>: the variable is only valid in the parent job.</text:p>
        </text:list-item>
        <text:list-item>
          <text:p text:style-name="P192"><text:span text:style-name="T4">Valid in the grand-parent job</text:span>: the variable is valid in the grand-parent job and all the child jobs and transformations.</text:p>
        </text:list-item>
        <text:list-item>
          <text:p text:style-name="P192"><text:span text:style-name="T4">Valid in the root job</text:span>: the variable is valid in the root job and all the child jobs and transformations.</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Variable usage</text:h>
                    </text:list-item>
                  </text:list>
                </text:list-item>
              </text:list>
            </text:list-item>
          </text:list>
        </text:list-item>
      </text:list>
      <text:p text:style-name="Standard">Refer to <text:a xlink:type="simple" xlink:href="#_8._Variables"><text:span text:style-name="T3">8.1 Variables</text:span></text:a> for a description of the use of variables.</text:p>
      <text:list text:style-name="Numbering_20_1" text:continue-numbering="true">
        <text:list-item>
          <text:list text:continue-numbering="true">
            <text:list-item>
              <text:list text:continue-numbering="true">
                <text:list-item>
                  <text:h text:style-name="P108" text:outline-level="3"><draw:frame draw:style-name="fr29" draw:name="Afbeeldingen204" text:anchor-type="char" svg:x="1.27cm" svg:y="1.958cm" svg:width="8.414cm" svg:height="4.71cm" draw:z-index="78"><draw:image xlink:href="Pictures/20000007000023A8000013FD50AC9B78.wmf" xlink:type="simple" xlink:show="embed" xlink:actuate="onLoad"/></draw:frame><text:bookmark-start text:name="_10.4.55._Get_Variable"/>Get Variable<text:bookmark-end text:name="_10.4.55._Get_Variable"/></text:h>
                  <text:list>
                    <text:list-item>
                      <text:h text:style-name="P45" text:outline-level="4">Screenshot</text:h>
                    </text:list-item>
                    <text:list-item>
                      <text:h text:style-name="P45" text:outline-level="4"><draw:frame draw:style-name="fr29" draw:name="Afbeeldingen205" text:anchor-type="char" svg:x="1.27cm" svg:y="5.733cm" svg:width="0.9cm" svg:height="0.9cm" draw:z-index="79"><draw:image xlink:href="Pictures/1000000000000022000000220CD0425B.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allows you to get the value of a variable. This step can return rows or add values to input rows.</text:p>
      <text:p text:style-name="Standard"><text:span text:style-name="T4">NOTE</text:span>: <text:span text:style-name="T5">You need to specify the complete variable specification in the format </text:span><text:span text:style-name="T21">${variable}</text:span><text:span text:style-name="T5"> or </text:span><text:span text:style-name="T21">%%variable%%</text:span><text:span text:style-name="T5"> (as described in <text:s/></text:span><text:a xlink:type="simple" xlink:href="#_8._Variables"><text:span text:style-name="T32">8.1 Variables</text:span></text:a><text:span text:style-name="T5">) . That means you can also enter complete strings in the variable column, not just a variable.</text:span></text:p>
      <text:p text:style-name="Standard">For example, you can specify: <text:span text:style-name="T21">${java.io.tmpdir}/kettle/tempfile.txt</text:span> and it will be expanded</text:p>
      <text:p text:style-name="Standard">to /tmp/kettle/tempfile.txt on Unix-like systems.</text:p>
      <text:list text:style-name="Numbering_20_1" text:continue-numbering="true">
        <text:list-item>
          <text:list text:continue-numbering="true">
            <text:list-item>
              <text:list text:continue-numbering="true">
                <text:list-item>
                  <text:h text:style-name="P108" text:outline-level="3"><draw:frame draw:style-name="fr29" draw:name="Afbeeldingen206" text:anchor-type="char" svg:x="1.27cm" svg:y="2.037cm" svg:width="8.652cm" svg:height="2.725cm" draw:z-index="80"><draw:image xlink:href="Pictures/20000007000015F5000006E937ADD64A.wmf" xlink:type="simple" xlink:show="embed" xlink:actuate="onLoad"/></draw:frame>Get files from result</text:h>
                  <text:list>
                    <text:list-item>
                      <text:h text:style-name="P45" text:outline-level="4">Screenshot</text:h>
                    </text:list-item>
                    <text:list-item>
                      <text:h text:style-name="P45" text:outline-level="4"><draw:frame draw:style-name="fr29" draw:name="Afbeeldingen207" text:anchor-type="char" svg:x="1.27cm" svg:y="3.828cm" svg:width="0.9cm" svg:height="0.9cm" draw:z-index="81"><draw:image xlink:href="Pictures/100000000000002200000022E39A9E8C.png" xlink:type="simple" xlink:show="embed" xlink:actuate="onLoad"/></draw:frame>Icon</text:h>
                    </text:list-item>
                    <text:list-item>
                      <text:h text:style-name="P45" text:outline-level="4">General description</text:h>
                    </text:list-item>
                  </text:list>
                </text:list-item>
              </text:list>
            </text:list-item>
          </text:list>
        </text:list-item>
      </text:list>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43">Field name </text:p>
          </table:table-cell>
          <table:table-cell table:style-name="Tabel39.A1" office:value-type="string">
            <text:p text:style-name="P43">Type </text:p>
          </table:table-cell>
          <table:table-cell table:style-name="Tabel39.C1" office:value-type="string">
            <text:p text:style-name="P43">Example</text:p>
          </table:table-cell>
        </table:table-row>
        <table:table-row table:style-name="Tabel39.1">
          <table:table-cell table:style-name="Tabel39.A2" office:value-type="string">
            <text:p text:style-name="P43">type </text:p>
          </table:table-cell>
          <table:table-cell table:style-name="Tabel39.A2" office:value-type="string">
            <text:p text:style-name="P43">String </text:p>
          </table:table-cell>
          <table:table-cell table:style-name="Tabel39.C2" office:value-type="string">
            <text:p text:style-name="P43">Normal, Log, Error, Error-line, etc.</text:p>
          </table:table-cell>
        </table:table-row>
        <table:table-row table:style-name="Tabel39.1">
          <table:table-cell table:style-name="Tabel39.A2" office:value-type="string">
            <text:p text:style-name="P43">filename </text:p>
          </table:table-cell>
          <table:table-cell table:style-name="Tabel39.A2" office:value-type="string">
            <text:p text:style-name="P43">String </text:p>
          </table:table-cell>
          <table:table-cell table:style-name="Tabel39.C2" office:value-type="string">
            <text:p text:style-name="P43">somefile.txt</text:p>
          </table:table-cell>
        </table:table-row>
        <table:table-row table:style-name="Tabel39.1">
          <table:table-cell table:style-name="Tabel39.A2" office:value-type="string">
            <text:p text:style-name="P43">path </text:p>
          </table:table-cell>
          <table:table-cell table:style-name="Tabel39.A2" office:value-type="string">
            <text:p text:style-name="P43">String </text:p>
          </table:table-cell>
          <table:table-cell table:style-name="Tabel39.C2" office:value-type="string">
            <text:p text:style-name="P43">C:\Foo\Bar\somefile.txt</text:p>
          </table:table-cell>
        </table:table-row>
        <table:table-row table:style-name="Tabel39.1">
          <table:table-cell table:style-name="Tabel39.A2" office:value-type="string">
            <text:p text:style-name="P43">parentorigin </text:p>
          </table:table-cell>
          <table:table-cell table:style-name="Tabel39.A2" office:value-type="string">
            <text:p text:style-name="P43">String </text:p>
          </table:table-cell>
          <table:table-cell table:style-name="Tabel39.C2" office:value-type="string">
            <text:p text:style-name="P43">Process files transformation</text:p>
          </table:table-cell>
        </table:table-row>
        <table:table-row table:style-name="Tabel39.1">
          <table:table-cell table:style-name="Tabel39.A2" office:value-type="string">
            <text:p text:style-name="P43">origin </text:p>
          </table:table-cell>
          <table:table-cell table:style-name="Tabel39.A2" office:value-type="string">
            <text:p text:style-name="P43">String </text:p>
          </table:table-cell>
          <table:table-cell table:style-name="Tabel39.C2" office:value-type="string">
            <text:p text:style-name="P43">Text File Input</text:p>
          </table:table-cell>
        </table:table-row>
        <table:table-row table:style-name="Tabel39.1">
          <table:table-cell table:style-name="Tabel39.A2" office:value-type="string">
            <text:p text:style-name="P43">comment </text:p>
          </table:table-cell>
          <table:table-cell table:style-name="Tabel39.A2" office:value-type="string">
            <text:p text:style-name="P43">String </text:p>
          </table:table-cell>
          <table:table-cell table:style-name="Tabel39.C2" office:value-type="string">
            <text:p text:style-name="P43">Read by text file input</text:p>
          </table:table-cell>
        </table:table-row>
        <table:table-row table:style-name="Tabel39.1">
          <table:table-cell table:style-name="Tabel39.A2" office:value-type="string">
            <text:p text:style-name="P43">timestamp </text:p>
          </table:table-cell>
          <table:table-cell table:style-name="Tabel39.A2" office:value-type="string">
            <text:p text:style-name="P43">Date</text:p>
          </table:table-cell>
          <table:table-cell table:style-name="Tabel39.C2" office:value-type="string">
            <text:p text:style-name="P43">2006-06-23 12:34:56</text:p>
          </table:table-cell>
        </table:table-row>
      </table:table>
      <text:p text:style-name="Standard"/>
      <text:p text:style-name="Standard"/>
      <text:list text:style-name="Numbering_20_1" text:continue-numbering="true">
        <text:list-item>
          <text:list text:continue-numbering="true">
            <text:list-item>
              <text:list text:continue-numbering="true">
                <text:list-item>
                  <text:h text:style-name="P108" text:outline-level="3"><draw:frame draw:style-name="fr29" draw:name="Afbeeldingen208" text:anchor-type="char" svg:x="1.27cm" svg:y="2.249cm" svg:width="8.255cm" svg:height="4.343cm" draw:z-index="82"><draw:image xlink:href="Pictures/2000000700001BDE00000E9F7BBFAA8F.wmf" xlink:type="simple" xlink:show="embed" xlink:actuate="onLoad"/></draw:frame>Set files in result</text:h>
                  <text:list>
                    <text:list-item>
                      <text:h text:style-name="P45" text:outline-level="4">Screenshot</text:h>
                    </text:list-item>
                    <text:list-item>
                      <text:h text:style-name="P45" text:outline-level="4"><draw:frame draw:style-name="fr29" draw:name="Afbeeldingen209" text:anchor-type="char" svg:x="1.27cm" svg:y="5.733cm" svg:width="0.9cm" svg:height="0.9cm" draw:z-index="83"><draw:image xlink:href="Pictures/100000000000002200000022FF1B81AE.png" xlink:type="simple" xlink:show="embed" xlink:actuate="onLoad"/></draw:frame>Icon</text:h>
                    </text:list-item>
                    <text:list-item>
                      <text:h text:style-name="P45" text:outline-level="4">General description</text:h>
                    </text:list-item>
                  </text:list>
                </text:list-item>
              </text:list>
            </text:list-item>
          </text:list>
        </text:list-item>
      </text:list>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list text:style-name="Numbering_20_1" text:continue-numbering="true">
        <text:list-item>
          <text:list text:continue-numbering="true">
            <text:list-item>
              <text:list text:continue-numbering="true">
                <text:list-item>
                  <text:h text:style-name="P108" text:outline-level="3">Injector</text:h>
                  <text:list>
                    <text:list-item>
                      <text:h text:style-name="P45" text:outline-level="4"><draw:frame draw:style-name="fr29" draw:name="Afbeeldingen210" text:anchor-type="char" svg:x="1.27cm" svg:y="1.094cm" svg:width="9.576cm" svg:height="5.583cm" draw:z-index="84"><draw:image xlink:href="Pictures/200000070000206F000012D996855990.wmf" xlink:type="simple" xlink:show="embed" xlink:actuate="onLoad"/></draw:frame>Screenshot</text:h>
                    </text:list-item>
                    <text:list-item>
                      <text:h text:style-name="P45" text:outline-level="4"><draw:frame draw:style-name="fr29" draw:name="Afbeeldingen211" text:anchor-type="char" svg:x="1.27cm" svg:y="6.95cm" svg:width="0.9cm" svg:height="0.9cm" draw:z-index="85"><draw:image xlink:href="Pictures/10000000000000220000002295871EA2.png" xlink:type="simple" xlink:show="embed" xlink:actuate="onLoad"/></draw:frame>Icon</text:h>
                    </text:list-item>
                    <text:list-item>
                      <text:h text:style-name="P45" text:outline-level="4">General description</text:h>
                    </text:list-item>
                  </text:list>
                </text:list-item>
              </text:list>
            </text:list-item>
          </text:list>
        </text:list-item>
      </text:list>
      <text:list text:style-name="WW8Num11">
        <text:list-item>
          <text:p text:style-name="P193">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93">Here is some information on how to do it:</text:p>
          <text:list>
            <text:list-item>
              <text:p text:style-name="P193"><text:span text:style-name="T7">You can ask a Trans</text:span> object for a RowProducer object</text:p>
            </text:list-item>
            <text:list-item>
              <text:p text:style-name="P193"><text:span text:style-name="T7">Also see the use case test in package: </text:span><text:span text:style-name="T21">be.ibridge.kettle.test.rowproducer</text:span></text:p>
            </text:list-item>
            <text:list-item>
              <text:p text:style-name="P194">Use this type of code:</text:p>
            </text:list-item>
          </text:list>
        </text:list-item>
      </text:list>
      <text:p text:style-name="P195"/>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96">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96">As you can see from the screenshot below, you can specify the rows you are expecting to be injected. This makes it easier to build transformations because you have the meta-data at design time.</text:p>
        </text:list-item>
      </text:list>
      <text:list text:style-name="Numbering_20_1" text:continue-numbering="true">
        <text:list-item>
          <text:list text:continue-numbering="true">
            <text:list-item>
              <text:list text:continue-numbering="true">
                <text:list-item>
                  <text:h text:style-name="P108" text:outline-level="3"><draw:frame draw:style-name="fr29" draw:name="Afbeeldingen212" text:anchor-type="char" svg:x="1.27cm" svg:y="1.958cm" svg:width="6.429cm" svg:height="4.075cm" draw:z-index="86"><draw:image xlink:href="Pictures/200000070000145900000CE1528F05D9.wmf" xlink:type="simple" xlink:show="embed" xlink:actuate="onLoad"/></draw:frame>Socket reader</text:h>
                  <text:list>
                    <text:list-item>
                      <text:h text:style-name="P45" text:outline-level="4">Screen shot</text:h>
                    </text:list-item>
                    <text:list-item>
                      <text:h text:style-name="P45" text:outline-level="4"><draw:frame draw:style-name="fr29" draw:name="Afbeeldingen213" text:anchor-type="char" svg:x="1.27cm" svg:y="5.098cm" svg:width="0.9cm" svg:height="0.9cm" draw:z-index="88"><draw:image xlink:href="Pictures/100000000000002200000022D7E9423A.png" xlink:type="simple" xlink:show="embed" xlink:actuate="onLoad"/></draw:frame>Icon</text:h>
                    </text:list-item>
                    <text:list-item>
                      <text:h text:style-name="P45" text:outline-level="4">General description and use</text:h>
                    </text:list-item>
                  </text:list>
                </text:list-item>
              </text:list>
            </text:list-item>
          </text:list>
        </text:list-item>
      </text:list>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p text:style-name="Standard"/>
      <text:list text:style-name="Numbering_20_1" text:continue-numbering="true">
        <text:list-item>
          <text:list text:continue-numbering="true">
            <text:list-item>
              <text:list text:continue-numbering="true">
                <text:list-item>
                  <text:h text:style-name="P35" text:outline-level="3">Socket writer</text:h>
                  <text:list>
                    <text:list-item>
                      <text:h text:style-name="P45" text:outline-level="4"><draw:frame draw:style-name="fr29" draw:name="Afbeeldingen214" text:anchor-type="char" svg:x="1.27cm" svg:y="1.023cm" svg:width="6.588cm" svg:height="4.022cm" draw:z-index="87"><draw:image xlink:href="Pictures/20000007000014E200000CBF01C4C128.wmf" xlink:type="simple" xlink:show="embed" xlink:actuate="onLoad"/></draw:frame>Screen shot</text:h>
                    </text:list-item>
                    <text:list-item>
                      <text:h text:style-name="P45" text:outline-level="4"><draw:frame draw:style-name="fr29" draw:name="Afbeeldingen215" text:anchor-type="char" svg:x="1.27cm" svg:y="5.274cm" svg:width="0.9cm" svg:height="0.9cm" draw:z-index="89"><draw:image xlink:href="Pictures/10000000000000220000002240AE5BCD.png" xlink:type="simple" xlink:show="embed" xlink:actuate="onLoad"/></draw:frame>Icon</text:h>
                    </text:list-item>
                    <text:list-item>
                      <text:h text:style-name="P45" text:outline-level="4">General description and use</text:h>
                    </text:list-item>
                  </text:list>
                </text:list-item>
              </text:list>
            </text:list-item>
          </text:list>
        </text:list-item>
      </text:list>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list text:style-name="Numbering_20_1" text:continue-numbering="true">
        <text:list-item>
          <text:list text:continue-numbering="true">
            <text:list-item>
              <text:list text:continue-numbering="true">
                <text:list-item>
                  <text:h text:style-name="P108" text:outline-level="3">Aggregate Rows</text:h>
                  <text:list>
                    <text:list-item>
                      <text:h text:style-name="P45" text:outline-level="4"><draw:frame draw:style-name="fr29" draw:name="Afbeeldingen216" text:anchor-type="char" svg:x="1.27cm" svg:y="0.831cm" svg:width="14.097cm" svg:height="8.2cm" draw:z-index="200"><draw:image xlink:href="Pictures/20000007000032F600001D946A3423E2.wmf" xlink:type="simple" xlink:show="embed" xlink:actuate="onLoad"/></draw:frame>Screenshot</text:h>
                    </text:list-item>
                    <text:list-item>
                      <text:h text:style-name="P45" text:outline-level="4"><draw:frame draw:style-name="fr29" draw:name="Afbeeldingen217" text:anchor-type="char" svg:x="1.27cm" svg:y="9.225cm" svg:width="0.9cm" svg:height="0.9cm" draw:z-index="199"><draw:image xlink:href="Pictures/10000000000000220000002272ADA869.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P20">SUM: the sum of a field</text:p>
      <text:p text:style-name="P20">AVERAGE: the average of a field</text:p>
      <text:p text:style-name="P20">COUNT: the number of (not null) values</text:p>
      <text:p text:style-name="P20">MIN: the minimum value of a field</text:p>
      <text:p text:style-name="P20">MAX: the maximum value of a field</text:p>
      <text:p text:style-name="P20">FIRST: the first value of a field</text:p>
      <text:p text:style-name="P20">LAST: the last value of a field</text:p>
      <text:p text:style-name="Standard"><text:span text:style-name="T4">NOTE</text:span>: <text:span text:style-name="T5">This step type is deprecated. See the “Group By” step in </text:span><text:a xlink:type="simple" xlink:href="#_10.4.32._Group_By"><text:span text:style-name="T32">11.4.32. Group By</text:span></text:a><text:span text:style-name="T5"> for a more powerful way of aggregating rows of data. <text:s/>The aggregate step can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67">
        <text:list-item>
          <text:p text:style-name="P197"><text:span text:style-name="T6">Step name</text:span><text:span text:style-name="T7">: Name of the step. This name has to be unique in a single transformation.</text:span></text:p>
        </text:list-item>
        <text:list-item>
          <text:p text:style-name="P197"><text:span text:style-name="T6">Fields</text:span><text:span text:style-name="T7">: The fields and the aggregation type.</text:span></text:p>
        </text:list-item>
      </text:list>
      <text:list text:style-name="Numbering_20_1" text:continue-numbering="true">
        <text:list-item>
          <text:list text:continue-numbering="true">
            <text:list-item>
              <text:list text:continue-numbering="true">
                <text:list-item>
                  <text:h text:style-name="P108" text:outline-level="3"><draw:frame draw:style-name="fr29" draw:name="Afbeeldingen218" text:anchor-type="char" svg:x="1.27cm" svg:y="2.103cm" svg:width="12.22cm" svg:height="5.2cm" draw:z-index="201"><draw:image xlink:href="Pictures/1000000000000488000001EDBB7559E3.png" xlink:type="simple" xlink:show="embed" xlink:actuate="onLoad"/></draw:frame>Streaming XML Input</text:h>
                  <text:list>
                    <text:list-item>
                      <text:h text:style-name="P45" text:outline-level="4">Screenshot</text:h>
                    </text:list-item>
                  </text:list>
                </text:list-item>
              </text:list>
            </text:list-item>
          </text:list>
        </text:list-item>
      </text:list>
      <text:p text:style-name="P32"><draw:frame draw:style-name="fr29" draw:name="Afbeeldingen219" text:anchor-type="char" svg:x="1.27cm" svg:y="5.997cm" svg:width="12.22cm" svg:height="5.2cm" draw:z-index="202"><draw:image xlink:href="Pictures/1000000000000488000001EDA6C5AECF.png" xlink:type="simple" xlink:show="embed" xlink:actuate="onLoad"/></draw:frame><text:tab/><text:tab/><text:tab/> <text:s text:c="12"/>The “File” tab</text:p>
      <text:p text:style-name="P32"><text:tab/><text:tab/><text:tab/> <text:s text:c="9"/>The “Content” tab</text:p>
      <text:p text:style-name="P32"><draw:frame draw:style-name="fr29" draw:name="Afbeeldingen220" text:anchor-type="char" svg:x="1.27cm" svg:y="0.339cm" svg:width="12.22cm" svg:height="5.2cm" draw:z-index="203"><draw:image xlink:href="Pictures/1000000000000488000001EDBFB5B2F0.png" xlink:type="simple" xlink:show="embed" xlink:actuate="onLoad"/></draw:frame><text:tab/><text:tab/><text:tab/> <text:s text:c="11"/>The “Fields” tab</text:p>
      <text:list text:style-name="Numbering_20_1" text:continue-numbering="true">
        <text:list-item>
          <text:list text:continue-numbering="true">
            <text:list-item>
              <text:list text:continue-numbering="true">
                <text:list-item>
                  <text:list text:continue-numbering="true">
                    <text:list-item>
                      <text:h text:style-name="P105" text:outline-level="4"><draw:frame draw:style-name="fr29" draw:name="Afbeeldingen221" text:anchor-type="char" svg:x="1.27cm" svg:y="1.27cm" svg:width="0.91cm" svg:height="0.91cm" draw:z-index="204"><draw:image xlink:href="Pictures/100000000000002200000022B5DF3FD1.png" xlink:type="simple" xlink:show="embed" xlink:actuate="onLoad"/></draw:frame>Icon</text:h>
                    </text:list-item>
                    <text:list-item>
                      <text:h text:style-name="P45" text:outline-level="4">General description</text:h>
                    </text:list-item>
                    <text:list-item>
                      <text:h text:style-name="P198" text:outline-level="4">The purpose of this step is to provide value parsing. This step is based on SAX parser to provide better performances with larger files. <text:s/>It is very similar to Xml Input, there are only differences in content and field tabs.</text:h>
                    </text:list-item>
                    <text:list-item>
                      <text:h text:style-name="P45" text:outline-level="4">Options</text:h>
                    </text:list-item>
                  </text:list>
                </text:list-item>
              </text:list>
            </text:list-item>
          </text:list>
        </text:list-item>
      </text:list>
      <table:table table:name="Tabel40" table:style-name="Tabel40">
        <table:table-column table:style-name="Tabel40.A"/>
        <table:table-column table:style-name="Tabel40.B"/>
        <table:table-header-rows>
          <table:table-row table:style-name="Tabel40.1">
            <table:table-cell table:style-name="Tabel40.A1" office:value-type="string">
              <text:p text:style-name="P43">Option</text:p>
            </table:table-cell>
            <table:table-cell table:style-name="Tabel40.B1" office:value-type="string">
              <text:p text:style-name="P43">Description</text:p>
            </table:table-cell>
          </table:table-row>
        </table:table-header-rows>
        <table:table-row table:style-name="Tabel40.1">
          <table:table-cell table:style-name="Tabel40.A2" office:value-type="string">
            <text:p text:style-name="P43">Step name </text:p>
          </table:table-cell>
          <table:table-cell table:style-name="Tabel40.B2" office:value-type="string">
            <text:p text:style-name="P43">Name of the step. <text:s/>This name has to be unique in a single transformation.</text:p>
          </table:table-cell>
        </table:table-row>
        <table:table-row table:style-name="Tabel40.1">
          <table:table-cell table:style-name="Tabel40.A2" office:value-type="string">
            <text:p text:style-name="P43">File or directory </text:p>
          </table:table-cell>
          <table:table-cell table:style-name="Tabel40.B2" office:value-type="string">
            <text:p text:style-name="P43">This field specifies the location and/or name of the input text file.</text:p>
            <text:p text:style-name="P10"><text:span text:style-name="T4">NOTE</text:span>: <text:span text:style-name="T5">press the “add” button to add the file/directory/wildcard combination to the list of selected files (grid) below.</text:span></text:p>
          </table:table-cell>
        </table:table-row>
        <table:table-row table:style-name="Tabel40.1">
          <table:table-cell table:style-name="Tabel40.A2" office:value-type="string">
            <text:p text:style-name="P43">Regular expression </text:p>
          </table:table-cell>
          <table:table-cell table:style-name="Tabel40.B2" office:value-type="string">
            <text:p text:style-name="P43">Specify the regular expression you want to use to select the files in the directory specified in the previous option.</text:p>
          </table:table-cell>
        </table:table-row>
        <table:table-row table:style-name="Tabel40.1">
          <table:table-cell table:style-name="Tabel40.A2" office:value-type="string">
            <text:p text:style-name="P43">Include filename in output &amp; fieldname <text:s text:c="3"/></text:p>
          </table:table-cell>
          <table:table-cell table:style-name="Tabel40.B2" office:value-type="string">
            <text:p text:style-name="P43">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43">Rownum in output &amp; fieldname <text:s text:c="3"/></text:p>
          </table:table-cell>
          <table:table-cell table:style-name="Tabel40.B2" office:value-type="string">
            <text:p text:style-name="P43">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43">Limit </text:p>
          </table:table-cell>
          <table:table-cell table:style-name="Tabel40.B2" office:value-type="string">
            <text:p text:style-name="P43">You can specify the maximum number of rows to read here.</text:p>
          </table:table-cell>
        </table:table-row>
        <table:table-row table:style-name="Tabel40.1">
          <table:table-cell table:style-name="Tabel40.A2" office:value-type="string">
            <text:p text:style-name="P43">Location </text:p>
          </table:table-cell>
          <table:table-cell table:style-name="Tabel40.B2" office:value-type="string">
            <text:p text:style-name="P43">Specify the path by way of elements to the repeating part of the XML file.</text:p>
            <text:p text:style-name="P10">The element column is used to specify the element and position as follows:</text:p>
            <text:p text:style-name="P199"><text:span text:style-name="T4">A</text:span>: still specify an attribute</text:p>
            <text:p text:style-name="P199"><text:span text:style-name="T4">Ep</text:span>: specify an element defined by position (equivalent to E in original XMLInput).</text:p>
            <text:p text:style-name="P199"><text:span text:style-name="T4">Ea</text:span>: specify an element defined by an attribute and allow value parsing.</text:p>
            <text:p text:style-name="P200">Example:</text:p>
            <text:p text:style-name="P199"><text:span text:style-name="T21">Ep=element/1</text:span> <text:tab/> <text:s text:c="4"/>this is the first element called "element"</text:p>
            <text:p text:style-name="P201"><text:span text:style-name="T21">Ea=element/att:val</text:span> <text:s text:c="3"/>this is the element called "element" that have an attribute called "att" with "val" value</text:p>
          </table:table-cell>
        </table:table-row>
        <table:table-row table:style-name="Tabel40.1">
          <table:table-cell table:style-name="Tabel40.A2" office:value-type="string">
            <text:p text:style-name="P43">Fields</text:p>
          </table:table-cell>
          <table:table-cell table:style-name="Tabel40.B2" office:value-type="string">
            <text:list text:style-name="WW8Num73">
              <text:list-item text:start-value="1">
                <text:p text:style-name="P119">Name: Name of the field.</text:p>
              </text:list-item>
              <text:list-item>
                <text:p text:style-name="P120">Type: Type of the field can be either String, Date or Number.</text:p>
              </text:list-item>
              <text:list-item>
                <text:p text:style-name="P120">Format mask to convert with: See 8.5.1.5 for a complete description of format specifiers.</text:p>
              </text:list-item>
              <text:list-item>
                <text:p text:style-name="P120">Length:</text:p>
                <text:list>
                  <text:list-item>
                    <text:p text:style-name="P120">Number: Total number of significant figures in a number;</text:p>
                  </text:list-item>
                  <text:list-item>
                    <text:p text:style-name="P120">String: total length of string;</text:p>
                  </text:list-item>
                  <text:list-item>
                    <text:p text:style-name="P120">Date: length of printed output of the string (e.g. 4 only gives back the year).</text:p>
                  </text:list-item>
                </text:list>
              </text:list-item>
              <text:list-item>
                <text:p text:style-name="P120">Precision:</text:p>
                <text:list>
                  <text:list-item>
                    <text:p text:style-name="P120">Number: Number of floating point digits;</text:p>
                  </text:list-item>
                  <text:list-item>
                    <text:p text:style-name="P120">String: unused;</text:p>
                  </text:list-item>
                  <text:list-item>
                    <text:p text:style-name="P120">Date: unused.</text:p>
                  </text:list-item>
                </text:list>
              </text:list-item>
              <text:list-item>
                <text:p text:style-name="P120">Currency: Symbol used to represent currencies like $10,000.00 or €5.000,00</text:p>
              </text:list-item>
              <text:list-item>
                <text:p text:style-name="P120">Decimal: A decimal point can be a "." (10,000.00) or "," (5.000,00)</text:p>
              </text:list-item>
              <text:list-item>
                <text:p text:style-name="P120">Grouping: A grouping can be a "," (10,000.00) or "." (5.000,00)</text:p>
              </text:list-item>
              <text:list-item>
                <text:p text:style-name="P120">Trim type: The trimming method to apply on the string found in the XML.</text:p>
              </text:list-item>
              <text:list-item>
                <text:p text:style-name="P120">Repeat: Check this if you want to repeat empty values with the corresponding value from the previous row.</text:p>
              </text:list-item>
              <text:list-item>
                <text:p text:style-name="P120">Position: The position of the XML element or attribute. You use the following syntax to specify the position of an element:</text:p>
              </text:list-item>
            </text:list>
            <text:p text:style-name="P10"><text:span text:style-name="T26">The first element called “element”</text:span><text:span text:style-name="T7">: </text:span><text:span text:style-name="T21">E=element/1</text:span></text:p>
            <text:p text:style-name="P10"><text:span text:style-name="T26">The first attribute called “attribute”</text:span><text:span text:style-name="T7">: </text:span><text:span text:style-name="T21">A=attribute/1</text:span></text:p>
            <text:p text:style-name="P10"><text:span text:style-name="T26">The first attribute called “attribute” in the second “element” tag</text:span><text:span text:style-name="T7">:</text:span></text:p>
            <text:p text:style-name="P121">E=element/2, A=attribute/1</text:p>
            <text:p text:style-name="P10"><text:span text:style-name="T6">NOTE</text:span><text:span text:style-name="T7">: </text:span><text:span text:style-name="T10">You can auto-generate all the possible positions in the XML file supplied by using the “Get Fields” button.</text:span></text:p>
            <text:p text:style-name="P10"><text:span text:style-name="T6">NOTE</text:span><text:span text:style-name="T7">: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Complete example</text:h>
                    </text:list-item>
                  </text:list>
                </text:list-item>
              </text:list>
            </text:list-item>
          </text:list>
        </text:list-item>
      </text:list>
      <text:p text:style-name="Standard"><draw:frame draw:style-name="fr29" draw:name="Afbeeldingen222" text:anchor-type="char" svg:x="1.27cm" svg:y="0.9cm" svg:width="9.208cm" svg:height="7.955cm" draw:z-index="216"><draw:image xlink:href="Pictures/10000000000001590000012BBDB81F09.png" xlink:type="simple" xlink:show="embed" xlink:actuate="onLoad"/></draw:frame>Consider the following XML:</text:p>
      <text:p text:style-name="P17"/>
      <text:p text:style-name="Standard"><draw:frame draw:style-name="fr42" draw:name="Afbeeldingen223" text:anchor-type="char" svg:x="1.351cm" svg:y="0.635cm" svg:width="12.471cm" svg:height="9.317cm" draw:z-index="217"><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29" draw:name="Afbeeldingen224" text:anchor-type="char" svg:x="1.27cm" svg:y="0.596cm" svg:width="12.7cm" svg:height="7.89cm" draw:z-index="218"><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Standard"/>
      <text:p text:style-name="Standard"><draw:frame draw:style-name="fr29" draw:name="Afbeeldingen225" text:anchor-type="char" svg:x="1.27cm" svg:y="0.635cm" svg:width="12.7cm" svg:height="7.9cm" draw:z-index="219"><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p text:style-name="P3"/>
      <text:list text:style-name="Numbering_20_1" text:continue-numbering="true">
        <text:list-item>
          <text:list text:continue-numbering="true">
            <text:list-item>
              <text:list text:continue-numbering="true">
                <text:list-item>
                  <text:h text:style-name="P108" text:outline-level="3">Abort </text:h>
                  <text:list>
                    <text:list-item>
                      <text:h text:style-name="P45" text:outline-level="4">Screenshot</text:h>
                    </text:list-item>
                    <text:list-item>
                      <text:h text:style-name="P45" text:outline-level="4"><draw:frame draw:style-name="fr25" draw:name="graphics15" text:anchor-type="paragraph" svg:x="1.298cm" svg:y="0.462cm" svg:width="7.355cm" svg:height="5.239cm" draw:z-index="234"><draw:image xlink:href="Pictures/1000000000000116000000C6FD18E51F.png" xlink:type="simple" xlink:show="embed" xlink:actuate="onLoad"/></draw:frame>Icon</text:h>
                    </text:list-item>
                    <text:list-item>
                      <text:h text:style-name="P45" text:outline-level="4"><draw:frame draw:style-name="fr25" draw:name="graphics16" text:anchor-type="paragraph" svg:x="1.332cm" svg:y="0.198cm" svg:width="0.848cm" svg:height="0.848cm" draw:z-index="235"><draw:image xlink:href="Pictures/200000070000035000000350BB6D9BA7.svm" xlink:type="simple" xlink:show="embed" xlink:actuate="onLoad"/></draw:frame>General description</text:h>
                    </text:list-item>
                  </text:list>
                </text:list-item>
              </text:list>
            </text:list-item>
          </text:list>
        </text:list-item>
      </text:list>
      <text:p text:style-name="Standard">This step type allows you abort a transformation upon seeing input. It's main use is in error handling, so that a transformation e.g. can be aborted after x number of rows flow to over an error hop.</text:p>
      <text:p text:style-name="P202"/>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67">
        <text:list-item text:start-value="1">
          <text:p text:style-name="P197"><text:span text:style-name="T6">Step name</text:span><text:span text:style-name="T7">: Name of the step. This name has to be unique in a single transformation;</text:span></text:p>
        </text:list-item>
        <text:list-item>
          <text:p text:style-name="P203"><text:span text:style-name="T4">Abort threshold</text:span>: The threshold of number of rows after which to abort the transformations. E.g. If threshold is 0, the abort step will abort after seeing the first row. If threshold is 5, the abort step will abort after seeing the sixth row;</text:p>
        </text:list-item>
        <text:list-item>
          <text:p text:style-name="P203"><text:span text:style-name="T4">Abort message</text:span>: The message to put in the log upon aborting. If not filled in a default message will be used;</text:p>
        </text:list-item>
        <text:list-item>
          <text:p text:style-name="P203"><text:span text:style-name="T4">Always log rows</text:span>: Always log the rows processed by the Abort step. This allows the rows to be logged although the log level <text:s/>of the transformation would normally not do it. This way you can always see in the log which rows caused the transformation to abort.</text:p>
        </text:list-item>
      </text:list>
      <text:p text:style-name="P71"/>
      <text:p text:style-name="P71"/>
      <text:list text:style-name="Numbering_20_1" text:continue-numbering="true">
        <text:list-item>
          <text:list text:continue-numbering="true">
            <text:list-item>
              <text:list text:continue-numbering="true">
                <text:list-item>
                  <text:h text:style-name="P108" text:outline-level="3">Oracle Bulk Loader </text:h>
                  <text:list>
                    <text:list-item>
                      <text:h text:style-name="P45" text:outline-level="4">Screenshot</text:h>
                    </text:list-item>
                  </text:list>
                </text:list-item>
              </text:list>
            </text:list-item>
          </text:list>
        </text:list-item>
      </text:list>
      <text:p text:style-name="Standard"/>
      <text:p text:style-name="Standard"><draw:frame draw:style-name="fr28" draw:name="graphics17" text:anchor-type="paragraph" svg:width="13.838cm" svg:height="19.103cm" draw:z-index="239"><draw:image xlink:href="Pictures/100000000000020B000002D2D5B379E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item>
                      <text:h text:style-name="P45" text:outline-level="4"><draw:frame draw:style-name="fr25" draw:name="graphics18" text:anchor-type="paragraph" svg:x="1.332cm" svg:y="0.198cm" svg:width="0.848cm" svg:height="0.848cm" draw:z-index="238"><draw:image xlink:href="Pictures/200000070000033500000350D582C3C7.svm" xlink:type="simple" xlink:show="embed" xlink:actuate="onLoad"/></draw:frame>General description</text:h>
                    </text:list-item>
                  </text:list>
                </text:list-item>
              </text:list>
            </text:list-item>
          </text:list>
        </text:list-item>
      </text:list>
      <text:p text:style-name="Standard">This step type allows you bulk load data to an Oracle database. It will write the data it receives to a proper load format and will then invoke Oracle SQL*Loader to transfer it to the specified table.</text:p>
      <text:p text:style-name="P32"><text:span text:style-name="T33">IMPORTANT! <text:s/></text:span><text:span text:style-name="T34">Just like all steps in the “Experimental” category, this step is not considered ready for production use by the author. <text:s/>In the specific case of the Oracle Bulk loader we lacked the time to do extensive testing on it. <text:s/>Your feedback is most welcome as always.</text:spa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67">
        <text:list-item text:start-value="1">
          <text:p text:style-name="P197"><text:span text:style-name="T6">Step name</text:span><text:span text:style-name="T7">: Name of the step. This name has to be unique in a single transformation;</text:span></text:p>
        </text:list-item>
      </text:list>
      <text:list text:style-name="WW8Num68">
        <text:list-item text:start-value="1">
          <text:p text:style-name="P186"><text:span text:style-name="T6">Connection</text:span><text:span text:style-name="T7">: Name of the database connection on which the dimension table resides;</text:span></text:p>
        </text:list-item>
        <text:list-item>
          <text:p text:style-name="P186"><text:span text:style-name="T6">Target schema</text:span><text:span text:style-name="T7">: </text:span>The name of the Schema for the table to write data to. <text:s/>This is important for data sources that allow for table names with dots ‘.’ In it;</text:p>
        </text:list-item>
        <text:list-item>
          <text:p text:style-name="P204"><text:span text:style-name="T4">Target table</text:span>: Name of the target <text:s/>table;</text:p>
        </text:list-item>
        <text:list-item>
          <text:p text:style-name="P204"><text:span text:style-name="T4">Sqlldr path</text:span>: Full path to the sqlldr utility (including sqlldr). If sqlldr is in the path of the executing application you can leave it to sqlldr;</text:p>
        </text:list-item>
      </text:list>
      <text:list text:style-name="WW8Num67">
        <text:list-item text:start-value="1">
          <text:p text:style-name="P203"><text:span text:style-name="T4">Load method</text:span>: Either “Automatic load (at the end)” or “Manual load (only creation of files)”. Automatic load will start up sqlldr after receiving all input with the specified arguments in this step. Manual load will only create a control and data file, this can be used as a back-door: you can have PDI generate the data and create e.g. your own control file to load the data (outside of this step).</text:p>
        </text:list-item>
        <text:list-item>
          <text:p text:style-name="P203"><text:span text:style-name="T4">Load action</text:span>: Append, Insert, Replace, Truncate. These map to the sqlldr action to be performed. </text:p>
        </text:list-item>
        <text:list-item>
          <text:p text:style-name="P203"><text:span text:style-name="T4">Maximum errors</text:span><text:span text:style-name="T30">:</text:span> The number of rows in error after which sqlldr will abort. This corresponds to the “ERROR” attribute of sqlldr;</text:p>
        </text:list-item>
        <text:list-item>
          <text:p text:style-name="P203"><text:span text:style-name="T4">Commit</text:span>: The number of rows after which to commit, this corresponds to the “ROWS” attribute of sqlldr which differs between using a conventional and a direct path load;</text:p>
        </text:list-item>
        <text:list-item>
          <text:p text:style-name="P203"><text:span text:style-name="T4">Bind Size</text:span>: Corresponds to the “BINDSIZE” attribute of sqlldr;</text:p>
        </text:list-item>
        <text:list-item>
          <text:p text:style-name="P203"><text:span text:style-name="T4">Read Size</text:span>: Corresponds to the “READSIZE” attribute of sqlldr;</text:p>
        </text:list-item>
        <text:list-item>
          <text:p text:style-name="P203"><text:span text:style-name="T4">Control file</text:span>: The name of the file used as control file for sqlldr;</text:p>
        </text:list-item>
        <text:list-item>
          <text:p text:style-name="P203"><text:span text:style-name="T4">Data file</text:span>: The name of the data file in which the data will be written;</text:p>
        </text:list-item>
        <text:list-item>
          <text:p text:style-name="P203"><text:span text:style-name="T4">Log file</text:span>: The name of the log file, optionally defined;</text:p>
        </text:list-item>
        <text:list-item>
          <text:p text:style-name="P203"><text:span text:style-name="T4">Bad file</text:span>: The name of the bad file, optionally defined;</text:p>
        </text:list-item>
        <text:list-item>
          <text:p text:style-name="P203"><text:span text:style-name="T4">Discard file</text:span>: The name of the discard file, optionally defined;</text:p>
        </text:list-item>
        <text:list-item>
          <text:p text:style-name="P203"><text:span text:style-name="T4">Encoding</text:span>: Encodes data in a specific encoding, any valid encoding can be chosen besides the one in the drop down list;</text:p>
        </text:list-item>
        <text:list-item>
          <text:p text:style-name="P203"><text:span text:style-name="T4">Direct path</text:span>: Switch on direct path loading, corresponds to DIRECT=TRUE in sqlldr;</text:p>
        </text:list-item>
        <text:list-item>
          <text:p text:style-name="P203"><text:span text:style-name="T4">Erase cfg/dat files after use</text:span>: When switched on the control and data file will be erased after loading.</text:p>
        </text:list-item>
      </text:list>
      <text:p text:style-name="P71"/>
      <text:list text:style-name="WW8Num67">
        <text:list-item text:start-value="1">
          <text:p text:style-name="P203"><text:span text:style-name="T4">Table field</text:span>: Table field to be loaded in the Oracle table;</text:p>
        </text:list-item>
        <text:list-item>
          <text:p text:style-name="P203"><text:span text:style-name="T4">Stream field</text:span>: Field to be taken from the incoming rows;</text:p>
        </text:list-item>
        <text:list-item>
          <text:p text:style-name="P203"><text:span text:style-name="T4">Date mask</text:span>: Either “Date” or “Date mask”, determines how date/timestamps will be loaded in Oracle. When left empty defaults to “Date” <text:s/>in case of dates.</text:p>
        </text:list-item>
      </text:list>
      <text:p text:style-name="P71"/>
      <text:list text:style-name="Numbering_20_1" text:continue-numbering="true">
        <text:list-item>
          <text:h text:style-name="P48" text:outline-level="1"><text:bookmark-start text:name="_11._Job_Settings"/>Job Settings<text:bookmark-end text:name="_11._Job_Settings"/></text:h>
          <text:list>
            <text:list-item>
              <text:h text:style-name="P18" text:outline-level="2">Description</text:h>
            </text:list-item>
          </text:list>
        </text:list-item>
      </text:list>
      <text:p text:style-name="Standard">There are a few options that control how a job is behaving and how it is logging what it is doing.</text:p>
      <text:list text:style-name="Numbering_20_1" text:continue-numbering="true">
        <text:list-item>
          <text:list text:continue-numbering="true">
            <text:list-item>
              <text:h text:style-name="P18" text:outline-level="2"><draw:frame draw:style-name="fr29" draw:name="Afbeeldingen226" text:anchor-type="char" svg:x="1.27cm" svg:y="1.094cm" svg:width="9.525cm" svg:height="5.842cm" draw:z-index="32"><draw:image xlink:href="Pictures/10000000000001CF0000011C38499891.png" xlink:type="simple" xlink:show="embed" xlink:actuate="onLoad"/></draw:frame>Screenshot</text:h>
            </text:list-item>
            <text:list-item>
              <text:h text:style-name="P18" text:outline-level="2">Options</text:h>
            </text:list-item>
          </text:list>
        </text:list-item>
      </text:list>
      <table:table table:name="Tabel41" table:style-name="Tabel41">
        <table:table-column table:style-name="Tabel41.A"/>
        <table:table-column table:style-name="Tabel41.B"/>
        <table:table-row table:style-name="Tabel41.1">
          <table:table-cell table:style-name="Tabel41.A1" office:value-type="string">
            <text:p text:style-name="P43">Option </text:p>
          </table:table-cell>
          <table:table-cell table:style-name="Tabel41.B1" office:value-type="string">
            <text:p text:style-name="P43">Description</text:p>
          </table:table-cell>
        </table:table-row>
        <table:table-row table:style-name="Tabel41.1">
          <table:table-cell table:style-name="Tabel41.A2" office:value-type="string">
            <text:p text:style-name="P43">job name </text:p>
          </table:table-cell>
          <table:table-cell table:style-name="Tabel41.B2" office:value-type="string">
            <text:p text:style-name="P43">the name of the job. This is required information if you want to save to a repository.</text:p>
          </table:table-cell>
        </table:table-row>
        <table:table-row table:style-name="Tabel41.1">
          <table:table-cell table:style-name="Tabel41.A2" office:value-type="string">
            <text:p text:style-name="P43">Directory </text:p>
          </table:table-cell>
          <table:table-cell table:style-name="Tabel41.B2" office:value-type="string">
            <text:p text:style-name="P43">the directory in the repository in which you want to save the job.</text:p>
          </table:table-cell>
        </table:table-row>
        <table:table-row table:style-name="Tabel41.1">
          <table:table-cell table:style-name="Tabel41.A2" office:value-type="string">
            <text:p text:style-name="P43">Log connection </text:p>
          </table:table-cell>
          <table:table-cell table:style-name="Tabel41.B2" office:value-type="string">
            <text:p text:style-name="P43">Use this connection to write to a log table</text:p>
          </table:table-cell>
        </table:table-row>
        <table:table-row table:style-name="Tabel41.1">
          <table:table-cell table:style-name="Tabel41.A2" office:value-type="string">
            <text:p text:style-name="P43">Log table </text:p>
          </table:table-cell>
          <table:table-cell table:style-name="Tabel41.B2" office:value-type="string">
            <text:p text:style-name="P43">specifies the name of the log table (for example L_ETL)</text:p>
          </table:table-cell>
        </table:table-row>
        <table:table-row table:style-name="Tabel41.1">
          <table:table-cell table:style-name="Tabel41.A2" office:value-type="string">
            <text:p text:style-name="P43">Use batch-ID </text:p>
          </table:table-cell>
          <table:table-cell table:style-name="Tabel41.B2" office:value-type="string">
            <text:p text:style-name="P43">Use a batch ID in the logging table</text:p>
          </table:table-cell>
        </table:table-row>
        <table:table-row table:style-name="Tabel41.1">
          <table:table-cell table:style-name="Tabel41.A2" office:value-type="string">
            <text:p text:style-name="P43">Pass the batch-ID to job entries? </text:p>
          </table:table-cell>
          <table:table-cell table:style-name="Tabel41.B2" office:value-type="string">
            <text:p text:style-name="P43">Check this if you want to pass the generated unique batch ID to (transformation) job entries in this job.</text:p>
          </table:table-cell>
        </table:table-row>
        <table:table-row table:style-name="Tabel41.1">
          <table:table-cell table:style-name="Tabel41.A2" office:value-type="string">
            <text:p text:style-name="P43">Use logfield to store logging in? </text:p>
          </table:table-cell>
          <table:table-cell table:style-name="Tabel41.B2" office:value-type="string">
            <text:p text:style-name="P43">Check this if you want to store the logging of this job in the logging table in a long text field. (CLOB)</text:p>
          </table:table-cell>
        </table:table-row>
      </table:table>
      <text:list text:style-name="Numbering_20_1" text:continue-numbering="true">
        <text:list-item>
          <text:list text:continue-numbering="true">
            <text:list-item>
              <text:h text:style-name="P18" text:outline-level="2">Extra</text:h>
            </text:list-item>
          </text:list>
        </text:list-item>
      </text:list>
      <text:p text:style-name="Standard"><text:span text:style-name="T6">SQL button</text:span><text:span text:style-name="T7">: generates the SQL needed to create the logging table and allows you to </text:span>execute this SQL statement.</text:p>
      <text:list text:style-name="Numbering_20_1" text:continue-numbering="true">
        <text:list-item>
          <text:h text:style-name="P48" text:outline-level="1"><text:bookmark-start text:name="_12._Job_Entries"/>Job Entries<text:bookmark-end text:name="_12._Job_Entries"/></text:h>
          <text:list>
            <text:list-item>
              <text:h text:style-name="P18" text:outline-level="2">Description</text:h>
            </text:list-item>
          </text:list>
        </text:list-item>
      </text:list>
      <text:p text:style-name="Standard">A job entry is one part of a job. Job entries can provide you with a wide range of functionality ranging from executing transformations to getting files from a web server. Please see below for a complete list of all available job entry types.</text:p>
      <text:list text:style-name="Numbering_20_1" text:continue-numbering="true">
        <text:list-item>
          <text:list text:continue-numbering="true">
            <text:list-item>
              <text:h text:style-name="P18" text:outline-level="2">Job Entry Types</text:h>
              <text:list>
                <text:list-item>
                  <text:h text:style-name="P35" text:outline-level="3">Special Job Entries</text:h>
                  <text:list>
                    <text:list-item>
                      <text:h text:style-name="P45" text:outline-level="4"><draw:frame draw:style-name="fr29" draw:name="Afbeeldingen227" text:anchor-type="char" svg:x="1.27cm" svg:y="0.855cm" svg:width="9.296cm" svg:height="6.53cm" draw:z-index="40"><draw:image xlink:href="Pictures/200000070000265700001AE59C6657B3.wmf" xlink:type="simple" xlink:show="embed" xlink:actuate="onLoad"/></draw:frame>Screenshot</text:h>
                    </text:list-item>
                    <text:list-item>
                      <text:h text:style-name="P45" text:outline-level="4"><draw:frame draw:style-name="fr14" draw:name="Afbeeldingen228" text:anchor-type="char" svg:x="1.397cm" svg:y="7.5cm" svg:width="5.461cm" svg:height="1.298cm" draw:z-index="41"><draw:image xlink:href="Pictures/20000007000011A9000004C47B5CD782.wmf" xlink:type="simple" xlink:show="embed" xlink:actuate="onLoad"/></draw:frame>Icons</text:h>
                    </text:list-item>
                    <text:list-item>
                      <text:h text:style-name="P45" text:outline-level="4">General description</text:h>
                      <text:list>
                        <text:list-item>
                          <text:h text:style-name="P102"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draw:frame draw:style-name="fr29" draw:name="Afbeeldingen229" text:anchor-type="char" svg:x="1.27cm" svg:y="0.788cm" svg:width="9.728cm" svg:height="4.195cm" draw:z-index="42"><draw:image xlink:href="Pictures/200000070000231E00000F291880312B.wmf" xlink:type="simple" xlink:show="embed" xlink:actuate="onLoad"/></draw:frame>The start icon also contains basic scheduling functionality. If you edit this job entry you'll get this screen:</text:p>
      <text:p text:style-name="Standard"/>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Dummy</text:h>
                        </text:list-item>
                      </text:list>
                    </text:list-item>
                  </text:list>
                </text:list-item>
              </text:list>
            </text:list-item>
          </text:list>
        </text:list-item>
      </text:list>
      <text:p text:style-name="Standard">Use the Dummy job entry to do nothing in a job. This can be useful to make job drawings clearer or for looping. 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OK</text:h>
                        </text:list-item>
                      </text:list>
                    </text:list-item>
                  </text:list>
                </text:list-item>
              </text:list>
            </text:list-item>
          </text:list>
        </text:list-item>
      </text:list>
      <text:p text:style-name="Standard">Checks if the number of errors from a previous job entry was 0 and results to true if this is</text:p>
      <text:p text:style-name="Standard">the case.</text:p>
      <text:p text:style-name="Standard">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ERROR</text:h>
                        </text:list-item>
                      </text:list>
                    </text:list-item>
                  </text:list>
                </text:list-item>
              </text:list>
            </text:list-item>
          </text:list>
        </text:list-item>
      </text:list>
      <text:p text:style-name="Standard">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108" text:outline-level="3"><draw:frame draw:style-name="fr29" draw:name="Afbeeldingen230" text:anchor-type="char" svg:x="1.27cm" svg:y="2.196cm" svg:width="10.53cm" svg:height="8.599cm" draw:z-index="43"><draw:image xlink:href="Pictures/10000000000002970000021CF72C6A58.png" xlink:type="simple" xlink:show="embed" xlink:actuate="onLoad"/></draw:frame>Transformation</text:h>
                  <text:list>
                    <text:list-item>
                      <text:h text:style-name="P45" text:outline-level="4">Screenshot</text:h>
                    </text:list-item>
                    <text:list-item>
                      <text:h text:style-name="P45" text:outline-level="4"><draw:frame draw:style-name="fr29" draw:name="Afbeeldingen231" text:anchor-type="char" svg:x="1.27cm" svg:y="9.86cm" svg:width="0.9cm" svg:height="0.9cm" draw:z-index="44"><draw:image xlink:href="Pictures/1000000000000022000000226CCF9793.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Transformatio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42" table:style-name="Tabel42">
        <table:table-column table:style-name="Tabel42.A"/>
        <table:table-column table:style-name="Tabel42.B"/>
        <table:table-header-rows>
          <table:table-row table:style-name="Tabel42.1">
            <table:table-cell table:style-name="Tabel42.A1" office:value-type="string">
              <text:p text:style-name="P43">Option </text:p>
            </table:table-cell>
            <table:table-cell table:style-name="Tabel42.B1" office:value-type="string">
              <text:p text:style-name="P43">Description</text:p>
            </table:table-cell>
          </table:table-row>
        </table:table-header-rows>
        <table:table-row table:style-name="Tabel42.1">
          <table:table-cell table:style-name="Tabel42.A2" office:value-type="string">
            <text:p text:style-name="P43">Name of the job entry </text:p>
          </table:table-cell>
          <table:table-cell table:style-name="Tabel42.B2" office:value-type="string">
            <text:p text:style-name="P43">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43">Name of transformation </text:p>
          </table:table-cell>
          <table:table-cell table:style-name="Tabel42.B2" office:value-type="string">
            <text:p text:style-name="P43">The name of the transformation to start.</text:p>
          </table:table-cell>
        </table:table-row>
        <table:table-row table:style-name="Tabel42.1">
          <table:table-cell table:style-name="Tabel42.A2" office:value-type="string">
            <text:p text:style-name="P43">Repository directory </text:p>
          </table:table-cell>
          <table:table-cell table:style-name="Tabel42.B2" office:value-type="string">
            <text:p text:style-name="P43">The directory in the repository where the transformation is located.</text:p>
          </table:table-cell>
        </table:table-row>
        <table:table-row table:style-name="Tabel42.1">
          <table:table-cell table:style-name="Tabel42.A2" office:value-type="string">
            <text:p text:style-name="P43">Filename </text:p>
          </table:table-cell>
          <table:table-cell table:style-name="Tabel42.B2" office:value-type="string">
            <text:p text:style-name="P43">If you're not working with a repository, specify the XML filename of the transformation to start.</text:p>
          </table:table-cell>
        </table:table-row>
        <table:table-row table:style-name="Tabel42.1">
          <table:table-cell table:style-name="Tabel42.A2" office:value-type="string">
            <text:p text:style-name="P43">Specify log file </text:p>
          </table:table-cell>
          <table:table-cell table:style-name="Tabel42.B2" office:value-type="string">
            <text:p text:style-name="P43">Check this if you want to specify a separate logging file for the execution of this transformation.</text:p>
          </table:table-cell>
        </table:table-row>
        <table:table-row table:style-name="Tabel42.1">
          <table:table-cell table:style-name="Tabel42.A2" office:value-type="string">
            <text:p text:style-name="P43">Name of log file </text:p>
          </table:table-cell>
          <table:table-cell table:style-name="Tabel42.B2" office:value-type="string">
            <text:p text:style-name="P43">The directory and base name of the log file (for example C:\logs)</text:p>
          </table:table-cell>
        </table:table-row>
        <table:table-row table:style-name="Tabel42.1">
          <table:table-cell table:style-name="Tabel42.A2" office:value-type="string">
            <text:p text:style-name="P43">Extension of the log file </text:p>
          </table:table-cell>
          <table:table-cell table:style-name="Tabel42.B2" office:value-type="string">
            <text:p text:style-name="P43">The filename extension (for example: log or txt)</text:p>
          </table:table-cell>
        </table:table-row>
        <table:table-row table:style-name="Tabel42.1">
          <table:table-cell table:style-name="Tabel42.A2" office:value-type="string">
            <text:p text:style-name="P43">Include date in filename </text:p>
          </table:table-cell>
          <table:table-cell table:style-name="Tabel42.B2" office:value-type="string">
            <text:p text:style-name="P43">Adds the system date to the filename. (_20051231)</text:p>
          </table:table-cell>
        </table:table-row>
        <table:table-row table:style-name="Tabel42.1">
          <table:table-cell table:style-name="Tabel42.A2" office:value-type="string">
            <text:p text:style-name="P43">Include time in filename </text:p>
          </table:table-cell>
          <table:table-cell table:style-name="Tabel42.B2" office:value-type="string">
            <text:p text:style-name="P43">Adds the system time to the filename. (_235959)</text:p>
          </table:table-cell>
        </table:table-row>
        <table:table-row table:style-name="Tabel42.1">
          <table:table-cell table:style-name="Tabel42.A2" office:value-type="string">
            <text:p text:style-name="P43">Logging level </text:p>
          </table:table-cell>
          <table:table-cell table:style-name="Tabel42.B2" office:value-type="string">
            <text:p text:style-name="P43">Specifies the logging level for the execution of the transformation. See also the logging window in <text:a xlink:type="simple" xlink:href="#_15._Logging"><text:span text:style-name="T3">15. Logging</text:span></text:a></text:p>
          </table:table-cell>
        </table:table-row>
        <table:table-row table:style-name="Tabel42.1">
          <table:table-cell table:style-name="Tabel42.A2" office:value-type="string">
            <text:p text:style-name="P43">Copy previous results to arguments<text:tab/>.</text:p>
          </table:table-cell>
          <table:table-cell table:style-name="Tabel42.B2" office:value-type="string">
            <text:p text:style-name="P43">The results from a previous transformation can be sent to this one using the “Copy rows to result” step</text:p>
          </table:table-cell>
        </table:table-row>
        <table:table-row table:style-name="Tabel42.1">
          <table:table-cell table:style-name="Tabel42.A2" office:value-type="string">
            <text:p text:style-name="P43">Arguments </text:p>
          </table:table-cell>
          <table:table-cell table:style-name="Tabel42.B2" office:value-type="string">
            <text:p text:style-name="P43">Specify the strings to use as arguments for the transformation.</text:p>
          </table:table-cell>
        </table:table-row>
        <table:table-row table:style-name="Tabel42.1">
          <table:table-cell table:style-name="Tabel42.A2" office:value-type="string">
            <text:p text:style-name="P43">Execute once for every input row<text:tab/></text:p>
          </table:table-cell>
          <table:table-cell table:style-name="Tabel42.B2" office:value-type="string">
            <text:p text:style-name="P43">Support for “looping” has been added by allowing a transformation to be executed once for every input row.</text:p>
          </table:table-cell>
        </table:table-row>
        <table:table-row table:style-name="Tabel42.1">
          <table:table-cell table:style-name="Tabel42.A2" office:value-type="string">
            <text:p text:style-name="P43">Clear the list or result rows before execution<text:tab/></text:p>
          </table:table-cell>
          <table:table-cell table:style-name="Tabel42.B2" office:value-type="string">
            <text:p text:style-name="P43">Checking this makes sure that the list or result rows is cleared before the transformation is started.</text:p>
          </table:table-cell>
        </table:table-row>
        <table:table-row table:style-name="Tabel42.1">
          <table:table-cell table:style-name="Tabel42.A2" office:value-type="string">
            <text:p text:style-name="P43">Clear the list of result files before execution<text:tab/></text:p>
          </table:table-cell>
          <table:table-cell table:style-name="Tabel42.B2" office:value-type="string">
            <text:p text:style-name="P43">Checking this makes sure that the list or result files is cleared before the transformation is started.</text:p>
          </table:table-cell>
        </table:table-row>
      </table:table>
      <text:p text:style-name="Standard"><text:span text:style-name="T4">NOTE:</text:span> <text:span text:style-name="T5">you can use variables ${path} in the filename and transformation name fields to specify the transformation to be executed.</text:span></text:p>
      <text:list text:style-name="Numbering_20_1" text:continue-numbering="true">
        <text:list-item>
          <text:list text:continue-numbering="true">
            <text:list-item>
              <text:list text:continue-numbering="true">
                <text:list-item>
                  <text:h text:style-name="P108" text:outline-level="3"><draw:frame draw:style-name="fr29" draw:name="Afbeeldingen232" text:anchor-type="char" svg:x="1.27cm" svg:y="2.064cm" svg:width="9.075cm" svg:height="9.049cm" draw:z-index="45"><draw:image xlink:href="Pictures/10000000000001E9000001E80B1D6991.png" xlink:type="simple" xlink:show="embed" xlink:actuate="onLoad"/></draw:frame>Job</text:h>
                  <text:list>
                    <text:list-item>
                      <text:h text:style-name="P45" text:outline-level="4">Screenshot</text:h>
                    </text:list-item>
                    <text:list-item>
                      <text:h text:style-name="P45" text:outline-level="4"><draw:frame draw:style-name="fr29" draw:name="Afbeeldingen233" text:anchor-type="char" svg:x="1.27cm" svg:y="10.178cm" svg:width="0.9cm" svg:height="0.9cm" draw:z-index="46"><draw:image xlink:href="Pictures/100000000000002200000022BFF91865.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Job job entry to execute a previously defined job.</text:p>
      <text:p text:style-name="Standard"><text:span text:style-name="T4">WARNING!</text:span> <text:span text:style-name="T5">Although it is possible to create a recursive, never ending job that points to itself, you should be aware. 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43" table:style-name="Tabel43">
        <table:table-column table:style-name="Tabel43.A"/>
        <table:table-column table:style-name="Tabel43.B"/>
        <table:table-header-rows>
          <table:table-row table:style-name="Tabel43.1">
            <table:table-cell table:style-name="Tabel43.A1" office:value-type="string">
              <text:p text:style-name="P43">Option </text:p>
            </table:table-cell>
            <table:table-cell table:style-name="Tabel43.B1" office:value-type="string">
              <text:p text:style-name="P43">Description</text:p>
            </table:table-cell>
          </table:table-row>
        </table:table-header-rows>
        <table:table-row table:style-name="Tabel43.1">
          <table:table-cell table:style-name="Tabel43.A2" office:value-type="string">
            <text:p text:style-name="P43">Name of the job entry </text:p>
          </table:table-cell>
          <table:table-cell table:style-name="Tabel43.B2" office:value-type="string">
            <text:p text:style-name="P43">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43">Name of transformation </text:p>
          </table:table-cell>
          <table:table-cell table:style-name="Tabel43.B2" office:value-type="string">
            <text:p text:style-name="P43">The name of the job to start.</text:p>
          </table:table-cell>
        </table:table-row>
        <table:table-row table:style-name="Tabel43.1">
          <table:table-cell table:style-name="Tabel43.A2" office:value-type="string">
            <text:p text:style-name="P43">Repository directory </text:p>
          </table:table-cell>
          <table:table-cell table:style-name="Tabel43.B2" office:value-type="string">
            <text:p text:style-name="P43">The directory in the repository where the job is located.</text:p>
          </table:table-cell>
        </table:table-row>
        <table:table-row table:style-name="Tabel43.1">
          <table:table-cell table:style-name="Tabel43.A2" office:value-type="string">
            <text:p text:style-name="P43">Filename </text:p>
          </table:table-cell>
          <table:table-cell table:style-name="Tabel43.B2" office:value-type="string">
            <text:p text:style-name="P43">If you're not working with a repository, specify the XML filename of the job to start.</text:p>
          </table:table-cell>
        </table:table-row>
        <table:table-row table:style-name="Tabel43.1">
          <table:table-cell table:style-name="Tabel43.A2" office:value-type="string">
            <text:p text:style-name="P43">Specify log file </text:p>
          </table:table-cell>
          <table:table-cell table:style-name="Tabel43.B2" office:value-type="string">
            <text:p text:style-name="P43">Check this if you want to specify a separate logging file for the execution of this job.</text:p>
          </table:table-cell>
        </table:table-row>
        <table:table-row table:style-name="Tabel43.1">
          <table:table-cell table:style-name="Tabel43.A2" office:value-type="string">
            <text:p text:style-name="P43">Name of log file </text:p>
          </table:table-cell>
          <table:table-cell table:style-name="Tabel43.B2" office:value-type="string">
            <text:p text:style-name="P43">The directory and base name of the log file (for example C:\logs)</text:p>
          </table:table-cell>
        </table:table-row>
        <table:table-row table:style-name="Tabel43.1">
          <table:table-cell table:style-name="Tabel43.A2" office:value-type="string">
            <text:p text:style-name="P43">Extension of the log file </text:p>
          </table:table-cell>
          <table:table-cell table:style-name="Tabel43.B2" office:value-type="string">
            <text:p text:style-name="P43">The filename extension (for example: log or txt)</text:p>
          </table:table-cell>
        </table:table-row>
        <table:table-row table:style-name="Tabel43.1">
          <table:table-cell table:style-name="Tabel43.A2" office:value-type="string">
            <text:p text:style-name="P43">Include date in filename </text:p>
          </table:table-cell>
          <table:table-cell table:style-name="Tabel43.B2" office:value-type="string">
            <text:p text:style-name="P43">Adds the system date to the filename. (_20051231)</text:p>
          </table:table-cell>
        </table:table-row>
        <table:table-row table:style-name="Tabel43.1">
          <table:table-cell table:style-name="Tabel43.A2" office:value-type="string">
            <text:p text:style-name="P43">Include time in filename </text:p>
          </table:table-cell>
          <table:table-cell table:style-name="Tabel43.B2" office:value-type="string">
            <text:p text:style-name="P43">Adds the system time to the filename. (_235959)</text:p>
          </table:table-cell>
        </table:table-row>
        <table:table-row table:style-name="Tabel43.1">
          <table:table-cell table:style-name="Tabel43.A2" office:value-type="string">
            <text:p text:style-name="P43">Logging level </text:p>
          </table:table-cell>
          <table:table-cell table:style-name="Tabel43.B2" office:value-type="string">
            <text:p text:style-name="P43">Specifies the logging level for the execution of the job. See also the logging window in <text:a xlink:type="simple" xlink:href="#_15._Logging"><text:span text:style-name="T3">15. Logging</text:span></text:a></text:p>
          </table:table-cell>
        </table:table-row>
        <table:table-row table:style-name="Tabel43.1">
          <table:table-cell table:style-name="Tabel43.A2" office:value-type="string">
            <text:p text:style-name="P43">Copy previous results to arguments <text:s/></text:p>
          </table:table-cell>
          <table:table-cell table:style-name="Tabel43.B2" office:value-type="string">
            <text:p text:style-name="P43">The results from a previous transformation can be sent to this job using the “Copy rows to result” step in a transformation.</text:p>
          </table:table-cell>
        </table:table-row>
        <table:table-row table:style-name="Tabel43.1">
          <table:table-cell table:style-name="Tabel43.A2" office:value-type="string">
            <text:p text:style-name="P205">Arguments </text:p>
          </table:table-cell>
          <table:table-cell table:style-name="Tabel43.B2" office:value-type="string">
            <text:p text:style-name="P205">Specify the strings to use as arguments for the job.<text:tab/></text:p>
          </table:table-cell>
        </table:table-row>
        <table:table-row table:style-name="Tabel43.1">
          <table:table-cell table:style-name="Tabel43.A2" office:value-type="string">
            <text:p text:style-name="P43">Execute once for every input row<text:tab/></text:p>
          </table:table-cell>
          <table:table-cell table:style-name="Tabel43.B2" office:value-type="string">
            <text:p text:style-name="P43">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4">NOTE:</text:span> <text:span text:style-name="T5">you can use variables ${path} in the filename and job name fields to specify the job to be executed</text:span>.</text:p>
      <text:list text:style-name="Numbering_20_1" text:continue-numbering="true">
        <text:list-item>
          <text:list text:continue-numbering="true">
            <text:list-item>
              <text:list text:continue-numbering="true">
                <text:list-item>
                  <text:h text:style-name="P108" text:outline-level="3"><draw:frame draw:style-name="fr29" draw:name="Afbeeldingen234" text:anchor-type="char" svg:x="1.27cm" svg:y="2.117cm" svg:width="9.075cm" svg:height="8.043cm" draw:z-index="47"><draw:image xlink:href="Pictures/10000000000001E9000001B2BC35CBF0.png" xlink:type="simple" xlink:show="embed" xlink:actuate="onLoad"/></draw:frame>Shell</text:h>
                  <text:list>
                    <text:list-item>
                      <text:h text:style-name="P45" text:outline-level="4">Screenshot</text:h>
                    </text:list-item>
                    <text:list-item>
                      <text:h text:style-name="P45" text:outline-level="4"><draw:frame draw:style-name="fr29" draw:name="Afbeeldingen235" text:anchor-type="char" svg:x="1.323cm" svg:y="9.225cm" svg:width="0.9cm" svg:height="0.9cm" draw:z-index="48"><draw:image xlink:href="Pictures/100000000000002200000022B275A11C.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Shell job entry to execute a shell script on the host where the job is running.</text:p>
      <text:p text:style-name="Standard"/>
      <text:p text:style-name="Standard"><text:span text:style-name="T4">NOTE:</text:span> <text:span text:style-name="T5">Shell scripts can (since release 2.3.0) output text to the console window. This output will be transferred to the Kettle logging system. Doing this no longer blocks the shell script.</text:span></text:p>
      <text:p text:style-name="P32"/>
      <text:p text:style-name="Standard"><text:span text:style-name="T4">NOTE:</text:span> <text:span text:style-name="T5">On Windows, scripts are now preceded by “CMD.EXE /C” (NT/XP/2000) or “COMMAND.COM /C” (95,98).</text:spa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44" table:style-name="Tabel44">
        <table:table-column table:style-name="Tabel44.A"/>
        <table:table-column table:style-name="Tabel44.B"/>
        <table:table-header-rows>
          <table:table-row table:style-name="Tabel44.1">
            <table:table-cell table:style-name="Tabel44.A1" office:value-type="string">
              <text:p text:style-name="P43">Option </text:p>
            </table:table-cell>
            <table:table-cell table:style-name="Tabel44.B1" office:value-type="string">
              <text:p text:style-name="P43">Description</text:p>
            </table:table-cell>
          </table:table-row>
        </table:table-header-rows>
        <table:table-row table:style-name="Tabel44.1">
          <table:table-cell table:style-name="Tabel44.A2" office:value-type="string">
            <text:p text:style-name="P43">Name of the job entry </text:p>
          </table:table-cell>
          <table:table-cell table:style-name="Tabel44.B2" office:value-type="string">
            <text:p text:style-name="P43">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43">Filename </text:p>
          </table:table-cell>
          <table:table-cell table:style-name="Tabel44.B2" office:value-type="string">
            <text:p text:style-name="P43">The filename of the shell script to start.</text:p>
          </table:table-cell>
        </table:table-row>
        <table:table-row table:style-name="Tabel44.1">
          <table:table-cell table:style-name="Tabel44.A2" office:value-type="string">
            <text:p text:style-name="P43">Specify log file </text:p>
          </table:table-cell>
          <table:table-cell table:style-name="Tabel44.B2" office:value-type="string">
            <text:p text:style-name="P43">Check this if you want to specify a separate logging file for the execution of this shell script.</text:p>
          </table:table-cell>
        </table:table-row>
        <table:table-row table:style-name="Tabel44.1">
          <table:table-cell table:style-name="Tabel44.A2" office:value-type="string">
            <text:p text:style-name="P43">Name of log file </text:p>
          </table:table-cell>
          <table:table-cell table:style-name="Tabel44.B2" office:value-type="string">
            <text:p text:style-name="P43">The directory and base name of the log file (for example C:\logs)</text:p>
          </table:table-cell>
        </table:table-row>
        <table:table-row table:style-name="Tabel44.1">
          <table:table-cell table:style-name="Tabel44.A2" office:value-type="string">
            <text:p text:style-name="P43">Extension of the log file </text:p>
          </table:table-cell>
          <table:table-cell table:style-name="Tabel44.B2" office:value-type="string">
            <text:p text:style-name="P43">The filename extension (for example: log or txt)</text:p>
          </table:table-cell>
        </table:table-row>
        <table:table-row table:style-name="Tabel44.1">
          <table:table-cell table:style-name="Tabel44.A2" office:value-type="string">
            <text:p text:style-name="P43">Include date in filename </text:p>
          </table:table-cell>
          <table:table-cell table:style-name="Tabel44.B2" office:value-type="string">
            <text:p text:style-name="P43">Adds the system date to the filename. (_20051231)</text:p>
          </table:table-cell>
        </table:table-row>
        <table:table-row table:style-name="Tabel44.1">
          <table:table-cell table:style-name="Tabel44.A2" office:value-type="string">
            <text:p text:style-name="P43">Include time in filename </text:p>
          </table:table-cell>
          <table:table-cell table:style-name="Tabel44.B2" office:value-type="string">
            <text:p text:style-name="P43">Adds the system time to the filename. (_235959)</text:p>
          </table:table-cell>
        </table:table-row>
        <table:table-row table:style-name="Tabel44.1">
          <table:table-cell table:style-name="Tabel44.A2" office:value-type="string">
            <text:p text:style-name="P43">Logging level </text:p>
          </table:table-cell>
          <table:table-cell table:style-name="Tabel44.B2" office:value-type="string">
            <text:p text:style-name="P43">Specifies the logging level for the execution of the shell. See also the logging window in <text:a xlink:type="simple" xlink:href="#_15._Logging"><text:span text:style-name="T3">15. Logging</text:span></text:a></text:p>
          </table:table-cell>
        </table:table-row>
        <table:table-row table:style-name="Tabel44.1">
          <table:table-cell table:style-name="Tabel44.A2" office:value-type="string">
            <text:p text:style-name="P43">Copy previous results to arguments <text:s text:c="2"/></text:p>
          </table:table-cell>
          <table:table-cell table:style-name="Tabel44.B2" office:value-type="string">
            <text:p text:style-name="P43">The results from a previous transformation can be sent to the shell script using the “Copy rows to result” step. (as arguments)</text:p>
          </table:table-cell>
        </table:table-row>
        <table:table-row table:style-name="Tabel44.1">
          <table:table-cell table:style-name="Tabel44.A2" office:value-type="string">
            <text:p text:style-name="P43">Arguments </text:p>
          </table:table-cell>
          <table:table-cell table:style-name="Tabel44.B2" office:value-type="string">
            <text:p text:style-name="P43">Specify the strings to use as arguments for the shell script.</text:p>
          </table:table-cell>
        </table:table-row>
        <table:table-row table:style-name="Tabel44.1">
          <table:table-cell table:style-name="Tabel44.A2" office:value-type="string">
            <text:p text:style-name="P43">Execute once for every input row <text:s text:c="4"/></text:p>
          </table:table-cell>
          <table:table-cell table:style-name="Tabel44.B2" office:value-type="string">
            <text:p text:style-name="P43">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list text:style-name="Numbering_20_1" text:continue-numbering="true">
        <text:list-item>
          <text:list text:continue-numbering="true">
            <text:list-item>
              <text:list text:continue-numbering="true">
                <text:list-item>
                  <text:h text:style-name="P108" text:outline-level="3"><draw:frame draw:style-name="fr29" draw:name="Afbeeldingen236" text:anchor-type="char" svg:x="1.27cm" svg:y="2.17cm" svg:width="9.472cm" svg:height="9.895cm" draw:z-index="49"><draw:image xlink:href="Pictures/10000000000002550000026F1D59B118.png" xlink:type="simple" xlink:show="embed" xlink:actuate="onLoad"/></draw:frame>Mail</text:h>
                  <text:list>
                    <text:list-item>
                      <text:h text:style-name="P45" text:outline-level="4">Screenshot</text:h>
                    </text:list-item>
                    <text:list-item>
                      <text:h text:style-name="P45" text:outline-level="4"><draw:frame draw:style-name="fr29" draw:name="Afbeeldingen237" text:anchor-type="char" svg:x="1.27cm" svg:y="11.077cm" svg:width="0.9cm" svg:height="0.9cm" draw:z-index="50"><draw:image xlink:href="Pictures/10000000000000220000002286A4AF36.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Mail job entry to send an e-Mail.</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45" table:style-name="Tabel45">
        <table:table-column table:style-name="Tabel45.A"/>
        <table:table-column table:style-name="Tabel45.B"/>
        <table:table-header-rows>
          <table:table-row table:style-name="Tabel45.1">
            <table:table-cell table:style-name="Tabel45.A1" office:value-type="string">
              <text:p text:style-name="P43">Option Description</text:p>
            </table:table-cell>
            <table:table-cell table:style-name="Tabel45.B1" office:value-type="string">
              <text:p text:style-name="P43"/>
            </table:table-cell>
          </table:table-row>
        </table:table-header-rows>
        <table:table-row table:style-name="Tabel45.1">
          <table:table-cell table:style-name="Tabel45.A2" office:value-type="string">
            <text:p text:style-name="P43">Name of the job entry </text:p>
          </table:table-cell>
          <table:table-cell table:style-name="Tabel45.B2" office:value-type="string">
            <text:p text:style-name="P43">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43">Destination address </text:p>
          </table:table-cell>
          <table:table-cell table:style-name="Tabel45.B2" office:value-type="string">
            <text:p text:style-name="P43">The destination for the e-Mail</text:p>
          </table:table-cell>
        </table:table-row>
        <table:table-row table:style-name="Tabel45.1">
          <table:table-cell table:style-name="Tabel45.A2" office:value-type="string">
            <text:p text:style-name="P43">Use authentication </text:p>
          </table:table-cell>
          <table:table-cell table:style-name="Tabel45.B2" office:value-type="string">
            <text:p text:style-name="P43">Check this if your SMTP server requires you to authenticate yourself. </text:p>
          </table:table-cell>
        </table:table-row>
        <table:table-row table:style-name="Tabel45.1">
          <table:table-cell table:style-name="Tabel45.A2" office:value-type="string">
            <text:p text:style-name="P43">Authentication user </text:p>
          </table:table-cell>
          <table:table-cell table:style-name="Tabel45.B2" office:value-type="string">
            <text:p text:style-name="P43">The user name to authenticate with</text:p>
          </table:table-cell>
        </table:table-row>
        <table:table-row table:style-name="Tabel45.1">
          <table:table-cell table:style-name="Tabel45.A2" office:value-type="string">
            <text:p text:style-name="P43">Authentication password </text:p>
          </table:table-cell>
          <table:table-cell table:style-name="Tabel45.B2" office:value-type="string">
            <text:p text:style-name="P43">The password to authenticate with.</text:p>
          </table:table-cell>
        </table:table-row>
        <table:table-row table:style-name="Tabel45.1">
          <table:table-cell table:style-name="Tabel45.A2" office:value-type="string">
            <text:p text:style-name="P43">SMTP server </text:p>
          </table:table-cell>
          <table:table-cell table:style-name="Tabel45.B2" office:value-type="string">
            <text:p text:style-name="P43">The mail server to which the mail has to be sent.</text:p>
          </table:table-cell>
        </table:table-row>
        <table:table-row table:style-name="Tabel45.1">
          <table:table-cell table:style-name="Tabel45.A2" office:value-type="string">
            <text:p text:style-name="P43">Reply address </text:p>
          </table:table-cell>
          <table:table-cell table:style-name="Tabel45.B2" office:value-type="string">
            <text:p text:style-name="P43">The reply address for this e-Mail</text:p>
          </table:table-cell>
        </table:table-row>
        <table:table-row table:style-name="Tabel45.1">
          <table:table-cell table:style-name="Tabel45.A2" office:value-type="string">
            <text:p text:style-name="P43">Subject </text:p>
          </table:table-cell>
          <table:table-cell table:style-name="Tabel45.B2" office:value-type="string">
            <text:p text:style-name="P43">The subject of the e-Mail</text:p>
          </table:table-cell>
        </table:table-row>
        <table:table-row table:style-name="Tabel45.1">
          <table:table-cell table:style-name="Tabel45.A2" office:value-type="string">
            <text:p text:style-name="P43">Include date in message </text:p>
          </table:table-cell>
          <table:table-cell table:style-name="Tabel45.B2" office:value-type="string">
            <text:p text:style-name="P43">Check this if you want to include the date in the e-Mail</text:p>
          </table:table-cell>
        </table:table-row>
        <table:table-row table:style-name="Tabel45.1">
          <table:table-cell table:style-name="Tabel45.A2" office:value-type="string">
            <text:p text:style-name="P43">Contact person </text:p>
          </table:table-cell>
          <table:table-cell table:style-name="Tabel45.B2" office:value-type="string">
            <text:p text:style-name="P43">The name of the contact person to be placed in the e-Mail</text:p>
          </table:table-cell>
        </table:table-row>
        <table:table-row table:style-name="Tabel45.1">
          <table:table-cell table:style-name="Tabel45.A2" office:value-type="string">
            <text:p text:style-name="P43">Contact phone </text:p>
          </table:table-cell>
          <table:table-cell table:style-name="Tabel45.B2" office:value-type="string">
            <text:p text:style-name="P43">The contact telephone number to be placed in the e-Mail</text:p>
          </table:table-cell>
        </table:table-row>
        <table:table-row table:style-name="Tabel45.1">
          <table:table-cell table:style-name="Tabel45.A2" office:value-type="string">
            <text:p text:style-name="P43">Comment </text:p>
          </table:table-cell>
          <table:table-cell table:style-name="Tabel45.B2" office:value-type="string">
            <text:p text:style-name="P43">Additional comment to be placed in the e-Mail</text:p>
          </table:table-cell>
        </table:table-row>
        <table:table-row table:style-name="Tabel45.1">
          <table:table-cell table:style-name="Tabel45.A2" office:value-type="string">
            <text:p text:style-name="P43">Attach files to message </text:p>
          </table:table-cell>
          <table:table-cell table:style-name="Tabel45.B2" office:value-type="string">
            <text:p text:style-name="P43">Check this if you want to attach files to this message.</text:p>
          </table:table-cell>
        </table:table-row>
        <table:table-row table:style-name="Tabel45.1">
          <table:table-cell table:style-name="Tabel45.A2" office:value-type="string">
            <text:p text:style-name="P43">Select the result files types to attach.<text:tab/></text:p>
          </table:table-cell>
          <table:table-cell table:style-name="Tabel45.B2" office:value-type="string">
            <text:p text:style-name="P43">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43">Zip files into a single archive<text:tab/></text:p>
          </table:table-cell>
          <table:table-cell table:style-name="Tabel45.B2" office:value-type="string">
            <text:p text:style-name="P43">Check this if you want to zip all selected files into a single archive (recommended!) The zip filename Specify the name of the zip file that will be placed into the e-mail.</text:p>
            <text:p text:style-name="P10"><text:span text:style-name="T4">NOTE:</text:span> <text:span text:style-name="T5">All text fields can be specified using (environment and Kettle) variables, possibly set in a previous transformation using the Set Variable step.</text:span></text:p>
          </table:table-cell>
        </table:table-row>
      </table:table>
      <text:list text:style-name="Numbering_20_1" text:continue-numbering="true">
        <text:list-item>
          <text:list text:continue-numbering="true">
            <text:list-item>
              <text:list text:continue-numbering="true">
                <text:list-item>
                  <text:h text:style-name="P108" text:outline-level="3">SQL</text:h>
                  <text:list>
                    <text:list-item>
                      <text:h text:style-name="P45" text:outline-level="4"><draw:frame draw:style-name="fr29" draw:name="Afbeeldingen238" text:anchor-type="char" svg:x="1.27cm" svg:y="1.094cm" svg:width="10.663cm" svg:height="7.197cm" draw:z-index="51"><draw:image xlink:href="Pictures/100000000000019300000110D089C24D.png" xlink:type="simple" xlink:show="embed" xlink:actuate="onLoad"/></draw:frame>Screenshot</text:h>
                    </text:list-item>
                    <text:list-item>
                      <text:h text:style-name="P45" text:outline-level="4"><draw:frame draw:style-name="fr29" draw:name="Afbeeldingen239" text:anchor-type="char" svg:x="1.27cm" svg:y="8.59cm" svg:width="0.9cm" svg:height="0.9cm" draw:z-index="52"><draw:image xlink:href="Pictures/1000000000000022000000225DD4FE14.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SQL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46" table:style-name="Tabel46">
        <table:table-column table:style-name="Tabel46.A"/>
        <table:table-column table:style-name="Tabel46.B"/>
        <table:table-row table:style-name="Tabel46.1">
          <table:table-cell table:style-name="Tabel46.A1" office:value-type="string">
            <text:p text:style-name="P43">Option</text:p>
          </table:table-cell>
          <table:table-cell table:style-name="Tabel46.B1" office:value-type="string">
            <text:p text:style-name="P43">Description</text:p>
          </table:table-cell>
        </table:table-row>
        <table:table-row table:style-name="Tabel46.1">
          <table:table-cell table:style-name="Tabel46.A2" office:value-type="string">
            <text:p text:style-name="P43">Name of the job entry </text:p>
          </table:table-cell>
          <table:table-cell table:style-name="Tabel46.B2" office:value-type="string">
            <text:p text:style-name="P43">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43">Connection </text:p>
          </table:table-cell>
          <table:table-cell table:style-name="Tabel46.B2" office:value-type="string">
            <text:p text:style-name="P43">The database connection to use</text:p>
          </table:table-cell>
        </table:table-row>
        <table:table-row table:style-name="Tabel46.1">
          <table:table-cell table:style-name="Tabel46.A2" office:value-type="string">
            <text:p text:style-name="P43">Use variable substitution?</text:p>
          </table:table-cell>
          <table:table-cell table:style-name="Tabel46.B2" office:value-type="string">
            <text:p text:style-name="P43">Enables kettle variables to be used in the SQL Script</text:p>
          </table:table-cell>
        </table:table-row>
        <table:table-row table:style-name="Tabel46.1">
          <table:table-cell table:style-name="Tabel46.A2" office:value-type="string">
            <text:p text:style-name="P43">SQL script </text:p>
          </table:table-cell>
          <table:table-cell table:style-name="Tabel46.B2" office:value-type="string">
            <text:p text:style-name="P43">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108" text:outline-level="3"><draw:frame draw:style-name="fr29" draw:name="Afbeeldingen240" text:anchor-type="char" svg:x="1.27cm" svg:y="1.958cm" svg:width="6.668cm" svg:height="5.345cm" draw:z-index="53"><draw:image xlink:href="Pictures/10000000000001BB0000017404357EE5.png" xlink:type="simple" xlink:show="embed" xlink:actuate="onLoad"/></draw:frame>FTP</text:h>
                  <text:list>
                    <text:list-item>
                      <text:h text:style-name="P45" text:outline-level="4">Screenshot</text:h>
                    </text:list-item>
                    <text:list-item>
                      <text:h text:style-name="P45" text:outline-level="4"><draw:frame draw:style-name="fr29" draw:name="Afbeeldingen241" text:anchor-type="char" svg:x="1.27cm" svg:y="6.368cm" svg:width="0.9cm" svg:height="0.9cm" draw:z-index="54"><draw:image xlink:href="Pictures/1000000000000022000000223142082E.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FTP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47" table:style-name="Tabel47">
        <table:table-column table:style-name="Tabel47.A"/>
        <table:table-column table:style-name="Tabel47.B"/>
        <table:table-row table:style-name="Tabel47.1">
          <table:table-cell table:style-name="Tabel47.A1" office:value-type="string">
            <text:p text:style-name="P43">Option </text:p>
          </table:table-cell>
          <table:table-cell table:style-name="Tabel47.B1" office:value-type="string">
            <text:p text:style-name="P43">Description</text:p>
          </table:table-cell>
        </table:table-row>
        <table:table-row table:style-name="Tabel47.1">
          <table:table-cell table:style-name="Tabel47.A2" office:value-type="string">
            <text:p text:style-name="P43">Job entry name </text:p>
          </table:table-cell>
          <table:table-cell table:style-name="Tabel47.B2" office:value-type="string">
            <text:p text:style-name="P43">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43">FTP server name </text:p>
          </table:table-cell>
          <table:table-cell table:style-name="Tabel47.B2" office:value-type="string">
            <text:p text:style-name="P43">The name of the server or the IP address</text:p>
          </table:table-cell>
        </table:table-row>
        <table:table-row table:style-name="Tabel47.1">
          <table:table-cell table:style-name="Tabel47.A2" office:value-type="string">
            <text:p text:style-name="P43">User name </text:p>
          </table:table-cell>
          <table:table-cell table:style-name="Tabel47.B2" office:value-type="string">
            <text:p text:style-name="P43">The user name to log into the FTP server</text:p>
          </table:table-cell>
        </table:table-row>
        <table:table-row table:style-name="Tabel47.1">
          <table:table-cell table:style-name="Tabel47.A2" office:value-type="string">
            <text:p text:style-name="P43">Password </text:p>
          </table:table-cell>
          <table:table-cell table:style-name="Tabel47.B2" office:value-type="string">
            <text:p text:style-name="P43">The password to log into the FTP server</text:p>
          </table:table-cell>
        </table:table-row>
        <table:table-row table:style-name="Tabel47.1">
          <table:table-cell table:style-name="Tabel47.A2" office:value-type="string">
            <text:p text:style-name="P43">Remote directory </text:p>
          </table:table-cell>
          <table:table-cell table:style-name="Tabel47.B2" office:value-type="string">
            <text:p text:style-name="P43">The remote directory on the FTP server from which we get the files</text:p>
          </table:table-cell>
        </table:table-row>
        <table:table-row table:style-name="Tabel47.1">
          <table:table-cell table:style-name="Tabel47.A2" office:value-type="string">
            <text:p text:style-name="P43">Target directory </text:p>
          </table:table-cell>
          <table:table-cell table:style-name="Tabel47.B2" office:value-type="string">
            <text:p text:style-name="P43">The directory on the machine on which Kettle runs in which you want to place the transferred files</text:p>
          </table:table-cell>
        </table:table-row>
        <table:table-row table:style-name="Tabel47.1">
          <table:table-cell table:style-name="Tabel47.A2" office:value-type="string">
            <text:p text:style-name="P43">Wildcard </text:p>
          </table:table-cell>
          <table:table-cell table:style-name="Tabel47.B2" office:value-type="string">
            <text:p text:style-name="P43">Specify a regular expression here if you want to select multiple files.</text:p>
            <text:p text:style-name="P10">For example:</text:p>
            <text:p text:style-name="P118">.*txt$ <text:tab/><text:tab/>: get all text files</text:p>
            <text:p text:style-name="P118">A.*[0-9]\.txt <text:tab/>: files tarting with A</text:p>
            <text:p text:style-name="P118"><text:tab/><text:tab/><text:tab/> <text:s/>ending with a number and .txt</text:p>
          </table:table-cell>
        </table:table-row>
        <table:table-row table:style-name="Tabel47.1">
          <table:table-cell table:style-name="Tabel47.A2" office:value-type="string">
            <text:p text:style-name="P43">Use binary mode? </text:p>
          </table:table-cell>
          <table:table-cell table:style-name="Tabel47.B2" office:value-type="string">
            <text:p text:style-name="P43">Check this if the files need to be transferred in binary mode.</text:p>
          </table:table-cell>
        </table:table-row>
        <table:table-row table:style-name="Tabel47.1">
          <table:table-cell table:style-name="Tabel47.A2" office:value-type="string">
            <text:p text:style-name="P43">Timeout </text:p>
          </table:table-cell>
          <table:table-cell table:style-name="Tabel47.B2" office:value-type="string">
            <text:p text:style-name="P43">The FTP server timeout in seconds.</text:p>
          </table:table-cell>
        </table:table-row>
        <table:table-row table:style-name="Tabel47.1">
          <table:table-cell table:style-name="Tabel47.A2" office:value-type="string">
            <text:p text:style-name="P43">Remove files after retrieval?<text:tab/></text:p>
          </table:table-cell>
          <table:table-cell table:style-name="Tabel47.B2" office:value-type="string">
            <text:p text:style-name="P43">Remove the files on the FTP server, but only after all selected files have been successfully transferred.</text:p>
          </table:table-cell>
        </table:table-row>
        <table:table-row table:style-name="Tabel47.1">
          <table:table-cell table:style-name="Tabel47.A2" office:value-type="string">
            <text:p text:style-name="P43">Don't overwrite files </text:p>
          </table:table-cell>
          <table:table-cell table:style-name="Tabel47.B2" office:value-type="string">
            <text:p text:style-name="P43">Skip a file when a file with identical name already exists in the target directory.</text:p>
          </table:table-cell>
        </table:table-row>
        <table:table-row table:style-name="Tabel47.1">
          <table:table-cell table:style-name="Tabel47.A2" office:value-type="string">
            <text:p text:style-name="P43">Use active FTP connection</text:p>
          </table:table-cell>
          <table:table-cell table:style-name="Tabel47.B2" office:value-type="string">
            <text:p text:style-name="P43">Check this to use active mode FTP instead of the passive mode (default).</text:p>
          </table:table-cell>
        </table:table-row>
        <table:table-row table:style-name="Tabel47.1">
          <table:table-cell table:style-name="Tabel47.A2" office:value-type="string">
            <text:p text:style-name="P43">Control Encoding</text:p>
          </table:table-cell>
          <table:table-cell table:style-name="Tabel47.B2" office:value-type="string">
            <text:p text:style-name="P43">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Notes</text:h>
                    </text:list-item>
                  </text:list>
                </text:list-item>
              </text:list>
            </text:list-item>
          </text:list>
        </text:list-item>
      </text:list>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list text:style-name="Numbering_20_1" text:continue-numbering="true">
        <text:list-item>
          <text:list text:continue-numbering="true">
            <text:list-item>
              <text:list text:continue-numbering="true">
                <text:list-item>
                  <text:h text:style-name="P35" text:outline-level="3"><draw:frame draw:style-name="fr29" draw:name="Afbeeldingen242" text:anchor-type="char" svg:x="1.27cm" svg:y="2.205cm" svg:width="8.625cm" svg:height="3.969cm" draw:z-index="55"><draw:image xlink:href="Pictures/1000000000000146000000960AC4E04D.png" xlink:type="simple" xlink:show="embed" xlink:actuate="onLoad"/></draw:frame>Table Exists</text:h>
                  <text:list>
                    <text:list-item>
                      <text:h text:style-name="P45" text:outline-level="4">Screenshot</text:h>
                    </text:list-item>
                    <text:list-item>
                      <text:h text:style-name="P45" text:outline-level="4"><draw:frame draw:style-name="fr29" draw:name="Afbeeldingen243" text:anchor-type="char" svg:x="1.27cm" svg:y="5.186cm" svg:width="0.9cm" svg:height="0.9cm" draw:z-index="56"><draw:image xlink:href="Pictures/100000000000002200000022019043B9.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Table Exists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48" table:style-name="Tabel48">
        <table:table-column table:style-name="Tabel48.A"/>
        <table:table-column table:style-name="Tabel48.B"/>
        <table:table-row table:style-name="Tabel48.1">
          <table:table-cell table:style-name="Tabel48.A1" office:value-type="string">
            <text:p text:style-name="P43">Option</text:p>
          </table:table-cell>
          <table:table-cell table:style-name="Tabel48.B1" office:value-type="string">
            <text:p text:style-name="P43">Description</text:p>
          </table:table-cell>
        </table:table-row>
        <table:table-row table:style-name="Tabel48.1">
          <table:table-cell table:style-name="Tabel48.A2" office:value-type="string">
            <text:p text:style-name="P43">Name of the job entry </text:p>
          </table:table-cell>
          <table:table-cell table:style-name="Tabel48.B2" office:value-type="string">
            <text:p text:style-name="P43">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43">Database connection </text:p>
          </table:table-cell>
          <table:table-cell table:style-name="Tabel48.B2" office:value-type="string">
            <text:p text:style-name="P43">The database connection to use</text:p>
          </table:table-cell>
        </table:table-row>
        <table:table-row table:style-name="Tabel48.1">
          <table:table-cell table:style-name="Tabel48.A2" office:value-type="string">
            <text:p text:style-name="P43">Tablename </text:p>
          </table:table-cell>
          <table:table-cell table:style-name="Tabel48.B2" office:value-type="string">
            <text:p text:style-name="P43">The name of the database table to check</text:p>
          </table:table-cell>
        </table:table-row>
      </table:table>
      <text:list text:style-name="Numbering_20_1" text:continue-numbering="true">
        <text:list-item>
          <text:list text:continue-numbering="true">
            <text:list-item>
              <text:list text:continue-numbering="true">
                <text:list-item>
                  <text:h text:style-name="P108" text:outline-level="3"><draw:frame draw:style-name="fr29" draw:name="Afbeeldingen244" text:anchor-type="char" svg:x="1.27cm" svg:y="2.09cm" svg:width="6.668cm" svg:height="3.307cm" draw:z-index="58"><draw:image xlink:href="Pictures/10000000000000FC0000007D161DDFB2.png" xlink:type="simple" xlink:show="embed" xlink:actuate="onLoad"/></draw:frame>File Exists</text:h>
                  <text:list>
                    <text:list-item>
                      <text:h text:style-name="P45" text:outline-level="4"><draw:frame draw:style-name="fr29" draw:name="Afbeeldingen245" text:anchor-type="char" svg:x="1.27cm" svg:y="1.782cm" svg:width="0.9cm" svg:height="0.9cm" draw:z-index="57"><draw:image xlink:href="Pictures/100000000000002200000022019043B9.png" xlink:type="simple" xlink:show="embed" xlink:actuate="onLoad"/></draw:frame>Screenshot</text:h>
                    </text:list-item>
                    <text:list-item>
                      <text:h text:style-name="P45" text:outline-level="4"><draw:frame draw:style-name="fr29" draw:name="Afbeeldingen246" text:anchor-type="char" svg:x="1.27cm" svg:y="4.463cm" svg:width="0.9cm" svg:height="0.9cm" draw:z-index="59"><draw:image xlink:href="Pictures/100000000000002200000022324076B9.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File Exists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49" table:style-name="Tabel49">
        <table:table-column table:style-name="Tabel49.A"/>
        <table:table-column table:style-name="Tabel49.B"/>
        <table:table-row table:style-name="Tabel49.1">
          <table:table-cell table:style-name="Tabel49.A1" office:value-type="string">
            <text:p text:style-name="P43">Option </text:p>
          </table:table-cell>
          <table:table-cell table:style-name="Tabel49.B1" office:value-type="string">
            <text:p text:style-name="P43">Description</text:p>
          </table:table-cell>
        </table:table-row>
        <table:table-row table:style-name="Tabel49.1">
          <table:table-cell table:style-name="Tabel49.A2" office:value-type="string">
            <text:p text:style-name="P43">Name of the job entry</text:p>
          </table:table-cell>
          <table:table-cell table:style-name="Tabel49.B2" office:value-type="string">
            <text:p text:style-name="P43">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43">Filename </text:p>
          </table:table-cell>
          <table:table-cell table:style-name="Tabel49.B2" office:value-type="string">
            <text:p text:style-name="P43">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80">
        <text:list-item>
          <text:p text:style-name="P206">Variable: select the variable to use as filename</text:p>
        </text:list-item>
        <text:list-item>
          <text:p text:style-name="P206">Browse: look for the file on the file system</text:p>
        </text:list-item>
      </text:list>
      <text:p text:style-name="Standard"/>
      <text:list text:style-name="Numbering_20_1" text:continue-numbering="true">
        <text:list-item>
          <text:list text:continue-numbering="true">
            <text:list-item>
              <text:list text:continue-numbering="true">
                <text:list-item>
                  <text:h text:style-name="P108" text:outline-level="3"><draw:frame draw:style-name="fr29" draw:name="Afbeeldingen247" text:anchor-type="char" svg:x="1.27cm" svg:y="2.085cm" svg:width="7.366cm" svg:height="4.9cm" draw:z-index="60"><draw:image xlink:href="Pictures/2000000700001F17000014A8B6284F25.wmf" xlink:type="simple" xlink:show="embed" xlink:actuate="onLoad"/></draw:frame><text:bookmark-start text:name="_12.2.10._Evaluation"/>Evaluation<text:bookmark-end text:name="_12.2.10._Evaluation"/></text:h>
                  <text:list>
                    <text:list-item>
                      <text:h text:style-name="P45" text:outline-level="4">Screenshot</text:h>
                    </text:list-item>
                    <text:list-item>
                      <text:h text:style-name="P45" text:outline-level="4"><draw:frame draw:style-name="fr29" draw:name="Afbeeldingen248" text:anchor-type="char" svg:x="1.27cm" svg:y="6.05cm" svg:width="0.9cm" svg:height="0.9cm" draw:z-index="61"><draw:image xlink:href="Pictures/100000000000002200000022A702E0B9.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207">errors : number of errors in the previous job entry (long)</text:p>
        </text:list-item>
        <text:list-item>
          <text:p text:style-name="P207">lines_input : number of rows read from database or file (long)</text:p>
        </text:list-item>
        <text:list-item>
          <text:p text:style-name="P207">lines_output : number of rows written to database or file (long)</text:p>
        </text:list-item>
        <text:list-item>
          <text:p text:style-name="P207">lines_updated : number of rows updated in a database table (long)</text:p>
        </text:list-item>
        <text:list-item>
          <text:p text:style-name="P207">lines_read : number of rows read from a previous transformation step (long)</text:p>
        </text:list-item>
        <text:list-item>
          <text:p text:style-name="P207">lines_written : number of rows written to a next transformation step (long)</text:p>
        </text:list-item>
        <text:list-item>
          <text:p text:style-name="P207">files_retrieved : number of files retrieved from an FTP server (long)</text:p>
        </text:list-item>
        <text:list-item>
          <text:p text:style-name="P207">exit_status : the exit status of a shell script (integer)</text:p>
        </text:list-item>
        <text:list-item>
          <text:p text:style-name="P207">nr (integer) : the job entry number. Increments at every next job entry.</text:p>
        </text:list-item>
        <text:list-item>
          <text:p text:style-name="P207">is_windows : true if Kettle runs on MS Windows (boolean)</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50" table:style-name="Tabel50">
        <table:table-column table:style-name="Tabel50.A"/>
        <table:table-column table:style-name="Tabel50.B"/>
        <table:table-row table:style-name="Tabel50.1">
          <table:table-cell table:style-name="Tabel50.A1" office:value-type="string">
            <text:p text:style-name="P43">Option Description</text:p>
          </table:table-cell>
          <table:table-cell table:style-name="Tabel50.B1" office:value-type="string">
            <text:p text:style-name="P43"/>
          </table:table-cell>
        </table:table-row>
        <table:table-row table:style-name="Tabel50.1">
          <table:table-cell table:style-name="Tabel50.A2" office:value-type="string">
            <text:p text:style-name="P43">Name of the job entry </text:p>
          </table:table-cell>
          <table:table-cell table:style-name="Tabel50.B2" office:value-type="string">
            <text:p text:style-name="P43">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43">Script </text:p>
          </table:table-cell>
          <table:table-cell table:style-name="Tabel50.B2" office:value-type="string">
            <text:p text:style-name="P43">The Javascript that needs to be run to evaluate. <text:s/>The last statement in the script needs to result in a boolean</text:p>
          </table:table-cell>
        </table:table-row>
      </table:table>
      <text:list text:style-name="Numbering_20_1" text:continue-numbering="true">
        <text:list-item>
          <text:list text:continue-numbering="true">
            <text:list-item>
              <text:list text:continue-numbering="true">
                <text:list-item>
                  <text:h text:style-name="P108" text:outline-level="3"><draw:frame draw:style-name="fr29" draw:name="Afbeeldingen249" text:anchor-type="char" svg:x="1.27cm" svg:y="2.17cm" svg:width="6.853cm" svg:height="4.498cm" draw:z-index="62"><draw:image xlink:href="Pictures/10000000000001B00000011B7063D466.png" xlink:type="simple" xlink:show="embed" xlink:actuate="onLoad"/></draw:frame>SFTP</text:h>
                  <text:list>
                    <text:list-item>
                      <text:h text:style-name="P45" text:outline-level="4">Screenshot</text:h>
                    </text:list-item>
                    <text:list-item>
                      <text:h text:style-name="P45" text:outline-level="4"><draw:frame draw:style-name="fr29" draw:name="Afbeeldingen250" text:anchor-type="char" svg:x="1.27cm" svg:y="5.733cm" svg:width="0.9cm" svg:height="0.9cm" draw:z-index="63"><draw:image xlink:href="Pictures/100000000000002200000022EAA8EA99.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SFTP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51" table:style-name="Tabel51">
        <table:table-column table:style-name="Tabel51.A"/>
        <table:table-column table:style-name="Tabel51.B"/>
        <table:table-row table:style-name="Tabel51.1">
          <table:table-cell table:style-name="Tabel51.A1" office:value-type="string">
            <text:p text:style-name="P43">Option </text:p>
          </table:table-cell>
          <table:table-cell table:style-name="Tabel51.B1" office:value-type="string">
            <text:p text:style-name="P43">Description</text:p>
          </table:table-cell>
        </table:table-row>
        <table:table-row table:style-name="Tabel51.1">
          <table:table-cell table:style-name="Tabel51.A2" office:value-type="string">
            <text:p text:style-name="P43">Name of the job entry </text:p>
          </table:table-cell>
          <table:table-cell table:style-name="Tabel51.B2" office:value-type="string">
            <text:p text:style-name="P43">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43">SFTP-server name (IP) </text:p>
          </table:table-cell>
          <table:table-cell table:style-name="Tabel51.B2" office:value-type="string">
            <text:p text:style-name="P43">The name of the SFTP server or the IP address</text:p>
          </table:table-cell>
        </table:table-row>
        <table:table-row table:style-name="Tabel51.1">
          <table:table-cell table:style-name="Tabel51.A2" office:value-type="string">
            <text:p text:style-name="P43">SFTP port </text:p>
          </table:table-cell>
          <table:table-cell table:style-name="Tabel51.B2" office:value-type="string">
            <text:p text:style-name="P43">The TCP port to use. This is usually 22</text:p>
          </table:table-cell>
        </table:table-row>
        <table:table-row table:style-name="Tabel51.1">
          <table:table-cell table:style-name="Tabel51.A2" office:value-type="string">
            <text:p text:style-name="P43">User name </text:p>
          </table:table-cell>
          <table:table-cell table:style-name="Tabel51.B2" office:value-type="string">
            <text:p text:style-name="P43">The user name to log into the SFTP server</text:p>
          </table:table-cell>
        </table:table-row>
        <table:table-row table:style-name="Tabel51.1">
          <table:table-cell table:style-name="Tabel51.A2" office:value-type="string">
            <text:p text:style-name="P43">Password </text:p>
          </table:table-cell>
          <table:table-cell table:style-name="Tabel51.B2" office:value-type="string">
            <text:p text:style-name="P43">The password to log into the SFTP server</text:p>
          </table:table-cell>
        </table:table-row>
        <table:table-row table:style-name="Tabel51.1">
          <table:table-cell table:style-name="Tabel51.A2" office:value-type="string">
            <text:p text:style-name="P43">Remote directory </text:p>
          </table:table-cell>
          <table:table-cell table:style-name="Tabel51.B2" office:value-type="string">
            <text:p text:style-name="P43">The remote directory on the SFTP server from which we get the files</text:p>
          </table:table-cell>
        </table:table-row>
        <table:table-row table:style-name="Tabel51.1">
          <table:table-cell table:style-name="Tabel51.A2" office:value-type="string">
            <text:p text:style-name="P43">Target directory </text:p>
          </table:table-cell>
          <table:table-cell table:style-name="Tabel51.B2" office:value-type="string">
            <text:p text:style-name="P43">The directory on the machine on which Kettle runs in which you want to place the transferred files</text:p>
          </table:table-cell>
        </table:table-row>
        <table:table-row table:style-name="Tabel51.1">
          <table:table-cell table:style-name="Tabel51.A2" office:value-type="string">
            <text:p text:style-name="P43">Wildcard </text:p>
          </table:table-cell>
          <table:table-cell table:style-name="Tabel51.B2" office:value-type="string">
            <text:p text:style-name="P43">Specify a regular expression here if you want to select multiple files.</text:p>
            <text:p text:style-name="P10">For example:</text:p>
            <text:p text:style-name="P208">.*txt$ <text:tab/><text:tab/>: get all text files</text:p>
            <text:p text:style-name="P208">A.*[0-9]\.txt <text:tab/>: files tarting with A</text:p>
            <text:p text:style-name="P208"><text:tab/><text:tab/><text:tab/> <text:s/>ending with a number and .txt</text:p>
          </table:table-cell>
        </table:table-row>
        <table:table-row table:style-name="Tabel51.1">
          <table:table-cell table:style-name="Tabel51.A2" office:value-type="string">
            <text:p text:style-name="P43">Remove files after retrieval?<text:tab/></text:p>
          </table:table-cell>
          <table:table-cell table:style-name="Tabel51.B2" office:value-type="string">
            <text:p text:style-name="P43">Remove the files after they have been successfully transferred.</text:p>
          </table:table-cell>
        </table:table-row>
      </table:table>
      <text:list text:style-name="Numbering_20_1" text:continue-numbering="true">
        <text:list-item>
          <text:list text:continue-numbering="true">
            <text:list-item>
              <text:list text:continue-numbering="true">
                <text:list-item>
                  <text:h text:style-name="P108" text:outline-level="3"><draw:frame draw:style-name="fr29" draw:name="Afbeeldingen251" text:anchor-type="char" svg:x="1.27cm" svg:y="2.143cm" svg:width="8.467cm" svg:height="7.064cm" draw:z-index="64"><draw:image xlink:href="Pictures/1000000000000214000001BC4C3192BC.png" xlink:type="simple" xlink:show="embed" xlink:actuate="onLoad"/></draw:frame>HTTP</text:h>
                  <text:list>
                    <text:list-item>
                      <text:h text:style-name="P45" text:outline-level="4">Screenshot</text:h>
                    </text:list-item>
                    <text:list-item>
                      <text:h text:style-name="P45" text:outline-level="4"><draw:frame draw:style-name="fr29" draw:name="Afbeeldingen252" text:anchor-type="char" svg:x="1.27cm" svg:y="8.273cm" svg:width="0.9cm" svg:height="0.9cm" draw:z-index="65"><draw:image xlink:href="Pictures/10000000000000220000002235773F56.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HTTP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52" table:style-name="Tabel52">
        <table:table-column table:style-name="Tabel52.A"/>
        <table:table-column table:style-name="Tabel52.B"/>
        <table:table-header-rows>
          <table:table-row table:style-name="Tabel52.1">
            <table:table-cell table:style-name="Tabel52.A1" office:value-type="string">
              <text:p text:style-name="P43">Option</text:p>
            </table:table-cell>
            <table:table-cell table:style-name="Tabel52.B1" office:value-type="string">
              <text:p text:style-name="P43">Description</text:p>
            </table:table-cell>
          </table:table-row>
        </table:table-header-rows>
        <table:table-row table:style-name="Tabel52.1">
          <table:table-cell table:style-name="Tabel52.A2" office:value-type="string">
            <text:p text:style-name="P43">Name of the job entry </text:p>
          </table:table-cell>
          <table:table-cell table:style-name="Tabel52.B2" office:value-type="string">
            <text:p text:style-name="P43">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43">URL (HTTP) </text:p>
          </table:table-cell>
          <table:table-cell table:style-name="Tabel52.B2" office:value-type="string">
            <text:p text:style-name="P43">The URL to use (for example: http://kettle.pentaho.org)</text:p>
          </table:table-cell>
        </table:table-row>
        <table:table-row table:style-name="Tabel52.1">
          <table:table-cell table:style-name="Tabel52.A2" office:value-type="string">
            <text:p text:style-name="P43">Run for every result row </text:p>
          </table:table-cell>
          <table:table-cell table:style-name="Tabel52.B2" office:value-type="string">
            <text:p text:style-name="P43">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43">Fieldname to get URL from <text:s text:c="3"/></text:p>
          </table:table-cell>
          <table:table-cell table:style-name="Tabel52.B2" office:value-type="string">
            <text:p text:style-name="P43">The fieldname in the result rows to get the URL from</text:p>
          </table:table-cell>
        </table:table-row>
        <table:table-row table:style-name="Tabel52.1">
          <table:table-cell table:style-name="Tabel52.A2" office:value-type="string">
            <text:p text:style-name="P43">Target filename The target filename</text:p>
          </table:table-cell>
          <table:table-cell table:style-name="Tabel52.B2" office:value-type="string">
            <text:p text:style-name="P43"/>
          </table:table-cell>
        </table:table-row>
        <table:table-row table:style-name="Tabel52.1">
          <table:table-cell table:style-name="Tabel52.A2" office:value-type="string">
            <text:p text:style-name="P43">Append to target file </text:p>
          </table:table-cell>
          <table:table-cell table:style-name="Tabel52.B2" office:value-type="string">
            <text:p text:style-name="P43">Append to the target file if it already exists</text:p>
          </table:table-cell>
        </table:table-row>
        <table:table-row table:style-name="Tabel52.1">
          <table:table-cell table:style-name="Tabel52.A2" office:value-type="string">
            <text:p text:style-name="P43">Add date and time to target filename <text:s text:c="3"/></text:p>
          </table:table-cell>
          <table:table-cell table:style-name="Tabel52.B2" office:value-type="string">
            <text:p text:style-name="P43">Check this if you want to add date and time yyyMMdd_HHmmss to the target filename.</text:p>
          </table:table-cell>
        </table:table-row>
        <table:table-row table:style-name="Tabel52.1">
          <table:table-cell table:style-name="Tabel52.A2" office:value-type="string">
            <text:p text:style-name="P43">Target filename extension<text:tab/></text:p>
          </table:table-cell>
          <table:table-cell table:style-name="Tabel52.B2" office:value-type="string">
            <text:p text:style-name="P43">Specify the target filename extension in case you're adding a date and time to the filename</text:p>
          </table:table-cell>
        </table:table-row>
        <table:table-row table:style-name="Tabel52.1">
          <table:table-cell table:style-name="Tabel52.A2" office:value-type="string">
            <text:p text:style-name="P43">Username </text:p>
          </table:table-cell>
          <table:table-cell table:style-name="Tabel52.B2" office:value-type="string">
            <text:p text:style-name="P43">The username to authenticate with. For Windows Domains, put the Domain in from of the user like this DOMAIN\Username</text:p>
          </table:table-cell>
        </table:table-row>
        <table:table-row table:style-name="Tabel52.1">
          <table:table-cell table:style-name="Tabel52.A2" office:value-type="string">
            <text:p text:style-name="P43">Password </text:p>
          </table:table-cell>
          <table:table-cell table:style-name="Tabel52.B2" office:value-type="string">
            <text:p text:style-name="P43">The password to authenticate with.</text:p>
          </table:table-cell>
        </table:table-row>
        <table:table-row table:style-name="Tabel52.1">
          <table:table-cell table:style-name="Tabel52.A2" office:value-type="string">
            <text:p text:style-name="P43">Proxy server </text:p>
          </table:table-cell>
          <table:table-cell table:style-name="Tabel52.B2" office:value-type="string">
            <text:p text:style-name="P43">The HTTP proxy server name or IP address</text:p>
          </table:table-cell>
        </table:table-row>
        <table:table-row table:style-name="Tabel52.1">
          <table:table-cell table:style-name="Tabel52.A2" office:value-type="string">
            <text:p text:style-name="P43">Proxy port </text:p>
          </table:table-cell>
          <table:table-cell table:style-name="Tabel52.B2" office:value-type="string">
            <text:p text:style-name="P43">The HTTP proxy port to use (usually 8080)</text:p>
          </table:table-cell>
        </table:table-row>
        <table:table-row table:style-name="Tabel52.1">
          <table:table-cell table:style-name="Tabel52.A2" office:value-type="string">
            <text:p text:style-name="P43">Ignore proxy for hosts </text:p>
          </table:table-cell>
          <table:table-cell table:style-name="Tabel52.B2" office:value-type="string">
            <text:p text:style-name="P43">Specify a regular expression matching the hosts you want to ignore, | separated. For example 127\.0\..*</text:p>
          </table:table-cell>
        </table:table-row>
      </table:table>
      <text:p text:style-name="P209"/>
      <text:p text:style-name="P209"/>
      <text:list text:style-name="Numbering_20_1" text:continue-numbering="true">
        <text:list-item>
          <text:list text:continue-numbering="true">
            <text:list-item>
              <text:list text:continue-numbering="true">
                <text:list-item>
                  <text:h text:style-name="P108" text:outline-level="3"><draw:frame draw:style-name="fr29" draw:name="graphics2" text:anchor-type="char" svg:x="1.27cm" svg:y="2.09cm" svg:width="6.668cm" svg:height="3.307cm" draw:z-index="221"><draw:image xlink:href="Pictures/100000000000015E000000A3B3619E22.png" xlink:type="simple" xlink:show="embed" xlink:actuate="onLoad"/></draw:frame>Create a file</text:h>
                  <text:list>
                    <text:list-item>
                      <text:h text:style-name="P45" text:outline-level="4"><draw:frame draw:style-name="fr29" draw:name="graphics1" text:anchor-type="char" svg:x="1.27cm" svg:y="1.782cm" svg:width="0.9cm" svg:height="0.9cm" draw:z-index="220"><draw:image xlink:href="Pictures/100000000000002200000022019043B9.png" xlink:type="simple" xlink:show="embed" xlink:actuate="onLoad"/></draw:frame>Screenshot</text:h>
                    </text:list-item>
                    <text:list-item>
                      <text:h text:style-name="P45" text:outline-level="4"><draw:frame draw:style-name="fr29" draw:name="graphics3" text:anchor-type="char" svg:x="1.27cm" svg:y="4.463cm" svg:width="0.9cm" svg:height="0.9cm" draw:z-index="222"><draw:image xlink:href="Pictures/200000070000035000000350651CE215.svm"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Create a file job entry to create an empty file. This is useful for creating “trigger” files from within jobs.</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43">Option </text:p>
          </table:table-cell>
          <table:table-cell table:style-name="Table1.B1" office:value-type="string">
            <text:p text:style-name="P43">Description</text:p>
          </table:table-cell>
        </table:table-row>
        <table:table-row table:style-name="Table1.1">
          <table:table-cell table:style-name="Table1.A2" office:value-type="string">
            <text:p text:style-name="P43">Job entry name</text:p>
          </table:table-cell>
          <table:table-cell table:style-name="Table1.B2" office:value-type="string">
            <text:p text:style-name="P43">The name of the job entry. This name has to be unique in a single job. </text:p>
          </table:table-cell>
        </table:table-row>
        <table:table-row table:style-name="Table1.1">
          <table:table-cell table:style-name="Table1.A2" office:value-type="string">
            <text:p text:style-name="P43">File name </text:p>
          </table:table-cell>
          <table:table-cell table:style-name="Table1.B2" office:value-type="string">
            <text:p text:style-name="P43">The name and path of the file to create an empty file.</text:p>
          </table:table-cell>
        </table:table-row>
        <table:table-row table:style-name="Table1.1">
          <table:table-cell table:style-name="Table1.A2" office:value-type="string">
            <text:p text:style-name="P43">Fail if file exists</text:p>
          </table:table-cell>
          <table:table-cell table:style-name="Table1.B2" office:value-type="string">
            <text:p text:style-name="P43">The job entry will follow the failure outgoing hop when the file to be created already exists (empty or not) and this option is switched on. The default is on.</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80">
        <text:list-item text:start-value="1">
          <text:p text:style-name="P206">Variable: select the variable to use as filename</text:p>
        </text:list-item>
        <text:list-item>
          <text:p text:style-name="P210">Browse: look for the file on the file system</text:p>
        </text:list-item>
      </text:list>
      <text:p text:style-name="P211"/>
      <text:p text:style-name="P211"/>
      <text:list text:style-name="Numbering_20_1" text:continue-numbering="true">
        <text:list-item>
          <text:list text:continue-numbering="true">
            <text:list-item>
              <text:list text:continue-numbering="true">
                <text:list-item>
                  <text:h text:style-name="P108" text:outline-level="3"><draw:frame draw:style-name="fr29" draw:name="graphics5" text:anchor-type="char" svg:x="1.27cm" svg:y="2.09cm" svg:width="6.668cm" svg:height="3.307cm" draw:z-index="224"><draw:image xlink:href="Pictures/100000000000016900000097387545E5.png" xlink:type="simple" xlink:show="embed" xlink:actuate="onLoad"/></draw:frame>Delete a file</text:h>
                  <text:list>
                    <text:list-item>
                      <text:h text:style-name="P45" text:outline-level="4"><draw:frame draw:style-name="fr29" draw:name="graphics4" text:anchor-type="char" svg:x="1.27cm" svg:y="1.782cm" svg:width="0.9cm" svg:height="0.9cm" draw:z-index="223"><draw:image xlink:href="Pictures/100000000000002200000022019043B9.png" xlink:type="simple" xlink:show="embed" xlink:actuate="onLoad"/></draw:frame>Screenshot</text:h>
                    </text:list-item>
                    <text:list-item>
                      <text:h text:style-name="P45" text:outline-level="4"><draw:frame draw:style-name="fr29" draw:name="graphics6" text:anchor-type="char" svg:x="1.27cm" svg:y="4.463cm" svg:width="0.9cm" svg:height="0.9cm" draw:z-index="225"><draw:image xlink:href="Pictures/2000000700000350000003500C114C78.svm"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Delete a file job entry to delete a file (empty or not). </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43">Option </text:p>
          </table:table-cell>
          <table:table-cell table:style-name="Table2.B1" office:value-type="string">
            <text:p text:style-name="P43">Description</text:p>
          </table:table-cell>
        </table:table-row>
        <table:table-row table:style-name="Table2.1">
          <table:table-cell table:style-name="Table2.A2" office:value-type="string">
            <text:p text:style-name="P43">Job entry name</text:p>
          </table:table-cell>
          <table:table-cell table:style-name="Table2.B2" office:value-type="string">
            <text:p text:style-name="P43">The name of the job entry. This name has to be unique in a single job. </text:p>
          </table:table-cell>
        </table:table-row>
        <table:table-row table:style-name="Table2.1">
          <table:table-cell table:style-name="Table2.A2" office:value-type="string">
            <text:p text:style-name="P43">File name </text:p>
          </table:table-cell>
          <table:table-cell table:style-name="Table2.B2" office:value-type="string">
            <text:p text:style-name="P43">The name and path of the file to delete.</text:p>
          </table:table-cell>
        </table:table-row>
        <table:table-row table:style-name="Table2.1">
          <table:table-cell table:style-name="Table2.A2" office:value-type="string">
            <text:p text:style-name="P43">Fail if file doesn't exist</text:p>
          </table:table-cell>
          <table:table-cell table:style-name="Table2.B2" office:value-type="string">
            <text:p text:style-name="P43">The job entry will follow the failure outgoing hop when the file to be deleted does not exist anymore and this option is switched on. The default is off.</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80">
        <text:list-item text:start-value="1">
          <text:p text:style-name="P206">Variable: select the variable to use as filename</text:p>
        </text:list-item>
        <text:list-item>
          <text:p text:style-name="P210">Browse: look for the file on the file system</text:p>
        </text:list-item>
      </text:list>
      <text:p text:style-name="P211"/>
      <text:p text:style-name="P211"/>
      <text:list text:style-name="Numbering_20_1" text:continue-numbering="true">
        <text:list-item>
          <text:list text:continue-numbering="true">
            <text:list-item>
              <text:list text:continue-numbering="true">
                <text:list-item>
                  <text:h text:style-name="P108" text:outline-level="3"><draw:frame draw:style-name="fr29" draw:name="graphics11" text:anchor-type="char" svg:x="1.27cm" svg:y="2.09cm" svg:width="7.135cm" svg:height="3.436cm" draw:z-index="227"><draw:image xlink:href="Pictures/10000000000001DF000000CF117EB33F.png" xlink:type="simple" xlink:show="embed" xlink:actuate="onLoad"/></draw:frame>Wait for a file</text:h>
                  <text:list>
                    <text:list-item>
                      <text:h text:style-name="P45" text:outline-level="4"><draw:frame draw:style-name="fr29" draw:name="graphics10" text:anchor-type="char" svg:x="1.27cm" svg:y="1.782cm" svg:width="0.9cm" svg:height="0.9cm" draw:z-index="226"><draw:image xlink:href="Pictures/100000000000002200000022019043B9.png" xlink:type="simple" xlink:show="embed" xlink:actuate="onLoad"/></draw:frame>Screenshot</text:h>
                    </text:list-item>
                    <text:list-item>
                      <text:h text:style-name="P45" text:outline-level="4">Icon</text:h>
                    </text:list-item>
                    <text:list-item>
                      <text:h text:style-name="P45" text:outline-level="4"><draw:frame draw:style-name="fr29" draw:name="graphics12" text:anchor-type="char" svg:x="1.326cm" svg:y="0.058cm" svg:width="0.9cm" svg:height="0.9cm" draw:z-index="228"><draw:image xlink:href="Pictures/2000000700000350000003501F7C8813.svm" xlink:type="simple" xlink:show="embed" xlink:actuate="onLoad"/></draw:frame>General description</text:h>
                    </text:list-item>
                  </text:list>
                </text:list-item>
              </text:list>
            </text:list-item>
          </text:list>
        </text:list-item>
      </text:list>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43">Option </text:p>
          </table:table-cell>
          <table:table-cell table:style-name="Table4.B1" office:value-type="string">
            <text:p text:style-name="P43">Description</text:p>
          </table:table-cell>
        </table:table-row>
        <table:table-row table:style-name="Table4.1">
          <table:table-cell table:style-name="Table4.A2" office:value-type="string">
            <text:p text:style-name="P43">Job entry name</text:p>
          </table:table-cell>
          <table:table-cell table:style-name="Table4.B2" office:value-type="string">
            <text:p text:style-name="P43">The name of the job entry. This name has to be unique in a single job. </text:p>
          </table:table-cell>
        </table:table-row>
        <table:table-row table:style-name="Table4.1">
          <table:table-cell table:style-name="Table4.A2" office:value-type="string">
            <text:p text:style-name="P43">File name </text:p>
          </table:table-cell>
          <table:table-cell table:style-name="Table4.B2" office:value-type="string">
            <text:p text:style-name="P43">The name and path of the file to wait for.</text:p>
          </table:table-cell>
        </table:table-row>
        <table:table-row table:style-name="Table4.1">
          <table:table-cell table:style-name="Table4.A2" office:value-type="string">
            <text:p text:style-name="P43">Maximum timeout</text:p>
          </table:table-cell>
          <table:table-cell table:style-name="Table4.B2" office:value-type="string">
            <text:p text:style-name="P43">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43">Check cycle time</text:p>
          </table:table-cell>
          <table:table-cell table:style-name="Table4.B2" office:value-type="string">
            <text:p text:style-name="P43">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43">Success on timeout</text:p>
          </table:table-cell>
          <table:table-cell table:style-name="Table4.B2" office:value-type="string">
            <text:p text:style-name="P43">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43">File size check</text:p>
          </table:table-cell>
          <table:table-cell table:style-name="Table4.B2" office:value-type="string">
            <text:p text:style-name="P43">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12.2.15.5. Extra</text:h>
                    </text:list-item>
                  </text:list>
                </text:list-item>
              </text:list>
            </text:list-item>
          </text:list>
        </text:list-item>
      </text:list>
      <text:list text:style-name="WW8Num80">
        <text:list-item text:start-value="1">
          <text:p text:style-name="P206">Variable: select the variable to use as filename</text:p>
        </text:list-item>
        <text:list-item>
          <text:p text:style-name="P210">Browse: look for the file on the file system</text:p>
        </text:list-item>
      </text:list>
      <text:list text:style-name="Numbering_20_1" text:continue-numbering="true">
        <text:list-item>
          <text:list text:continue-numbering="true">
            <text:list-item>
              <text:list text:continue-numbering="true">
                <text:list-item>
                  <text:h text:style-name="P108" text:outline-level="3">F<draw:frame draw:style-name="fr29" draw:name="graphics8" text:anchor-type="char" svg:x="1.27cm" svg:y="2.09cm" svg:width="6.668cm" svg:height="3.307cm" draw:z-index="230"><draw:image xlink:href="Pictures/100000000000018000000094B6CA8FF2.png" xlink:type="simple" xlink:show="embed" xlink:actuate="onLoad"/></draw:frame>ile compare</text:h>
                  <text:list>
                    <text:list-item>
                      <text:h text:style-name="P45" text:outline-level="4"><draw:frame draw:style-name="fr29" draw:name="graphics7" text:anchor-type="char" svg:x="1.27cm" svg:y="1.782cm" svg:width="0.9cm" svg:height="0.9cm" draw:z-index="229"><draw:image xlink:href="Pictures/100000000000002200000022019043B9.png" xlink:type="simple" xlink:show="embed" xlink:actuate="onLoad"/></draw:frame>Screenshot</text:h>
                    </text:list-item>
                    <text:list-item>
                      <text:h text:style-name="P45" text:outline-level="4"><draw:frame draw:style-name="fr29" draw:name="graphics9" text:anchor-type="char" svg:x="1.27cm" svg:y="4.463cm" svg:width="0.9cm" svg:height="0.9cm" draw:z-index="231"><draw:image xlink:href="Pictures/200000070000035000000350C6CA225E.svm"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File compare job entry to compare the contents of 2 files and control the flow of the job by it. When the contents of the files are the same the success outgoing hop will be followed, else the failure hop will be followed.</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43">Option </text:p>
          </table:table-cell>
          <table:table-cell table:style-name="Table3.B1" office:value-type="string">
            <text:p text:style-name="P43">Description</text:p>
          </table:table-cell>
        </table:table-row>
        <table:table-row table:style-name="Table3.1">
          <table:table-cell table:style-name="Table3.A2" office:value-type="string">
            <text:p text:style-name="P43">Job entry name</text:p>
          </table:table-cell>
          <table:table-cell table:style-name="Table3.B2" office:value-type="string">
            <text:p text:style-name="P43">The name of the job entry. This name has to be unique in a single job. </text:p>
          </table:table-cell>
        </table:table-row>
        <table:table-row table:style-name="Table3.1">
          <table:table-cell table:style-name="Table3.A2" office:value-type="string">
            <text:p text:style-name="P43">File name 1</text:p>
          </table:table-cell>
          <table:table-cell table:style-name="Table3.B2" office:value-type="string">
            <text:p text:style-name="P43">The name and path of the file of the first file to compare.</text:p>
          </table:table-cell>
        </table:table-row>
        <table:table-row table:style-name="Table3.1">
          <table:table-cell table:style-name="Table3.A2" office:value-type="string">
            <text:p text:style-name="P43">File name 2</text:p>
          </table:table-cell>
          <table:table-cell table:style-name="Table3.B2" office:value-type="string">
            <text:p text:style-name="P43">The name and path of the file of the second file to compar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80">
        <text:list-item text:start-value="1">
          <text:p text:style-name="P206">Variable: select the variable to use as filenames</text:p>
        </text:list-item>
        <text:list-item>
          <text:p text:style-name="P210">Browse: look for the files on the file system</text:p>
        </text:list-item>
      </text:list>
      <text:p text:style-name="P211"/>
      <text:list text:style-name="Numbering_20_1" text:continue-numbering="true">
        <text:list-item>
          <text:list text:continue-numbering="true">
            <text:list-item>
              <text:list text:continue-numbering="true">
                <text:list-item>
                  <text:h text:style-name="P108" text:outline-level="3"><draw:frame draw:style-name="fr29" draw:name="graphics13" text:anchor-type="char" svg:x="1.27cm" svg:y="2.17cm" svg:width="6.853cm" svg:height="4.498cm" draw:z-index="232"><draw:image xlink:href="Pictures/10000000000001C40000011B1BFF899B.png" xlink:type="simple" xlink:show="embed" xlink:actuate="onLoad"/></draw:frame>Put files with SecureFTP</text:h>
                  <text:list>
                    <text:list-item>
                      <text:h text:style-name="P45" text:outline-level="4">Screenshot</text:h>
                    </text:list-item>
                    <text:list-item>
                      <text:h text:style-name="P45" text:outline-level="4"><draw:frame draw:style-name="fr29" draw:name="graphics14" text:anchor-type="char" svg:x="1.27cm" svg:y="5.733cm" svg:width="0.9cm" svg:height="0.9cm" draw:z-index="233"><draw:image xlink:href="Pictures/200000070000035000000350F0BCF826.svm"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Put files with SFTP job entry to pu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43">Option </text:p>
          </table:table-cell>
          <table:table-cell table:style-name="Table5.B1" office:value-type="string">
            <text:p text:style-name="P43">Description</text:p>
          </table:table-cell>
        </table:table-row>
        <table:table-row table:style-name="Table5.1">
          <table:table-cell table:style-name="Table5.A2" office:value-type="string">
            <text:p text:style-name="P43">Name of the job entry </text:p>
          </table:table-cell>
          <table:table-cell table:style-name="Table5.B2" office:value-type="string">
            <text:p text:style-name="P43">The name of the job entry. This name has to be unique in a single job. A job entry can be placed several times on the canvas, however it will be the same job entry.</text:p>
          </table:table-cell>
        </table:table-row>
        <table:table-row table:style-name="Table5.1">
          <table:table-cell table:style-name="Table5.A2" office:value-type="string">
            <text:p text:style-name="P43">SFTP-server name (IP) </text:p>
          </table:table-cell>
          <table:table-cell table:style-name="Table5.B2" office:value-type="string">
            <text:p text:style-name="P43">The name of the SFTP server or the IP address</text:p>
          </table:table-cell>
        </table:table-row>
        <table:table-row table:style-name="Table5.1">
          <table:table-cell table:style-name="Table5.A2" office:value-type="string">
            <text:p text:style-name="P43">SFTP port </text:p>
          </table:table-cell>
          <table:table-cell table:style-name="Table5.B2" office:value-type="string">
            <text:p text:style-name="P43">The TCP port to use. This is usually 22</text:p>
          </table:table-cell>
        </table:table-row>
        <table:table-row table:style-name="Table5.1">
          <table:table-cell table:style-name="Table5.A2" office:value-type="string">
            <text:p text:style-name="P43">User name </text:p>
          </table:table-cell>
          <table:table-cell table:style-name="Table5.B2" office:value-type="string">
            <text:p text:style-name="P43">The user name to log into the SFTP server</text:p>
          </table:table-cell>
        </table:table-row>
        <table:table-row table:style-name="Table5.1">
          <table:table-cell table:style-name="Table5.A2" office:value-type="string">
            <text:p text:style-name="P43">Password </text:p>
          </table:table-cell>
          <table:table-cell table:style-name="Table5.B2" office:value-type="string">
            <text:p text:style-name="P43">The password to log into the SFTP server</text:p>
          </table:table-cell>
        </table:table-row>
        <table:table-row table:style-name="Table5.1">
          <table:table-cell table:style-name="Table5.A2" office:value-type="string">
            <text:p text:style-name="P43">Remote directory </text:p>
          </table:table-cell>
          <table:table-cell table:style-name="Table5.B2" office:value-type="string">
            <text:p text:style-name="P43">The remote directory on the SFTP server to which we put the files</text:p>
          </table:table-cell>
        </table:table-row>
        <table:table-row table:style-name="Table5.1">
          <table:table-cell table:style-name="Table5.A2" office:value-type="string">
            <text:p text:style-name="P43">Local directory </text:p>
          </table:table-cell>
          <table:table-cell table:style-name="Table5.B2" office:value-type="string">
            <text:p text:style-name="P43">The directory on the machine on which Kettle runs from which you want to ftp the files from</text:p>
          </table:table-cell>
        </table:table-row>
        <table:table-row table:style-name="Table5.1">
          <table:table-cell table:style-name="Table5.A2" office:value-type="string">
            <text:p text:style-name="P43">Wildcard </text:p>
          </table:table-cell>
          <table:table-cell table:style-name="Table5.B2" office:value-type="string">
            <text:p text:style-name="P43">Specify a regular expression here if you want to select multiple files.</text:p>
            <text:p text:style-name="P10">For example:</text:p>
            <text:p text:style-name="P208">.*txt$ <text:tab/><text:tab/>: get all text files</text:p>
            <text:p text:style-name="P208">A.*[0-9]\.txt <text:tab/>: files tarting with A</text:p>
            <text:p text:style-name="P208"><text:tab/><text:tab/><text:tab/> <text:s/>ending with a number and .txt</text:p>
          </table:table-cell>
        </table:table-row>
        <table:table-row table:style-name="Table5.1">
          <table:table-cell table:style-name="Table5.A2" office:value-type="string">
            <text:p text:style-name="P43">Remove files after transferral?<text:tab/></text:p>
          </table:table-cell>
          <table:table-cell table:style-name="Table5.B2" office:value-type="string">
            <text:p text:style-name="P43">Remove the files after they have been successfully transferred.</text:p>
          </table:table-cell>
        </table:table-row>
      </table:table>
      <text:list text:style-name="Numbering_20_1" text:continue-numbering="true">
        <text:list-item>
          <text:list text:continue-numbering="true">
            <text:list-item>
              <text:list text:continue-numbering="true">
                <text:list-header>
                  <text:p text:style-name="P16"/>
                </text:list-header>
                <text:list-item>
                  <text:h text:style-name="P108" text:outline-level="3">Ping a host</text:h>
                  <text:list>
                    <text:list-item>
                      <text:h text:style-name="P45" text:outline-level="4">Screenshot</text:h>
                    </text:list-item>
                  </text:list>
                </text:list-item>
              </text:list>
            </text:list-item>
          </text:list>
        </text:list-item>
      </text:list>
      <text:p text:style-name="Standard"><draw:frame draw:style-name="fr25" draw:name="Image3" text:anchor-type="paragraph" svg:x="1.879cm" svg:y="0.386cm" svg:width="6.911cm" svg:height="2.87cm" draw:z-index="301"><draw:image xlink:href="Pictures/200000070000233F00000F9CAE49E99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
                </text:list-item>
              </text:list>
            </text:list-item>
          </text:list>
        </text:list-item>
      </text:list>
      <text:p text:style-name="P10"><draw:frame draw:style-name="fr25" draw:name="Image1" text:anchor-type="paragraph" svg:x="1.97cm" svg:y="0.407cm" svg:width="0.76cm" svg:height="0.79cm" draw:z-index="302"><draw:image xlink:href="Pictures/20000007000003BA0000039F9B0D09E8.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You can use the Ping a host job entry to ping a host using the ICMP protocol.</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54" table:style-name="Tabel54">
        <table:table-column table:style-name="Tabel54.A"/>
        <table:table-column table:style-name="Tabel54.B"/>
        <table:table-row table:style-name="Tabel54.1">
          <table:table-cell table:style-name="Tabel54.A1" office:value-type="string">
            <text:p text:style-name="P43">Option </text:p>
          </table:table-cell>
          <table:table-cell table:style-name="Tabel54.B1" office:value-type="string">
            <text:p text:style-name="P43">Description</text:p>
          </table:table-cell>
        </table:table-row>
        <table:table-row table:style-name="Tabel54.1">
          <table:table-cell table:style-name="Tabel54.A2" office:value-type="string">
            <text:p text:style-name="P43">Name of the job entry </text:p>
          </table:table-cell>
          <table:table-cell table:style-name="Tabel54.B2" office:value-type="string">
            <text:p text:style-name="P43">The name of the job entry. This name has to be unique in a single job. A job entry can be placed several times on the canvas, however it will be the same job entry.</text:p>
          </table:table-cell>
        </table:table-row>
        <table:table-row table:style-name="Tabel54.1">
          <table:table-cell table:style-name="Tabel54.A2" office:value-type="string">
            <text:p text:style-name="P43">Host name/IP</text:p>
          </table:table-cell>
          <table:table-cell table:style-name="Tabel54.B2" office:value-type="string">
            <text:p text:style-name="P43">The name or the IP address of the host to ping</text:p>
          </table:table-cell>
        </table:table-row>
        <table:table-row table:style-name="Tabel54.1">
          <table:table-cell table:style-name="Tabel54.A2" office:value-type="string">
            <text:p text:style-name="P43">Send...packets</text:p>
          </table:table-cell>
          <table:table-cell table:style-name="Tabel54.B2" office:value-type="string">
            <text:p text:style-name="P43">The number of packets to send (by default 2)</text:p>
          </table:table-cell>
        </table:table-row>
      </table:table>
      <text:list text:style-name="Numbering_20_1" text:continue-numbering="true">
        <text:list-item>
          <text:list text:continue-numbering="true">
            <text:list-item>
              <text:list text:continue-numbering="true">
                <text:list-header>
                  <text:p text:style-name="P16"/>
                </text:list-header>
              </text:list>
            </text:list-item>
          </text:list>
        </text:list-item>
      </text:list>
      <text:list text:style-name="WW8Num80">
        <text:list-header>
          <text:p text:style-name="P212"/>
          <text:p text:style-name="P212"/>
          <text:p text:style-name="P212"/>
        </text:list-header>
      </text:list>
      <text:list text:style-name="Numbering_20_1" text:continue-numbering="true">
        <text:list-item>
          <text:list text:continue-numbering="true">
            <text:list-item>
              <text:list text:continue-numbering="true">
                <text:list-item>
                  <text:h text:style-name="P108" text:outline-level="3">Wait for</text:h>
                  <text:list>
                    <text:list-item>
                      <text:h text:style-name="P45" text:outline-level="4">Screenshot</text:h>
                    </text:list-item>
                  </text:list>
                </text:list-item>
              </text:list>
            </text:list-item>
          </text:list>
        </text:list-item>
      </text:list>
      <text:p text:style-name="Standard"><draw:frame draw:style-name="fr25" draw:name="Image5" text:anchor-type="paragraph" svg:x="1.866cm" svg:y="0.318cm" svg:width="5.024cm" svg:height="3.023cm" draw:z-index="303"><draw:image xlink:href="Pictures/2000000700001A2700000F825021844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
                </text:list-item>
              </text:list>
            </text:list-item>
          </text:list>
        </text:list-item>
      </text:list>
      <text:p text:style-name="P10"><draw:frame draw:style-name="fr25" draw:name="Image2" text:anchor-type="paragraph" svg:x="1.693cm" svg:y="0.395cm" svg:width="0.699cm" svg:height="0.697cm" draw:z-index="304"><draw:image xlink:href="Pictures/20000007000003D4000003EEE996E1DC.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You can use the Wait for to wait a delay before running the next job entry.</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au2" table:style-name="Tableau2">
        <table:table-column table:style-name="Tableau2.A"/>
        <table:table-column table:style-name="Tableau2.B"/>
        <table:table-row table:style-name="Tableau2.1">
          <table:table-cell table:style-name="Tableau2.A1" office:value-type="string">
            <text:p text:style-name="P43">Option </text:p>
          </table:table-cell>
          <table:table-cell table:style-name="Tableau2.B1" office:value-type="string">
            <text:p text:style-name="P43">Description</text:p>
          </table:table-cell>
        </table:table-row>
        <table:table-row table:style-name="Tableau2.1">
          <table:table-cell table:style-name="Tableau2.A2" office:value-type="string">
            <text:p text:style-name="P43">Name of the job entry </text:p>
          </table:table-cell>
          <table:table-cell table:style-name="Tableau2.B2" office:value-type="string">
            <text:p text:style-name="P43">The name of the job entry. This name has to be unique in a single job. A job entry can be placed several times on the canvas, however it will be the same job entry.</text:p>
          </table:table-cell>
        </table:table-row>
        <table:table-row table:style-name="Tableau2.1">
          <table:table-cell table:style-name="Tableau2.A2" office:value-type="string">
            <text:p text:style-name="P43">Wait for</text:p>
          </table:table-cell>
          <table:table-cell table:style-name="Tableau2.B2" office:value-type="string">
            <text:p text:style-name="P43">The delay to wait</text:p>
          </table:table-cell>
        </table:table-row>
        <table:table-row table:style-name="Tableau2.1">
          <table:table-cell table:style-name="Tableau2.A2" office:value-type="string">
            <text:p text:style-name="P43">Unit time</text:p>
          </table:table-cell>
          <table:table-cell table:style-name="Tableau2.B2" office:value-type="string">
            <text:p text:style-name="P43">Specify the unit time (second, minute and hour)</text:p>
          </table:table-cell>
        </table:table-row>
      </table:table>
      <text:list text:style-name="Numbering_20_1" text:continue-numbering="true">
        <text:list-item>
          <text:list text:continue-numbering="true">
            <text:list-item>
              <text:list text:continue-numbering="true">
                <text:list-header>
                  <text:p text:style-name="P16"/>
                </text:list-header>
              </text:list>
            </text:list-item>
          </text:list>
        </text:list-item>
      </text:list>
      <text:list text:style-name="WW8Num80">
        <text:list-header>
          <text:p text:style-name="P210"/>
        </text:list-header>
      </text:list>
      <text:list text:style-name="Numbering_20_1" text:continue-numbering="true">
        <text:list-item>
          <text:list text:continue-numbering="true">
            <text:list-item>
              <text:list text:continue-numbering="true">
                <text:list-item>
                  <text:h text:style-name="P108" text:outline-level="3">Display Msgbox info</text:h>
                  <text:list>
                    <text:list-item>
                      <text:h text:style-name="P45" text:outline-level="4">Screenshot</text:h>
                    </text:list-item>
                  </text:list>
                </text:list-item>
              </text:list>
            </text:list-item>
          </text:list>
        </text:list-item>
      </text:list>
      <text:p text:style-name="Standard"><draw:frame draw:style-name="fr25" draw:name="Image4" text:anchor-type="paragraph" svg:x="1.586cm" svg:y="0.318cm" svg:width="6.131cm" svg:height="4.023cm" draw:z-index="305"><draw:image xlink:href="Pictures/20000007000023740000159B817D2EC5.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
                </text:list-item>
              </text:list>
            </text:list-item>
          </text:list>
        </text:list-item>
      </text:list>
      <text:p text:style-name="P10"><draw:frame draw:style-name="fr25" draw:name="Image7" text:anchor-type="paragraph" svg:x="1.586cm" svg:y="0.393cm" svg:width="0.764cm" svg:height="0.781cm" draw:z-index="306"><draw:image xlink:href="Pictures/20000007000003EE00000423BFCAA0CC.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This job entry allow you to display a message box in job. You can easily see where you are in the process.</text:p>
      <text:p text:style-name="Standard">This entry is only available via GUI.</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au3" table:style-name="Tableau3">
        <table:table-column table:style-name="Tableau3.A"/>
        <table:table-column table:style-name="Tableau3.B"/>
        <table:table-row table:style-name="Tableau3.1">
          <table:table-cell table:style-name="Tableau3.A1" office:value-type="string">
            <text:p text:style-name="P43">Option </text:p>
          </table:table-cell>
          <table:table-cell table:style-name="Tableau3.B1" office:value-type="string">
            <text:p text:style-name="P43">Description</text:p>
          </table:table-cell>
        </table:table-row>
        <table:table-row table:style-name="Tableau3.1">
          <table:table-cell table:style-name="Tableau3.A2" office:value-type="string">
            <text:p text:style-name="P43">Name of the job entry </text:p>
          </table:table-cell>
          <table:table-cell table:style-name="Tableau3.B2" office:value-type="string">
            <text:p text:style-name="P43">The name of the job entry. This name has to be unique in a single job. A job entry can be placed several times on the canvas, however it will be the same job entry.</text:p>
          </table:table-cell>
        </table:table-row>
        <table:table-row table:style-name="Tableau3.1">
          <table:table-cell table:style-name="Tableau3.A2" office:value-type="string">
            <text:p text:style-name="P43">Message title</text:p>
          </table:table-cell>
          <table:table-cell table:style-name="Tableau3.B2" office:value-type="string">
            <text:p text:style-name="P43">The title of the message</text:p>
          </table:table-cell>
        </table:table-row>
        <table:table-row table:style-name="Tableau3.1">
          <table:table-cell table:style-name="Tableau3.A2" office:value-type="string">
            <text:p text:style-name="P43">Message body</text:p>
          </table:table-cell>
          <table:table-cell table:style-name="Tableau3.B2" office:value-type="string">
            <text:p text:style-name="P43">The message to display</text:p>
          </table:table-cell>
        </table:table-row>
      </table:table>
      <text:list text:style-name="Numbering_20_1" text:continue-numbering="true">
        <text:list-item>
          <text:list text:continue-numbering="true">
            <text:list-item>
              <text:list text:continue-numbering="true">
                <text:list-header>
                  <text:p text:style-name="P16"/>
                </text:list-header>
                <text:list-item>
                  <text:h text:style-name="P108" text:outline-level="3">Abort job</text:h>
                  <text:list>
                    <text:list-item>
                      <text:h text:style-name="P45" text:outline-level="4">Screenshot</text:h>
                    </text:list-item>
                  </text:list>
                </text:list-item>
              </text:list>
            </text:list-item>
          </text:list>
        </text:list-item>
      </text:list>
      <text:p text:style-name="Standard"><draw:frame draw:style-name="fr25" draw:name="Image9" text:anchor-type="paragraph" svg:x="2.018cm" svg:y="0.252cm" svg:width="4.68cm" svg:height="2.508cm" draw:z-index="307"><draw:image xlink:href="Pictures/20000007000018B500000E5F58B97F45.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
                </text:list-item>
              </text:list>
            </text:list-item>
          </text:list>
        </text:list-item>
      </text:list>
      <text:p text:style-name="P10"><draw:frame draw:style-name="fr25" draw:name="Image6" text:anchor-type="paragraph" svg:x="1.563cm" svg:y="0.086cm" svg:width="0.688cm" svg:height="0.697cm" draw:z-index="308"><draw:image xlink:href="Pictures/20000007000003D4000003D43774D5D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Use this job entry if you want to abort a job.</text:p>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au4" table:style-name="Tableau4">
        <table:table-column table:style-name="Tableau4.A"/>
        <table:table-column table:style-name="Tableau4.B"/>
        <table:table-row table:style-name="Tableau4.1">
          <table:table-cell table:style-name="Tableau4.A1" office:value-type="string">
            <text:p text:style-name="P43">Option </text:p>
          </table:table-cell>
          <table:table-cell table:style-name="Tableau4.B1" office:value-type="string">
            <text:p text:style-name="P43">Description</text:p>
          </table:table-cell>
        </table:table-row>
        <table:table-row table:style-name="Tableau4.1">
          <table:table-cell table:style-name="Tableau4.A2" office:value-type="string">
            <text:p text:style-name="P43">Name of the job entry </text:p>
          </table:table-cell>
          <table:table-cell table:style-name="Tableau4.B2" office:value-type="string">
            <text:p text:style-name="P43">The name of the job entry. This name has to be unique in a single job. A job entry can be placed several times on the canvas, however it will be the same job entry.</text:p>
          </table:table-cell>
        </table:table-row>
        <table:table-row table:style-name="Tableau4.1">
          <table:table-cell table:style-name="Tableau4.A2" office:value-type="string">
            <text:p text:style-name="P43">Message</text:p>
          </table:table-cell>
          <table:table-cell table:style-name="Tableau4.B2" office:value-type="string">
            <text:p text:style-name="P43">Message to add in log when aborting</text:p>
          </table:table-cell>
        </table:table-row>
      </table:table>
      <text:list text:style-name="Numbering_20_1" text:continue-numbering="true">
        <text:list-item>
          <text:list text:continue-numbering="true">
            <text:list-item>
              <text:list text:continue-numbering="true">
                <text:list-header>
                  <text:p text:style-name="P16"/>
                </text:list-header>
              </text:list>
            </text:list-item>
          </text:list>
        </text:list-item>
      </text:list>
      <text:list text:style-name="WW8Num80">
        <text:list-header>
          <text:p text:style-name="P210"/>
        </text:list-header>
      </text:list>
      <text:list text:style-name="Numbering_20_1" text:continue-numbering="true">
        <text:list-item>
          <text:list text:continue-numbering="true">
            <text:list-item>
              <text:list text:continue-numbering="true">
                <text:list-item>
                  <text:h text:style-name="P108" text:outline-level="3">XSL transformation</text:h>
                  <text:list>
                    <text:list-item>
                      <text:h text:style-name="P45" text:outline-level="4">Screenshot</text:h>
                    </text:list-item>
                  </text:list>
                </text:list-item>
              </text:list>
            </text:list-item>
          </text:list>
        </text:list-item>
      </text:list>
      <text:p text:style-name="Standard"><draw:frame draw:style-name="fr25" draw:name="Image11" text:anchor-type="paragraph" svg:x="1.45cm" svg:y="0.316cm" svg:width="6.899cm" svg:height="3.598cm" draw:z-index="309"><draw:image xlink:href="Pictures/200000070000265900001478F073392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
                </text:list-item>
              </text:list>
            </text:list-item>
          </text:list>
        </text:list-item>
      </text:list>
      <text:p text:style-name="P10"><draw:frame draw:style-name="fr25" draw:name="Image10" text:anchor-type="paragraph" svg:x="1.663cm" svg:y="0.145cm" svg:width="0.644cm" svg:height="0.563cm" draw:z-index="310"><draw:image xlink:href="Pictures/20000007000003BA00000385015A456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XSL transformation job entry is designed to transform (by applying XSL document ) XML documents into other documents (XML or other format, such as HTML or plain text).</text:p>
      <text:p text:style-name="Standard">The original document is not changed; rather, a new document is created based on the content of the XML file.</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au5" table:style-name="Tableau5">
        <table:table-column table:style-name="Tableau5.A"/>
        <table:table-column table:style-name="Tableau5.B"/>
        <table:table-row table:style-name="Tableau5.1">
          <table:table-cell table:style-name="Tableau5.A1" office:value-type="string">
            <text:p text:style-name="P43">Option </text:p>
          </table:table-cell>
          <table:table-cell table:style-name="Tableau5.B1" office:value-type="string">
            <text:p text:style-name="P43">Description</text:p>
          </table:table-cell>
        </table:table-row>
        <table:table-row table:style-name="Tableau5.1">
          <table:table-cell table:style-name="Tableau5.A2" office:value-type="string">
            <text:p text:style-name="P43">Name of the job entry </text:p>
          </table:table-cell>
          <table:table-cell table:style-name="Tableau5.B2" office:value-type="string">
            <text:p text:style-name="P43">The name of the job entry. This name has to be unique in a single job. A job entry can be placed several times on the canvas, however it will be the same job entry.</text:p>
          </table:table-cell>
        </table:table-row>
        <table:table-row table:style-name="Tableau5.1">
          <table:table-cell table:style-name="Tableau5.A2" office:value-type="string">
            <text:p text:style-name="P43">XML File name</text:p>
          </table:table-cell>
          <table:table-cell table:style-name="Tableau5.B2" office:value-type="string">
            <text:p text:style-name="P43">The full name of the source XML file</text:p>
          </table:table-cell>
        </table:table-row>
        <table:table-row table:style-name="Tableau5.1">
          <table:table-cell table:style-name="Tableau5.A2" office:value-type="string">
            <text:p text:style-name="P43">XSL File name</text:p>
          </table:table-cell>
          <table:table-cell table:style-name="Tableau5.B2" office:value-type="string">
            <text:p text:style-name="P43">The full name of the XSL file</text:p>
          </table:table-cell>
        </table:table-row>
        <table:table-row table:style-name="Tableau5.1">
          <table:table-cell table:style-name="Tableau5.A2" office:value-type="string">
            <text:p text:style-name="P43">Output File name</text:p>
          </table:table-cell>
          <table:table-cell table:style-name="Tableau5.B2" office:value-type="string">
            <text:p text:style-name="P43">The full name of the created document (result of XSL transformation)</text:p>
          </table:table-cell>
        </table:table-row>
        <table:table-row table:style-name="Tableau5.1">
          <table:table-cell table:style-name="Tableau5.A2" office:value-type="string">
            <text:p text:style-name="P43">If file exists</text:p>
          </table:table-cell>
          <table:table-cell table:style-name="Tableau5.B2" office:value-type="string">
            <text:p text:style-name="P43">Define the behavior when an output file with <text:s/>the same name exists</text:p>
            <text:p text:style-name="P43">Options :</text:p>
            <text:list text:style-name="L1">
              <text:list-item>
                <text:p text:style-name="P213">Create new with unique name : a new output file will be created</text:p>
              </text:list-item>
              <text:list-item>
                <text:p text:style-name="P213">Do nothing : nothing will be done</text:p>
              </text:list-item>
              <text:list-item>
                <text:p text:style-name="P213">Fail : <text:s/>the job will fail</text:p>
              </text:list-item>
            </text:list>
          </table:table-cell>
        </table:table-row>
      </table:table>
      <text:list text:style-name="Numbering_20_1" text:continue-numbering="true">
        <text:list-item>
          <text:list text:continue-numbering="true">
            <text:list-item>
              <text:list text:continue-numbering="true">
                <text:list-header>
                  <text:p text:style-name="P16"/>
                </text:list-header>
                <text:list-item>
                  <text:h text:style-name="P108" text:outline-level="3">Zip files</text:h>
                  <text:list>
                    <text:list-item>
                      <text:h text:style-name="P45" text:outline-level="4">Screenshot<draw:frame draw:style-name="fr24" draw:name="Afbeeldingen13" text:anchor-type="char" svg:x="1.575cm" svg:y="0.852cm" svg:width="9.698cm" svg:height="6.429cm" draw:z-index="370"><draw:image xlink:href="Pictures/10000000000001C30000012BFC4329A0.png" xlink:type="simple" xlink:show="embed" xlink:actuate="onLoad"/></draw:frame></text:h>
                    </text:list-item>
                    <text:list-item>
                      <text:h text:style-name="P45" text:outline-level="4">Icon</text:h>
                    </text:list-item>
                    <text:list-item>
                      <text:h text:style-name="P45" text:outline-level="4"><draw:frame draw:style-name="fr24" draw:name="Afbeeldingen14" text:anchor-type="char" svg:x="1.693cm" svg:y="0.123cm" svg:width="1.111cm" svg:height="1.058cm" draw:z-index="369"><draw:image xlink:href="Pictures/100000000000002A00000028E5649CA3.png" xlink:type="simple" xlink:show="embed" xlink:actuate="onLoad"/></draw:frame>General description</text:h>
                    </text:list-item>
                  </text:list>
                </text:list-item>
              </text:list>
            </text:list-item>
          </text:list>
        </text:list-item>
      </text:list>
      <text:p text:style-name="Standard">This step creates a standard ZIP archive using the options you specify in the dialog.</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55" table:style-name="Tabel55">
        <table:table-column table:style-name="Tabel55.A"/>
        <table:table-column table:style-name="Tabel55.B"/>
        <table:table-row table:style-name="Tabel55.1">
          <table:table-cell table:style-name="Tabel55.A1" office:value-type="string">
            <text:p text:style-name="P43">Option </text:p>
          </table:table-cell>
          <table:table-cell table:style-name="Tabel55.B1" office:value-type="string">
            <text:p text:style-name="P43">Description</text:p>
          </table:table-cell>
        </table:table-row>
        <table:table-row table:style-name="Tabel55.1">
          <table:table-cell table:style-name="Tabel55.A2" office:value-type="string">
            <text:p text:style-name="P43">Name of the job entry </text:p>
          </table:table-cell>
          <table:table-cell table:style-name="Tabel55.B2" office:value-type="string">
            <text:p text:style-name="P43">The name of the job entry. This name has to be unique in a single job. A job entry can be placed several times on the canvas, however it will be the same job entry.</text:p>
          </table:table-cell>
        </table:table-row>
        <table:table-row table:style-name="Tabel55.1">
          <table:table-cell table:style-name="Tabel55.A2" office:value-type="string">
            <text:p text:style-name="P43">Source directory</text:p>
          </table:table-cell>
          <table:table-cell table:style-name="Tabel55.B2" office:value-type="string">
            <text:p text:style-name="P43">The source directory of the files to be zipped</text:p>
          </table:table-cell>
        </table:table-row>
        <table:table-row table:style-name="Tabel55.1">
          <table:table-cell table:style-name="Tabel55.A2" office:value-type="string">
            <text:p text:style-name="P43">Include wildcard</text:p>
          </table:table-cell>
          <table:table-cell table:style-name="Tabel55.B2" office:value-type="string">
            <text:p text:style-name="P43">The wildcard (regular expression) of the files to include in the zip archive</text:p>
          </table:table-cell>
        </table:table-row>
        <table:table-row table:style-name="Tabel55.1">
          <table:table-cell table:style-name="Tabel55.A2" office:value-type="string">
            <text:p text:style-name="P43">Exclude wildcard</text:p>
          </table:table-cell>
          <table:table-cell table:style-name="Tabel55.B2" office:value-type="string">
            <text:p text:style-name="P43">The wildcard (regular expression) of the files to exclude from the zip archive</text:p>
          </table:table-cell>
        </table:table-row>
        <table:table-row table:style-name="Tabel55.1">
          <table:table-cell table:style-name="Tabel55.A2" office:value-type="string">
            <text:p text:style-name="P43">Zip file name</text:p>
          </table:table-cell>
          <table:table-cell table:style-name="Tabel55.B2" office:value-type="string">
            <text:p text:style-name="P43">The full name of the destination archive</text:p>
          </table:table-cell>
        </table:table-row>
        <table:table-row table:style-name="Tabel55.1">
          <table:table-cell table:style-name="Tabel55.A2" office:value-type="string">
            <text:p text:style-name="P43">Compression</text:p>
          </table:table-cell>
          <table:table-cell table:style-name="Tabel55.B2" office:value-type="string">
            <text:p text:style-name="P43">The compression level to be used (Default, Best Compression, Best speed)</text:p>
          </table:table-cell>
        </table:table-row>
        <table:table-row table:style-name="Tabel55.1">
          <table:table-cell table:style-name="Tabel55.A2" office:value-type="string">
            <text:p text:style-name="P43">If zip file exists</text:p>
          </table:table-cell>
          <table:table-cell table:style-name="Tabel55.B2" office:value-type="string">
            <text:p text:style-name="P43">The action to take when there already is a file at the target destination.</text:p>
          </table:table-cell>
        </table:table-row>
        <table:table-row table:style-name="Tabel55.1">
          <table:table-cell table:style-name="Tabel55.A2" office:value-type="string">
            <text:p text:style-name="P43">After zipping</text:p>
          </table:table-cell>
          <table:table-cell table:style-name="Tabel55.B2" office:value-type="string">
            <text:p text:style-name="P43">The action to take after zipping</text:p>
          </table:table-cell>
        </table:table-row>
        <table:table-row table:style-name="Tabel55.1">
          <table:table-cell table:style-name="Tabel55.A2" office:value-type="string">
            <text:p text:style-name="P43">Move files to</text:p>
          </table:table-cell>
          <table:table-cell table:style-name="Tabel55.B2" office:value-type="string">
            <text:p text:style-name="P43">The target directory to move the source files to after zipping</text:p>
          </table:table-cell>
        </table:table-row>
      </table:table>
      <text:list text:style-name="Numbering_20_1" text:continue-numbering="true">
        <text:list-item>
          <text:list text:continue-numbering="true">
            <text:list-item>
              <text:list text:continue-numbering="true">
                <text:list-header>
                  <text:p text:style-name="P214"/>
                </text:list-header>
              </text:list>
            </text:list-item>
          </text:list>
        </text:list-item>
        <text:list-item>
          <text:h text:style-name="P48" text:outline-level="1"><text:bookmark-start text:name="_13._Graphical_View"/>Graphical View<text:bookmark-end text:name="_13._Graphical_View"/></text:h>
          <text:list>
            <text:list-item>
              <text:h text:style-name="P18" text:outline-level="2">Description</text:h>
            </text:list-item>
          </text:list>
        </text:list-item>
      </text:list>
      <text:p text:style-name="Standard">The Graphical View tab contains the canvas on which transformations and jobs are drawn. <text:s/>There will be a separate tab for each job and/or transformation you currently have open.</text:p>
      <text:p text:style-name="Standard"/>
      <text:p text:style-name="P5"><draw:frame draw:style-name="fr21" draw:name="Afbeeldingen253" text:anchor-type="char" svg:x="7.938cm" svg:y="0.115cm" svg:width="0.847cm" svg:height="0.794cm" draw:z-index="35"><draw:image xlink:href="Pictures/10000000000000100000000F1E0ED999.png" xlink:type="simple" xlink:show="embed" xlink:actuate="onLoad"/></draw:frame><draw:frame draw:style-name="fr20" draw:name="Afbeeldingen254" text:anchor-type="char" svg:x="2.858cm" svg:y="0.035cm" svg:width="0.847cm" svg:height="0.847cm" draw:z-index="34"><draw:image xlink:href="Pictures/1000000000000010000000103433508C.png" xlink:type="simple" xlink:show="embed" xlink:actuate="onLoad"/></draw:frame></text:p>
      <text:p text:style-name="Standard"/>
      <text:p text:style-name="Standard"><text:s/><text:tab/> <text:s/><text:span text:style-name="T5">Job Tab<text:tab/><text:tab/> <text:s text:c="7"/>Transformation Tab</text:span></text:p>
      <text:p text:style-name="Standard"/>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8" text:outline-level="2">Adding steps or job entries</text:h>
              <text:list>
                <text:list-item>
                  <text:h text:style-name="P35" text:outline-level="3">Create steps by drag and drop</text:h>
                </text:list-item>
              </text:list>
            </text:list-item>
          </text:list>
        </text:list-item>
      </text:list>
      <text:p text:style-name="Standard"><draw:frame draw:style-name="fr29" draw:name="Afbeeldingen255" text:anchor-type="char" svg:x="1.27cm" svg:y="1.147cm" svg:width="12.885cm" svg:height="7.779cm" draw:z-index="33"><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p text:style-name="Standard"/>
      <text:list text:style-name="Numbering_20_1" text:continue-numbering="true">
        <text:list-item>
          <text:list text:continue-numbering="true">
            <text:list-item>
              <text:list text:continue-numbering="true">
                <text:list-item>
                  <text:h text:style-name="P35" text:outline-level="3">Create steps from the step types tree</text:h>
                </text:list-item>
              </text:list>
            </text:list-item>
          </text:list>
        </text:list-item>
      </text:list>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list text:style-name="Numbering_20_1" text:continue-numbering="true">
        <text:list-item>
          <text:list text:continue-numbering="true">
            <text:list-item>
              <text:list text:continue-numbering="true">
                <text:list-item>
                  <text:h text:style-name="P35"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P18" text:outline-level="2">Hiding a step</text:h>
            </text:list-item>
          </text:list>
        </text:list-item>
      </text:list>
      <text:p text:style-name="Standard">If you right click on a step or job entry that is drawn on the graphical view, you will get a popup-menu that allows you to select the option: “Hide step”. This will remove the step from the graphical view, but not delete it.</text:p>
      <text:p text:style-name="Standard"/>
      <text:list text:style-name="Numbering_20_1" text:continue-numbering="true">
        <text:list-item>
          <text:list text:continue-numbering="true">
            <text:list-item>
              <text:h text:style-name="P18" text:outline-level="2">Transformation Step options ( right click popup menu)</text:h>
              <text:list>
                <text:list-item>
                  <text:h text:style-name="P35" text:outline-level="3">Edit step</text:h>
                </text:list-item>
              </text:list>
            </text:list-item>
          </text:list>
        </text:list-item>
      </text:list>
      <text:p text:style-name="Standard">This opens the step dialog so that you can change its settings.</text:p>
      <text:list text:style-name="Numbering_20_1" text:continue-numbering="true">
        <text:list-item>
          <text:list text:continue-numbering="true">
            <text:list-item>
              <text:list text:continue-numbering="true">
                <text:list-item>
                  <text:h text:style-name="P35" text:outline-level="3">Edit description</text:h>
                </text:list-item>
              </text:list>
            </text:list-item>
          </text:list>
        </text:list-item>
      </text:list>
      <text:p text:style-name="Standard">This opens a dialog that allows you to enter a textual description of the step.</text:p>
      <text:list text:style-name="Numbering_20_1" text:continue-numbering="true">
        <text:list-item>
          <text:list text:continue-numbering="true">
            <text:list-item>
              <text:list text:continue-numbering="true">
                <text:list-item>
                  <text:h text:style-name="P35" text:outline-level="3">Copy data / distribute data</text:h>
                </text:list-item>
              </text:list>
            </text:list-item>
          </text:list>
        </text:list-item>
      </text:list>
      <text:p text:style-name="Standard">See 7.3. Distribute or copy?</text:p>
      <text:list text:style-name="Numbering_20_1" text:continue-numbering="true">
        <text:list-item>
          <text:list text:continue-numbering="true">
            <text:list-item>
              <text:list text:continue-numbering="true">
                <text:list-item>
                  <text:h text:style-name="P35" text:outline-level="3">Copies</text:h>
                </text:list-item>
              </text:list>
            </text:list-item>
          </text:list>
        </text:list-item>
      </text:list>
      <text:p text:style-name="Standard">See 7.2. Launching several copies of a step</text:p>
      <text:list text:style-name="Numbering_20_1" text:continue-numbering="true">
        <text:list-item>
          <text:list text:continue-numbering="true">
            <text:list-item>
              <text:list text:continue-numbering="true">
                <text:list-item>
                  <text:h text:style-name="P35" text:outline-level="3">Duplicate step</text:h>
                </text:list-item>
              </text:list>
            </text:list-item>
          </text:list>
        </text:list-item>
      </text:list>
      <text:p text:style-name="Standard">This option will create a copy, positioned a bit lower to the right of the original step.</text:p>
      <text:list text:style-name="Numbering_20_1" text:continue-numbering="true">
        <text:list-item>
          <text:list text:continue-numbering="true">
            <text:list-item>
              <text:list text:continue-numbering="true">
                <text:list-item>
                  <text:h text:style-name="P35" text:outline-level="3">Delete step</text:h>
                </text:list-item>
              </text:list>
            </text:list-item>
          </text:list>
        </text:list-item>
      </text:list>
      <text:p text:style-name="Standard">This will permanently remove the step from the transformation.</text:p>
      <text:list text:style-name="Numbering_20_1" text:continue-numbering="true">
        <text:list-item>
          <text:list text:continue-numbering="true">
            <text:list-item>
              <text:list text:continue-numbering="true">
                <text:list-item>
                  <text:h text:style-name="P35" text:outline-level="3">Show input fields</text:h>
                </text:list-item>
              </text:list>
            </text:list-item>
          </text:list>
        </text:list-item>
      </text:list>
      <text:p text:style-name="Standard">This option tries to determine all the fields and their origin by tracing the input-streams back to their source.</text:p>
      <text:list text:style-name="Numbering_20_1" text:continue-numbering="true">
        <text:list-item>
          <text:list text:continue-numbering="true">
            <text:list-item>
              <text:list text:continue-numbering="true">
                <text:list-item>
                  <text:h text:style-name="P35" text:outline-level="3">Show output fields</text:h>
                </text:list-item>
              </text:list>
            </text:list-item>
          </text:list>
        </text:list-item>
      </text:list>
      <text:p text:style-name="Standard">This option adds the fields of the current step to the ones of the input fields and shows the result.</text:p>
      <text:list text:style-name="Numbering_20_1" text:continue-numbering="true">
        <text:list-item>
          <text:list text:continue-numbering="true">
            <text:list-item>
              <text:h text:style-name="P18" text:outline-level="2">Job entry options (right click popup menu)</text:h>
              <text:list>
                <text:list-item>
                  <text:h text:style-name="P35" text:outline-level="3">Open Transformation/Job</text:h>
                </text:list-item>
              </text:list>
            </text:list-item>
          </text:list>
        </text:list-item>
      </text:list>
      <text:p text:style-name="Standard">This opens a Spoon or Chef window displaying the selected transformation or job.</text:p>
      <text:list text:style-name="Numbering_20_1" text:continue-numbering="true">
        <text:list-item>
          <text:list text:continue-numbering="true">
            <text:list-item>
              <text:list text:continue-numbering="true">
                <text:list-item>
                  <text:h text:style-name="P35" text:outline-level="3">Edit job entry</text:h>
                </text:list-item>
              </text:list>
            </text:list-item>
          </text:list>
        </text:list-item>
      </text:list>
      <text:p text:style-name="Standard">This opens the dialog for the job entry allow you to change the settings</text:p>
      <text:list text:style-name="Numbering_20_1" text:continue-numbering="true">
        <text:list-item>
          <text:list text:continue-numbering="true">
            <text:list-item>
              <text:list text:continue-numbering="true">
                <text:list-item>
                  <text:h text:style-name="P35" text:outline-level="3">Edit job entry description</text:h>
                </text:list-item>
              </text:list>
            </text:list-item>
          </text:list>
        </text:list-item>
      </text:list>
      <text:p text:style-name="Standard">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P35" text:outline-level="3">Create shadow copy of job entry</text:h>
                </text:list-item>
              </text:list>
            </text:list-item>
          </text:list>
        </text:list-item>
      </text:list>
      <text:p text:style-name="Standard">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P35" text:outline-level="3">Copy selected entries to clipboard (CTRL-C)</text:h>
                </text:list-item>
              </text:list>
            </text:list-item>
          </text:list>
        </text:list-item>
      </text:list>
      <text:p text:style-name="Standard">Copies the XML describing the selected job entries to the clipboard.</text:p>
      <text:list text:style-name="Numbering_20_1" text:continue-numbering="true">
        <text:list-item>
          <text:list text:continue-numbering="true">
            <text:list-item>
              <text:list text:continue-numbering="true">
                <text:list-item>
                  <text:h text:style-name="P35" text:outline-level="3">Align / distribute</text:h>
                </text:list-item>
              </text:list>
            </text:list-item>
          </text:list>
        </text:list-item>
      </text:list>
      <text:p text:style-name="Standard">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P35" text:outline-level="3">Detach entry</text:h>
                </text:list-item>
              </text:list>
            </text:list-item>
          </text:list>
        </text:list-item>
      </text:list>
      <text:p text:style-name="Standard">Unlinks this job entry from the hops that connect it to other steps.</text:p>
      <text:list text:style-name="Numbering_20_1" text:continue-numbering="true">
        <text:list-item>
          <text:list text:continue-numbering="true">
            <text:list-item>
              <text:list text:continue-numbering="true">
                <text:list-item>
                  <text:h text:style-name="P35" text:outline-level="3">Delete all copies of this entry.</text:h>
                </text:list-item>
              </text:list>
            </text:list-item>
          </text:list>
        </text:list-item>
      </text:list>
      <text:p text:style-name="Standard">Delete all copies of this job entry, not just this one!</text:p>
      <text:p text:style-name="Standard"/>
      <text:p text:style-name="P17"/>
      <text:list text:style-name="Numbering_20_1" text:continue-numbering="true">
        <text:list-item>
          <text:list text:continue-numbering="true">
            <text:list-item>
              <text:h text:style-name="P18" text:outline-level="2">Adding hops</text:h>
            </text:list-item>
          </text:list>
        </text:list-item>
      </text:list>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3">7. Hops</text:span></text:a>.</text:p>
      <text:p text:style-name="Standard">Running a Transformation</text:p>
      <text:list text:style-name="Numbering_20_1" text:continue-numbering="true">
        <text:list-item>
          <text:list text:continue-numbering="true">
            <text:list-item>
              <text:h text:style-name="P18" text:outline-level="2">Running a Transformation Overview</text:h>
            </text:list-item>
          </text:list>
        </text:list-item>
      </text:list>
      <text:p text:style-name="Standard"><draw:frame draw:style-name="fr29" draw:name="Afbeeldingen256" text:anchor-type="char" svg:x="1.27cm" svg:y="2.187cm" svg:width="16.097cm" svg:height="10.543cm" draw:z-index="70"><draw:image xlink:href="Pictures/20000007000037CC0000247CDBD8C68A.wmf" xlink:type="simple" xlink:show="embed" xlink:actuate="onLoad"/></draw:frame>When you are finished modifying your transformation, you can run it by clicking on the run button from the main menu, toolbar or by pressing F9.</text:p>
      <text:list text:style-name="Numbering_20_1" text:continue-numbering="true">
        <text:list-item>
          <text:list text:continue-numbering="true">
            <text:list-item>
              <text:h text:style-name="P18" text:outline-level="2">Screenshot</text:h>
            </text:list-item>
          </text:list>
        </text:list-item>
      </text:list>
      <text:p text:style-name="Standard"/>
      <text:list text:style-name="Numbering_20_1" text:continue-numbering="true">
        <text:list-item>
          <text:list text:continue-numbering="true">
            <text:list-item>
              <text:h text:style-name="P18" text:outline-level="2">Execution Options</text:h>
              <text:list>
                <text:list-item>
                  <text:h text:style-name="P35" text:outline-level="3">Where to Execute</text:h>
                </text:list-item>
              </text:list>
            </text:list-item>
          </text:list>
        </text:list-item>
      </text:list>
      <text:p text:style-name="Standard">There are three options for deciding where you want your transformation to be executed:</text:p>
      <text:list text:style-name="WW8Num22">
        <text:list-item>
          <text:p text:style-name="P215"><text:span text:style-name="T4">Local Execution</text:span>: the transformation or job will be run on the machine you are currently using</text:p>
        </text:list-item>
        <text:list-item>
          <text:p text:style-name="P215"><text:span text:style-name="T4">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3">14.4.3 Configuring a remote or slave server</text:span></text:a> for more details on setting up remote and slave servers.</text:p>
        </text:list-item>
        <text:list-item>
          <text:p text:style-name="P215"><text:span text:style-name="T4">Execute clustered</text:span>: Allows you to execute the job or transformation in a clustered environment. <text:s/>See the section on Clustering for more details on how to execute a job or transformation in a clustered environment.</text:p>
        </text:list-item>
      </text:list>
      <text:list text:style-name="Numbering_20_1" text:continue-numbering="true">
        <text:list-item>
          <text:list text:continue-numbering="true">
            <text:list-item>
              <text:list text:continue-numbering="true">
                <text:list-item>
                  <text:h text:style-name="P35" text:outline-level="3">Preview</text:h>
                </text:list-item>
              </text:list>
            </text:list-item>
          </text:list>
        </text:list-item>
      </text:list>
      <text:p text:style-name="Standard">Preview allows you to specify a number of rows for each step that you would like to preview.</text:p>
      <text:list text:style-name="Numbering_20_1" text:continue-numbering="true">
        <text:list-item>
          <text:list text:continue-numbering="true">
            <text:list-item>
              <text:list text:continue-numbering="true">
                <text:list-item>
                  <text:h text:style-name="P35" text:outline-level="3">Enable safe mode</text:h>
                </text:list-item>
              </text:list>
            </text:list-item>
          </text:list>
        </text:list-item>
      </text:list>
      <text:p text:style-name="Standard">Places the transformation in Safe Mode. Additional row checking is enabled at runtime, see also: <text:a xlink:type="simple" xlink:href="#_2.20._Safe_mode"><text:span text:style-name="T3">2.20. Safe mode</text:span></text:a></text:p>
      <text:list text:style-name="Numbering_20_1" text:continue-numbering="true">
        <text:list-item>
          <text:list text:continue-numbering="true">
            <text:list-item>
              <text:list text:continue-numbering="true">
                <text:list-item>
                  <text:h text:style-name="P35" text:outline-level="3">Log Level</text:h>
                </text:list-item>
              </text:list>
            </text:list-item>
          </text:list>
        </text:list-item>
      </text:list>
      <text:p text:style-name="Standard">This allows you to specify the level of detail you want to capture in the log. <text:s/>For detailed descriptions of the log level types see <text:a xlink:type="simple" xlink:href="#_15._Logging"><text:span text:style-name="T3">15. Logging</text:span></text:a>.</text:p>
      <text:list text:style-name="Numbering_20_1" text:continue-numbering="true">
        <text:list-item>
          <text:list text:continue-numbering="true">
            <text:list-item>
              <text:list text:continue-numbering="true">
                <text:list-item>
                  <text:h text:style-name="P35" text:outline-level="3">Replay Date</text:h>
                </text:list-item>
              </text:list>
            </text:list-item>
          </text:list>
        </text:list-item>
      </text:list>
      <text:p text:style-name="Standard">This will set the replay date for when you want to replay the transformation. <text:s/>It will pick up information in the text file input or Excel input steps to skip rows already processed on the replay date.</text:p>
      <text:list text:style-name="Numbering_20_1" text:continue-numbering="true">
        <text:list-item>
          <text:list text:continue-numbering="true">
            <text:list-item>
              <text:list text:continue-numbering="true">
                <text:list-item>
                  <text:h text:style-name="P35" text:outline-level="3">Arguments</text:h>
                </text:list-item>
              </text:list>
            </text:list-item>
          </text:list>
        </text:list-item>
      </text:list>
      <text:p text:style-name="Standard">This grid allows you to set the value of arguments to be used when running the transformation.</text:p>
      <text:list text:style-name="Numbering_20_1" text:continue-numbering="true">
        <text:list-item>
          <text:list text:continue-numbering="true">
            <text:list-item>
              <text:list text:continue-numbering="true">
                <text:list-item>
                  <text:h text:style-name="P35" text:outline-level="3">Variables</text:h>
                </text:list-item>
              </text:list>
            </text:list-item>
          </text:list>
        </text:list-item>
      </text:list>
      <text:p text:style-name="Standard">This grid allows you to set the value of variables to be used when running the transformation.</text:p>
      <text:p text:style-name="Standard"/>
      <text:list text:style-name="Numbering_20_1" text:continue-numbering="true">
        <text:list-item>
          <text:list text:continue-numbering="true">
            <text:list-item>
              <text:h text:style-name="P18" text:outline-level="2"><text:bookmark-start text:name="_14.4_Setting_up"/>Setting up Remote and Slave Servers<text:bookmark-end text:name="_14.4_Setting_up"/></text:h>
              <text:list>
                <text:list-item>
                  <text:h text:style-name="P35" text:outline-level="3">Overview</text:h>
                </text:list-item>
              </text:list>
            </text:list-item>
          </text:list>
        </text:list-item>
      </text:list>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list text:style-name="Numbering_20_1" text:continue-numbering="true">
        <text:list-item>
          <text:list text:continue-numbering="true">
            <text:list-item>
              <text:list text:continue-numbering="true">
                <text:list-item>
                  <text:h text:style-name="P108" text:outline-level="3">Screen shot</text:h>
                </text:list-item>
                <text:list-item>
                  <text:h text:style-name="P35" text:outline-level="3"><draw:frame draw:style-name="fr29" draw:name="Afbeeldingen257" text:anchor-type="char" svg:x="1.27cm" svg:y="0.115cm" svg:width="12.197cm" svg:height="4.471cm" draw:z-index="71"><draw:image xlink:href="Pictures/1000000000000294000000F2C0413928.png" xlink:type="simple" xlink:show="embed" xlink:actuate="onLoad"/></draw:frame><text:bookmark-start text:name="_14.4.3_Configuring_a"/>Configuring a remote or slave server<text:bookmark-end text:name="_14.4.3_Configuring_a"/></text:h>
                </text:list-item>
              </text:list>
            </text:list-item>
          </text:list>
        </text:list-item>
      </text:list>
      <text:p text:style-name="Standard">Install Pentaho Data Integration on server you want to use to remotely execute transformations (for more information, see <text:a xlink:type="simple" xlink:href="#_2.2._Installation"><text:span text:style-name="T3">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list text:style-name="Numbering_20_1" text:continue-numbering="true">
        <text:list-item>
          <text:list text:continue-numbering="true">
            <text:list-item>
              <text:list text:continue-numbering="true">
                <text:list-item>
                  <text:list text:continue-numbering="true">
                    <text:list-item>
                      <text:h text:style-name="P45" text:outline-level="4">Service Tab</text:h>
                    </text:list-item>
                  </text:list>
                </text:list-item>
              </text:list>
            </text:list-item>
          </text:list>
        </text:list-item>
      </text:list>
      <text:list text:style-name="WW8Num92">
        <text:list-item>
          <text:p text:style-name="P216"><text:span text:style-name="T4">Slave server name</text:span>: The friendly name of the server you wish to use as a slave</text:p>
        </text:list-item>
        <text:list-item>
          <text:p text:style-name="P216"><text:span text:style-name="T4">Hostname or IP address</text:span>: The address of the machine to be used as a slave</text:p>
        </text:list-item>
        <text:list-item>
          <text:p text:style-name="P216"><text:span text:style-name="T4">Port</text:span>: Defines the port you wish to use for communicating with the remote server</text:p>
        </text:list-item>
        <text:list-item>
          <text:p text:style-name="P216"><text:span text:style-name="T4">Username</text:span>: Enter the username credential for accessing the remote server</text:p>
        </text:list-item>
        <text:list-item>
          <text:p text:style-name="P216"><text:span text:style-name="T4">Password</text:span>: Enter the password credential for accessing the remote server</text:p>
        </text:list-item>
        <text:list-item>
          <text:p text:style-name="P216"><text:span text:style-name="T4">Is</text:span> <text:span text:style-name="T4">the master</text:span>: This setting tells Pentaho Data Integration that this server will act as the master server in any clustered executions of the transformation</text:p>
        </text:list-item>
      </text:list>
      <text:p text:style-name="P20"><text:span text:style-name="T4">Note</text:span>: <text:span text:style-name="T5">when executing a transformation in a clustered environment, you should have 1 server setup as the master and all remaining servers in the cluster as slaves.</text:span></text:p>
      <text:list text:style-name="Numbering_20_1" text:continue-numbering="true">
        <text:list-item>
          <text:list text:continue-numbering="true">
            <text:list-item>
              <text:list text:continue-numbering="true">
                <text:list-item>
                  <text:list text:continue-numbering="true">
                    <text:list-item>
                      <text:h text:style-name="P45" text:outline-level="4">Proxy Tab</text:h>
                    </text:list-item>
                  </text:list>
                </text:list-item>
              </text:list>
            </text:list-item>
          </text:list>
        </text:list-item>
      </text:list>
      <text:list text:style-name="WW8Num25">
        <text:list-item>
          <text:p text:style-name="P217"><text:span text:style-name="T4">Proxy server hostname</text:span>: <text:s/>Sets the hostname for the Proxy server you are connecting through</text:p>
        </text:list-item>
        <text:list-item>
          <text:p text:style-name="P217"><text:span text:style-name="T4">The proxy server port</text:span>: Sets the port number used in communication with the proxy</text:p>
        </text:list-item>
        <text:list-item>
          <text:p text:style-name="P217"><text:span text:style-name="T4">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list text:style-name="Numbering_20_1" text:continue-numbering="true">
        <text:list-item>
          <text:list text:continue-numbering="true">
            <text:list-item>
              <text:h text:style-name="P23" text:outline-level="2">Clustering</text:h>
              <text:list>
                <text:list-item>
                  <text:h text:style-name="P35" text:outline-level="3">Overview</text:h>
                </text:list-item>
              </text:list>
            </text:list-item>
          </text:list>
        </text:list-item>
      </text:list>
      <text:p text:style-name="Standard"><draw:frame draw:style-name="fr29" draw:name="Afbeeldingen258" text:anchor-type="char" svg:x="1.27cm" svg:y="2.69cm" svg:width="12.277cm" svg:height="4.789cm" draw:z-index="72"><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list text:style-name="Numbering_20_1" text:continue-numbering="true">
        <text:list-item>
          <text:list text:continue-numbering="true">
            <text:list-item>
              <text:list text:continue-numbering="true">
                <text:list-item>
                  <text:h text:style-name="P35" text:outline-level="3">Screen shot</text:h>
                </text:list-item>
                <text:list-item>
                  <text:h text:style-name="P35" text:outline-level="3">Creating a cluster schema</text:h>
                </text:list-item>
              </text:list>
            </text:list-item>
          </text:list>
        </text:list-item>
      </text:list>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218"><text:span text:style-name="T4">Schema name</text:span>: The name of the clustering schema</text:p>
        </text:list-item>
        <text:list-item>
          <text:p text:style-name="P218"><text:span text:style-name="T4">Base socket port</text:span>: Here you can specify the port from which to start numbering ports for the slave servers. <text:s/>Each additional clustered step executing on a slave server will consume an additional port.</text:p>
        </text:list-item>
      </text:list>
      <text:p text:style-name="P20"><text:span text:style-name="T4">Note</text:span>: <text:s/><text:span text:style-name="T5">Make sure no other networking protocols are in the same range to avoid networking problems.</text:span></text:p>
      <text:list text:style-name="WW8Num56">
        <text:list-item text:start-value="1">
          <text:p text:style-name="P218"><text:span text:style-name="T4">Sockets buffer size</text:span>: The internal buffer size to use.</text:p>
        </text:list-item>
        <text:list-item>
          <text:p text:style-name="P218"><text:span text:style-name="T4">Sockets flush interval (rows)</text:span>: The amount of rows after which the internal buffer is sent completely over the network and emptied.</text:p>
        </text:list-item>
        <text:list-item>
          <text:p text:style-name="P218"><text:span text:style-name="T4">Sockets data compressed</text:span>: when this is checked, all data is compressed using the Gzip compression algorithm to minimize network traffic.</text:p>
        </text:list-item>
        <text:list-item>
          <text:p text:style-name="P218"><text:span text:style-name="T4">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3">14.4. Configuring a remote or slave server</text:span></text:a> for more details on how to create a slave server.</text:p>
        </text:list-item>
      </text:list>
      <text:list text:style-name="Numbering_20_1" text:continue-numbering="true">
        <text:list-item>
          <text:list text:continue-numbering="true">
            <text:list-item>
              <text:list text:continue-numbering="true">
                <text:list-item>
                  <text:h text:style-name="P35" text:outline-level="3">Running transformations using a cluster</text:h>
                </text:list-item>
              </text:list>
            </text:list-item>
          </text:list>
        </text:list-item>
      </text:list>
      <text:p text:style-name="Standard">When you chose to run a Transformation, select the ‘Execute clustered’. <text:s/>You will have the following options:</text:p>
      <text:list text:style-name="WW8Num38">
        <text:list-item>
          <text:p text:style-name="P219"><text:span text:style-name="T4">Post transformation</text:span>: Split the transformation and post it to the different master and slave servers.</text:p>
        </text:list-item>
        <text:list-item>
          <text:p text:style-name="P219"><text:span text:style-name="T4">Prepare execution</text:span>: This runs the initialization phase of the transformation on the master and slave servers.</text:p>
        </text:list-item>
        <text:list-item>
          <text:p text:style-name="P219"><text:span text:style-name="T4">Start execution</text:span>: This starts the actual execution of the master and slave transformations.</text:p>
        </text:list-item>
        <text:list-item>
          <text:p text:style-name="P219"><text:span text:style-name="T4">Show transformations</text:span>: Show the generated (converted) transformations that will be executed on the cluster (see <text:a xlink:type="simple" xlink:href="#_14.5.5._Basic_Clustering"><text:span text:style-name="T3">14.5.5. Basic Clustering Example</text:span></text:a> for more information generated transformations).</text:p>
        </text:list-item>
      </text:list>
      <text:list text:style-name="Numbering_20_1" text:continue-numbering="true">
        <text:list-item>
          <text:list text:continue-numbering="true">
            <text:list-item>
              <text:list text:continue-numbering="true">
                <text:list-item>
                  <text:h text:style-name="P35" text:outline-level="3"><text:bookmark-start text:name="_14.5.5._Basic_Clustering"/>Basic Clustering Example<text:bookmark-end text:name="_14.5.5._Basic_Clustering"/></text:h>
                </text:list-item>
              </text:list>
            </text:list-item>
          </text:list>
        </text:list-item>
      </text:list>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43" draw:name="Afbeeldingen259" text:anchor-type="char" svg:x="1.358cm" svg:y="8.043cm" svg:width="11.079cm" svg:height="6.853cm" draw:z-index="206"><draw:image xlink:href="Pictures/200000070000287D000018D12B4521DA.wmf" xlink:type="simple" xlink:show="embed" xlink:actuate="onLoad"/></draw:frame>You create a cluster with one master server and 4 slaves:</text:p>
      <text:p text:style-name="P5"><draw:frame draw:style-name="fr29" draw:name="Afbeeldingen260" text:anchor-type="char" svg:x="1.27cm" svg:y="0.247cm" svg:width="12.7cm" svg:height="5.63cm" draw:z-index="205"><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44" draw:name="Afbeeldingen261" text:anchor-type="char" svg:x="1.27cm" svg:y="0.755cm" svg:width="5.151cm" svg:height="3.373cm" draw:z-index="207"><draw:image xlink:href="Pictures/200000070000109600000AAB7DD0EA03.wmf" xlink:type="simple" xlink:show="embed" xlink:actuate="onLoad"/></draw:frame>Then select the cluster to use:</text:p>
      <text:p text:style-name="P5"><draw:frame draw:style-name="fr29" draw:name="Afbeeldingen262" text:anchor-type="char" svg:x="1.27cm" svg:y="4.904cm" svg:width="7.722cm" svg:height="2.159cm" draw:z-index="208"><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45" draw:name="Afbeeldingen263" text:anchor-type="char" svg:x="1.27cm" svg:y="1.092cm" svg:width="12.37cm" svg:height="2.288cm" draw:z-index="209"><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29" draw:name="Afbeeldingen264" text:anchor-type="char" svg:x="1.27cm" svg:y="4.579cm" svg:width="14.3cm" svg:height="3.477cm" draw:z-index="210"><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17">In this case, 5 transformations will be generated for the 5 servers in the cluster. </text:p>
      <text:p text:style-name="Standard"/>
      <text:p text:style-name="Standard"><draw:frame draw:style-name="fr46" draw:name="Afbeeldingen265" text:anchor-type="char" svg:x="1.335cm" svg:y="0.824cm" svg:width="14.54cm" svg:height="8.031cm" draw:z-index="211"><draw:image xlink:href="Pictures/2000000700002BB600001836FACDE601.wmf" xlink:type="simple" xlink:show="embed" xlink:actuate="onLoad"/></draw:frame>One master:</text:p>
      <text:p text:style-name="Standard"/>
      <text:p text:style-name="Standard"><draw:frame draw:style-name="fr47" draw:name="Afbeeldingen266" text:anchor-type="char" svg:x="1.312cm" svg:y="0.683cm" svg:width="7.442cm" svg:height="2.845cm" draw:z-index="212"><draw:image xlink:href="Pictures/2000000700001FA000000C02519F43EA.wmf" xlink:type="simple" xlink:show="embed" xlink:actuate="onLoad"/></draw:frame>And 4 slaves transformations:</text:p>
      <text:p text:style-name="P5"><draw:frame draw:style-name="fr48" draw:name="Afbeeldingen267" text:anchor-type="char" svg:x="9.081cm" svg:y="0.189cm" svg:width="7.112cm" svg:height="2.715cm" draw:z-index="213"><draw:image xlink:href="Pictures/2000000700001E4900000BAC6EF482CE.wmf" xlink:type="simple" xlink:show="embed" xlink:actuate="onLoad"/></draw:frame></text:p>
      <text:p text:style-name="Standard"/>
      <text:p text:style-name="Standard"/>
      <text:p text:style-name="P220"><text:tab/></text:p>
      <text:p text:style-name="P5"><draw:frame draw:style-name="fr49" draw:name="Afbeeldingen268" text:anchor-type="char" svg:x="9.075cm" svg:y="0.436cm" svg:width="7.188cm" svg:height="2.847cm" draw:z-index="215"><draw:image xlink:href="Pictures/2000000700001E8D00000C24C2B39A96.wmf" xlink:type="simple" xlink:show="embed" xlink:actuate="onLoad"/></draw:frame><draw:frame draw:style-name="fr49" draw:name="Afbeeldingen269" text:anchor-type="char" svg:x="1.312cm" svg:y="0.436cm" svg:width="7.188cm" svg:height="2.847cm" draw:z-index="214"><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list text:style-name="Numbering_20_1" text:continue-numbering="true">
        <text:list-item>
          <text:h text:style-name="P221" text:outline-level="1"><text:bookmark-start text:name="_15._Logging"/>Logging<text:bookmark-end text:name="_15._Logging"/></text:h>
          <text:list>
            <text:list-item>
              <text:h text:style-name="P18" text:outline-level="2">Logging Description</text:h>
            </text:list-item>
          </text:list>
        </text:list-item>
      </text:list>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222">the (copies of) the steps that are launched as a part of the transformation</text:p>
        </text:list-item>
        <text:list-item>
          <text:p text:style-name="P222">the log as it would be shown if the transformation would be launched by Pan</text:p>
        </text:list-item>
      </text:list>
      <text:p text:style-name="Standard">For jobs, the log view tab will show:</text:p>
      <text:list text:style-name="WW8Num43">
        <text:list-item>
          <text:p text:style-name="P223">The details of the completed job entries</text:p>
        </text:list-item>
        <text:list-item>
          <text:p text:style-name="P223">The log as it would be shown if the job would be launched by kitchen</text:p>
        </text:list-item>
      </text:list>
      <text:list text:style-name="Numbering_20_1" text:continue-numbering="true">
        <text:list-item>
          <text:list text:continue-numbering="true">
            <text:list-item>
              <text:h text:style-name="P18" text:outline-level="2">Screenshots</text:h>
            </text:list-item>
          </text:list>
        </text:list-item>
      </text:list>
      <text:p text:style-name="P5"><draw:frame draw:style-name="fr21" draw:name="Afbeeldingen270" text:anchor-type="char" svg:x="1.27cm" svg:y="0.388cm" svg:width="12.065cm" svg:height="7.283cm" draw:z-index="36"><draw:image xlink:href="Pictures/10000000000003CF0000024C7E375AFD.png" xlink:type="simple" xlink:show="embed" xlink:actuate="onLoad"/></draw:frame></text:p>
      <text:p text:style-name="P38"/>
      <text:p text:style-name="P38"/>
      <text:p text:style-name="P38"/>
      <text:p text:style-name="P38"/>
      <text:p text:style-name="P38">Log Grid</text:p>
      <text:p text:style-name="P38"/>
      <text:p text:style-name="P38"/>
      <text:p text:style-name="P38"/>
      <text:p text:style-name="P38"/>
      <text:p text:style-name="P38"/>
      <text:p text:style-name="P38">Log Text</text:p>
      <text:p text:style-name="P38"/>
      <text:p text:style-name="P38"/>
      <text:p text:style-name="P38">Buttons</text:p>
      <text:p text:style-name="P38"/>
      <text:p text:style-name="Standard"><text:tab/><text:tab/> <text:s text:c="9"/><text:span text:style-name="T5">Transformation Log View Tab</text:span></text:p>
      <text:list text:style-name="Numbering_20_1" text:continue-numbering="true">
        <text:list-item>
          <text:list text:continue-numbering="true">
            <text:list-item>
              <text:h text:style-name="P18" text:outline-level="2">Log Grid</text:h>
            </text:list-item>
          </text:list>
        </text:list-item>
      </text:list>
      <text:p text:style-name="Standard">The log grid is actually a tree that offers a hierarchical view on the execution of a transformation or job. </text:p>
      <text:list text:style-name="Numbering_20_1" text:continue-numbering="true">
        <text:list-item>
          <text:list text:continue-numbering="true">
            <text:list-item>
              <text:list text:continue-numbering="true">
                <text:list-item>
                  <text:h text:style-name="P35" text:outline-level="3">Transformation Log Grid</text:h>
                </text:list-item>
              </text:list>
            </text:list-item>
          </text:list>
        </text:list-item>
      </text:list>
      <text:list text:style-name="WW8Num72">
        <text:list-item>
          <text:p text:style-name="P224"><text:span text:style-name="T7">The name of the </text:span>step</text:p>
        </text:list-item>
        <text:list-item>
          <text:p text:style-name="P225">Copy number of the step</text:p>
        </text:list-item>
        <text:list-item>
          <text:p text:style-name="P225">Number of lines read from input-streams</text:p>
        </text:list-item>
        <text:list-item>
          <text:p text:style-name="P225">Number of lines written to output-streams</text:p>
        </text:list-item>
        <text:list-item>
          <text:p text:style-name="P225">Number of lines read from file or database</text:p>
        </text:list-item>
        <text:list-item>
          <text:p text:style-name="P225">Number of lines written to file or database</text:p>
        </text:list-item>
        <text:list-item>
          <text:p text:style-name="P225">Number of lines updated in the database</text:p>
        </text:list-item>
        <text:list-item>
          <text:p text:style-name="P224"><text:span text:style-name="T7">Numb</text:span>er of errors that occurred</text:p>
        </text:list-item>
        <text:list-item>
          <text:p text:style-name="P225">The status of the step: running, finished or stopped</text:p>
        </text:list-item>
        <text:list-item>
          <text:p text:style-name="P225">The number of seconds that the step has been running.</text:p>
        </text:list-item>
        <text:list-item>
          <text:p text:style-name="P225">The speed in rows per second at which the step processes rows.</text:p>
        </text:list-item>
        <text:list-item>
          <text:p text:style-name="P224"><text:span text:style-name="T7">Priority of the step (10=highest, 1=lowest), nr of rows in the input-stream(s), nr of rows in the </text:span>output-stream(s).</text:p>
        </text:list-item>
        <text:list-item>
          <text:p text:style-name="P224"><text:span text:style-name="T7">Sleep time (get/put) is the time that a step had to go to sleep (in nano seconds) because the </text:span>input buffer was empty (get) or the output buffer was full (put).</text:p>
        </text:list-item>
      </text:list>
      <text:p text:style-name="Standard"><text:span text:style-name="T4">NOTE:</text:span> <text:span text:style-name="T5">The system is tuning the steps priority in such a way that the slowest steps get the highest</text:span></text:p>
      <text:p text:style-name="P32">priority.</text:p>
      <text:list text:style-name="Numbering_20_1" text:continue-numbering="true">
        <text:list-item>
          <text:list text:continue-numbering="true">
            <text:list-item>
              <text:list text:continue-numbering="true">
                <text:list-item>
                  <text:h text:style-name="P35" text:outline-level="3">Job Log Grid</text:h>
                </text:list-item>
              </text:list>
            </text:list-item>
          </text:list>
        </text:list-item>
      </text:list>
      <text:list text:style-name="WW8Num71">
        <text:list-item>
          <text:p text:style-name="P226">The name of the job / job entry</text:p>
        </text:list-item>
        <text:list-item>
          <text:p text:style-name="P226">A comment on the state of the entry execution</text:p>
        </text:list-item>
        <text:list-item>
          <text:p text:style-name="P226">The result (success or failure) of the job entry</text:p>
        </text:list-item>
        <text:list-item>
          <text:p text:style-name="P226">Reason: why was this job entry started?</text:p>
        </text:list-item>
        <text:list-item>
          <text:p text:style-name="P226">The value of the nr variable in the result object (available in evaluation Javascript)</text:p>
        </text:list-item>
        <text:list-item>
          <text:p text:style-name="P227"><text:span text:style-name="T7">Log date: logging date, corresponds with the start or end of the job ent</text:span>ry.</text:p>
        </text:list-item>
      </text:list>
      <text:list text:style-name="Numbering_20_1" text:continue-numbering="true">
        <text:list-item>
          <text:list text:continue-numbering="true">
            <text:list-item>
              <text:h text:style-name="P18" text:outline-level="2">15.4. Buttons</text:h>
              <text:list>
                <text:list-item>
                  <text:h text:style-name="P35" text:outline-level="3">15.4.1 Transformation Buttons </text:h>
                  <text:list>
                    <text:list-item>
                      <text:h text:style-name="P45" text:outline-level="4">15.4.1.1. Start transformation</text:h>
                    </text:list-item>
                  </text:list>
                </text:list-item>
              </text:list>
            </text:list-item>
          </text:list>
        </text:list-item>
      </text:list>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45" text:outline-level="4">Preview</text:h>
                    </text:list-item>
                  </text:list>
                </text:list-item>
              </text:list>
            </text:list-item>
          </text:list>
        </text:list-item>
      </text:list>
      <text:p text:style-name="Standard"><draw:frame draw:style-name="fr29" draw:name="Afbeeldingen271" text:anchor-type="char" svg:x="1.27cm" svg:y="1.623cm" svg:width="6.324cm" svg:height="4.974cm" draw:z-index="37"><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3">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list text:style-name="Numbering_20_1" text:continue-numbering="true">
        <text:list-item>
          <text:list text:continue-numbering="true">
            <text:list-item>
              <text:list text:continue-numbering="true">
                <text:list-item>
                  <text:list text:continue-numbering="true">
                    <text:list-item>
                      <text:h text:style-name="P45" text:outline-level="4">Show error lines</text:h>
                    </text:list-item>
                  </text:list>
                </text:list-item>
              </text:list>
            </text:list-item>
          </text:list>
        </text:list-item>
      </text:list>
      <text:p text:style-name="Standard">This option will show you all lines of the Log Text that contain the word ERROR (lower- or</text:p>
      <text:p text:style-name="Standard">uppercase). You can then choose to edit the source step of the error.</text:p>
      <text:list text:style-name="Numbering_20_1" text:continue-numbering="true">
        <text:list-item>
          <text:list text:continue-numbering="true">
            <text:list-item>
              <text:list text:continue-numbering="true">
                <text:list-item>
                  <text:list text:continue-numbering="true">
                    <text:list-item>
                      <text:h text:style-name="P45"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45" text:outline-level="4">Log Settings</text:h>
                    </text:list-item>
                  </text:list>
                </text:list-item>
              </text:list>
            </text:list-item>
          </text:list>
        </text:list-item>
      </text:list>
      <text:p text:style-name="Standard"><draw:frame draw:style-name="fr29" draw:name="Afbeeldingen272" text:anchor-type="char" svg:x="1.27cm" svg:y="0.635cm" svg:width="9.075cm" svg:height="3.651cm" draw:z-index="38"><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228">Nothing: <text:tab/>Don’t show any output</text:p>
        </text:list-item>
        <text:list-item>
          <text:p text:style-name="P228">Error: <text:tab/><text:tab/>Only show errors</text:p>
        </text:list-item>
        <text:list-item>
          <text:p text:style-name="P228">Minimal: <text:tab/>Only use minimal logging</text:p>
        </text:list-item>
        <text:list-item>
          <text:p text:style-name="P228">Basic: <text:tab/><text:tab/>This is the default basic logging level</text:p>
        </text:list-item>
        <text:list-item>
          <text:p text:style-name="P228">Detailed: <text:tab/>Give detailed logging output</text:p>
        </text:list-item>
        <text:list-item>
          <text:p text:style-name="P229"><text:span text:style-name="T7">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45" text:outline-level="4">Hide inactive</text:h>
                    </text:list-item>
                  </text:list>
                </text:list-item>
              </text:list>
            </text:list-item>
          </text:list>
        </text:list-item>
      </text:list>
      <text:p text:style-name="Standard">Checking this hides all steps that finished processing.</text:p>
      <text:list text:style-name="Numbering_20_1" text:continue-numbering="true">
        <text:list-item>
          <text:list text:continue-numbering="true">
            <text:list-item>
              <text:list text:continue-numbering="true">
                <text:list-item>
                  <text:list text:continue-numbering="true">
                    <text:list-item>
                      <text:h text:style-name="P45" text:outline-level="4">Safe mode</text:h>
                    </text:list-item>
                  </text:list>
                </text:list-item>
              </text:list>
            </text:list-item>
          </text:list>
        </text:list-item>
      </text:list>
      <text:p text:style-name="Standard">Places the transformation in Safe Mode. Additional row checking is enabled at runtime, see also:</text:p>
      <text:p text:style-name="Standard"><text:a xlink:type="simple" xlink:href="#_2.20._Safe_mode"><text:span text:style-name="T3">2.20. Safe mode</text:span></text:a></text:p>
      <text:p text:style-name="Standard"><text:a xlink:type="simple" xlink:href="#_2.20._Safe_mode"><text:span text:style-name="T3"/></text:a></text:p>
      <text:p text:style-name="P17"><text:span text:style-name="T35"/></text:p>
      <text:list text:style-name="Numbering_20_1" text:continue-numbering="true">
        <text:list-item>
          <text:list text:continue-numbering="true">
            <text:list-item>
              <text:list text:continue-numbering="true">
                <text:list-item>
                  <text:h text:style-name="P35" text:outline-level="3">Job Buttons</text:h>
                  <text:list>
                    <text:list-item>
                      <text:h text:style-name="P45" text:outline-level="4">Start job</text:h>
                    </text:list-item>
                  </text:list>
                </text:list-item>
              </text:list>
            </text:list-item>
          </text:list>
        </text:list-item>
      </text:list>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45" text:outline-level="4">Stop job</text:h>
                    </text:list-item>
                  </text:list>
                </text:list-item>
              </text:list>
            </text:list-item>
          </text:list>
        </text:list-item>
      </text:list>
      <text:p text:style-name="Standard">This button stops a running job.</text:p>
      <text:list text:style-name="Numbering_20_1" text:continue-numbering="true">
        <text:list-item>
          <text:list text:continue-numbering="true">
            <text:list-item>
              <text:list text:continue-numbering="true">
                <text:list-item>
                  <text:list text:continue-numbering="true">
                    <text:list-item>
                      <text:h text:style-name="P45" text:outline-level="4">Refresh log</text:h>
                    </text:list-item>
                  </text:list>
                </text:list-item>
              </text:list>
            </text:list-item>
          </text:list>
        </text:list-item>
      </text:list>
      <text:p text:style-name="Standard">Refreshes the log window.</text:p>
      <text:list text:style-name="Numbering_20_1" text:continue-numbering="true">
        <text:list-item>
          <text:list text:continue-numbering="true">
            <text:list-item>
              <text:list text:continue-numbering="true">
                <text:list-item>
                  <text:list text:continue-numbering="true">
                    <text:list-item>
                      <text:h text:style-name="P45"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45" text:outline-level="4">Log Settings</text:h>
                    </text:list-item>
                  </text:list>
                </text:list-item>
              </text:list>
            </text:list-item>
          </text:list>
        </text:list-item>
      </text:list>
      <text:p text:style-name="Standard"><draw:frame draw:style-name="fr29" draw:name="Afbeeldingen273" text:anchor-type="char" svg:x="1.27cm" svg:y="0.653cm" svg:width="9.075cm" svg:height="3.651cm" draw:z-index="39"><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230">Error: <text:tab/><text:tab/>Only show errors</text:p>
        </text:list-item>
        <text:list-item>
          <text:p text:style-name="P230">Nothing: <text:tab/>Don’t show any output</text:p>
        </text:list-item>
        <text:list-item>
          <text:p text:style-name="P230">Minimal: <text:tab/>Only use minimal logging</text:p>
        </text:list-item>
        <text:list-item>
          <text:p text:style-name="P231"><text:span text:style-name="T7">Basic: <text:tab/><text:tab/>This is the default bas</text:span>ic logging level</text:p>
        </text:list-item>
        <text:list-item>
          <text:p text:style-name="P230">Detailed: <text:tab/>Give detailed logging output</text:p>
        </text:list-item>
        <text:list-item>
          <text:p text:style-name="P230">Debug: <text:tab/><text:tab/>For debugging purposes, very detailed output.</text:p>
        </text:list-item>
        <text:list-item>
          <text:p text:style-name="P230">Row level:<text:tab/>Logging at a row level, this can generate a lot of data.</text:p>
        </text:list-item>
      </text:list>
      <text:p text:style-name="Standard"/>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45" text:outline-level="4">Auto-refresh</text:h>
                    </text:list-item>
                  </text:list>
                </text:list-item>
              </text:list>
            </text:list-item>
          </text:list>
        </text:list-item>
      </text:list>
      <text:p text:style-name="Standard">If you rather not have the logging window updating all the time you can disable this option. You might want to do this when you're using a remote desktop (VNC, X11) over a slow network connection.</text:p>
      <text:list text:style-name="Numbering_20_1" text:continue-numbering="true">
        <text:list-item>
          <text:h text:style-name="P48" text:outline-level="1">Grids</text:h>
          <text:list>
            <text:list-item>
              <text:h text:style-name="P18" text:outline-level="2">Description</text:h>
            </text:list-item>
          </text:list>
        </text:list-item>
      </text:list>
      <text:p text:style-name="Standard">Grids are used everywhere in Spoon &amp; Kettle. They are used to enter or display information.</text:p>
      <text:list text:style-name="Numbering_20_1" text:continue-numbering="true">
        <text:list-item>
          <text:list text:continue-numbering="true">
            <text:list-item>
              <text:h text:style-name="P18" text:outline-level="2">Functions</text:h>
            </text:list-item>
          </text:list>
        </text:list-item>
      </text:list>
      <text:p text:style-name="Standard">Most of the functions available in a grid (that is not read-only) are available by right clicking with the mouse on a grid:</text:p>
      <text:list text:style-name="WW8Num93">
        <text:list-item>
          <text:p text:style-name="P232">Insert before this row: Inserts an empty row before the row you clicked on.</text:p>
        </text:list-item>
        <text:list-item>
          <text:p text:style-name="P232">Insert after this row: Inserts an empty row after the row you clicked on.</text:p>
        </text:list-item>
        <text:list-item>
          <text:p text:style-name="P233"><text:span text:style-name="T7">Move the row up: Move the row you clicked on up. The keyboard shortcut for this is CTRL-</text:span>UP</text:p>
        </text:list-item>
        <text:list-item>
          <text:p text:style-name="P233"><text:span text:style-name="T7">Move the row down: Move the row you clicked on down. The keyboard shortcut for this is </text:span>CTRL-DOWN.</text:p>
        </text:list-item>
        <text:list-item>
          <text:p text:style-name="P233"><text:span text:style-name="T7">Optimal column size including header: Resize all columns so that it displays all values </text:span>completely, including the header. The keyboard shortcut for this function is function key F3.</text:p>
        </text:list-item>
        <text:list-item>
          <text:p text:style-name="P233"><text:span text:style-name="T7">Optimal column size excluding header: Resize all columns so that it displays all values </text:span>completely. The keyboard shortcut for this function is function key F4.</text:p>
        </text:list-item>
        <text:list-item>
          <text:p text:style-name="P233"><text:span text:style-name="T7">Clear all: Clears all information in the grid. You will be as</text:span>ked to confirm this operation.</text:p>
        </text:list-item>
        <text:list-item>
          <text:p text:style-name="P232">Select all rows: Selects all rows in the grid. The keyboard shortcut for this function is CTRL-A.</text:p>
        </text:list-item>
        <text:list-item>
          <text:p text:style-name="P233"><text:span text:style-name="T7">Clear selection: Clears the selection of rows in the grid. The keyboard shortcut for this function </text:span>is ESC.</text:p>
        </text:list-item>
        <text:list-item>
          <text:p text:style-name="P233"><text:span text:style-name="T7">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233"><text:span text:style-name="T7">Paste clipboard to table: Insert the lines that are on the clipboard to the grid, right after the line </text:span>on which you clicked. The keyboard shortcut for this function is CTRL-V.</text:p>
        </text:list-item>
        <text:list-item>
          <text:p text:style-name="P233"><text:span text:style-name="T7">Cut selected lines: Copies the selected lines to the clipboard in a textual </text:span>representation. After that, the lines are deleted from the grid. The keyboard shortcut for this function is CTRL-X.</text:p>
        </text:list-item>
        <text:list-item>
          <text:p text:style-name="P233"><text:span text:style-name="T7">Delete selected lines: Deletes all selected lines from the grid. The keyboard shortcut for this </text:span>function is DEL.</text:p>
        </text:list-item>
        <text:list-item>
          <text:p text:style-name="P233"><text:span text:style-name="T7">Keep only selected lines: If there are more lines to delete then there are to keep, simply select </text:span>the lines you want to keep and use this function. They keyboard shortcut for this function is CTRL-K.</text:p>
        </text:list-item>
        <text:list-item>
          <text:p text:style-name="P233"><text:span text:style-name="T7">Copy field values to all rows: If all rows in the gr</text:span>id need to have the same value for a certain column, you can use this function to do this.</text:p>
        </text:list-item>
        <text:list-item>
          <text:p text:style-name="P232">Undo: Undo the previous grid operation. The keyboard shortcut for this function is CTRL-Z.</text:p>
        </text:list-item>
        <text:list-item>
          <text:p text:style-name="P233"><text:span text:style-name="T7">Redo: Redo the next grid operation. The keyboard shortcut for this fun</text:span>ction is CTRL-Y.</text:p>
        </text:list-item>
      </text:list>
      <text:list text:style-name="Numbering_20_1" text:continue-numbering="true">
        <text:list-item>
          <text:list text:continue-numbering="true">
            <text:list-item>
              <text:h text:style-name="P18" text:outline-level="2">Navigating</text:h>
            </text:list-item>
          </text:list>
        </text:list-item>
      </text:list>
      <text:p text:style-name="Standard">If you click on a cell in a grid, you can edit this field.</text:p>
      <text:p text:style-name="Standard">After pressing enter, you can navigate the grid by using the cursor keys.</text:p>
      <text:p text:style-name="Standard">Pressing enter again allows you to edit a field.</text:p>
      <text:list text:style-name="Numbering_20_1" text:continue-numbering="true">
        <text:list-item>
          <text:h text:style-name="P48" text:outline-level="1">Repository Explorer</text:h>
          <text:list>
            <text:list-item>
              <text:h text:style-name="P18" text:outline-level="2">Description</text:h>
            </text:list-item>
          </text:list>
        </text:list-item>
      </text:list>
      <text:p text:style-name="Standard">The repository Explorer shows you a tree view on the database repository to which you are connected. It allows you to examine and modify the content from the repository including:</text:p>
      <text:list text:style-name="WW8Num79">
        <text:list-item>
          <text:p text:style-name="P234">Connections</text:p>
        </text:list-item>
        <text:list-item>
          <text:p text:style-name="P234">Partition Schemas</text:p>
        </text:list-item>
        <text:list-item>
          <text:p text:style-name="P234">Slave servers</text:p>
        </text:list-item>
        <text:list-item>
          <text:p text:style-name="P234">Clusters</text:p>
        </text:list-item>
        <text:list-item>
          <text:p text:style-name="P234">Transformations </text:p>
        </text:list-item>
      </text:list>
      <text:p text:style-name="Standard">You can also click on the column header to sort content by name, object type, user or changed date.</text:p>
      <text:list text:style-name="Numbering_20_1" text:continue-numbering="true">
        <text:list-item>
          <text:list text:continue-numbering="true">
            <text:list-item>
              <text:h text:style-name="P18" text:outline-level="2"><draw:frame draw:style-name="fr29" draw:name="Afbeeldingen274" text:anchor-type="char" svg:x="1.27cm" svg:y="1.094cm" svg:width="11.748cm" svg:height="7.281cm" draw:z-index="66"><draw:image xlink:href="Pictures/1000000000000305000001E0DF0E043E.png" xlink:type="simple" xlink:show="embed" xlink:actuate="onLoad"/></draw:frame>Screenshot</text:h>
              <text:p text:style-name="P16"/>
            </text:list-item>
          </text:list>
        </text:list-item>
      </text:list>
      <text:p text:style-name="P17"/>
      <text:list text:style-name="Numbering_20_1" text:continue-numbering="true">
        <text:list-item>
          <text:list text:continue-numbering="true">
            <text:list-item>
              <text:h text:style-name="P18" text:outline-level="2">Right click functions</text:h>
            </text:list-item>
          </text:list>
        </text:list-item>
      </text:list>
      <text:p text:style-name="Standard">Right clicking on an object in the repository will bring up basic functions such as open, delete and rename objects.</text:p>
      <text:list text:style-name="Numbering_20_1" text:continue-numbering="true">
        <text:list-item>
          <text:list text:continue-numbering="true">
            <text:list-item>
              <text:h text:style-name="P18" text:outline-level="2">Backup / Recovery</text:h>
            </text:list-item>
          </text:list>
        </text:list-item>
      </text:list>
      <text:p text:style-name="Standard"><draw:frame draw:style-name="fr29" draw:name="Afbeeldingen275" text:anchor-type="char" svg:x="1.27cm" svg:y="1.035cm" svg:width="9.155cm" svg:height="3.043cm" draw:z-index="67"><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4">NOTE:</text:span> <text:span text:style-name="T5">you can restore the objects from a backed up repository anywhere in the target repository directory tree.</text:span></text:p>
      <text:list text:style-name="Numbering_20_1" text:continue-numbering="true">
        <text:list-item>
          <text:h text:style-name="P48" text:outline-level="1">Shared objects</text:h>
        </text:list-item>
      </text:list>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235">Database connections</text:p>
        </text:list-item>
        <text:list-item>
          <text:p text:style-name="P235">Steps</text:p>
        </text:list-item>
        <text:list-item>
          <text:p text:style-name="P235">Slave servers</text:p>
        </text:list-item>
        <text:list-item>
          <text:p text:style-name="P235">Partition schemas</text:p>
        </text:list-item>
        <text:list-item>
          <text:p text:style-name="P235">Cluster schemas</text:p>
        </text:list-item>
      </text:list>
      <text:p text:style-name="Standard">To share one of these objects, simply right-click on the object in the tree control on the left and choose “share”. <text:s/></text:p>
      <text:p text:style-name="Standard"><draw:frame draw:style-name="fr29" draw:name="Afbeeldingen276" text:anchor-type="char" svg:x="1.351cm" svg:y="0.423cm" svg:width="5.186cm" svg:height="5.784cm" draw:z-index="372"><draw:image xlink:href="Pictures/2000000700001E49000021BC2D3CB3E0.wmf" xlink:type="simple" xlink:show="embed" xlink:actuate="onLoad"/></draw:frame></text:p>
      <text:p text:style-name="P10"/>
      <text:p text:style-name="Standard"><text:s/>The location of the shared objects file is configurable on the “Miscellaneous” tab of the <text:s/>Transformation|Settings dialog:</text:p>
      <text:p text:style-name="Standard"><draw:frame draw:style-name="fr29" draw:name="Afbeeldingen277" text:anchor-type="char" svg:x="1.49cm" svg:y="0.217cm" svg:width="11.441cm" svg:height="5.013cm" draw:z-index="371"><draw:image xlink:href="Pictures/2000000700003742000018257538C0EA.wmf" xlink:type="simple" xlink:show="embed" xlink:actuate="onLoad"/></draw:frame></text:p>
      <text:p text:style-name="Standard"/>
      <text:p text:style-name="P5"/>
      <text:list text:style-name="Numbering_20_1" text:continue-numbering="true">
        <text:list-item>
          <text:h text:style-name="P48" text:outline-level="1">APENDIX A</text:h>
        </text:list-item>
      </text:list>
      <text:p text:style-name="P236">GNU LESSER GENERAL PUBLIC LICENSE</text:p>
      <text:p text:style-name="P236">Version 2.1, February 1999</text:p>
      <text:p text:style-name="P237"/>
      <text:p text:style-name="P237">Copyright (C) 1991, 1999 Free Software Foundation, Inc.</text:p>
      <text:p text:style-name="P237">51 Franklin St, Fifth Floor, Boston, MA 02110-1301 USA</text:p>
      <text:p text:style-name="P237">Everyone is permitted to copy and distribute verbatim copies of this license document, but changing it is not allowed.</text:p>
      <text:p text:style-name="P237"/>
      <text:p text:style-name="P237">[This is the first released version of the Lesser GPL. It also counts as the successor of the GNU Library Public License, version 2, hence the version number 2.1.]</text:p>
      <text:p text:style-name="P237"/>
      <text:p text:style-name="P236">Preamble</text:p>
      <text:p text:style-name="P237">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237"/>
      <text:p text:style-name="P237">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237"/>
      <text:p text:style-name="P237">When we speak of free software, we are referring to freedom of use, not price. Our General Public Licenses are designed to make sure that you have the freedom to distribute copies of free software (and charge</text:p>
      <text:p text:style-name="P237">for this service if you wish); that you receive source code or can get it if you want it; that you can change the software and use pieces of it in new free programs; and that you are informed that you can do these things.</text:p>
      <text:p text:style-name="P237"/>
      <text:p text:style-name="P237">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237"/>
      <text:p text:style-name="P237">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237"/>
      <text:p text:style-name="P237">We protect your rights with a two-step method: (1) we copyright the library, and (2) we offer you this license, which gives you legal permission to copy, distribute and/or modify the library. </text:p>
      <text:p text:style-name="P237"/>
      <text:p text:style-name="P237">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237"/>
      <text:p text:style-name="P237">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237"/>
      <text:p text:style-name="P237">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237"/>
      <text:p text:style-name="P237">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237"/>
      <text:p text:style-name="P237">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237">libraries. However, the Lesser license provides advantages in certain special circumstances.</text:p>
      <text:p text:style-name="P237"/>
      <text:p text:style-name="P237">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237"/>
      <text:p text:style-name="P237">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237"/>
      <text:p text:style-name="P237">Although the Lesser General Public License is Less protective of the users' freedom, it does ensure that the user of a program that is linked with the Library has the freedom and the wherewithal to run that program using a modified version of the Library.</text:p>
      <text:p text:style-name="P237"/>
      <text:p text:style-name="P237">The precise terms and conditions for copying, distribution and modification follow. Pay close attention to the difference between a= </text:p>
      <text:p text:style-name="P237">"work based on the library" and a "work that uses the library". The former contains code derived from the library, whereas the latter must be combined with the library in order to run.</text:p>
      <text:p text:style-name="P237"/>
      <text:p text:style-name="P236">GNU LESSER GENERAL PUBLIC LICENSE</text:p>
      <text:p text:style-name="P236">TERMS AND CONDITIONS FOR COPYING, DISTRIBUTION AND MODIFICATION</text:p>
      <text:p text:style-name="P237">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237"/>
      <text:p text:style-name="P237">A "library" means a collection of software functions and/or data prepared so as to be conveniently linked with application programs(which use some of those functions and data) to form executables. </text:p>
      <text:p text:style-name="P237"/>
      <text:p text:style-name="P237">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237"/>
      <text:p text:style-name="P237">"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237"/>
      <text:p text:style-name="P237">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237"/>
      <text:p text:style-name="P237">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237"/>
      <text:p text:style-name="P237">You may charge a fee for the physical act of transferring a copy, and you may at your option offer warranty protection in exchange for afee.</text:p>
      <text:p text:style-name="P237"/>
      <text:p text:style-name="P237">2. You may modify your copy or copies of the Library or any portion of it, thus forming a work based on the Library, and copy and distribute such modifications or work under the terms of Section 1 above, provided that you also meet all of these conditions:</text:p>
      <text:p text:style-name="P238">a) The modified work must itself be a software library.</text:p>
      <text:p text:style-name="P238">b) You must cause the files modified to carry prominent notices stating that you changed the files and the date of any change.</text:p>
      <text:p text:style-name="P238">c) You must cause the whole of the work to be licensed at no charge to all third parties under the terms of this License.</text:p>
      <text:p text:style-name="P238">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237"/>
      <text:p text:style-name="P238">(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237"/>
      <text:p text:style-name="P237">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237">this License, whose permissions for other licensees extend to the entire whole, and thus to each and every part regardless of who wrote it.</text:p>
      <text:p text:style-name="P237"/>
      <text:p text:style-name="P237">Thus, it is not the intent of this section to claim rights or contest your rights to work written entirely by you; rather, the intent is to exercise the right to control the distribution of derivative or collective works based on the Library.</text:p>
      <text:p text:style-name="P237">In addition, mere aggregation of another work not based on the Library with the Library (or with a work based on the Library) on a volume of a storage or distribution medium does not bring the other work under the scope of this License.</text:p>
      <text:p text:style-name="P237"/>
      <text:p text:style-name="P237">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237"/>
      <text:p text:style-name="P237">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237"/>
      <text:p text:style-name="P237">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237">medium customarily used for software interchange.If distribution of object code is made by offering access to copy</text:p>
      <text:p text:style-name="P237">from a designated place, then offering equivalent access to copy the source code from the same place satisfies the requirement to distribute the source code, even though third parties are not compelled to copy the source along with the object code.</text:p>
      <text:p text:style-name="P237"/>
      <text:p text:style-name="P237">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237"/>
      <text:p text:style-name="P237">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237"/>
      <text:p text:style-name="P237">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237"/>
      <text:p text:style-name="P237">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237"/>
      <text:p text:style-name="P237">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237"/>
      <text:p text:style-name="P237">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237"/>
      <text:p text:style-name="P237">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237">directing the user to the copy of this License. Also, you must do one of these things:</text:p>
      <text:p text:style-name="P237"/>
      <text:p text:style-name="P238">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238"/>
      <text:p text:style-name="P238">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238"/>
      <text:p text:style-name="P238">c) Accompany the work with a written offer, valid for at least three years, to give the same user the materials specified in Subsection 6a, above, for a charge no more than the cost of performing this distribution. </text:p>
      <text:p text:style-name="P238"/>
      <text:p text:style-name="P238">d) If distribution of the work is made by offering access to copy from a designated place, offer equivalent access to copy the above specified materials from the same place.</text:p>
      <text:p text:style-name="P238"/>
      <text:p text:style-name="P238">e) Verify that the user has already received a copy of these materials or that you have already sent this user a copy. </text:p>
      <text:p text:style-name="P237"/>
      <text:p text:style-name="P237">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237"/>
      <text:p text:style-name="P237">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237"/>
      <text:p text:style-name="P237">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237"/>
      <text:p text:style-name="P237">a) Accompany the combined library with a copy of the same work based on the Library, uncombined with any other library facilities. This must be distributed under the terms of the Sections above.</text:p>
      <text:p text:style-name="P237"/>
      <text:p text:style-name="P237">b) Give prominent notice with the combined library of the fact that part of it is a work based on the Library, and explaining where to find the accompanying uncombined form of the same work.</text:p>
      <text:p text:style-name="P237"/>
      <text:p text:style-name="P237">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237"/>
      <text:p text:style-name="P237">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237">the Library or works based on it.</text:p>
      <text:p text:style-name="P237"/>
      <text:p text:style-name="P237">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237">You are not responsible for enforcing compliance by third parties with this License.</text:p>
      <text:p text:style-name="P237"/>
      <text:p text:style-name="P237">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237"/>
      <text:p text:style-name="P237">If any portion of this section is held invalid or unenforceable under any particular circumstance, the balance of the section is intended to apply, and the section as a whole is intended to apply in other circumstances. </text:p>
      <text:p text:style-name="P237"/>
      <text:p text:style-name="P237">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237"/>
      <text:p text:style-name="P237">This section is intended to make thoroughly clear what is believed to be a consequence of the rest of this License.</text:p>
      <text:p text:style-name="P237"/>
      <text:p text:style-name="P237">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237">excluded. In such case, this License incorporates the limitation as if written in the body of this License.</text:p>
      <text:p text:style-name="P237"/>
      <text:p text:style-name="P237">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237"/>
      <text:p text:style-name="P237">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237">decision will be guided by the two goals of preserving the free status of all derivatives of our free software and of promoting the sharing and reuse of software generally.</text:p>
      <text:p text:style-name="P237"/>
      <text:p text:style-name="P236">NO WARRANTY</text:p>
      <text:p text:style-name="P237">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237">PURPOSE. THE ENTIRE RISK AS TO THE QUALITY AND PERFORMANCE OF THE LIBRARY IS WITH YOU. SHOULD THE LIBRARY PROVE DEFECTIVE, YOU ASSUME THE COST OF ALL NECESSARY SERVICING, REPAIR OR CORRECTION.</text:p>
      <text:p text:style-name="P237"/>
      <text:p text:style-name="P237">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237"/>
      <text:p text:style-name="P236">END OF TERMS AND CONDITIONS</text:p>
      <text:p text:style-name="P236"/>
      <text:p text:style-name="P236">How to Apply These Terms to Your New Libraries</text:p>
      <text:p text:style-name="P237">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237"/>
      <text:p text:style-name="P237">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237"/>
      <text:p text:style-name="P238">&lt;one line to give the library's name and a brief idea of what it does.&gt;</text:p>
      <text:p text:style-name="P238">Copyright (C) &lt;year&gt; &lt;name of author&gt;</text:p>
      <text:p text:style-name="P238"/>
      <text:p text:style-name="P238">This library is free software; you can redistribute it and/or modify it under the terms of the GNU Lesser General Public</text:p>
      <text:p text:style-name="P238">License as published by the Free Software Foundation; either version 2.1 of the License, or (at your option) any later version.</text:p>
      <text:p text:style-name="P238"/>
      <text:p text:style-name="P238">This library is distributed in the hope that it will be useful, but WITHOUT ANY WARRANTY; without even the implied warranty of MERCHANTABILITY or FITNESS FOR A PARTICULAR PURPOSE. See the GNU</text:p>
      <text:p text:style-name="P238">Lesser General Public License for more details.</text:p>
      <text:p text:style-name="P238"/>
      <text:p text:style-name="P238">You should have received a copy of the GNU Lesser General Public License along with this library; if not, write to the Free Software Foundation, Inc., 51 Franklin St, Fifth Floor, Boston, MA 02110-1301 USA</text:p>
      <text:p text:style-name="P237"/>
      <text:p text:style-name="P237">Also add information on how to contact you by electronic and paper mail.</text:p>
      <text:p text:style-name="P237"/>
      <text:p text:style-name="P237">You should also get your employer (if you work as a programmer) or your school, if any, to sign a "copyright disclaimer" for the library, if necessary. Here is a sample; alter the names:</text:p>
      <text:p text:style-name="P237"/>
      <text:p text:style-name="P238">Yoyodyne, Inc., hereby disclaims all copyright interest in the library `Frob' (a library for tweaking knobs) written by James Random Hacker.</text:p>
      <text:p text:style-name="P238"/>
      <text:p text:style-name="P238">&lt;signature of Ty Coon&gt;, 1 April 1990</text:p>
      <text:p text:style-name="P238">Ty Coon, President of Vice</text:p>
      <text:p text:style-name="P237"/>
      <text:p text:style-name="P237">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Arial Bold" svg:font-family="'Arial Bold'"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margin-top="0.52cm" fo:margin-bottom="0.409cm" fo:line-height="0.589cm" fo:text-indent="0cm" style:auto-text-indent="false" fo:keep-with-next="always">
        <style:tab-stops/>
      </style:paragraph-propertie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Heading_20_1"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class="text" style:default-outline-level="3">
      <style:paragraph-properties fo:margin-top="0.12cm" fo:margin-bottom="0.21cm" fo:keep-with-next="always"/>
      <style:text-properties fo:color="#869c00" fo:font-size="11pt" style:font-size-asian="11pt" style:font-name-complex="Tahoma" style:font-weight-complex="bold"/>
    </style:style>
    <style:style style:name="Heading_20_4" style:display-name="Heading 4" style:family="paragraph" style:parent-style-name="Heading_20_3" style:next-style-name="Standard" style:class="text" style:default-outline-level="4">
      <style:paragraph-properties fo:margin-top="0.319cm" fo:margin-bottom="0.011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Heading_20_4" style:next-style-name="Standard" style:class="text" style:master-page-name="" style:default-outline-level="5">
      <style:paragraph-properties fo:margin-top="0.12cm" fo:margin-bottom="0.109cm" fo:line-height="0.49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master-page-name="">
      <style:paragraph-properties fo:background-color="transparent" style:shadow="none">
        <style:tab-stops/>
        <style:background-image/>
      </style:paragraph-properties>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1.371cm" fo:margin-right="0cm" fo:line-height="100%" fo:text-indent="0cm" style:auto-text-indent="false" style:shadow="none"/>
      <style:text-properties fo:font-size="8pt" fo:font-style="italic" style:text-underline-style="dotted" style:text-underline-width="auto" style:text-underline-color="font-color" fo:font-weight="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1" style:font-name-complex="Courier New1"/>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1" fo:font-size="10pt" style:font-size-asian="10pt" style:font-name-complex="Courier New1"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1" fo:font-size="10pt" fo:language="en" fo:country="US" style:font-name-asian="Times New Roman" style:font-size-asian="10pt" style:font-name-complex="Courier New1"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1" style:font-name-complex="Courier New1"/>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1" style:font-name-complex="Courier New1"/>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1" style:font-name-complex="Courier New1"/>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1" style:font-name-complex="Courier New1"/>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1" style:font-name-complex="Courier New1"/>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1" style:font-name-complex="Courier New1"/>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1" style:font-name-complex="Courier New1"/>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1" style:font-name-complex="Courier New1"/>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1" style:font-name-complex="Courier New1"/>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1" style:font-name-complex="Courier New1"/>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1" style:font-name-complex="Courier New1"/>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1" style:font-name-complex="Courier New1"/>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1" style:font-name-complex="Courier New1"/>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1" style:font-name-complex="Courier New1"/>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1" style:font-name-complex="Courier New1"/>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1" style:font-name-complex="Courier New1"/>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1" style:font-name-complex="Courier New1"/>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1" style:font-name-complex="Courier New1"/>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1" style:font-name-complex="Courier New1"/>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1" style:font-name-complex="Courier New1"/>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1" style:font-name-complex="Courier New1"/>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1" style:font-name-complex="Courier New1"/>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1" style:font-name-complex="Courier New1"/>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1" style:font-name-complex="Courier New1"/>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1" style:font-name-complex="Courier New1"/>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1" style:font-name-complex="Courier New1"/>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1" style:font-name-complex="Courier New1"/>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1" style:font-name-complex="Courier New1"/>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1" style:font-name-complex="Courier New1"/>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1" style:font-name-complex="Courier New1"/>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1" style:font-name-complex="Courier New1"/>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1" style:font-name-complex="Courier New1"/>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1" style:font-name-complex="Courier New1"/>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1" style:font-name-complex="Courier New1"/>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1" style:font-name-complex="Courier New1"/>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1" style:font-name-complex="Courier New1"/>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1" style:font-name-complex="Courier New1"/>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1" style:font-name-complex="Courier New1"/>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1" style:font-name-complex="Courier New1"/>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1" style:font-name-complex="Courier New1"/>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1" style:font-name-complex="Courier New1"/>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1" style:font-name-complex="Courier New1"/>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1" style:font-name-complex="Courier New1"/>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1" style:font-name-complex="Courier New1"/>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1" style:font-name-complex="Courier New1"/>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1" style:font-name-complex="Courier New1"/>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1" style:font-name-complex="Courier New1"/>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1" style:font-name-complex="Courier New1"/>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1" style:font-name-complex="Courier New1"/>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1" style:font-name-complex="Courier New1"/>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1" style:font-name-complex="Courier New1"/>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1" style:font-name-complex="Courier New1"/>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1" style:font-name-complex="Courier New1"/>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1" style:font-name-complex="Courier New1"/>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1" style:font-name-complex="Courier New1"/>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1" style:font-name-complex="Courier New1"/>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1" style:font-name-complex="Courier New1"/>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1" style:font-name-complex="Courier New1"/>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min-label-distance="0.199cm"/>
      </text:list-level-style-number>
      <text:list-level-style-number text:level="2" text:style-name="Numbering_20_Symbols" style:num-suffix=". " style:num-format="1" text:display-levels="2">
        <style:list-level-properties text:space-before="0.501cm" text:min-label-width="0.499cm" text:min-label-distance="0.199cm"/>
      </text:list-level-style-number>
      <text:list-level-style-number text:level="3" text:style-name="Numbering_20_Symbols" style:num-suffix=". " style:num-format="1" text:display-levels="3">
        <style:list-level-properties text:space-before="1cm" text:min-label-width="0.499cm" text:min-label-distance="0.199cm"/>
      </text:list-level-style-number>
      <text:list-level-style-number text:level="4" text:style-name="Numbering_20_Symbols" style:num-suffix=". " style:num-format="1" text:display-levels="4">
        <style:list-level-properties text:space-before="1.501cm" text:min-label-width="0.499cm" text:min-label-distance="0.199cm"/>
      </text:list-level-style-number>
      <text:list-level-style-number text:level="5" text:style-name="Numbering_20_Symbols" style:num-suffix=". " style:num-format="1" text:display-levels="5">
        <style:list-level-properties text:space-before="2cm" text:min-label-width="0.499cm" text:min-label-distance="0.199cm"/>
      </text:list-level-style-number>
      <text:list-level-style-number text:level="6" text:style-name="Numbering_20_Symbols" style:num-suffix=". " style:num-format="1" text:display-levels="5">
        <style:list-level-properties text:space-before="2.501cm" text:min-label-width="0.499cm" text:min-label-distance="0.199cm"/>
      </text:list-level-style-number>
      <text:list-level-style-number text:level="7" text:style-name="Numbering_20_Symbols" style:num-suffix=". " style:num-format="1" text:display-levels="5">
        <style:list-level-properties text:space-before="3.001cm" text:min-label-width="0.499cm" text:min-label-distance="0.199cm"/>
      </text:list-level-style-number>
      <text:list-level-style-number text:level="8" text:style-name="Numbering_20_Symbols" style:num-suffix=". " style:num-format="1" text:display-levels="5">
        <style:list-level-properties text:space-before="3.502cm" text:min-label-width="0.499cm" text:min-label-distance="0.199cm"/>
      </text:list-level-style-number>
      <text:list-level-style-number text:level="9" text:style-name="Numbering_20_Symbols" style:num-suffix=". " style:num-format="1" text:display-levels="5">
        <style:list-level-properties text:space-before="4.001cm" text:min-label-width="0.499cm" text:min-label-distance="0.199cm"/>
      </text:list-level-style-number>
      <text:list-level-style-number text:level="10" text:style-name="Numbering_20_Symbols" style:num-suffix=". " style:num-format="1" text:display-levels="5">
        <style:list-level-properties text:space-before="4.502cm" text:min-label-width="0.499cm" text:min-label-distance="0.1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text:display-levels="2">
        <style:list-level-properties text:space-before="0.499cm" text:min-label-width="0.499cm"/>
      </text:list-level-style-number>
      <text:list-level-style-number text:level="3" text:style-name="Numbering_20_Symbols" style:num-format="1" text:start-value="3" text:display-levels="3">
        <style:list-level-properties text:space-before="0.998cm" text:min-label-width="1cm"/>
      </text:list-level-style-number>
      <text:list-level-style-number text:level="4" text:style-name="Numbering_20_Symbols" style:num-format="1" text:start-value="4" text:display-levels="4">
        <style:list-level-properties text:space-before="1.998cm" text:min-label-width="1.251cm"/>
      </text:list-level-style-number>
      <text:list-level-style-number text:level="5" text:style-name="Numbering_20_Symbols" style:num-format="1" text:start-value="5" text:display-levels="5">
        <style:list-level-properties text:space-before="3.249cm" text:min-label-width="1.499cm"/>
      </text:list-level-style-number>
      <text:list-level-style-number text:level="6" text:style-name="Numbering_20_Symbols" style:num-format="1" text:start-value="6" text:display-levels="5">
        <style:list-level-properties text:space-before="4.748cm" text:min-label-width="1.801cm"/>
      </text:list-level-style-number>
      <text:list-level-style-number text:level="7" text:style-name="Numbering_20_Symbols" style:num-format="1" text:start-value="7" text:display-levels="5">
        <style:list-level-properties text:space-before="6.549cm" text:min-label-width="2.3cm"/>
      </text:list-level-style-number>
      <text:list-level-style-number text:level="8" text:style-name="Numbering_20_Symbols" style:num-format="1" text:start-value="8" text:display-levels="5">
        <style:list-level-properties text:space-before="8.849cm" text:min-label-width="2.6cm"/>
      </text:list-level-style-number>
      <text:list-level-style-number text:level="9" text:style-name="Numbering_20_Symbols" style:num-format="1" text:start-value="9" text:display-levels="5">
        <style:list-level-properties text:space-before="11.449cm" text:min-label-width="2.801cm"/>
      </text:list-level-style-number>
      <text:list-level-style-number text:level="10" text:style-name="Numbering_20_Symbols" style:num-format="1" text:start-value="10" text:display-levels="5">
        <style:list-level-properties text:space-before="14.25cm" text:min-label-width="3.101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text-properties style:text-position="super 58%" style:font-name="Arial Bold" style:font-size-complex="9pt"/>
    </style:style>
    <style:style style:name="T2" style:family="text" style:parent-style-name="Pentaho_20_Footer_20_Page_20_Title">
      <style:text-properties style:text-position="super 58%"/>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9.7cm" fo:page-height="21.001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1.001cm" fo:page-height="29.7cm" style:num-format="1" style:print-orientation="portrait" fo:margin-top="0.762cm" fo:margin-bottom="0.635cm" fo:margin-left="2.54cm" fo:margin-right="2.54cm" fo:background-color="transparent" style:writing-mode="lr-tb" style:layout-grid-color="#c0c0c0" style:layout-grid-lines="31" style:layout-grid-base-height="0.318cm" style:layout-grid-ruby-height="0.318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13</text:page-number></text:span></text:p>
        <text:p text:style-name="Standard"/>
      </style:footer>
    </style:master-page>
    <style:master-page style:name="First_20_Page" style:display-name="First Page" style:page-layout-name="pm2" style:next-style-name="Standard">
      <style:header>
        <text:p text:style-name="P2"><draw:frame draw:style-name="fr1" draw:name="Pentaho background spiral (Front page)"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May 13</text:span><text:span text:style-name="T2">th</text:span><text:span text:style-name="Pentaho_20_Footer_20_Page_20_Title">,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13</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13</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Pentaho Word Template v03</dc:title>
    <meta:initial-creator>jacornelius</meta:initial-creator>
    <meta:creation-date>2007-01-18T17:36:00</meta:creation-date>
    <dc:creator>Sven Boden</dc:creator>
    <dc:date>2007-07-24T18:06:31</dc:date>
    <meta:print-date>2007-01-24T08:38:00</meta:print-date>
    <dc:language>en-US</dc:language>
    <meta:editing-cycles>150</meta:editing-cycles>
    <meta:editing-duration>P2DT21H20M27S</meta:editing-duration>
    <meta:user-defined meta:name="Info 1"/>
    <meta:user-defined meta:name="Info 2"/>
    <meta:user-defined meta:name="Info 3"/>
    <meta:user-defined meta:name="Info 4"/>
    <meta:document-statistic meta:table-count="65" meta:image-count="326" meta:object-count="0" meta:page-count="235" meta:paragraph-count="4199" meta:word-count="40887" meta:character-count="234515"/>
  </office:meta>
</office:document-meta>
</file>